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48cm" svg:stroke-color="#000000" draw:stroke-linejoin="miter" svg:stroke-linecap="butt" draw:fill="none" fo:padding-top="0.024cm" fo:padding-bottom="0.024cm" fo:padding-left="0.024cm" fo:padding-right="0.024cm"/>
    </style:style>
    <style:style style:name="gr3" style:family="graphic" style:parent-style-name="standard">
      <style:graphic-properties draw:stroke="solid" svg:stroke-width="0.027cm" svg:stroke-color="#0000ff" draw:stroke-linejoin="miter" svg:stroke-linecap="butt" draw:fill="none" fo:padding-top="0.013cm" fo:padding-bottom="0.013cm" fo:padding-left="0.013cm" fo:padding-right="0.013cm"/>
    </style:style>
    <style:style style:name="gr4" style:family="graphic" style:parent-style-name="standard">
      <style:graphic-properties draw:stroke="none" draw:fill="solid" draw:fill-color="#0000ff"/>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01cm" svg:stroke-color="#000000" draw:stroke-linejoin="miter" svg:stroke-linecap="butt" draw:fill="none"/>
    </style:style>
    <style:style style:name="gr7" style:family="graphic" style:parent-style-name="standard">
      <style:graphic-properties draw:stroke="solid" svg:stroke-width="0.041cm" svg:stroke-color="#0000ff" draw:stroke-linejoin="miter" svg:stroke-linecap="butt" draw:fill="none" fo:padding-top="0.02cm" fo:padding-bottom="0.02cm" fo:padding-left="0.02cm" fo:padding-right="0.02cm"/>
    </style:style>
    <style:style style:name="gr8" style:family="graphic" style:parent-style-name="standard">
      <style:graphic-properties draw:stroke="solid" svg:stroke-width="0.065cm" svg:stroke-color="#c0c0c0" draw:stroke-linejoin="round" svg:stroke-linecap="round" draw:fill="none" fo:padding-top="0.032cm" fo:padding-bottom="0.032cm" fo:padding-left="0.032cm" fo:padding-right="0.032cm"/>
    </style:style>
    <style:style style:name="gr9" style:family="graphic" style:parent-style-name="standard">
      <style:graphic-properties draw:stroke="solid" svg:stroke-width="0.023cm" svg:stroke-color="#000000" draw:stroke-linejoin="miter" svg:stroke-linecap="butt" draw:fill="none" fo:padding-top="0.011cm" fo:padding-bottom="0.011cm" fo:padding-left="0.011cm" fo:padding-right="0.011cm"/>
    </style:style>
    <style:style style:name="gr10" style:family="graphic" style:parent-style-name="standard">
      <style:graphic-properties draw:stroke="solid" svg:stroke-width="0.07cm" svg:stroke-color="#c0c0c0" draw:stroke-linejoin="round" svg:stroke-linecap="round" draw:fill="none" fo:padding-top="0.035cm" fo:padding-bottom="0.035cm" fo:padding-left="0.035cm" fo:padding-right="0.035cm"/>
    </style:style>
    <style:style style:name="gr11" style:family="graphic" style:parent-style-name="standard">
      <style:graphic-properties draw:stroke="solid" svg:stroke-width="0.064cm" svg:stroke-color="#c0c0c0" draw:stroke-linejoin="miter" svg:stroke-linecap="butt" draw:fill="none" fo:padding-top="0.032cm" fo:padding-bottom="0.032cm" fo:padding-left="0.032cm" fo:padding-right="0.032cm"/>
    </style:style>
    <style:style style:name="gr12" style:family="graphic" style:parent-style-name="standard">
      <style:graphic-properties draw:stroke="solid" svg:stroke-width="0.065cm" svg:stroke-color="#c0c0c0" draw:stroke-linejoin="miter" svg:stroke-linecap="butt" draw:fill="none" fo:padding-top="0.032cm" fo:padding-bottom="0.032cm" fo:padding-left="0.032cm" fo:padding-right="0.032cm"/>
    </style:style>
    <style:style style:name="gr13" style:family="graphic" style:parent-style-name="standard">
      <style:graphic-properties draw:stroke="none" draw:fill="solid" draw:fill-color="#231f20"/>
    </style:style>
    <style:style style:name="gr14" style:family="graphic" style:parent-style-name="standard">
      <style:graphic-properties draw:stroke="none" draw:fill="solid" draw:fill-color="#f68712"/>
    </style:style>
    <style:style style:name="gr15" style:family="graphic" style:parent-style-name="standard">
      <style:graphic-properties draw:stroke="none" draw:fill="solid" draw:fill-color="#fccf29"/>
    </style:style>
    <style:style style:name="gr16" style:family="graphic" style:parent-style-name="standard">
      <style:graphic-properties draw:stroke="none" draw:fill="solid" draw:fill-color="#e45e1d"/>
    </style:style>
    <style:style style:name="gr17" style:family="graphic" style:parent-style-name="standard">
      <style:graphic-properties draw:stroke="none" draw:fill="solid" draw:fill-color="#443593"/>
    </style:style>
    <style:style style:name="gr18" style:family="graphic" style:parent-style-name="standard">
      <style:graphic-properties draw:stroke="none" draw:fill="solid" draw:fill-color="#51ade5"/>
    </style:style>
    <style:style style:name="gr19" style:family="graphic" style:parent-style-name="standard">
      <style:graphic-properties draw:stroke="none" draw:fill="solid" draw:fill-color="#94ceee"/>
    </style:style>
    <style:style style:name="gr20" style:family="graphic" style:parent-style-name="Default_5f_1">
      <style:graphic-properties draw:stroke="none" draw:fill="solid" draw:fill-color="#ffffff"/>
    </style:style>
    <style:style style:name="gr21" style:family="graphic" style:parent-style-name="Default_5f_1">
      <style:graphic-properties draw:stroke="solid" svg:stroke-width="0.048cm" svg:stroke-color="#000000" draw:stroke-linejoin="miter" svg:stroke-linecap="butt" draw:fill="none" fo:padding-top="0.024cm" fo:padding-bottom="0.024cm" fo:padding-left="0.024cm" fo:padding-right="0.024cm"/>
    </style:style>
    <style:style style:name="gr22" style:family="graphic" style:parent-style-name="Default_5f_1">
      <style:graphic-properties draw:stroke="solid" svg:stroke-width="0.027cm" svg:stroke-color="#0000ff" draw:stroke-linejoin="miter" svg:stroke-linecap="butt" draw:fill="none" fo:padding-top="0.013cm" fo:padding-bottom="0.013cm" fo:padding-left="0.013cm" fo:padding-right="0.013cm"/>
    </style:style>
    <style:style style:name="gr23" style:family="graphic" style:parent-style-name="Default_5f_1">
      <style:graphic-properties draw:stroke="none" draw:fill="solid" draw:fill-color="#0000ff"/>
    </style:style>
    <style:style style:name="gr24" style:family="graphic" style:parent-style-name="Default_5f_1">
      <style:graphic-properties draw:stroke="none" draw:fill="solid" draw:fill-color="#000000"/>
    </style:style>
    <style:style style:name="gr25" style:family="graphic" style:parent-style-name="Default_5f_1">
      <style:graphic-properties draw:stroke="solid" svg:stroke-width="0.041cm" svg:stroke-color="#0000ff" draw:stroke-linejoin="miter" svg:stroke-linecap="butt" draw:fill="none" fo:padding-top="0.02cm" fo:padding-bottom="0.02cm" fo:padding-left="0.02cm" fo:padding-right="0.02cm"/>
    </style:style>
    <style:style style:name="gr26" style:family="graphic" style:parent-style-name="Default_5f_1">
      <style:graphic-properties draw:stroke="solid" svg:stroke-width="0.07cm" svg:stroke-color="#c0c0c0" draw:stroke-linejoin="round" svg:stroke-linecap="round" draw:fill="none" fo:padding-top="0.035cm" fo:padding-bottom="0.035cm" fo:padding-left="0.035cm" fo:padding-right="0.035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ff"/>
    </style:style>
    <style:style style:name="P4" style:family="paragraph">
      <loext:graphic-properties draw:fill="solid" draw:fill-color="#000000"/>
    </style:style>
    <style:style style:name="P5" style:family="paragraph">
      <loext:graphic-properties draw:fill="solid" draw:fill-color="#231f20"/>
    </style:style>
    <style:style style:name="P6" style:family="paragraph">
      <loext:graphic-properties draw:fill="solid" draw:fill-color="#f68712"/>
    </style:style>
    <style:style style:name="P7" style:family="paragraph">
      <loext:graphic-properties draw:fill="solid" draw:fill-color="#fccf29"/>
    </style:style>
    <style:style style:name="P8" style:family="paragraph">
      <loext:graphic-properties draw:fill="solid" draw:fill-color="#e45e1d"/>
    </style:style>
    <style:style style:name="P9" style:family="paragraph">
      <loext:graphic-properties draw:fill="solid" draw:fill-color="#443593"/>
    </style:style>
    <style:style style:name="P10" style:family="paragraph">
      <loext:graphic-properties draw:fill="solid" draw:fill-color="#51ade5"/>
    </style:style>
    <style:style style:name="P11" style:family="paragraph">
      <loext:graphic-properties draw:fill="solid" draw:fill-color="#94ceee"/>
    </style:style>
  </office:automatic-styles>
  <office:body>
    <office:drawing>
      <draw:page draw:name="page1" draw:style-name="dp1" draw:master-page-name="master-page3">
        <draw:polygon draw:style-name="gr1" draw:text-style-name="P1" draw:layer="layout" svg:width="38.351cm" svg:height="29.626cm" svg:x="0.038cm" svg:y="0.038cm" svg:viewBox="0 0 38352 29627" draw:points="0,0 38352,0 38352,29627 0,29627">
          <text:p/>
        </draw:polygon>
        <draw:line draw:style-name="gr2" draw:text-style-name="P2" draw:layer="layout" svg:x1="32.84cm" svg:y1="6.094cm" svg:x2="33.623cm" svg:y2="5.955cm">
          <text:p/>
        </draw:line>
        <draw:path draw:style-name="gr2" draw:text-style-name="P2" draw:layer="layout" svg:width="0.802cm" svg:height="0.803cm" svg:x="33.601cm" svg:y="5.834cm" svg:viewBox="0 0 803 804" svg:d="M803 0c0 444-360 804-803 804">
          <text:p/>
        </draw:path>
        <draw:path draw:style-name="gr2" draw:text-style-name="P2" draw:layer="layout" svg:width="0.761cm" svg:height="0.544cm" svg:x="32.84cm" svg:y="6.093cm" svg:viewBox="0 0 762 545" svg:d="M762 545c-344 0-651-219-762-545">
          <text:p/>
        </draw:path>
        <draw:path draw:style-name="gr2" draw:text-style-name="P2" draw:layer="layout" svg:width="0.599cm" svg:height="0.776cm" svg:x="20.625cm" svg:y="5.339cm" svg:viewBox="0 0 600 777" svg:d="M0 777c354-92 600-412 600-777">
          <text:p/>
        </draw:path>
        <draw:line draw:style-name="gr2" draw:text-style-name="P2" draw:layer="layout" svg:x1="20.625cm" svg:y1="5.339cm" svg:x2="20.625cm" svg:y2="6.115cm">
          <text:p/>
        </draw:line>
        <draw:path draw:style-name="gr2" draw:text-style-name="P2" draw:layer="layout" svg:width="0.407cm" svg:height="0.204cm" svg:x="20.218cm" svg:y="5.135cm" svg:viewBox="0 0 408 205" svg:d="M408 205c0-113-91-205-205-205-112 0-203 92-203 205">
          <text:p/>
        </draw:path>
        <draw:line draw:style-name="gr2" draw:text-style-name="P2" draw:layer="layout" svg:x1="20.218cm" svg:y1="6.115cm" svg:x2="20.218cm" svg:y2="5.339cm">
          <text:p/>
        </draw:line>
        <draw:path draw:style-name="gr2" draw:text-style-name="P2" draw:layer="layout" svg:width="0.6cm" svg:height="0.776cm" svg:x="19.618cm" svg:y="5.339cm" svg:viewBox="0 0 601 777" svg:d="M0 0c0 365 247 685 601 777">
          <text:p/>
        </draw:path>
        <draw:line draw:style-name="gr2" draw:text-style-name="P2" draw:layer="layout" svg:x1="19.618cm" svg:y1="5.339cm" svg:x2="19.618cm" svg:y2="4.56cm">
          <text:p/>
        </draw:line>
        <draw:line draw:style-name="gr2" draw:text-style-name="P2" draw:layer="layout" svg:x1="19.618cm" svg:y1="4.56cm" svg:x2="8.045cm" svg:y2="4.56cm">
          <text:p/>
        </draw:line>
        <draw:line draw:style-name="gr2" draw:text-style-name="P2" draw:layer="layout" svg:x1="8.045cm" svg:y1="4.56cm" svg:x2="8.045cm" svg:y2="5.834cm">
          <text:p/>
        </draw:line>
        <draw:path draw:style-name="gr2" draw:text-style-name="P2" draw:layer="layout" svg:width="0cm" svg:height="0.015cm" svg:x="8.045cm" svg:y="5.834cm" svg:viewBox="0 0 0 16" svg:d="M0 0c0 5 0 11 0 16">
          <text:p/>
        </draw:path>
        <draw:line draw:style-name="gr2" draw:text-style-name="P2" draw:layer="layout" svg:x1="7.264cm" svg:y1="5.713cm" svg:x2="8.046cm" svg:y2="5.851cm">
          <text:p/>
        </draw:line>
        <draw:path draw:style-name="gr2" draw:text-style-name="P2" draw:layer="layout" svg:width="0.146cm" svg:height="0.244cm" svg:x="7.118cm" svg:y="5.711cm" svg:viewBox="0 0 147 245" svg:d="M104 245c-45-7-81-37-96-79-16-41-7-88 21-122 29-35 74-50 118-42">
          <text:p/>
        </draw:path>
        <draw:line draw:style-name="gr2" draw:text-style-name="P2" draw:layer="layout" svg:x1="7.221cm" svg:y1="5.955cm" svg:x2="8.003cm" svg:y2="6.094cm">
          <text:p/>
        </draw:line>
        <draw:path draw:style-name="gr2" draw:text-style-name="P2" draw:layer="layout" svg:width="0.76cm" svg:height="0.544cm" svg:x="7.242cm" svg:y="6.093cm" svg:viewBox="0 0 761 545" svg:d="M761 0c-112 326-417 545-761 545">
          <text:p/>
        </draw:path>
        <draw:path draw:style-name="gr2" draw:text-style-name="P2" draw:layer="layout" svg:width="0.803cm" svg:height="0.803cm" svg:x="6.439cm" svg:y="5.834cm" svg:viewBox="0 0 804 804" svg:d="M804 804c-444 0-804-360-804-804">
          <text:p/>
        </draw:path>
        <draw:line draw:style-name="gr2" draw:text-style-name="P2" draw:layer="layout" svg:x1="6.439cm" svg:y1="3.613cm" svg:x2="6.439cm" svg:y2="5.834cm">
          <text:p/>
        </draw:line>
        <draw:path draw:style-name="gr2" draw:text-style-name="P2" draw:layer="layout" svg:width="0.646cm" svg:height="0.787cm" svg:x="6.439cm" svg:y="2.826cm" svg:viewBox="0 0 647 788" svg:d="M0 788c0-384 270-713 647-788">
          <text:p/>
        </draw:path>
        <draw:line draw:style-name="gr2" draw:text-style-name="P2" draw:layer="layout" svg:x1="7.085cm" svg:y1="2.827cm" svg:x2="14.392cm" svg:y2="1.365cm">
          <text:p/>
        </draw:line>
        <draw:path draw:style-name="gr2" draw:text-style-name="P2" draw:layer="layout" svg:width="0.158cm" svg:height="0.016cm" svg:x="14.391cm" svg:y="1.349cm" svg:viewBox="0 0 159 17" svg:d="M159 0c-54 0-107 6-159 17">
          <text:p/>
        </draw:path>
        <draw:line draw:style-name="gr2" draw:text-style-name="P2" draw:layer="layout" svg:x1="14.549cm" svg:y1="1.349cm" svg:x2="26.294cm" svg:y2="1.349cm">
          <text:p/>
        </draw:line>
        <draw:path draw:style-name="gr2" draw:text-style-name="P2" draw:layer="layout" svg:width="0.158cm" svg:height="0.016cm" svg:x="26.294cm" svg:y="1.349cm" svg:viewBox="0 0 159 17" svg:d="M0 0c54 0 107 6 159 17">
          <text:p/>
        </draw:path>
        <draw:line draw:style-name="gr2" draw:text-style-name="P2" draw:layer="layout" svg:x1="26.452cm" svg:y1="1.365cm" svg:x2="33.759cm" svg:y2="2.827cm">
          <text:p/>
        </draw:line>
        <draw:path draw:style-name="gr2" draw:text-style-name="P2" draw:layer="layout" svg:width="0.645cm" svg:height="0.787cm" svg:x="33.758cm" svg:y="2.826cm" svg:viewBox="0 0 646 788" svg:d="M0 0c376 75 646 404 646 788">
          <text:p/>
        </draw:path>
        <draw:line draw:style-name="gr2" draw:text-style-name="P2" draw:layer="layout" svg:x1="34.403cm" svg:y1="3.613cm" svg:x2="34.403cm" svg:y2="5.834cm">
          <text:p/>
        </draw:line>
        <draw:path draw:style-name="gr2" draw:text-style-name="P2" draw:layer="layout" svg:width="0.145cm" svg:height="0.244cm" svg:x="33.579cm" svg:y="5.711cm" svg:viewBox="0 0 146 245" svg:d="M0 2c44-8 88 7 117 42 29 34 37 81 22 122-16 42-53 72-96 79">
          <text:p/>
        </draw:path>
        <draw:line draw:style-name="gr2" draw:text-style-name="P2" draw:layer="layout" svg:x1="32.798cm" svg:y1="5.851cm" svg:x2="33.58cm" svg:y2="5.713cm">
          <text:p/>
        </draw:line>
        <draw:path draw:style-name="gr2" draw:text-style-name="P2" draw:layer="layout" svg:width="0cm" svg:height="0.015cm" svg:x="32.798cm" svg:y="5.834cm" svg:viewBox="0 0 0 16" svg:d="M0 16c0-5 0-11 0-16">
          <text:p/>
        </draw:path>
        <draw:line draw:style-name="gr2" draw:text-style-name="P2" draw:layer="layout" svg:x1="32.798cm" svg:y1="5.834cm" svg:x2="32.798cm" svg:y2="4.56cm">
          <text:p/>
        </draw:line>
        <draw:line draw:style-name="gr2" draw:text-style-name="P2" draw:layer="layout" svg:x1="21.224cm" svg:y1="4.56cm" svg:x2="32.798cm" svg:y2="4.56cm">
          <text:p/>
        </draw:line>
        <draw:line draw:style-name="gr2" draw:text-style-name="P2" draw:layer="layout" svg:x1="21.224cm" svg:y1="5.339cm" svg:x2="21.224cm" svg:y2="4.56cm">
          <text:p/>
        </draw:line>
        <draw:path draw:style-name="gr2" draw:text-style-name="P2" draw:layer="layout" svg:width="0.374cm" svg:height="0.375cm" svg:x="19.485cm" svg:y="2.018cm" svg:viewBox="0 0 375 376" svg:d="M188 376c103 0 187-84 187-187 0-104-84-189-187-189-105 0-188 85-188 189 0 103 83 187 188 187z">
          <text:p/>
        </draw:path>
        <draw:path draw:style-name="gr2" draw:text-style-name="P2" draw:layer="layout" svg:width="0.375cm" svg:height="0.375cm" svg:x="20.983cm" svg:y="2.018cm" svg:viewBox="0 0 376 376" svg:d="M189 376c103 0 187-84 187-187 0-104-84-189-187-189-105 0-189 85-189 189 0 103 84 187 189 187z">
          <text:p/>
        </draw:path>
        <draw:path draw:style-name="gr2" draw:text-style-name="P2" draw:layer="layout" svg:width="0.172cm" svg:height="0.086cm" svg:x="22.209cm" svg:y="3.289cm" svg:viewBox="0 0 173 87" svg:d="M173 0c0 48-39 87-87 87-47 0-86-39-86-87">
          <text:p/>
        </draw:path>
        <draw:line draw:style-name="gr2" draw:text-style-name="P2" draw:layer="layout" svg:x1="22.381cm" svg:y1="3.289cm" svg:x2="22.381cm" svg:y2="2.62cm">
          <text:p/>
        </draw:line>
        <draw:line draw:style-name="gr2" draw:text-style-name="P2" draw:layer="layout" svg:x1="22.209cm" svg:y1="3.289cm" svg:x2="22.209cm" svg:y2="2.62cm">
          <text:p/>
        </draw:line>
        <draw:path draw:style-name="gr2" draw:text-style-name="P2" draw:layer="layout" svg:width="0.172cm" svg:height="0.085cm" svg:x="22.209cm" svg:y="2.535cm" svg:viewBox="0 0 173 86" svg:d="M0 86c0-48 39-86 86-86 48 0 87 38 87 86">
          <text:p/>
        </draw:path>
        <draw:path draw:style-name="gr2" draw:text-style-name="P2" draw:layer="layout" svg:width="0.236cm" svg:height="0.236cm" svg:x="22.98cm" svg:y="1.633cm" svg:viewBox="0 0 237 237" svg:d="M118 237c66 0 119-53 119-119 0-65-53-118-119-118-65 0-118 53-118 118 0 66 53 119 118 119z">
          <text:p/>
        </draw:path>
        <draw:line draw:style-name="gr2" draw:text-style-name="P2" draw:layer="layout" svg:x1="25.076cm" svg:y1="2.687cm" svg:x2="25.076cm" svg:y2="3.222cm">
          <text:p/>
        </draw:line>
        <draw:path draw:style-name="gr2" draw:text-style-name="P2" draw:layer="layout" svg:width="0.267cm" svg:height="0.267cm" svg:x="25.076cm" svg:y="2.42cm" svg:viewBox="0 0 268 268" svg:d="M0 268c0-147 119-268 268-268">
          <text:p/>
        </draw:path>
        <draw:path draw:style-name="gr2" draw:text-style-name="P2" draw:layer="layout" svg:width="0.267cm" svg:height="0.268cm" svg:x="25.076cm" svg:y="3.222cm" svg:viewBox="0 0 268 269" svg:d="M0 0c0 149 119 269 268 269">
          <text:p/>
        </draw:path>
        <draw:line draw:style-name="gr2" draw:text-style-name="P2" draw:layer="layout" svg:x1="26.093cm" svg:y1="2.42cm" svg:x2="25.343cm" svg:y2="2.42cm">
          <text:p/>
        </draw:line>
        <draw:line draw:style-name="gr2" draw:text-style-name="P2" draw:layer="layout" svg:x1="25.343cm" svg:y1="3.49cm" svg:x2="28.776cm" svg:y2="3.49cm">
          <text:p/>
        </draw:line>
        <draw:path draw:style-name="gr2" draw:text-style-name="P2" draw:layer="layout" svg:width="0.052cm" svg:height="0.005cm" svg:x="26.093cm" svg:y="2.42cm" svg:viewBox="0 0 53 6" svg:d="M53 6c-18-5-35-6-53-6">
          <text:p/>
        </draw:path>
        <draw:path draw:style-name="gr2" draw:text-style-name="P2" draw:layer="layout" svg:width="0.267cm" svg:height="0.53cm" svg:x="28.776cm" svg:y="2.96cm" svg:viewBox="0 0 268 531" svg:d="M0 531c138 0 254-105 267-242 14-137-80-262-215-289">
          <text:p/>
        </draw:path>
        <draw:line draw:style-name="gr2" draw:text-style-name="P2" draw:layer="layout" svg:x1="28.829cm" svg:y1="2.961cm" svg:x2="26.145cm" svg:y2="2.425cm">
          <text:p/>
        </draw:line>
        <draw:path draw:style-name="gr2" draw:text-style-name="P2" draw:layer="layout" svg:width="0.236cm" svg:height="0.236cm" svg:x="17.627cm" svg:y="4.041cm" svg:viewBox="0 0 237 237" svg:d="M119 237c65 0 118-53 118-118 0-66-53-119-118-119-66 0-119 53-119 119 0 65 53 118 119 118z">
          <text:p/>
        </draw:path>
        <draw:path draw:style-name="gr2" draw:text-style-name="P2" draw:layer="layout" svg:width="0.236cm" svg:height="0.236cm" svg:x="22.98cm" svg:y="4.041cm" svg:viewBox="0 0 237 237" svg:d="M118 237c66 0 119-53 119-118 0-66-53-119-119-119-65 0-118 53-118 119 0 65 53 118 118 118z">
          <text:p/>
        </draw:path>
        <draw:path draw:style-name="gr2" draw:text-style-name="P2" draw:layer="layout" svg:width="0.375cm" svg:height="0.374cm" svg:x="20.983cm" svg:y="3.517cm" svg:viewBox="0 0 376 375" svg:d="M189 375c103 0 187-83 187-187 0-103-84-188-187-188-105 0-189 85-189 188 0 104 84 187 189 187z">
          <text:p/>
        </draw:path>
        <draw:path draw:style-name="gr2" draw:text-style-name="P2" draw:layer="layout" svg:width="0.374cm" svg:height="0.374cm" svg:x="19.485cm" svg:y="3.517cm" svg:viewBox="0 0 375 375" svg:d="M188 375c103 0 187-83 187-187 0-103-84-188-187-188-105 0-188 85-188 188 0 104 83 187 188 187z">
          <text:p/>
        </draw:path>
        <draw:path draw:style-name="gr2" draw:text-style-name="P2" draw:layer="layout" svg:width="0.236cm" svg:height="0.236cm" svg:x="17.627cm" svg:y="1.633cm" svg:viewBox="0 0 237 237" svg:d="M119 237c65 0 118-53 118-119 0-65-53-118-118-118-66 0-119 53-119 118 0 66 53 119 119 119z">
          <text:p/>
        </draw:path>
        <draw:line draw:style-name="gr2" draw:text-style-name="P2" draw:layer="layout" svg:x1="15.499cm" svg:y1="3.49cm" svg:x2="12.067cm" svg:y2="3.49cm">
          <text:p/>
        </draw:line>
        <draw:path draw:style-name="gr2" draw:text-style-name="P2" draw:layer="layout" svg:width="0.268cm" svg:height="0.268cm" svg:x="15.499cm" svg:y="3.222cm" svg:viewBox="0 0 269 269" svg:d="M0 269c149 0 269-120 269-269">
          <text:p/>
        </draw:path>
        <draw:path draw:style-name="gr2" draw:text-style-name="P2" draw:layer="layout" svg:width="0.268cm" svg:height="0.53cm" svg:x="11.799cm" svg:y="2.96cm" svg:viewBox="0 0 269 531" svg:d="M216 0c-136 27-228 152-215 289 14 137 130 242 268 242">
          <text:p/>
        </draw:path>
        <draw:line draw:style-name="gr2" draw:text-style-name="P2" draw:layer="layout" svg:x1="15.767cm" svg:y1="2.687cm" svg:x2="15.767cm" svg:y2="3.222cm">
          <text:p/>
        </draw:line>
        <draw:line draw:style-name="gr2" draw:text-style-name="P2" draw:layer="layout" svg:x1="12.014cm" svg:y1="2.961cm" svg:x2="14.698cm" svg:y2="2.425cm">
          <text:p/>
        </draw:line>
        <draw:path draw:style-name="gr2" draw:text-style-name="P2" draw:layer="layout" svg:width="0.268cm" svg:height="0.267cm" svg:x="15.499cm" svg:y="2.42cm" svg:viewBox="0 0 269 268" svg:d="M269 268c0-147-120-268-269-268">
          <text:p/>
        </draw:path>
        <draw:path draw:style-name="gr2" draw:text-style-name="P2" draw:layer="layout" svg:width="0.053cm" svg:height="0.005cm" svg:x="14.697cm" svg:y="2.42cm" svg:viewBox="0 0 54 6" svg:d="M54 0c-19 0-36 1-54 6">
          <text:p/>
        </draw:path>
        <draw:line draw:style-name="gr2" draw:text-style-name="P2" draw:layer="layout" svg:x1="14.75cm" svg:y1="2.42cm" svg:x2="15.499cm" svg:y2="2.42cm">
          <text:p/>
        </draw:line>
        <draw:path draw:style-name="gr2" draw:text-style-name="P2" draw:layer="layout" svg:width="0.08cm" svg:height="0.017cm" svg:x="20.545cm" svg:y="6.115cm" svg:viewBox="0 0 81 18" svg:d="M0 18c27-4 53-10 81-18">
          <text:p/>
        </draw:path>
        <draw:path draw:style-name="gr2" draw:text-style-name="P2" draw:layer="layout" svg:width="0.08cm" svg:height="0.017cm" svg:x="20.218cm" svg:y="6.115cm" svg:viewBox="0 0 81 18" svg:d="M0 0c26 8 53 14 81 18">
          <text:p/>
        </draw:path>
        <draw:line draw:style-name="gr2" draw:text-style-name="P2" draw:layer="layout" svg:x1="20.298cm" svg:y1="5.339cm" svg:x2="20.298cm" svg:y2="6.132cm">
          <text:p/>
        </draw:line>
        <draw:path draw:style-name="gr2" draw:text-style-name="P2" draw:layer="layout" svg:width="0.247cm" svg:height="0.123cm" svg:x="20.298cm" svg:y="5.216cm" svg:viewBox="0 0 248 124" svg:d="M248 124c0-68-57-124-125-124s-123 56-123 124">
          <text:p/>
        </draw:path>
        <draw:line draw:style-name="gr2" draw:text-style-name="P2" draw:layer="layout" svg:x1="20.545cm" svg:y1="5.339cm" svg:x2="20.545cm" svg:y2="6.132cm">
          <text:p/>
        </draw:line>
        <draw:line draw:style-name="gr2" draw:text-style-name="P2" draw:layer="layout" svg:x1="21.224cm" svg:y1="10.961cm" svg:x2="21.224cm" svg:y2="10.747cm">
          <text:p/>
        </draw:line>
        <draw:line draw:style-name="gr2" draw:text-style-name="P2" draw:layer="layout" svg:x1="19.618cm" svg:y1="10.961cm" svg:x2="19.618cm" svg:y2="10.747cm">
          <text:p/>
        </draw:line>
        <draw:line draw:style-name="gr2" draw:text-style-name="P2" draw:layer="layout" svg:x1="32.84cm" svg:y1="10.747cm" svg:x2="32.84cm" svg:y2="10.827cm">
          <text:p/>
        </draw:line>
        <draw:path draw:style-name="gr2" draw:text-style-name="P2" draw:layer="layout" svg:width="0.03cm" svg:height="0cm" svg:x="32.84cm" svg:y="10.827cm" svg:viewBox="0 0 31 0" svg:d="M31 0c-12 0-22 0-31 0">
          <text:p/>
        </draw:path>
        <draw:line draw:style-name="gr2" draw:text-style-name="P2" draw:layer="layout" svg:x1="32.84cm" svg:y1="10.827cm" svg:x2="32.798cm" svg:y2="10.827cm">
          <text:p/>
        </draw:line>
        <draw:polyline draw:style-name="gr2" draw:text-style-name="P2" draw:layer="layout" svg:width="0cm" svg:height="0cm" svg:x="32.798cm" svg:y="10.827cm" svg:viewBox="0 0 0 0" draw:points="0,0">
          <text:p/>
        </draw:polyline>
        <draw:polyline draw:style-name="gr2" draw:text-style-name="P2" draw:layer="layout" svg:width="0.801cm" svg:height="0cm" svg:x="33.601cm" svg:y="10.747cm" svg:viewBox="0 0 802 0" draw:points="802,0 797,0 782,0 757,0 723,0 679,0 627,0 567,0 500,0 427,0 348,0 265,0 178,0 89,0 0,0">
          <text:p/>
        </draw:polyline>
        <draw:line draw:style-name="gr2" draw:text-style-name="P2" draw:layer="layout" svg:x1="34.403cm" svg:y1="10.961cm" svg:x2="34.403cm" svg:y2="10.747cm">
          <text:p/>
        </draw:line>
        <draw:polyline draw:style-name="gr2" draw:text-style-name="P2" draw:layer="layout" svg:width="0.801cm" svg:height="0cm" svg:x="33.601cm" svg:y="10.961cm" svg:viewBox="0 0 802 0" draw:points="802,0 797,0 782,0 757,0 723,0 679,0 627,0 567,0 500,0 427,0 348,0 265,0 178,0 89,0 0,0">
          <text:p/>
        </draw:polyline>
        <draw:polyline draw:style-name="gr2" draw:text-style-name="P2" draw:layer="layout" svg:width="0.729cm" svg:height="0cm" svg:x="32.871cm" svg:y="10.961cm" svg:viewBox="0 0 730 0" draw:points="730,0 664,0 599,0 535,0 473,0 412,0 353,0 296,0 243,0 192,0 146,0 103,0 64,0 30,0 0,0">
          <text:p/>
        </draw:polyline>
        <draw:line draw:style-name="gr2" draw:text-style-name="P2" draw:layer="layout" svg:x1="32.871cm" svg:y1="10.827cm" svg:x2="32.871cm" svg:y2="10.961cm">
          <text:p/>
        </draw:line>
        <draw:polyline draw:style-name="gr2" draw:text-style-name="P2" draw:layer="layout" svg:width="0.76cm" svg:height="0cm" svg:x="32.84cm" svg:y="10.747cm" svg:viewBox="0 0 761 0" draw:points="761,0 689,0 619,0 549,0 481,0 416,0 353,0 293,0 237,0 185,0 138,0 95,0 58,0 26,0 0,0">
          <text:p/>
        </draw:polyline>
        <draw:polyline draw:style-name="gr2" draw:text-style-name="P2" draw:layer="layout" svg:width="0.598cm" svg:height="0cm" svg:x="20.625cm" svg:y="10.747cm" svg:viewBox="0 0 599 0" draw:points="0,0 72,0 141,0 208,0 271,0 329,0 383,0 432,0 475,0 512,0 543,0 568,0 585,0 596,0 599,0">
          <text:p/>
        </draw:polyline>
        <draw:polyline draw:style-name="gr2" draw:text-style-name="P2" draw:layer="layout" svg:width="0.406cm" svg:height="0cm" svg:x="20.218cm" svg:y="10.747cm" svg:viewBox="0 0 407 0" draw:points="407,0 402,0 387,0 362,0 330,0 292,0 249,0 203,0 158,0 115,0 77,0 44,0 20,0 5,0 0,0">
          <text:p/>
        </draw:polyline>
        <draw:polyline draw:style-name="gr2" draw:text-style-name="P2" draw:layer="layout" svg:width="0.599cm" svg:height="0cm" svg:x="19.618cm" svg:y="10.747cm" svg:viewBox="0 0 600 0" draw:points="0,0 4,0 15,0 32,0 56,0 87,0 125,0 168,0 217,0 271,0 329,0 392,0 459,0 528,0 600,0">
          <text:p/>
        </draw:polyline>
        <draw:line draw:style-name="gr2" draw:text-style-name="P2" draw:layer="layout" svg:x1="19.618cm" svg:y1="10.747cm" svg:x2="8.045cm" svg:y2="10.747cm">
          <text:p/>
        </draw:line>
        <draw:polyline draw:style-name="gr2" draw:text-style-name="P2" draw:layer="layout" svg:width="0cm" svg:height="0cm" svg:x="8.045cm" svg:y="10.747cm" svg:viewBox="0 0 0 0" draw:points="0,0">
          <text:p/>
        </draw:polyline>
        <draw:line draw:style-name="gr2" draw:text-style-name="P2" draw:layer="layout" svg:x1="8.002cm" svg:y1="10.747cm" svg:x2="8.045cm" svg:y2="10.747cm">
          <text:p/>
        </draw:line>
        <draw:polyline draw:style-name="gr2" draw:text-style-name="P2" draw:layer="layout" svg:width="0.759cm" svg:height="0cm" svg:x="7.242cm" svg:y="10.747cm" svg:viewBox="0 0 760 0" draw:points="760,0 734,0 703,0 665,0 623,0 576,0 524,0 468,0 408,0 345,0 279,0 212,0 142,0 71,0 0,0">
          <text:p/>
        </draw:polyline>
        <draw:polyline draw:style-name="gr2" draw:text-style-name="P2" draw:layer="layout" svg:width="0.802cm" svg:height="0cm" svg:x="6.439cm" svg:y="10.747cm" svg:viewBox="0 0 803 0" draw:points="803,0 713,0 625,0 538,0 455,0 376,0 303,0 235,0 175,0 123,0 80,0 45,0 20,0 5,0 0,0">
          <text:p/>
        </draw:polyline>
        <draw:line draw:style-name="gr2" draw:text-style-name="P2" draw:layer="layout" svg:x1="32.798cm" svg:y1="10.747cm" svg:x2="32.84cm" svg:y2="10.747cm">
          <text:p/>
        </draw:line>
        <draw:polyline draw:style-name="gr2" draw:text-style-name="P2" draw:layer="layout" svg:width="0cm" svg:height="0cm" svg:x="32.798cm" svg:y="10.747cm" svg:viewBox="0 0 0 0" draw:points="0,0">
          <text:p/>
        </draw:polyline>
        <draw:line draw:style-name="gr2" draw:text-style-name="P2" draw:layer="layout" svg:x1="21.224cm" svg:y1="10.747cm" svg:x2="32.798cm" svg:y2="10.747cm">
          <text:p/>
        </draw:line>
        <draw:line draw:style-name="gr2" draw:text-style-name="P2" draw:layer="layout" svg:x1="32.798cm" svg:y1="10.747cm" svg:x2="32.798cm" svg:y2="10.827cm">
          <text:p/>
        </draw:line>
        <draw:line draw:style-name="gr2" draw:text-style-name="P2" draw:layer="layout" svg:x1="32.798cm" svg:y1="10.827cm" svg:x2="32.798cm" svg:y2="10.747cm">
          <text:p/>
        </draw:line>
        <draw:line draw:style-name="gr2" draw:text-style-name="P2" draw:layer="layout" svg:x1="32.798cm" svg:y1="10.747cm" svg:x2="32.798cm" svg:y2="10.827cm">
          <text:p/>
        </draw:line>
        <draw:line draw:style-name="gr2" draw:text-style-name="P2" draw:layer="layout" svg:x1="32.798cm" svg:y1="10.961cm" svg:x2="32.798cm" svg:y2="10.827cm">
          <text:p/>
        </draw:line>
        <draw:line draw:style-name="gr2" draw:text-style-name="P2" draw:layer="layout" svg:x1="32.871cm" svg:y1="10.961cm" svg:x2="32.798cm" svg:y2="10.961cm">
          <text:p/>
        </draw:line>
        <draw:polyline draw:style-name="gr2" draw:text-style-name="P2" draw:layer="layout" svg:width="0.678cm" svg:height="0cm" svg:x="20.545cm" svg:y="10.961cm" svg:viewBox="0 0 679 0" draw:points="0,0 79,0 157,0 231,0 302,0 369,0 430,0 486,0 536,0 579,0 614,0 643,0 663,0 675,0 679,0">
          <text:p/>
        </draw:polyline>
        <draw:line draw:style-name="gr2" draw:text-style-name="P2" draw:layer="layout" svg:x1="21.224cm" svg:y1="10.961cm" svg:x2="32.798cm" svg:y2="10.961cm">
          <text:p/>
        </draw:line>
        <draw:polyline draw:style-name="gr2" draw:text-style-name="P2" draw:layer="layout" svg:width="0.802cm" svg:height="0cm" svg:x="6.439cm" svg:y="10.961cm" svg:viewBox="0 0 803 0" draw:points="803,0 713,0 625,0 538,0 455,0 376,0 303,0 235,0 175,0 123,0 80,0 45,0 20,0 5,0 0,0">
          <text:p/>
        </draw:polyline>
        <draw:polyline draw:style-name="gr2" draw:text-style-name="P2" draw:layer="layout" svg:width="0.729cm" svg:height="0cm" svg:x="7.242cm" svg:y="10.961cm" svg:viewBox="0 0 730 0" draw:points="730,0 700,0 666,0 627,0 584,0 538,0 487,0 434,0 377,0 318,0 257,0 194,0 130,0 66,0 0,0">
          <text:p/>
        </draw:polyline>
        <draw:line draw:style-name="gr2" draw:text-style-name="P2" draw:layer="layout" svg:x1="7.972cm" svg:y1="10.961cm" svg:x2="8.045cm" svg:y2="10.961cm">
          <text:p/>
        </draw:line>
        <draw:line draw:style-name="gr2" draw:text-style-name="P2" draw:layer="layout" svg:x1="8.045cm" svg:y1="10.961cm" svg:x2="19.618cm" svg:y2="10.961cm">
          <text:p/>
        </draw:line>
        <draw:polyline draw:style-name="gr2" draw:text-style-name="P2" draw:layer="layout" svg:width="0.679cm" svg:height="0cm" svg:x="19.618cm" svg:y="10.961cm" svg:viewBox="0 0 680 0" draw:points="0,0 5,0 17,0 37,0 65,0 101,0 144,0 194,0 250,0 311,0 378,0 449,0 523,0 601,0 680,0">
          <text:p/>
        </draw:polyline>
        <draw:polyline draw:style-name="gr2" draw:text-style-name="P2" draw:layer="layout" svg:width="0.246cm" svg:height="0cm" svg:x="20.298cm" svg:y="10.961cm" svg:viewBox="0 0 247 0" draw:points="247,0 243,0 234,0 220,0 200,0 177,0 151,0 123,0 96,0 70,0 47,0 27,0 12,0 3,0 0,0">
          <text:p/>
        </draw:polyline>
        <draw:line draw:style-name="gr2" draw:text-style-name="P2" draw:layer="layout" svg:x1="21.224cm" svg:y1="10.747cm" svg:x2="21.224cm" svg:y2="10.961cm">
          <text:p/>
        </draw:line>
        <draw:line draw:style-name="gr2" draw:text-style-name="P2" draw:layer="layout" svg:x1="20.545cm" svg:y1="10.961cm" svg:x2="20.545cm" svg:y2="10.881cm">
          <text:p/>
        </draw:line>
        <draw:path draw:style-name="gr2" draw:text-style-name="P2" draw:layer="layout" svg:width="0.079cm" svg:height="0cm" svg:x="20.545cm" svg:y="10.881cm" svg:viewBox="0 0 80 0" svg:d="M0 0c27 0 53 0 80 0">
          <text:p/>
        </draw:path>
        <draw:line draw:style-name="gr2" draw:text-style-name="P2" draw:layer="layout" svg:x1="20.625cm" svg:y1="10.881cm" svg:x2="20.625cm" svg:y2="10.747cm">
          <text:p/>
        </draw:line>
        <draw:line draw:style-name="gr2" draw:text-style-name="P2" draw:layer="layout" svg:x1="20.218cm" svg:y1="10.881cm" svg:x2="20.218cm" svg:y2="10.747cm">
          <text:p/>
        </draw:line>
        <draw:path draw:style-name="gr2" draw:text-style-name="P2" draw:layer="layout" svg:width="0.079cm" svg:height="0cm" svg:x="20.218cm" svg:y="10.881cm" svg:viewBox="0 0 80 0" svg:d="M0 0c26 0 53 0 80 0">
          <text:p/>
        </draw:path>
        <draw:line draw:style-name="gr2" draw:text-style-name="P2" draw:layer="layout" svg:x1="20.298cm" svg:y1="10.961cm" svg:x2="20.298cm" svg:y2="10.881cm">
          <text:p/>
        </draw:line>
        <draw:line draw:style-name="gr2" draw:text-style-name="P2" draw:layer="layout" svg:x1="19.618cm" svg:y1="10.747cm" svg:x2="19.618cm" svg:y2="10.961cm">
          <text:p/>
        </draw:line>
        <draw:line draw:style-name="gr2" draw:text-style-name="P2" draw:layer="layout" svg:x1="8.045cm" svg:y1="10.961cm" svg:x2="8.045cm" svg:y2="10.827cm">
          <text:p/>
        </draw:line>
        <draw:line draw:style-name="gr2" draw:text-style-name="P2" draw:layer="layout" svg:x1="8.045cm" svg:y1="10.827cm" svg:x2="8.045cm" svg:y2="10.747cm">
          <text:p/>
        </draw:line>
        <draw:polyline draw:style-name="gr2" draw:text-style-name="P2" draw:layer="layout" svg:width="0cm" svg:height="0cm" svg:x="8.045cm" svg:y="10.827cm" svg:viewBox="0 0 0 0" draw:points="0,0">
          <text:p/>
        </draw:polyline>
        <draw:line draw:style-name="gr2" draw:text-style-name="P2" draw:layer="layout" svg:x1="8.045cm" svg:y1="10.747cm" svg:x2="8.045cm" svg:y2="10.827cm">
          <text:p/>
        </draw:line>
        <draw:line draw:style-name="gr2" draw:text-style-name="P2" draw:layer="layout" svg:x1="8.045cm" svg:y1="10.827cm" svg:x2="8.002cm" svg:y2="10.827cm">
          <text:p/>
        </draw:line>
        <draw:line draw:style-name="gr2" draw:text-style-name="P2" draw:layer="layout" svg:x1="8.002cm" svg:y1="10.747cm" svg:x2="8.002cm" svg:y2="10.827cm">
          <text:p/>
        </draw:line>
        <draw:path draw:style-name="gr2" draw:text-style-name="P2" draw:layer="layout" svg:width="0.029cm" svg:height="0cm" svg:x="7.972cm" svg:y="10.827cm" svg:viewBox="0 0 30 0" svg:d="M30 0c-9 0-19 0-30 0">
          <text:p/>
        </draw:path>
        <draw:line draw:style-name="gr2" draw:text-style-name="P2" draw:layer="layout" svg:x1="7.972cm" svg:y1="10.827cm" svg:x2="7.972cm" svg:y2="10.961cm">
          <text:p/>
        </draw:line>
        <draw:line draw:style-name="gr2" draw:text-style-name="P2" draw:layer="layout" svg:x1="6.439cm" svg:y1="10.961cm" svg:x2="6.439cm" svg:y2="10.747cm">
          <text:p/>
        </draw:line>
        <draw:polyline draw:style-name="gr2" draw:text-style-name="P2" draw:layer="layout" svg:width="0.246cm" svg:height="0cm" svg:x="20.298cm" svg:y="10.881cm" svg:viewBox="0 0 247 0" draw:points="247,0 243,0 234,0 220,0 200,0 177,0 151,0 123,0 96,0 70,0 47,0 27,0 12,0 3,0 0,0">
          <text:p/>
        </draw:polyline>
        <draw:line draw:style-name="gr2" draw:text-style-name="P2" draw:layer="layout" svg:x1="33.623cm" svg:y1="15.754cm" svg:x2="32.84cm" svg:y2="15.615cm">
          <text:p/>
        </draw:line>
        <draw:path draw:style-name="gr2" draw:text-style-name="P2" draw:layer="layout" svg:width="0.031cm" svg:height="0.076cm" svg:x="32.84cm" svg:y="15.539cm" svg:viewBox="0 0 32 77" svg:d="M32 0c-13 26-23 51-32 77">
          <text:p/>
        </draw:path>
        <draw:path draw:style-name="gr2" draw:text-style-name="P2" draw:layer="layout" svg:width="0.145cm" svg:height="0.244cm" svg:x="33.579cm" svg:y="15.753cm" svg:viewBox="0 0 146 245" svg:d="M0 243c44 8 88-8 117-42s37-81 22-122c-16-42-53-72-96-79">
          <text:p/>
        </draw:path>
        <draw:line draw:style-name="gr2" draw:text-style-name="P2" draw:layer="layout" svg:x1="33.58cm" svg:y1="15.996cm" svg:x2="32.798cm" svg:y2="15.858cm">
          <text:p/>
        </draw:line>
        <draw:path draw:style-name="gr2" draw:text-style-name="P2" draw:layer="layout" svg:width="0cm" svg:height="0.015cm" svg:x="32.798cm" svg:y="15.858cm" svg:viewBox="0 0 0 16" svg:d="M0 0c0 5 0 11 0 16">
          <text:p/>
        </draw:path>
        <draw:line draw:style-name="gr2" draw:text-style-name="P2" draw:layer="layout" svg:x1="32.798cm" svg:y1="15.874cm" svg:x2="32.798cm" svg:y2="15.939cm">
          <text:p/>
        </draw:line>
        <draw:path draw:style-name="gr2" draw:text-style-name="P2" draw:layer="layout" svg:width="0.802cm" svg:height="0.803cm" svg:x="33.601cm" svg:y="15.071cm" svg:viewBox="0 0 803 804" svg:d="M803 804c0-444-360-804-803-804">
          <text:p/>
        </draw:path>
        <draw:path draw:style-name="gr2" draw:text-style-name="P2" draw:layer="layout" svg:width="0.73cm" svg:height="0.468cm" svg:x="32.871cm" svg:y="15.071cm" svg:viewBox="0 0 731 469" svg:d="M731 0c-314 0-600 184-731 469">
          <text:p/>
        </draw:path>
        <draw:path draw:style-name="gr2" draw:text-style-name="P2" draw:layer="layout" svg:width="0.239cm" svg:height="0.403cm" svg:x="33.565cm" svg:y="15.674cm" svg:viewBox="0 0 240 404" svg:d="M0 401c111 20 217-54 237-166 19-110-55-216-166-235">
          <text:p/>
        </draw:path>
        <draw:line draw:style-name="gr2" draw:text-style-name="P2" draw:layer="layout" svg:x1="32.871cm" svg:y1="15.539cm" svg:x2="33.637cm" svg:y2="15.675cm">
          <text:p/>
        </draw:line>
        <draw:line draw:style-name="gr2" draw:text-style-name="P2" draw:layer="layout" svg:x1="32.798cm" svg:y1="15.939cm" svg:x2="32.798cm" svg:y2="17.148cm">
          <text:p/>
        </draw:line>
        <draw:line draw:style-name="gr2" draw:text-style-name="P2" draw:layer="layout" svg:x1="33.566cm" svg:y1="16.075cm" svg:x2="32.798cm" svg:y2="15.939cm">
          <text:p/>
        </draw:line>
        <draw:line draw:style-name="gr2" draw:text-style-name="P2" draw:layer="layout" svg:x1="34.403cm" svg:y1="15.874cm" svg:x2="34.403cm" svg:y2="18.095cm">
          <text:p/>
        </draw:line>
        <draw:path draw:style-name="gr2" draw:text-style-name="P2" draw:layer="layout" svg:width="0.679cm" svg:height="0.793cm" svg:x="20.545cm" svg:y="15.576cm" svg:viewBox="0 0 680 794" svg:d="M0 0c392 61 680 397 680 794">
          <text:p/>
        </draw:path>
        <draw:line draw:style-name="gr2" draw:text-style-name="P2" draw:layer="layout" svg:x1="21.224cm" svg:y1="16.369cm" svg:x2="21.224cm" svg:y2="17.148cm">
          <text:p/>
        </draw:line>
        <draw:line draw:style-name="gr2" draw:text-style-name="P2" draw:layer="layout" svg:x1="21.224cm" svg:y1="17.148cm" svg:x2="32.798cm" svg:y2="17.148cm">
          <text:p/>
        </draw:line>
        <draw:path draw:style-name="gr2" draw:text-style-name="P2" draw:layer="layout" svg:width="0.645cm" svg:height="0.787cm" svg:x="33.758cm" svg:y="18.095cm" svg:viewBox="0 0 646 788" svg:d="M0 788c376-75 646-405 646-788">
          <text:p/>
        </draw:path>
        <draw:line draw:style-name="gr2" draw:text-style-name="P2" draw:layer="layout" svg:x1="26.452cm" svg:y1="20.344cm" svg:x2="33.759cm" svg:y2="18.882cm">
          <text:p/>
        </draw:line>
        <draw:path draw:style-name="gr2" draw:text-style-name="P2" draw:layer="layout" svg:width="0.158cm" svg:height="0.016cm" svg:x="26.294cm" svg:y="20.343cm" svg:viewBox="0 0 159 17" svg:d="M0 17c54 0 107-6 159-17">
          <text:p/>
        </draw:path>
        <draw:line draw:style-name="gr2" draw:text-style-name="P2" draw:layer="layout" svg:x1="26.294cm" svg:y1="20.359cm" svg:x2="14.549cm" svg:y2="20.359cm">
          <text:p/>
        </draw:line>
        <draw:path draw:style-name="gr2" draw:text-style-name="P2" draw:layer="layout" svg:width="0.158cm" svg:height="0.016cm" svg:x="14.391cm" svg:y="20.343cm" svg:viewBox="0 0 159 17" svg:d="M159 17c-54 0-107-6-159-17">
          <text:p/>
        </draw:path>
        <draw:line draw:style-name="gr2" draw:text-style-name="P2" draw:layer="layout" svg:x1="7.085cm" svg:y1="18.882cm" svg:x2="14.392cm" svg:y2="20.344cm">
          <text:p/>
        </draw:line>
        <draw:path draw:style-name="gr2" draw:text-style-name="P2" draw:layer="layout" svg:width="0.646cm" svg:height="0.787cm" svg:x="6.439cm" svg:y="18.095cm" svg:viewBox="0 0 647 788" svg:d="M0 0c0 383 270 713 647 788">
          <text:p/>
        </draw:path>
        <draw:line draw:style-name="gr2" draw:text-style-name="P2" draw:layer="layout" svg:x1="6.439cm" svg:y1="18.095cm" svg:x2="6.439cm" svg:y2="15.874cm">
          <text:p/>
        </draw:line>
        <draw:path draw:style-name="gr2" draw:text-style-name="P2" draw:layer="layout" svg:width="0.803cm" svg:height="0.803cm" svg:x="6.439cm" svg:y="15.071cm" svg:viewBox="0 0 804 804" svg:d="M804 0c-444 0-804 360-804 804">
          <text:p/>
        </draw:path>
        <draw:path draw:style-name="gr2" draw:text-style-name="P2" draw:layer="layout" svg:width="0.73cm" svg:height="0.468cm" svg:x="7.242cm" svg:y="15.071cm" svg:viewBox="0 0 731 469" svg:d="M731 469c-131-285-417-469-731-469">
          <text:p/>
        </draw:path>
        <draw:line draw:style-name="gr2" draw:text-style-name="P2" draw:layer="layout" svg:x1="7.973cm" svg:y1="15.539cm" svg:x2="7.207cm" svg:y2="15.675cm">
          <text:p/>
        </draw:line>
        <draw:path draw:style-name="gr2" draw:text-style-name="P2" draw:layer="layout" svg:width="0.239cm" svg:height="0.403cm" svg:x="7.039cm" svg:y="15.674cm" svg:viewBox="0 0 240 404" svg:d="M168 0c-111 19-185 125-165 235 19 112 125 186 237 166">
          <text:p/>
        </draw:path>
        <draw:line draw:style-name="gr2" draw:text-style-name="P2" draw:layer="layout" svg:x1="7.278cm" svg:y1="16.075cm" svg:x2="8.046cm" svg:y2="15.939cm">
          <text:p/>
        </draw:line>
        <draw:line draw:style-name="gr2" draw:text-style-name="P2" draw:layer="layout" svg:x1="8.045cm" svg:y1="15.939cm" svg:x2="8.045cm" svg:y2="17.148cm">
          <text:p/>
        </draw:line>
        <draw:line draw:style-name="gr2" draw:text-style-name="P2" draw:layer="layout" svg:x1="8.045cm" svg:y1="17.148cm" svg:x2="19.618cm" svg:y2="17.148cm">
          <text:p/>
        </draw:line>
        <draw:line draw:style-name="gr2" draw:text-style-name="P2" draw:layer="layout" svg:x1="19.618cm" svg:y1="17.148cm" svg:x2="19.618cm" svg:y2="16.369cm">
          <text:p/>
        </draw:line>
        <draw:path draw:style-name="gr2" draw:text-style-name="P2" draw:layer="layout" svg:width="0.68cm" svg:height="0.793cm" svg:x="19.618cm" svg:y="15.576cm" svg:viewBox="0 0 681 794" svg:d="M0 794c0-397 289-733 681-794">
          <text:p/>
        </draw:path>
        <draw:line draw:style-name="gr2" draw:text-style-name="P2" draw:layer="layout" svg:x1="20.298cm" svg:y1="16.369cm" svg:x2="20.298cm" svg:y2="15.576cm">
          <text:p/>
        </draw:line>
        <draw:path draw:style-name="gr2" draw:text-style-name="P2" draw:layer="layout" svg:width="0.247cm" svg:height="0.123cm" svg:x="20.298cm" svg:y="16.369cm" svg:viewBox="0 0 248 124" svg:d="M248 0c0 69-57 124-125 124s-123-55-123-124">
          <text:p/>
        </draw:path>
        <draw:line draw:style-name="gr2" draw:text-style-name="P2" draw:layer="layout" svg:x1="20.545cm" svg:y1="16.369cm" svg:x2="20.545cm" svg:y2="15.576cm">
          <text:p/>
        </draw:line>
        <draw:path draw:style-name="gr2" draw:text-style-name="P2" draw:layer="layout" svg:width="0.374cm" svg:height="0.375cm" svg:x="19.485cm" svg:y="19.315cm" svg:viewBox="0 0 375 376" svg:d="M188 376c103 0 187-85 187-189 0-103-84-187-187-187-105 0-188 84-188 187 0 104 83 189 188 189z">
          <text:p/>
        </draw:path>
        <draw:path draw:style-name="gr2" draw:text-style-name="P2" draw:layer="layout" svg:width="0.375cm" svg:height="0.375cm" svg:x="20.983cm" svg:y="19.315cm" svg:viewBox="0 0 376 376" svg:d="M189 376c103 0 187-85 187-189 0-103-84-187-187-187-105 0-189 84-189 187 0 104 84 189 189 189z">
          <text:p/>
        </draw:path>
        <draw:path draw:style-name="gr2" draw:text-style-name="P2" draw:layer="layout" svg:width="0.172cm" svg:height="0.086cm" svg:x="22.209cm" svg:y="18.333cm" svg:viewBox="0 0 173 87" svg:d="M173 87c0-49-39-87-87-87-47 0-86 38-86 87">
          <text:p/>
        </draw:path>
        <draw:line draw:style-name="gr2" draw:text-style-name="P2" draw:layer="layout" svg:x1="22.381cm" svg:y1="18.419cm" svg:x2="22.381cm" svg:y2="19.088cm">
          <text:p/>
        </draw:line>
        <draw:line draw:style-name="gr2" draw:text-style-name="P2" draw:layer="layout" svg:x1="22.209cm" svg:y1="18.419cm" svg:x2="22.209cm" svg:y2="19.088cm">
          <text:p/>
        </draw:line>
        <draw:path draw:style-name="gr2" draw:text-style-name="P2" draw:layer="layout" svg:width="0.172cm" svg:height="0.085cm" svg:x="22.209cm" svg:y="19.088cm" svg:viewBox="0 0 173 86" svg:d="M0 0c0 47 39 86 86 86 48 0 87-39 87-86">
          <text:p/>
        </draw:path>
        <draw:path draw:style-name="gr2" draw:text-style-name="P2" draw:layer="layout" svg:width="0.236cm" svg:height="0.236cm" svg:x="22.98cm" svg:y="19.839cm" svg:viewBox="0 0 237 237" svg:d="M118 237c66 0 119-53 119-118s-53-119-119-119c-65 0-118 54-118 119s53 118 118 118z">
          <text:p/>
        </draw:path>
        <draw:line draw:style-name="gr2" draw:text-style-name="P2" draw:layer="layout" svg:x1="25.076cm" svg:y1="19.021cm" svg:x2="25.076cm" svg:y2="18.485cm">
          <text:p/>
        </draw:line>
        <draw:path draw:style-name="gr2" draw:text-style-name="P2" draw:layer="layout" svg:width="0.267cm" svg:height="0.267cm" svg:x="25.076cm" svg:y="19.021cm" svg:viewBox="0 0 268 268" svg:d="M0 0c0 148 119 268 268 268">
          <text:p/>
        </draw:path>
        <draw:path draw:style-name="gr2" draw:text-style-name="P2" draw:layer="layout" svg:width="0.267cm" svg:height="0.267cm" svg:x="25.076cm" svg:y="18.218cm" svg:viewBox="0 0 268 268" svg:d="M0 268c0-147 119-268 268-268">
          <text:p/>
        </draw:path>
        <draw:line draw:style-name="gr2" draw:text-style-name="P2" draw:layer="layout" svg:x1="26.093cm" svg:y1="19.288cm" svg:x2="25.343cm" svg:y2="19.288cm">
          <text:p/>
        </draw:line>
        <draw:line draw:style-name="gr2" draw:text-style-name="P2" draw:layer="layout" svg:x1="25.343cm" svg:y1="18.218cm" svg:x2="28.776cm" svg:y2="18.218cm">
          <text:p/>
        </draw:line>
        <draw:path draw:style-name="gr2" draw:text-style-name="P2" draw:layer="layout" svg:width="0.052cm" svg:height="0.005cm" svg:x="26.093cm" svg:y="19.283cm" svg:viewBox="0 0 53 6" svg:d="M53 0c-18 3-35 6-53 6">
          <text:p/>
        </draw:path>
        <draw:path draw:style-name="gr2" draw:text-style-name="P2" draw:layer="layout" svg:width="0.267cm" svg:height="0.53cm" svg:x="28.776cm" svg:y="18.218cm" svg:viewBox="0 0 268 531" svg:d="M0 0c138 0 254 105 267 242 14 137-80 262-215 289">
          <text:p/>
        </draw:path>
        <draw:line draw:style-name="gr2" draw:text-style-name="P2" draw:layer="layout" svg:x1="28.829cm" svg:y1="18.748cm" svg:x2="26.145cm" svg:y2="19.284cm">
          <text:p/>
        </draw:line>
        <draw:path draw:style-name="gr2" draw:text-style-name="P2" draw:layer="layout" svg:width="0.236cm" svg:height="0.236cm" svg:x="17.627cm" svg:y="17.431cm" svg:viewBox="0 0 237 237" svg:d="M119 237c65 0 118-53 118-118 0-66-53-119-118-119-66 0-119 53-119 119 0 65 53 118 119 118z">
          <text:p/>
        </draw:path>
        <draw:path draw:style-name="gr2" draw:text-style-name="P2" draw:layer="layout" svg:width="0.236cm" svg:height="0.236cm" svg:x="22.98cm" svg:y="17.431cm" svg:viewBox="0 0 237 237" svg:d="M118 237c66 0 119-53 119-118 0-66-53-119-119-119-65 0-118 53-118 119 0 65 53 118 118 118z">
          <text:p/>
        </draw:path>
        <draw:path draw:style-name="gr2" draw:text-style-name="P2" draw:layer="layout" svg:width="0.375cm" svg:height="0.374cm" svg:x="20.983cm" svg:y="17.817cm" svg:viewBox="0 0 376 375" svg:d="M189 375c103 0 187-85 187-188 0-104-84-187-187-187-105 0-189 83-189 187 0 103 84 188 189 188z">
          <text:p/>
        </draw:path>
        <draw:path draw:style-name="gr2" draw:text-style-name="P2" draw:layer="layout" svg:width="0.374cm" svg:height="0.374cm" svg:x="19.485cm" svg:y="17.817cm" svg:viewBox="0 0 375 375" svg:d="M188 375c103 0 187-85 187-188 0-104-84-187-187-187-105 0-188 83-188 187 0 103 83 188 188 188z">
          <text:p/>
        </draw:path>
        <draw:path draw:style-name="gr2" draw:text-style-name="P2" draw:layer="layout" svg:width="0.236cm" svg:height="0.236cm" svg:x="17.627cm" svg:y="19.839cm" svg:viewBox="0 0 237 237" svg:d="M119 237c65 0 118-53 118-118s-53-119-118-119c-66 0-119 54-119 119s53 118 119 118z">
          <text:p/>
        </draw:path>
        <draw:line draw:style-name="gr2" draw:text-style-name="P2" draw:layer="layout" svg:x1="15.499cm" svg:y1="18.218cm" svg:x2="12.067cm" svg:y2="18.218cm">
          <text:p/>
        </draw:line>
        <draw:path draw:style-name="gr2" draw:text-style-name="P2" draw:layer="layout" svg:width="0.268cm" svg:height="0.267cm" svg:x="15.499cm" svg:y="18.218cm" svg:viewBox="0 0 269 268" svg:d="M0 0c149 0 269 121 269 268">
          <text:p/>
        </draw:path>
        <draw:path draw:style-name="gr2" draw:text-style-name="P2" draw:layer="layout" svg:width="0.268cm" svg:height="0.53cm" svg:x="11.799cm" svg:y="18.218cm" svg:viewBox="0 0 269 531" svg:d="M216 531c-136-27-228-152-215-289 14-137 130-242 268-242">
          <text:p/>
        </draw:path>
        <draw:line draw:style-name="gr2" draw:text-style-name="P2" draw:layer="layout" svg:x1="15.767cm" svg:y1="19.021cm" svg:x2="15.767cm" svg:y2="18.485cm">
          <text:p/>
        </draw:line>
        <draw:line draw:style-name="gr2" draw:text-style-name="P2" draw:layer="layout" svg:x1="12.014cm" svg:y1="18.748cm" svg:x2="14.698cm" svg:y2="19.284cm">
          <text:p/>
        </draw:line>
        <draw:path draw:style-name="gr2" draw:text-style-name="P2" draw:layer="layout" svg:width="0.268cm" svg:height="0.267cm" svg:x="15.499cm" svg:y="19.021cm" svg:viewBox="0 0 269 268" svg:d="M269 0c0 148-120 268-269 268">
          <text:p/>
        </draw:path>
        <draw:path draw:style-name="gr2" draw:text-style-name="P2" draw:layer="layout" svg:width="0.053cm" svg:height="0.005cm" svg:x="14.697cm" svg:y="19.283cm" svg:viewBox="0 0 54 6" svg:d="M54 6c-19 0-36-3-54-6">
          <text:p/>
        </draw:path>
        <draw:line draw:style-name="gr2" draw:text-style-name="P2" draw:layer="layout" svg:x1="14.75cm" svg:y1="19.288cm" svg:x2="15.499cm" svg:y2="19.288cm">
          <text:p/>
        </draw:line>
        <draw:line draw:style-name="gr2" draw:text-style-name="P2" draw:layer="layout" svg:x1="8.045cm" svg:y1="15.874cm" svg:x2="8.045cm" svg:y2="15.939cm">
          <text:p/>
        </draw:line>
        <draw:path draw:style-name="gr2" draw:text-style-name="P2" draw:layer="layout" svg:width="0cm" svg:height="0.015cm" svg:x="8.045cm" svg:y="15.858cm" svg:viewBox="0 0 0 16" svg:d="M0 16c0-5 0-11 0-16">
          <text:p/>
        </draw:path>
        <draw:line draw:style-name="gr2" draw:text-style-name="P2" draw:layer="layout" svg:x1="8.046cm" svg:y1="15.858cm" svg:x2="7.264cm" svg:y2="15.996cm">
          <text:p/>
        </draw:line>
        <draw:path draw:style-name="gr2" draw:text-style-name="P2" draw:layer="layout" svg:width="0.146cm" svg:height="0.244cm" svg:x="7.118cm" svg:y="15.753cm" svg:viewBox="0 0 147 245" svg:d="M104 0c-45 7-81 37-96 79-16 41-7 88 21 122 29 34 74 50 118 42">
          <text:p/>
        </draw:path>
        <draw:line draw:style-name="gr2" draw:text-style-name="P2" draw:layer="layout" svg:x1="8.003cm" svg:y1="15.615cm" svg:x2="7.221cm" svg:y2="15.754cm">
          <text:p/>
        </draw:line>
        <draw:path draw:style-name="gr2" draw:text-style-name="P2" draw:layer="layout" svg:width="0.03cm" svg:height="0.076cm" svg:x="7.972cm" svg:y="15.539cm" svg:viewBox="0 0 31 77" svg:d="M31 77c-10-26-20-51-31-77">
          <text:p/>
        </draw:path>
        <draw:line draw:style-name="gr3" draw:text-style-name="P2" draw:layer="layout" svg:x1="17.745cm" svg:y1="20.349cm" svg:x2="17.745cm" svg:y2="21.727cm">
          <text:p/>
        </draw:line>
        <draw:line draw:style-name="gr3" draw:text-style-name="P2" draw:layer="layout" svg:x1="23.098cm" svg:y1="20.349cm" svg:x2="23.098cm" svg:y2="21.727cm">
          <text:p/>
        </draw:line>
        <draw:line draw:style-name="gr3" draw:text-style-name="P2" draw:layer="layout" svg:x1="17.745cm" svg:y1="21.589cm" svg:x2="23.098cm" svg:y2="21.589cm">
          <text:p/>
        </draw:line>
        <draw:polygon draw:style-name="gr4" draw:text-style-name="P3" draw:layer="layout" svg:width="0.412cm" svg:height="0.206cm" svg:x="17.745cm" svg:y="21.486cm" svg:viewBox="0 0 413 207" draw:points="0,103 413,207 413,103 413,0">
          <text:p/>
        </draw:polygon>
        <draw:polygon draw:style-name="gr4" draw:text-style-name="P3" draw:layer="layout" svg:width="0.412cm" svg:height="0.206cm" svg:x="22.686cm" svg:y="21.486cm" svg:viewBox="0 0 413 207" draw:points="413,103 0,0 0,103 0,207">
          <text:p/>
        </draw:polygon>
        <draw:path draw:style-name="gr4" draw:text-style-name="P3" draw:layer="layout" svg:width="2.058cm" svg:height="0.311cm" svg:x="19.428cm" svg:y="21.729cm" svg:viewBox="0 0 2059 312" svg:d="M49 272h142v34h-191v-34c15-16 36-37 63-64 26-28 43-45 50-53 14-15 23-27 28-37s8-20 8-30c0-16-6-29-17-39s-27-15-45-15c-12 0-26 2-40 6-14 5-29 12-45 21v-41c16-7 31-12 46-15 14-4 27-5 39-5 32 0 56 7 75 23 18 16 28 36 28 62 0 13-3 24-7 35-5 11-13 24-25 39-4 4-14 16-32 34-19 20-45 46-77 79zM258 5h44l75 112 75-112h43l-96 144 103 157h-44l-84-128-85 128h-44l107-161zM696 272h67v-230l-72 15v-37l71-15h41v267h66v34h-173zM1038 32c-21 0-36 10-47 31-10 20-16 51-16 92 0 43 6 73 16 94 11 21 26 31 47 31s37-10 48-31c10-21 15-51 15-94 0-41-5-72-15-92-11-21-27-31-48-31zM1038 0c34 0 60 13 77 40 18 26 27 65 27 115 0 52-9 91-27 117-17 27-43 40-77 40-33 0-59-13-77-40-18-26-27-65-27-117 0-50 9-89 27-115 18-27 44-40 77-40zM1300 32c-21 0-36 10-47 31-11 20-16 51-16 92 0 43 5 73 16 94s26 31 47 31 37-10 48-31c10-21 15-51 15-94 0-41-5-72-15-92-11-21-27-31-48-31zM1300 0c34 0 60 13 77 40 18 26 27 65 27 115 0 52-9 91-27 117-17 27-43 40-77 40-33 0-59-13-77-40-18-26-27-65-27-117 0-50 9-89 27-115 18-27 44-40 77-40zM1475 255h43v51h-43zM1693 32c-21 0-37 10-47 31-11 20-16 51-16 92 0 43 5 73 16 94 10 21 26 31 47 31s37-10 47-31c11-21 16-51 16-94 0-41-5-72-16-92-10-21-26-31-47-31zM1693 0c34 0 59 13 77 40 18 26 27 65 27 115 0 52-9 91-27 117-18 27-43 40-77 40s-59-13-77-40c-18-26-27-65-27-117 0-50 9-89 27-115 18-27 43-40 77-40zM1955 32c-21 0-37 10-47 31-11 20-16 51-16 92 0 43 5 73 16 94 10 21 26 31 47 31s37-10 47-31c11-21 16-51 16-94 0-41-5-72-16-92-10-21-26-31-47-31zM1955 0c34 0 59 13 77 40 18 26 27 65 27 115 0 52-9 91-27 117-18 27-43 40-77 40s-59-13-77-40c-18-26-27-65-27-117 0-50 9-89 27-115 18-27 43-40 77-40z">
          <text:p/>
        </draw:path>
        <draw:path draw:style-name="gr4" draw:text-style-name="P3" draw:layer="layout" svg:width="2.062cm" svg:height="0.315cm" svg:x="19.426cm" svg:y="21.727cm" svg:viewBox="0 0 2063 316" svg:d="M51 272h142 2v2 34 2h-2-191-2v-2-34-1c16-16 37-38 63-65 27-26 44-45 50-52v-1c13-14 22-26 27-36s8-20 8-29c0-16-5-28-16-38-11-9-25-14-43-14-12 0-25 2-39 6-14 5-29 11-45 20l-3 2v-3-41-2h1c16-7 32-12 46-15 14-4 28-5 40-5 31 0 56 8 76 23 19 16 29 38 29 64 0 13-3 25-7 36-5 11-14 25-27 40-3 5-14 16-32 35-18 18-43 44-76 78l-1-2zM49 273c33-34 58-60 76-78 18-19 29-31 32-35l2 1-2-1c13-15 21-28 26-38 4-11 7-23 7-35 0-25-9-45-28-60-19-16-43-23-73-23-12 0-25 1-39 5-14 3-29 8-46 14v-1h2v41h-2l-1-2c16-9 31-16 45-20 15-5 28-7 41-7 19 0 34 5 45 15 12 11 18 25 18 41 0 10-3 20-8 31-5 10-15 23-28 37l-1-1 1 1c-6 9-23 26-50 53-26 27-47 49-63 65l-1-2h2v34h-2v-2h191v2h-2v-34h2v2h-142-5zM260 5h44 1l1 1 74 112-1 1-2-1 75-112 1-1h1 43 4l-2 3-97 144-1-1 1-1 103 157 2 3h-3-44-1l-1-1-84-127 2-1 1 1-85 127v1h-1-44-4l2-3 107-161 2 1-2 1-93-140-2-3zM262 6l94 140v1 1l-108 161-1-1v-2h44v2l-2-1 85-128 2-2 1 2 85 128-2 1v-2h44v2l-2 1-103-157-1-1 1-1 97-144 1 1v2h-43v-2l1 1-75 112-1 2-2-2-75-112 2-1v2h-44v-2zM698 272h67v2h-2v-230h2v2l-72 15h-2v-2-37-2h1l72-15h41 2v2 267h-2v-2h66 2v2 34 2h-2-173-2v-2-34-2zM701 274v34h-3v-2h173v2h-2v-34h2v2h-66-2v-2-267h2v2h-41v-2l1 2-72 15v-2h2v37h-2l-1-2 72-15h3v2 230 2h-2-67v-2zM1040 36c-20 0-35 10-45 30s-16 50-16 91c0 42 6 73 16 93s25 30 45 30c21 0 35-10 46-30 10-20 15-51 15-93 0-41-5-71-15-91-11-20-25-30-46-30zM1040 32c22 0 39 11 49 32 11 21 16 52 16 93 0 43-5 74-16 95-10 21-27 32-49 32-21 0-38-11-49-32-10-21-16-52-16-95 0-41 6-72 16-93 11-21 28-32 49-32zM1040 0c34 0 61 13 79 40s27 67 27 117c0 52-9 91-27 118s-45 41-79 41-61-14-79-41-27-66-27-118c0-50 9-90 27-117s45-40 79-40zM1040 4c-33 0-58 13-75 39-18 26-26 64-26 114 0 52 8 90 26 116 17 26 42 39 75 39s58-13 76-39c17-26 26-64 26-116 0-50-9-88-26-114-18-26-43-39-76-39zM1302 36c-20 0-35 10-45 30-11 20-16 50-16 91 0 42 5 73 16 93 10 20 25 30 45 30 21 0 35-10 46-30 10-20 15-51 15-93 0-41-5-71-15-91-11-20-25-30-46-30zM1302 32c22 0 39 11 49 32 11 21 16 52 16 93 0 43-5 74-16 95-10 21-27 32-49 32-21 0-38-11-49-32-10-21-16-52-16-95 0-41 6-72 16-93 11-21 28-32 49-32zM1302 0c34 0 61 13 79 40s27 67 27 117c0 52-9 91-27 118s-45 41-79 41-61-14-79-41-27-66-27-118c0-50 9-90 27-117s45-40 79-40zM1302 4c-33 0-58 13-75 39-18 26-27 64-27 114 0 52 9 90 27 116 17 26 42 39 75 39s58-13 76-39c17-26 26-64 26-116 0-50-9-88-26-114-18-26-43-39-76-39zM1477 255h43 2v2 51 2h-2-43-2v-2-51-2zM1479 257v51h-2v-2h43v2h-2v-51h2v2h-43v-2zM1695 36c-20 0-35 10-45 30-11 20-16 50-16 91 0 42 5 73 16 93 10 20 25 30 45 30s35-10 45-30c11-20 16-51 16-93 0-41-5-71-16-91-10-20-25-30-45-30zM1695 32c22 0 38 11 49 32s16 52 16 93c0 43-5 74-16 95s-27 32-49 32-38-11-49-32-16-52-16-95c0-41 5-72 16-93s27-32 49-32zM1695 0c34 0 61 13 79 40s27 67 27 117c0 52-9 91-27 118s-45 41-79 41-61-14-79-41-27-66-27-118c0-50 9-90 27-117s45-40 79-40zM1695 4c-33 0-58 13-75 39-18 26-27 64-27 114 0 52 9 90 27 116 17 26 42 39 75 39s58-13 75-39c18-26 27-64 27-116 0-50-9-88-27-114-17-26-42-39-75-39zM1957 36c-20 0-35 10-45 30-11 20-16 50-16 91 0 42 5 73 16 93 10 20 25 30 45 30s35-10 45-30c11-20 16-51 16-93 0-41-5-71-16-91-10-20-25-30-45-30zM1957 32c22 0 38 11 49 32s16 52 16 93c0 43-5 74-16 95s-27 32-49 32-38-11-49-32-16-52-16-95c0-41 5-72 16-93s27-32 49-32zM1957 0c34 0 61 13 79 40s27 67 27 117c0 52-9 91-27 118s-45 41-79 41-61-14-79-41-27-66-27-118c0-50 9-90 27-117s45-40 79-40zM1957 4c-33 0-58 13-75 39-18 26-27 64-27 114 0 52 9 90 27 116 17 26 42 39 75 39s58-13 75-39c18-26 27-64 27-116 0-50-9-88-27-114-17-26-42-39-75-39z">
          <text:p/>
        </draw:path>
        <draw:line draw:style-name="gr3" draw:text-style-name="P2" draw:layer="layout" svg:x1="19.672cm" svg:y1="18.091cm" svg:x2="19.672cm" svg:y2="20.934cm">
          <text:p/>
        </draw:line>
        <draw:line draw:style-name="gr3" draw:text-style-name="P2" draw:layer="layout" svg:x1="21.171cm" svg:y1="18.091cm" svg:x2="21.171cm" svg:y2="20.934cm">
          <text:p/>
        </draw:line>
        <draw:line draw:style-name="gr3" draw:text-style-name="P2" draw:layer="layout" svg:x1="19.672cm" svg:y1="20.797cm" svg:x2="21.171cm" svg:y2="20.797cm">
          <text:p/>
        </draw:line>
        <draw:polygon draw:style-name="gr4" draw:text-style-name="P3" draw:layer="layout" svg:width="0.412cm" svg:height="0.206cm" svg:x="19.672cm" svg:y="20.694cm" svg:viewBox="0 0 413 207" draw:points="0,103 413,207 413,103 413,0">
          <text:p/>
        </draw:polygon>
        <draw:polygon draw:style-name="gr4" draw:text-style-name="P3" draw:layer="layout" svg:width="0.412cm" svg:height="0.206cm" svg:x="20.759cm" svg:y="20.694cm" svg:viewBox="0 0 413 207" draw:points="413,103 0,0 0,103 0,207">
          <text:p/>
        </draw:polygon>
        <draw:path draw:style-name="gr4" draw:text-style-name="P3" draw:layer="layout" svg:width="1.796cm" svg:height="0.311cm" svg:x="19.57cm" svg:y="21.039cm" svg:viewBox="0 0 1797 312" svg:d="M49 272h141v35h-190v-35c15-17 36-38 63-65 26-27 43-44 50-52 13-14 22-27 27-37s8-20 8-30c0-16-6-29-17-39s-26-15-44-15c-12 0-26 2-40 7-14 4-29 11-45 20v-41c16-7 31-12 46-15 14-3 27-5 39-5 31 0 56 8 74 23 19 16 28 37 28 63 0 12-2 24-7 35s-13 24-25 39c-4 4-14 15-32 34-18 18-44 44-76 78zM258 5h43l75 112 75-112h43l-96 145 103 157h-44l-84-129-85 129h-44l107-162zM724 272h141v35h-190v-35c15-17 36-38 63-65 26-27 43-44 50-52 13-14 22-27 27-37s8-20 8-30c0-16-6-29-17-39s-26-15-44-15c-12 0-26 2-40 7-14 4-29 11-45 20v-41c16-7 31-12 46-15 14-3 27-5 39-5 31 0 55 8 74 23 18 16 28 37 28 63 0 12-3 24-7 35-5 11-13 24-25 39-4 4-14 15-32 34-18 18-44 44-76 78zM1037 163c-19 0-34 5-45 16-11 10-17 24-17 42s6 32 17 43 26 16 45 16c20 0 35-5 46-16 12-11 18-25 18-43s-6-32-18-42c-11-11-26-16-46-16zM997 146c-18-4-31-13-41-25-10-11-15-26-15-43 0-24 9-43 26-57s41-21 70-21c30 0 55 7 72 21s25 33 25 57c0 17-5 32-14 43-10 12-24 21-42 25 21 4 36 13 47 27 11 13 16 29 16 48 0 29-9 53-26 68-18 16-45 23-78 23s-58-7-76-23c-18-15-27-39-27-68 0-19 6-35 17-48 11-14 26-23 46-27zM982 82c0 15 5 27 14 36 10 9 24 13 41 13 18 0 31-4 41-13 11-9 16-21 16-36 0-16-5-28-16-37-10-8-23-13-41-13-17 0-31 5-41 13-9 9-14 21-14 37zM1213 255h43v52h-43zM1431 32c-21 0-36 10-47 31s-16 52-16 93 5 72 16 92c11 22 26 32 47 32s37-10 48-32c10-20 15-51 15-92s-5-72-15-93c-11-21-27-31-48-31zM1431 0c34 0 60 13 77 40 18 27 27 65 27 116 0 50-9 89-27 117-17 26-43 39-77 39-33 0-59-13-77-39-18-28-27-67-27-117 0-51 9-89 27-116s44-40 77-40zM1693 32c-21 0-37 10-47 31-11 21-16 52-16 93s5 72 16 92c10 22 26 32 47 32s37-10 47-32c11-20 16-51 16-92s-5-72-16-93c-10-21-26-31-47-31zM1693 0c34 0 59 13 77 40s27 65 27 116c0 50-9 89-27 117-18 26-43 39-77 39s-59-13-77-39c-18-28-27-67-27-117 0-51 9-89 27-116s43-40 77-40z">
          <text:p/>
        </draw:path>
        <draw:path draw:style-name="gr4" draw:text-style-name="P3" draw:layer="layout" svg:width="1.8cm" svg:height="0.315cm" svg:x="19.568cm" svg:y="21.037cm" svg:viewBox="0 0 1801 316" svg:d="M51 272h141 2v2 35 2h-2-190-2v-2-35-1c16-16 37-37 63-65 27-27 44-44 50-52 13-15 22-27 27-37 6-10 8-19 8-29 0-15-5-27-16-37s-25-15-43-15c-12 0-25 2-39 7-14 4-29 11-45 20l-3 1v-3-41-1l1-1c16-7 32-12 46-15 15-3 28-5 40-5 31 0 57 8 75 24 19 16 29 37 29 64 0 12-3 24-7 36-5 11-13 24-26 39-3 4-14 15-32 34s-43 46-76 79l-1-2zM49 273c33-33 58-60 76-79 18-18 29-30 32-34l2 2-2-1c12-15 20-28 25-39s7-22 7-34c0-26-9-46-27-61s-43-23-73-23c-12 0-25 2-39 5s-29 8-45 15l-1-2h2v41h-2l-1-2c16-9 31-16 46-20 14-5 28-7 40-7 19 0 34 5 46 16 11 10 17 24 17 40 0 10-3 21-8 31s-14 23-27 38l-2-2 2 2c-7 7-24 25-51 52-26 28-47 49-63 65l-1-2h2v35h-2v-2h190v2h-2v-35h2v2h-141-5zM260 5h43 1l1 1 74 112-1 1-2-1 75-112 1-1h1 43 4l-2 4-96 144-2-1 2-2 103 157 2 4h-4-44-1l-1-1-84-129 2-1 1 1-85 129v1h-1-44-4l2-4 107-161 2 1-2 2-93-140-2-4zM261 6l94 140v1 2l-107 161-2-1v-2h44v2l-2-2 85-128 2-3 1 3 85 128-2 2v-2h44v2l-2 1-103-157-1-1 1-2 97-144 1 1v3h-43v-3l1 2-75 111-1 3-2-3-75-111 2-2v3h-43v-3zM726 272h141 2v2 35 2h-2-190-2v-2-35-1c16-16 37-37 63-65 27-27 44-44 50-52 13-15 22-27 27-37s8-19 8-29c0-15-5-27-16-37s-25-15-43-15c-12 0-25 2-39 7-14 4-29 11-45 20l-3 1v-3-41-1l1-1c16-7 32-12 46-15s28-5 40-5c31 0 56 8 75 24s29 37 29 64c0 12-3 24-7 36-5 11-14 24-26 39-3 4-14 15-32 34s-43 46-76 79l-1-2zM724 273c33-33 58-60 76-79 18-18 29-30 32-34l2 2-2-1c12-15 20-28 25-39 4-11 7-22 7-34 0-26-9-46-27-61-19-15-43-23-73-23-12 0-25 2-39 5s-29 8-46 15v-2h2v41h-2l-1-2c16-9 31-16 45-20 15-5 28-7 41-7 19 0 34 5 45 16 12 10 18 24 18 40 0 10-3 21-8 31s-15 23-28 38l-1-2 1 2c-6 7-23 25-50 52-26 28-47 49-63 65l-1-2h2v35h-2v-2h190v2h-2v-35h2v2h-141-5zM1039 167c-19 0-33 5-44 15-10 10-16 23-16 41 0 19 6 32 16 42 11 10 25 15 44 15s34-5 45-15c10-10 16-23 16-42 0-18-6-31-16-41-11-10-26-15-45-15zM1039 163c20 0 36 5 48 16 11 11 17 26 17 44 0 19-6 34-18 45-11 11-27 16-47 16-19 0-35-5-47-16-11-10-17-25-17-45 0-18 6-33 17-44 12-11 28-16 47-16zM998 150c-17-5-32-13-42-25s-15-28-15-45c0-25 9-44 27-59 17-14 41-21 71-21 31 0 55 7 72 21 17 15 27 34 27 59 0 17-5 33-16 45-10 12-24 20-41 25l-1-2 1-2c20 4 35 14 46 27 13 14 18 31 18 50 0 31-9 54-28 70-18 16-44 23-78 23-33 0-59-7-77-23s-28-39-28-70c0-19 6-36 17-50 12-13 27-23 47-27l1 2zM999 150c-19 4-34 13-45 26-10 13-16 28-16 47 0 30 9 51 26 67 18 15 43 22 75 22 33 0 58-7 75-22 19-16 27-37 27-67 0-19-5-34-17-47-10-13-25-22-44-26l-9-2 9-2c17-4 30-12 39-24 10-11 15-25 15-42 0-24-9-42-26-55-16-14-39-21-69-21-29 0-52 7-69 21-16 13-24 31-24 55 0 17 4 31 14 42 9 12 22 20 39 24l9 2zM986 84c0 15 4 26 14 34 9 9 22 13 39 13s30-4 40-13c9-8 14-19 14-34s-5-27-14-35c-10-9-23-13-40-13s-30 4-39 13c-10 8-14 20-14 35zM982 84c0-16 5-29 15-38s24-14 42-14 32 5 43 14c10 9 15 22 15 38s-5 29-15 38c-11 9-25 13-43 13s-32-4-42-13-15-22-15-38zM1215 255h43 2v3 51 2h-2-43-2v-2-51-3zM1217 258v51h-2v-2h43v2h-2v-51h2v2h-43v-2zM1433 36c-20 0-35 10-45 30-11 20-16 51-16 92s5 72 16 92c10 21 25 30 45 30 21 0 35-9 46-30 10-20 15-51 15-92s-5-72-15-92c-11-20-25-30-46-30zM1433 32c22 0 39 11 49 32 11 21 16 52 16 94 0 41-5 73-16 94-10 21-27 32-49 32-21 0-38-11-49-32-10-21-16-53-16-94 0-42 6-73 16-94 11-21 28-32 49-32zM1433 0c34 0 61 14 79 41s27 66 27 117-9 91-27 118-45 40-79 40-61-13-79-40-27-67-27-118 9-90 27-117 45-41 79-41zM1433 4c-33 0-58 13-75 39-18 26-27 64-27 115 0 50 9 89 27 115 17 27 42 39 75 39s58-12 76-39c17-26 26-65 26-115 0-51-9-89-26-115-18-26-43-39-76-39zM1695 36c-20 0-35 10-45 30-11 20-16 51-16 92s5 72 16 92c10 21 25 30 45 30 21 0 35-9 46-30 10-20 15-51 15-92s-5-72-15-92c-11-20-25-30-46-30zM1695 32c22 0 39 11 49 32 11 21 16 52 16 94 0 41-5 73-16 94-10 21-27 32-49 32-21 0-38-11-49-32s-16-53-16-94c0-42 5-73 16-94s28-32 49-32zM1695 0c34 0 61 14 79 41s27 66 27 117-9 91-27 118-45 40-79 40-61-13-79-40-27-67-27-118 9-90 27-117 45-41 79-41zM1695 4c-33 0-58 13-75 39-18 26-27 64-27 115 0 50 9 89 27 115 17 27 42 39 75 39s58-12 76-39c17-26 26-65 26-115 0-51-9-89-26-115-18-26-43-39-76-39z">
          <text:p/>
        </draw:path>
        <draw:line draw:style-name="gr3" draw:text-style-name="P2" draw:layer="layout" svg:x1="19.21cm" svg:y1="19.502cm" svg:x2="18.75cm" svg:y2="19.502cm">
          <text:p/>
        </draw:line>
        <draw:line draw:style-name="gr3" draw:text-style-name="P2" draw:layer="layout" svg:x1="18.888cm" svg:y1="20.359cm" svg:x2="18.888cm" svg:y2="19.502cm">
          <text:p/>
        </draw:line>
        <draw:polygon draw:style-name="gr4" draw:text-style-name="P3" draw:layer="layout" svg:width="0.206cm" svg:height="0.411cm" svg:x="18.785cm" svg:y="20.359cm" svg:viewBox="0 0 207 412" draw:points="103,0 0,412 103,412 207,412">
          <text:p/>
        </draw:polygon>
        <draw:polygon draw:style-name="gr4" draw:text-style-name="P3" draw:layer="layout" svg:width="0.206cm" svg:height="0.411cm" svg:x="18.785cm" svg:y="19.091cm" svg:viewBox="0 0 207 412" draw:points="103,412 207,0 103,0 0,0">
          <text:p/>
        </draw:polygon>
        <draw:path draw:style-name="gr4" draw:text-style-name="P3" draw:layer="layout" svg:width="0.312cm" svg:height="1.795cm" svg:x="18.406cm" svg:y="18.264cm" svg:viewBox="0 0 313 1796" svg:d="M273 1747v-141h34v190h-34c-16-15-38-36-64-63-27-26-45-43-53-50-14-13-26-22-37-27-10-5-21-8-30-8-16 0-29 6-39 17s-16 26-16 44c0 12 3 26 7 40 5 14 11 29 20 45h-41c-6-16-11-31-15-46-3-14-5-27-5-39 0-31 8-55 24-74 15-18 36-28 62-28 12 0 25 3 36 7 11 5 24 13 39 25 4 4 15 14 34 32 18 18 44 44 78 76zM6 1539v-44l112-75-112-75v-43l145 96 156-103v44l-128 84 128 85v44l-160-107zM273 1101v-67h-230l14 73h-37l-14-72v-41h267v-66h34v173zM141 754c0 18 6 33 18 43 13 11 30 16 52 16 21 0 38-5 51-16 12-10 19-25 19-43s-7-33-19-43c-13-11-30-16-51-16-22 0-39 5-52 16-12 10-18 25-18 43zM12 673h37c-4 11-8 21-11 31-2 11-4 21-4 31 0 27 10 47 28 62 18 14 46 22 83 24-12-8-21-18-27-30s-10-25-10-39c0-31 10-54 28-72 18-17 43-26 75-26 30 0 55 9 74 27 18 18 28 43 28 73 0 35-14 61-40 80-27 18-65 27-116 27-47 0-86-11-114-34-29-22-43-52-43-90 0-10 1-21 3-31 2-11 5-21 9-33zM256 583v-42h51v42zM32 365c0 21 11 37 31 47 21 11 53 16 94 16s72-5 93-16c20-10 31-26 31-47s-11-36-31-47c-21-11-52-16-93-16s-73 5-94 16c-20 11-31 26-31 47zM0 365c0-33 14-59 40-77 27-18 66-26 117-26s89 8 116 26c26 18 40 44 40 77 0 34-14 60-40 77-27 18-65 27-116 27s-90-9-117-27c-26-17-40-43-40-77zM32 104c0 20 11 36 31 47 21 10 53 15 94 15s72-5 93-15c20-11 31-27 31-47 0-22-11-37-31-48-21-10-52-16-93-16s-73 6-94 16c-20 11-31 26-31 48zM0 104c0-34 14-60 40-78 27-17 66-26 117-26s89 9 116 26c26 18 40 44 40 78 0 33-14 59-40 77-27 17-65 26-116 26s-90-9-117-26c-26-18-40-44-40-77z">
          <text:p/>
        </draw:path>
        <draw:path draw:style-name="gr4" draw:text-style-name="P3" draw:layer="layout" svg:width="0.316cm" svg:height="1.799cm" svg:x="18.404cm" svg:y="18.262cm" svg:viewBox="0 0 317 1800" svg:d="M273 1749v-141-2h2 34 2v2 190 2h-2-34-1-1c-16-16-37-37-64-63-27-27-44-44-52-50-14-13-27-22-37-27-9-5-19-8-28-8-16 0-28 5-38 16s-14 25-14 43c0 12 2 25 6 39s11 29 20 45l2 3h-4-42-1l-1-1c-6-16-11-32-15-46-3-14-5-28-5-40 0-31 8-56 25-75 16-19 38-29 64-29 12 0 25 3 36 7 11 5 24 14 39 26 4 3 16 14 34 32 19 18 45 43 78 76l-1 1zM273 1751c-33-33-59-58-78-76-18-18-29-29-33-32l1-2-1 2c-15-12-28-20-39-25-11-4-22-7-34-7-26 0-46 9-61 27-16 19-24 43-24 73 0 12 2 25 5 39 4 14 9 29 16 45l-3 1v-2h42v2l-2 1c-9-16-15-31-20-45-4-15-7-28-7-41 0-19 6-34 16-45 10-12 24-18 41-18 10 0 20 3 30 8 11 5 23 14 38 28l-2 1 2-1c8 6 25 23 52 50 27 26 48 47 64 63l-1 1v-2h34v2h-2v-190h2v2h-34v-2h2v141 5zM6 1541v-44-1l1-1 112-74 1 1-1 2-112-75h-1v-2-43-4l3 2 145 97-1 1-1-1 156-103 3-2v3 44 1l-1 1-128 84-1-2 1-1 128 85h1v1 44 4l-3-2-160-107 1-2 1 2-141 93-3 2zM7 1539l141-94h1 1l160 108-1 1h-2v-44h2l-1 2-128-85-2-2 2-1 128-85 1 2h-2v-44h2l1 2-156 103-1 1-1-1-145-96 1-2h2v43h-2l1-1 112 75 3 1-3 2-112 75-1-2h2v44h-2zM273 1103v-67h2v2h-229v-2h2l14 72 1 3h-3-38-1l-1-2-14-72v-41-2h2 267v2h-2v-66-2h2 34 2v2 173 2h-2-34-2zM275 1101h34v2h-2v-173h2v2h-34v-2h2v66 2h-2-267v-2h2v41h-2l2-1 15 72-3 1v-3h38v3h-2l-14-72-1-3h3 229 2v2 67h-2zM145 756c0 18 6 31 18 42 12 10 28 15 50 15 21 0 37-5 49-15 13-11 19-24 19-42s-6-31-19-42c-12-10-28-15-49-15-22 0-38 5-50 15-12 11-18 24-18 42zM141 756c0-19 6-34 19-45s31-16 53-16c21 0 39 5 52 16s20 26 20 45-7 34-20 45-31 16-52 16c-22 0-40-5-53-16s-19-26-19-45zM14 673h38 4l-2 3c-5 10-8 20-11 31-2 10-3 20-3 30 0 26 8 46 26 60s44 22 81 24v2l-1 1c-12-8-22-18-28-30s-10-26-10-40c0-31 10-56 29-73 18-18 44-27 76-27 31 0 56 9 75 28 19 18 29 43 29 74 0 35-14 63-41 81-27 19-66 28-117 28-48 0-86-11-115-34s-44-54-44-92c0-11 1-21 3-32 2-10 5-21 9-32l1-2zM16 676c-4 11-7 22-9 32-2 11-3 21-3 31 0 37 14 67 43 89 28 22 65 33 112 33 50 0 88-9 115-27 26-18 39-44 39-78 0-30-9-53-28-71-18-18-42-27-72-27-32 0-56 8-74 26-18 17-26 40-26 70 0 14 3 26 9 38s14 21 26 29l6 4h-7c-37-2-65-10-84-25-18-14-28-36-28-63 0-10 2-21 4-31 3-11 7-21 11-32l2 1v2h-38v-2zM256 585v-42-2h2 51 2v2 42 2h-2-51-2zM258 583h51v2h-2v-42h2v2h-51v-2h2v42h-2zM38 367c0 21 9 35 29 46 21 10 51 15 92 15s71-5 92-15c20-11 30-25 30-46 0-20-10-35-30-45-21-11-51-16-92-16s-71 5-92 16c-20 10-29 25-29 45zM33 367c0-21 11-38 32-49s53-16 94-16 73 5 94 16 32 28 32 49c0 22-11 39-32 49-21 11-53 16-94 16s-73-5-94-16c-21-10-32-27-32-49zM0 367c0-34 14-60 42-78 27-18 66-27 117-27s90 9 117 27 41 44 41 78-14 61-41 79-66 27-117 27-90-9-117-27c-28-18-42-45-42-79zM4 367c0 33 13 58 40 76 27 17 65 26 115 26s88-9 115-26c26-18 39-43 39-76s-13-58-39-75c-27-18-65-26-115-26s-88 8-115 26c-27 17-40 42-40 75zM38 106c0 20 9 35 29 45 21 10 51 15 92 15s71-5 92-15c20-10 30-25 30-45 0-21-10-36-30-46-21-10-51-16-92-16s-71 6-92 16c-20 10-29 25-29 46zM33 106c0-22 11-39 32-50 21-10 53-16 94-16s73 6 94 16c21 11 32 28 32 50 0 21-11 38-32 48-21 11-53 16-94 16s-73-5-94-16c-21-10-32-27-32-48zM0 106c0-35 14-61 42-79 27-18 66-27 117-27s90 9 117 27 41 44 41 79c0 34-14 60-41 78s-66 27-117 27-90-9-117-27c-28-18-42-44-42-78zM4 106c0 33 13 57 40 75 27 17 65 26 115 26s88-9 115-26c26-18 39-42 39-75 0-34-13-58-39-76-27-17-65-26-115-26s-88 9-115 26c-27 18-40 42-40 76z">
          <text:p/>
        </draw:path>
        <draw:line draw:style-name="gr3" draw:text-style-name="P2" draw:layer="layout" svg:x1="19.21cm" svg:y1="18.004cm" svg:x2="18.074cm" svg:y2="18.004cm">
          <text:p/>
        </draw:line>
        <draw:line draw:style-name="gr3" draw:text-style-name="P2" draw:layer="layout" svg:x1="18.211cm" svg:y1="20.359cm" svg:x2="18.211cm" svg:y2="18.004cm">
          <text:p/>
        </draw:line>
        <draw:polygon draw:style-name="gr4" draw:text-style-name="P3" draw:layer="layout" svg:width="0.206cm" svg:height="0.412cm" svg:x="18.108cm" svg:y="19.947cm" svg:viewBox="0 0 207 413" draw:points="104,413 207,0 104,0 0,0">
          <text:p/>
        </draw:polygon>
        <draw:polygon draw:style-name="gr4" draw:text-style-name="P3" draw:layer="layout" svg:width="0.206cm" svg:height="0.411cm" svg:x="18.108cm" svg:y="18.004cm" svg:viewBox="0 0 207 412" draw:points="104,0 0,412 104,412 207,412">
          <text:p/>
        </draw:polygon>
        <draw:path draw:style-name="gr4" draw:text-style-name="P3" draw:layer="layout" svg:width="0.312cm" svg:height="1.796cm" svg:x="17.733cm" svg:y="17.879cm" svg:viewBox="0 0 313 1797" svg:d="M273 1748v-142h34v191h-34c-16-16-38-37-64-63-27-27-45-44-52-50-16-13-28-22-38-28-11-5-21-7-30-7-16 0-29 5-39 16-10 12-15 26-15 44 0 13 2 26 6 40 5 15 11 30 20 46h-41c-6-17-11-32-15-46-3-14-5-27-5-39 0-31 8-56 24-74 15-19 36-28 62-28 12 0 24 2 35 7 11 4 24 13 40 25 4 3 15 14 34 32s44 43 78 76zM6 1539v-43l111-75-111-75v-44l145 97 156-103v44l-128 84 128 85v44l-161-107zM41 997l161 102v-102zM6 1007v-52h196v-43h34v43h71v42h-71v135h-39zM41 734l161 102v-102zM6 744v-51h196v-42h34v42h71v41h-71v135h-39zM256 584v-43h51v43zM33 366c0 21 10 36 30 47 21 11 52 16 94 16 41 0 72-5 93-16 20-11 31-26 31-47s-11-37-31-47c-21-11-52-16-93-16-42 0-73 5-94 16-20 10-30 26-30 47zM0 366c0-34 14-59 40-77 27-18 66-27 117-27s89 9 116 27 40 43 40 77-13 59-40 77-65 27-116 27-90-9-117-27c-26-18-40-43-40-77zM33 104c0 21 10 37 30 47 21 11 52 16 94 16 41 0 72-5 93-16 20-10 31-26 31-47s-11-37-31-47c-21-11-52-16-93-16-42 0-73 5-94 16-20 10-30 26-30 47zM0 104c0-34 14-59 40-77 27-18 66-27 117-27s89 9 116 27 40 43 40 77-13 59-40 77-65 27-116 27-90-9-117-27c-26-18-40-43-40-77z">
          <text:p/>
        </draw:path>
        <draw:path draw:style-name="gr4" draw:text-style-name="P3" draw:layer="layout" svg:width="0.316cm" svg:height="1.8cm" svg:x="17.731cm" svg:y="17.877cm" svg:viewBox="0 0 317 1801" svg:d="M273 1750v-142-2h2 34 2v2 191 2h-2-34-1l-1-1c-16-15-37-36-64-63-27-26-44-43-52-50-14-13-26-22-36-27s-20-7-29-7c-16 0-29 5-39 16s-14 25-14 42c0 13 2 26 6 40 5 14 11 29 20 45l3 3h-5-41-1l-1-1c-6-17-11-32-15-47-3-14-5-27-5-39 0-31 8-57 24-76s38-28 65-28c13 0 25 2 36 7s24 13 40 25c4 4 15 15 33 32 19 18 45 44 78 76l-1 2zM273 1751c-33-32-59-58-77-76-19-18-30-28-34-31l1-2-1 2c-15-13-28-21-39-25-11-5-22-7-34-7-27 0-46 9-62 27-15 18-23 42-23 73 0 12 2 24 5 38 4 15 9 30 15 46l-2 1v-2h41v2l-1 1c-10-16-16-32-21-46-4-14-6-28-6-41 0-18 5-33 15-45 10-11 25-17 42-17 10 0 20 2 30 8 11 5 23 14 38 27l-1 2 1-2c8 7 25 24 52 50 27 27 48 48 64 63l-1 2v-2h34v2h-2v-191h2v2h-34v-2h2v142 5zM6 1541v-43-2h1l112-75 1 2-1 2-112-75-1-1v-1-44-3l3 2 145 96-1 2-1-2 156-103 3-2v4 44 1h-1l-127 85-2-2 2-2 127 85 1 1v1 44 4l-3-2-160-108 1-1 1 1-141 94-3 2zM7 1539l141-93 1-1 1 1 160 107-1 2h-2v-44h2l-1 2-128-85-2-2 2-2 128-84 1 2h-2v-44h2l1 2-156 103h-1-1l-145-97 1-2h2v44h-2l1-2 113 75 2 2-2 2-113 74-1-1h2v43h-2zM44 996l162 103-2 2h-2v-103h2v2h-161v-2zM43 996h161 3v2 103 4l-4-2-161-104-6-3zM6 1008v-51-2h2 196v2h-2v-43-2h2 34 2v2 43h-2v-2h71 2v2 41 2h-2-71v-2h2v136 2h-2-39-1l-191-126-1-1zM9 1007l191 125-1 2v-2h39v2h-2v-136-2h2 71v2h-2v-41h2v2h-71-2v-2-43h2v2h-34v-2h3v43 2h-3-196v-2h2v51h-2zM44 734l162 103-2 1h-2v-102h2v2h-161v-2zM43 734h161 3v2 102 4l-4-2-161-102-6-4zM6 746v-51-2h2 196v2h-2v-42-2h2 34 2v2 42h-2v-2h71 2v2 41 2h-2-71v-2h2v135 2h-2-39-1l-191-125h-1zM9 745l191 125-1 1v-2h39v2h-2v-135-2h2 71v2h-2v-41h2v2h-71-2v-2-42h2v2h-34v-2h3v42 2h-3-196v-2h2v51h-2zM256 586v-43-2h2 51 2v2 43 2h-2-51-2zM258 584h51v2h-2v-43h2v2h-51v-2h2v43h-2zM37 368c0 20 9 35 29 45 22 11 52 16 93 16s72-5 92-16c20-10 30-25 30-45 0-21-10-35-30-46-20-10-51-15-92-15s-71 5-93 15c-20 11-29 25-29 46zM33 368c0-22 10-39 31-49 22-11 54-16 95-16 42 0 73 5 94 16 21 10 32 27 32 49 0 21-11 38-32 49s-52 16-94 16c-41 0-73-5-95-16-21-11-31-28-31-49zM0 368c0-34 14-61 41-79 28-18 67-27 118-27s90 9 117 27 41 45 41 79-14 61-41 79-66 27-117 27-90-9-118-27c-27-18-41-45-41-79zM4 368c0 33 13 58 39 75 28 18 66 27 116 27 51 0 89-9 115-27 26-17 39-42 39-75s-13-58-39-76c-26-17-64-26-115-26-50 0-88 9-116 26-26 18-39 43-39 76zM37 106c0 20 9 35 29 45 22 11 52 16 93 16s72-5 92-16c20-10 30-25 30-45s-10-35-30-45c-20-11-51-16-92-16s-71 5-93 16c-20 10-29 25-29 45zM33 106c0-22 10-38 31-49 22-11 54-16 95-16 42 0 73 5 94 16s32 27 32 49-11 38-32 49-52 16-94 16c-41 0-73-5-95-16-21-11-31-27-31-49zM0 106c0-34 14-61 41-79 28-18 67-27 118-27s90 9 117 27 41 45 41 79-14 61-41 79-66 27-117 27-90-9-118-27c-27-18-41-45-41-79zM4 106c0 33 13 58 39 75 28 18 66 27 116 27 51 0 89-9 115-27 26-17 39-42 39-75s-13-58-39-75c-26-18-64-27-115-27-50 0-88 9-116 27-26 17-39 42-39 75z">
          <text:p/>
        </draw:path>
        <draw:line draw:style-name="gr3" draw:text-style-name="P2" draw:layer="layout" svg:x1="17.353cm" svg:y1="19.957cm" svg:x2="16.94cm" svg:y2="19.957cm">
          <text:p/>
        </draw:line>
        <draw:line draw:style-name="gr3" draw:text-style-name="P2" draw:layer="layout" svg:x1="17.078cm" svg:y1="20.359cm" svg:x2="17.078cm" svg:y2="19.957cm">
          <text:p/>
        </draw:line>
        <draw:polygon draw:style-name="gr4" draw:text-style-name="P3" draw:layer="layout" svg:width="0.206cm" svg:height="0.411cm" svg:x="16.975cm" svg:y="20.359cm" svg:viewBox="0 0 207 412" draw:points="103,0 0,412 103,412 207,412">
          <text:p/>
        </draw:polygon>
        <draw:polygon draw:style-name="gr4" draw:text-style-name="P3" draw:layer="layout" svg:width="0.206cm" svg:height="0.412cm" svg:x="16.975cm" svg:y="19.545cm" svg:viewBox="0 0 207 413" draw:points="103,413 207,0 103,0 0,0">
          <text:p/>
        </draw:polygon>
        <draw:path draw:style-name="gr4" draw:text-style-name="P3" draw:layer="layout" svg:width="0.312cm" svg:height="1.534cm" svg:x="16.892cm" svg:y="17.89cm" svg:viewBox="0 0 313 1535" svg:d="M273 1486v-142h34v191h-34c-16-16-38-37-65-63-26-27-44-44-52-50-14-13-27-22-37-28-10-5-20-7-29-7-16 0-29 5-41 16-10 12-15 26-15 44 0 13 3 26 7 40 4 15 11 30 21 46h-42c-6-17-11-32-15-46-3-14-5-27-5-39 0-31 8-56 24-74 15-19 37-28 63-28 12 0 24 2 35 7 11 4 24 13 39 25 4 3 15 14 34 32 18 18 44 43 78 76zM6 1277v-44l112-75-112-75v-44l145 97 156-103v44l-128 84 128 85v45l-160-108zM6 856v-193h17l284 108v43l-267-103v145zM256 583v-42h51v42zM6 452v-159h34v122h74c-2-6-3-12-4-18s-2-11-2-17c0-34 10-60 28-80s43-29 75-29 57 10 75 30 27 48 27 85c0 12-1 25-4 38-2 13-5 27-9 41h-41c7-12 11-25 15-38 3-12 4-26 4-40 0-24-6-42-18-55-12-14-29-21-49-21-21 0-38 7-50 21-12 13-18 31-18 55 0 11 1 21 3 32 3 11 6 22 11 33zM32 104c0 21 11 36 32 47s52 16 93 16 72-5 93-16c20-11 31-26 31-47s-11-37-31-47c-21-11-52-16-93-16s-72 5-93 16c-21 10-32 26-32 47zM0 104c0-34 14-59 40-77 28-18 66-27 117-27s89 9 116 27c26 18 40 43 40 77s-14 59-40 77c-27 18-65 27-116 27s-89-9-117-27c-26-18-40-43-40-77z">
          <text:p/>
        </draw:path>
        <draw:path draw:style-name="gr4" draw:text-style-name="P3" draw:layer="layout" svg:width="0.316cm" svg:height="1.538cm" svg:x="16.89cm" svg:y="17.888cm" svg:viewBox="0 0 317 1539" svg:d="M272 1488v-142-2h2 35 2v2 191 2h-2-35-1l-1-1c-16-15-37-36-64-63-27-26-44-43-52-50-14-13-27-22-37-27s-19-7-28-7c-16 0-28 5-38 16s-15 25-15 42c0 13 3 26 7 40s11 29 20 45l2 3h-4-41-1l-1-1c-6-17-11-32-15-47-3-14-5-27-5-39 0-31 8-57 24-76s37-28 64-28c12 0 25 2 36 7s24 13 39 25c4 4 16 15 34 32 19 18 45 44 78 76l-1 2zM272 1489c-33-32-59-58-78-76-18-18-29-28-33-31l1-2-1 2c-15-13-28-21-39-25-11-5-22-7-34-7-26 0-46 9-61 27s-23 42-23 73c0 12 2 24 5 38 4 15 8 30 15 46l-2 1v-2h41v2l-2 1c-9-16-15-32-20-46-4-14-7-28-7-41 0-18 6-33 16-45 10-11 24-17 41-17 10 0 20 2 30 8 11 5 23 14 38 27l-2 2 2-2c8 7 25 24 52 50 27 27 48 48 64 63l-1 2v-2h35v2h-2v-191h2v2h-35v-2h2v142 5zM6 1278v-43-2l112-75 1 2-1 2-112-75v-1-1-44-3l3 2 144 96-1 2-1-2 157-103 3-2v4 44 1h-1l-129 85-1-2 1-2 129 85 1 1v1 44 4l-3-2-162-108 2-1 1 1-140 94-3 2zM6 1276l140-93 2-1 1 1 161 107-1 2h-2v-44h2l-1 2-129-85-3-2 3-2 129-84 1 2h-2v-44h2l1 2-157 103h-1-1l-145-97 2-2h2v44h-2l1-2 111 75 3 2-3 2-111 74-1-1h2v43h-2zM6 858v-193-3h2 17l1 1 284 109h1v1 43 3l-3-1-267-103 1-2h2v145 2h-2-34-2zM8 855h34v3h-2v-145-3l3 1 267 103-1 2h-2v-43h2l-1 2-284-109 1-1v2h-17v-2h2v193h-2zM255 585v-42-2h2 52 2v2 42 2h-2-52-2zM257 583h52v2h-2v-42h2v2h-52v-2h2v42h-2zM6 454v-159-2h2 34 2v2 122h-2v-2h73v2l-2 1c-2-6-3-12-4-18s-2-12-2-18c0-34 10-62 28-81 19-20 45-30 77-30s58 10 77 30c19 21 28 50 28 87 0 13-1 26-3 39-3 13-6 26-10 40l-1 2h-1-42-3l1-3c7-12 11-24 15-37 3-13 4-26 4-40 0-23-5-41-17-54s-28-20-48-20c-21 0-37 7-49 20-11 13-17 31-17 54 0 10 1 21 3 32 3 10 6 21 11 32l2 3h-4-150-2zM8 452h150v2l-1 1c-6-11-9-23-12-33-2-11-3-22-3-33 0-24 6-43 18-57 13-14 30-21 52-21 21 0 38 7 51 21 12 14 20 33 20 57 0 14-2 28-6 41s-9 26-15 38l-2-1v-2h42v2l-2-1c4-14 7-27 9-40 3-13 4-26 4-38 0-36-9-64-27-84s-43-29-74-29-55 9-74 28c-18 20-27 45-27 79 0 5 1 11 2 17s2 12 4 17l1 3h-3-73-2v-2-122h2v2h-34v-2h2v159h-2zM36 106c0 20 10 35 30 45 20 11 51 16 92 16s71-5 92-16c20-10 30-25 30-45 0-21-10-35-30-46-21-10-51-15-92-15s-72 5-92 15c-20 11-30 25-30 46zM32 106c0-22 11-39 32-49 21-11 53-16 94-16s73 5 94 16c21 10 33 27 33 49 0 21-12 38-33 49s-53 16-94 16-73-5-94-16-32-28-32-49zM0 106c0-34 14-61 41-79s66-27 117-27 90 9 117 27c28 18 42 45 42 79s-14 61-42 79c-27 18-66 27-117 27s-90-9-117-27-41-45-41-79zM4 106c0 33 13 58 39 75 27 18 65 27 115 27s88-9 115-27c27-17 40-42 40-75s-13-58-40-76c-27-17-65-26-115-26s-88 9-115 26c-26 18-39 43-39 76z">
          <text:p/>
        </draw:path>
        <draw:line draw:style-name="gr3" draw:text-style-name="P2" draw:layer="layout" svg:x1="17.353cm" svg:y1="17.549cm" svg:x2="16.227cm" svg:y2="17.549cm">
          <text:p/>
        </draw:line>
        <draw:line draw:style-name="gr3" draw:text-style-name="P2" draw:layer="layout" svg:x1="16.365cm" svg:y1="20.359cm" svg:x2="16.365cm" svg:y2="17.549cm">
          <text:p/>
        </draw:line>
        <draw:polygon draw:style-name="gr4" draw:text-style-name="P3" draw:layer="layout" svg:width="0.206cm" svg:height="0.412cm" svg:x="16.262cm" svg:y="19.947cm" svg:viewBox="0 0 207 413" draw:points="104,413 207,0 104,0 0,0">
          <text:p/>
        </draw:polygon>
        <draw:polygon draw:style-name="gr4" draw:text-style-name="P3" draw:layer="layout" svg:width="0.206cm" svg:height="0.412cm" svg:x="16.262cm" svg:y="17.549cm" svg:viewBox="0 0 207 413" draw:points="104,0 0,413 104,413 207,413">
          <text:p/>
        </draw:polygon>
        <draw:path draw:style-name="gr4" draw:text-style-name="P3" draw:layer="layout" svg:width="0.311cm" svg:height="1.795cm" svg:x="15.922cm" svg:y="18.055cm" svg:viewBox="0 0 312 1796" svg:d="M272 1747v-142h34v191h-34c-16-15-37-36-64-63s-44-43-52-50c-15-13-27-22-37-27-10-6-20-8-31-8-16 0-29 5-39 17-10 11-15 25-15 43 0 13 2 27 6 41 5 14 12 29 21 45h-41c-7-16-12-32-15-46-4-14-5-27-5-39 0-31 7-56 23-74 16-19 36-28 62-28 14 0 25 2 36 7s25 13 40 25c3 4 15 14 33 32 19 18 45 43 78 76zM5 1538v-43l113-75-113-75v-43l145 96 156-103v44l-127 84 127 85v44l-160-107zM5 1107v-159h34v122h75c-2-6-4-12-5-18s-1-12-1-17c0-34 9-61 27-80 19-20 44-29 75-29 32 0 57 10 75 30s27 48 27 85c0 12-1 25-3 38s-5 27-10 41h-41c7-12 12-25 15-38 3-12 5-26 5-40 0-24-6-42-18-56-13-13-29-20-50-20s-37 7-50 20c-12 14-18 32-18 56 0 10 1 21 4 32 2 11 6 22 11 33zM272 811v-143h34v191h-34c-16-15-37-36-64-63s-44-44-52-51c-15-13-27-22-37-27s-20-8-31-8c-16 0-29 6-39 17s-15 26-15 44c0 13 2 27 6 41 5 14 12 29 21 45h-41c-7-16-12-31-15-45-4-15-5-29-5-40 0-31 7-56 23-75 16-18 36-27 62-27 14 0 25 2 36 6 11 5 25 14 40 26 3 3 15 14 33 32 19 18 45 43 78 77zM255 583v-43h51v43zM5 452v-160h34v122h75c-2-6-4-11-5-17s-1-12-1-18c0-34 9-60 27-80 19-19 44-29 75-29 32 0 57 10 75 30s27 49 27 85c0 13-1 26-3 39s-5 26-10 40h-41c7-12 12-24 15-37s5-27 5-41c0-23-6-42-18-55-13-14-29-20-50-20s-37 6-50 20c-12 13-18 32-18 55 0 11 1 22 4 33 2 10 6 21 11 33zM32 103c0 21 10 37 31 47 20 11 52 16 94 16 41 0 72-5 92-16 21-10 31-26 31-47s-10-37-31-47c-20-11-51-16-92-16-42 0-74 5-94 16-21 10-31 26-31 47zM0 103c0-33 13-59 40-77 26-18 66-26 117-26 50 0 89 8 115 26 27 18 40 44 40 77 0 34-13 60-40 77-26 18-65 27-115 27-51 0-91-9-117-27-27-17-40-43-40-77z">
          <text:p/>
        </draw:path>
        <draw:path draw:style-name="gr4" draw:text-style-name="P3" draw:layer="layout" svg:width="0.315cm" svg:height="1.8cm" svg:x="15.92cm" svg:y="18.052cm" svg:viewBox="0 0 316 1801" svg:d="M271 1750v-142-2h2 35 2v2 191 2h-2-35-1v-1c-16-15-38-36-65-63-26-26-44-43-51-50-15-13-27-21-37-27-10-5-20-7-29-7-16 0-28 5-38 16-9 11-14 25-14 42 0 13 2 26 6 40 5 14 11 29 20 45l2 3h-3-41-2v-1c-7-17-12-32-15-46-4-15-5-28-5-40 0-31 8-57 23-76 16-18 38-28 64-28 13 0 25 2 36 7s25 13 40 26c4 3 15 14 34 32 18 18 44 43 78 76l-2 1zM272 1752c-34-33-60-58-78-76-19-18-30-29-34-32l2-2-2 2c-15-12-27-21-38-25-11-5-23-7-35-7-25 0-45 9-60 27-16 18-23 42-23 73 0 12 1 25 5 39 3 14 8 29 14 45l-1 1v-2h41v2l-2 1c-9-16-16-31-20-46-5-14-7-28-7-41 0-18 5-33 15-45 11-11 25-17 41-17 10 0 20 3 31 8 10 5 23 14 37 27l-1 2 1-2c8 7 25 24 52 51 27 26 49 47 65 63l-2 1v-2h35v2h-2v-191h2v3h-35v-3h2v142 5zM5 1541v-43-1l1-1 112-75 1 2-1 2-112-75-1-1v-1-43-4l3 2 144 96-1 2-1-2 157-103 3-2v4 44 1l-1 1-128 84-1-2 1-2 128 86h1v1 44 4l-3-2-161-107 1-2 1 2-140 93-3 2zM6 1540l140-94 1-1 1 1 161 107-1 2h-2v-44h2l-1 2-128-85-3-2 3-2 128-84 1 2h-2v-44h2l1 2-157 103-1 1-1-1-144-97 1-1h2v43h-2l1-1 112 74 2 2-2 2-112 75-1-2h2v43h-2zM5 1110v-159-2h2 34 2v2 122h-2v-2h74v2l-2 1c-2-6-4-12-5-18s-1-12-1-18c0-34 9-62 28-81 19-20 44-31 76-31 33 0 59 11 77 31 19 21 28 50 28 87 0 12-1 25-3 39-2 13-5 26-11 40v2h-2-41-3l2-3c6-12 11-24 14-37s5-26 5-40c0-23-6-41-18-54s-27-20-48-20c-20 0-36 7-48 20s-18 31-18 54c0 10 1 21 4 32 2 10 6 21 11 32l1 3h-3-151-2zM7 1108h151v2l-2 1c-5-11-9-23-11-34-3-10-4-21-4-32 0-24 6-43 19-57 12-14 30-21 51-21s39 7 51 21c13 14 19 33 19 57 0 14-2 28-5 41s-8 26-15 38l-2-1v-2h41v2l-2-1c6-14 9-27 11-40s3-26 3-38c0-37-10-64-27-84-18-20-42-29-74-29-31 0-55 9-73 28-18 20-27 45-27 79 0 5 0 11 1 17s3 11 5 17l1 3h-3-74-2v-2-122h2v2h-34v-2h2v159h-2zM271 813v-142-2h2 35 2v2 191 3h-2-35-1v-1c-16-15-38-37-65-64-26-27-44-43-51-50-15-13-27-22-37-27s-20-8-29-8c-16 0-28 6-38 17-9 10-14 24-14 42 0 12 2 26 6 40 5 14 11 29 20 45l2 4h-3-41-2v-2c-7-16-12-33-15-47-4-14-5-27-5-39 0-32 8-57 23-76 16-19 38-28 64-28 13 0 25 2 36 7 11 4 25 13 40 25 4 4 15 14 34 32 18 18 44 43 78 76l-2 2zM272 814c-34-33-60-58-78-76-19-18-30-28-34-32l2-1-2 1c-15-12-27-20-38-25-11-4-23-6-35-6-25 0-45 9-60 27-16 18-23 42-23 73 0 11 1 24 5 38 3 14 8 30 14 47h-1v-2h41v2l-2 2c-9-17-16-33-20-47-5-14-7-28-7-41 0-18 5-34 15-45 11-12 25-18 41-18 10 0 20 3 31 8 10 6 23 15 37 28l-1 1 1-1c8 7 25 23 52 50s49 49 65 64l-2 1v-2h35v2h-2v-191h2v2h-35v-2h2v142 5zM254 586v-43-2h2 52 2v2 43 2h-2-52-2zM256 584h52v2h-2v-43h2v2h-52v-2h2v43h-2zM5 455v-160-2h2 34 2v2 122h-2v-2h74v2l-2 1c-2-6-4-12-5-18s-1-12-1-18c0-34 9-61 28-81s44-30 76-30c33 0 59 10 77 31 19 20 28 49 28 86 0 13-1 26-3 39s-5 27-11 41v1h-2-41-3l2-3c6-12 11-24 14-37 3-12 5-26 5-40 0-23-6-40-18-54-12-13-27-19-48-19-20 0-36 6-48 19-12 14-18 31-18 54 0 11 1 21 4 32 2 11 6 22 11 33l1 3h-3-151-2zM7 452h151v3h-2c-5-11-9-22-11-33-3-11-4-22-4-33 0-23 6-43 19-56 12-14 30-21 51-21s39 7 51 21c13 13 19 33 19 56 0 14-2 28-5 41s-8 26-15 38l-2-1v-2h41v2h-2c6-14 9-28 11-41s3-25 3-38c0-36-10-64-27-83-18-20-42-30-74-30-31 0-55 10-73 29s-27 45-27 78c0 6 0 12 1 17 1 6 3 12 5 18l1 2h-3-74-2v-2-122h2v2h-34v-2h2v160h-2zM36 106c0 21 10 35 30 46 20 10 50 15 92 15 40 0 71-5 91-15 20-11 30-25 30-46 0-20-10-35-30-45-20-11-51-16-91-16-42 0-72 5-92 16-20 10-30 25-30 45zM32 106c0-21 11-38 32-49s52-16 94-16c41 0 72 5 93 16s32 28 32 49c0 22-11 38-32 49s-52 16-93 16c-42 0-73-5-94-16s-32-27-32-49zM0 106c0-34 13-60 40-79 27-18 67-27 118-27 50 0 89 9 116 27 27 19 42 45 42 79s-15 61-42 79-66 27-116 27c-51 0-91-9-118-27s-40-45-40-79zM4 106c0 33 13 58 39 76 26 17 64 26 115 26 50 0 88-9 114-26 26-18 40-43 40-76s-14-58-40-75c-26-18-64-26-114-26-51 0-89 8-115 26-26 17-39 42-39 75z">
          <text:p/>
        </draw:path>
        <draw:line draw:style-name="gr3" draw:text-style-name="P2" draw:layer="layout" svg:x1="22.57cm" svg:y1="18.419cm" svg:x2="23.177cm" svg:y2="18.419cm">
          <text:p/>
        </draw:line>
        <draw:line draw:style-name="gr3" draw:text-style-name="P2" draw:layer="layout" svg:x1="22.57cm" svg:y1="19.088cm" svg:x2="23.177cm" svg:y2="19.088cm">
          <text:p/>
        </draw:line>
        <draw:line draw:style-name="gr3" draw:text-style-name="P2" draw:layer="layout" svg:x1="23.04cm" svg:y1="18.419cm" svg:x2="23.04cm" svg:y2="19.088cm">
          <text:p/>
        </draw:line>
        <draw:polygon draw:style-name="gr4" draw:text-style-name="P3" draw:layer="layout" svg:width="0.206cm" svg:height="0.411cm" svg:x="22.937cm" svg:y="19.088cm" svg:viewBox="0 0 207 412" draw:points="103,0 0,412 103,412 207,412">
          <text:p/>
        </draw:polygon>
        <draw:polygon draw:style-name="gr4" draw:text-style-name="P3" draw:layer="layout" svg:width="0.206cm" svg:height="0.412cm" svg:x="22.937cm" svg:y="18.007cm" svg:viewBox="0 0 207 413" draw:points="103,413 207,0 103,0 0,0">
          <text:p/>
        </draw:polygon>
        <draw:path draw:style-name="gr4" draw:text-style-name="P3" draw:layer="layout" svg:width="0.312cm" svg:height="1.106cm" svg:x="23.254cm" svg:y="18.059cm" svg:viewBox="0 0 313 1107" svg:d="M273 1101v-66h-230l14 72h-37l-14-72v-40h267v-67h34v173zM273 811v-141h34v190h-34c-16-15-38-36-65-63-27-26-45-43-52-50-15-13-27-22-38-27-10-5-20-8-29-8-16 0-29 6-39 17s-15 26-15 44c0 12 2 26 6 40 5 14 11 29 20 45h-41c-6-16-11-31-15-46-3-14-5-27-5-39 0-31 8-55 24-74 15-18 36-28 62-28 12 0 24 3 35 7 11 5 24 13 39 26 4 3 15 14 34 31 18 18 45 44 79 76zM256 585v-43h51v43zM6 453v-159h34v122h74c-2-6-4-12-5-18-1-5-1-11-1-17 0-34 9-60 27-80 18-19 43-29 75-29 33 0 58 10 76 30s27 48 27 85c0 13-1 25-3 38-3 14-6 27-10 41h-41c7-12 12-25 15-37 3-13 5-27 5-41 0-23-6-42-19-55-12-14-28-21-50-21-21 0-38 7-50 21-12 13-18 32-18 55 0 11 1 21 3 32 3 11 6 22 12 33zM33 104c0 21 10 37 30 47 21 11 52 16 93 16s73-5 94-16c20-10 31-26 31-47s-11-37-31-47c-21-11-53-16-94-16s-72 5-93 16c-20 10-30 26-30 47zM0 104c0-34 14-59 40-77 27-18 66-27 116-27 51 0 90 9 117 27s40 43 40 77-13 59-40 78c-27 18-66 27-117 27-50 0-89-9-116-27-26-19-40-44-40-78z">
          <text:p/>
        </draw:path>
        <draw:path draw:style-name="gr4" draw:text-style-name="P3" draw:layer="layout" svg:width="0.316cm" svg:height="1.11cm" svg:x="23.252cm" svg:y="18.057cm" svg:viewBox="0 0 317 1111" svg:d="M273 1103v-66h2v2h-230v-2h2l14 72 1 2h-3-37-1l-1-2-14-71v-1-40-2h2 267v2h-2v-67-2h2 34 2v2 173 2h-2-34-2zM275 1101h34v2h-2v-173h2v2h-34v-2h2v67 2h-2-267v-2h2v40h-2 2l14 72h-2v-2h37v2h-2l-14-72-1-2h3 230 2v2 66h-2zM273 813v-141-2h2 34 2v2 190 2h-2-34-1-1c-16-16-37-37-65-63-27-27-44-44-52-50-14-13-26-22-36-27s-20-8-29-8c-16 0-28 5-38 16s-14 25-14 43c0 12 2 25 6 39s11 29 20 45l2 3h-4-41-1l-1-1c-6-16-11-32-15-46-3-14-5-28-5-40 0-31 8-56 24-75s38-29 64-29c13 0 25 3 36 7 11 5 24 14 39 26h1c3 3 15 14 33 32 20 18 46 43 79 76l-1 1zM273 815c-33-33-60-58-79-76-18-18-29-29-33-32l1-1-1 1c-15-12-28-20-39-25-11-4-22-7-34-7-26 0-46 9-61 27-15 19-23 43-23 73 0 12 2 25 5 39 4 14 9 29 15 46h-2v-2h41v2l-2 1c-9-16-15-31-20-45-4-15-7-28-7-41 0-19 6-34 16-45 10-12 24-18 41-18 10 0 20 3 30 8 11 5 23 15 38 28l-1 1 1-1c8 6 25 23 52 50 28 26 49 47 65 63l-1 1v-2h34v2h-2v-190h2v2h-34v-2h2v141 5zM256 587v-43-2h2 51 2v2 43 2h-2-51-2zM258 585h51v2h-2v-43h2v2h-51v-2h2v43h-2zM6 455v-159-2h2 34 2v2 122h-2v-2h74v2l-2 1c-2-6-4-12-5-18s-2-12-2-18c0-34 10-61 29-81 18-20 44-30 76-30 33 0 59 10 77 31 19 20 28 49 28 86 0 13-1 26-3 39-3 13-6 27-10 41l-1 1h-1-41-3l1-3c7-12 12-24 15-37s5-26 5-40c0-23-6-41-18-54s-28-19-49-19-37 6-48 19c-12 13-18 31-18 54 0 11 1 21 3 32 3 11 6 21 11 32l2 3h-3-151-2zM8 453h151v2l-2 1c-5-11-9-22-12-33-2-11-3-22-3-33 0-24 6-43 18-57 13-14 30-21 52-21s39 7 52 21c12 14 19 33 19 57 0 14-2 28-5 41s-8 26-15 38l-2-1v-2h41v2l-2-1c4-13 7-27 10-40 2-13 3-25 3-38 0-36-9-64-27-84-17-19-41-29-74-29-31 0-55 9-73 29-18 19-27 45-27 78 0 6 0 11 1 17s2 12 4 17l1 3h-2-74-2v-2-122h2v2h-34v-2h2v159h-2zM37 106c0 20 9 35 29 45 21 11 51 16 92 16s73-5 93-16c20-10 30-25 30-45s-10-35-30-45c-20-11-52-16-93-16s-71 5-92 16c-20 10-29 25-29 45zM32 106c0-22 11-38 32-49s53-16 94-16 74 5 95 16 32 27 32 49-11 38-32 49-54 16-95 16-73-5-94-16-32-27-32-49zM0 106c0-34 14-61 41-79s66-27 117-27 91 9 118 27 41 45 41 79-14 61-41 79-67 27-118 27-90-9-117-27-41-45-41-79zM4 106c0 33 13 58 39 75 27 18 65 27 115 27s89-9 116-27c26-17 39-42 39-75s-13-58-39-75c-27-18-66-27-116-27s-88 9-115 27c-26 17-39 42-39 75z">
          <text:p/>
        </draw:path>
        <draw:line draw:style-name="gr3" draw:text-style-name="P2" draw:layer="layout" svg:x1="22.655cm" svg:y1="18.419cm" svg:x2="22.889cm" svg:y2="18.419cm">
          <text:p/>
        </draw:line>
        <draw:line draw:style-name="gr3" draw:text-style-name="P2" draw:layer="layout" svg:x1="22.752cm" svg:y1="17.148cm" svg:x2="22.752cm" svg:y2="18.419cm">
          <text:p/>
        </draw:line>
        <draw:polygon draw:style-name="gr4" draw:text-style-name="P3" draw:layer="layout" svg:width="0.205cm" svg:height="0.411cm" svg:x="22.649cm" svg:y="17.148cm" svg:viewBox="0 0 206 412" draw:points="104,0 0,412 104,412 206,412">
          <text:p/>
        </draw:polygon>
        <draw:polygon draw:style-name="gr4" draw:text-style-name="P3" draw:layer="layout" svg:width="0.205cm" svg:height="0.412cm" svg:x="22.649cm" svg:y="18.007cm" svg:viewBox="0 0 206 413" draw:points="104,413 206,0 104,0 0,0">
          <text:p/>
        </draw:polygon>
        <draw:path draw:style-name="gr4" draw:text-style-name="P3" draw:layer="layout" svg:width="0.312cm" svg:height="1.112cm" svg:x="22.542cm" svg:y="15.94cm" svg:viewBox="0 0 313 1113" svg:d="M273 1064v-142h34v191h-34c-16-16-37-37-64-63-27-27-45-44-52-50-15-13-27-22-37-28-11-5-20-7-30-7-16 0-29 5-39 16-10 12-15 26-15 44 0 13 2 26 6 41 5 14 11 29 20 45h-41c-6-17-11-32-16-46-3-14-5-27-5-39 0-31 9-56 25-74 15-19 36-28 62-28 12 0 24 2 35 7 11 4 24 13 39 25 4 3 15 14 34 32s45 43 78 76zM145 714c4-19 13-35 26-45 13-11 30-17 49-17 29 0 52 10 69 31 16 20 24 49 24 87 0 12-1 25-4 38-2 14-6 28-11 42h-39c6-11 11-24 15-37 3-14 5-28 5-42 0-26-5-45-15-58-10-14-25-20-44-20-18 0-32 6-42 18-10 13-15 30-15 52v35h-33v-37c0-20-4-35-12-45-8-11-19-16-35-16-15 0-27 5-35 16s-12 27-12 47c0 11 1 23 3 36 3 12 6 26 11 42h-36c-4-16-7-30-10-44-2-13-4-26-4-38 0-31 8-55 22-73s33-27 57-27c17 0 31 5 42 15 12 9 20 23 24 40zM256 575v-42h51v42zM7 455v-193h17l283 109v42l-266-102v144zM7 181v-159h34v122h74c-2-6-4-12-5-18s-1-11-1-17c0-34 9-60 27-80 19-20 43-29 75-29s57 10 75 30 27 48 27 85c0 12-1 25-3 38s-6 27-10 42h-41c7-13 12-26 15-39 3-12 5-26 5-40 0-24-6-42-19-55-12-14-28-21-49-21s-38 7-50 21c-12 13-18 31-18 55 0 11 1 21 3 32 3 11 7 22 12 33z">
          <text:p/>
        </draw:path>
        <draw:path draw:style-name="gr4" draw:text-style-name="P3" draw:layer="layout" svg:width="0.316cm" svg:height="1.116cm" svg:x="22.54cm" svg:y="15.938cm" svg:viewBox="0 0 317 1117" svg:d="M272 1066v-142-2h2 35 2v2 191 2h-2-35-1l-1-1c-15-15-37-36-64-63-27-26-44-43-52-50-14-13-26-22-36-27s-20-7-29-7c-16 0-28 5-38 16s-14 25-14 42c0 13 2 26 6 40 5 14 11 29 20 45l2 3h-4-41-1l-1-1c-6-17-11-32-15-47-3-14-5-27-5-39 0-31 8-57 24-76s38-28 64-28c13 0 25 2 36 7s24 13 40 25v1c4 3 15 14 33 32 19 17 45 43 78 76l-1 1zM272 1067c-33-32-59-58-77-76-19-17-30-28-34-31l1-2-1 2c-15-12-28-21-39-25-10-5-22-7-34-7-25 0-45 9-61 27-15 18-22 42-22 73 0 12 1 24 4 39 4 14 9 29 15 45l-2 1v-2h41v2l-1 1c-9-16-16-32-21-46-4-14-6-28-6-41 0-18 5-33 15-45 11-11 24-17 41-17 10 0 20 2 31 8 10 5 22 14 37 27l-1 2 1-2c8 7 25 24 52 50 27 27 48 48 64 63l-1 2v-2h35v2h-2v-191h2v2h-35v-2h2v142 5zM144 716c4-20 13-36 27-47 13-11 30-17 50-17 30 0 54 11 70 31 18 21 26 51 26 89 0 12-1 25-4 39-2 13-6 27-11 41l-1 2h-1-40-4l2-3c7-11 11-23 15-37 3-13 5-27 5-41 0-25-5-44-15-57s-23-19-42-19c-17 0-30 5-40 17-10 13-15 29-15 51v35 2h-2-33-2v-2-37c0-19-4-34-12-44-7-10-18-15-33-15-14 0-25 5-33 15-8 11-12 26-12 46 0 11 1 23 3 35 3 13 6 27 11 42l1 3h-3-36-1l-1-2c-4-15-7-30-9-43-3-14-4-27-4-39 0-31 8-56 22-74s34-28 58-28c17 0 32 5 44 15 11 10 20 24 24 42h-2zM144 717c-4-18-12-31-23-40s-24-14-41-14c-23 0-41 9-55 26-14 18-20 42-20 72 0 12 1 25 3 38s5 28 9 43l-2 1v-2h36v2h-1c-6-15-9-29-12-42-2-13-3-25-3-36 0-21 4-37 12-48 9-12 22-17 37-17 16 0 28 5 37 16 8 11 12 27 12 47v37h-2v-2h33v2h-2v-35c0-22 5-40 16-53 10-13 25-19 43-19 19 0 35 7 45 20 11 14 16 34 16 60 0 14-2 29-5 42-4 14-9 26-15 38l-2-1v-2h40v2l-3-1c6-14 10-28 12-41 3-13 4-26 4-38 0-38-8-66-25-86-16-20-38-30-67-30-19 0-35 5-48 16-12 11-21 25-25 45l-2 8zM255 577v-42-2h2 52 2v2 42 2h-2-52-2zM257 575h52v2h-2v-42h2v2h-52v-2h2v42h-2zM6 457v-193-2h2 17 1l284 109h1v2 42 3l-3-1-267-103 1-1h2v144 2h-2-34-2zM8 455h34v2h-2v-144-3l3 1 267 102-1 2h-2v-42h2l-1 2-284-109 1-2v2h-17v-2h2v193h-2zM6 183v-159-2h2 34 2v2 122h-2v-2h74v2l-2 1c-2-6-4-12-5-18s-1-12-1-18c0-34 9-62 28-81 18-20 44-30 76-30s58 10 77 30c19 21 28 50 28 87 0 13-1 26-3 39s-6 26-10 40v2h-2-42-3l1-3c7-12 12-24 15-37s5-26 5-40c0-23-6-41-18-54s-28-20-48-20c-21 0-36 7-48 20s-18 31-18 54c0 10 1 21 3 32 3 10 6 21 12 32l1 3h-3-151-2zM8 181h151v2l-2 1c-5-11-9-23-12-33-2-11-3-22-3-33 0-24 6-43 19-57 12-14 29-21 51-21 21 0 38 7 51 21 12 14 19 33 19 57 0 14-2 28-5 41s-8 26-15 38l-2-1v-2h42v2l-2-1c4-14 8-27 10-40s3-26 3-38c0-36-9-64-27-84s-42-29-74-29c-31 0-55 9-73 28-18 20-27 45-27 79 0 5 0 11 1 17s3 12 5 17l1 3h-3-74-2v-2-122h2v2h-34v-2h2v159h-2z">
          <text:p/>
        </draw:path>
        <draw:path draw:style-name="gr4" draw:text-style-name="P3" draw:layer="layout" svg:width="0.014cm" svg:height="0.014cm" svg:x="7.235cm" svg:y="15.867cm" svg:viewBox="0 0 15 15" svg:d="M15 7c0 4-4 8-8 8s-7-4-7-8 3-7 7-7 8 3 8 7z">
          <text:p/>
        </draw:path>
        <draw:path draw:style-name="gr4" draw:text-style-name="P3" draw:layer="layout" svg:width="0.151cm" svg:height="0.151cm" svg:x="7.167cm" svg:y="15.799cm" svg:viewBox="0 0 152 152" svg:d="M152 76c0 32-45 76-77 76s-75-44-75-76 43-76 75-76 77 44 77 76zM14 76c0 25 37 62 61 62 25 0 63-37 63-62s-38-63-63-63c-24 0-61 38-61 63z">
          <text:p/>
        </draw:path>
        <draw:line draw:style-name="gr3" draw:text-style-name="P2" draw:layer="layout" svg:x1="5.331cm" svg:y1="14.531cm" svg:x2="7.243cm" svg:y2="15.875cm">
          <text:p/>
        </draw:line>
        <draw:polygon draw:style-name="gr4" draw:text-style-name="P3" draw:layer="layout" svg:width="0.396cm" svg:height="0.321cm" svg:x="6.68cm" svg:y="15.436cm" svg:viewBox="0 0 397 322" draw:points="397,322 118,0 59,85 0,170">
          <text:p/>
        </draw:polygon>
        <draw:line draw:style-name="gr3" draw:text-style-name="P2" draw:layer="layout" svg:x1="5.331cm" svg:y1="14.531cm" svg:x2="4.533cm" svg:y2="14.531cm">
          <text:p/>
        </draw:line>
        <draw:path draw:style-name="gr4" draw:text-style-name="P3" draw:layer="layout" svg:width="1.82cm" svg:height="0.312cm" svg:x="4.023cm" svg:y="14.088cm" svg:viewBox="0 0 1821 313" svg:d="M49 273h142v34h-191v-34c16-16 37-38 63-64 27-27 44-45 50-52 13-15 23-27 28-37 5-11 7-21 7-30 0-16-5-30-16-40-12-10-26-15-44-15-13 0-26 2-40 6-15 5-30 11-46 20v-41c17-6 32-11 46-15 14-3 27-5 39-5 31 0 56 8 75 24 18 15 27 36 27 63 0 12-2 24-7 35-4 11-13 24-25 39-3 4-14 15-32 34-18 18-43 44-76 78zM258 6h44l74 112 75-112h44l-97 145 103 156h-43l-85-128-85 128h-44l107-160zM829 166c8 3 17 9 25 19s17 23 25 40l41 82h-43l-39-77c-10-20-19-34-29-40-9-7-22-10-38-10h-44v127h-41v-301h92c34 0 60 7 77 21 17 15 25 37 25 66 0 19-4 35-13 47-9 13-22 21-38 26zM727 39v108h51c20 0 34-5 44-14s15-22 15-40c0-17-5-32-15-40-10-9-24-14-44-14zM1099 145c20 4 35 13 46 26s16 29 16 49c0 29-10 52-31 68-20 17-49 25-86 25-13 0-26-1-39-4-14-2-27-6-42-11v-39c12 6 24 11 37 15 14 3 28 5 42 5 26 0 45-5 59-15 13-11 20-25 20-44 0-18-7-32-19-42s-30-15-52-15h-35v-33h37c20 0 35-4 46-12 10-8 16-20 16-35s-6-28-17-36-26-12-47-12c-11 0-23 1-36 3-12 3-26 6-42 11v-36c16-4 30-7 44-9 13-3 26-4 38-4 31 0 55 7 73 21s27 33 27 58c0 17-5 31-14 42-10 12-23 20-41 24zM1238 256h42v51h-42zM1456 164c-20 0-35 6-46 16s-16 24-16 42c0 19 5 33 16 43s26 16 46 16c19 0 34-6 45-16s17-25 17-43-5-32-17-42c-11-10-26-16-45-16zM1415 147c-17-4-31-12-41-24-9-12-14-27-14-44 0-25 8-44 25-58 18-14 41-21 71-21s53 7 70 21 26 33 26 58c0 17-5 32-15 44s-23 20-40 24c19 5 34 14 45 27s17 29 17 48c0 30-9 52-27 67-18 16-43 24-76 24s-59-8-77-24c-17-15-26-37-26-67 0-19 5-35 16-48s27-22 46-27zM1400 83c0 16 5 28 15 36 10 9 23 13 41 13 17 0 31-4 41-13 9-8 14-20 14-36s-5-29-14-37c-10-9-24-13-41-13-18 0-31 4-41 13-10 8-15 21-15 37zM1718 33c-21 0-37 10-47 31-11 21-16 52-16 93s5 72 16 93c10 20 26 31 47 31s36-11 47-31c11-21 16-52 16-93s-5-72-16-93-26-31-47-31zM1718 0c33 0 59 14 77 40 18 28 26 67 26 117 0 51-8 89-26 116-18 26-44 40-77 40-34 0-60-14-77-40-18-27-27-65-27-116 0-50 9-89 27-117 17-26 43-40 77-40z">
          <text:p/>
        </draw:path>
        <draw:path draw:style-name="gr4" draw:text-style-name="P3" draw:layer="layout" svg:width="1.824cm" svg:height="0.316cm" svg:x="4.021cm" svg:y="14.086cm" svg:viewBox="0 0 1825 317" svg:d="M51 273h142 2v2 34 2h-2-191-2v-2-34-1l1-1c15-16 36-38 63-65 26-27 43-44 50-52 13-14 22-26 27-36s7-20 7-29c0-16-5-28-16-38s-24-14-42-14c-13 0-26 2-40 6-14 5-29 11-45 20l-3 2v-4-41-1l2-1c16-6 31-11 46-15 14-3 27-5 39-5 32 0 57 8 76 24s28 38 28 64c0 13-2 25-7 36-4 11-13 24-25 39v1c-4 3-14 15-32 33-18 19-44 45-76 79l-2-1zM50 273c32-34 58-60 76-79 18-18 28-29 32-33l1 1-2-1c13-15 21-28 25-39 5-11 7-22 7-34 0-26-9-45-27-61-18-15-42-23-73-23-12 0-24 2-38 5-15 4-30 9-46 15l-1-2h2v41h-2l-1-1c16-10 32-16 46-21 14-4 28-6 41-6 18 0 34 5 45 15 12 10 18 24 18 41 0 10-3 20-8 30-6 11-15 23-28 38l-2-1 2 1c-7 8-24 25-50 52-27 27-48 49-63 65l-2-1h2v34h-2v-2h191v2h-2v-34h2v2h-142-5zM260 6h44 1v1l75 111-2 1-1-1 74-111 1-1h1 44 4l-2 3-97 144-2-1 2-1 103 157 2 3h-4-43-1l-1-1-85-129 2-1 2 1-85 129-1 1h-1-44-4l3-3 107-161 1 1-1 1-94-140-2-3zM262 7l93 140 1 1-1 1-107 161-2-1v-2h44v2l-2-1 85-129 2-2 2 2 84 129-1 1v-2h43v2l-1 1-103-157-1-1 1-1 96-144 2 1v2h-44v-2l2 1-75 112-2 2-1-2-75-112 2-1v2h-44v-2zM831 165c9 3 18 10 27 20 8 10 16 23 25 40l-2 1 2-1 41 83 2 3h-4-43-2v-1l-39-78c-9-20-19-33-28-39-9-7-21-10-37-10h-44v-2h2v128 2h-2-41-2v-2-301-2h2 92c35 0 61 7 78 22 18 14 26 37 26 66 0 19-4 36-13 48-9 13-23 22-40 27v-2zM830 165c17-4 29-13 37-25 9-12 13-27 13-46 0-28-8-49-24-63-17-14-42-21-76-21h-92v-2h2v301h-2v-2h41v2h-2v-128-2h2 44c17 0 30 3 40 10 9 7 19 21 29 41l-2 1 2-1 38 78-1 1v-2h43v2l-2 1-41-83c-8-17-16-30-24-40-8-9-16-15-25-18l-6-2zM731 41v107h-2v-2h51c19 0 33-5 43-13 10-9 14-22 14-39s-4-29-14-38-24-13-43-13h-51v-2zM729 39h51c20 0 35 5 46 14 10 9 15 23 15 41s-5 32-15 42c-11 9-26 14-46 14h-51-2v-2-107-2zM1102 144c19 4 35 13 46 27 11 13 17 30 17 50 0 31-10 55-31 71-21 17-51 25-88 25-13 0-26-1-40-4-13-2-27-6-41-11l-2-1v-1-39-4l3 2c12 6 24 11 37 15 13 3 27 5 41 5 26 0 44-5 57-15s20-25 20-43-6-31-18-40c-12-10-29-15-51-15h-35-2v-2-33-2h2 37c20 0 34-4 44-12 11-7 16-18 16-33s-6-25-16-33c-11-8-26-12-46-12-11 0-23 1-35 3-13 3-27 6-42 11l-3 1v-3-36-1l2-1c15-4 30-7 43-9 14-3 27-4 39-4 31 0 56 8 74 22 19 14 28 34 28 58 0 17-5 32-15 44-9 11-24 20-41 24l-1-2zM1101 144c17-4 30-12 39-23s14-25 14-41c0-23-9-41-26-55-18-14-42-21-72-21-12 0-24 2-38 4-13 2-28 5-43 9l-1-2h2v36h-2v-2c15-5 29-8 42-11 13-2 25-3 36-3 21 0 37 4 48 12 12 9 18 22 18 37 0 16-6 28-17 37-11 8-27 12-47 12h-37v-2h2v33h-2v-2h35c23 0 41 5 53 16 13 10 20 25 20 43 0 19-7 36-21 46s-34 16-60 16c-14 0-29-2-42-5-14-4-26-9-38-16l1-1h2v39h-2l1-2c14 5 28 9 41 11 13 3 26 4 39 4 37 0 65-8 85-24s30-38 30-68c0-19-5-35-16-48-11-12-25-21-44-25l-9-2zM1240 256h42 2v2 51 2h-2-42-2v-2-51-2zM1242 258v51h-2v-2h42v2h-2v-51h2v2h-42v-2zM1458 167c-19 0-34 5-44 15-11 10-16 24-16 41 0 18 5 33 16 43 10 10 25 15 44 15s33-5 44-15c11-11 16-25 16-43 0-17-5-31-16-41s-25-15-44-15zM1458 163c20 0 36 6 47 16 11 11 17 26 17 44 0 19-6 35-17 46-12 10-28 16-47 16-20 0-36-6-47-16-12-11-17-27-17-46 0-18 5-33 17-44 11-10 27-16 47-16zM1417 150c-18-4-32-13-42-25s-15-27-15-45c0-24 9-44 26-58 18-14 42-22 72-22s54 8 71 22c18 14 27 34 27 58 0 18-5 33-15 45s-24 21-42 25v-2-2c20 5 36 14 47 28 11 13 17 30 17 49 0 31-10 54-28 70s-44 24-77 24c-34 0-60-8-78-24s-27-39-27-70c0-19 5-36 17-49 11-14 27-23 47-28v2zM1418 150c-20 5-34 13-45 26s-16 29-16 47c0 30 8 52 26 67 17 15 42 23 75 23s57-8 75-23c17-15 26-37 26-67 0-18-6-34-16-47-11-13-26-21-45-26l-8-2 8-2c17-4 30-12 39-23 10-12 15-26 15-43 0-23-9-41-25-55-17-14-40-21-69-21-30 0-52 7-69 21s-25 32-25 55c0 17 5 31 14 43 9 11 22 19 40 23l8 2zM1404 84c0 15 5 26 14 35 10 8 22 12 40 12 17 0 30-4 39-12 10-9 14-20 14-35s-4-26-14-35c-9-8-22-12-39-12-18 0-30 4-40 12-9 9-14 20-14 35zM1400 84c0-16 5-29 15-38s25-13 43-13c17 0 32 4 42 13s15 22 15 38-5 29-15 38-25 13-42 13c-18 0-33-4-43-13s-15-22-15-38zM1720 37c-21 0-35 9-46 29-10 21-15 51-15 92s5 72 15 93c11 20 25 30 46 30 20 0 35-10 45-30 11-21 16-52 16-93s-5-71-16-92c-10-20-25-29-45-29zM1720 33c21 0 38 10 49 31s16 53 16 94-5 73-16 95c-11 21-28 32-49 32-22 0-39-11-49-32-11-22-16-54-16-95s5-73 16-94c10-21 27-31 49-31zM1720 0c34 0 60 14 78 41s27 66 27 117-9 91-27 118-44 41-78 41c-35 0-61-14-79-41s-27-67-27-118 9-90 27-117 44-41 79-41zM1720 4c-33 0-58 13-76 39-17 27-26 65-26 115s9 88 26 116c18 26 43 39 76 39s58-13 75-39c18-28 26-66 26-116s-8-88-26-115c-17-26-42-39-75-39z">
          <text:p/>
        </draw:path>
        <draw:path draw:style-name="gr4" draw:text-style-name="P3" draw:layer="layout" svg:width="0.015cm" svg:height="0.014cm" svg:x="7.234cm" svg:y="15.867cm" svg:viewBox="0 0 16 15" svg:d="M16 7c0 4-4 8-8 8-3 0-8-4-8-8s5-7 8-7c4 0 8 3 8 7z">
          <text:p/>
        </draw:path>
        <draw:path draw:style-name="gr4" draw:text-style-name="P3" draw:layer="layout" svg:width="0.151cm" svg:height="0.151cm" svg:x="7.166cm" svg:y="15.799cm" svg:viewBox="0 0 152 152" svg:d="M152 76c0 32-44 76-77 76-32 0-75-44-75-76s43-76 75-76c33 0 77 44 77 76zM14 76c0 25 37 62 61 62 25 0 63-37 63-62 0-24-38-62-63-62-24 0-61 38-61 62z">
          <text:p/>
        </draw:path>
        <draw:line draw:style-name="gr3" draw:text-style-name="P2" draw:layer="layout" svg:x1="5.767cm" svg:y1="13.457cm" svg:x2="7.242cm" svg:y2="15.875cm">
          <text:p/>
        </draw:line>
        <draw:polygon draw:style-name="gr4" draw:text-style-name="P3" draw:layer="layout" svg:width="0.195cm" svg:height="0.229cm" svg:x="6.982cm" svg:y="15.54cm" svg:viewBox="0 0 196 230" draw:points="196,230 177,0 88,53 0,107">
          <text:p/>
        </draw:polygon>
        <draw:line draw:style-name="gr3" draw:text-style-name="P2" draw:layer="layout" svg:x1="5.767cm" svg:y1="13.457cm" svg:x2="4.472cm" svg:y2="13.457cm">
          <text:p/>
        </draw:line>
        <draw:path draw:style-name="gr4" draw:text-style-name="P3" draw:layer="layout" svg:width="1.82cm" svg:height="0.311cm" svg:x="4.211cm" svg:y="13.014cm" svg:viewBox="0 0 1821 312" svg:d="M48 272h142v35h-190v-35c15-16 36-37 63-64 26-28 43-45 50-53 13-14 22-27 27-37s8-20 8-30c0-16-6-29-17-39s-26-15-44-15c-12 0-26 2-40 7-14 4-29 11-45 20v-41c16-7 31-12 45-15 15-3 28-5 39-5 32 0 56 8 75 23 18 16 28 37 28 63 0 12-3 24-7 35-5 11-13 24-26 39-3 4-14 15-32 33-17 20-43 46-76 79zM257 5h44l76 112 75-112h43l-96 145 103 157h-44l-84-129-87 129h-43l108-162zM828 165c9 3 17 9 26 19 8 9 16 24 24 41l42 82h-44l-38-77c-10-21-20-35-29-41-10-7-22-10-38-10h-45v128h-40v-302h91c35 0 60 8 77 22s26 36 26 65c0 19-5 34-14 47-8 12-21 21-38 26zM726 39v106h51c20 0 35-4 45-13s15-23 15-40c0-18-5-31-15-40s-25-13-45-13zM1010 272h142v35h-190v-35c15-16 36-37 63-64 26-28 43-45 50-53 13-14 22-27 27-37s8-20 8-30c0-16-6-29-17-39s-26-15-44-15c-13 0-26 2-40 7-14 4-29 11-45 20v-41c16-7 31-12 45-15 15-3 28-5 39-5 32 0 56 8 75 23 18 16 28 37 28 63 0 12-3 24-7 35-5 11-13 24-26 39-3 4-14 15-32 33-18 20-43 46-76 79zM1237 255h43v52h-43zM1491 144c20 4 35 12 46 26 11 13 16 29 16 49 0 30-10 53-30 69-21 16-50 24-87 24-13 0-26-1-39-3-13-3-27-7-41-12v-39c11 7 23 12 37 15 13 3 27 5 42 5 25 0 44-5 58-15 13-10 20-25 20-44 0-18-6-32-19-42-12-10-29-15-52-15h-35v-34h37c20 0 35-4 46-12 10-8 16-19 16-34s-6-27-17-35c-11-9-26-13-47-13-11 0-23 1-35 4-13 2-27 6-42 11v-36c15-4 29-8 43-10 13-2 26-3 38-3 31 0 55 7 73 21s27 33 27 57c0 16-5 30-14 42-10 11-23 19-41 24zM1717 32c-21 0-37 10-47 31-11 21-16 51-16 93 0 41 5 73 16 93 10 21 26 31 47 31s37-10 47-31c11-20 16-52 16-93 0-42-5-72-16-93-10-21-26-31-47-31zM1717 0c34 0 59 13 77 40s27 65 27 116-9 90-27 116c-18 27-43 40-77 40s-59-13-77-40c-18-26-27-65-27-116s9-89 27-116 43-40 77-40z">
          <text:p/>
        </draw:path>
        <draw:path draw:style-name="gr4" draw:text-style-name="P3" draw:layer="layout" svg:width="1.824cm" svg:height="0.315cm" svg:x="4.209cm" svg:y="13.012cm" svg:viewBox="0 0 1825 316" svg:d="M50 272h142 2v2 35 2h-2-190-2v-2-35-1c16-16 37-37 63-64 27-27 43-44 50-52 13-15 22-27 27-37s8-19 8-29c0-15-5-27-16-38-11-10-25-15-43-15-12 0-25 2-39 7-14 4-29 11-45 21l-3 1v-3-42-2h1c16-7 32-12 46-15s28-5 39-5c32 0 57 8 76 24s29 38 29 65c0 12-3 24-7 35-5 12-14 25-26 40-3 4-14 15-32 34-18 18-43 44-76 78l-2-2zM49 273c33-33 58-59 76-78s29-30 32-34l1 2-1-2c12-14 20-27 25-38 4-11 7-22 7-34 0-26-9-47-27-62-19-15-43-23-74-23-11 0-24 2-38 5s-29 8-46 15v-2h2v42h-2l-1-2c16-10 31-17 45-21 15-5 28-7 41-7 19 0 34 5 45 16 12 10 18 25 18 41 0 10-3 21-8 31s-15 23-28 37l-1-1 1 1c-6 8-23 26-50 53-26 26-47 48-63 64l-1-2h2v35h-2v-3h190v3h-2v-35h2v2h-142-4zM259 5h44 1l1 1 75 113-1 1-2-1 75-113v-1h2 43 4l-2 4-97 145-1-1 1-2 103 156 2 4h-3-44-1l-1-1-84-128 2-1 1 1-86 128v1h-2-43-4l2-4 108-160 2 1-2 1-94-140-3-4zM261 6l95 141v1 1l-109 161-1-1v-3h43v3l-1-2 86-127 2-3 1 3 85 127-2 2v-3h44v3l-2 1-103-156-1-1 1-2 96-145 2 1v2h-43v-2l1 2-75 112-1 3-2-3-76-112 2-2v2h-44v-2zM831 166c9 3 18 10 26 19 8 10 17 24 25 41l-2 1 2-1 41 82 2 3h-3-44-1l-1-2-38-77c-10-20-19-32-28-39-9-6-22-9-37-9h-45v-2h2v127 2h-2-40-2v-2-302-2h2 91c35 0 61 8 79 22 17 15 26 39 26 68 0 19-5 35-14 48s-22 22-39 27l-1-2zM830 166c16-5 28-13 37-25 8-12 13-28 13-46 0-29-9-51-25-65-17-14-42-21-76-21h-91v-2h2v302h-2v-3h40v3h-2v-127-2h2 45c16 0 29 3 39 10 9 7 19 20 29 41l-1 1 1-1 39 77-2 1v-3h44v3h-2l-41-82c-9-16-17-29-25-39-8-9-16-15-25-18l-6-2zM730 41v107h-2v-2h51c20 0 34-4 43-13 10-9 15-21 15-38s-5-30-15-39c-9-9-23-13-43-13h-51v-2zM728 39h51c20 0 36 4 46 14s16 24 16 42-5 32-16 41c-10 10-26 14-46 14h-51-2v-2-107-2zM1012 272h142 2v2 35 2h-2-190-2v-2-35-1c15-16 37-37 63-64 27-27 43-44 50-52 13-15 22-27 27-37s8-19 8-29c0-15-6-27-16-38-11-10-25-15-43-15-12 0-26 2-39 7-15 4-29 11-45 21l-3 1v-3-42-2h1c16-7 32-12 46-15s27-5 39-5c32 0 57 8 76 24s29 38 29 65c0 12-3 24-7 35-5 12-14 25-26 40-3 4-14 15-32 34-18 18-43 44-76 78l-2-2zM1011 273c33-33 58-59 76-78s28-30 32-34l1 2-1-2c12-14 20-27 25-38 4-11 6-22 6-34 0-26-8-47-27-62-18-15-42-23-73-23-11 0-24 2-38 5s-29 8-46 15v-2h2v42h-2l-1-2c16-10 31-17 45-21 15-5 28-7 41-7 19 0 34 5 45 16 12 10 18 25 18 41 0 10-3 21-8 31s-15 23-28 37l-1-1 1 1c-7 8-23 26-50 53-27 26-48 48-63 64l-1-2h2v35h-2v-3h190v3h-2v-35h2v2h-142-5zM1239 255h43 2v2 52 2h-2-43-2v-2-52-2zM1241 257v52h-2v-3h43v3h-2v-52h2v2h-43v-2zM1494 145c19 4 35 13 46 26 12 14 17 31 17 50 0 30-10 54-31 71-21 16-50 24-88 24-13 0-26-1-39-3-14-3-28-7-42-12h-1v-2-39-3l3 1c11 7 23 12 36 15s27 5 42 5c25 0 44-5 57-15 12-9 19-23 19-42 0-17-6-30-18-40-12-9-29-14-51-14h-35-2v-2-34-2h2 37c20 0 34-3 45-11 10-8 15-18 15-33s-5-27-16-35c-10-8-25-12-46-12-11 0-22 1-35 4-13 2-27 6-42 11l-2 1v-3-36-2h1c16-4 30-8 44-10 13-2 26-3 38-3 31 0 56 7 75 21 18 15 27 34 27 60 0 17-5 31-15 43-9 12-23 20-41 25l-1-2zM1493 145c17-5 30-12 39-23 10-12 14-25 14-41 0-25-8-43-26-56-18-14-41-21-72-21-12 0-24 1-38 3-13 2-27 6-43 10v-2h2v36h-2l-1-2c15-5 29-9 42-11 13-3 25-4 36-4 21 0 37 4 49 13 11 8 17 22 17 38 0 15-6 28-17 36s-27 12-47 12h-37v-2h3v34h-3v-2h35c23 0 41 5 53 15 13 10 20 25 20 43 0 20-7 35-21 46-14 10-34 15-59 15-15 0-29-1-43-5-13-3-26-8-37-15l1-2h2v39h-2v-2c14 5 28 9 41 12 14 2 26 3 39 3 37 0 65-8 85-24s30-38 30-67c0-19-5-34-16-47-10-13-25-21-44-25l-9-2zM1719 36c-20 0-35 10-45 31-11 20-16 51-16 92s5 71 16 91c10 20 25 30 45 30s35-10 46-30c10-20 15-50 15-91s-5-72-15-92c-11-21-26-31-46-31zM1719 32c22 0 38 11 49 33 11 21 16 52 16 94 0 41-5 72-16 93s-27 32-49 32-38-11-49-32-16-52-16-93c0-42 5-73 16-94 11-22 27-33 49-33zM1719 0c34 0 61 14 79 41 18 28 27 67 27 118s-9 90-27 117-45 40-79 40-61-13-79-40-27-66-27-117 9-90 27-118c18-27 45-41 79-41zM1719 4c-33 0-58 13-75 39-18 27-27 65-27 116 0 50 9 88 27 114 17 26 42 39 75 39s58-13 75-39c18-26 27-64 27-114 0-51-9-89-27-116-17-26-42-39-75-39z">
          <text:p/>
        </draw:path>
        <draw:path draw:style-name="gr4" draw:text-style-name="P3" draw:layer="layout" svg:width="0.015cm" svg:height="0.014cm" svg:x="17.738cm" svg:y="4.152cm" svg:viewBox="0 0 16 15" svg:d="M16 8c0 4-4 7-8 7s-8-3-8-7 4-8 8-8 8 4 8 8z">
          <text:p/>
        </draw:path>
        <draw:path draw:style-name="gr4" draw:text-style-name="P3" draw:layer="layout" svg:width="0.151cm" svg:height="0.151cm" svg:x="17.669cm" svg:y="4.083cm" svg:viewBox="0 0 152 152" svg:d="M152 77c0 32-43 75-76 75-32 0-76-43-76-75s44-77 76-77c33 0 76 45 76 77zM14 77c0 25 37 62 62 62 24 0 63-37 63-62s-39-63-63-63c-25 0-62 38-62 63z">
          <text:p/>
        </draw:path>
        <draw:line draw:style-name="gr3" draw:text-style-name="P2" draw:layer="layout" svg:x1="16.308cm" svg:y1="6.672cm" svg:x2="17.746cm" svg:y2="4.159cm">
          <text:p/>
        </draw:line>
        <draw:polygon draw:style-name="gr4" draw:text-style-name="P3" draw:layer="layout" svg:width="0.293cm" svg:height="0.409cm" svg:x="17.393cm" svg:y="4.261cm" svg:viewBox="0 0 294 410" draw:points="294,0 0,307 90,359 179,410">
          <text:p/>
        </draw:polygon>
        <draw:line draw:style-name="gr3" draw:text-style-name="P2" draw:layer="layout" svg:x1="16.308cm" svg:y1="6.671cm" svg:x2="12.802cm" svg:y2="6.671cm">
          <text:p/>
        </draw:line>
        <draw:path draw:style-name="gr4" draw:text-style-name="P3" draw:layer="layout" svg:width="1.83cm" svg:height="0.311cm" svg:x="13.636cm" svg:y="6.228cm" svg:viewBox="0 0 1831 312" svg:d="M137 41l-104 161h104zM126 5h51v197h43v34h-43v70h-40v-70h-137v-39zM269 5h44l74 112 75-112h44l-97 145 103 156h-43l-85-127-85 127h-44l107-161zM839 166c8 3 17 9 25 19 8 9 17 23 25 39l41 82h-43l-39-77c-10-20-19-33-29-40-9-6-22-9-38-9h-44v126h-41v-301h92c34 0 60 8 77 22s25 36 25 65c0 19-4 34-13 47s-22 22-38 27zM737 39v106h51c20 0 34-4 44-13s15-23 15-40c0-18-5-31-15-40s-24-13-44-13zM1021 272h142v34h-191v-34c16-16 37-37 63-64 27-27 44-44 50-52 13-15 22-28 28-38 5-10 7-20 7-30 0-16-5-29-16-39-12-10-26-15-44-15-13 0-26 2-40 7-15 4-30 11-46 20v-41c17-7 32-12 46-15s27-5 39-5c31 0 56 8 74 23 19 16 28 37 28 63 0 12-2 24-7 35-4 11-13 24-25 40-3 4-14 15-32 33-18 19-43 45-76 78zM1248 255h42v51h-42zM1414 272h142v34h-191v-34c15-16 36-37 63-64s43-44 50-52c13-15 22-28 27-38 6-10 8-20 8-30 0-16-5-29-17-39-11-10-25-15-43-15-13 0-27 2-41 7-14 4-29 11-45 20v-41c16-7 32-12 46-15s27-5 39-5c31 0 56 8 74 23 19 16 28 37 28 63 0 12-2 24-7 35s-13 24-25 40c-4 4-14 15-32 33-18 19-43 45-76 78zM1728 32c-21 0-37 10-48 31-10 21-15 51-15 94 0 41 5 72 15 92 11 21 27 31 48 31s36-10 47-31c11-20 16-51 16-92 0-43-5-73-16-94s-26-31-47-31zM1728 0c33 0 59 13 77 40 18 26 26 65 26 117 0 50-8 89-26 115-18 27-44 40-77 40-34 0-60-13-77-40-18-26-27-65-27-115 0-52 9-91 27-117 17-27 43-40 77-40z">
          <text:p/>
        </draw:path>
        <draw:path draw:style-name="gr4" draw:text-style-name="P3" draw:layer="layout" svg:width="1.834cm" svg:height="0.315cm" svg:x="13.634cm" svg:y="6.226cm" svg:viewBox="0 0 1835 316" svg:d="M140 44l-103 160-2-1v-2h104v2h-2v-160h2zM141 43v160 2h-2-104-4l2-3 104-160 4-6zM128 5h51 2v2 196h-2v-2h43 2v2 35 2h-2-43v-2h2v70 3h-2-40-2v-3-70h2v2h-137-2v-2-40-1l1-1 125-190 1-1zM130 8l-126 191-2-1h2v40h-2v-2h137 2v2 70h-2v-2h40v2h-2v-70-2h2 43v2h-2v-35h2v2h-43-2v-2-196h2v2h-51v-2zM271 5h44 1v1l75 112-2 1-2-1 75-112 1-1h1 44 4l-3 3-96 145-2-2 2-1 103 157 2 4h-4-43-2v-1l-85-129 2-1 2 1-85 129-1 1h-1-44-4l3-4 107-161 1 1-1 1-94-140-2-3zM273 6l93 140 1 1-1 1-107 162-2-2v-2h44v2l-2-1 85-128 2-3 2 3 84 128-1 1v-2h43v2l-2 2-102-157-1-2 1-1 96-144 2 1v2h-44v-2l2 1-75 112-2 3-2-3-74-112 2-1v2h-44v-2zM841 165c9 3 18 9 27 19 8 10 16 24 25 41h-2 2l41 83 2 3h-4-43-2v-2l-39-78c-10-20-19-32-28-39-9-6-21-9-37-9h-44v-2h2v127 3h-2-41-2v-3-301-2h2 92c35 0 61 8 78 22 17 15 26 37 26 67 0 19-4 35-13 48s-23 22-40 27v-2zM840 165c17-5 29-13 37-25 9-13 13-28 13-46 0-29-8-50-24-64-17-14-42-21-76-21h-92v-2h2v301h-2v-2h41v2h-2v-127-2h2 44c17 0 30 3 39 10 10 7 20 20 30 41h-2 2l38 78h-1v-2h43v2l-2 1-41-83c-8-16-16-29-24-39-8-9-17-15-25-18l-6-2zM741 41v106h-2v-2h51c19 0 33-4 43-13s14-21 14-38-4-30-14-38c-10-9-24-13-43-13h-51v-2zM739 39h51c20 0 35 4 46 14 10 9 15 23 15 41s-5 32-15 41c-11 10-26 14-46 14h-51-2v-2-106-2zM1023 272h142 2v2 34 3h-2-191-2v-3-34-1h1c15-16 36-37 63-65 26-27 43-45 50-52 13-15 22-27 27-37s7-19 7-29c0-15-5-28-16-37-11-10-25-15-42-15-13 0-26 2-40 7-14 4-29 11-45 20l-3 1v-3-41-2h1c17-7 32-12 47-15 14-3 27-5 39-5 31 0 57 8 76 24s28 37 28 64c0 12-2 24-7 35-5 12-13 25-25 40-4 4-15 15-32 34-18 18-44 45-77 79l-1-2zM1022 273c32-33 58-60 76-79s28-30 31-34l2 2-2-2c13-15 21-27 25-38 5-11 7-22 7-34 0-26-9-46-27-61s-42-23-73-23c-12 0-24 2-39 5-14 3-29 8-45 15l-1-2h2v41h-2l-1-2c16-9 32-16 46-20 14-5 28-7 41-7 18 0 33 5 45 16 11 10 17 24 17 40 0 10-2 21-8 31-5 10-14 23-27 37l-2-1 2 1c-7 8-24 26-50 53-27 27-48 49-63 65l-2-2h2v34h-2v-2h191v2h-2v-34h2v2h-142-5zM1250 255h42 2v2 51 3h-2-42-2v-3-51-2zM1252 257v51h-2v-2h42v2h-2v-51h2v2h-42v-2zM1416 272h142 2v2 34 3h-2-191-2v-3-34-1h1c15-16 36-37 63-65 26-27 43-45 50-52 13-15 21-27 27-37 5-10 7-19 7-29 0-15-5-28-16-37-11-10-25-15-42-15-13 0-26 2-40 7-14 4-29 11-45 20l-3 1v-3-41-2h1c17-7 32-12 46-15 15-3 28-5 40-5 31 0 57 8 76 24 18 16 28 37 28 64 0 12-2 24-7 35-5 12-13 25-26 40-3 4-14 15-32 34-18 18-43 45-76 79l-1-2zM1414 273c33-33 58-60 76-79s29-30 32-34l2 2-2-2c12-15 21-27 25-38 5-11 7-22 7-34 0-26-9-46-27-61s-42-23-73-23c-12 0-25 2-39 5s-29 8-45 15l-1-2h2v41h-2l-1-2c16-9 31-16 46-20 14-5 28-7 41-7 18 0 33 5 45 16 11 10 17 24 17 40 0 10-2 21-8 31-5 10-14 23-27 37l-2-1 2 1c-7 8-24 26-51 53-26 27-47 49-63 65l-1-2h2v34h-2v-2h191v2h-2v-34h2v2h-142-5zM1730 36c-21 0-35 10-46 30-10 20-15 51-15 92s5 71 15 92c11 20 25 30 46 30 20 0 35-10 45-30 11-21 16-51 16-92s-5-72-16-92c-10-20-25-30-45-30zM1730 32c21 0 38 11 49 32s16 52 16 94c0 41-5 72-16 94-11 21-28 32-49 32-22 0-39-11-49-32-11-22-16-53-16-94 0-42 5-73 16-94 10-21 27-32 49-32zM1730 0c34 0 60 14 78 41s27 66 27 117c0 50-9 91-27 118s-44 40-78 40c-35 0-61-13-79-40s-27-68-27-118c0-51 9-90 27-117s44-41 79-41zM1730 4c-34 0-58 13-76 39-17 26-26 64-26 115 0 50 9 89 26 115 18 26 42 39 76 39 33 0 58-13 75-39 18-26 26-65 26-115 0-51-8-89-26-115-17-26-42-39-75-39z">
          <text:p/>
        </draw:path>
        <draw:path draw:style-name="gr4" draw:text-style-name="P3" draw:layer="layout" svg:width="0.014cm" svg:height="0.014cm" svg:x="19.665cm" svg:y="3.697cm" svg:viewBox="0 0 15 15" svg:d="M15 8c0 4-3 7-8 7-4 0-7-3-7-7s3-8 7-8c5 0 8 4 8 8z">
          <text:p/>
        </draw:path>
        <draw:path draw:style-name="gr4" draw:text-style-name="P3" draw:layer="layout" svg:width="0.151cm" svg:height="0.151cm" svg:x="19.596cm" svg:y="3.629cm" svg:viewBox="0 0 152 152" svg:d="M152 76c0 32-44 76-76 76s-76-44-76-76c0-33 44-76 76-76s76 43 76 76zM14 76c0 25 37 62 62 62s63-37 63-62-38-63-63-63-62 38-62 63z">
          <text:p/>
        </draw:path>
        <draw:line draw:style-name="gr3" draw:text-style-name="P2" draw:layer="layout" svg:x1="17.667cm" svg:y1="7.872cm" svg:x2="19.673cm" svg:y2="3.704cm">
          <text:p/>
        </draw:line>
        <draw:polygon draw:style-name="gr4" draw:text-style-name="P3" draw:layer="layout" svg:width="0.272cm" svg:height="0.415cm" svg:x="19.319cm" svg:y="3.873cm" svg:viewBox="0 0 273 416" draw:points="273,0 0,327 94,372 187,416">
          <text:p/>
        </draw:polygon>
        <draw:line draw:style-name="gr3" draw:text-style-name="P2" draw:layer="layout" svg:x1="17.667cm" svg:y1="7.871cm" svg:x2="14.318cm" svg:y2="7.871cm">
          <text:p/>
        </draw:line>
        <draw:path draw:style-name="gr4" draw:text-style-name="P3" draw:layer="layout" svg:width="1.83cm" svg:height="0.311cm" svg:x="15.074cm" svg:y="7.428cm" svg:viewBox="0 0 1831 312" svg:d="M135 41l-102 161h102zM125 5h51v197h42v34h-42v71h-41v-71h-135v-39zM267 5h44l75 112 75-112h44l-97 145 104 157h-45l-84-129-85 129h-44l107-162zM838 165c9 3 17 9 26 19 8 10 16 24 24 41l42 82h-44l-38-77c-10-21-20-34-29-41s-22-10-38-10h-45v128h-40v-302h92c34 0 59 8 76 22s26 36 26 65c0 19-5 34-13 47-9 12-22 21-39 26zM736 39v106h52c19 0 34-4 44-13s15-23 15-40c0-18-5-31-15-40s-25-13-44-13zM1109 144c19 4 34 13 45 26s16 30 16 49c0 30-10 53-30 69s-49 24-87 24c-12 0-25-1-39-3-13-3-27-7-41-11v-40c11 7 23 12 37 15 13 4 27 5 42 5 25 0 45-5 58-15s20-24 20-44c0-17-6-32-19-42-12-10-29-15-51-15h-35v-34h36c20 0 36-3 46-11 11-8 16-20 16-35s-5-27-16-35c-11-9-27-13-47-13-11 0-23 1-36 4-13 2-27 6-42 11v-36c15-4 30-8 43-10 14-2 26-3 38-3 31 0 56 7 74 21s26 33 26 57c0 16-4 30-14 42-9 11-23 19-40 24zM1247 256h43v51h-43zM1379 5h159v35h-122v73c6-2 12-3 18-4s11-2 17-2c34 0 60 9 80 28 20 18 29 43 29 75 0 33-10 58-30 76-20 17-48 26-85 26-13 0-25-1-38-3s-27-5-41-9v-41c12 6 25 11 37 14 13 4 27 5 41 5 23 0 42-6 55-18 14-12 21-29 21-50 0-22-7-38-21-50-13-13-32-19-55-19-11 0-21 2-32 4s-22 6-33 11zM1727 32c-21 0-36 10-47 31s-16 52-16 93c0 42 5 73 16 93 11 21 26 31 47 31s37-10 47-31c11-20 16-51 16-93 0-41-5-72-16-93-10-21-26-31-47-31zM1727 0c34 0 59 13 77 40s27 65 27 116-9 90-27 117c-18 26-43 39-77 39s-59-13-77-39c-18-27-27-66-27-117s9-89 27-116 43-40 77-40z">
          <text:p/>
        </draw:path>
        <draw:path draw:style-name="gr4" draw:text-style-name="P3" draw:layer="layout" svg:width="1.834cm" svg:height="0.315cm" svg:x="15.072cm" svg:y="7.426cm" svg:viewBox="0 0 1835 316" svg:d="M139 44l-103 160-1-1v-2h102v2h-2v-160h2zM139 43v160 2h-2-102-4l2-3 102-160 4-6zM127 5h51 2v2 196h-2v-2h42 3v2 34 2h-3-42v-2h2v72 2h-2-41-2v-2-72h2v2h-135-2v-2-39-1l125-191v-1zM128 9l-125 190-1-1h2v39h-2v-2h135 2v2 72h-2v-2h41v2h-2v-72-2h2 42v2h-2v-34h2v2h-42-2v-2-196h2v3h-51v-3zM269 5h44 1l1 1 74 112-1 1-2-1 75-112 1-1h1 43 4l-2 4-97 144-1-1 1-2 103 157 4 4h-5-44-1l-1-1-84-129 2-1 1 1-85 129v1h-1-44-4l2-4 107-161 2 1-2 1-93-139-2-4zM271 6l94 140v1 1l-107 162-2-1v-2h44v2l-2-2 85-128 2-3 1 3 85 128-2 2v-2h44v2l-2 1-103-157-1-1 1-2 97-144 1 1v3h-43v-3l1 2-75 111-1 3-2-3-75-111 2-2v3h-44v-3zM841 165c9 3 18 10 26 19 9 10 17 24 25 41l-2 1 2-1 42 83 1 3h-3-44-1l-1-2-38-78c-10-19-19-32-28-39-9-6-21-9-37-9h-45v-2h3v128 2h-3-40-2v-2-302-2h2 92c34 0 60 8 78 22 17 15 26 38 26 67 0 19-5 35-14 48s-22 22-39 27l-1-2zM840 165c16-5 28-13 37-25 8-12 13-27 13-46 0-29-8-49-25-63-17-15-41-21-75-21h-92v-3h2v302h-2v-2h40v2h-2v-128-2h2 45c16 0 29 3 39 10s20 20 30 41l-2 1 2-1 38 78-2 1v-2h44v2h-2l-41-83c-9-16-17-29-25-39-8-9-16-15-24-18l-7-2zM741 41v106h-3v-2h52c19 0 33-4 42-13 10-8 15-21 15-38s-5-30-14-38c-10-9-24-13-43-13h-52v-2zM738 39h52c19 0 35 4 45 14 11 9 16 23 16 41s-5 32-16 41c-10 10-26 14-45 14h-52-2v-2-106-2zM1111 144c20 4 36 13 47 26 11 14 17 31 17 50 0 30-11 54-32 71-20 17-50 25-88 25-13 0-26-1-39-3-14-3-28-7-42-12h-1v-1-41-3l3 2c11 6 23 11 36 14 14 4 27 5 42 5 25 0 44-5 57-14 13-10 19-24 19-43 0-17-6-30-18-40-12-9-28-14-50-14h-35-2v-2-34-2h2 36c20 0 35-3 45-11s15-18 15-33-5-26-16-34c-10-8-25-12-45-12-11 0-23 1-36 4-12 2-26 6-41 11l-3 1v-3-36-2h1c16-4 30-8 44-10s26-3 38-3c32 0 57 7 75 21 18 15 28 35 28 59 0 17-5 32-15 43-10 12-24 20-42 25v-2zM1110 144c17-5 30-12 40-23 9-12 13-25 13-41 0-24-8-42-26-55-17-14-41-21-72-21-11 0-24 1-37 3-14 2-28 6-44 10v-2h2v36h-2l-1-2c16-5 30-9 43-11 12-3 25-4 36-4 20 0 37 4 48 13s17 21 17 37-6 28-17 36c-10 8-26 13-47 13h-36v-3h2v34h-2v-2h35c22 0 40 5 53 15 13 11 19 25 19 43 0 20-7 35-21 46-13 10-33 15-59 15-15 0-29-1-43-5-13-3-26-8-37-15l1-2h2v41h-2l1-2c14 5 27 8 41 11 13 2 26 3 38 3 37 0 66-8 86-25 20-15 29-37 29-67 0-19-5-34-15-47-11-13-26-21-45-25l-8-2zM1249 254h43 2v3 52 2h-2-43-2v-2-52-3zM1252 257v52h-3v-2h43v2h-2v-52h2v2h-43v-2zM1381 5h159 2v2 35 2h-2-122v-2h2v73h-2l-1-2c6-2 12-3 18-4s12-2 18-2c34 0 61 10 81 28 20 19 30 45 30 76 0 33-10 59-30 77-21 19-50 28-87 28-13 0-26-1-39-3s-27-5-41-9l-1-1v-1-42-4l3 2c12 6 24 11 37 14 13 4 26 5 40 5 23 0 41-6 54-18 13-11 20-27 20-48 0-20-7-36-20-48s-31-18-54-18c-10 0-21 2-32 4-10 2-21 6-32 11l-3 1v-3-151-2zM1383 7v151h-2l-1-2c11-5 22-9 33-11s22-4 33-4c24 0 43 7 57 19 14 13 21 30 21 51 0 22-7 39-21 51-14 13-33 19-57 19-14 0-28-1-41-5-13-3-26-8-38-14l1-2h2v42h-2l1-2c14 4 27 7 40 9s26 3 38 3c36 0 64-8 84-27 20-18 29-42 29-74 0-31-9-55-28-73-20-18-46-27-79-27-5 0-11 1-17 2s-12 2-17 4l-3 1v-3-73-2h2 122v2h-2v-35h2v3h-159v-3zM1729 36c-20 0-35 10-45 30-11 20-16 51-16 92s5 71 16 91c10 21 25 30 45 30 21 0 35-9 46-30 10-20 15-50 15-91s-5-72-15-92c-11-20-25-30-46-30zM1729 32c22 0 39 11 49 32 11 21 16 52 16 94 0 41-5 72-16 93-10 21-27 32-49 32-21 0-38-11-49-32s-16-52-16-93c0-42 5-73 16-94s28-32 49-32zM1729 0c34 0 61 14 79 41s27 66 27 117-9 90-27 117c-18 28-45 41-79 41s-61-13-79-41c-18-27-27-66-27-117s9-90 27-117 45-41 79-41zM1729 4c-33 0-58 13-75 39-18 26-27 64-27 115 0 50 9 88 27 114 17 28 42 40 75 40s58-12 76-40c17-26 26-64 26-114 0-51-9-89-26-115-18-26-43-39-76-39z">
          <text:p/>
        </draw:path>
        <draw:path draw:style-name="gr4" draw:text-style-name="P3" draw:layer="layout" svg:width="0.013cm" svg:height="0.014cm" svg:x="20.415cm" svg:y="5.332cm" svg:viewBox="0 0 14 15" svg:d="M14 8c0 4-3 7-7 7-3 0-7-3-7-7 0-5 4-8 7-8 4 0 7 3 7 8z">
          <text:p/>
        </draw:path>
        <draw:path draw:style-name="gr4" draw:text-style-name="P3" draw:layer="layout" svg:width="0.151cm" svg:height="0.151cm" svg:x="20.346cm" svg:y="5.263cm" svg:viewBox="0 0 152 152" svg:d="M152 77c0 32-44 75-77 75-32 0-75-43-75-75 0-33 43-77 75-77 33 0 77 44 77 77zM14 77c0 24 37 62 61 62 25 0 63-38 63-62 0-26-38-63-63-63-24 0-61 37-61 63z">
          <text:p/>
        </draw:path>
        <draw:line draw:style-name="gr3" draw:text-style-name="P2" draw:layer="layout" svg:x1="21.474cm" svg:y1="4.688cm" svg:x2="20.421cm" svg:y2="5.34cm">
          <text:p/>
        </draw:line>
        <draw:polygon draw:style-name="gr4" draw:text-style-name="P3" draw:layer="layout" svg:width="0.405cm" svg:height="0.304cm" svg:x="20.594cm" svg:y="4.928cm" svg:viewBox="0 0 406 305" draw:points="0,305 406,176 351,87 297,0">
          <text:p/>
        </draw:polygon>
        <draw:line draw:style-name="gr3" draw:text-style-name="P2" draw:layer="layout" svg:x1="21.473cm" svg:y1="4.688cm" svg:x2="23.096cm" svg:y2="4.688cm">
          <text:p/>
        </draw:line>
        <draw:path draw:style-name="gr4" draw:text-style-name="P3" draw:layer="layout" svg:width="1.135cm" svg:height="0.311cm" svg:x="23.136cm" svg:y="4.698cm" svg:viewBox="0 0 1136 312" svg:d="M143 166c9 3 17 9 26 19 8 9 16 23 24 40l42 82h-44l-38-77c-10-21-20-34-30-40-10-7-22-10-38-10h-45v127h-40v-302h91c35 0 61 8 78 22s26 36 26 65c0 19-5 35-14 48-8 12-21 21-38 26zM40 39v107h51c20 0 35-4 46-13 10-9 15-24 15-41 0-18-5-31-15-40-11-9-26-13-46-13zM414 145c19 4 34 13 45 26s16 29 16 48c0 30-10 53-30 69s-49 24-87 24c-13 0-26-1-39-3-13-3-27-7-41-11v-40c11 7 23 12 37 15 13 4 27 5 42 5 25 0 45-5 58-15s20-24 20-44c0-17-6-31-19-41-12-10-29-15-51-15h-35v-34h36c20 0 36-3 46-12 11-8 16-20 16-35s-5-27-16-35c-11-9-27-13-47-13-11 0-23 1-36 4-13 2-27 6-42 11v-36c15-4 30-8 43-10 14-2 26-3 38-3 31 0 56 7 73 21 18 14 27 33 27 57 0 16-4 30-14 42-9 12-23 20-40 25zM552 256h43v51h-43zM770 164c-19 0-34 5-45 16-11 10-17 24-17 42s6 32 17 43c11 10 26 15 45 15s35-5 46-15c11-11 16-25 16-43s-5-32-16-42c-11-11-26-16-46-16zM730 147c-18-4-31-13-41-26-10-11-15-26-15-43 0-24 9-43 26-57s40-21 70-21 53 7 71 21c17 14 25 33 25 57 0 17-5 32-15 43-9 13-23 22-40 26 20 4 35 13 46 27 11 13 16 29 16 48 0 29-9 52-27 67-17 16-43 23-76 23s-58-7-76-23c-18-15-27-38-27-67 0-19 6-35 17-48 11-14 26-23 46-27zM715 82c0 15 5 27 14 36 10 10 24 14 41 14 18 0 31-4 41-14 10-9 15-21 15-36 0-16-5-28-15-37-10-8-23-13-41-13-17 0-31 5-41 13-9 9-14 21-14 37zM1032 32c-21 0-37 10-47 31-11 21-16 52-16 94 0 41 5 72 16 92 10 21 26 31 47 31s37-10 47-31c11-20 16-51 16-92 0-42-5-73-16-94-10-21-26-31-47-31zM1032 0c34 0 59 13 77 40s27 65 27 117c0 50-9 89-27 116-18 26-43 39-77 39s-59-13-77-39c-18-27-27-66-27-116 0-52 9-90 27-117s43-40 77-40z">
          <text:p/>
        </draw:path>
        <draw:path draw:style-name="gr4" draw:text-style-name="P3" draw:layer="layout" svg:width="1.139cm" svg:height="0.315cm" svg:x="23.134cm" svg:y="4.696cm" svg:viewBox="0 0 1140 316" svg:d="M145 165c9 3 18 10 26 19 8 11 17 25 25 42l-2 1 2-1 43 82 1 3h-3-45-1l-1-2-38-76v-1c-10-19-19-32-28-39s-22-10-37-10h-45v-2h2v128 2h-2-40-2v-2-302-2h2 91c35 0 61 8 79 22 17 15 26 38 26 67 0 19-5 35-14 48s-22 22-39 27l-1-2zM144 165c16-5 28-13 37-25 8-12 13-27 13-46 0-29-9-49-25-63-17-15-41-21-76-21h-91v-3h2v302h-2v-2h40v2h-2v-128-2h2 45c16 0 29 3 39 11 10 7 19 20 29 41l-1 1 1-1 39 77-2 1v-2h45v2l-2 1-42-83c-9-16-17-29-25-39s-16-16-24-19l-7-2zM44 41v106h-2v-2h51c20 0 34-4 43-13 10-8 15-21 15-38s-5-30-15-38c-9-9-23-13-43-13h-51v-2zM42 39h51c20 0 36 4 46 14 11 9 16 23 16 41s-5 32-16 41c-10 10-26 14-46 14h-51-2v-2-106-2zM416 144c20 4 35 13 47 26 11 14 16 32 16 51 0 30-10 54-31 71-21 16-50 24-88 24-13 0-26-1-39-3-14-3-28-7-42-12h-1v-1-40-3l3 2c11 6 23 11 36 14 14 4 27 5 42 5 25 0 44-5 57-14 13-10 19-24 19-43 0-17-6-30-18-41-12-9-28-14-50-14h-35-2v-2-34-2h2 36c20 0 35-3 45-11s15-18 15-33-5-26-16-34c-10-8-25-12-45-12-11 0-23 1-36 4-12 2-26 6-41 11l-3 1v-3-36-2h1c16-4 30-8 44-10 13-2 26-3 38-3 31 0 56 7 75 21 18 15 27 35 27 59 0 17-5 32-14 43-10 12-24 20-42 25v-2zM415 144c17-5 30-12 40-23 9-12 13-25 13-41 0-24-8-42-26-55-17-14-41-21-72-21-12 0-24 1-37 3-14 2-28 6-44 10v-2h2v36h-2l-1-2c16-5 30-9 42-11 13-3 25-4 37-4 20 0 37 4 48 13s17 21 17 37-6 28-17 36-26 13-47 13h-36v-3h2v34h-2v-2h35c22 0 40 5 53 15 13 12 19 26 19 44 0 20-7 35-21 46-13 10-33 15-59 15-15 0-29-1-43-5-13-3-26-8-37-15l1-2h2v40h-2l1-2c14 5 27 8 41 11 13 2 26 3 38 3 37 0 66-8 86-24 20-15 29-37 29-67 0-19-5-35-16-48-10-13-25-21-44-25l-9-2zM554 255h43 2v3 51 2h-2-43-2v-2-51-3zM556 258v51h-2v-2h43v2h-2v-51h2v2h-43v-2zM772 167c-19 0-33 5-44 15-11 11-16 24-16 42s5 31 16 41 25 15 44 15 34-5 44-15c11-10 16-23 16-41s-5-31-16-42c-10-10-25-15-44-15zM772 163c20 0 36 5 47 16 12 12 18 27 18 45s-6 33-18 44c-11 11-27 16-47 16s-35-5-47-16c-11-10-17-25-17-44 0-18 6-33 17-45 12-11 27-16 47-16zM731 150c-18-5-32-13-42-25s-15-28-15-45c0-25 9-44 27-59 17-14 41-21 71-21s54 7 72 21c17 15 26 34 26 59 0 17-5 33-15 45s-24 20-42 25v-2-2c20 4 36 14 47 27 11 15 17 32 17 51 0 30-9 53-27 69-18 15-44 23-78 23-33 0-59-8-78-23-18-16-27-39-27-69 0-19 6-36 17-51 11-13 27-23 47-27l1 2zM732 150c-19 4-34 13-45 26-10 14-16 29-16 48 0 29 9 50 26 66 18 15 42 22 75 22s58-7 75-22c17-16 26-37 26-66 0-19-5-34-16-48-11-13-25-22-44-26l-9-2 8-2c17-4 30-12 40-24 9-11 14-25 14-42 0-24-8-42-25-55-17-14-39-21-69-21-29 0-52 7-69 21-17 13-25 31-25 55 0 17 5 31 14 42 10 12 23 20 40 24l8 2zM719 84c0 15 4 26 14 34 9 9 22 13 39 13s30-4 40-13c9-8 14-19 14-34s-5-27-14-35c-10-9-23-13-40-13s-30 4-39 13c-10 8-14 20-14 35zM715 84c0-16 5-29 15-38s24-14 42-14 32 5 42 14c11 9 16 22 16 38s-5 29-16 38c-10 9-24 13-42 13s-32-4-42-13-15-22-15-38zM1034 36c-20 0-35 10-45 30-11 20-16 51-16 92 0 42 5 72 16 92 10 21 25 30 45 30s35-9 46-30c10-20 15-50 15-92 0-41-5-72-15-92-11-20-26-30-46-30zM1034 32c22 0 38 11 49 32s16 52 16 94-5 73-16 94-27 32-49 32c-21 0-38-11-49-32s-16-52-16-94 5-73 16-94 28-32 49-32zM1034 0c34 0 61 14 79 41s27 66 27 117c0 52-9 91-27 118s-45 40-79 40-61-13-79-40-27-66-27-118c0-51 9-90 27-117s45-41 79-41zM1034 4c-33 0-58 13-75 39-18 26-27 64-27 115s9 89 27 115c17 27 42 39 75 39s58-12 75-39c18-26 27-64 27-115s-9-89-27-115c-17-26-42-39-75-39z">
          <text:p/>
        </draw:path>
        <draw:path draw:style-name="gr4" draw:text-style-name="P3" draw:layer="layout" svg:width="0.013cm" svg:height="0.014cm" svg:x="20.415cm" svg:y="5.332cm" svg:viewBox="0 0 14 15" svg:d="M14 8c0 4-3 7-7 7-3 0-7-3-7-7 0-5 4-8 7-8 4 0 7 3 7 8z">
          <text:p/>
        </draw:path>
        <draw:path draw:style-name="gr4" draw:text-style-name="P3" draw:layer="layout" svg:width="0.151cm" svg:height="0.151cm" svg:x="20.346cm" svg:y="5.263cm" svg:viewBox="0 0 152 152" svg:d="M152 77c0 32-44 75-77 75-32 0-75-43-75-75 0-33 43-77 75-77 33 0 77 44 77 77zM14 77c0 24 37 62 61 62 25 0 63-38 63-62 0-26-38-63-63-63-24 0-61 37-61 63z">
          <text:p/>
        </draw:path>
        <draw:line draw:style-name="gr3" draw:text-style-name="P2" draw:layer="layout" svg:x1="20.95cm" svg:y1="5.283cm" svg:x2="20.421cm" svg:y2="5.34cm">
          <text:p/>
        </draw:line>
        <draw:polygon draw:style-name="gr4" draw:text-style-name="P3" draw:layer="layout" svg:width="0.215cm" svg:height="0.204cm" svg:x="20.544cm" svg:y="5.202cm" svg:viewBox="0 0 216 205" draw:points="0,124 216,205 206,102 194,0">
          <text:p/>
        </draw:polygon>
        <draw:line draw:style-name="gr3" draw:text-style-name="P2" draw:layer="layout" svg:x1="20.949cm" svg:y1="5.283cm" svg:x2="23.469cm" svg:y2="5.283cm">
          <text:p/>
        </draw:line>
        <draw:path draw:style-name="gr4" draw:text-style-name="P3" draw:layer="layout" svg:width="1.135cm" svg:height="0.312cm" svg:x="23.43cm" svg:y="5.388cm" svg:viewBox="0 0 1136 313" svg:d="M142 166c9 3 17 10 26 19 8 10 16 23 24 40l42 82h-44l-38-77c-10-20-20-33-29-40-10-7-22-10-38-10h-45v127h-40v-301h91c35 0 60 7 77 21 17 15 26 37 26 66 0 19-5 35-14 47-8 13-21 21-38 26zM40 39v108h51c20 0 35-5 45-14s15-22 15-40c0-17-5-30-15-40-10-9-25-14-45-14zM324 273h142v34h-190v-34c15-16 36-38 63-64 26-27 43-45 50-52 13-15 22-27 27-37 5-11 8-20 8-30 0-16-6-29-17-40-11-10-26-15-44-15-13 0-26 2-40 6-14 5-29 11-45 21v-42c16-6 31-11 45-15 15-3 28-5 39-5 31 0 56 8 75 24 18 15 28 37 28 63 0 12-3 24-7 35-5 11-13 24-26 39-3 4-14 15-32 34s-43 44-76 78zM551 256h43v51h-43zM805 145c20 4 35 13 46 26s16 29 16 49c0 29-10 52-30 69-21 16-50 24-87 24-13 0-26-1-39-4-13-2-27-6-41-11v-39c11 6 23 11 37 15 13 3 27 5 42 5 25 0 44-5 58-15 13-10 20-25 20-44 0-18-6-32-19-42-12-10-29-15-52-15h-35v-33h37c20 0 35-4 46-12 10-8 16-20 16-35s-6-27-17-36c-11-8-26-12-47-12-11 0-23 1-35 3-13 3-27 6-42 11v-36c15-4 29-7 43-9 13-2 26-4 38-4 31 0 55 7 73 21s27 33 27 58c0 17-5 31-14 42-10 12-23 20-41 24zM1032 33c-21 0-37 10-47 31-11 21-17 52-17 93s6 72 17 93c10 20 26 31 47 31s37-11 47-31c11-21 16-52 16-93s-5-72-16-93c-10-21-26-31-47-31zM1032 0c34 0 59 14 77 40 18 28 27 67 27 117 0 51-9 89-27 116s-43 40-77 40-60-13-78-40-27-65-27-116c0-50 9-89 27-117 18-26 44-40 78-40z">
          <text:p/>
        </draw:path>
        <draw:path draw:style-name="gr4" draw:text-style-name="P3" draw:layer="layout" svg:width="1.139cm" svg:height="0.316cm" svg:x="23.428cm" svg:y="5.386cm" svg:viewBox="0 0 1140 317" svg:d="M145 166c9 3 18 10 26 20s17 23 25 40l-2 1 2-1 41 82 2 3h-3-44-1l-1-1-38-77c-10-20-20-33-29-39-9-7-21-10-36-10h-45v-2h2v127 2h-2-40-2v-2-301-2h2 91c35 0 61 7 79 22 17 15 26 37 26 66 0 20-5 37-14 50-9 12-22 21-39 26l-1-2zM144 166c16-4 28-13 37-25 8-12 13-28 13-47 0-28-9-49-25-63-17-14-42-21-76-21h-91v-2h2v301h-2v-2h40v2h-2v-127-2h2 45c16 0 29 4 39 10 9 7 19 21 29 41l-1 1 1-1 39 77-2 1v-2h44v2l-2 1-41-82h-1c-8-17-16-30-24-39-8-10-16-16-25-19l-6-2zM44 41v108h-2v-2h51c20 0 34-5 43-13 10-10 15-23 15-40s-5-29-15-38c-9-8-23-13-43-13h-51v-2zM42 39h51c20 0 36 5 46 14s16 23 16 41-6 32-16 43c-10 9-26 14-46 14h-51-2v-2-108-2zM326 273h142 2v2 34 2h-2-190-3v-2-34-1l1-1c15-16 36-37 63-64s43-44 50-52c13-14 22-26 27-37 5-10 8-20 8-29 0-16-6-28-16-38-11-10-25-14-43-14-12 0-26 2-40 6-14 5-28 11-44 20l-4 2v-4-41-1l2-1c16-6 32-11 46-15 14-3 27-5 39-5 32 0 57 8 76 24s29 38 29 64c0 13-3 25-8 36-4 12-13 25-25 41-3 4-14 15-32 33-18 19-43 45-76 78l-2-1zM325 273c33-33 58-59 76-77 18-19 28-30 32-34l1 1-1-1c12-15 20-28 25-40 4-10 6-22 6-34 0-25-8-45-27-61-18-15-42-22-73-22-11 0-24 1-38 4-14 4-29 9-46 15v-2h2v41h-2l-1-1c16-9 31-16 45-21 15-4 28-6 41-6 18 0 34 5 45 15 12 11 18 24 18 41 0 10-3 20-8 31s-15 23-28 38l-1-1 1 1c-7 8-23 25-50 52s-48 48-63 64l-1-1h2v34h-2v-2h190v2h-2v-34h2v2h-142-5zM553 256h43 2v2 51 2h-2-43-2v-2-51-2zM555 258v51h-2v-2h43v2h-2v-51h2v2h-43v-2zM808 145c19 4 35 13 46 27 12 13 17 30 17 50 0 30-10 54-31 70-21 17-50 25-88 25-13 0-26-1-40-4-13-2-27-6-41-11l-2-1v-1-39-4l4 2c11 6 23 11 36 15 13 3 27 5 42 5 25 0 43-5 56-15s20-23 20-42c0-17-6-30-18-40s-29-15-51-15h-35-2v-2-33-2h2 37c20 0 34-5 45-13 10-7 15-18 15-33 0-14-5-25-16-33-10-8-25-12-46-12-11 0-22 1-35 3-13 3-27 6-42 11l-2 1v-3-36-1l1-1c16-4 30-7 44-9 13-2 26-4 38-4 31 0 56 8 74 22 19 14 28 34 28 58 0 17-5 32-15 44-9 12-23 21-41 25l-1-2zM807 145c17-4 30-12 39-24 10-11 14-24 14-41 0-23-8-41-26-55s-41-20-72-20c-12 0-24 1-38 3-13 2-27 5-43 9v-2h2v36h-2l-1-1c15-6 29-9 42-12 13-2 25-3 36-3 21 0 37 4 49 12 11 9 17 22 17 37 0 16-6 28-17 37s-27 13-47 13h-37v-2h2v33h-2v-2h35c23 0 41 5 53 16 13 10 20 25 20 43 0 19-7 35-21 45-14 11-34 16-59 16-15 0-29-2-43-5-14-4-26-9-37-15l1-2h2v39h-2v-2c14 5 28 9 41 11 13 3 26 4 39 4 37 0 65-8 85-24s30-38 30-67c0-19-5-35-16-48-10-12-25-21-44-25l-9-2zM1033 37c-20 0-35 9-45 29-11 21-16 51-16 93 0 41 5 72 16 92 10 20 25 30 45 30s36-10 47-30c10-20 15-51 15-92 0-42-5-72-15-93-11-20-27-29-47-29zM1033 33c22 0 39 10 50 32 11 20 16 52 16 94s-5 73-16 94-28 32-50 32-38-11-49-32-16-52-16-94 5-74 16-94c11-22 27-32 49-32zM1033 0c35 0 62 14 80 41s27 66 27 118c0 51-9 90-27 117s-45 41-80 41c-34 0-61-14-79-41s-27-66-27-117c0-52 9-91 27-118s45-41 79-41zM1033 5c-33 0-58 12-75 39-18 26-27 64-27 115s9 89 27 115c17 26 42 39 75 39 34 0 59-13 76-39 18-26 27-64 27-115s-9-89-27-115c-17-27-42-39-76-39z">
          <text:p/>
        </draw:path>
        <draw:path draw:style-name="gr4" draw:text-style-name="P3" draw:layer="layout" svg:width="0.015cm" svg:height="0.015cm" svg:x="22.288cm" svg:y="3.282cm" svg:viewBox="0 0 16 16" svg:d="M16 8c0 4-4 8-8 8s-8-4-8-8c0-3 4-8 8-8s8 5 8 8z">
          <text:p/>
        </draw:path>
        <draw:path draw:style-name="gr4" draw:text-style-name="P3" draw:layer="layout" svg:width="0.151cm" svg:height="0.151cm" svg:x="22.219cm" svg:y="3.214cm" svg:viewBox="0 0 152 152" svg:d="M152 76c0 33-43 76-75 76-33 0-77-43-77-76 0-32 44-76 77-76 32 0 75 44 75 76zM14 76c0 25 37 62 63 62 25 0 62-37 62-62 0-24-37-61-62-61-26 0-63 37-63 61z">
          <text:p/>
        </draw:path>
        <draw:line draw:style-name="gr3" draw:text-style-name="P2" draw:layer="layout" svg:x1="19.646cm" svg:y1="9.65cm" svg:x2="22.296cm" svg:y2="3.289cm">
          <text:p/>
        </draw:line>
        <draw:polygon draw:style-name="gr4" draw:text-style-name="P3" draw:layer="layout" svg:width="0.253cm" svg:height="0.42cm" svg:x="22.009cm" svg:y="3.368cm" svg:viewBox="0 0 254 421" draw:points="254,0 0,342 95,381 191,421">
          <text:p/>
        </draw:polygon>
        <draw:line draw:style-name="gr3" draw:text-style-name="P2" draw:layer="layout" svg:x1="19.646cm" svg:y1="9.649cm" svg:x2="16.142cm" svg:y2="9.649cm">
          <text:p/>
        </draw:line>
        <draw:path draw:style-name="gr4" draw:text-style-name="P3" draw:layer="layout" svg:width="1.82cm" svg:height="0.312cm" svg:x="16.986cm" svg:y="9.206cm" svg:viewBox="0 0 1821 313" svg:d="M48 272h142v35h-190v-35c15-16 36-38 63-65 26-27 43-44 50-52 13-14 22-27 27-37s8-20 8-30c0-15-6-28-17-39-11-10-26-15-44-15-13 0-26 3-40 7s-29 11-45 20v-41c16-6 31-11 45-15 15-3 28-5 39-5 32 0 56 8 75 24 18 15 28 36 28 62 0 12-3 24-7 35-5 11-13 24-26 39-3 4-14 15-32 34-17 18-43 44-76 78zM257 6h44l76 111 75-111h43l-96 144 103 157h-44l-84-129-87 129h-43l108-161zM828 165c9 3 17 9 26 19 8 10 16 23 24 40l42 83h-44l-38-78c-10-20-20-34-29-40-10-7-22-10-38-10h-45v128h-40v-301h91c35 0 60 7 77 21s26 36 26 65c0 19-5 35-14 47-8 13-21 21-38 26zM726 39v107h51c20 0 35-5 45-14s15-22 15-40c0-17-5-31-15-40s-25-13-45-13zM982 272h67v-229l-72 14v-37l71-14h41v266h66v35h-173zM1237 255h43v52h-43zM1460 140c-18 0-33 6-43 18-11 13-16 30-16 51 0 22 5 39 16 52 10 12 25 18 43 18s33-6 43-18c11-13 16-30 16-52 0-21-5-38-16-51-10-12-25-18-43-18zM1541 12v37c-10-5-21-8-31-11-11-2-21-4-31-4-27 0-47 9-61 28-15 18-23 45-25 82 8-12 18-21 30-27 12-7 25-10 39-10 31 0 54 10 72 28 17 18 26 43 26 74s-9 56-27 76c-18 18-43 28-73 28-35 0-61-14-80-41-18-27-27-65-27-116 0-47 11-85 34-113 22-29 52-43 90-43 11 0 21 1 31 3 11 2 21 5 33 9zM1717 32c-21 0-37 11-47 31-11 21-16 52-16 93s5 72 16 93c10 20 26 30 47 30s37-10 47-30c11-21 16-52 16-93s-5-72-16-93c-10-20-26-31-47-31zM1717 0c34 0 59 14 77 40 18 27 27 65 27 116s-9 89-27 116-43 41-77 41-59-14-77-41-27-65-27-116 9-89 27-116c18-26 43-40 77-40z">
          <text:p/>
        </draw:path>
        <draw:path draw:style-name="gr4" draw:text-style-name="P3" draw:layer="layout" svg:width="1.824cm" svg:height="0.316cm" svg:x="16.984cm" svg:y="9.204cm" svg:viewBox="0 0 1825 317" svg:d="M50 273h142 2v2 34 2h-2-190-2v-2-34-1-1c16-16 37-37 63-64 27-27 43-44 50-52 13-15 22-27 27-37s8-19 8-29c0-16-6-28-16-38-11-10-25-15-43-15-12 0-25 3-39 7s-29 11-45 20l-3 2v-4-41-1l1-1c16-6 32-11 46-15 14-3 28-5 39-5 32 0 57 8 76 24s29 37 29 64c0 13-3 25-7 37-5 11-14 24-26 39-3 4-14 16-32 34-18 19-43 45-76 78l-2-1zM49 273c33-33 58-59 76-78 18-18 29-29 32-33l1 1-1-1c12-15 20-28 25-39 4-11 7-22 7-35 0-26-9-46-27-61-19-15-43-23-74-23-11 0-24 2-38 5-14 4-29 8-46 15v-2h2v41h-2l-1-2c16-9 31-16 45-20 15-4 28-7 41-7 19 0 34 6 45 16 12 10 18 24 18 41 0 11-3 21-8 31-5 11-15 23-28 38l-1-2 1 2c-7 8-23 25-50 52s-48 48-63 64l-1-1h2v34h-2v-2h190v2h-2v-34h2v2h-142-4zM259 6h44 1 1l75 113-1 1-2-1 75-113h2 43 4l-2 3-97 145-1-1 1-1 103 156 2 3h-3-44-1l-1-1-84-128 2-1 1 1-86 128v1h-2-43-4l2-3 108-161 2 2-2 1-94-141-3-3zM261 6l94 141 1 2-1 1-108 160-1-1v-2h43v2l-1-1 86-128 2-3 1 3 85 128-2 1v-2h44v2l-2 1-103-156-1-1 1-1 96-146 2 2v2h-43v-2l1 1-75 112-1 3-2-3-76-112 2-1v2h-44v-2zM831 166c9 3 18 10 26 20 8 9 17 23 25 40l-2 1 2-1 41 82 2 3h-3-44-1l-1-1-38-77c-10-20-20-33-29-40-9-6-21-9-36-9h-45v-2h2v127 2h-2-40-2v-2-301-2h2 91c35 0 61 7 79 22 17 14 26 37 26 67 0 19-5 36-14 48-9 13-22 22-39 27l-1-2zM830 166c16-5 28-13 37-25 8-12 13-27 13-46 0-29-9-50-25-64-17-14-42-21-76-21h-91v-2h2v301h-2v-2h40v2h-2v-127-2h2 45c16 0 29 3 39 10 9 7 19 21 29 41l-1 1 1-1 39 77-2 1v-2h44v2l-2 1-42-82c-8-17-16-30-24-40-8-9-16-15-25-18l-6-2zM730 41v108h-2v-3h51c20 0 34-4 43-13 10-8 15-21 15-38 0-18-5-31-15-39-9-9-23-13-43-13h-51v-2zM728 39h51c20 0 36 5 46 14s16 23 16 42c0 18-6 32-16 41-10 10-26 15-46 15h-51-2v-2-108-2zM984 273h67v2h-2v-230h2v2l-72 14-2 1v-3-37-2h1l72-14h41 2v2 267h-2v-2h66 2v2 34 2h-2-173-2v-2-34-2zM987 275v34h-3v-2h173v2h-2v-34h2v2h-66-2v-2-267h2v2h-41v-2l1 2-72 14v-2h2v37h-2l-1-2 72-14 3-1v3 230 2h-2-67v-2zM1239 256h43 2v2 51 2h-2-43-2v-2-51-2zM1241 258v51h-2v-2h43v2h-2v-51h2v2h-43v-2zM1462 145c-18 0-31 5-42 18-10 12-15 28-15 49 0 22 5 38 15 50 11 12 24 18 42 18s32-6 42-18 15-28 15-50c0-21-5-37-15-49-10-13-24-18-42-18zM1462 140c19 0 34 7 45 20s16 30 16 52-5 40-16 53-26 19-45 19-34-6-45-19-16-31-16-53 5-39 16-52 26-20 45-20zM1545 14v37 3l-3-1c-10-5-20-8-31-11-10-2-20-4-30-4-26 0-46 9-60 27s-22 45-24 82h-2l-1-2c8-12 18-21 30-27s26-10 40-10c31 0 56 10 73 28 18 19 27 45 27 76 0 32-9 57-28 76-18 19-43 29-74 29-35 0-63-14-81-41-19-27-28-66-28-117 0-48 11-87 34-116 23-28 54-43 92-43 11 0 21 1 32 3 10 2 21 5 32 9l2 1zM1542 16c-11-4-22-7-32-9s-21-3-31-3c-37 0-66 14-89 42-22 28-33 66-33 113 0 50 9 88 27 115 18 26 44 39 78 39 30 0 53-9 71-28 18-18 27-42 27-73s-8-55-26-73c-17-18-40-27-70-27-14 0-26 3-38 10-12 6-21 14-29 26l-4 6v-8c2-36 11-65 25-84 14-18 36-28 63-28 10 0 21 2 31 4 11 3 21 7 32 11l-1 2h-2v-37h2zM1719 36c-20 0-35 10-45 30-11 20-16 52-16 93s5 71 16 92c10 20 25 29 45 29s35-9 46-29c10-21 15-51 15-92s-5-73-15-93c-11-20-26-30-46-30zM1719 32c22 0 38 11 49 32s16 54 16 95-5 73-16 93c-11 22-27 32-49 32s-38-10-49-32c-11-20-16-52-16-93s5-74 16-95 27-32 49-32zM1719 0c34 0 61 14 79 41s27 67 27 118-9 90-27 117-45 41-79 41-61-14-79-41-27-66-27-117 9-91 27-118 45-41 79-41zM1719 4c-33 0-58 13-75 39-18 27-27 66-27 116s9 88 27 115c17 26 42 39 75 39s58-13 75-39c18-27 27-65 27-115s-9-89-27-116c-17-26-42-39-75-39z">
          <text:p/>
        </draw:path>
        <draw:path draw:style-name="gr5" draw:text-style-name="P4" draw:layer="layout" svg:width="2.426cm" svg:height="0.519cm" svg:x="1.685cm" svg:y="21.637cm" svg:viewBox="0 0 2427 520" svg:d="M0 9h91l222 419v-419h66v501h-91l-222-419v419h-66zM717 55c-50 0-89 18-118 55-28 36-43 86-43 150 0 63 15 112 43 150 29 37 68 55 118 55 49 0 88-18 116-55 29-38 44-87 44-150 0-64-15-114-44-150-28-37-67-55-116-55zM717 0c70 0 126 24 168 71s63 110 63 189c0 78-21 142-63 189s-98 71-168 71c-71 0-127-23-169-70s-63-111-63-190 21-142 63-189 98-71 169-71zM984 9h424v57h-178v444h-68v-444h-178zM1473 9h316v57h-249v148h239v57h-239v182h255v57h-322zM2207 25v66c-25-12-50-21-72-27-23-6-45-9-66-9-37 0-66 7-86 21-20 15-31 35-31 61 0 22 8 39 21 50 14 12 39 21 76 28l41 8c50 10 87 27 111 51s36 57 36 97c0 50-16 86-48 111-33 25-80 38-143 38-24 0-49-3-76-8s-55-13-84-24v-70c28 16 55 27 82 35 26 8 52 12 78 12 38 0 68-8 89-23s32-37 32-66c0-24-8-44-23-57-15-14-40-25-74-32l-41-8c-51-10-88-25-111-47-22-21-34-51-34-89 0-45 16-79 47-105 32-25 75-38 130-38 23 0 47 2 72 6 24 5 49 11 74 19zM2356 425h71v85h-71zM2356 154h71v86h-71z">
          <text:p/>
        </draw:path>
        <draw:path draw:style-name="gr5" draw:text-style-name="P4" draw:layer="layout" svg:width="2.432cm" svg:height="0.525cm" svg:x="1.682cm" svg:y="21.634cm" svg:viewBox="0 0 2433 526" svg:d="M3 9h91 2l1 1 222 420-3 1h-3v-419-3h3 66 3v3 501 4h-3-91-2l-1-2-222-420 3-1h3v419 4h-3-66-3v-4-501-3zM7 12v501h-4v-3h66v3h-4v-419-14l7 12 222 420-3 1v-3h91v3h-4v-501h4v3h-66v-3h4v419 14l-7-12-222-419 3-2v3h-91v-3zM720 61c-49 0-86 18-115 54-28 36-42 86-42 149 0 62 14 111 42 147 29 36 66 54 115 54 48 0 85-18 114-54 28-36 42-85 42-147 0-63-14-113-42-149-29-36-66-54-114-54zM720 54c49 0 90 19 119 57 29 37 44 89 44 153 0 63-15 114-44 151s-70 56-119 56c-50 0-91-19-120-56-30-37-44-88-44-151 0-64 14-116 44-153 29-38 70-57 120-57zM720 0c70 0 128 24 170 71 43 48 64 113 64 193 0 79-21 143-64 191-42 47-100 71-170 71-71 0-129-24-172-71-42-48-64-112-64-191 0-80 22-145 64-193 43-47 101-71 172-71zM720 6c-70 0-125 23-167 70-41 46-62 109-62 188 0 78 21 140 62 186 42 47 97 70 167 70 69 0 124-23 165-70 42-46 62-108 62-186 0-79-20-142-62-188-41-47-96-70-165-70zM987 9h424 3v3 57 3h-3-178v-3h3v444 4h-3-68-3v-4-444h3v3h-178-3v-3-57-3zM991 12v57h-4v-3h178 3v3 444h-3v-3h68v3h-3v-444-3h3 178v3h-4v-57h4v3h-424v-3zM1476 9h316 4v3 57 3h-4-249v-3h4v149h-4v-3h239 3v3 57 3h-3-239v-3h4v181h-4v-3h255 4v3 57 4h-4-322-4v-4-501-3zM1479 12v501h-3v-3h322v3h-3v-57h3v4h-255-3v-4-181-3h3 239v3h-4v-57h4v4h-239-3v-4-149-3h3 249v3h-3v-57h3v3h-316v-3zM2214 28v66 6l-5-2c-26-13-50-22-72-28-23-6-44-9-65-9-37 0-64 7-84 21-19 14-29 33-29 58 0 23 6 38 19 49s38 19 74 26h1l40 9v3-3c51 9 89 27 114 51 24 25 37 59 37 100 0 49-17 88-50 113-33 26-82 38-145 38-24 0-50-2-76-8-28-5-56-13-85-24h-2v-3-70-5l5 2c27 16 54 27 81 35 26 8 52 12 77 12 38 0 67-8 87-23 21-14 30-34 30-62 0-24-7-42-21-55-15-13-39-23-73-30l1-4-1 4-41-8c-51-10-89-26-112-48s-35-53-35-93c0-45 16-82 48-107 32-26 77-39 132-39 24 0 48 2 72 6 25 4 50 11 75 19l3 1zM2209 32c-25-9-50-15-74-19s-48-7-71-7c-54 0-96 13-128 38-30 25-45 58-45 102 0 38 11 67 32 88 23 21 59 36 109 46v3-3l42 8c34 7 60 18 75 32 16 14 24 35 24 60 0 29-11 52-33 68-21 16-52 23-91 23-26 0-52-4-79-11-27-8-55-20-82-36l1-3h4v70h-4l2-3c28 10 55 18 83 24 26 5 51 8 75 8 62 0 109-13 141-37 31-25 47-60 47-108 0-40-12-71-35-95-24-23-60-40-110-50l-41-8 1-3-1 3c-37-7-63-16-77-28-15-12-22-30-22-54 0-27 11-49 32-63 21-15 50-23 88-23 21 0 43 4 66 10s48 15 74 27l-2 3h-3v-66h3zM2359 425h71 3v3 85 4h-3-71-3v-4-85-3zM2362 428v85h-3v-3h71v3h-4v-85h4v4h-71v-4zM2359 155h71 3v3 86 3h-3-71-3v-3-86-3zM2362 158v86h-3v-4h71v4h-4v-86h4v4h-71v-4z">
          <text:p/>
        </draw:path>
        <draw:path draw:style-name="gr5" draw:text-style-name="P4" draw:layer="layout" svg:width="1.19cm" svg:height="0.51cm" svg:x="1.281cm" svg:y="24.665cm" svg:viewBox="0 0 1191 511" svg:d="M237 267c15 5 29 15 42 32 14 16 28 38 42 66l69 137h-73l-64-129c-17-33-33-55-48-66-16-11-37-17-64-17h-74v212h-67v-502h153c57 0 99 12 128 37 28 24 42 60 42 108 0 32-7 58-22 79s-36 35-64 43zM67 57v178h86c32 0 57-8 73-23 17-15 25-37 25-67 0-29-8-51-25-66-16-15-41-22-73-22zM768 299v30h-284c3 42 15 74 39 97 23 22 55 33 96 33 24 0 47-3 69-9 22-5 44-14 66-26v59c-22 9-45 16-68 21s-47 7-71 7c-60 0-107-17-143-52-35-35-52-82-52-141 0-62 16-110 49-147 35-36 79-54 136-54 50 0 90 17 119 49 30 33 44 77 44 133zM707 280c-1-33-10-60-28-80-19-20-43-30-74-30-34 0-62 9-82 29-22 19-34 47-37 82zM825 126h66l117 315 117-315h66l-141 376h-84z">
          <text:p/>
        </draw:path>
        <draw:path draw:style-name="gr5" draw:text-style-name="P4" draw:layer="layout" svg:width="1.199cm" svg:height="0.517cm" svg:x="1.277cm" svg:y="24.662cm" svg:viewBox="0 0 1200 518" svg:d="M242 266c15 5 30 16 44 32 14 17 28 39 42 68l-3 2 3-2 69 137 2 5h-5-73-2l-1-2-64-128c-17-34-32-56-47-67-15-10-35-15-62-15h-74v-4h4v213 3h-4-67-4v-3-502-3h4 153c57 0 101 12 130 37 29 24 43 62 43 110 0 32-7 60-22 81s-38 36-66 44l-1-3zM240 266c28-8 48-22 62-42s21-45 21-77c0-47-13-82-41-105-27-24-69-35-125-35h-153v-4h3v502h-3v-4h67v4h-3v-213-3h3 74c27 0 50 5 66 17 16 11 32 34 49 69l-3 1 3-1 64 128-3 2v-4h73v4l-3 1-69-137c-14-29-28-50-41-66-14-16-27-26-41-31l-10-3zM75 59v178h-4v-4h86c32 0 55-7 71-22 16-14 24-35 24-64 0-28-8-49-24-63s-39-22-71-22h-86v-3zM71 56h86c33 0 59 7 76 23 17 15 26 39 26 68 0 30-9 54-26 69-17 16-43 24-76 24h-86-3v-3-178-3zM776 301v30 3h-4-284v-3l3-1c3 43 15 75 39 96 22 22 53 33 93 33 23 0 46-3 68-9s44-14 66-26l5-3v6 59 2l-3 1c-22 9-45 16-68 21-24 5-48 8-72 8-60 0-110-18-145-53-36-36-54-84-54-145 0-62 17-112 51-149 34-36 81-55 138-55 51 0 92 17 122 50s45 78 45 135zM769 301c0-56-14-99-43-131s-68-47-117-47c-56 0-100 17-133 53-33 35-49 83-49 144 0 59 17 105 51 140 35 34 82 51 141 51 24 0 47-3 70-7 23-5 46-12 68-22l1 4h-3v-59h3l2 3c-22 12-45 21-67 27-23 6-46 8-70 8-41 0-75-11-98-34-24-23-38-56-40-100l-1-4h4 284v4h-3zM707 282c0-33-9-58-27-78-18-19-41-29-71-29-34 0-60 9-80 28-21 19-32 45-36 80h-3v-4h221v3zM711 286h-221-4l1-3c3-36 15-65 37-85s50-30 85-30c31 0 57 11 76 31 19 21 29 49 29 83v4zM829 125h66 2l1 2 117 316-3 1-3-1 117-316 1-2h2 66 5l-2 5-141 376-1 2h-2-84-2l-1-2-141-376-2-5zM833 127l140 376-3 2v-4h84v4l-3-2 140-376 4 1v4h-66v-4l4 2-118 315-3 9-3-9-117-315 3-2v4h-66v-4z">
          <text:p/>
        </draw:path>
        <draw:path draw:style-name="gr5" draw:text-style-name="P4" draw:layer="layout" svg:width="1.536cm" svg:height="0.509cm" svg:x="3.404cm" svg:y="24.628cm" svg:viewBox="0 0 1537 510" svg:d="M67 55v390h82c69 0 120-16 152-47s48-80 48-148c0-67-16-116-48-147s-83-48-152-48zM0 0h139c97 0 168 20 213 61 46 40 68 103 68 189s-22 150-68 190c-46 41-117 61-213 61h-139zM697 312c-50 0-84 6-103 17-20 12-29 31-29 59 0 21 7 39 21 52 15 12 34 19 59 19 34 0 62-12 83-37 20-24 31-56 31-96v-14zM820 287v214h-61v-57c-15 23-32 39-53 50s-47 16-77 16c-39 0-69-10-92-32-23-21-34-50-34-86 0-43 14-74 43-96 28-21 70-32 126-32h87v-6c0-29-10-50-28-66-19-16-45-23-79-23-21 0-42 2-63 7-20 6-40 13-58 24v-57c22-9 44-16 65-20 22-4 42-6 62-6 55 0 95 14 122 42s40 70 40 128zM1008 18v108h127v47h-127v204c0 31 4 50 13 59 8 9 25 13 51 13h63v52h-63c-48 0-81-9-99-27s-27-50-27-97v-204h-45v-47h45v-108zM1537 298v30h-283c2 42 15 75 38 97s55 33 96 33c23 0 46-3 69-9 22-5 44-14 66-26v59c-22 9-45 16-68 21-24 5-47 7-71 7-60 0-107-17-142-52s-53-82-53-141c0-62 17-110 50-146s78-54 134-54c51 0 91 16 120 48 29 33 44 77 44 133zM1476 280c-1-34-10-61-29-81-18-20-43-30-73-30-34 0-62 9-83 29-20 19-32 47-35 82z">
          <text:p/>
        </draw:path>
        <draw:path draw:style-name="gr5" draw:text-style-name="P4" draw:layer="layout" svg:width="1.544cm" svg:height="0.517cm" svg:x="3.4cm" svg:y="24.624cm" svg:viewBox="0 0 1545 518" svg:d="M75 59v390h-4v-3h82c69 0 118-16 150-47 31-31 47-79 47-146 0-66-16-114-47-145-32-30-81-45-150-45h-82v-4zM71 56h82c70 0 122 16 154 47 33 32 49 83 49 150 0 68-16 119-49 152-32 32-84 48-154 48h-82-3v-4-390-3zM4 0h139c97 0 170 21 216 61 46 41 69 106 69 192 0 87-23 153-70 194-46 41-118 61-215 61h-139-4v-3-501-4zM7 4v501h-3v-4h139c96 0 166-20 211-59 45-41 67-103 67-189 0-85-22-147-67-186-45-40-115-60-211-60h-139v-3zM701 319c-49 0-83 5-102 16-18 11-27 29-27 56 0 22 7 38 21 50s32 18 56 18c34 0 60-11 80-35s30-55 30-95v-14h4v4zM701 312h62 3v3 14c0 41-11 75-32 100s-50 37-85 37c-25 0-46-7-61-20s-23-32-23-55c0-29 11-50 31-62 20-11 55-17 105-17zM828 290v215 3h-4-61-4v-3-57h4l2 2c-14 23-32 40-54 51-21 11-47 17-78 17-39 0-71-11-94-33-23-23-35-53-35-90 0-43 14-77 43-99s73-33 129-33h87v4h-4v-6c0-28-9-48-27-63s-43-23-76-23c-21 0-42 3-62 8s-39 12-58 23l-5 2v-5-57-3l2-1c23-8 45-15 67-19 21-5 42-7 62-7 55 0 97 15 124 43 28 29 42 73 42 131zM821 290c0-57-13-98-39-126-27-27-66-41-120-41-20 0-40 2-61 6-21 5-43 11-65 20l-1-3h3v57h-3l-2-3c19-11 39-19 59-24 21-5 42-8 64-8 34 0 62 8 81 24s29 40 29 69v6 3h-3-87c-56 0-97 11-124 32-28 21-41 51-41 93 0 36 10 64 33 85 22 21 51 31 89 31 30 0 55-5 75-16 21-10 38-27 52-49l6-10v12 57h-3v-4h61v4h-3zM1016 22v107h-4v-4h127 3v4 47 4h-3-127v-4h4v204c0 31 3 50 11 58s23 12 49 12h63 3v3 52 3h-3-63c-48 0-82-9-101-27-19-19-28-53-28-101v-204h3v4h-45-4v-4-47-4h4 45v4h-3v-107-3h3 62 4zM1012 25h-62v-3h4v107 3h-4-45v-3h3v47h-3v-3h45 4v3 204c0 48 8 79 26 96 17 17 49 25 96 25h63v4h-3v-52h3v4h-63c-26 0-45-5-54-15-9-9-13-30-13-62v-204-3h3 127v3h-3v-47h3v3h-127-3v-3-107h3zM1545 301v30 3h-4-283v-3h3c3 42 15 74 37 95 23 22 53 33 94 33 23 0 46-3 68-9s43-14 65-26l5-2v5 59 2l-2 1c-22 9-45 16-69 21-23 5-47 8-71 8-60 0-109-18-145-53-35-36-53-85-53-145 0-62 17-112 51-149 33-36 79-55 136-55 51 0 93 17 123 50s45 78 45 135zM1538 301c0-56-15-99-43-130-29-32-68-48-118-48-55 0-99 17-131 53-33 35-49 83-49 144 0 59 17 105 51 140 35 34 81 51 140 51 24 0 47-2 70-7s45-12 67-22l2 4h-4v-59h4l1 3c-22 12-44 21-67 27-22 6-45 9-69 9-42 0-75-12-98-35-24-22-37-57-40-100v-4h4 283v4h-3zM1476 283c0-33-9-59-27-79-18-19-41-29-71-29-34 0-60 9-80 28s-32 46-35 80h-3v-3l220-1v4zM1480 286h-220-4v-3c3-36 16-65 37-85s50-30 85-30c31 0 57 11 76 32 19 20 29 48 29 83v3z">
          <text:p/>
        </draw:path>
        <draw:path draw:style-name="gr5" draw:text-style-name="P4" draw:layer="layout" svg:width="3.663cm" svg:height="0.664cm" svg:x="6.294cm" svg:y="24.606cm" svg:viewBox="0 0 3664 665" svg:d="M404 60v71c-23-21-47-37-73-47-26-11-54-16-83-16-57 0-101 18-131 53s-45 85-45 151c0 67 15 117 45 152s74 53 131 53c29 0 57-5 83-16 26-10 50-26 73-47v70c-24 16-49 28-76 36-26 8-54 12-83 12-76 0-136-23-180-69-43-46-65-110-65-191 0-80 22-144 65-190 44-46 104-69 180-69 29 0 58 3 84 11 27 8 51 20 75 36zM817 296v227h-61v-225c0-36-7-63-21-80-14-18-35-27-62-27-34 0-60 11-79 32s-29 50-29 88v212h-62v-523h62v205c15-23 32-40 52-51s43-16 69-16c44 0 76 13 98 40 22 26 33 65 33 118zM1111 334c-50 0-84 6-104 17-19 12-28 31-28 59 0 21 7 39 21 52 15 12 34 19 59 19 34 0 62-12 82-37 21-24 31-56 31-96v-14zM1234 309v214h-62v-57c-14 23-31 39-52 50s-47 16-77 16c-39 0-69-10-92-32-23-21-34-50-34-86 0-43 14-74 42-96 29-21 71-33 127-33h86v-6c0-29-9-50-28-66-18-16-45-23-78-23-22 0-43 2-63 7-20 6-40 13-59 24v-57c23-9 45-16 66-20s42-6 62-6c54 0 95 14 122 42s40 70 40 129zM1673 296v227h-62v-225c0-36-7-63-21-80-13-18-34-27-62-27-33 0-59 11-79 32-19 21-29 50-29 88v212h-62v-376h62v58c15-23 33-40 53-51s43-16 69-16c43 0 76 13 98 40 22 26 33 65 33 118zM2043 331c0-46-9-81-28-105-18-25-44-37-77-37-34 0-59 12-78 37-18 24-27 59-27 105 0 44 9 79 27 103 19 25 44 37 78 37 33 0 59-12 77-37 19-24 28-59 28-103zM2104 476c0 64-14 112-42 143s-72 46-130 46c-22 0-43-1-62-4-19-4-38-9-56-15v-60c18 10 36 17 54 21 17 5 35 8 54 8 40 0 70-11 91-32 20-21 30-53 30-96v-30c-13 22-29 38-49 49s-44 17-72 17c-46 0-83-18-111-53s-42-81-42-139c0-59 14-106 42-141s65-52 111-52c28 0 52 5 72 16s36 27 49 49v-56h61zM2552 320v30h-283c3 42 15 75 38 97s55 33 96 33c24 0 47-3 69-9 22-5 44-14 66-26v59c-22 9-45 16-68 21s-47 7-71 7c-60 0-107-17-142-52s-52-82-52-141c0-63 16-111 49-147s78-54 135-54c50 0 90 16 119 48 30 33 44 77 44 134zM2491 302c-1-35-10-62-29-82-18-20-42-30-73-30-34 0-62 9-82 29-21 19-33 47-36 83zM2943 283v184h109c36 0 63-7 81-23 17-15 26-38 26-69s-9-54-26-69c-18-16-45-23-81-23zM2943 77v151h100c33 0 58-6 74-19 16-12 24-31 24-56 0-26-8-45-24-57-16-13-41-19-74-19zM2875 22h173c52 0 92 10 120 32 28 21 41 52 41 91 0 31-7 55-21 73s-35 30-63 34c33 7 59 22 78 46 18 22 27 51 27 85 0 44-15 79-45 103-31 25-74 37-130 37h-180zM3500 558c-18 44-35 73-51 87-17 14-39 20-67 20h-49v-51h36c17 0 30-4 40-12 9-8 20-27 31-57l11-28-152-370h66l117 294 117-294h65z">
          <text:p/>
        </draw:path>
        <draw:path draw:style-name="gr5" draw:text-style-name="P4" draw:layer="layout" svg:width="3.672cm" svg:height="0.671cm" svg:x="6.291cm" svg:y="24.603cm" svg:viewBox="0 0 3673 672" svg:d="M410 63v71 8l-6-5c-22-21-46-37-72-47-25-10-52-15-81-15-56 0-98 17-128 51s-45 84-45 149c0 66 15 115 45 149 30 35 72 51 128 51 29 0 56-5 81-15 26-10 50-26 72-47l6-5v8 70 2l-1 1c-24 16-50 29-77 38-26 8-55 12-84 12-77 0-138-25-182-72s-66-111-66-192 22-145 66-192 105-71 182-71c30 0 58 4 85 12s52 20 76 36l1 1zM405 66c-23-16-48-27-74-35s-54-12-83-12c-76 0-134 23-177 68-43 46-64 108-64 188s21 142 64 188c43 45 101 69 177 69 29 0 56-4 82-13 27-8 51-20 75-36l2 3h-4v-70h4l2 2c-23 21-48 38-74 48-26 11-54 16-84 16-57 0-103-18-133-53-31-36-47-87-47-154 0-66 16-118 47-154 30-35 76-53 133-53 30 0 58 5 84 16 26 10 51 26 74 48l-2 2h-4v-71h4zM824 298v228 3h-4-61-4v-3-226c0-35-6-60-20-77-13-17-32-25-59-25-33 0-58 10-77 30-18 21-28 49-28 85v213 3h-3-62-3v-3-523-3h3 62 3v3 205h-3l-3-2c15-23 33-40 54-52 20-11 44-17 70-17 44 0 78 14 101 41 23 28 34 68 34 120zM817 298c0-51-11-89-32-115-22-26-53-39-96-39-25 0-48 5-67 16-20 11-37 27-51 50l-6 9v-11-205h3v4h-62v-4h3v523h-3v-5h62v5h-3v-213c0-38 10-68 29-89 20-22 48-33 82-33 28 0 50 9 65 27 14 19 21 46 21 82v226h-3v-5h61v5h-3zM1114 340c-50 0-83 5-102 16-18 11-27 29-27 56 0 21 7 37 20 49 14 12 33 18 57 18 33 0 60-11 80-35 20-23 30-54 30-94v-14h3v4zM1114 333h61 4v3 14c0 41-11 74-32 99s-50 37-85 37c-25 0-46-7-61-20s-23-32-23-54c0-29 11-50 31-62 19-11 55-17 105-17zM1240 311v215 3h-3-62-3v-3-58h3l3 2c-14 23-32 40-54 51-21 12-48 18-78 18-39 0-71-11-94-34-24-23-36-53-36-89 0-43 15-77 44-99s72-33 129-33h86v4h-3v-6c0-28-9-48-27-63s-43-23-76-23c-22 0-42 3-62 8s-39 12-58 23l-5 2v-5-57-3l2-1c23-8 45-15 66-19 22-5 43-7 63-7 55 0 97 15 124 43 28 29 41 73 41 131zM1234 311c0-57-13-98-40-126-26-27-65-41-119-41-20 0-40 2-61 6-21 5-43 11-65 20l-2-3h4v57h-4l-1-3c19-11 39-19 59-24 21-5 42-8 64-8 34 0 61 8 81 24 19 16 29 40 29 69v6 3h-4-86c-56 0-97 11-125 32-27 21-41 51-41 93 0 35 11 63 33 84s52 32 90 32c30 0 54-5 75-17 21-10 38-27 51-49l7-10v12 58h-4v-5h62v5h-3zM1679 298v228 3h-3-62-3v-3-226c0-35-7-60-20-77-14-17-33-25-60-25-33 0-57 10-76 30-19 21-28 49-28 85v213 3h-4-62-3v-3-376-4h3 62 4v4 58h-4l-2-2c15-23 33-40 53-52 20-11 44-17 71-17 44 0 78 14 100 41 23 28 34 68 34 120zM1672 298c0-51-10-89-32-115s-53-39-95-39c-26 0-48 5-68 16-19 11-36 27-51 50l-6 9v-11-58h3v3h-62v-3h4v376h-4v-5h62v5h-3v-213c0-38 10-68 30-89 20-22 47-33 81-33 28 0 51 9 65 27 14 19 22 46 22 82v226h-4v-5h62v5h-4zM2042 333c0-44-9-78-27-102s-42-35-74-35c-33 0-57 11-75 35s-27 58-27 102 9 77 27 101 42 36 75 36c32 0 56-12 74-36s27-57 27-101zM2049 333c0 45-9 80-28 105-19 26-46 39-80 39s-61-13-80-39c-19-25-29-60-29-105s10-81 29-106 46-38 80-38 61 13 80 38 28 61 28 106zM2111 478c0 66-15 114-44 146s-73 48-132 48c-22 0-43-2-62-5-20-3-39-8-57-15l-2-1v-2-60-6l5 3c18 9 35 17 53 21 17 5 35 7 53 7 40 0 69-10 88-30 20-21 29-52 29-95v-30h4l3 1c-13 23-30 40-51 51-20 13-44 18-73 18-46 0-85-19-113-55-29-35-43-83-43-141 0-59 14-106 43-142 28-36 67-54 113-54 29 0 53 6 73 17 21 11 38 28 51 51l-3 1h-4v-56-4h4 61 4v4zM2104 478v-328h3v3h-61v-3h3v56 13l-6-11c-13-22-28-37-48-48-19-11-42-16-70-16-45 0-80 17-108 51-28 35-42 80-42 138 0 57 14 102 42 137 28 34 63 51 108 51 28 0 51-5 70-16 20-10 35-26 48-48l6-11v13 30c0 44-10 78-31 99-21 22-52 33-93 33-19 0-37-2-55-7s-36-12-54-22l1-3h4v60h-4l1-4c18 7 37 12 56 15s39 5 61 5c57 0 100-15 127-46 28-30 42-76 42-141zM2559 322v30 3h-4-283v-3h3c3 42 15 73 38 94 22 22 53 33 93 33 23 0 46-3 68-9s44-14 65-26l5-2v5 59 2l-2 1c-22 9-45 17-68 22-24 5-48 8-72 8-60 0-109-19-144-54-36-36-54-84-54-144 0-62 17-112 51-149 33-36 80-55 137-55 51 0 92 17 122 50s45 78 45 135zM2552 322c0-56-14-99-43-130-29-32-68-48-117-48-56 0-100 17-132 53-33 35-49 83-49 144 0 59 17 104 51 139 35 34 81 52 140 52 24 0 47-2 70-7 23-6 46-13 68-23l1 4h-3v-59h3l2 3c-22 12-45 21-67 27-23 6-46 9-70 9-42 0-75-12-98-35-24-22-37-56-40-99v-4h4 283v4h-3zM2490 304c0-33-9-59-27-79-18-19-41-29-71-29-34 0-60 9-80 28s-32 46-35 80h-3v-3l220-1v4zM2494 307h-220-4v-3c4-36 16-65 37-85s50-30 85-30c31 0 57 11 76 32 19 20 29 48 29 83v3zM2949 286v183h-3v-3h109c36 0 61-8 78-22 17-15 25-36 25-67 0-30-8-52-25-66-17-15-42-22-78-22h-109v-3zM2946 282h109c36 0 65 8 83 24 18 15 27 39 27 71s-9 56-27 72-47 24-83 24h-109-3v-4-183-4zM2949 80v151h-3v-4h100c33 0 56-5 72-17 15-12 23-30 23-54 0-25-8-42-23-54-16-12-39-18-72-18h-100v-4zM2946 77h100c34 0 59 6 76 19s26 34 26 60-9 46-26 59-42 19-76 19h-100-3v-3-151-3zM2877 21h174c52 0 93 11 122 33 28 22 43 54 43 94 0 31-8 57-22 75-15 19-37 31-65 35l-1-3 1-3c34 7 60 22 79 46 19 23 29 52 29 87 0 45-16 81-47 106s-75 38-132 38h-181-3v-3-501-4zM2881 25v501h-4v-5h181c56 0 98-12 128-35 29-24 44-57 44-101 0-34-9-61-27-83s-43-37-76-44l-18-3 18-3c28-5 47-15 61-33 14-17 21-41 21-71 0-39-13-68-41-89-27-21-66-31-117-31h-174v-3zM3506 562c-18 45-35 75-52 89s-40 21-69 21h-49-3v-4-51-4h3 36c17 0 29-3 38-11 8-7 18-26 30-55l11-30 3 2-3 1-152-369-2-5h5 66 2l1 2 117 294-3 1-3-1 117-294 1-2h2 65 6l-2 5-165 411-3-1zM3499 559l165-411 3 2v3h-65v-3l3 1-117 293-3 8-3-8-118-293 4-1v3h-66v-3l3-2 152 369 1 2-1 1-11 29-3-1 3 1c-11 30-22 50-32 58-10 9-24 13-42 13h-36v-3h3v51h-3v-3h49c27 0 48-6 64-20 17-13 33-41 50-86z">
          <text:p/>
        </draw:path>
        <draw:path draw:style-name="gr5" draw:text-style-name="P4" draw:layer="layout" svg:width="4.755cm" svg:height="0.664cm" svg:x="12.663cm" svg:y="24.568cm" svg:viewBox="0 0 4756 665" svg:d="M404 60v71c-23-21-47-37-73-47-26-11-54-16-83-16-57 0-101 18-131 53s-45 85-45 151c0 67 15 118 45 152 30 35 74 53 131 53 29 0 57-5 83-16 26-10 50-26 73-47v70c-24 16-49 28-76 36-26 9-54 13-84 13-75 0-135-24-179-70-43-46-65-110-65-191 0-80 22-144 65-190 44-46 104-69 179-69 30 0 59 4 85 11 27 8 51 20 75 36zM817 295v228h-61v-226c0-35-7-62-21-79-14-18-35-27-62-27-34 0-60 11-79 32s-29 50-29 87v213h-62v-523h62v205c15-23 32-40 52-51s43-16 69-16c43 0 76 13 98 40 22 26 33 65 33 117zM1111 334c-50 0-84 6-104 17-19 12-29 31-29 59 0 21 8 39 22 52 15 12 34 19 59 19 34 0 62-12 82-36 21-25 31-57 31-97v-14zM1234 308v215h-62v-57c-14 23-31 39-52 50s-47 17-77 17c-39 0-69-11-92-33-23-21-34-50-34-86 0-43 14-74 42-97 29-21 71-32 127-32h86v-6c0-29-9-50-28-66-18-15-45-23-78-23-22 0-43 2-63 8-20 5-40 12-59 23v-57c23-9 45-16 66-20s42-6 62-6c54 0 95 14 122 42s40 71 40 128zM1673 295v228h-62v-226c0-35-7-62-21-79-13-18-34-27-62-27-33 0-60 11-79 32s-29 50-29 87v213h-62v-376h62v58c15-23 33-40 53-51s43-16 69-16c43 0 76 13 98 40 22 26 33 65 33 117zM2043 330c0-45-10-79-28-104s-44-37-78-37c-33 0-58 12-77 37-18 25-27 59-27 104s9 80 27 104c19 25 44 37 77 37 34 0 60-12 78-37 18-24 28-59 28-104zM2104 476c0 64-14 112-42 143-29 31-72 46-131 46-21 0-42-1-61-4-19-4-38-9-56-15v-60c18 10 36 17 54 22 17 4 35 7 54 7 40 0 70-11 91-32 20-21 30-53 30-96v-30c-13 22-29 38-49 49s-44 17-72 17c-46 0-83-18-111-53s-42-81-42-140c0-58 14-105 42-140s65-52 111-52c28 0 52 5 72 16s36 27 49 50v-57h61zM2552 319v31h-283c3 42 15 75 38 97s55 33 96 33c24 0 47-3 69-8 22-6 44-15 66-27v59c-22 9-45 16-68 21s-47 8-71 8c-60 0-107-18-142-53s-52-82-52-141c0-63 16-111 49-147s78-54 135-54c50 0 90 16 119 48 30 33 44 77 44 133zM2491 301c-1-34-10-61-29-81-18-20-42-30-73-30-34 0-62 10-82 29-21 19-33 47-36 82zM2874 22h91l222 419v-419h66v501h-91l-222-420v420h-66zM3530 190c-33 0-59 13-78 38-19 26-29 62-29 108 0 44 10 80 29 106 19 25 45 38 78 38s59-13 78-39c20-26 29-61 29-105 0-46-9-81-29-107-19-26-45-39-78-39zM3530 138c54 0 96 17 127 52 30 35 46 83 46 146 0 61-16 109-46 144-31 35-73 53-127 53-53 0-96-18-126-53-31-35-46-83-46-144 0-63 15-111 46-146 30-35 73-52 126-52zM3866 40v107h128v48h-128v204c0 31 4 50 12 59 9 9 26 13 51 13h65v52h-65c-47 0-80-9-98-27s-27-50-27-97v-204h-45v-48h45v-107zM4396 319v31h-284c3 42 16 75 39 97s55 33 95 33c24 0 47-3 69-8 22-6 45-15 67-27v59c-23 9-45 16-69 21-23 5-46 8-70 8-60 0-108-18-143-53s-52-82-52-141c0-63 17-111 50-147s78-54 134-54c50 0 90 16 120 48 29 33 44 77 44 133zM4334 301c0-34-10-61-28-81-19-20-43-30-73-30-35 0-62 10-83 29s-32 47-36 82zM4736 158v58c-17-9-35-16-54-20-19-5-38-7-58-7-31 0-54 5-69 14-15 10-23 24-23 42 0 15 5 26 16 34s33 16 66 23l21 5c44 9 75 23 94 41 18 17 27 41 27 71 0 35-13 63-41 83s-66 31-114 31c-20 0-41-2-63-6-21-4-44-10-68-18v-64c22 12 45 21 67 27s44 9 66 9c29 0 51-5 67-15 15-10 23-24 23-42 0-17-6-30-17-39-11-8-36-17-74-25l-22-5c-38-8-65-21-82-38s-26-40-26-69c0-35 13-62 38-82 25-19 60-28 106-28 23 0 45 1 65 5 20 3 38 8 55 15z">
          <text:p/>
        </draw:path>
        <draw:path draw:style-name="gr5" draw:text-style-name="P4" draw:layer="layout" svg:width="4.762cm" svg:height="0.671cm" svg:x="12.66cm" svg:y="24.565cm" svg:viewBox="0 0 4763 672" svg:d="M410 63v71 8l-6-5c-22-21-46-37-72-47-25-10-52-15-81-15-56 0-98 17-128 51s-45 84-45 149c0 66 15 115 45 149 30 35 72 51 128 51 29 0 56-5 81-15 26-10 50-26 72-47l6-5v8 70 2l-1 1c-24 16-50 29-77 37-26 8-55 12-85 12-76 0-137-24-181-71s-66-111-66-192 22-145 66-192 105-71 181-71c31 0 59 4 86 12s52 20 76 36l1 1zM405 66c-23-16-48-27-74-35s-54-12-84-12c-75 0-133 23-176 68-43 46-64 108-64 188s21 142 64 188c43 45 101 68 176 68 30 0 57-4 83-12 27-8 51-20 75-36l2 3h-4v-70h4l2 2c-23 21-48 38-74 48-26 11-54 16-84 16-57 0-103-18-134-53-30-36-46-87-46-154 0-66 16-118 46-154 31-35 77-53 134-53 30 0 58 5 84 16 26 10 51 27 74 48l-2 2h-4v-71h4zM824 298v227 3h-4-61-4v-3-225c0-35-6-60-20-77-13-17-32-25-59-25-33 0-58 10-77 30-18 21-28 49-28 85v212 3h-3-62-3v-3-522-3h3 62 3v3 205h-3l-3-2c15-23 33-40 53-52 21-11 45-17 71-17 44 0 78 14 101 41 22 28 34 68 34 120zM817 298c0-51-11-89-32-115-22-26-53-39-96-39-25 0-48 5-67 16-20 11-37 28-51 50l-6 9v-11-205h3v4h-62v-4h3v522h-3v-4h62v4h-3v-212c0-37 10-68 29-89 20-22 48-33 82-33 28 0 50 9 65 27 14 19 21 46 21 82v225h-3v-4h61v4h-3zM1114 340c-50 0-83 5-102 16-18 11-27 29-27 56 0 21 7 37 20 49 14 12 33 18 57 18 33 0 60-11 80-35 20-23 30-54 30-94v-14h3v4zM1114 333h61 4v3 14c0 41-11 74-32 99s-50 37-85 37c-25 0-46-7-61-20s-23-32-23-54c0-29 10-50 31-62 19-11 55-17 105-17zM1240 311v214 3h-3-62-3v-3-57h3l3 2c-14 23-32 40-54 51-21 11-48 17-78 17-39 0-71-11-94-33-24-22-36-53-36-89 0-43 15-77 44-99 29-21 72-32 129-32h86v3h-3v-6c0-28-9-48-27-63s-43-23-76-23c-22 0-42 3-62 8s-39 12-58 23l-5 2v-5-57-3l2-1c23-8 45-15 66-19 22-5 43-7 63-7 55 0 97 15 124 43 28 29 41 73 41 131zM1233 311c0-57-13-98-39-126-26-27-65-41-119-41-20 0-40 2-61 6-21 5-43 11-65 20l-2-3h4v57h-4l-1-3c19-11 39-19 59-24 21-5 42-8 64-8 34 0 61 8 80 24 20 16 30 40 30 69v6 3h-4-86c-56 0-97 11-125 32-27 21-41 51-41 93 0 35 11 63 33 84s52 31 90 31c30 0 54-5 75-16 21-10 37-27 51-49l7-10v12 57h-4v-4h62v4h-4zM1679 298v227 3h-3-62-3v-3-225c0-35-7-60-20-77-14-17-33-25-60-25-33 0-57 10-76 30-19 21-28 49-28 85v212 3h-4-62-3v-3-375-4h3 62 4v4 58h-4l-2-2c15-23 33-40 53-52 20-11 44-17 71-17 44 0 78 14 100 41 23 28 34 68 34 120zM1672 298c0-51-10-89-32-115s-53-39-95-39c-26 0-48 5-68 16-19 11-36 28-51 50l-6 9v-11-58h3v3h-62v-3h4v375h-4v-4h62v4h-3v-212c0-37 10-68 30-89 19-22 47-33 81-33 28 0 51 9 65 27 14 19 22 46 22 82v225h-4v-4h62v4h-4zM2042 333c0-44-9-78-27-102s-42-35-75-35c-32 0-56 11-74 35s-27 58-27 102 9 77 27 101 42 36 74 36c33 0 57-12 75-36s27-57 27-101zM2049 333c0 45-9 80-28 105-19 26-46 39-81 39-33 0-61-13-79-39-19-25-29-60-29-105s10-81 29-106c18-25 46-38 79-38 35 0 62 13 81 38s28 61 28 106zM2111 478c0 65-15 114-44 146s-73 48-133 48c-21 0-42-2-61-5-20-3-39-8-57-15l-2-1v-2-60-6l5 3c18 10 35 17 53 21 17 5 35 7 53 7 40 0 69-10 88-30 20-21 29-53 29-95v-30h4l3 1c-13 23-30 40-51 51-20 12-44 17-73 17-46 0-85-18-114-54-28-35-43-83-43-141 0-59 15-106 43-142 29-36 68-54 114-54 29 0 53 6 73 17 21 11 38 28 51 51l-3 2h-4v-57-4h4 61 4v4zM2104 478v-328h3v3h-61v-3h3v57 12l-6-11c-13-21-28-37-48-48-19-11-42-16-70-16-45 0-80 17-108 51-28 35-42 80-42 138 0 57 14 103 42 137s63 51 108 51c28 0 51-5 70-16 20-10 35-26 48-48l6-11v13 30c0 44-10 78-31 99-21 22-52 33-93 33-19 0-37-2-55-7s-36-12-54-22l1-3h4v60h-4l1-3c18 6 37 11 56 14s39 5 60 5c58 0 101-15 128-46 28-30 42-77 42-141zM2559 322v30 3h-4-283v-3h3c3 42 15 73 38 94 22 22 53 33 93 33 23 0 46-3 68-9s44-14 65-26l5-2v5 59 2l-2 1c-22 9-45 17-68 22-24 4-48 7-72 7-60 0-109-18-144-53-36-36-54-84-54-144 0-62 17-112 51-149 33-36 80-55 137-55 51 0 92 17 122 50s45 78 45 135zM2552 322c0-56-14-98-43-130s-68-48-117-48c-56 0-100 17-132 53-33 36-49 83-49 144 0 59 17 105 51 139 35 34 81 51 140 51 24 0 47-2 70-7s46-12 68-21l1 3h-3v-59h3l2 3c-23 12-45 21-67 27-23 6-46 9-70 9-42 0-75-12-98-35-24-22-37-56-40-99v-4h4 283v4h-3zM2490 304c0-33-9-59-27-79-18-19-41-29-71-29-34 0-60 9-80 28s-32 46-35 80h-3v-3l220-1v4zM2494 307h-220-4v-3c4-36 16-65 37-85 21-19 50-30 85-30 31 0 57 11 76 32 19 20 29 48 29 83v3zM2877 21h91 3v2l222 418-3 2h-3v-418-4h3 66 3v4 500 3h-3-91-2l-1-2-222-418 3-2h3v419 3h-3-66-3v-3-500-4zM2881 25v500h-4v-4h66v4h-3v-419-13l6 12 222 418-3 2v-4h91v4h-3v-500h3v3h-66v-3h4v418 14l-7-12-222-419 3-1v3h-91v-3zM3533 196c-32 0-57 12-75 38-19 25-28 59-28 104 0 44 9 78 28 103 18 26 43 38 75 38s57-12 76-38c19-25 28-59 28-103s-9-79-28-104c-19-26-44-38-76-38zM3533 189c34 0 62 14 81 41 20 26 30 63 30 108s-10 81-30 107c-19 27-47 41-81 41s-61-14-81-40c-19-27-29-63-29-108 0-46 10-82 29-109 20-26 48-40 81-40zM3533 137c55 0 98 18 129 54 31 35 47 84 47 147 0 61-16 111-47 146-31 36-74 54-129 54-54 0-98-18-129-54-31-35-46-85-46-146 0-63 15-112 46-147 31-36 75-54 129-54zM3533 144c-53 0-94 17-124 51s-44 81-44 143c0 60 14 107 44 142 30 34 71 51 124 51s94-17 124-51c30-35 45-82 45-142 0-62-15-109-45-143s-71-51-124-51zM3872 43v107h-3v-4h127 3v4 48 3h-3-127v-3h3v203c0 30 4 49 12 57 7 8 23 12 48 12h64 3v3 52 3h-3-64c-48 0-82-9-100-27-19-19-29-52-29-100v-203h4v3h-45-4v-3-48-4h4 45v4h-4v-107-3h4 62 3zM3869 46h-62v-3h3v107 3h-3-45v-3h3v48h-3v-4h45 3v4 203c0 47 9 78 26 95 18 17 49 25 96 25h64v4h-4v-52h4v4h-64c-26 0-44-5-53-14-9-10-14-31-14-62v-203-4h4 127v4h-4v-48h4v3h-127-4v-3-107h4zM4402 322v30 3h-3-284v-3h4c2 42 15 73 37 94 22 22 53 33 93 33 24 0 46-3 68-9s44-14 66-26l5-2v5 59 2l-2 1c-22 9-45 17-69 22-23 4-47 7-71 7-61 0-109-18-145-53-35-36-53-84-53-144 0-62 17-112 50-149 34-36 80-55 137-55 51 0 92 17 122 50s45 78 45 135zM4395 322c0-56-14-98-43-130s-67-48-117-48c-56 0-99 17-132 53-32 36-49 83-49 144 0 59 17 105 52 139 34 34 80 51 140 51 23 0 47-2 70-7s45-12 67-21l2 3h-4v-59h4l1 3c-22 12-44 21-67 27-22 6-46 9-70 9-41 0-74-12-98-35-23-22-36-56-39-99v-4h3 284v4h-4zM4334 304c-1-33-10-59-28-79-18-19-41-29-70-29-34 0-60 9-81 28-20 19-31 46-34 80h-4v-3l220-1v4zM4337 307h-220-3v-3c3-36 16-65 37-85 21-19 50-30 85-30 31 0 56 11 75 32 19 20 29 48 30 83v3zM4743 161v58 6l-5-3c-18-9-35-15-54-20-18-4-37-6-57-6-31 0-53 4-67 13-15 9-22 21-22 39 0 14 5 24 15 31 11 8 32 16 65 23l21 5-1 3 1-3c44 9 76 23 95 40 19 18 29 43 29 74 0 36-15 65-43 86s-67 31-116 31c-20 0-41-2-63-6s-45-10-70-18h-2v-3-64-5l5 2c23 12 45 21 67 27s43 8 65 8c28 0 50-4 65-14 15-9 22-22 22-39 0-16-5-27-16-36-11-8-35-17-73-25l-21-5v-3 3c-39-8-67-21-85-38-17-17-26-41-26-71 0-36 13-65 39-84 25-20 62-30 108-30 23 0 45 2 65 5 20 4 39 9 57 15l2 1zM4738 164c-17-7-35-12-55-15s-41-5-64-5c-45 0-80 9-104 28s-36 45-36 79c0 29 8 50 24 66 17 16 43 28 81 36l22 5-1 4 1-4c38 9 64 17 75 27 12 9 18 24 18 41 0 19-8 34-25 45-16 10-39 15-68 15-22 0-45-3-67-9s-45-15-68-27l2-3h3v64h-3l1-3c24 8 46 13 68 17s42 6 62 6c48 0 85-10 112-30s40-46 40-80c0-30-9-52-27-69-18-16-48-29-91-39l-21-4v-4 4c-34-8-56-16-68-24-11-9-18-21-18-37 0-19 9-35 25-45 16-9 40-14 71-14 20 0 40 2 59 7 19 4 37 11 55 20l-2 3h-3v-58h3z">
          <text:p/>
        </draw:path>
        <draw:path draw:style-name="gr5" draw:text-style-name="P4" draw:layer="layout" svg:width="6.71cm" svg:height="0.399cm" svg:x="2.965cm" svg:y="22.389cm" svg:viewBox="0 0 6711 400" svg:d="M6 280h66v-230l-72 14v-36l71-15h41v267h66v34h-172zM260 263h43v51h-43zM560 46v114h51c19 0 34-5 44-14 10-10 16-24 16-42 0-19-6-33-16-43s-25-15-44-15zM520 13h91c34 0 59 8 77 23 17 15 25 37 25 68 0 29-8 52-25 67-18 15-43 23-77 23h-51v120h-40zM852 201c-30 0-51 3-62 10-12 7-17 19-17 35 0 13 4 24 13 31 8 8 20 12 35 12 20 0 37-7 49-22 13-14 19-34 19-58v-8zM926 186v128h-37v-34c-9 14-19 24-32 30-12 7-28 10-46 10-23 0-41-6-55-19s-20-31-20-52c0-26 8-45 25-58 17-12 42-19 76-19h52v-4c0-17-6-30-17-39s-27-14-47-14c-13 0-25 1-38 5-12 3-24 7-35 13v-34c14-6 27-10 40-12 12-3 25-4 37-4 32 0 57 8 73 26 16 17 24 42 24 77zM1132 124c-4-3-8-5-13-6s-10-1-16-1c-21 0-37 6-48 20-12 14-17 33-17 59v118h-37v-226h37v36c8-14 18-24 30-31 13-7 28-10 46-10 2 0 5 0 8 0s7 1 10 2zM1208 24v64h76v30h-76v122c0 18 2 30 7 35 5 6 16 8 31 8h38v31h-38c-28 0-48-5-59-16-11-10-16-30-16-58v-122h-27v-30h27v-64zM1476 95v36c-10-6-21-10-32-12-12-3-23-4-35-4-19 0-32 2-42 8-9 6-13 14-13 25 0 9 3 16 9 21 7 4 20 9 40 13l13 3c26 6 45 14 56 24s16 25 16 43c0 21-8 38-24 50-17 12-40 18-69 18-12 0-24-1-37-4-14-2-27-5-42-10v-38c14 7 27 12 41 16 13 3 26 5 39 5 18 0 31-3 40-9 10-6 14-14 14-25 0-10-3-18-10-23-7-6-21-11-44-16l-13-3c-23-5-40-12-50-22s-15-24-15-41c0-21 7-38 22-49 15-13 37-18 64-18 14 0 27 1 39 3s23 5 33 9zM1853 132c10-16 21-29 34-38 13-7 28-11 45-11 24 0 42 8 54 25 13 17 19 40 19 70v136h-37v-135c0-21-4-37-11-48-8-10-20-15-35-15-19 0-34 6-46 19-11 13-16 30-16 52v127h-38v-135c0-21-3-37-11-48-8-10-19-15-35-15-19 0-34 6-45 19-12 13-17 30-17 52v127h-37v-226h37v36c8-14 18-24 30-32 12-6 26-9 42-9 17 0 31 4 42 12 11 9 20 21 25 37zM2075 225v-137h37v136c0 21 5 37 13 48s21 16 37 16c20 0 36-7 48-19 11-13 17-30 17-52v-129h37v226h-37v-34c-9 13-19 23-31 30s-26 10-42 10c-25 0-45-8-58-24-14-16-21-40-21-71zM2484 95v36c-11-6-22-10-33-12-11-3-23-4-35-4-18 0-32 2-41 8s-14 14-14 25c0 9 3 16 10 21 6 4 20 9 40 13l12 3c26 6 45 14 56 24s17 25 17 43c0 21-8 38-25 50s-39 18-68 18c-12 0-25-1-38-4-13-2-27-5-41-10v-38c13 7 27 12 40 16 13 3 27 5 40 5 17 0 30-3 40-9 9-6 14-14 14-25 0-10-4-18-10-23-7-6-22-11-45-16l-13-3c-23-5-39-12-49-22-11-10-16-24-16-41 0-21 8-38 23-49 15-13 36-18 64-18 13 0 26 1 38 3s24 5 34 9zM2591 24v64h76v30h-76v122c0 18 3 30 8 35 5 6 15 8 31 8h37v31h-37c-29 0-49-5-60-16-10-10-16-30-16-58v-122h-27v-30h27v-64zM3009 202c0-27-6-49-17-64-11-16-27-23-46-23-20 0-35 7-46 23-12 15-17 37-17 64s5 48 17 64c11 15 26 23 46 23 19 0 35-8 46-23 11-16 17-37 17-64zM2883 123c8-13 17-23 29-31 12-6 26-9 43-9 27 0 49 10 66 33 18 22 26 50 26 86 0 35-8 64-26 85-17 22-39 33-66 33-17 0-31-3-43-10-12-6-21-16-29-30v34h-37v-314h37zM3301 192v18h-170c1 26 9 45 23 59 14 13 33 20 57 20 14 0 28-2 42-6 13-3 26-8 39-15v35c-13 5-27 10-41 13-13 3-28 4-42 4-36 0-64-10-85-31s-32-50-32-85c0-37 10-66 30-88 20-23 47-33 81-33 30 0 54 9 72 30 17 19 26 46 26 79zM3264 181c0-20-6-36-17-48s-26-18-44-18c-21 0-37 6-49 17-13 12-20 29-22 50zM3637 173c8 3 17 10 25 19 8 10 16 23 25 40l41 82h-44l-38-77c-10-20-20-33-29-40-9-6-22-10-38-10h-44v127h-41v-301h92c34 0 60 7 77 22 17 14 25 36 25 65 0 19-4 35-13 48-9 12-22 21-38 25zM3535 46v108h51c19 0 34-5 44-14s15-22 15-40-5-31-15-40-25-14-44-14zM3849 115c-19 0-35 8-47 23-11 16-17 37-17 64s6 48 17 63c12 16 27 24 47 24s36-8 47-24c12-15 17-36 17-63s-5-48-17-64c-11-15-27-23-47-23zM3849 83c33 0 58 10 76 32 19 21 28 50 28 87s-9 66-28 87c-18 21-43 31-76 31-32 0-57-10-76-31-18-21-27-50-27-87s9-66 27-87c19-22 44-32 76-32zM4016 13h40v124h148v-124h40v301h-40v-143h-148v143h-40zM4505 23v39c-15-7-30-12-43-16-14-4-27-5-40-5-22 0-39 4-51 12-12 9-18 21-18 37 0 14 4 24 12 31s23 12 45 16l25 5c30 6 52 16 67 31 14 15 21 34 21 58 0 29-9 51-29 66-19 16-48 23-86 23-14 0-29-2-45-5s-33-8-50-14v-42c17 9 33 16 49 21 15 5 31 7 46 7 23 0 41-5 54-14s19-22 19-39c0-14-5-26-14-34-9-9-24-15-44-19l-25-5c-30-6-52-15-66-28-13-13-20-31-20-55 0-26 9-47 28-62 19-16 44-23 77-23 14 0 29 1 43 3 15 3 30 7 45 12zM4878 97v35c-11-6-21-10-32-13-10-3-21-4-31-4-24 0-43 8-56 23-14 15-20 36-20 64 0 27 6 49 20 64 13 15 32 23 56 23 10 0 21-2 31-5 11-3 21-7 32-13v35c-10 4-21 8-32 10-11 3-23 4-35 4-34 0-61-11-81-32s-30-50-30-86c0-37 10-66 30-87 20-22 48-32 83-32 11 0 22 1 33 3s22 6 32 11zM5029 115c-19 0-35 8-47 23-11 16-17 37-17 64s6 48 17 63c12 16 27 24 47 24s36-8 47-24c12-15 18-36 18-63s-6-48-18-64c-11-15-27-23-47-23zM5029 83c33 0 58 10 76 32 19 21 28 50 28 87s-9 66-28 87c-18 21-43 31-76 31-32 0-57-10-75-31-19-21-28-50-28-87s9-66 28-87c18-22 43-32 75-32zM5369 132c10-16 21-29 34-38 12-7 28-11 45-11 23 0 42 8 54 25 13 17 19 40 19 70v136h-37v-135c0-21-4-37-11-48-8-10-20-15-35-15-19 0-35 6-46 19s-16 30-16 52v127h-38v-135c0-21-3-37-11-48-8-10-19-15-35-15-19 0-34 6-45 19-12 13-17 30-17 52v127h-37v-226h37v36c8-14 18-24 30-32 12-6 26-9 42-9 17 0 31 4 42 12 11 9 20 21 25 37zM5631 280v120h-37v-312h37v35c8-13 18-23 29-31 12-6 26-9 43-9 27 0 50 10 67 33 17 22 25 50 25 86 0 35-8 64-25 85-17 22-40 33-67 33-17 0-31-3-43-10-11-6-21-16-29-30zM5757 202c0-27-6-49-17-64-11-16-27-23-46-23-20 0-35 7-46 23-11 15-17 37-17 64s6 48 17 64c11 15 26 23 46 23 19 0 35-8 46-23 11-16 17-37 17-64zM5857 0h37v314h-37zM5971 88h37v226h-37zM5971 0h37v47h-37zM6188 201c-30 0-51 3-62 10-12 7-18 19-18 35 0 13 5 24 13 31 9 8 21 12 35 12 21 0 37-7 50-22 12-14 18-34 18-58v-8zM6261 186v128h-37v-34c-8 14-18 24-31 30-13 7-28 10-46 10-23 0-42-6-55-19-14-13-21-31-21-52 0-26 9-45 26-58 17-12 42-19 76-19h51v-4c0-17-5-30-16-39-12-9-27-14-47-14-13 0-26 1-38 5-12 3-24 7-35 13v-34c13-6 26-10 39-12 13-3 25-4 37-4 33 0 57 8 73 26 16 17 24 42 24 77zM6525 178v136h-37v-135c0-21-4-37-13-47-8-11-20-16-37-16-20 0-36 6-47 19-12 13-18 30-18 52v127h-37v-226h37v36c9-14 20-24 32-31s26-10 41-10c26 0 46 8 59 25 13 16 20 39 20 70zM6635 24v64h76v30h-76v122c0 18 3 30 8 35 5 6 15 8 30 8h38v31h-38c-28 0-48-5-59-16-11-10-16-30-16-58v-122h-27v-30h27v-64z">
          <text:p/>
        </draw:path>
        <draw:path draw:style-name="gr5" draw:text-style-name="P4" draw:layer="layout" svg:width="6.714cm" svg:height="0.403cm" svg:x="2.963cm" svg:y="22.387cm" svg:viewBox="0 0 6715 404" svg:d="M8 279h66v2h-2v-229h2v2l-72 15h-2v-3-36-2l1-1 72-14h41 2v2 266h-2v-2h66 2v2 34 2h-2-172-3v-2-34-2zM10 281v34h-2v-2h172v2h-2v-34h2v2h-66-2v-2-266h2v2h-41v-2l1 2-72 15v-2h2v36h-2l-1-2 72-14h3v2 229 2h-2-66v-2zM262 262h43 2v2 51 2h-2-43-2v-2-51-2zM264 264v51h-2v-2h43v2h-2v-51h2v2h-43v-2zM564 48v113h-2v-2h51c19 0 33-5 43-14s14-23 14-40c0-18-4-31-14-40-10-10-24-15-43-15h-51v-2zM562 46h51c19 0 35 5 45 16 11 10 17 24 17 43 0 18-6 33-17 43-10 10-26 15-45 15h-51-2v-2-113-2zM522 13h91c34 0 60 8 78 23 18 16 26 39 26 69s-8 53-26 68c-18 16-44 24-78 24h-51v-2h2v120 2h-2-40-3v-2-300-2zM524 15v300h-2v-2h40v2h-2v-120-3h2 51c34 0 58-7 75-22s25-36 25-65-8-51-25-66-41-22-75-22h-91v-2zM854 204c-30 0-50 3-61 10s-16 17-16 33c0 13 4 23 12 30s19 11 34 11c20 0 36-7 48-21s18-33 18-57v-8h2v2zM854 200h37 2v2 8c0 25-6 45-19 60-13 14-30 22-51 22-15 0-28-4-37-12s-13-19-13-33c0-17 6-29 18-37 12-7 33-10 63-10zM930 187v128 2h-2-37-2v-2-34h2l2 1c-9 14-20 24-33 31s-29 10-47 10c-23 0-42-7-56-20s-21-31-21-53c0-26 8-46 26-59 17-13 43-20 77-20h52v2h-2v-4c0-16-5-29-16-38s-26-13-46-13c-13 0-25 2-37 5s-24 7-35 13l-3 2v-4-34-1l1-1c14-5 27-9 40-11 13-3 26-4 38-4 33 0 58 8 74 26 17 17 25 43 25 78zM926 187c0-34-8-59-24-76-15-16-39-24-71-24-12 0-24 1-37 4-13 2-26 6-39 11l-1-2h2v34h-2l-1-1c12-7 24-11 36-14 12-4 25-5 38-5 20 0 37 5 48 14 12 10 18 24 18 41v4 2h-2-52c-33 0-58 6-75 19-16 13-24 31-24 56 0 21 6 37 19 50 14 13 31 19 54 19 18 0 33-3 45-10 13-6 23-16 31-29l4-6v7 34h-2v-2h37v2h-2zM1133 126c-4-2-8-4-13-5-4-1-9-1-15-1-21 0-36 6-47 19-11 14-16 32-16 58v118 2h-2-37-2v-2-225-2h2 37 2v2 35h-2l-2-1c8-14 18-24 31-31s29-10 47-10c2 0 5 0 8 0s7 1 11 2h1v2l1 38v3zM1132 125v-38h2v2c-4-1-7-2-10-2s-6 0-8 0c-18 0-33 3-45 9-12 7-22 17-29 30l-4 7v-8-35h2v2h-37v-2h2v225h-2v-2h37v2h-2v-118c0-26 6-46 17-60 12-14 28-21 50-21 6 0 11 0 16 1s10 3 15 6l-2 2zM1212 26v64h-2v-2h76 2v2 29 2h-2-76v-2h2v122c0 18 2 29 7 34s14 7 29 7h38 2v2 31 2h-2-38c-29 0-49-5-60-16-12-11-17-32-17-60v-122h2v2h-27-2v-2-29-2h2 27v2h-2v-64-2h2 37 2zM1210 28h-37v-2h2v64 2h-2-27v-2h2v29h-2v-2h27 2v2 122c0 28 5 46 15 57 11 10 30 15 58 15h38v2h-2v-31h2v2h-38c-16 0-27-3-32-8-5-6-8-18-8-37v-122-2h2 76v2h-2v-29h2v2h-76-2v-2-64h2zM1480 97v35 3l-3-2c-10-5-21-9-32-11-11-3-22-4-34-4-18 0-32 2-41 8-8 5-12 13-12 23 0 8 3 14 9 19s19 9 39 13l12 3v2-2c27 6 46 14 57 25 12 10 17 25 17 44 0 21-8 39-25 51-17 13-41 19-70 19-12 0-25-1-38-4-13-2-27-5-41-10l-2-1v-1-38-4l3 2c14 7 27 12 40 16 13 3 26 5 39 5 17 0 30-3 39-9 9-5 13-13 13-23s-3-17-9-22c-7-5-21-10-44-15l-13-3 1-2-1 2c-23-5-40-12-50-22-11-11-16-25-16-43 0-22 8-39 23-51 15-11 37-17 65-17 14 0 27 1 39 3s24 5 34 9h1zM1478 99c-11-4-21-7-33-9s-25-3-39-3c-27 0-48 5-62 17-15 11-22 26-22 47 0 17 5 30 15 40 10 9 26 16 48 21l13 3v2-2c23 5 38 11 45 16 8 6 11 14 11 25s-5 21-15 27c-9 6-23 9-41 9-13 0-26-2-40-5-13-4-27-9-41-16l1-2h2v38h-2l1-2c14 5 28 8 41 10 13 3 25 4 37 4 29 0 51-6 67-18s24-28 24-48c0-18-5-31-16-41-10-10-29-18-55-24l-12-3v-2 2c-20-4-34-9-41-14s-10-13-10-22c0-11 5-21 14-27 10-6 24-8 43-8 12 0 24 1 35 4 12 2 23 6 33 12l-1 2h-2v-35h2zM1854 132c9-17 20-29 34-37 13-8 28-12 46-12 24 0 43 8 56 25s20 41 20 71v136 2h-3-37-2v-2-135c0-21-3-36-11-46-7-10-18-15-33-15-19 0-33 6-44 18-11 13-16 29-16 51v127 2h-2-38-2v-2-135c0-21-3-36-11-46-7-10-18-15-33-15-19 0-33 6-44 18-11 13-16 29-16 51v127 2h-2-37-2v-2-225-2h2 37 2v2 35h-2l-2-1c9-14 19-25 31-31 12-7 27-10 43-10 17 0 31 4 43 12 12 9 21 21 26 38h-2zM1853 134c-5-16-13-27-24-35s-25-12-41-12-29 3-41 9c-11 7-21 16-29 30l-4 6v-7-35h2v2h-37v-2h2v225h-2v-2h37v2h-2v-127c0-22 6-40 17-53 11-14 27-20 47-20 16 0 29 5 37 16s12 28 12 49v135h-3v-2h38v2h-2v-127c0-22 5-40 17-53 11-14 27-20 47-20 16 0 28 5 36 16s12 28 12 49v135h-2v-2h37v2h-2v-136c0-30-6-52-18-69-13-16-30-23-53-23-17 0-32 3-44 11-13 8-24 20-33 36l-2 4zM2075 226v-136-2h2 37 2v2 135c0 21 4 36 12 47 8 10 20 15 36 15 20 0 35-6 46-19 11-12 17-29 17-50v-128-2h2 37 2v2 225 2h-2-37-2v-2-34h2l2 1c-9 14-20 24-32 31s-27 10-43 10c-26 0-46-8-60-25-14-16-21-40-21-72zM2079 226c0 31 7 54 20 70 13 15 32 23 57 23 16 0 29-3 41-10 11-6 21-16 30-30l4-5v7 34h-2v-2h37v2h-2v-225h2v2h-37v-2h2v128c0 22-6 40-18 53s-28 20-49 20c-17 0-30-6-39-17-8-11-13-28-13-49v-135h2v2h-37v-2h2zM2488 97v35 3l-3-2c-11-5-21-9-32-11-11-3-23-4-35-4-18 0-31 2-40 8-9 5-13 13-13 23 0 8 3 14 9 19s19 9 39 13l13 3-1 2 1-2c26 6 45 14 57 25 11 10 17 25 17 44 0 21-9 39-26 51-17 13-40 19-69 19-12 0-25-1-38-4-14-2-27-5-42-10l-1-1v-1-38-4l3 2c13 7 26 12 40 16 13 3 26 5 39 5 17 0 30-3 39-9 9-5 13-13 13-23s-3-17-10-22c-6-5-21-10-43-15l-13-3v-2 2c-23-5-40-12-51-22-10-11-16-25-16-43 0-22 8-39 24-51 15-11 37-17 65-17 14 0 27 1 39 3s23 5 33 9h2zM2485 99c-10-4-21-7-33-9s-25-3-38-3c-28 0-48 5-63 17-15 11-22 26-22 47 0 17 5 30 15 40 10 9 26 16 49 21l13 3-1 2 1-2c23 5 38 11 45 16 7 6 11 14 11 25s-5 21-15 27-24 9-41 9c-14 0-27-2-40-5-14-4-27-9-41-16l1-2h2v38h-2v-2c15 5 28 8 41 10 13 3 26 4 38 4 28 0 51-6 67-18s24-28 24-48c0-18-5-31-16-41s-29-18-55-24l-13-3 1-2-1 2c-20-4-33-9-40-14s-11-13-11-22c0-11 5-21 15-27 9-6 24-8 42-8 12 0 24 1 36 4 11 2 22 6 33 12l-1 2h-2v-35h2zM2595 26v64h-2v-2h76 3v2 29 2h-3-76v-2h2v122c0 18 3 29 7 34 5 5 14 7 30 7h37 3v2 31 2h-3-37c-29 0-50-5-61-16s-17-32-17-60v-122h2v2h-27-2v-2-29-2h2 27v2h-2v-64-2h2 37 2zM2593 28h-37v-2h2v64 2h-2-27v-2h2v29h-2v-2h27 2v2 122c0 28 5 46 16 57 10 10 29 15 58 15h37v2h-2v-31h2v2h-37c-16 0-27-3-33-8-5-6-8-18-8-37v-122-2h2 76v2h-2v-29h2v2h-76-2v-2-64h2zM3009 203c0-27-6-48-17-63s-25-22-44-22-34 7-45 22-16 36-16 63 5 47 16 63c11 15 26 22 45 22s33-7 44-22c11-16 17-36 17-63zM3013 203c0 27-6 49-17 65-12 16-28 24-48 24s-37-8-48-24c-12-16-17-38-17-65 0-28 5-50 17-65 11-16 28-24 48-24s36 8 48 24c11 15 17 37 17 65zM2883 123c8-13 18-24 30-30 12-7 27-10 44-10 28 0 51 11 68 33s26 51 26 87c0 35-9 65-26 87s-40 33-68 33c-17 0-32-3-44-10s-22-17-30-31l2-1h2v34 2h-2-37-2v-2-313-2h2 37 2v2 122h-2zM2883 124v-122h2v2h-37v-2h2v313h-2v-2h37v2h-2v-34-7l4 6c7 14 17 23 28 29 12 7 26 10 42 10 27 0 48-10 65-32 17-21 25-49 25-84s-8-63-25-85c-17-21-38-31-65-31-16 0-30 3-42 9-11 7-21 16-28 29l-4 7zM3305 193v18 2h-2-170v-2h2c2 25 9 44 22 57 14 13 32 20 56 20 14 0 28-2 41-6 13-3 26-8 39-15l3-2v4 35 1l-1 1c-13 5-27 10-41 13s-28 4-43 4c-36 0-65-11-87-32-21-21-32-50-32-86 0-37 10-67 31-89 20-22 47-33 82-33 30 0 55 10 73 29 18 20 27 48 27 81zM3301 193c0-33-9-59-26-78s-40-28-70-28c-34 0-60 10-79 31-20 22-30 50-30 87 0 35 11 63 31 83 21 21 49 31 84 31 14 0 28-2 42-4 14-3 27-8 41-13v2h-2v-35h2l1 2c-13 7-26 12-40 15-13 4-27 6-42 6-25 0-44-7-59-21-14-14-22-34-23-59v-3h2 170v2h-2zM3264 182c0-19-6-35-17-47-10-11-24-17-42-17-20 0-36 6-48 17s-19 27-21 48h-2v-2l132-1v2zM3266 185h-132-2v-2c2-22 9-39 22-51s30-18 51-18c19 0 34 6 46 19 11 12 17 29 17 49v3zM3639 172c9 4 18 10 26 20 9 10 17 23 26 40l-2 1 2-1 41 82 1 3h-3-44-1l-1-1-38-77c-10-20-19-33-28-39-9-7-21-10-37-10h-44v-2h2v127 2h-2-41-2v-2-300-2h2 92c34 0 61 7 78 22s26 37 26 66c0 20-5 36-14 49-9 12-22 22-39 26v-2zM3638 172c16-4 29-13 37-25 9-12 13-27 13-46 0-28-8-49-25-63-16-14-41-21-75-21h-92v-2h2v300h-2v-2h41v2h-2v-127-2h2 44c16 0 30 4 39 10 10 7 20 21 30 41l-2 1 2-1 38 77-2 1v-2h44v2l-2 1-41-82c-8-17-17-30-25-39-8-10-16-16-24-19l-6-2zM3539 48v107h-2v-2h51c19 0 33-4 43-13 9-9 14-21 14-39 0-17-5-29-14-38-10-8-24-13-43-13h-51v-2zM3537 46h51c20 0 35 5 46 14 10 10 15 24 15 41 0 18-5 33-15 42-11 9-26 14-46 14h-51-2v-2-107-2zM3851 118c-19 0-34 7-45 22-11 16-17 36-17 63 0 26 6 47 17 62s26 23 45 23c20 0 34-8 46-23 11-15 16-36 16-62 0-27-5-47-16-62-12-16-26-23-46-23zM3851 114c21 0 37 8 49 24s18 38 18 65-6 49-18 65c-12 15-28 24-49 24-20 0-37-8-48-24-12-16-18-38-18-65s6-49 18-65c11-16 28-24 48-24zM3851 83c33 0 59 10 78 32 18 21 28 51 28 88s-10 67-28 88c-19 21-45 32-78 32-32 0-58-11-77-32s-28-51-28-88 9-67 28-88c19-22 45-32 77-32zM3851 87c-32 0-56 10-74 30-18 21-27 49-27 86 0 36 9 65 27 85 18 21 42 31 74 31s57-10 75-31 27-49 27-85c0-37-9-65-27-86-18-20-43-30-75-30zM4018 13h40 2v2 123h-2v-2h148v2h-2v-123-2h2 40 2v2 300 2h-2-40-2v-2-143h2v2h-148v-2h2v143 2h-2-40-2v-2-300-2zM4020 15v300h-2v-2h40v2h-2v-143-2h2 148 2v2 143h-2v-2h40v2h-2v-300h2v2h-40v-2h2v123 2h-2-148-2v-2-123h2v2h-40v-2zM4509 25v39 4l-3-2c-15-7-29-12-43-16s-26-5-39-5c-22 0-38 4-50 12s-17 20-17 35c0 13 3 22 11 29 8 6 22 11 44 15l25 5v2-2c31 6 53 17 68 32 15 14 22 35 22 59 0 30-10 53-30 68s-49 23-87 23c-14 0-29-2-45-5-17-3-33-8-51-14l-1-1v-1-42-3l3 1c17 9 33 16 48 21 16 5 31 7 46 7 23 0 40-4 53-13 12-9 18-21 18-38 0-14-4-25-13-33s-23-14-44-18l1-2-1 2-24-5c-31-6-53-15-67-29-14-13-21-31-21-55 0-27 10-48 29-64s45-23 78-23c14 0 29 1 44 3 14 3 29 7 45 12h1zM4507 27c-16-5-30-9-45-12-15-2-29-3-43-3-32 0-57 7-76 22-18 15-27 35-27 61 0 23 6 40 20 52 13 13 34 22 64 28v2-2l25 5c21 4 36 11 46 19 9 9 14 21 14 36 0 18-7 32-20 41s-31 14-55 14c-15 0-31-2-47-7s-32-12-49-21l1-2h2v42h-2l1-2c17 6 33 11 49 14s31 5 45 5c38 0 66-7 85-22s28-36 28-65c0-24-7-42-21-57-14-14-36-24-66-29v-1l-24-5v-2 2c-23-4-38-9-47-16-8-7-12-18-12-32 0-16 6-29 19-38 12-9 30-13 52-13 13 0 26 1 40 5s29 9 44 17l-1 1h-2v-39h2zM4882 99v34 4l-3-2c-10-6-21-10-31-13s-21-4-31-4c-24 0-42 7-55 22s-19 36-19 63 6 48 19 62c13 15 31 23 55 23 10 0 21-2 31-5s21-7 31-12l3-2v3 35 1h-1c-11 5-22 9-33 11-11 3-23 4-35 4-35 0-63-11-83-33-20-21-30-51-30-87 0-37 10-67 31-88 20-22 48-32 84-32 11 0 23 1 34 3s21 6 32 11h1zM4879 101c-10-5-20-9-31-11s-22-3-33-3c-35 0-62 10-82 31-19 20-29 48-29 85 0 36 10 64 29 85 20 21 46 31 80 31 12 0 23-1 34-4 11-2 22-6 32-10l1 2h-2v-35h2l1 2c-11 6-21 10-32 13s-22 5-32 5c-25 0-44-8-58-24-13-15-20-37-20-65s7-50 20-66c14-15 33-23 58-23 10 0 21 1 32 4s21 8 32 13l-1 2h-2v-34h2zM5031 118c-19 0-34 7-45 22-11 16-17 36-17 63 0 26 6 47 17 62s26 23 45 23c20 0 34-8 46-23 11-15 17-36 17-62 0-27-6-47-17-62-12-16-26-23-46-23zM5031 114c21 0 37 8 49 24s18 38 18 65-6 49-18 65c-12 15-28 24-49 24-20 0-37-8-48-24-12-16-18-38-18-65s6-49 18-65 28-24 48-24zM5031 83c33 0 59 10 78 32 18 21 28 51 28 88s-10 67-28 88c-19 21-45 32-78 32-32 0-58-11-77-32s-28-51-28-88 9-67 28-88c19-22 45-32 77-32zM5031 87c-31 0-56 10-74 30-18 21-27 49-27 86 0 36 9 65 27 85 18 21 43 31 74 31 32 0 57-10 75-31s27-49 27-85c0-37-9-65-27-86-18-20-43-30-75-30zM5370 132c9-17 20-29 34-37 13-8 28-12 46-12 24 0 43 8 56 25s19 41 19 71v136 2h-2-37-2v-2-135c0-21-3-36-11-46-7-10-18-15-33-15-19 0-33 6-44 18-11 13-16 29-16 51v127 2h-2-38-2v-2-135c0-21-3-36-11-46-7-10-18-15-33-15-19 0-33 6-44 18-11 13-16 29-16 51v127 2h-2-37-2v-2-225-2h2 37 2v2 35h-2l-2-1c9-14 19-25 31-31 12-7 27-10 43-10 17 0 31 4 43 12 12 9 21 21 26 38h-2zM5369 134c-5-16-13-27-24-35s-25-12-41-12-29 3-41 9c-11 7-21 16-29 30l-4 6v-7-35h2v2h-37v-2h2v225h-2v-2h37v2h-2v-127c0-22 6-40 17-53 11-14 27-20 47-20 16 0 29 5 37 16s12 28 12 49v135h-3v-2h38v2h-2v-127c0-22 5-40 17-53 11-14 27-20 47-20 16 0 28 5 36 16s12 28 12 49v135h-2v-2h37v2h-2v-136c0-30-6-52-18-69-13-16-30-23-53-23-17 0-32 3-44 11-13 8-24 20-33 36l-2 4zM5635 281v121 2h-2-37-2v-2-312-2h2 37 2v2 34h-2l-2-1c8-13 18-24 30-30 13-7 27-10 44-10 28 0 51 11 68 33 18 22 26 51 26 87 0 35-8 65-26 87-17 22-40 33-68 33-17 0-31-3-44-10-12-7-22-17-30-31l2-1zM5635 280c7 14 17 23 28 29 12 7 26 10 42 10 27 0 48-10 65-32 17-21 25-49 25-84s-8-63-25-85c-17-21-38-31-65-31-16 0-30 3-42 9-11 7-21 16-28 29l-4 7v-8-34h2v2h-37v-2h2v312h-2v-2h37v2h-2v-121-7zM5757 203c0-27-6-48-17-63s-25-22-44-22-34 7-45 22-16 36-16 63 5 47 16 63c11 15 26 22 45 22s33-7 44-22c11-16 17-36 17-63zM5761 203c0 27-6 49-17 65-12 16-28 24-48 24s-36-8-48-24c-11-16-17-38-17-65 0-28 6-50 17-65 12-16 28-24 48-24s36 8 48 24c11 15 17 37 17 65zM5859 0h37 2v2 313 2h-2-37-3v-2-313-2zM5861 2v313h-2v-2h37v2h-3v-313h3v2h-37v-2zM5973 88h37 2v2 225 2h-2-37-2v-2-225-2zM5975 90v225h-2v-2h37v2h-2v-225h2v2h-37v-2zM5973 0h37 2v2 47 2h-2-37-2v-2-47-2zM5975 2v47h-2v-2h37v2h-2v-47h2v2h-37v-2zM6190 204c-30 0-50 3-61 10s-17 17-17 33c0 13 4 23 13 30 8 7 19 11 33 11 21 0 36-7 48-21s18-33 18-57v-8h2v2zM6190 200h36 3v2 8c0 25-7 45-20 60-12 14-30 22-51 22-15 0-27-4-36-12s-14-19-14-33c0-17 6-29 18-37 12-7 34-10 64-10zM6266 187v128 2h-3-37-2v-2-34h2l2 1c-8 14-19 24-32 31s-29 10-47 10c-24 0-43-7-57-20s-21-31-21-53c0-26 9-46 26-59 18-13 44-20 78-20h51v2h-2v-4c0-16-5-29-16-38-10-9-26-13-45-13-13 0-25 2-38 5-12 3-23 7-34 13l-3 2v-4-34-1l1-1c14-5 27-9 40-11 13-3 25-4 37-4 33 0 58 8 75 26 16 17 25 43 25 78zM6261 187c0-34-7-59-23-76-16-16-39-24-72-24-12 0-24 1-36 4-13 2-26 6-39 11l-1-2h2v34h-2l-1-1c11-7 23-11 35-14 13-4 26-5 39-5 20 0 36 5 48 14 12 10 18 24 18 41v4 2h-3-51c-34 0-58 6-75 19s-25 31-25 56c0 21 7 37 20 50s31 19 54 19c18 0 33-3 45-10 12-6 22-16 31-29l4-6v7 34h-3v-2h37v2h-2zM6529 179v136 2h-2-37-2v-2-135c0-21-4-36-12-46s-20-15-36-15c-20 0-35 6-46 18-11 13-17 29-17 51v127 2h-2-37-2v-2-225-2h2 37 2v2 35h-2l-1-1c9-14 19-24 32-31 12-7 26-10 42-10 26 0 47 8 60 24 14 17 21 41 21 72zM6525 179c0-31-7-53-20-69s-31-23-57-23c-15 0-29 3-40 9-12 7-22 17-31 30l-4 6v-7-35h2v2h-37v-2h2v225h-2v-2h37v2h-2v-127c0-22 6-40 18-54 12-13 29-19 49-19 17 0 30 5 39 16s13 28 13 49v135h-2v-2h37v2h-2zM6639 26v64h-2v-2h76 2v2 29 2h-2-76v-2h2v122c0 18 3 29 7 34 5 5 14 7 29 7h38 2v2 31 2h-2-38c-28 0-49-5-60-16s-17-32-17-60v-122h2v2h-27-2v-2-29-2h2 27v2h-2v-64-2h2 37 2zM6637 28h-37v-2h2v64 2h-2-27v-2h2v29h-2v-2h27 2v2 122c0 28 5 46 16 57 10 10 29 15 57 15h38v2h-2v-31h2v2h-38c-15 0-26-3-32-8-5-6-8-18-8-37v-122-2h2 76v2h-2v-29h2v2h-76-2v-2-64h2z">
          <text:p/>
        </draw:path>
        <draw:path draw:style-name="gr5" draw:text-style-name="P4" draw:layer="layout" svg:width="9.079cm" svg:height="0.361cm" svg:x="2.912cm" svg:y="22.882cm" svg:viewBox="0 0 9080 362" svg:d="M49 279h141v34h-190v-34c15-16 36-38 63-65 26-26 43-44 50-52 13-14 22-26 27-37 5-10 8-20 8-29 0-16-6-29-17-39s-26-16-44-16c-12 0-26 3-40 7-14 5-29 11-45 20v-41c16-6 31-11 46-15 14-3 27-5 39-5 31 0 55 8 74 24 18 15 28 36 28 62 0 12-3 24-7 35-5 11-13 24-25 39-4 4-14 15-32 34-18 18-44 44-76 78zM275 262h43v51h-43zM574 46v113h51c19 0 34-5 44-15s16-24 16-42-6-31-16-41-25-15-44-15zM534 13h91c34 0 59 7 77 23 17 15 25 37 25 66 0 30-8 52-25 68-18 15-43 22-77 22h-51v121h-40zM866 200c-30 0-50 3-62 10-11 7-17 18-17 35 0 13 4 23 13 31 8 8 20 12 35 12 21 0 37-8 49-22 13-15 19-34 19-58v-8zM940 184v129h-37v-34c-8 13-19 23-32 30-12 6-28 10-46 10-23 0-41-7-55-20-13-13-20-30-20-52 0-25 8-44 25-57s42-19 76-19h52v-4c0-17-6-30-17-39-11-10-27-14-47-14-13 0-25 1-38 4-12 3-23 8-35 14v-34c14-5 27-9 40-12 12-2 25-4 37-4 32 0 57 9 73 26s24 42 24 76zM1147 122c-5-2-9-4-14-5s-10-2-16-2c-21 0-37 7-48 21-12 13-17 33-17 58v119h-37v-225h37v35c8-14 18-24 30-31 13-6 28-10 46-10 2 0 5 0 8 1 3 0 7 1 10 1zM1222 24v64h76v28h-76v123c0 18 3 30 8 35s15 8 30 8h38v31h-38c-28 0-48-5-59-16s-16-30-16-58v-123h-27v-28h27v-64zM1490 94v35c-10-5-21-9-32-12-11-2-23-4-35-4-19 0-32 3-41 9-10 5-14 14-14 25 0 9 3 15 10 20 6 5 19 10 39 14l13 3c26 6 45 14 56 24s16 24 16 43c0 21-8 37-24 49-17 13-40 19-69 19-12 0-24-1-37-4-13-2-27-6-42-10v-39c14 8 28 13 41 16 13 4 26 6 39 6 18 0 31-3 40-9 10-6 14-15 14-25s-3-18-10-24c-6-5-21-10-44-15l-13-3c-23-5-40-12-50-22s-15-24-15-41c0-22 7-38 22-49 15-12 37-18 64-18 14 0 27 1 39 3s23 5 33 9zM1869 131c9-17 20-29 33-37s28-12 45-12c24 0 42 9 54 25 13 16 20 40 20 70v136h-38v-135c0-21-3-37-11-48-8-10-19-16-35-16-19 0-34 7-46 20-11 12-16 30-16 52v127h-37v-135c0-22-4-38-12-48-7-10-19-16-35-16-19 0-34 7-45 20-11 12-17 30-17 52v127h-37v-225h37v35c8-14 19-24 30-31 12-6 26-10 42-10 17 0 31 4 42 13 12 8 20 20 26 36zM2091 224v-136h37v135c0 21 4 37 12 48 8 10 21 16 37 16 20 0 36-7 48-20 11-12 17-30 17-52v-127h37v225h-37v-35c-9 14-19 24-31 31-12 6-26 10-41 10-26 0-46-8-59-24-14-16-20-40-20-71zM2499 94v35c-11-5-21-9-33-12-11-2-23-4-35-4-18 0-32 3-41 9-9 5-14 14-14 25 0 9 3 15 10 20s20 10 40 14l12 3c27 6 45 14 56 24s17 24 17 43c0 21-8 37-25 49-16 13-39 19-68 19-12 0-25-1-38-4-13-2-27-6-41-10v-39c13 8 27 13 40 16 13 4 27 6 40 6 17 0 30-3 40-9 9-6 14-15 14-25s-3-18-10-24c-7-5-22-10-45-15l-13-3c-23-5-39-12-49-22s-16-24-16-41c0-22 8-38 23-49 15-12 36-18 64-18 14 0 26 1 38 3 13 2 24 5 34 9zM2606 24v64h77v28h-77v123c0 18 3 30 8 35s15 8 31 8h38v31h-38c-29 0-49-5-60-16-10-11-16-30-16-58v-123h-27v-28h27v-64zM3024 200c0-27-6-48-17-64-11-15-27-23-46-23-20 0-35 8-46 23-12 16-17 37-17 64 0 28 5 49 17 64 11 16 26 24 46 24 19 0 35-8 46-24 11-15 17-36 17-64zM2898 122c8-13 18-23 29-30 12-6 26-10 43-10 27 0 49 11 67 33 17 22 25 50 25 85 0 36-8 64-25 86-18 22-40 33-67 33-17 0-31-4-43-10-11-7-21-17-29-30v34h-37v-313h37zM3316 191v18h-170c2 26 9 45 23 58 14 14 33 20 57 20 15 0 28-1 42-5 13-3 26-9 39-16v35c-13 6-26 10-40 13s-28 5-43 5c-36 0-64-11-85-32s-32-49-32-85 10-66 30-87c20-22 47-33 81-33 30 0 54 10 72 30 17 19 26 46 26 79zM3279 180c0-20-6-36-17-48s-26-18-44-18c-20 0-37 5-49 17-13 12-20 28-22 49zM3670 96v35c-11-6-21-10-32-13-10-3-21-4-32-4-24 0-42 7-56 22-13 16-19 37-19 64 0 28 6 49 19 65 14 15 32 22 56 22 11 0 22-1 32-4 11-3 21-7 32-13v34c-11 5-21 9-32 11s-23 4-36 4c-34 0-61-11-81-32-19-22-29-50-29-87 0-36 10-65 30-86s48-32 83-32c11 0 22 1 33 4 11 2 21 6 32 10zM3734 0h37v313h-37zM4041 191v18h-170c2 26 9 45 23 58 14 14 33 20 57 20 15 0 28-1 42-5 13-3 26-9 39-16v35c-13 6-27 10-40 13-14 3-29 5-43 5-36 0-64-11-85-32s-32-49-32-85 10-66 30-87c20-22 47-33 81-33 30 0 54 10 72 30 17 19 26 46 26 79zM4004 180c0-20-6-36-17-48s-26-18-44-18c-21 0-37 5-49 17-13 12-20 28-22 49zM4204 200c-30 0-51 3-62 10-12 7-17 18-17 35 0 13 4 23 13 31 8 8 20 12 35 12 20 0 37-8 49-22 13-15 19-34 19-58v-8zM4278 184v129h-37v-34c-9 13-19 23-32 30-12 6-28 10-46 10-23 0-41-7-55-20s-20-30-20-52c0-25 8-44 25-57s42-19 76-19h52v-4c0-17-6-30-17-39-11-10-27-14-47-14-13 0-26 1-38 4s-24 8-35 14v-34c14-5 27-9 39-12 13-2 26-4 38-4 32 0 57 9 73 26s24 42 24 76zM4541 177v136h-37v-135c0-21-4-37-12-48-9-10-21-16-38-16-20 0-35 7-47 20-12 12-17 30-17 52v127h-37v-225h37v35c9-14 19-24 31-31 12-6 26-10 42-10 25 0 45 8 58 24 14 16 20 40 20 71zM4624 262h43v34l-33 66h-26l16-66zM4991 0v31h-36c-13 0-22 3-27 8-6 5-8 15-8 29v20h61v28h-61v197h-37v-197h-36v-28h36v-16c0-25 6-43 17-55 12-11 30-17 56-17zM5152 122c-4-2-9-4-13-5-5-1-11-2-17-2-21 0-37 7-48 21-11 13-17 33-17 58v119h-37v-225h37v35c8-14 18-24 31-31 12-6 27-10 45-10 3 0 6 0 9 1 3 0 6 1 10 1zM5375 191v18h-170c2 26 9 45 23 58 14 14 33 20 58 20 14 0 28-1 41-5 13-3 27-9 40-16v35c-14 6-27 10-41 13s-28 5-43 5c-36 0-64-11-85-32s-31-49-31-85 10-66 29-87c20-22 47-33 81-33 30 0 54 10 72 30 17 19 26 46 26 79zM5338 180c0-20-6-36-17-48s-25-18-44-18c-20 0-37 5-49 17-13 12-20 28-22 49zM5629 191v18h-171c2 26 10 45 24 58 13 14 32 20 57 20 14 0 28-1 41-5 14-3 27-9 40-16v35c-13 6-27 10-41 13s-28 5-42 5c-36 0-65-11-86-32s-31-49-31-85 10-66 30-87c20-22 46-33 80-33 31 0 55 10 72 30 18 19 27 46 27 79zM5592 180c-1-20-6-36-17-48s-26-18-44-18c-21 0-37 5-50 17-12 12-19 28-21 49zM5907 114c-19 0-35 7-47 23-11 15-17 37-17 63 0 27 6 49 17 64 12 16 27 23 47 23s36-7 47-23c12-16 18-37 18-64 0-26-6-47-18-63-11-16-27-23-47-23zM5907 82c33 0 58 11 76 32 19 21 28 50 28 86 0 37-9 66-28 87-18 21-43 32-76 32-32 0-57-11-75-32-19-21-28-50-28-87 0-36 9-65 28-86 18-21 43-32 75-32zM6186 0v31h-35c-14 0-23 3-28 8s-8 15-8 29v20h61v28h-61v197h-37v-197h-35v-28h35v-16c0-25 6-43 18-55 11-11 30-17 55-17zM6435 114c-20 0-35 7-47 23-11 15-17 37-17 63 0 27 6 49 17 64 11 16 27 23 47 23s35-7 47-23 17-37 17-64c0-26-5-47-17-63s-27-23-47-23zM6435 82c32 0 58 11 76 32s28 50 28 86c0 37-10 66-28 87s-44 32-76 32-57-11-76-32c-18-21-27-50-27-87 0-36 9-65 27-86 19-21 44-32 76-32zM6600 88h37v225h-37zM6600 0h37v47h-37zM6714 0h37v313h-37zM7062 200c-30 0-51 3-62 10-12 7-18 18-18 35 0 13 5 23 13 31 9 8 21 12 36 12 20 0 37-8 49-22 12-15 19-34 19-58v-8zM7136 184v129h-37v-34c-9 13-19 23-32 30-13 6-28 10-46 10-23 0-42-7-55-20-14-13-21-30-21-52 0-25 9-44 26-57s42-19 76-19h52v-4c0-17-6-30-17-39-11-10-27-14-47-14-13 0-26 1-38 4s-24 8-35 14v-34c13-5 27-9 39-12 13-2 25-4 37-4 33 0 57 9 73 26 17 17 25 42 25 76zM7399 177v136h-37v-135c0-21-4-37-13-48-8-10-20-16-37-16-20 0-36 7-47 20-12 12-18 30-18 52v127h-37v-225h37v35c9-14 20-24 32-31 12-6 26-10 41-10 26 0 46 8 59 24s20 40 20 71zM7621 122v-122h37v313h-37v-34c-8 13-18 23-30 30-11 6-26 10-42 10-28 0-50-11-67-33s-25-50-25-86c0-35 8-63 25-85s39-33 67-33c16 0 31 4 42 10 12 7 22 17 30 30zM7495 200c0 28 5 49 17 64 11 16 26 24 46 24 19 0 35-8 46-24 11-15 17-36 17-64 0-27-6-48-17-64-11-15-27-23-46-23-20 0-35 8-46 23-12 16-17 37-17 64zM8013 122v-122h37v313h-37v-34c-8 13-18 23-29 30-12 6-26 10-43 10-27 0-49-11-67-33-17-22-25-50-25-86 0-35 8-63 25-85 18-22 40-33 67-33 17 0 31 4 43 10 11 7 21 17 29 30zM7887 200c0 28 6 49 17 64 11 16 26 24 46 24s35-8 46-24c11-15 17-36 17-64 0-27-6-48-17-64-11-15-26-23-46-23s-35 8-46 23c-11 16-17 37-17 64zM8319 191v18h-170c1 26 9 45 23 58 14 14 33 20 57 20 14 0 28-1 41-5 14-3 27-9 40-16v35c-13 6-27 10-41 13s-28 5-42 5c-36 0-64-11-85-32s-32-49-32-85 10-66 30-87c20-22 47-33 81-33 30 0 54 10 71 30 18 19 27 46 27 79zM8282 180c0-20-6-36-17-48s-26-18-44-18c-21 0-37 5-50 17-12 12-19 28-21 49zM8541 200c0-27-5-48-17-64-11-15-26-23-46-23-19 0-35 8-46 23-11 16-17 37-17 64 0 28 6 49 17 64 11 16 27 24 46 24 20 0 35-8 46-24 12-15 17-36 17-64zM8415 122c8-13 18-23 30-30 12-6 26-10 42-10 28 0 50 11 67 33s26 50 26 85c0 36-9 64-26 86s-39 33-67 33c-16 0-30-4-42-10-12-7-22-17-30-30v34h-37v-313h37zM8771 122c-4-2-8-4-13-5s-10-2-16-2c-21 0-37 7-49 21-11 13-16 33-16 58v119h-38v-225h38v35c7-14 18-24 30-31 13-6 28-10 46-10 2 0 5 0 8 1 3 0 6 1 10 1zM8810 88h37v225h-37zM8810 0h37v47h-37zM9068 94v35c-10-5-21-9-32-12-12-2-23-4-35-4-19 0-33 3-42 9-9 5-14 14-14 25 0 9 4 15 10 20 7 5 20 10 40 14l13 3c26 6 45 14 56 24s16 24 16 43c0 21-8 37-25 49-16 13-39 19-68 19-12 0-24-1-38-4-13-2-26-6-41-10v-39c14 8 27 13 41 16 13 4 26 6 39 6 17 0 31-3 40-9 10-6 14-15 14-25s-3-18-10-24c-7-5-22-10-44-15l-13-3c-23-5-40-12-50-22s-15-24-15-41c0-22 7-38 22-49 15-12 37-18 64-18 14 0 27 1 39 3s23 5 33 9z">
          <text:p/>
        </draw:path>
        <draw:path draw:style-name="gr5" draw:text-style-name="P4" draw:layer="layout" svg:width="9.083cm" svg:height="0.365cm" svg:x="2.91cm" svg:y="22.88cm" svg:viewBox="0 0 9084 366" svg:d="M51 280h141 2v2 34 2h-2-190-2v-2-34-1-1c16-16 37-37 63-65 27-27 44-44 50-52 13-14 22-27 27-37 5-9 8-19 8-28 0-16-5-28-16-38s-25-14-43-14c-12 0-25 2-39 6s-29 11-45 20l-3 2v-4-41-1l1-1c16-6 32-11 46-15 14-3 28-5 40-5 31 0 56 8 75 24s29 38 29 64c0 12-3 25-7 36-5 11-14 24-26 39-3 4-14 16-32 34-18 19-43 46-76 79l-1-1zM49 280c33-33 58-60 76-79 18-18 29-29 32-33l2 1-2-1c12-15 20-28 25-39 4-11 7-22 7-34 0-26-9-46-27-61-19-15-43-23-73-23-12 0-25 2-39 5-14 4-29 9-46 15v-2h2v41h-2l-1-2c16-9 31-15 45-20 15-4 28-7 41-7 19 0 34 6 45 16 12 10 18 24 18 41 0 10-3 20-8 30-5 11-14 23-28 38l-1-2 1 2c-6 8-23 25-50 52-26 28-47 49-63 65l-1-1h2v34h-2v-2h190v2h-2v-34h2v2h-141-5zM277 263h43 2v2 51 2h-2-43-2v-2-51-2zM280 265v51h-3v-2h43v2h-2v-51h2v2h-43v-2zM578 48v113h-2v-2h51c19 0 33-5 43-14 10-10 15-23 15-41 0-17-5-30-15-40-10-9-24-14-43-14h-51v-2zM576 46h51c20 0 35 5 46 15 10 10 16 25 16 43 0 19-6 34-16 44-11 10-26 15-46 15h-51-2v-2-113-2zM536 13h91c34 0 60 8 78 23 18 16 27 39 27 68 0 30-9 54-27 69-18 16-44 23-78 23h-51v-2h2v122 2h-2-40-2v-2-301-2zM538 15v301h-2v-2h40v2h-2v-122-2h2 51c34 0 58-7 75-22s25-36 25-66c0-29-8-50-25-65s-41-22-75-22h-91v-2zM868 204c-30 0-50 3-61 10-11 6-16 17-16 34 0 13 4 22 12 30 8 7 19 11 34 11 20 0 36-7 48-21 12-15 18-33 18-58v-8h2v2zM868 200h37 2v2 8c0 25-6 45-19 60s-30 23-51 23c-15 0-28-4-37-12s-13-20-13-33c0-18 6-31 18-38s33-10 63-10zM944 186v130 2h-2-37-2v-2-34h2l2 1c-9 14-20 24-33 31-12 6-28 10-47 10-23 0-42-7-56-20s-21-32-21-54c0-26 9-46 26-60 17-13 43-19 77-19h52v2h-2v-4c0-16-5-29-16-38s-26-13-46-13c-13 0-25 1-37 4s-24 8-35 14l-3 2v-4-34-1l2-1c13-5 26-9 39-12 13-2 26-4 38-4 33 0 58 9 74 26 17 17 25 44 25 78zM940 186c0-34-8-58-24-75-15-16-39-25-71-25-12 0-24 2-37 4-13 3-26 7-39 12l-1-2h2v34h-2l-1-2c12-6 24-11 36-14s25-4 38-4c21 0 37 4 49 14 11 10 17 24 17 41v4 2h-2-52c-33 0-58 6-75 19-16 12-24 30-24 56 0 22 6 38 20 51 13 12 30 19 53 19 18 0 33-4 45-10 13-6 23-16 31-29l4-7v8 34h-2v-2h37v2h-2zM1148 126c-4-2-9-4-13-5-5-1-10-2-16-2-21 0-36 7-47 20s-16 32-16 57v120 2h-2-37-2v-2-226-2h2 37 2v2 35h-2l-2-1c8-14 19-25 31-32 13-6 29-10 47-10 2 0 5 0 8 1 4 0 7 1 11 1l1 1v1l1 38v4zM1147 124l-1-38h2v2c-4 0-7-1-10-1s-6-1-8-1c-18 0-33 4-45 10-12 7-22 16-29 30l-4 6v-7-35h2v2h-37v-2h2v226h-2v-2h37v2h-2v-120c0-26 6-46 17-60 12-14 29-21 50-21 6 0 11 1 16 2 6 1 10 3 15 5l-1 2zM1226 26v64h-2v-2h76 2v2 28 3h-2-76v-3h2v124c0 18 2 29 7 34 5 4 14 7 29 7h38 2v2 31 2h-2-38c-29 0-49-6-60-17-12-11-17-31-17-59v-124h2v3h-27-2v-3-28-2h2 27v2h-2v-64-2h2 37 2zM1224 28h-37v-2h2v64 2h-2-27v-2h2v28h-2v-2h27 2v2 124c0 28 5 46 16 56 10 11 29 16 57 16h38v2h-2v-31h2v2h-38c-15 0-27-3-32-9-5-5-8-18-8-36v-124-2h2 76v2h-2v-28h2v2h-76-2v-2-64h2zM1494 96v35 4l-3-2c-10-5-20-9-32-12-11-2-22-4-34-4-18 0-32 3-40 8-9 6-13 13-13 24 0 8 3 14 9 19 6 4 19 9 39 13l12 3v2-2c27 6 46 14 57 24 12 11 18 27 18 46 0 21-9 39-26 51s-40 19-70 19c-12 0-25-1-38-4-13-2-27-6-41-10l-2-1v-1-39-3l3 2c14 7 27 12 40 15 13 4 26 6 39 6 17 0 30-3 39-9s13-13 13-23-3-17-9-22c-6-6-21-11-44-16l-13-3 1-2-1 2c-23-5-40-13-50-23-11-10-16-25-16-42 0-22 8-39 23-51 16-12 38-18 65-18 14 0 27 1 39 3 13 2 24 5 34 9l1 1zM1492 98c-10-4-21-7-33-9s-25-3-39-3c-27 0-48 6-62 17-15 11-22 27-22 48 0 17 5 30 15 39 10 10 26 17 48 22l13 3v2-2c23 5 39 10 46 16 7 7 11 15 11 26s-6 20-16 27c-9 6-23 9-41 9-13 0-26-2-40-6-13-3-27-9-41-16l1-2h2v39h-2l1-2c14 4 28 8 41 10s25 4 37 4c29 0 51-6 67-18 17-12 24-28 24-48 0-18-5-33-16-43-10-10-28-17-55-23l-12-3v-2 2c-20-4-34-9-41-14s-10-13-10-22c0-12 5-21 14-27 10-6 24-9 43-9 12 0 24 2 35 4 12 3 23 7 33 13l-1 1h-2v-35h2zM1869 132c9-17 21-30 34-38s28-12 46-12c24 0 43 9 56 26 13 16 20 40 20 71v137 2h-2-38-2v-2-136c0-21-3-37-11-47-7-10-18-14-33-14-19 0-33 6-44 18s-16 29-16 51v128 2h-2-37-2v-2-136c0-21-4-37-12-47-7-10-18-14-33-14-19 0-33 6-44 18s-16 29-16 51v128 2h-2-37-2v-2-226-2h2 37 2v2 35h-2l-2-1c9-14 19-25 31-32 12-6 27-10 43-10 17 0 32 5 43 13 12 9 21 21 26 37l-1 1zM1869 134c-6-16-14-27-25-36-11-8-25-12-41-12s-29 4-41 10c-11 6-21 16-29 30l-4 6v-7-35h2v2h-37v-2h2v226h-2v-2h37v2h-2v-128c0-23 6-41 17-54 12-13 27-20 47-20 16 0 29 6 37 17s12 27 12 49v136h-2v-2h37v2h-2v-128c0-23 6-41 17-54s27-20 47-20c16 0 29 6 37 17 7 11 11 27 11 49v136h-2v-2h38v2h-2v-137c0-30-7-53-19-69-13-16-30-24-53-24-17 0-32 4-44 12-13 8-24 20-33 36l-2 4zM2090 226v-136-2h3 37 2v2 135c0 22 4 37 12 47 8 11 19 15 35 15 20 0 35-6 46-18s17-29 17-52v-127-2h2 37 2v2 226 2h-2-37-2v-2-35h2l2 1c-9 14-20 25-32 32-12 6-27 10-42 10-27 0-47-9-61-25-14-17-21-41-21-73zM2095 226c0 32 6 55 19 70 13 16 32 24 58 24 15 0 28-4 40-10 11-7 22-16 30-30l4-6v7 35h-2v-2h37v2h-2v-226h2v2h-37v-2h2v127c0 24-6 42-18 55s-28 20-49 20c-17 0-30-6-39-17-8-11-13-28-13-50v-135h3v2h-37v-2h2zM2503 96v35 4l-3-2c-10-5-21-9-32-12-11-2-23-4-35-4-18 0-31 3-40 8-9 6-13 13-13 24 0 8 3 14 9 19 7 4 19 9 39 13l13 3-1 2 1-2c26 6 45 14 57 24 11 11 17 27 17 46 0 21-9 39-26 51s-40 19-69 19c-12 0-25-1-38-4-13-2-27-6-42-10l-1-1v-1-39-3l3 2c13 7 27 12 40 15 13 4 26 6 39 6 17 0 30-3 39-9s13-13 13-23-3-17-10-22c-6-6-20-11-43-16l-13-3v-2 2c-23-5-40-13-51-23-10-10-16-25-16-42 0-22 8-39 24-51 15-12 37-18 65-18 14 0 27 1 39 3s23 5 34 9l1 1zM2500 98c-10-4-21-7-33-9s-25-3-38-3c-27 0-48 6-63 17-14 11-22 27-22 48 0 17 5 30 15 39 10 10 26 17 49 22l13 3-1 2 1-2c23 5 38 10 45 16 7 7 11 15 11 26s-5 20-15 27c-10 6-24 9-41 9-14 0-27-2-40-6-14-3-27-9-41-16l1-2h2v39h-2v-2c15 4 28 8 41 10s26 4 38 4c28 0 51-6 67-18s24-28 24-48c0-18-5-33-16-43s-29-17-55-23l-13-3 1-2-1 2c-20-4-33-9-40-14s-11-13-11-22c0-12 5-21 15-27 9-6 24-9 42-9 12 0 24 2 36 4 11 3 22 7 33 13l-1 1h-2v-35h2zM2610 26v64h-2v-2h77 2v2 28 3h-2-77v-3h2v124c0 18 3 29 7 34 5 4 14 7 30 7h38 2v2 31 2h-2-38c-29 0-50-6-61-17s-17-31-17-59v-124h2v3h-27-2v-3-28-2h2 27v2h-2v-64-2h2 37 2zM2608 28h-37v-2h2v64 2h-2-27v-2h2v28h-2v-2h27 2v2 124c0 28 5 46 16 56 10 11 29 16 58 16h38v2h-2v-31h2v2h-38c-16 0-27-3-33-9-5-5-8-18-8-36v-124-2h2 77v2h-2v-28h2v2h-77-2v-2-64h2zM3024 202c0-26-6-47-17-62s-25-23-44-23-34 8-45 23-16 36-16 62c0 27 5 49 16 64s26 23 45 23 33-8 44-23 17-37 17-64zM3028 202c0 28-6 51-17 67-12 16-28 24-48 24s-37-8-48-24-17-39-17-67c0-27 6-49 17-65s28-24 48-24 36 8 48 24c11 16 17 38 17 65zM2898 123c8-14 18-24 30-31 12-6 27-10 44-10 28 0 51 12 68 34 18 22 26 51 26 86 0 37-8 66-26 88-17 22-40 34-68 34-17 0-32-4-44-10-12-7-22-17-30-31l2-1h2v34 2h-2-37-2v-2-314-2h2 37 2v2 122h-2zM2898 124v-122h2v2h-37v-2h2v314h-2v-2h37v2h-2v-34-8l4 7c7 13 17 23 28 29 12 7 26 10 42 10 27 0 48-11 65-32 17-22 25-49 25-86 0-35-8-62-25-84-17-21-38-32-65-32-16 0-30 4-42 10-11 6-21 16-28 29l-4 7zM3320 193v18 2h-2-170v-2h2c2 26 9 45 22 58 14 13 32 19 56 19 14 0 28-1 41-5 13-3 26-8 39-15l4-2v3 35 2h-2c-13 6-27 10-41 13s-28 5-43 5c-36 0-65-11-87-32-21-21-32-50-32-88 0-37 10-67 31-89 20-22 48-33 82-33 30 0 55 10 73 30s27 47 27 81zM3316 193c0-33-9-59-26-78s-40-29-70-29c-34 0-60 11-79 32-20 21-30 50-30 86 0 37 11 64 31 85 21 20 49 31 84 31 14 0 28-2 42-5s27-7 41-12v1h-2v-35h2l1 2c-13 7-26 13-40 16-13 4-27 5-42 5-24 0-44-7-58-20-14-14-22-34-24-61v-2h2 170v2h-2zM3279 182c0-20-6-35-16-47-11-12-25-17-43-17-20 0-36 5-48 17-12 11-19 27-21 48l-2-1v-2h132v2zM3281 184h-132-2v-2c2-21 9-38 22-50s30-18 51-18c19 0 34 6 46 18 11 13 17 30 17 50v2zM3674 98v35 3l-3-1c-11-6-21-10-31-13-11-3-21-4-32-4-23 0-41 7-54 22s-19 35-19 62c0 28 6 49 19 64s31 22 54 22c11 0 21-1 32-4 10-3 20-7 31-13l3-1v3 34 2h-1c-11 5-22 9-33 11-11 3-23 4-36 4-34 0-62-11-82-33-20-21-31-51-31-89 0-37 11-66 31-88 21-21 49-32 85-32 11 0 23 1 34 4 10 2 21 6 32 10l1 1zM3671 100c-10-4-21-8-31-10-11-2-22-4-33-4-35 0-62 11-82 31-20 21-29 49-29 85 0 37 9 65 29 86s46 32 79 32c13 0 24-2 35-4s22-6 32-11l1 2h-2v-34h2l1 2c-11 6-22 10-32 13-11 3-22 4-33 4-24 0-44-8-57-23-14-16-21-39-21-67 0-27 7-49 21-65 13-15 33-23 57-23 11 0 22 1 33 4 10 3 21 7 32 13l-1 2h-2v-35h2zM3736 0h37 2v2 314 2h-2-37-2v-2-314-2zM3738 2v314h-2v-2h37v2h-2v-314h2v2h-37v-2zM4045 193v18 2h-2-170v-2h2c2 26 9 45 22 58 14 13 32 19 56 19 14 0 28-1 41-5 13-3 26-8 39-15l3-2v3 35 2h-1c-13 6-27 10-41 13s-28 5-43 5c-36 0-65-11-87-32-21-21-32-50-32-88 0-37 10-67 31-89 20-22 47-33 82-33 30 0 55 10 73 30s27 47 27 81zM4041 193c0-33-9-59-26-78s-40-29-70-29c-34 0-60 11-79 32-20 21-30 50-30 86 0 37 11 64 31 85 21 20 49 31 84 31 14 0 28-2 42-5s27-7 41-12v1h-2v-35h2l1 2c-13 7-26 13-40 16-13 4-27 5-42 5-25 0-44-7-59-20-14-14-22-34-23-61v-2h2 170v2h-2zM4004 182c0-20-6-35-16-47-11-12-25-17-43-17-20 0-36 5-48 17-12 11-19 27-21 48l-2-1v-2h132v2zM4006 184h-132-2v-2c2-21 9-38 22-50s30-18 51-18c19 0 34 6 46 18 11 13 17 30 17 50v2zM4206 204c-30 0-50 3-61 10-11 6-16 17-16 34 0 13 4 22 12 30 8 7 19 11 34 11 20 0 36-7 48-21 12-15 18-33 18-58v-8h2v2zM4206 200h37 2v2 8c0 25-7 45-19 60-13 15-30 23-51 23-15 0-28-4-37-12s-13-20-13-33c0-18 6-31 18-38s33-10 63-10zM4282 186v130 2h-2-37-2v-2-34h2l2 1c-9 14-20 24-33 31-13 6-29 10-47 10-23 0-42-7-56-20s-21-32-21-54c0-26 8-46 26-60 17-13 43-19 77-19h52v2h-2v-4c0-16-5-29-16-38s-26-13-46-13c-13 0-25 1-37 4s-24 8-35 14l-3 2v-4-34-1l1-1c14-5 27-9 40-12 13-2 26-4 38-4 33 0 58 9 74 26 17 17 25 44 25 78zM4278 186c0-34-8-58-24-75-16-16-39-25-71-25-12 0-24 2-37 4-13 3-26 7-39 12l-1-2h2v34h-2l-1-2c11-6 23-11 36-14 12-3 25-4 38-4 20 0 37 4 48 14 12 10 18 24 18 41v4 2h-2-52c-33 0-58 6-75 19-16 12-24 30-24 56 0 22 6 38 19 51 14 12 31 19 54 19 18 0 33-4 45-10 13-6 23-16 31-29l4-7v8 34h-2v-2h37v2h-2zM4545 179v137 2h-2-37-2v-2-136c0-21-4-36-12-46-8-11-19-15-36-15-19 0-34 6-45 18-12 12-17 29-17 51v128 2h-2-37-3v-2-226-2h3 37 2v2 35h-2l-2-1c9-14 20-25 32-31 12-7 27-11 43-11 26 0 46 9 60 25 13 16 20 41 20 72zM4541 179c0-31-6-54-19-69-13-16-32-24-57-24-16 0-29 4-41 10-12 7-22 16-31 30l-3 6v-7-35h2v2h-37v-2h2v226h-2v-2h37v2h-2v-128c0-23 6-41 18-54 11-13 28-20 48-20 17 0 31 6 39 17 9 11 13 28 13 49v136h-2v-2h37v2h-2zM4626 263h43 2v2 34 1l-33 65-1 1h-1-26-3l1-3 16-64h2-2v-34-2zM4628 265v34 1l-16 64h-2v-2h26v2l-2-1 33-65 2 1h-2v-34h2v2h-43v-2zM4995 2v31 2h-2-36c-13 0-21 2-26 7s-7 14-7 28v20h-2v-2h61 2v2 28 3h-2-61v-3h2v198 2h-2-37-2v-2-198h2v3h-36-2v-3-28-2h2 36v2h-2v-16c0-25 6-44 18-56s31-18 57-18h35 2zM4993 4h-35c-25 0-43 6-54 17-12 11-17 28-17 53v16 2h-2-36v-2h2v28h-2v-2h36 2v2 198h-2v-2h37v2h-2v-198-2h2 61v2h-2v-28h2v2h-61-2v-2-20c0-14 3-25 8-31 6-5 16-8 29-8h36v2h-2v-31h2zM5153 126c-4-2-8-4-13-5s-10-2-16-2c-20 0-35 7-46 20s-17 32-17 57v120 2h-2-37-2v-2-226-2h2 37 2v2 35h-2l-1-1c8-14 18-25 31-32 13-6 28-10 46-10 3 0 6 0 9 1 3 0 7 1 10 1l2 1v1 38 4zM5152 124v-38h2v2c-4 0-7-1-11-1-3 0-5-1-8-1-17 0-32 4-44 10-12 7-22 16-30 30l-4 6v-7-35h2v2h-37v-2h2v226h-2v-2h37v2h-2v-120c0-26 6-46 18-60 11-14 28-21 49-21 6 0 12 1 17 2s10 3 14 5l-1 2zM5379 193v18 2h-2-170v-2h2c2 26 9 45 23 58 13 13 31 19 56 19 14 0 27-1 40-5 14-3 27-8 40-15l3-2v3 35 2h-2c-13 6-27 10-41 13s-28 5-43 5c-36 0-65-11-86-32-22-21-32-50-32-88 0-37 10-67 30-89s48-33 82-33c31 0 55 10 73 30s27 47 27 81zM5375 193c0-33-8-59-26-78-17-19-40-29-70-29-33 0-59 11-79 32s-29 50-29 86c0 37 10 64 30 85 21 20 49 31 84 31 15 0 29-2 42-5 14-3 28-7 41-12l1 1h-2v-35h2l1 2c-14 7-27 13-41 16-13 4-27 5-41 5-25 0-45-7-59-20-14-14-22-34-24-61v-2h2 170v2h-2zM5338 182c0-20-5-35-16-47s-25-17-43-17c-20 0-36 5-48 17-12 11-19 27-21 48l-2-1v-2h132v2zM5340 184h-132-2v-2c2-21 10-38 22-50 13-12 30-18 51-18 19 0 34 6 46 18 11 13 17 30 17 50v2zM5633 193v18 2h-2-171v-2h3c1 26 9 45 22 58s32 19 56 19c14 0 27-1 41-5 13-3 26-8 39-15l3-2v3 35 2h-1c-14 6-27 10-41 13s-29 5-43 5c-37 0-66-11-87-32s-32-50-32-88c0-37 10-67 30-89s48-33 82-33c31 0 56 10 74 30s27 47 27 81zM5629 193c0-33-9-59-26-78-18-19-41-29-71-29-33 0-59 11-79 32-19 21-29 50-29 86 0 37 10 64 31 85 20 20 48 31 84 31 14 0 28-2 42-5s27-7 40-12l1 1h-2v-35h2l1 2c-13 7-27 13-40 16-14 4-28 5-42 5-25 0-45-7-59-20-14-14-22-34-24-61v-2h2 171v2h-2zM5592 182c-1-20-6-35-17-47s-24-17-42-17c-21 0-36 5-48 17-13 11-19 27-21 48l-2-1v-2h132v2zM5594 184h-132-3l1-2c2-21 9-38 22-50 12-12 30-18 51-18 18 0 34 6 45 18 11 13 17 30 18 50v2zM5909 118c-19 0-34 7-45 22s-17 36-17 62c0 27 6 49 17 64s26 22 45 22c20 0 34-7 46-22 11-15 16-37 16-64 0-26-5-46-16-62-12-15-26-22-46-22zM5909 114c21 0 37 8 49 24s18 38 18 64c0 28-6 50-18 66s-28 24-49 24c-20 0-37-8-48-24-12-15-18-38-18-66 0-27 6-49 18-64 12-16 28-24 48-24zM5909 82c33 0 59 11 78 32 18 22 28 51 28 88 0 39-10 68-28 90-19 21-45 32-78 32-32 0-58-11-77-32-19-22-28-51-28-90 0-37 9-66 28-88 19-21 45-32 77-32zM5909 86c-31 0-56 10-74 31s-27 49-27 85c0 38 9 66 27 87 18 20 43 31 74 31 32 0 57-11 75-31 18-21 27-49 27-87 0-36-9-64-27-85-18-20-43-31-75-31zM6190 2v31 2h-2-35c-13 0-22 2-26 7-5 5-8 14-8 28v20h-2v-2h61 2v2 28 3h-2-61v-3h2v198 2h-2-37-2v-2-198h2v3h-35-2v-3-28-2h2 35v2h-2v-16c0-25 6-44 18-56s31-18 57-18h35 2zM6188 4h-35c-25 0-43 6-54 17s-17 28-17 53v16 2h-2-35v-2h2v28h-2v-2h35 2v2 198h-2v-2h37v2h-2v-198-2h2 61v2h-2v-28h2v2h-61-2v-2-20c0-14 3-25 9-31 5-5 15-8 29-8h35v2h-2v-31h2zM6437 118c-19 0-34 7-45 22-12 15-17 36-17 62 0 27 5 49 17 64 11 15 26 22 45 22s34-7 45-22c12-15 17-37 17-64 0-26-5-46-17-62-11-15-26-22-45-22zM6437 114c20 0 37 8 49 24 11 16 17 38 17 64 0 28-6 50-17 66-12 16-29 24-49 24s-37-8-49-24c-11-15-17-38-17-66 0-27 6-49 17-64 12-16 29-24 49-24zM6437 82c33 0 59 11 77 32 19 22 29 51 29 88 0 39-10 68-29 90-18 21-44 32-77 32s-59-11-77-32c-19-22-28-51-28-90 0-37 9-66 28-88 18-21 44-32 77-32zM6437 86c-32 0-56 10-74 31s-27 49-27 85c0 38 9 66 27 87 18 20 42 31 74 31s56-11 74-31c18-21 27-49 27-87 0-36-9-64-27-85-18-20-42-31-74-31zM6602 88h37 2v2 226 2h-2-37-2v-2-226-2zM6604 90v226h-2v-2h37v2h-2v-226h2v2h-37v-2zM6602 0h37 2v2 47 2h-2-37-2v-2-47-2zM6604 2v47h-2v-2h37v2h-2v-47h2v2h-37v-2zM6716 0h37 2v2 314 2h-2-37-2v-2-314-2zM6718 2v314h-2v-2h37v2h-2v-314h2v2h-37v-2zM7064 204c-30 0-50 3-61 10-11 6-17 17-17 34 0 13 4 22 13 30 8 7 19 11 34 11 20 0 35-7 47-21 13-15 19-33 19-58v-8h2v2zM7064 200h37 2v2 8c0 25-7 45-19 60-13 15-30 23-51 23-16 0-28-4-37-12s-14-20-14-33c0-18 7-31 19-38 11-7 33-10 63-10zM7140 186v130 2h-2-37-2v-2-34h2l1 1c-8 14-19 24-32 31-13 6-29 10-47 10-24 0-43-7-57-20s-21-32-21-54c0-26 9-46 27-60 17-13 43-19 77-19h52v2h-2v-4c0-16-6-29-17-38-10-9-25-13-45-13-13 0-25 1-37 4-13 3-24 8-35 14l-3 2v-4-34-1l1-1c14-5 27-9 40-12 13-2 25-4 37-4 33 0 59 9 75 26s25 44 25 78zM7136 186c0-34-8-58-24-75-16-16-39-25-72-25-12 0-24 2-36 4-13 3-26 7-39 12l-1-2h2v34h-2l-1-2c11-6 23-11 36-14 12-3 25-4 38-4 20 0 37 4 48 14 12 10 18 24 18 41v4 2h-2-52c-34 0-58 6-75 19-17 12-25 30-25 56 0 22 7 38 20 51 13 12 31 19 54 19 18 0 33-4 45-10s23-16 31-29l4-7v8 34h-2v-2h37v2h-2zM7403 179v137 2h-2-37-2v-2-136c0-21-4-36-12-46-8-11-20-15-36-15-20 0-34 6-46 18-11 12-16 29-16 51v128 2h-3-37-2v-2-226-2h2 37 3v2 35h-3l-1-1c9-14 20-25 32-31 12-7 26-11 42-11 27 0 47 9 61 25 13 16 20 41 20 72zM7399 179c0-31-7-54-20-69-13-16-31-24-57-24-15 0-28 4-40 10-12 7-22 16-31 30l-4 6v-7-35h2v2h-37v-2h2v226h-2v-2h37v2h-2v-128c0-23 6-41 18-54s29-20 49-20c17 0 30 6 39 17s13 28 13 49v136h-2v-2h37v2h-2zM7621 124v-122-2h2 37 2v2 314 2h-2-37-2v-2-34h2l2 1c-8 14-18 24-31 31-12 6-26 10-43 10-28 0-51-12-68-34-18-22-26-51-26-88 0-35 8-64 26-86 17-22 40-34 68-34 17 0 31 4 43 10 13 7 23 17 31 31l-2 1zM7621 125c-8-13-17-23-29-29-11-6-25-10-41-10-27 0-48 11-65 32-17 22-25 49-25 84 0 37 8 64 25 86 17 21 38 32 65 32 16 0 30-3 41-10 12-6 21-16 29-29l4-7v8 34h-2v-2h37v2h-2v-314h2v2h-37v-2h2v122 8zM7499 202c0 27 5 49 16 64s26 23 45 23 33-8 44-23 17-37 17-64c0-26-6-47-17-62s-25-23-44-23-34 8-45 23-16 36-16 62zM7495 202c0-27 6-49 17-65s28-24 48-24 36 8 48 24c11 16 17 38 17 65 0 28-6 51-17 67-12 16-28 24-48 24s-37-8-48-24-17-39-17-67zM8013 124v-122-2h2 37 2v2 314 2h-2-37-2v-2-34h2l2 1c-8 14-18 24-30 31-12 6-27 10-44 10-28 0-51-12-68-34-18-22-26-51-26-88 0-35 8-64 26-86 17-22 40-34 68-34 17 0 32 4 44 10 12 7 22 17 30 31l-2 1zM8013 125c-7-13-17-23-28-29-12-6-26-10-42-10-27 0-48 11-65 32-17 22-25 49-25 84 0 37 8 64 25 86 17 21 38 32 65 32 16 0 30-3 42-10 11-6 21-16 28-29l4-7v8 34h-2v-2h37v2h-2v-314h2v2h-37v-2h2v122 8zM7891 202c0 27 6 49 16 64 11 15 26 23 45 23s34-8 45-23 16-37 16-64c0-26-5-47-16-62s-26-23-45-23-34 8-45 23c-10 15-16 36-16 62zM7887 202c0-27 6-49 17-65 12-16 28-24 48-24s36 8 48 24c11 16 17 38 17 65 0 28-6 51-17 67-12 16-28 24-48 24s-36-8-48-24c-11-16-17-39-17-67zM8323 193v18 2h-2-170v-2h2c1 26 9 45 22 58 14 13 32 19 56 19 14 0 28-1 41-5 13-3 26-8 39-15l3-2v3 35 2h-1c-13 6-27 10-41 13s-29 5-43 5c-36 0-66-11-87-32s-32-50-32-88c0-37 10-67 30-89 21-22 48-33 83-33 30 0 55 10 73 30s27 47 27 81zM8319 193c0-33-9-59-26-78s-41-29-70-29c-34 0-60 11-79 32-20 21-30 50-30 86 0 37 10 64 31 85 21 20 48 31 84 31 14 0 28-2 42-5s27-7 40-12l1 1h-2v-35h2l1 2c-13 7-27 13-40 16-13 4-27 5-42 5-25 0-45-7-59-20-14-14-22-34-23-61v-2h2 170v2h-2zM8282 182c0-20-6-35-17-47-10-12-24-17-42-17-20 0-36 5-48 17-12 11-19 27-21 48l-2-1v-2h132v2zM8284 184h-132-2v-2c2-21 9-38 22-50s30-18 51-18c19 0 34 6 45 18 12 13 18 30 18 50v2zM8541 202c0-26-5-47-16-62s-26-23-45-23-33 8-44 23-17 36-17 62c0 27 6 49 17 64s25 23 44 23 34-8 45-23 16-37 16-64zM8545 202c0 28-5 51-17 67-11 16-28 24-48 24s-36-8-48-24c-11-16-17-39-17-67 0-27 6-49 17-65 12-16 28-24 48-24s37 8 48 24c12 16 17 38 17 65zM8416 123c7-14 18-24 30-31 12-6 27-10 43-10 28 0 51 12 69 34 17 22 26 51 26 86 0 37-9 66-26 88-18 22-41 34-69 34-16 0-31-4-43-10-12-7-23-17-30-31l1-1h2v34 2h-2-37-2v-2-314-2h2 37 2v2 122h-2zM8415 124v-122h2v2h-37v-2h2v314h-2v-2h37v2h-2v-34-8l4 7c8 13 17 23 29 29 11 7 25 10 41 10 27 0 49-11 65-32 17-22 26-49 26-86 0-35-9-62-26-84-16-21-38-32-65-32-16 0-30 4-41 10-12 6-21 16-29 29l-4 7zM8772 126c-4-2-8-4-13-5-4-1-10-2-15-2-21 0-36 7-47 20s-16 32-16 57v120 2h-2-38-2v-2-226-2h2 38 2v2 35h-2l-2-1c8-14 18-25 31-32 13-6 28-10 47-10 2 0 5 0 8 1 3 0 7 1 11 1l1 1v1 38 4zM8771 124v-38h2v2c-4 0-7-1-10-1s-6-1-8-1c-18 0-33 4-45 10-12 7-22 16-30 30l-3 6v-7-35h2v2h-38v-2h3v226h-3v-2h38v2h-2v-120c0-26 5-46 17-60 11-14 28-21 50-21 6 0 11 1 16 2s10 3 14 5l-1 2zM8812 88h37 2v2 226 2h-2-37-2v-2-226-2zM8814 90v226h-2v-2h37v2h-2v-226h2v2h-37v-2zM8812 0h37 2v2 47 2h-2-37-2v-2-47-2zM8814 2v47h-2v-2h37v2h-2v-47h2v2h-37v-2zM9072 96v35 4l-3-2c-10-5-21-9-32-12-11-2-22-4-34-4-19 0-32 3-41 8-8 6-12 13-12 24 0 8 2 14 9 19 6 4 19 9 38 13l13 3v2-2c27 6 46 14 57 24 11 11 17 27 17 46 0 21-8 39-25 51s-41 19-70 19c-12 0-25-1-38-4-13-2-27-6-42-10l-1-1v-1-39-3l3 2c14 7 27 12 40 15 13 4 26 6 39 6 17 0 30-3 39-9s13-13 13-23-3-17-9-22c-7-6-21-11-44-16l-13-3 1-2-1 2c-23-5-40-13-50-23-11-10-16-25-16-42 0-22 8-39 23-51s37-18 65-18c14 0 27 1 39 3s24 5 34 9l1 1zM9069 98c-10-4-21-7-33-9s-24-3-38-3c-27 0-48 6-63 17-14 11-21 27-21 48 0 17 5 30 14 39 10 10 26 17 49 22l13 3v2-2c23 5 38 10 45 16 8 7 11 15 11 26s-5 20-15 27c-9 6-23 9-41 9-13 0-27-2-40-6-13-3-27-9-41-16l1-2h2v39h-2l1-2c14 4 28 8 41 10s25 4 37 4c29 0 51-6 67-18s24-28 24-48c0-18-5-33-16-43s-29-17-55-23l-12-3v-2 2c-20-4-34-9-41-14s-11-13-11-22c0-12 6-21 15-27 10-6 24-9 43-9 12 0 24 2 35 4 11 3 23 7 33 13l-1 1h-2v-35h2z">
          <text:p/>
        </draw:path>
        <draw:path draw:style-name="gr5" draw:text-style-name="P4" draw:layer="layout" svg:width="4.935cm" svg:height="0.398cm" svg:x="2.951cm" svg:y="23.337cm" svg:viewBox="0 0 4936 399" svg:d="M136 151c19 4 34 13 45 26s16 29 16 48c0 30-10 53-30 69s-49 24-87 24c-13 0-26-1-39-3-13-3-27-6-41-11v-40c11 7 23 12 37 15 13 4 27 5 42 5 25 0 45-5 58-15s20-24 20-44c0-17-6-31-19-41-12-10-29-15-51-15h-35v-33h36c20 0 36-4 46-12 11-8 16-20 16-35s-5-27-16-35c-11-9-27-13-47-13-11 0-23 1-36 4-13 2-27 6-42 11v-36c15-4 30-8 43-10 14-2 26-3 38-3 31 0 56 7 73 21 18 14 27 33 27 57 0 16-4 31-14 42-9 11-23 19-40 24zM274 262h43v51h-43zM573 169v110h65c22 0 38-4 49-13 10-9 16-23 16-42s-6-32-16-41c-11-9-27-14-49-14zM573 46v90h60c20 0 35-3 45-11 9-7 14-19 14-34s-5-26-14-34c-10-7-25-11-45-11zM533 12h103c31 0 55 7 72 20s25 31 25 55c0 18-4 33-13 44-8 10-21 17-38 20 20 4 36 13 47 27 11 13 16 30 16 51 0 26-9 47-27 62-18 14-44 22-78 22h-107zM944 122c-4-2-9-4-14-5s-10-2-16-2c-21 0-37 7-48 20-11 14-17 34-17 59v119h-37v-226h37v35c8-13 18-23 31-30 12-7 27-10 45-10 3 0 5 0 8 1 4 0 7 0 11 1zM1167 191v18h-170c2 25 9 45 23 58s33 20 57 20c15 0 28-2 42-5 13-4 26-9 39-16v35c-13 6-26 10-40 13s-28 4-43 4c-36 0-64-10-85-31s-32-49-32-85c0-37 10-66 30-87 20-22 47-33 81-33 30 0 54 10 72 29 17 20 26 46 26 80zM1130 180c0-20-6-36-17-48-11-13-26-19-44-19-21 0-37 6-49 18-13 12-20 28-22 49zM1330 199c-30 0-51 4-62 11-12 7-17 18-17 35 0 13 4 23 13 31 8 8 20 11 35 11 20 0 37-7 49-21 13-15 19-34 19-58v-9zM1404 184v129h-37v-35c-9 14-19 24-32 31-12 6-28 9-46 9-23 0-41-6-55-19s-20-30-20-52c0-25 8-44 25-57s42-19 76-19h52v-4c0-17-6-30-17-40-11-9-27-14-47-14-13 0-25 2-38 5-12 3-24 8-35 14v-34c14-6 27-9 40-12 12-3 25-4 37-4 32 0 57 9 73 25 16 17 24 43 24 77zM1479 0h37v185l110-98h47l-119 106 124 120h-48l-114-110v110h-37zM1952 199c-30 0-51 4-62 11-12 7-18 18-18 35 0 13 5 23 13 31 9 8 21 11 35 11 21 0 37-7 50-21 12-15 18-34 18-58v-9zM2025 184v129h-37v-35c-8 14-18 24-31 31-13 6-28 9-46 9-23 0-42-6-55-19-14-13-21-30-21-52 0-25 9-44 26-57s42-19 76-19h51v-4c0-17-5-30-16-40-11-9-27-14-47-14-13 0-26 2-38 5s-24 8-35 14v-34c13-6 26-9 39-12s25-4 37-4c33 0 57 9 73 25 16 17 24 43 24 77zM2102 0h37v313h-37zM2216 0h37v313h-37zM2605 94v35c-11-5-21-9-33-12-11-3-23-4-35-4-18 0-32 3-41 8-9 6-14 15-14 26 0 8 3 15 10 20s20 10 40 14l12 3c27 5 45 13 56 24 11 10 17 24 17 42 0 21-8 38-25 50-16 12-39 18-68 18-12 0-25-1-38-3s-27-6-41-11v-38c13 7 27 13 40 16 13 4 27 5 40 5 17 0 30-3 40-8 9-6 14-15 14-26 0-10-3-17-10-23-7-5-22-10-45-15l-13-3c-23-5-39-13-49-23-11-9-16-23-16-41 0-21 8-37 23-49 15-11 36-17 64-17 14 0 26 1 38 3 13 2 24 5 34 9zM2863 177v136h-37v-135c0-21-4-37-12-48-9-10-21-16-38-16-20 0-36 7-47 19-12 13-17 30-17 52v128h-38v-313h38v122c8-13 19-23 31-30s26-10 41-10c26 0 46 8 59 24s20 40 20 71zM3039 199c-30 0-51 4-62 11-12 7-17 18-17 35 0 13 4 23 13 31 8 8 20 11 35 11 20 0 37-7 49-21 13-15 19-34 19-58v-9zM3113 184v129h-37v-35c-9 14-19 24-32 31-12 6-28 9-46 9-23 0-41-6-55-19s-20-30-20-52c0-25 8-44 25-57s42-19 76-19h52v-4c0-17-6-30-17-40-11-9-27-14-47-14-13 0-25 2-38 5-12 3-24 8-35 14v-34c14-6 27-9 40-12 12-3 25-4 37-4 32 0 57 9 73 25 16 17 24 43 24 77zM3320 122c-5-2-9-4-14-5s-10-2-16-2c-21 0-37 7-48 20-12 14-17 34-17 59v119h-37v-226h37v35c8-13 18-23 30-30 13-7 28-10 46-10 2 0 5 0 8 1 3 0 7 0 10 1zM3394 279v120h-37v-312h37v35c8-14 18-24 30-30 11-7 26-10 42-10 27 0 50 11 67 33 17 21 25 50 25 85 0 36-8 64-25 86s-40 32-67 32c-16 0-31-3-42-9-12-7-22-17-30-30zM3520 200c0-27-6-48-17-64-11-15-26-23-46-23s-35 8-46 23c-11 16-17 37-17 64s6 49 17 64c11 16 26 23 46 23s35-7 46-23c11-15 17-37 17-64zM3943 191v18h-170c2 25 9 45 23 58s33 20 57 20c15 0 28-2 42-5 13-4 26-9 40-16v35c-14 6-27 10-41 13s-28 4-43 4c-36 0-64-10-85-31s-32-49-32-85c0-37 10-66 30-87 20-22 47-33 81-33 30 0 54 10 72 29 17 20 26 46 26 80zM3906 180c0-20-6-36-17-48-11-13-26-19-44-19-20 0-37 6-49 18-13 12-20 28-22 49zM4152 122v-122h37v313h-37v-34c-8 13-18 23-29 30-12 6-27 9-43 9-27 0-50-10-67-32s-25-50-25-86c0-35 8-64 25-85 17-22 40-33 67-33 16 0 31 3 43 10 11 6 21 16 29 30zM4026 200c0 27 6 49 17 64 11 16 26 23 46 23 19 0 35-7 46-23 11-15 17-37 17-64s-6-48-17-64c-11-15-27-23-46-23-20 0-35 8-46 23-11 16-17 37-17 64zM4413 197c0-26-5-47-16-62s-27-22-47-22-35 7-46 22-17 36-17 62c0 27 6 48 17 63 11 14 26 22 46 22s36-8 47-22c11-15 16-36 16-63zM4450 285c0 38-8 67-25 86s-43 28-78 28c-13 0-26-1-37-3-12-2-23-5-34-9v-36c11 6 22 11 32 13 11 3 22 5 33 5 24 0 42-7 54-19 12-14 18-33 18-59v-18c-7 13-17 23-29 30-12 6-26 10-43 10-27 0-50-11-67-32-16-21-25-49-25-84 0-34 9-62 25-83 17-21 40-32 67-32 17 0 31 3 43 10 12 6 22 16 29 30v-35h37zM4720 191v18h-170c2 25 9 45 23 58s33 20 57 20c15 0 28-2 42-5 13-4 26-9 40-16v35c-14 6-27 10-41 13s-28 4-43 4c-36 0-64-10-85-31s-32-49-32-85c0-37 10-66 30-87 20-22 47-33 81-33 30 0 54 10 72 29 17 20 26 46 26 80zM4683 180c0-20-6-36-17-48-11-13-26-19-44-19-20 0-37 6-49 18-13 12-20 28-22 49zM4924 94v35c-10-5-21-9-32-12s-23-4-35-4c-19 0-32 3-41 8-10 6-14 15-14 26 0 8 3 15 10 20 6 5 19 10 39 14l13 3c26 5 45 13 56 24 11 10 16 24 16 42 0 21-8 38-24 50-17 12-40 18-69 18-12 0-24-1-37-3s-27-6-42-11v-38c14 7 28 13 41 16 13 4 26 5 39 5 18 0 31-3 40-8 10-6 14-15 14-26 0-10-3-17-10-23-6-5-21-10-44-15l-13-3c-23-5-40-13-50-23-10-9-15-23-15-41 0-21 7-37 23-49 15-11 36-17 63-17 14 0 27 1 39 3s23 5 33 9z">
          <text:p/>
        </draw:path>
        <draw:path draw:style-name="gr5" draw:text-style-name="P4" draw:layer="layout" svg:width="4.94cm" svg:height="0.402cm" svg:x="2.949cm" svg:y="23.335cm" svg:viewBox="0 0 4941 403" svg:d="M138 151c20 4 35 13 47 26 11 15 16 32 16 51 0 30-10 54-31 71-21 16-50 25-88 25-13 0-26-2-39-4-14-3-28-7-42-12h-1v-1-40-3l3 2c11 6 23 11 36 14 14 4 27 5 42 5 25 0 44-5 57-14 13-10 19-24 19-43 0-17-6-30-18-40s-28-15-50-15h-35-2v-2-33-3h2 36c20 0 35-3 45-11s15-18 15-33-5-26-16-34c-10-8-25-12-45-12-11 0-23 1-36 4-12 2-26 6-41 11l-3 1v-3-36-2h1c16-4 30-8 44-10 13-2 26-3 38-3 31 0 57 7 75 21 18 15 27 35 27 59 0 17-5 32-14 43-10 12-24 20-42 25v-2zM137 151c17-5 30-12 40-23 9-11 13-25 13-41 0-24-8-42-26-55-17-14-41-21-72-21-12 0-24 1-37 3-14 2-28 6-44 10v-2h2v36h-2l-1-2c16-5 30-9 42-11 13-3 25-4 37-4 20 0 37 4 48 13s17 21 17 37-6 28-17 36-26 13-47 13h-36v-2h2v33h-2v-2h35c22 0 40 5 53 16s19 25 19 43c0 20-7 35-21 46-13 10-33 15-59 15-15 0-29-1-43-5-13-3-26-8-37-15l1-2h2v40h-2l1-2c14 5 27 8 41 11 13 2 26 3 38 3 37 0 66-8 86-23 20-16 29-38 29-68 0-19-5-34-16-48-10-13-25-21-44-25l-9-2zM276 262h43 2v3 51 2h-2-43-2v-2-51-3zM278 265v51h-2v-2h43v2h-2v-51h2v2h-43v-2zM577 171v111h-2v-2h65c22 0 37-4 48-13 10-9 15-22 15-40s-5-31-15-40c-11-9-26-14-48-14h-65v-2zM575 169h65c22 0 39 5 50 15 11 9 17 24 17 43s-6 34-17 43c-11 10-28 14-50 14h-65-2v-2-111-2zM577 48v90h-2v-2h60c20 0 34-3 43-10 10-8 14-18 14-33s-4-25-14-32c-9-7-23-11-43-11h-60v-2zM575 46h60c20 0 36 4 46 11 10 8 15 21 15 36 0 16-5 28-15 36-10 7-26 11-46 11h-60-2v-2-90-2zM535 12h103c32 0 56 7 73 20s26 32 26 57c0 18-4 34-13 45s-22 18-39 21l-1-2 1-2c20 4 36 13 47 27 12 15 18 33 18 54 0 27-10 48-29 63-18 15-45 23-79 23h-107-3v-2-302-2zM537 14v302h-2v-2h107c34 0 59-8 77-22s26-34 26-60c0-20-5-37-16-51-11-13-25-22-45-26l-11-3 11-1c16-3 28-9 37-20 8-10 12-24 12-42 0-24-8-41-24-54-17-12-40-18-71-18h-103v-3zM945 126c-4-3-8-4-13-5s-10-2-16-2c-20 0-36 7-46 20-11 13-17 32-17 58v119 2h-2-37-2v-2-227-2h2 37 2v2 35h-2l-2-1c8-13 19-24 32-31 12-7 28-10 46-10 3 0 6 0 9 1 3 0 6 0 10 1h2v2 38 4zM944 124v-38h2l-1 2c-3-1-7-1-10-1-3-1-6-1-8-1-18 0-32 3-44 10-13 6-22 16-30 29l-4 7v-8-35h2v3h-37v-3h2v227h-2v-2h37v2h-2v-119c0-27 6-47 17-61 12-14 29-21 50-21 6 0 12 1 17 2s10 3 14 5l-1 2zM1171 194v18 2h-2-170v-2h2c2 25 9 44 22 57 14 13 32 19 56 19 14 0 28-2 41-5 13-4 26-9 39-16l3-1v3 35 2h-1c-13 6-27 10-41 13s-28 5-43 5c-36 0-65-11-87-32-21-22-32-51-32-87 0-38 10-68 31-90 20-22 48-33 82-33 30 0 55 10 73 30s27 47 27 82zM1167 194c0-34-9-60-26-79s-40-29-70-29c-34 0-60 11-79 32-20 21-30 50-30 87 0 36 11 63 31 84 21 20 49 30 84 30 14 0 28-1 42-4s27-7 41-13v2h-2v-35h2l1 2c-13 7-26 12-40 16-13 3-27 5-42 5-25 0-44-7-58-20-15-14-22-34-24-60v-2h2 170v2h-2zM1130 183c0-21-6-36-16-48-11-12-25-18-43-18-20 0-36 6-48 17-12 12-19 28-21 49h-2v-3h132v3zM1132 185h-132-2v-2c2-23 9-40 22-52s30-18 51-18c19 0 34 7 46 19 11 13 17 29 17 51v2zM1332 205c-30 0-50 3-61 9-11 7-16 18-16 34 0 12 4 22 12 29 8 8 19 11 34 11 20 0 36-7 48-21s18-33 18-56v-9h2v3zM1332 200h37 2v2 9c0 24-6 44-19 59s-30 23-51 23c-15 0-28-5-37-13s-13-19-13-32c0-17 6-30 18-37s33-11 63-11zM1408 187v129 2h-2-37-2v-2-35h2l2 2c-9 13-20 24-33 31-13 6-29 10-47 10-23 0-42-7-56-20-14-14-21-32-21-54 0-26 8-46 26-59 17-14 43-21 77-21h52v3h-2v-4c0-17-5-29-16-38s-26-14-46-14c-13 0-25 2-37 5s-24 8-35 14l-3 1v-3-34-2h1c14-5 27-9 40-12s26-4 38-4c33 0 58 9 74 26 17 17 25 44 25 79zM1404 187c0-35-8-60-24-76-15-17-39-25-71-25-12 0-24 1-37 4s-26 6-39 12l-1-2h2v34h-2l-1-2c12-6 23-11 36-14 12-3 25-5 38-5 20 0 37 5 48 15 12 9 18 23 18 41v4 2h-2-52c-33 0-58 6-75 19-16 13-24 31-24 56 0 21 6 38 19 51 14 12 31 18 54 18 18 0 33-3 45-9 13-7 23-16 31-30l4-6v7 35h-2v-2h37v2h-2zM1481 0h37 2v2 186h-2l-2-2 111-98v-1h1 47 6l-4 4-120 106-1-1 1-2 125 120 4 4h-6-48-1v-1l-115-110 2-1h2v110 2h-2-37-2v-2-314-2zM1483 2v314h-2v-2h37v2h-2v-110-5l3 3 115 110-2 2v-2h48v2l-1 1-124-120-2-1 2-2 119-106 1 1v3h-47v-3l2 2-111 98-3 3v-4-186h2v2h-37v-2zM1954 205c-30 0-50 3-61 9-11 7-17 18-17 34 0 12 4 22 13 29 8 8 19 11 33 11 21 0 36-7 48-21s18-33 18-56v-9h2v3zM1954 200h36 3v2 9c0 24-7 44-20 59-12 15-30 23-51 23-15 0-27-5-36-13s-14-19-14-32c0-17 6-30 18-37s34-11 64-11zM2030 187v129 2h-3-37-2v-2-35h2l2 2c-8 13-19 24-32 31-13 6-29 10-47 10-24 0-43-7-57-20-14-14-21-32-21-54 0-26 9-46 26-59 18-14 44-21 78-21h51v3h-2v-4c0-17-5-29-16-38-10-9-26-14-45-14-13 0-25 2-38 5-12 3-23 8-34 14l-3 1v-3-34-2h1c14-5 27-9 40-12s25-4 37-4c33 0 58 9 75 26 16 17 25 44 25 79zM2025 187c0-35-7-60-23-76-16-17-39-25-72-25-12 0-24 1-36 4-13 3-26 6-39 12l-1-2h2v34h-2l-1-2c11-6 23-11 35-14 13-3 26-5 39-5 20 0 36 5 48 15 12 9 18 23 18 41v4 2h-3-51c-34 0-58 6-75 19s-25 31-25 56c0 21 7 38 20 51 13 12 31 18 54 18 18 0 33-3 45-9 12-7 22-16 31-30l4-6v7 35h-3v-2h37v2h-2zM2104 0h37 2v2 314 2h-2-37-2v-2-314-2zM2106 2v314h-2v-2h37v2h-2v-314h2v2h-37v-2zM2218 0h37 2v2 314 2h-2-37-2v-2-314-2zM2220 2v314h-2v-2h37v2h-2v-314h2v2h-37v-2zM2609 96v35 3l-3-1c-10-5-21-9-32-12s-23-4-35-4c-18 0-31 3-40 8-9 6-13 13-13 24 0 8 3 14 9 18 7 5 19 10 39 14l13 4-1 2 1-2c26 5 45 14 57 24 11 11 17 26 17 44 0 22-9 39-26 52-17 12-40 19-69 19-12 0-25-2-38-4s-27-6-42-11h-1v-2-38-3l3 1c13 7 27 13 40 16 13 4 26 5 39 5 17 0 30-2 39-8s13-13 13-24c0-9-3-16-10-21-6-5-20-10-43-15l-13-3v-2 2c-23-5-40-13-51-23-10-10-16-26-16-44 0-21 8-38 24-50 15-12 37-18 65-18 14 0 27 1 39 3s23 5 34 9l1 1zM2606 98c-10-4-21-7-33-9s-25-3-38-3c-27 0-48 6-63 17-14 11-22 27-22 47 0 17 5 30 15 41 10 10 26 17 49 22l13 3-1 2 1-2c23 5 38 10 45 16 7 5 11 14 11 24 0 12-5 21-15 27s-24 10-41 10c-14 0-27-2-40-6-14-3-27-9-41-16l1-2h2v38h-2v-2c15 5 28 9 41 11s26 3 38 3c28 0 51-6 67-17 16-12 24-28 24-49 0-17-5-31-16-41s-29-18-55-23l-13-3 1-2-1 2c-20-5-33-10-40-15-7-6-11-13-11-22 0-12 5-21 15-27 9-6 24-9 42-9 12 0 24 1 36 4 11 3 22 7 33 12l-1 2h-2v-35h2zM2867 179v137 2h-2-37-2v-2-136c0-21-4-36-12-47-8-10-20-15-36-15-19 0-34 6-46 19-11 12-16 29-16 51v128 2h-2-38-2v-2-314-2h2 38 2v2 122h-2l-2-1c9-13 20-24 32-31s26-10 42-10c27 0 47 8 61 25 13 16 20 40 20 72zM2863 179c0-31-6-54-19-70-13-15-32-23-58-23-15 0-28 3-40 10-12 6-22 16-31 30l-4 5v-7-122h3v2h-38v-2h2v314h-2v-2h38v2h-3v-128c0-23 7-41 18-54 12-13 29-20 49-20 17 0 30 6 39 17s13 27 13 49v136h-2v-2h37v2h-2zM3041 205c-30 0-50 3-61 9-11 7-16 18-16 34 0 12 4 22 12 29 8 8 19 11 34 11 20 0 36-7 48-21s18-33 18-56v-9h2v3zM3041 200h37 2v2 9c0 24-6 44-19 59s-30 23-51 23c-15 0-28-5-37-13s-13-19-13-32c0-17 6-30 18-37s33-11 63-11zM3117 187v129 2h-2-37-2v-2-35h2l2 2c-9 13-20 24-33 31-13 6-28 10-47 10-23 0-42-7-56-20-14-14-21-32-21-54 0-26 8-46 26-59 17-14 43-21 77-21h52v3h-2v-4c0-17-5-29-16-38s-26-14-46-14c-13 0-25 2-37 5s-24 8-35 14l-3 1v-3-34-2h1c14-5 27-9 40-12s26-4 38-4c33 0 58 9 74 26 17 17 25 44 25 79zM3113 187c0-35-8-60-24-76-15-17-39-25-71-25-12 0-24 1-37 4s-26 6-39 12l-1-2h2v34h-2l-1-2c12-6 24-11 36-14s25-5 38-5c21 0 37 5 48 15 12 9 18 23 18 41v4 2h-2-52c-33 0-58 6-75 19-16 13-24 31-24 56 0 21 6 38 19 51 14 12 31 18 54 18 18 0 33-3 45-9 13-7 23-16 31-30l4-6v7 35h-2v-2h37v2h-2zM3320 126c-4-3-8-4-13-5-4-1-9-2-15-2-21 0-36 7-47 20s-16 32-16 58v119 2h-2-37-2v-2-227-2h2 37 2v2 35h-2l-2-1c8-13 18-24 31-31s29-10 47-10c2 0 5 0 8 1 3 0 7 0 11 1h1v2l1 38v4zM3319 124v-38h2v2c-4-1-7-1-10-1-3-1-6-1-8-1-18 0-33 3-45 10-12 6-22 16-29 29l-4 7v-8-35h2v3h-37v-3h2v227h-2v-2h37v2h-2v-119c0-27 6-47 17-61 12-14 28-21 50-21 6 0 11 1 16 2s10 3 15 5l-1 2zM3398 282v119 2h-2-37-2v-2-312-2h2 37 2v2 35h-2l-2-1c8-14 18-24 31-31 12-7 26-10 43-10 28 0 51 11 68 33 18 22 26 52 26 88s-8 65-26 87c-17 22-40 34-68 34-17 0-31-4-43-11-13-6-23-17-31-30l2-1zM3398 281c8 13 17 23 29 29 11 6 25 9 41 9 27 0 48-10 65-31 17-22 25-50 25-85 0-36-8-64-25-85s-38-32-65-32c-16 0-30 3-41 10-12 6-21 16-29 29l-4 6v-7-35h2v3h-37v-3h2v312h-2v-2h37v2h-2v-119-8zM3520 203c0-28-6-48-16-64-11-15-26-22-45-22s-34 7-44 22c-11 16-17 36-17 64 0 27 6 48 17 63 10 15 25 22 44 22s34-7 45-22c10-15 16-36 16-63zM3524 203c0 28-6 50-17 65-12 16-28 25-48 25s-36-9-48-25c-11-15-17-37-17-65s6-50 17-66c12-16 28-24 48-24s36 8 48 24c11 16 17 38 17 66zM3947 194v18 2h-2-170v-2h2c2 25 9 44 23 57 13 13 31 19 55 19 15 0 28-2 41-5 13-4 27-9 40-16l3-1v3 35 2h-2c-13 6-27 10-41 13s-28 5-43 5c-36 0-65-11-87-32-21-22-32-51-32-87 0-38 11-68 31-90s48-33 82-33c31 0 55 10 73 30s27 47 27 82zM3943 194c0-34-8-60-26-79-17-19-40-29-70-29-34 0-60 11-79 32-20 21-30 50-30 87 0 36 11 63 31 84 21 20 49 30 84 30 14 0 28-1 42-4s28-7 41-13l1 2h-3v-35h3l1 2c-14 7-27 12-41 16-13 3-27 5-42 5-24 0-44-7-58-20-14-14-22-34-24-60v-2h2 170v2h-2zM3906 183c0-21-6-36-16-48-11-12-25-18-43-18-20 0-36 6-48 17-12 12-19 28-21 49h-2v-3h132v3zM3908 185h-132-2v-2c2-23 10-40 22-52 13-12 30-18 51-18 19 0 34 7 46 19 11 13 17 29 17 51v2zM4152 124v-122-2h2 37 2v2 314 2h-2-37-2v-2-34h2l2 1c-8 13-18 24-30 30-13 7-27 11-44 11-28 0-51-12-68-34-18-22-26-51-26-87s8-66 26-88c17-22 40-33 68-33 17 0 31 3 44 10 12 7 22 17 30 31l-2 1zM4152 125c-7-13-17-23-28-29-12-7-26-10-42-10-27 0-48 11-65 32s-25 49-25 85c0 35 8 63 25 85 17 21 38 31 65 31 16 0 30-3 42-9 11-6 21-16 28-29l4-7v8 34h-2v-2h37v2h-2v-314h2v2h-37v-2h2v122 7zM4030 203c0 27 5 48 16 63s26 22 45 22 33-7 44-22 17-36 17-63c0-28-6-48-17-64-11-15-25-22-44-22s-34 7-45 22c-11 16-16 36-16 64zM4026 203c0-28 6-50 17-66 12-16 28-24 48-24s36 8 48 24c11 16 17 38 17 66s-6 50-17 65c-12 16-28 25-48 25s-36-9-48-25c-11-15-17-37-17-65zM4413 200c0-27-5-47-16-62-11-14-25-21-45-21-19 0-34 7-44 21-11 15-17 35-17 62s6 47 17 61c10 15 25 22 44 22 20 0 34-7 45-22 11-14 16-34 16-61zM4417 200c0 27-5 49-17 64-11 15-27 23-48 23-20 0-36-8-48-23-11-15-17-37-17-64 0-28 6-49 17-64 12-15 28-23 48-23 21 0 37 8 48 23 12 15 17 36 17 64zM4454 288c0 38-8 68-26 87-17 19-44 28-79 28-13 0-26-1-38-3-11-2-23-5-33-9h-2v-2-36-3l3 2c11 5 21 10 32 12 10 3 21 5 32 5 24 0 41-6 53-19 12-12 17-30 17-56v-18h2l2 1c-8 14-18 24-30 31-12 6-27 10-44 10-28 0-51-11-68-33-17-21-26-50-26-85 0-36 9-64 26-86 17-21 40-32 68-32 17 0 32 3 44 10s22 17 30 31l-2 1h-2v-35-2h2 37 2v2zM4450 288v-199h2v3h-37v-3h2v35 7l-3-6c-8-13-17-23-29-29-12-7-25-10-42-10-27 0-48 10-65 31s-25 48-25 83 8 62 25 83c17 20 38 31 65 31 17 0 30-4 42-10s21-16 29-29l3-7v8 18c0 26-6 46-18 59-13 13-32 20-56 20-11 0-22-2-33-5-11-2-22-7-33-13l1-2h2v36h-2l1-2c11 4 22 7 33 9 12 2 24 3 37 3 34 0 60-9 76-27 17-19 25-46 25-84zM4724 194v18 2h-2-170v-2h2c2 25 9 44 23 57 13 13 31 19 55 19 15 0 28-2 41-5 13-4 27-9 40-16l3-1v3 35 2h-2c-13 6-27 10-41 13s-28 5-43 5c-36 0-65-11-87-32-21-22-32-51-32-87 0-38 11-68 31-90s48-33 82-33c31 0 55 10 73 30s27 47 27 82zM4720 194c0-34-8-60-26-79-17-19-40-29-70-29-34 0-60 11-79 32-20 21-29 50-29 87 0 36 10 63 30 84 21 20 49 30 84 30 15 0 28-1 42-4s28-7 41-13l1 2h-3v-35h3l1 2c-14 7-27 12-41 16-13 3-27 5-42 5-24 0-44-7-58-20-14-14-22-34-24-60v-2h2 170v2h-2zM4683 183c0-21-6-36-16-48-11-12-25-18-43-18-20 0-36 6-48 17-12 12-19 28-21 49h-2v-3h132v3zM4685 185h-132-2v-2c2-23 10-40 22-52 13-12 30-18 51-18 19 0 34 7 46 19 11 13 17 29 17 51v2zM4928 96v35 3l-3-1c-10-5-20-9-32-12-11-3-22-4-34-4-18 0-32 3-40 8-9 6-13 13-13 24 0 8 3 14 9 18 6 5 19 10 39 14l12 4v2-2c27 5 46 14 57 24 12 11 18 26 18 44 0 22-9 39-26 52-17 12-40 19-70 19-12 0-25-2-38-4s-27-6-41-11h-2v-2-38-3l3 1c14 7 27 13 40 16 13 4 26 5 39 5 17 0 30-2 39-8s13-13 13-24c0-9-3-16-9-21s-21-10-44-15l-13-3 1-2-1 2c-23-5-40-13-50-23-11-10-16-26-16-44 0-21 8-38 23-50 16-12 38-18 65-18 14 0 27 1 39 3 13 2 24 5 34 9l1 1zM4926 98c-10-4-21-7-33-9s-25-3-39-3c-27 0-48 6-62 17-15 11-22 27-22 47 0 17 5 30 15 41 10 10 26 17 48 22l13 3v2-2c23 5 39 10 46 16 7 5 11 14 11 24 0 12-6 21-15 27-10 6-24 10-42 10-13 0-26-2-40-6-13-3-27-9-41-16l1-2h2v38h-2l1-2c14 5 28 9 41 11s25 3 37 3c29 0 51-6 67-17 17-12 24-28 24-49 0-17-5-31-16-41-10-10-28-18-55-23l-12-3v-2 2c-20-5-34-10-41-15-7-6-10-13-10-22 0-12 5-21 14-27 10-6 24-9 43-9 12 0 24 1 35 4 12 3 23 7 33 12l-1 2h-2v-35h2z">
          <text:p/>
        </draw:path>
        <draw:polygon draw:style-name="gr6" draw:text-style-name="P2" draw:layer="layout" svg:width="0cm" svg:height="0cm" svg:x="20.394cm" svg:y="6.525cm" svg:viewBox="0 0 0 0" draw:points="0,0">
          <text:p/>
        </draw:polygon>
        <draw:polygon draw:style-name="gr6" draw:text-style-name="P2" draw:layer="layout" svg:width="0cm" svg:height="0cm" svg:x="8.45cm" svg:y="15.655cm" svg:viewBox="0 0 0 0" draw:points="0,0">
          <text:p/>
        </draw:polygon>
        <draw:polygon draw:style-name="gr6" draw:text-style-name="P2" draw:layer="layout" svg:width="0cm" svg:height="0cm" svg:x="32.459cm" svg:y="15.583cm" svg:viewBox="0 0 0 0" draw:points="0,0">
          <text:p/>
        </draw:polygon>
        <draw:line draw:style-name="gr3" draw:text-style-name="P2" draw:layer="layout" svg:x1="21.429cm" svg:y1="12.147cm" svg:x2="8.45cm" svg:y2="15.656cm">
          <text:p/>
        </draw:line>
        <draw:polygon draw:style-name="gr4" draw:text-style-name="P3" draw:layer="layout" svg:width="0.424cm" svg:height="0.207cm" svg:x="8.45cm" svg:y="15.448cm" svg:viewBox="0 0 425 208" draw:points="0,208 425,200 398,100 371,0">
          <text:p/>
        </draw:polygon>
        <draw:line draw:style-name="gr3" draw:text-style-name="P2" draw:layer="layout" svg:x1="21.428cm" svg:y1="12.147cm" svg:x2="28.325cm" svg:y2="12.147cm">
          <text:p/>
        </draw:line>
        <draw:line draw:style-name="gr3" draw:text-style-name="P2" draw:layer="layout" svg:x1="21.357cm" svg:y1="12.124cm" svg:x2="20.394cm" svg:y2="6.525cm">
          <text:p/>
        </draw:line>
        <draw:polygon draw:style-name="gr4" draw:text-style-name="P3" draw:layer="layout" svg:width="0.202cm" svg:height="0.423cm" svg:x="20.363cm" svg:y="6.525cm" svg:viewBox="0 0 203 424" draw:points="31,0 0,424 101,407 203,390">
          <text:p/>
        </draw:polygon>
        <draw:line draw:style-name="gr3" draw:text-style-name="P2" draw:layer="layout" svg:x1="21.356cm" svg:y1="12.123cm" svg:x2="28.277cm" svg:y2="12.123cm">
          <text:p/>
        </draw:line>
        <draw:line draw:style-name="gr3" draw:text-style-name="P2" draw:layer="layout" svg:x1="21.404cm" svg:y1="12.123cm" svg:x2="32.46cm" svg:y2="15.584cm">
          <text:p/>
        </draw:line>
        <draw:polygon draw:style-name="gr4" draw:text-style-name="P3" draw:layer="layout" svg:width="0.424cm" svg:height="0.221cm" svg:x="32.035cm" svg:y="15.362cm" svg:viewBox="0 0 425 222" draw:points="425,222 62,0 31,98 0,196">
          <text:p/>
        </draw:polygon>
        <draw:line draw:style-name="gr3" draw:text-style-name="P2" draw:layer="layout" svg:x1="21.404cm" svg:y1="12.123cm" svg:x2="28.253cm" svg:y2="12.123cm">
          <text:p/>
        </draw:line>
        <draw:path draw:style-name="gr4" draw:text-style-name="P3" draw:layer="layout" svg:width="3.863cm" svg:height="0.399cm" svg:x="22.364cm" svg:y="11.594cm" svg:viewBox="0 0 3864 400" svg:d="M222 271v-80h-66v-34h106v129c-15 11-33 20-52 25-19 6-39 9-60 9-47 0-84-14-110-41-27-28-40-66-40-115 0-50 13-88 40-115 26-28 63-41 110-41 19 0 38 2 56 7 17 5 34 12 48 21v43c-15-12-31-22-47-28-17-7-35-10-54-10-36 0-64 10-82 31-19 20-28 51-28 92s9 71 28 92c18 20 46 31 82 31 15 0 27-2 39-4 11-3 21-7 30-12zM465 122c-4-2-8-4-13-5s-11-2-16-2c-21 0-37 7-49 21-11 14-16 34-16 59v119h-38v-226h38v35c7-14 18-24 30-31 12-6 28-9 45-9 3 0 6 0 9 0s6 1 10 2zM583 114c-20 0-35 8-47 23-11 17-17 38-17 65s5 48 17 63c11 16 27 24 47 24s35-8 47-24c11-15 17-36 17-63s-6-48-17-65c-12-15-27-23-47-23zM583 83c32 0 58 10 76 31s27 51 27 88-9 65-27 86-44 32-76 32-58-11-76-32-27-49-27-86 9-67 27-88 44-31 76-31zM835 114c-20 0-36 8-47 23-12 17-17 38-17 65s5 48 17 63c11 16 27 24 47 24s35-8 47-24c11-15 17-36 17-63s-6-48-17-65c-12-15-27-23-47-23zM835 83c32 0 57 10 76 31 18 21 27 51 27 88s-9 65-27 86c-19 21-44 32-76 32s-58-11-76-32-27-49-27-86 9-67 27-88 44-31 76-31zM973 88h39l71 190 70-190h39l-84 226h-50zM1436 192v18h-170c1 26 9 45 23 59 14 13 33 20 57 20 14 0 28-2 42-6 13-3 26-8 39-15v35c-13 5-27 10-41 12-13 3-28 5-42 5-36 0-64-11-85-31-21-21-32-50-32-85 0-37 10-67 30-89s47-32 81-32c30 0 54 9 71 29 18 19 27 47 27 80zM1399 181c0-20-6-37-17-49s-26-18-44-18c-21 0-37 6-50 17-12 12-19 29-21 51zM1670 46v235h49c41 0 72-10 91-28 19-19 29-49 29-89 0-41-10-71-29-90-19-18-50-28-91-28zM1629 13h84c58 0 100 12 128 36 27 24 40 62 40 115 0 51-13 89-41 114-27 24-70 36-127 36h-84zM2137 192v18h-170c2 26 9 45 23 59 14 13 33 20 57 20 15 0 28-2 42-6 13-3 26-8 40-15v35c-14 5-27 10-41 12-14 3-28 5-43 5-36 0-64-11-85-31-21-21-32-50-32-85 0-37 10-67 30-89s47-32 81-32c30 0 54 9 72 29 17 19 26 47 26 80zM2100 181c0-20-6-37-17-49s-26-18-44-18c-20 0-37 6-49 17-13 12-20 29-22 51zM2234 280v120h-38v-312h38v34c7-13 17-23 29-30 12-6 26-9 43-9 27 0 49 10 66 32s26 51 26 87c0 35-9 64-26 85-17 22-39 33-66 33-17 0-31-3-43-10-12-6-22-16-29-30zM2360 202c0-27-6-49-17-65s-27-24-46-24c-20 0-35 8-47 24-11 16-16 38-16 65s5 48 16 64c12 15 27 23 47 23 19 0 35-8 46-23 11-16 17-37 17-64zM2496 24v64h76v29h-76v123c0 18 2 30 7 35 5 6 16 8 31 8h38v31h-38c-29 0-48-5-59-16s-16-30-16-58v-123h-28v-29h28v-64zM2809 178v136h-37v-135c0-21-4-38-13-48-8-11-21-16-38-16-20 0-36 6-47 19-12 12-18 31-18 53v127h-37v-314h37v123c9-14 20-24 32-30 12-7 26-10 41-10 27 0 47 8 60 24s20 39 20 71zM3054 280h141v34h-190v-34c15-16 36-37 63-64 26-27 43-45 50-52 13-15 22-28 27-38s8-20 8-30c0-16-6-29-17-39s-26-15-44-15c-12 0-26 2-40 6-14 5-29 11-45 20v-41c16-6 31-11 46-14 14-4 27-5 39-5 31 0 56 7 74 23 19 15 28 36 28 62 0 13-2 24-7 35s-13 25-25 40c-4 4-14 15-32 34s-44 45-76 78zM3281 263h42v51h-42zM3412 13h159v34h-122v74c6-2 12-4 18-5s12-1 17-1c34 0 61 9 80 27 20 20 29 44 29 76s-10 57-30 75-48 27-85 27c-12 0-25-1-38-3s-27-6-41-10v-41c12 7 25 12 38 15 12 3 26 5 40 5 24 0 42-6 56-19 13-12 20-28 20-49s-7-38-20-50c-14-12-32-18-56-18-10 0-21 1-32 3-11 3-22 7-33 12zM3760 40c-21 0-36 10-47 31-10 20-16 51-16 93 0 41 6 72 16 93 11 20 26 31 47 31s37-11 48-31c10-21 15-52 15-93 0-42-5-73-15-93-11-21-27-31-48-31zM3760 8c34 0 60 13 77 39 18 27 27 66 27 117s-9 89-27 116c-17 27-43 40-77 40-33 0-59-13-77-40s-26-65-26-116 8-90 26-117c18-26 44-39 77-39z">
          <text:p/>
        </draw:path>
        <draw:path draw:style-name="gr4" draw:text-style-name="P3" draw:layer="layout" svg:width="3.867cm" svg:height="0.403cm" svg:x="22.362cm" svg:y="11.592cm" svg:viewBox="0 0 3868 404" svg:d="M222 273v-81h2v2h-66-2v-2-34-2h2 106 2v2 130 1l-1 1c-15 11-33 20-52 25-19 6-40 9-61 9-47 0-85-14-112-42-27-29-40-67-40-117 0-49 13-88 40-116s65-42 112-42c20 0 38 3 56 8s35 12 50 21v1 1 43 5l-3-3c-15-13-30-22-47-28-17-7-34-10-53-10-36 0-63 10-81 30s-27 50-27 90c0 41 9 70 27 90 18 22 45 31 81 31 15 0 27-1 38-3 11-3 21-6 30-12l1 2zM225 275c-9 5-19 9-31 12-11 2-24 4-39 4-37 0-65-11-84-33-19-21-28-52-28-93s9-72 28-93 47-31 84-31c19 0 37 3 54 10 17 6 34 16 49 29l-2 1h-2v-43h2l-1 2c-14-9-30-16-48-21-17-5-36-7-55-7-47 0-83 13-109 40s-39 65-39 113c0 49 13 86 39 114 26 27 62 41 109 41 21 0 41-3 60-9 19-5 36-14 51-25l1 2h-2v-130h2v2h-106v-2h2v34h-2v-2h66 2v2 81 1zM466 126c-4-2-8-4-13-5s-10-1-15-1c-21 0-36 6-47 19s-16 32-16 57v120 2h-2-38-2v-2-226-2h2 38 2v2 35h-2l-2-1c8-14 18-25 31-31 13-7 28-11 46-11 3 0 6 1 9 1s7 1 10 2h2v2 37 4zM465 125v-38h2v2c-4-1-7-2-10-2s-6 0-9 0c-17 0-32 3-44 9-12 7-22 17-30 30l-3 7v-8-35h2v2h-38v-2h2v226h-2v-2h38v2h-2v-120c0-25 5-46 17-59 11-14 28-22 50-22 6 0 11 1 16 2s10 3 14 6l-1 1zM585 118c-19 0-34 7-45 22-12 15-17 36-17 63 0 26 5 47 17 62 11 16 26 23 45 23s34-7 45-23c12-15 17-36 17-62 0-27-5-47-17-62-11-16-26-23-45-23zM585 114c20 0 37 8 49 24 11 16 17 38 17 65s-6 49-17 65c-12 16-29 25-49 25s-37-9-49-24c-11-17-17-39-17-66s6-49 17-65c12-16 29-24 49-24zM585 82c33 0 59 11 77 33 19 21 29 50 29 88 0 37-10 67-29 89-18 21-44 32-77 32s-59-11-77-32c-19-22-28-52-28-89 0-38 9-67 28-88 18-22 44-33 77-33zM585 87c-32 0-56 10-74 30-18 21-27 49-27 86 0 36 9 65 27 86s42 31 74 31 56-10 74-31 27-50 27-86c0-37-9-65-27-86-18-20-42-30-74-30zM837 118c-19 0-34 7-45 22-12 15-17 36-17 63 0 26 5 47 17 62 11 16 26 23 45 23s34-7 45-23c11-15 17-36 17-62 0-27-6-47-17-62-11-16-26-23-45-23zM837 114c20 0 37 8 49 24 11 16 17 38 17 65s-6 49-17 65c-12 16-29 25-49 25s-37-9-49-24c-12-17-17-39-17-66s6-49 17-65c12-16 29-24 49-24zM837 82c33 0 59 11 77 33 19 21 28 50 28 88 0 37-9 67-28 89-18 21-44 32-77 32s-59-11-77-32c-19-22-28-52-28-89 0-38 9-67 28-88 18-22 44-33 77-33zM837 87c-32 0-56 10-74 30-18 21-27 49-27 86 0 36 9 65 27 86s42 31 74 31 56-10 74-31 27-50 27-86c0-37-9-65-27-86-18-20-42-30-74-30zM975 88h39 2v1l71 190-2 1-2-1 70-190 1-1h1 39 3l-1 3-84 226-1 1h-1-50-2v-1l-85-226-1-3zM977 89l84 226-1 1v-2h50v2l-2-1 84-226 2 1v2h-39v-2l2 1-70 190-2 5-2-5-71-190 2-1v2h-39v-2zM1440 193v18 2h-2-170v-2h2c1 25 9 44 22 58 14 13 32 19 56 19 14 0 28-1 41-5 13-3 26-8 39-15l3-3v5 35 1l-1 1c-13 5-27 10-41 13-14 2-29 4-43 4-36 0-65-11-87-32-21-21-32-51-32-87 0-37 10-67 31-89 20-22 47-34 82-34 30 0 55 11 73 30 18 20 27 47 27 81zM1436 193c0-33-9-59-26-78s-41-28-70-28c-34 0-60 10-79 31-20 22-30 50-30 87 0 35 10 64 31 84 21 21 48 31 84 31 14 0 28-2 42-5 14-2 27-7 40-12l1 2h-2v-35h2l1 1c-13 7-26 13-40 16-13 4-27 6-42 6-25 0-45-7-59-21-14-15-22-35-23-61v-2h2 170v2h-2zM1399 182c0-19-6-35-17-47-10-11-24-17-42-17-20 0-36 5-48 17-12 11-19 27-21 48h-2v-2l132-1v2zM1401 184l-132 1h-2v-3c2-21 9-38 22-50s30-18 51-18c19 0 34 6 45 19 12 12 18 29 18 49v2zM1674 48v235h-2v-2h49c41 0 70-10 89-29 19-18 29-47 29-87s-10-69-29-87-48-28-89-28h-49v-2zM1672 46h49c42 0 73 10 92 29 20 19 30 49 30 90 0 40-10 71-30 90-19 20-50 30-92 30h-49-2v-2-235-2zM1631 13h84c58 0 101 12 129 37 28 24 41 63 41 115s-13 91-41 116-71 37-129 37h-84-2v-2-301-2zM1633 15v301h-2v-2h84c57 0 99-12 126-36 27-25 40-62 40-113s-13-88-40-112-69-36-126-36h-84v-2zM2141 193v18 2h-2-170v-2h2c2 25 9 44 23 58 13 13 31 19 55 19 15 0 28-1 41-5 13-3 27-8 40-15l3-3v5 35 1l-2 1c-13 5-27 10-41 13-14 2-28 4-43 4-36 0-65-11-87-32-21-21-32-51-32-87 0-37 11-67 31-89s48-34 82-34c31 0 55 11 73 30 18 20 27 47 27 81zM2137 193c0-33-8-59-26-78-17-19-40-28-70-28-34 0-60 10-79 31-20 22-29 50-29 87 0 35 10 64 30 84 21 21 49 31 84 31 15 0 28-2 42-5 14-2 28-7 41-12l1 2h-3v-35h3l1 1c-14 7-27 13-41 16-13 4-27 6-42 6-24 0-44-7-58-21-14-15-22-35-24-61v-2h2 170v2h-2zM2100 182c0-19-6-35-16-47-11-11-25-17-43-17-20 0-36 5-48 17-12 11-19 27-21 48h-2v-2l132-1v2zM2102 184l-132 1h-2v-3c2-21 10-38 22-50 13-12 30-18 51-18 19 0 34 6 46 19 11 12 17 29 17 49v2zM2238 282v120 2h-2-38-2v-2-312-2h2 38 2v2 34h-2l-2-1c8-14 18-24 30-31 12-6 27-10 44-10 27 0 51 12 68 34s26 51 26 87c0 35-9 66-26 88s-41 33-68 33c-17 0-32-3-44-10s-22-17-30-31l2-1zM2237 281c8 13 18 23 29 29 12 7 25 10 42 10 27 0 48-11 65-32 17-22 25-50 25-85s-8-63-25-85c-17-21-38-31-65-31-17 0-30 3-42 9-11 6-21 16-29 29l-3 7v-8-34h2v2h-38v-2h2v312h-2v-2h38v2h-2v-120-7zM2359 203c0-27-5-48-16-63s-25-22-44-22c-20 0-34 7-45 22s-16 36-16 63 5 47 16 62c11 17 25 24 45 24 19 0 33-7 44-24 11-15 16-35 16-62zM2364 203c0 27-6 49-18 66-11 16-27 24-47 24s-37-8-48-24c-12-17-17-39-17-66 0-28 5-50 17-66 11-15 28-24 48-24s36 9 47 24c12 16 18 38 18 66zM2500 26v64h-2v-2h76 2v2 29 2h-2-76v-2h2v122c0 18 2 30 7 35 4 5 14 7 29 7h38 2v2 31 2h-2-38c-29 0-49-5-61-16-11-11-16-32-16-61v-122h2v2h-28-2v-2-29-2h2 28v2h-2v-64-2h2 37 2zM2498 28h-37v-2h2v64 2h-2-28v-2h3v29h-3v-2h28 2v2 122c0 29 5 47 15 58 11 10 30 15 58 15h38v2h-2v-31h2v2h-38c-16 0-27-3-32-8-6-6-8-20-8-38v-122-2h2 76v2h-2v-29h2v2h-76-2v-2-64h2zM2813 179v137 2h-2-38-2v-2-136c0-21-4-36-12-46s-20-15-36-15c-20 0-35 6-46 18-11 13-17 29-17 51v128 2h-2-37-2v-2-314-2h2 37 2v2 123h-2l-1-1c9-14 19-24 32-31 12-7 26-11 42-11 27 0 48 9 62 25 13 17 20 41 20 72zM2809 179c0-31-7-53-20-69s-32-23-58-23c-15 0-29 3-40 9-12 7-22 17-31 30l-4 6v-7-123h2v2h-37v-2h2v314h-2v-2h37v2h-2v-128c0-22 6-41 18-54s29-19 49-19c17 0 30 5 39 16s14 28 14 49v136h-3v-2h38v2h-2zM3056 280h141 2v2 34 2h-2-190-2v-2-34-1-1c16-16 37-38 63-65 27-27 44-44 50-52 13-14 22-26 27-36s8-20 8-29c0-16-5-28-16-38-11-9-25-14-43-14-12 0-25 2-39 6-14 5-29 11-45 20l-3 2v-4-41-1h1c16-7 32-12 46-15 15-4 28-6 40-6 31 0 57 8 75 24 19 16 29 38 29 64 0 13-3 25-7 36-5 11-13 25-26 40-3 4-14 15-32 33-18 19-43 45-76 79l-1-1zM3054 280c33-34 58-60 76-78 18-19 29-30 32-34l2 1-2-1c12-15 20-28 25-39 5-10 7-22 7-34 0-25-9-45-27-61-18-15-43-22-73-22-12 0-25 1-39 5-14 3-29 8-45 14l-1-2h2v41h-2l-1-1c16-9 31-16 46-21 14-4 28-6 40-6 19 0 34 5 46 15 11 11 17 24 17 41 0 10-3 20-8 31-5 10-14 22-27 37l-2-1 2 1c-7 8-24 25-51 52-26 27-47 48-63 65l-1-1h2v34h-2v-2h190v2h-2v-34h2v2h-141-5zM3283 262h42 2v2 52 2h-2-42-2v-2-52-2zM3285 264v52h-2v-2h42v2h-2v-52h2v2h-42v-2zM3414 13h159 2v2 34 2h-2-122v-2h2v74h-2l-1-2c6-2 12-4 18-5s12-1 18-1c34 0 62 9 82 28 19 18 30 44 30 76s-11 59-31 78c-21 18-50 27-87 27-12 0-25-1-39-3-13-2-26-6-40-10h-2v-2-41-4l3 1c12 8 24 13 37 16s26 5 40 5c23 0 41-6 54-18 13-13 20-29 20-49 0-21-7-36-20-48s-31-18-54-18c-10 0-21 1-32 3-10 3-21 7-32 12l-3 1v-3-151-2zM3416 15v151h-2l-1-2c11-5 23-9 34-12 10-2 21-3 32-3 24 0 43 6 57 19 14 12 21 29 21 51 0 21-7 38-21 52-14 12-33 19-57 19-14 0-28-2-41-5s-26-8-38-15l1-2h2v41h-2l1-2c14 4 27 8 40 10s26 3 38 3c37 0 64-9 84-26 20-18 29-43 29-75 0-31-9-55-28-73-20-18-45-27-79-27-5 0-11 0-17 1s-11 3-17 5l-3 1v-3-74-2h2 122v2h-2v-34h2v2h-159v-2zM3762 44c-20 0-35 9-45 29-10 21-16 51-16 92s6 72 16 92c10 21 25 31 45 31 21 0 36-10 46-31 10-20 15-51 15-92s-5-71-15-92c-10-20-25-29-46-29zM3762 40c22 0 39 11 49 32 11 20 17 52 17 93 0 42-6 73-17 94-10 22-27 33-49 33-21 0-38-11-49-33-10-21-16-52-16-94 0-41 6-73 16-93 11-21 28-32 49-32zM3762 7c34 0 61 14 79 41s27 66 27 117-9 90-27 118c-18 27-45 41-79 41s-60-14-79-41c-17-28-27-67-27-118s10-90 27-117c19-27 45-41 79-41zM3762 12c-33 0-58 12-75 39-18 26-26 64-26 114 0 51 8 89 26 116 17 26 42 39 75 39s58-13 76-39c17-27 26-65 26-116 0-50-9-88-26-114-18-27-43-39-76-39z">
          <text:p/>
        </draw:path>
        <draw:line draw:style-name="gr3" draw:text-style-name="P2" draw:layer="layout" svg:x1="7.771cm" svg:y1="17.148cm" svg:x2="5.755cm" svg:y2="17.148cm">
          <text:p/>
        </draw:line>
        <draw:line draw:style-name="gr3" draw:text-style-name="P2" draw:layer="layout" svg:x1="6.968cm" svg:y1="15.874cm" svg:x2="5.755cm" svg:y2="15.874cm">
          <text:p/>
        </draw:line>
        <draw:line draw:style-name="gr3" draw:text-style-name="P2" draw:layer="layout" svg:x1="5.893cm" svg:y1="17.148cm" svg:x2="5.893cm" svg:y2="15.874cm">
          <text:p/>
        </draw:line>
        <draw:polygon draw:style-name="gr4" draw:text-style-name="P3" draw:layer="layout" svg:width="0.206cm" svg:height="0.412cm" svg:x="5.79cm" svg:y="16.736cm" svg:viewBox="0 0 207 413" draw:points="104,413 207,0 104,0 0,0">
          <text:p/>
        </draw:polygon>
        <draw:polygon draw:style-name="gr4" draw:text-style-name="P3" draw:layer="layout" svg:width="0.206cm" svg:height="0.412cm" svg:x="5.79cm" svg:y="15.874cm" svg:viewBox="0 0 207 413" draw:points="104,0 0,413 104,413 207,413">
          <text:p/>
        </draw:polygon>
        <draw:path draw:style-name="gr4" draw:text-style-name="P3" draw:layer="layout" svg:width="0.312cm" svg:height="1.795cm" svg:x="5.261cm" svg:y="15.589cm" svg:viewBox="0 0 313 1796" svg:d="M273 1747v-141h34v190h-34c-16-15-38-36-65-63s-45-43-53-50c-14-13-26-22-37-27-10-6-20-8-29-8-16 0-29 5-39 17-11 11-16 25-16 43 0 13 3 27 7 41s11 29 20 45h-41c-6-16-11-32-15-46-3-14-5-27-5-39 0-31 8-56 24-74 15-19 36-28 62-28 12 0 24 2 35 7s24 13 39 25c4 4 15 14 35 32 18 18 44 43 78 76zM6 1538v-43l111-76-111-75v-43l144 96 157-103v44l-129 84 129 86v44l-161-108zM273 1072v-142h34v190h-34c-16-15-38-36-65-63-27-26-45-43-53-50-14-13-26-22-37-27-10-5-20-8-29-8-16 0-29 6-39 17-11 11-16 26-16 44 0 12 3 26 7 40s11 29 20 45h-41c-6-16-11-31-15-45-3-15-5-28-5-39 0-32 8-56 24-75 15-18 36-28 62-28 12 0 24 3 35 7 11 5 24 13 39 26 4 3 15 14 35 32 18 17 44 43 78 76zM144 722c4-20 13-35 26-46 14-11 30-16 50-16 29 0 52 10 68 30 17 21 25 50 25 87 0 13-2 26-4 39s-6 27-11 41h-39c6-11 11-23 14-37 4-13 6-27 6-42 0-25-6-45-16-58s-24-20-43-20c-18 0-32 6-43 19-10 12-15 29-15 51v35h-33v-36c0-20-4-35-12-46s-20-16-35-16-27 6-35 17c-8 10-13 26-13 46 0 12 2 24 4 36 2 13 6 27 11 42h-36c-4-15-7-30-10-43-2-14-3-26-3-38 0-31 7-55 21-73s33-27 57-27c17 0 31 5 42 14 12 10 20 23 24 41zM256 583v-43h51v43zM163 365c0 19 5 35 16 46s25 16 43 16c19 0 33-5 43-16s16-27 16-46-6-34-16-45c-10-12-25-17-43-17s-32 5-43 16-16 27-16 46zM146 406c-4 17-12 31-24 40-12 10-27 15-44 15-24 0-43-9-57-26s-21-40-21-70 7-53 21-70 33-26 57-26c17 0 32 5 44 15s20 23 24 40c5-19 14-34 27-45 14-11 30-17 49-17 30 0 52 9 67 27 16 18 24 43 24 76s-8 59-24 76c-15 18-37 27-67 27-19 0-35-5-49-16-13-11-22-27-27-46zM82 421c15 0 28-5 36-15 9-10 13-23 13-41 0-17-4-31-13-41-8-10-21-15-36-15-16 0-28 5-36 15-9 10-14 24-14 41 0 18 5 31 14 41 8 10 20 15 36 15zM32 103c0 21 11 37 31 47 21 11 52 16 93 16 42 0 73-5 94-16 20-10 31-26 31-47s-11-37-31-47c-21-11-52-16-94-16-41 0-72 5-93 16-20 10-31 26-31 47zM0 103c0-33 14-59 40-77 27-18 65-26 116-26 52 0 90 8 117 26 26 18 40 44 40 77 0 34-14 60-40 77-27 18-65 27-117 27-51 0-89-9-116-27-26-17-40-43-40-77z">
          <text:p/>
        </draw:path>
        <draw:path draw:style-name="gr4" draw:text-style-name="P3" draw:layer="layout" svg:width="0.316cm" svg:height="1.8cm" svg:x="5.259cm" svg:y="15.586cm" svg:viewBox="0 0 317 1801" svg:d="M273 1750v-141-3h2 34 2v3 190 2h-2-34-1-1c-16-16-38-37-65-64-27-26-44-43-52-50-14-13-27-21-37-27-9-5-19-7-28-7-16 0-28 5-38 16s-15 25-15 42c0 13 3 26 7 40s11 29 20 45l2 3h-4-41-1l-1-1c-6-17-11-32-15-46-3-15-5-28-5-40 0-31 8-57 24-75 16-19 37-29 64-29 12 0 25 2 36 7s24 13 39 26c4 3 16 14 34 32 19 18 45 43 79 76l-1 1zM273 1752c-34-33-60-58-79-76-18-18-29-29-33-32l1-2-1 2c-15-12-28-21-39-25-11-5-22-7-34-7-26 0-46 9-61 27s-23 42-23 73c0 12 2 25 5 39 4 14 9 29 15 45l-2 1v-2h41v2l-2 1c-9-16-15-31-20-46-4-14-7-28-7-41 0-18 6-33 16-45 10-11 24-17 41-17 10 0 20 3 30 8 11 5 23 14 38 27l-2 2 2-2c8 7 25 24 52 51 27 26 49 47 65 63l-1 1v-2h34v2h-2v-190h2v2h-34v-2h2v141 5zM6 1541v-44-1l1-1 111-75 1 2-1 2-111-75-1-1v-1-43-4l3 2 144 96-1 2-1-2 157-103 3-2v4 44 1l-1 1-129 84-1-2 1-1 129 86h1v1 44 4l-3-2-162-108 2-2 1 2-140 94-3 2zM7 1540l139-95 2-1 1 1 161 108-1 2h-2v-44h2l-1 2-129-86-2-2 2-2 129-84 1 2h-2v-44h2l1 2-157 103-1 1-1-1-144-97 1-1h2v43h-2l1-1 111 74 3 2-3 2-111 75-1-2h2v44h-2zM273 1075v-142-2h2 34 2v2 190 2h-2-34-1-1c-16-16-38-37-65-63-27-27-44-43-52-50-14-13-27-22-37-27-9-5-19-8-28-8-16 0-28 6-38 16-10 11-15 25-15 43 0 12 3 25 7 39s11 29 20 45l2 3h-4-41-1l-1-1c-6-16-11-32-15-46-3-14-5-28-5-39 0-32 8-57 24-76s37-29 64-29c12 0 25 3 36 7 11 5 24 14 39 26 4 3 16 14 34 32 19 18 45 43 79 76l-1 2zM273 1076c-34-33-60-58-79-76-18-18-29-29-33-32l1-1-1 1c-15-12-28-20-39-25-11-4-22-7-34-7-26 0-46 9-61 27-15 19-23 43-23 74 0 11 2 24 5 38 4 14 9 29 15 46h-2v-2h41v2l-2 1c-9-16-15-31-20-45-4-15-7-28-7-41 0-19 6-34 16-45 10-12 24-18 41-18 10 0 20 3 30 8 11 5 23 15 38 28l-2 1 2-1c8 7 25 23 52 50 27 26 49 47 65 63l-1 1v-2h34v2h-2v-190h2v2h-34v-2h2v142 4zM144 724c4-20 13-35 27-46 13-12 30-17 50-17 30 0 54 10 71 31 16 21 25 50 25 88 0 13-1 26-4 39-2 14-6 28-11 42l-1 1h-1-39-4l2-3c6-11 11-23 14-36 4-13 5-27 5-42 0-25-4-44-14-57-11-13-25-19-43-19s-31 6-40 18c-10 12-15 29-15 50v35 2h-2-33-2v-2-36c0-20-4-34-12-45-8-10-18-15-33-15s-26 5-34 16c-8 10-12 25-12 45 0 11 2 23 4 36 3 13 6 26 11 42l1 2h-3-36-1l-1-1c-4-16-7-30-10-44-2-13-3-26-3-38 0-31 7-56 22-75 14-18 34-27 58-27 17 0 32 5 44 14 11 10 20 24 24 42l-2 1zM144 725c-4-17-12-30-23-39-11-10-25-14-41-14-23 0-41 8-55 26s-21 41-21 72c0 12 1 24 4 38 2 13 5 27 9 43h-2v-2h36v2l-2 1c-5-15-9-30-11-42-2-13-4-25-4-37 0-20 5-36 13-48 9-11 21-17 37-17s28 6 36 17c9 11 13 27 13 47v36h-2v-2h33v2h-2v-35c0-22 5-40 16-53 10-12 24-19 43-19s36 7 46 21 16 34 16 59c0 15-2 29-6 43-3 13-8 26-15 37l-1-1v-2h39v2h-2c5-15 9-28 11-41 2-14 4-26 4-39 0-37-8-65-24-85s-39-30-68-30c-19 0-35 5-48 16-13 10-21 25-25 44l-2 9zM256 586v-43-2h2 51 2v2 43 2h-2-51-2zM258 584h51v2h-2v-43h2v2h-51v-2h2v43h-2zM167 368c0 19 5 34 15 44 10 11 24 16 41 16 18 0 33-5 43-16 10-10 15-25 15-44s-5-33-16-44c-10-11-24-16-42-16-17 0-31 5-41 16s-15 25-15 44zM163 368c0-20 6-36 16-47 11-11 26-17 44-17 19 0 35 6 45 17 11 12 17 28 17 47 0 20-6 36-16 47-11 11-27 17-46 17-18 0-33-6-44-17-10-11-16-27-16-47zM150 409c-4 18-13 32-25 42s-27 15-45 15c-24 0-44-9-58-26-15-18-22-42-22-72s7-54 22-72c14-17 34-26 58-26 18 0 33 5 45 15s21 24 25 42h-2-2c5-20 14-36 27-47 14-11 31-17 50-17 30 0 54 9 70 28 16 18 24 44 24 77 0 34-8 60-24 78s-40 27-70 27c-19 0-36-6-50-17-13-11-22-27-27-47h2zM150 408c5 20 13 34 26 45s29 16 47 16c29 0 52-9 67-26s23-42 23-75-8-57-23-75c-15-17-38-26-67-26-18 0-34 6-47 16-13 11-21 26-26 45l-2 8-2-8c-4-17-12-30-24-40-11-9-25-14-42-14-23 0-42 8-55 25-14 17-21 40-21 69 0 30 7 52 21 69 13 17 32 25 55 25 17 0 31-5 42-14 12-10 20-23 24-40l2-8zM84 422c15 0 26-5 35-14 8-10 12-23 12-40s-4-30-12-39c-9-10-20-14-35-14s-27 4-35 14c-8 9-13 22-13 39s5 30 13 40c8 9 20 14 35 14zM84 426c-16 0-29-6-38-16s-14-24-14-42 5-32 14-42 22-16 38-16 29 6 38 16 13 24 13 42-4 32-13 42-22 16-38 16zM36 106c0 21 10 35 30 46 21 10 51 15 92 15s71-5 92-15c21-11 31-25 31-46 0-20-10-35-31-45-21-11-51-16-92-16s-71 5-92 16c-20 10-30 25-30 45zM32 106c0-21 11-38 32-49s53-16 94-16 73 5 94 16c22 11 33 28 33 49 0 22-11 38-33 49-21 11-53 16-94 16s-73-5-94-16-32-27-32-49zM0 106c0-34 14-60 41-79 27-17 66-27 117-27s90 10 118 27c27 19 41 45 41 79s-14 61-41 79c-28 18-67 27-118 27s-90-9-117-27-41-45-41-79zM4 106c0 33 13 58 39 76 27 17 65 26 115 26s88-9 116-26c26-18 39-43 39-76s-13-58-39-75c-28-18-66-26-116-26s-88 8-115 26c-26 17-39 42-39 75z">
          <text:p/>
        </draw:path>
        <draw:line draw:style-name="gr3" draw:text-style-name="P2" draw:layer="layout" svg:x1="20.147cm" svg:y1="16.369cm" svg:x2="18.857cm" svg:y2="16.369cm">
          <text:p/>
        </draw:line>
        <draw:line draw:style-name="gr3" draw:text-style-name="P2" draw:layer="layout" svg:x1="18.994cm" svg:y1="17.148cm" svg:x2="18.994cm" svg:y2="16.369cm">
          <text:p/>
        </draw:line>
        <draw:polygon draw:style-name="gr4" draw:text-style-name="P3" draw:layer="layout" svg:width="0.205cm" svg:height="0.411cm" svg:x="18.892cm" svg:y="17.148cm" svg:viewBox="0 0 206 412" draw:points="103,0 0,412 103,412 206,412">
          <text:p/>
        </draw:polygon>
        <draw:polygon draw:style-name="gr4" draw:text-style-name="P3" draw:layer="layout" svg:width="0.205cm" svg:height="0.412cm" svg:x="18.892cm" svg:y="15.957cm" svg:viewBox="0 0 206 413" draw:points="103,413 206,0 103,0 0,0">
          <text:p/>
        </draw:polygon>
        <draw:path draw:style-name="gr4" draw:text-style-name="P3" draw:layer="layout" svg:width="1.098cm" svg:height="0.306cm" svg:x="17.633cm" svg:y="16.056cm" svg:viewBox="0 0 1099 307" svg:d="M6 267h67v-230l-73 14v-37l72-14h41v267h66v34h-173zM373 35l-103 161h103zM362 0h51v196h43v33h-43v72h-40v-72h-136v-39zM524 249h43v52h-43zM655 0h160v34h-122v74c5-2 11-4 17-5s12-1 18-1c33 0 60 9 80 27 19 19 29 43 29 75s-10 57-30 76c-20 18-49 27-85 27-13 0-26-1-39-3s-26-6-40-10v-42c12 7 24 13 37 16s27 5 41 5c23 0 41-6 55-20 14-12 20-28 20-49s-6-38-20-50-32-18-55-18c-11 0-22 1-33 3-10 3-21 7-33 12zM917 0h160v34h-122v74c5-2 11-4 17-5s12-1 18-1c33 0 60 9 80 27 19 19 29 43 29 75s-10 57-30 76c-20 18-49 27-85 27-13 0-26-1-39-3s-26-6-40-10v-42c12 7 24 13 37 16s27 5 41 5c23 0 41-6 55-20 13-12 20-28 20-49s-7-38-20-50c-14-12-32-18-55-18-11 0-22 1-33 3-10 3-21 7-33 12z">
          <text:p/>
        </draw:path>
        <draw:path draw:style-name="gr4" draw:text-style-name="P3" draw:layer="layout" svg:width="1.102cm" svg:height="0.31cm" svg:x="17.631cm" svg:y="16.054cm" svg:viewBox="0 0 1103 311" svg:d="M8 267h67v2h-2v-230h2v2l-72 14-3 1v-3-37-1l2-1 72-14h41 2v2 267h-2v-2h66 2v2 34 2h-2-173-2v-2-34-2zM10 269v34h-2v-2h173v2h-2v-34h2v2h-66-2v-2-267h2v2h-41v-2l1 2-72 14-1-2h3v37h-3v-2l72-14 3-1v3 230 2h-2-67v-2zM377 38l-103 161-2-1v-3h103v3h-2v-161h2zM377 37v161 2h-2-103-4l2-4 103-160 4-6zM364 0h51 2v2 196h-2v-3h43 2v3 34 2h-2-43v-2h2v71 2h-2-40-2v-2-71h2v2h-136-2v-2-40l1-1 124-190 1-1zM366 3l-125 190-2-1h2v40h-2v-2h136 2v2 71h-2v-2h40v2h-2v-71-2h2 43v2h-2v-34h2v2h-43-2v-2-196h2v2h-51v-2zM525 250h44 2v2 51 2h-2-44-2v-2-51-2zM527 252v51h-2v-2h44v2h-3v-51h3v2h-44v-2zM657 0h160 2v2 34 2h-2-122v-2h2v74h-2l-1-2c6-2 12-4 18-5s12-1 18-1c34 0 61 9 81 28 20 18 30 44 30 76 0 33-10 59-31 78-20 18-49 27-86 27-13 0-26-1-39-3s-27-6-41-10h-1v-2-41-3l3 1c12 7 24 12 37 15 12 3 26 5 40 5 23 0 40-6 54-18 13-12 19-28 19-49s-6-36-19-48c-14-12-31-18-54-18-11 0-21 1-32 3-11 3-22 7-33 12l-3 1v-3-151-2zM659 2v151h-2v-2c11-5 22-9 33-12 11-2 22-3 33-3 23 0 43 6 56 19 14 12 21 29 21 51s-7 39-21 52c-13 12-33 19-56 19-15 0-28-2-41-5s-26-8-38-15l1-2h2v41h-2v-2c14 4 28 8 41 10s25 3 38 3c36 0 64-9 83-26 20-18 30-42 30-75 0-31-10-55-29-73s-45-27-78-27c-6 0-12 0-17 1-6 1-12 3-18 5l-2 1v-3-74-2h2 122v2h-2v-34h2v2h-160v-2zM919 0h160 2v2 34 2h-2-122v-2h2v74h-2l-1-2c6-2 12-4 18-5s12-1 18-1c34 0 61 9 81 28 20 18 30 44 30 76 0 33-10 59-31 78-20 18-49 27-86 27-13 0-26-1-39-3s-27-6-41-10h-1v-2-41-3l3 1c12 7 24 12 37 15 12 3 26 5 40 5 23 0 40-6 54-18 13-12 19-28 19-49s-6-36-19-48c-14-12-31-18-54-18-11 0-21 1-32 3-11 3-22 7-33 12l-3 1v-3-151-2zM921 2v151h-2l-1-2c12-5 23-9 34-12 11-2 22-3 33-3 23 0 42 6 56 19 14 12 21 29 21 51s-7 39-21 52c-14 12-33 19-56 19-15 0-28-2-41-5s-26-8-38-15l1-2h2v41h-2v-2c14 4 28 8 40 10 13 2 26 3 39 3 36 0 64-9 83-26 20-18 30-42 30-75 0-31-10-55-29-73s-45-27-78-27c-6 0-12 0-17 1-6 1-12 3-18 5l-3 1v-3-74-2h3 122v2h-2v-34h2v2h-160v-2z">
          <text:p/>
        </draw:path>
        <draw:path draw:style-name="gr5" draw:text-style-name="P4" draw:layer="layout" svg:width="1.472cm" svg:height="0cm" svg:x="5.769cm" svg:y="15.874cm" svg:viewBox="0 0 1473 0" svg:d="M1473 0h-137zM1199 0h-137zM924 0h-137zM650 0h-137zM375 0h-137zM101 0h-101z">
          <text:p/>
        </draw:path>
        <draw:path draw:style-name="gr7" draw:text-style-name="P2" draw:layer="layout" svg:width="1.472cm" svg:height="0cm" svg:x="5.769cm" svg:y="15.874cm" svg:viewBox="0 0 1473 0" svg:d="M1473 0h-137M1199 0h-137M924 0h-137M650 0h-137M375 0h-137M101 0h-101">
          <text:p/>
        </draw:path>
        <draw:path draw:style-name="gr5" draw:text-style-name="P4" draw:layer="layout" svg:width="27.573cm" svg:height="0cm" svg:x="7.242cm" svg:y="15.874cm" svg:viewBox="0 0 27574 0" svg:d="M0 0h138zM275 0h137zM549 0h138zM824 0h137zM1098 0h138zM1373 0h137zM1647 0h138zM1922 0h137zM2196 0h138zM2471 0h137zM2746 0h137zM3020 0h137zM3295 0h137zM3569 0h137zM3844 0h137zM4118 0h137zM4393 0h137zM4667 0h137zM4942 0h137zM5216 0h137zM5491 0h137zM5765 0h138zM6040 0h137zM6314 0h138zM6589 0h137zM6863 0h138zM7138 0h137zM7412 0h138zM7687 0h137zM7961 0h138zM8236 0h137zM8510 0h138zM8785 0h137zM9059 0h138zM9334 0h137zM9609 0h137zM9883 0h137zM10158 0h137zM10432 0h137zM10707 0h137zM10981 0h137zM11256 0h137zM11530 0h137zM11805 0h137zM12079 0h137zM12354 0h137zM12628 0h138zM12903 0h137zM13177 0h138zM13452 0h137zM13726 0h138zM14001 0h137zM14275 0h138zM14550 0h137zM14824 0h138zM15099 0h137zM15373 0h138zM15648 0h137zM15922 0h138zM16197 0h137zM16472 0h137zM16746 0h137zM17021 0h137zM17295 0h137zM17570 0h137zM17844 0h137zM18119 0h137zM18393 0h137zM18668 0h137zM18942 0h137zM19217 0h137zM19491 0h138zM19766 0h137zM20040 0h138zM20315 0h137zM20589 0h138zM20864 0h137zM21138 0h138zM21413 0h137zM21687 0h138zM21962 0h137zM22236 0h138zM22511 0h137zM22785 0h138zM23060 0h137zM23335 0h137zM23609 0h137zM23884 0h137zM24158 0h137zM24433 0h137zM24707 0h137zM24982 0h137zM25256 0h137zM25531 0h137zM25805 0h137zM26080 0h137zM26354 0h138zM26629 0h137zM26903 0h138zM27178 0h137zM27452 0h122z">
          <text:p/>
        </draw:path>
        <draw:path draw:style-name="gr7" draw:text-style-name="P2" draw:layer="layout" svg:width="27.573cm" svg:height="0cm" svg:x="7.242cm" svg:y="15.874cm" svg:viewBox="0 0 27574 0" svg:d="M0 0h138M275 0h137M549 0h138M824 0h137M1098 0h138M1373 0h137M1647 0h138M1922 0h137M2196 0h138M2471 0h137M2746 0h137M3020 0h137M3295 0h137M3569 0h137M3844 0h137M4118 0h137M4393 0h137M4667 0h137M4942 0h137M5216 0h137M5491 0h137M5765 0h138M6040 0h137M6314 0h138M6589 0h137M6863 0h138M7138 0h137M7412 0h138M7687 0h137M7961 0h138M8236 0h137M8510 0h138M8785 0h137M9059 0h138M9334 0h137M9609 0h137M9883 0h137M10158 0h137M10432 0h137M10707 0h137M10981 0h137M11256 0h137M11530 0h137M11805 0h137M12079 0h137M12354 0h137M12628 0h138M12903 0h137M13177 0h138M13452 0h137M13726 0h138M14001 0h137M14275 0h138M14550 0h137M14824 0h138M15099 0h137M15373 0h138M15648 0h137M15922 0h138M16197 0h137M16472 0h137M16746 0h137M17021 0h137M17295 0h137M17570 0h137M17844 0h137M18119 0h137M18393 0h137M18668 0h137M18942 0h137M19217 0h137M19491 0h138M19766 0h137M20040 0h138M20315 0h137M20589 0h138M20864 0h137M21138 0h138M21413 0h137M21687 0h138M21962 0h137M22236 0h138M22511 0h137M22785 0h138M23060 0h137M23335 0h137M23609 0h137M23884 0h137M24158 0h137M24433 0h137M24707 0h137M24982 0h137M25256 0h137M25531 0h137M25805 0h137M26080 0h137M26354 0h138M26629 0h137M26903 0h138M27178 0h137M27452 0h122">
          <text:p/>
        </draw:path>
        <draw:path draw:style-name="gr5" draw:text-style-name="P4" draw:layer="layout" svg:width="0cm" svg:height="1.468cm" svg:x="7.242cm" svg:y="14.405cm" svg:viewBox="0 0 0 1469" svg:d="M0 1469v-137zM0 1195v-137zM0 920v-137zM0 646v-137zM0 372v-138zM0 97v-97z">
          <text:p/>
        </draw:path>
        <draw:path draw:style-name="gr7" draw:text-style-name="P2" draw:layer="layout" svg:width="0cm" svg:height="1.468cm" svg:x="7.242cm" svg:y="14.405cm" svg:viewBox="0 0 0 1469" svg:d="M0 1469v-137M0 1195v-137M0 920v-137M0 646v-137M0 372v-138M0 97v-97">
          <text:p/>
        </draw:path>
        <draw:path draw:style-name="gr5" draw:text-style-name="P4" draw:layer="layout" svg:width="0cm" svg:height="3.401cm" svg:x="7.242cm" svg:y="15.874cm" svg:viewBox="0 0 0 3402" svg:d="M0 0v137zM0 275v137zM0 549v137zM0 824v137zM0 1098v137zM0 1372v138zM0 1647v137zM0 1921v138zM0 2196v137zM0 2470v137zM0 2745v137zM0 3019v137zM0 3294v108z">
          <text:p/>
        </draw:path>
        <draw:path draw:style-name="gr7" draw:text-style-name="P2" draw:layer="layout" svg:width="0cm" svg:height="3.401cm" svg:x="7.242cm" svg:y="15.874cm" svg:viewBox="0 0 0 3402" svg:d="M0 0v137M0 275v137M0 549v137M0 824v137M0 1098v137M0 1372v138M0 1647v137M0 1921v138M0 2196v137M0 2470v137M0 2745v137M0 3019v137M0 3294v108">
          <text:p/>
        </draw:path>
        <draw:path draw:style-name="gr5" draw:text-style-name="P4" draw:layer="layout" svg:width="0cm" svg:height="0.685cm" svg:x="33.601cm" svg:y="14.385cm" svg:viewBox="0 0 0 686" svg:d="M0 686v-137zM0 412v-137zM0 138v-138z">
          <text:p/>
        </draw:path>
        <draw:path draw:style-name="gr7" draw:text-style-name="P2" draw:layer="layout" svg:width="0cm" svg:height="0.685cm" svg:x="33.601cm" svg:y="14.385cm" svg:viewBox="0 0 0 686" svg:d="M0 686v-137M0 412v-137M0 138v-138">
          <text:p/>
        </draw:path>
        <draw:path draw:style-name="gr5" draw:text-style-name="P4" draw:layer="layout" svg:width="0cm" svg:height="4.528cm" svg:x="33.601cm" svg:y="15.071cm" svg:viewBox="0 0 0 4529" svg:d="M0 0v138zM0 275v137zM0 549v137zM0 824v137zM0 1098v137zM0 1373v137zM0 1647v137zM0 1921v138zM0 2196v137zM0 2470v138zM0 2745v137zM0 3019v137zM0 3294v137zM0 3568v137zM0 3843v137zM0 4117v137zM0 4391v138z">
          <text:p/>
        </draw:path>
        <draw:path draw:style-name="gr7" draw:text-style-name="P2" draw:layer="layout" svg:width="0cm" svg:height="4.528cm" svg:x="33.601cm" svg:y="15.071cm" svg:viewBox="0 0 0 4529" svg:d="M0 0v138M0 275v137M0 549v137M0 824v137M0 1098v137M0 1373v137M0 1647v137M0 1921v138M0 2196v137M0 2470v138M0 2745v137M0 3019v137M0 3294v137M0 3568v137M0 3843v137M0 4117v137M0 4391v138">
          <text:p/>
        </draw:path>
        <draw:path draw:style-name="gr5" draw:text-style-name="P4" draw:layer="layout" svg:width="0cm" svg:height="1.647cm" svg:x="20.421cm" svg:y="14.721cm" svg:viewBox="0 0 0 1648" svg:d="M0 1648v-137zM0 1374v-138zM0 1099v-137zM0 825v-137zM0 550v-137zM0 276v-137zM0 1v-1z">
          <text:p/>
        </draw:path>
        <draw:path draw:style-name="gr7" draw:text-style-name="P2" draw:layer="layout" svg:width="0cm" svg:height="1.647cm" svg:x="20.421cm" svg:y="14.721cm" svg:viewBox="0 0 0 1648" svg:d="M0 1648v-137M0 1374v-138M0 1099v-137M0 825v-137M0 550v-137M0 276v-137M0 1v-1">
          <text:p/>
        </draw:path>
        <draw:path draw:style-name="gr5" draw:text-style-name="P4" draw:layer="layout" svg:width="0cm" svg:height="4.218cm" svg:x="20.421cm" svg:y="16.369cm" svg:viewBox="0 0 0 4219" svg:d="M0 0v137zM0 275v137zM0 549v137zM0 823v138zM0 1098v137zM0 1372v138zM0 1647v137zM0 1921v137zM0 2196v137zM0 2470v137zM0 2745v137zM0 3019v137zM0 3293v138zM0 3568v137zM0 3842v137zM0 4117v102z">
          <text:p/>
        </draw:path>
        <draw:path draw:style-name="gr7" draw:text-style-name="P2" draw:layer="layout" svg:width="0cm" svg:height="4.218cm" svg:x="20.421cm" svg:y="16.369cm" svg:viewBox="0 0 0 4219" svg:d="M0 0v137M0 275v137M0 549v137M0 823v138M0 1098v137M0 1372v138M0 1647v137M0 1921v137M0 2196v137M0 2470v137M0 2745v137M0 3019v137M0 3293v138M0 3568v137M0 3842v137M0 4117v102">
          <text:p/>
        </draw:path>
        <draw:line draw:style-name="gr3" draw:text-style-name="P2" draw:layer="layout" svg:x1="32.798cm" svg:y1="15.665cm" svg:x2="32.798cm" svg:y2="13.543cm">
          <text:p/>
        </draw:line>
        <draw:line draw:style-name="gr3" draw:text-style-name="P2" draw:layer="layout" svg:x1="33.601cm" svg:y1="14.797cm" svg:x2="33.601cm" svg:y2="13.543cm">
          <text:p/>
        </draw:line>
        <draw:line draw:style-name="gr3" draw:text-style-name="P2" draw:layer="layout" svg:x1="32.798cm" svg:y1="13.68cm" svg:x2="33.601cm" svg:y2="13.68cm">
          <text:p/>
        </draw:line>
        <draw:polygon draw:style-name="gr4" draw:text-style-name="P3" draw:layer="layout" svg:width="0.412cm" svg:height="0.206cm" svg:x="32.386cm" svg:y="13.577cm" svg:viewBox="0 0 413 207" draw:points="413,104 0,0 0,104 0,207">
          <text:p/>
        </draw:polygon>
        <draw:polygon draw:style-name="gr4" draw:text-style-name="P3" draw:layer="layout" svg:width="0.411cm" svg:height="0.206cm" svg:x="33.601cm" svg:y="13.577cm" svg:viewBox="0 0 412 207" draw:points="0,104 412,207 412,104 412,0">
          <text:p/>
        </draw:polygon>
        <draw:path draw:style-name="gr4" draw:text-style-name="P3" draw:layer="layout" svg:width="1.106cm" svg:height="0.311cm" svg:x="32.655cm" svg:y="13.238cm" svg:viewBox="0 0 1107 312" svg:d="M6 271h66v-229l-72 14v-37l72-14h40v266h67v35h-173zM261 5h160v34h-123v74c6-2 12-4 18-5s12-1 18-1c33 0 60 9 79 27 20 19 30 43 30 75s-10 57-31 75c-20 19-48 28-85 28-12 0-25-1-38-3s-27-6-41-10v-42c12 7 25 12 38 15s26 5 41 5c23 0 41-6 55-19 13-12 20-28 20-49s-7-38-20-50c-14-12-32-18-55-18-11 0-22 1-33 3-11 3-22 7-33 12zM523 254h42v52h-42zM740 32c-21 0-36 10-47 31-10 20-16 51-16 92s6 72 16 93c11 20 26 31 47 31s37-11 48-31c10-21 15-52 15-93s-5-72-15-92c-11-21-27-31-48-31zM740 0c34 0 60 13 77 39 18 27 27 66 27 116 0 51-9 89-27 116-17 28-43 41-77 41-33 0-59-13-77-41-18-27-26-65-26-116 0-50 8-89 26-116 18-26 44-39 77-39zM1002 32c-21 0-36 10-47 31-10 20-16 51-16 92s6 72 16 93c11 20 26 31 47 31s37-11 48-31c10-21 15-52 15-93s-5-72-15-92c-11-21-27-31-48-31zM1002 0c34 0 60 13 78 39 18 27 27 66 27 116 0 51-9 89-27 116-18 28-44 41-78 41-33 0-59-13-77-41-18-27-26-65-26-116 0-50 8-89 26-116 18-26 44-39 77-39z">
          <text:p/>
        </draw:path>
        <draw:path draw:style-name="gr4" draw:text-style-name="P3" draw:layer="layout" svg:width="1.11cm" svg:height="0.315cm" svg:x="32.653cm" svg:y="13.236cm" svg:viewBox="0 0 1111 316" svg:d="M8 272h66v2h-2v-230h2l1 2-73 14-2 1v-3-37-1l2-1 71-14h1 41 2v2 267h-2v-2h67 2v2 34 2h-2-174-2v-2-34-2zM10 274v34h-2v-2h174v2h-2v-34h2v2h-67-2v-2-267h2v2h-41v-2 2l-72 14v-2h2v37h-2v-2l72-14 2-1v3 230 2h-2-66v-2zM264 5h160 2v2 34 2h-2-123v-2h2v74h-2v-2c6-2 12-4 18-5s12-1 18-1c34 0 61 9 81 28s30 45 30 77-11 58-31 77c-21 18-50 27-87 27-12 0-25-1-38-3-14-2-27-6-41-10h-2v-2-41-3l3 1c12 7 25 12 37 15 13 3 26 5 41 5 22 0 40-6 53-18 14-12 20-28 20-48 0-21-6-36-20-48-13-13-31-19-53-19-11 0-22 1-32 3-11 3-22 8-33 13l-3 1v-3-152-2zM266 7v152h-2l-1-2c12-6 23-10 34-13 11-2 22-3 33-3 23 0 42 6 56 20 14 12 21 30 21 51s-7 38-21 51c-14 12-33 19-56 19-15 0-29-2-42-5s-25-8-38-15l1-2h2v41h-2l1-2c14 4 27 8 40 10s26 3 38 3c37 0 64-9 84-26 20-18 30-42 30-74 0-31-10-55-29-74-19-18-45-27-78-27-6 0-12 0-18 1s-11 3-17 5l-3 1v-3-74-2h2 123v2h-3v-34h3v2h-160v-2zM526 255h42 2v2 51 2h-2-42-2v-2-51-2zM528 257v51h-2v-2h42v2h-2v-51h2v2h-42v-2zM743 36c-20 0-35 9-45 30-10 20-16 50-16 92 0 41 6 72 16 92s25 30 45 30c21 0 36-10 46-30s15-51 15-92c0-42-5-72-15-92-10-21-25-30-46-30zM743 32c22 0 39 11 50 32 10 20 16 52 16 94s-6 73-16 94c-11 21-28 32-50 32-21 0-38-11-49-32-10-21-16-52-16-94s6-74 16-94c11-21 28-32 49-32zM743 0c34 0 61 13 79 40s27 66 27 118c0 51-9 90-27 117s-45 41-79 41-60-14-78-41-27-66-27-117c0-52 9-91 27-118s44-40 78-40zM743 4c-33 0-58 12-75 39-18 26-26 64-26 115s8 89 26 115c17 26 42 39 75 39s58-13 76-39c17-26 26-64 26-115s-9-89-26-115c-18-27-43-39-76-39zM1005 36c-20 0-35 9-45 30-10 20-16 50-16 92 0 41 6 72 16 92s25 30 45 30c21 0 36-10 46-30s15-51 15-92c0-42-5-72-15-92-10-21-25-30-46-30zM1005 32c22 0 39 11 49 32 11 20 16 52 16 94s-5 73-16 94c-10 21-27 32-49 32-21 0-38-11-49-32-10-21-16-52-16-94s6-74 16-94c11-21 28-32 49-32zM1005 0c34 0 61 13 79 40s27 66 27 118c0 51-9 90-27 117s-45 41-79 41-61-14-79-41-27-66-27-117c0-52 9-91 27-118s45-40 79-40zM1005 4c-33 0-58 12-75 39-18 26-26 64-26 115s8 89 26 115c17 26 42 39 75 39s58-13 76-39c17-26 26-64 26-115s-9-89-26-115c-18-27-43-39-76-39z">
          <text:p/>
        </draw:path>
        <draw:line draw:style-name="gr3" draw:text-style-name="P2" draw:layer="layout" svg:x1="8.045cm" svg:y1="15.665cm" svg:x2="8.045cm" svg:y2="13.192cm">
          <text:p/>
        </draw:line>
        <draw:line draw:style-name="gr3" draw:text-style-name="P2" draw:layer="layout" svg:x1="7.242cm" svg:y1="14.131cm" svg:x2="7.242cm" svg:y2="13.192cm">
          <text:p/>
        </draw:line>
        <draw:line draw:style-name="gr3" draw:text-style-name="P2" draw:layer="layout" svg:x1="8.045cm" svg:y1="13.329cm" svg:x2="7.242cm" svg:y2="13.329cm">
          <text:p/>
        </draw:line>
        <draw:polygon draw:style-name="gr4" draw:text-style-name="P3" draw:layer="layout" svg:width="0.412cm" svg:height="0.205cm" svg:x="8.045cm" svg:y="13.227cm" svg:viewBox="0 0 413 206" draw:points="0,102 413,206 413,102 413,0">
          <text:p/>
        </draw:polygon>
        <draw:polygon draw:style-name="gr4" draw:text-style-name="P3" draw:layer="layout" svg:width="0.411cm" svg:height="0.205cm" svg:x="6.831cm" svg:y="13.227cm" svg:viewBox="0 0 412 206" draw:points="412,102 0,0 0,102 0,206">
          <text:p/>
        </draw:polygon>
        <draw:path draw:style-name="gr4" draw:text-style-name="P3" draw:layer="layout" svg:width="1.106cm" svg:height="0.311cm" svg:x="7.1cm" svg:y="12.887cm" svg:viewBox="0 0 1107 312" svg:d="M6 272h66v-229l-72 14v-36l71-16h42v267h66v34h-173zM262 5h159v35h-122v74c6-2 12-4 18-5s11-1 17-1c34 0 60 9 80 27 20 19 29 44 29 75 0 32-10 57-30 75s-48 27-85 27c-12 0-25-1-38-3s-27-6-41-10v-41c12 7 25 12 38 15 12 3 26 5 40 5 24 0 42-6 55-18 14-13 21-29 21-50s-7-38-21-50c-13-12-31-18-55-18-11 0-21 1-32 4-11 2-22 6-33 11zM523 255h43v51h-43zM741 33c-21 0-37 10-47 31-11 20-16 51-16 92 0 42 5 72 16 93 10 21 26 31 47 31s37-10 47-31c11-21 16-51 16-93 0-41-5-72-16-92-10-21-26-31-47-31zM741 0c34 0 59 13 77 41 18 26 27 65 27 115 0 51-9 89-27 116s-43 40-77 40-59-13-77-40-27-65-27-116c0-50 9-89 27-115 18-28 43-41 77-41zM1003 33c-21 0-37 10-47 31-11 20-16 51-16 92 0 42 5 72 16 93 10 21 26 31 47 31s37-10 47-31c11-21 16-51 16-93 0-41-5-72-16-92-10-21-26-31-47-31zM1003 0c34 0 59 13 77 41 18 26 27 65 27 115 0 51-9 89-27 116s-43 40-77 40-59-13-77-40-27-65-27-116c0-50 9-89 27-115 18-28 43-41 77-41z">
          <text:p/>
        </draw:path>
        <draw:path draw:style-name="gr4" draw:text-style-name="P3" draw:layer="layout" svg:width="1.11cm" svg:height="0.315cm" svg:x="7.098cm" svg:y="12.885cm" svg:viewBox="0 0 1111 316" svg:d="M8 272h66v2h-2v-230h2v2l-72 15h-2v-3-36-2l1-1 72-14h41 2v2 267h-2v-2h67 2v2 34 2h-2-173-3v-2-34-2zM10 274v34h-2v-2h173v2h-2v-34h2v2h-67-2v-2-267h2v2h-41v-2l1 2-72 15v-2h2v36h-2l-1-2 72-14h3v2 230 2h-2-66v-2zM264 5h159 2v2 34 2h-2-122v-2h2v74h-2l-1-2c6-2 12-4 18-5s12-1 18-1c34 0 62 9 81 28 20 18 30 44 30 77s-10 58-30 77c-21 18-50 27-87 27-13 0-26-1-39-3s-26-6-40-10h-2v-2-41-3l3 1c12 7 24 12 37 15s26 5 40 5c23 0 41-6 54-18s20-28 20-48c0-21-7-37-20-49s-31-18-54-18c-10 0-21 1-32 4-10 2-21 6-32 11l-3 1v-3-151-2zM266 7v151h-2l-1-2c11-5 23-9 33-11 11-3 22-4 33-4 24 0 43 6 57 19 14 12 21 31 21 52s-7 39-21 51c-14 13-33 19-57 19-14 0-28-2-41-5s-26-8-38-15l1-2h2v41h-2l1-2c14 4 27 8 40 10s26 3 38 3c36 0 64-9 84-26 20-18 29-42 29-74s-9-56-28-74c-20-18-45-27-79-27-5 0-11 0-17 1s-12 3-17 5l-3 1v-3-74-2h2 122v2h-2v-34h2v2h-159v-2zM525 255h43 2v2 51 2h-2-43-2v-2-51-2zM527 257v51h-2v-2h43v2h-2v-51h2v2h-43v-2zM743 36c-20 0-35 9-45 30-11 20-16 50-16 91 0 42 5 73 16 93 10 20 25 30 45 30s35-10 46-30c10-20 15-51 15-93 0-41-5-71-15-91-11-21-26-30-46-30zM743 32c22 0 38 11 49 32s16 52 16 93c0 43-5 74-16 95s-27 32-49 32c-21 0-38-11-49-32s-16-52-16-95c0-41 5-72 16-93s28-32 49-32zM743 0c34 0 61 13 79 40s27 67 27 117c0 52-9 91-27 118s-45 41-79 41-61-14-79-41-27-66-27-118c0-50 9-90 27-117s45-40 79-40zM743 4c-33 0-58 13-75 39-18 26-27 64-27 114 0 52 9 90 27 116 17 26 42 39 75 39s58-13 75-39c18-26 27-64 27-116 0-50-9-88-27-114-17-26-42-39-75-39zM1005 36c-20 0-35 9-45 30-11 20-16 50-16 91 0 42 5 73 16 93 10 20 25 30 45 30s35-10 46-30c10-20 15-51 15-93 0-41-5-71-15-91-11-21-26-30-46-30zM1005 32c22 0 38 11 49 32s16 52 16 93c0 43-5 74-16 95s-27 32-49 32-38-11-49-32-16-52-16-95c0-41 5-72 16-93s27-32 49-32zM1005 0c34 0 61 13 79 40s27 67 27 117c0 52-9 91-27 118s-45 41-79 41-61-14-79-41-27-66-27-118c0-50 9-90 27-117s45-40 79-40zM1005 4c-33 0-58 13-75 39-18 26-27 64-27 114 0 52 9 90 27 116 17 26 42 39 75 39s58-13 75-39c18-26 27-64 27-116 0-50-9-88-27-114-17-26-42-39-75-39z">
          <text:p/>
        </draw:path>
        <draw:path draw:style-name="gr8" draw:text-style-name="P2" draw:layer="layout" svg:width="0.759cm" svg:height="0.895cm" svg:x="22.203cm" svg:y="26.97cm" svg:viewBox="0 0 760 896" svg:d="M0 446l253 450M253 896l507-896">
          <text:p/>
        </draw:path>
        <draw:path draw:style-name="gr5" draw:text-style-name="P4" draw:layer="layout" svg:width="3.163cm" svg:height="0.253cm" svg:x="19.782cm" svg:y="28.359cm" svg:viewBox="0 0 3164 254" svg:d="M0 4h121v25h-93v65h84v26h-84v106h-28zM166 4h28v222h-28zM251 4h29v197h102v25h-131zM412 4h28v197h103v25h-131zM573 4h133v25h-105v65h101v27h-101v80h108v25h-136zM726 4h179v25h-75v197h-28v-197h-76zM1124 122c7 3 13 7 18 14 6 8 12 17 18 30l29 60h-31l-27-56c-7-15-14-25-20-30-7-5-16-7-27-7h-31v93h-28v-222h64c24 0 42 5 54 16 12 10 18 26 18 47 0 14-4 26-10 35-6 10-15 17-27 20zM1053 28v80h36c14 0 24-3 31-11 7-7 11-17 11-30s-4-22-11-29c-7-6-17-10-31-10zM1280 33l-39 111h77zM1264 4h32l80 222h-29l-20-56h-95l-19 56h-30zM1436 28v174h34c29 0 50-7 64-21 13-14 20-36 20-66 0-31-7-52-20-66-14-14-35-21-64-21zM1407 4h59c41 0 71 9 90 26 19 18 28 46 28 85 0 38-9 66-29 84-19 18-49 27-89 27h-59zM1630 4h28v222h-28zM1711 4h29v135c0 24 4 41 12 51 9 11 22 16 40 16 19 0 32-5 40-16 8-10 12-27 12-51v-135h29v139c0 29-7 51-20 65-14 15-34 22-61 22-26 0-46-7-60-22-14-14-21-36-21-65zM2053 11v29c-11-5-21-9-31-12s-19-4-28-4c-15 0-27 3-36 9-8 7-12 16-12 28 0 9 2 17 8 22s16 9 32 12l17 4c21 4 37 12 47 23s15 25 15 43c0 21-6 38-20 49s-34 16-60 16c-10 0-21-1-32-3s-23-6-35-11v-30c12 6 23 12 34 15s22 5 33 5c16 0 29-3 37-10 9-7 14-16 14-29 0-10-4-19-10-25s-17-11-31-14l-17-4c-22-4-37-11-47-21-9-10-14-23-14-40 0-20 7-35 20-46 13-12 31-17 54-17 10 0 20 1 30 2 10 2 21 5 32 9zM2265 23c-15 0-26 8-33 23s-11 38-11 70c0 30 4 53 11 68s18 23 33 23 26-8 34-23c7-15 11-38 11-68 0-32-4-55-11-70-8-15-19-23-34-23zM2265 0c24 0 42 9 54 29 13 20 19 48 19 87 0 37-6 65-19 85-12 20-30 29-54 29-23 0-41-9-54-29-12-20-19-48-19-85 0-39 7-67 19-87 13-20 31-29 54-29zM2388 189h30v37h-30zM2485 201h46v-170l-50 11v-28l50-10h29v197h46v25h-121zM2706 4h24l-73 250h-24zM2822 23c-15 0-26 8-33 23-8 15-11 38-11 70 0 30 3 53 11 68 7 15 18 23 33 23s26-8 33-23c8-15 11-38 11-68 0-32-3-55-11-70-7-15-18-23-33-23zM2822 0c23 0 42 9 54 29s19 48 19 87c0 37-7 65-19 85s-31 29-54 29c-24 0-42-9-54-29-13-20-19-48-19-85 0-39 6-67 19-87 12-20 30-29 54-29zM2945 189h30v37h-30zM3037 4h112v25h-86v54c4-1 8-2 12-3 5-1 9-1 13-1 23 0 42 7 56 20 13 15 20 33 20 56 0 24-7 42-21 56-14 13-34 19-60 19-8 0-17 0-27-2-9-1-18-4-28-7v-30c8 5 17 8 26 11 9 2 19 3 29 3 16 0 29-4 39-13 9-9 14-21 14-37 0-15-5-27-14-37-10-9-23-13-39-13-8 0-15 1-23 3-7 2-15 4-23 8z">
          <text:p/>
        </draw:path>
        <draw:path draw:style-name="gr5" draw:text-style-name="P4" draw:layer="layout" svg:width="3.179cm" svg:height="0.271cm" svg:x="19.774cm" svg:y="28.35cm" svg:viewBox="0 0 3180 272" svg:d="M8 4h121 8v9 25 8h-8-93v-8h8v65h-8v-8h84 8v8 25 10h-8-84v-10h8v107 9h-8-28-8v-9-222-9zM16 13v222h-8v-8h28v8h-8v-107-8h8 84v8h-8v-25h8v9h-84-8v-9-65-8h8 93v8h-8v-25h8v8h-121v-8zM174 4h28 8v9 222 9h-8-28-8v-9-222-9zM182 13v222h-8v-8h28v8h-8v-222h8v8h-28v-8zM259 4h29 8v9 197h-8v-9h102 8v9 25 9h-8-131-8v-9-222-9zM267 13v222h-8v-8h131v8h-8v-25h8v8h-102-8v-8-197h8v8h-29v-8zM420 4h28 8v9 197h-8v-9h103 8v9 25 9h-8-131-8v-9-222-9zM428 13v222h-8v-8h131v8h-8v-25h8v8h-103-8v-8-197h8v8h-28v-8zM581 4h133 8v9 25 8h-8-105v-8h8v65h-8v-8h101 8v8 26 9h-8-101v-9h8v81h-8v-9h108 8v9 25 9h-8-136-8v-9-222-9zM589 13v222h-8v-8h136v8h-9v-25h9v8h-108-8v-8-81-9h8 101v9h-8v-26h8v9h-101-8v-9-65-8h8 105v8h-8v-25h8v8h-133v-8zM734 4h179 8v9 25 8h-8-76v-8h9v197 9h-9-28-8v-9-197h8v8h-75-8v-8-25-9zM742 13v25h-8v-8h75 8v8 197h-8v-8h28v8h-8v-197-8h8 76v8h-8v-25h8v8h-179v-8zM1135 122c7 3 15 9 21 18 7 8 13 18 19 31l29 60 6 13h-13-31-5l-2-5-27-57c-7-14-12-22-18-26-5-4-12-6-22-6h-31v-8h8v93 9h-8-28-9v-9-222-9h9 64c25 0 46 6 59 18s21 32 21 54c0 16-4 30-11 40-7 11-18 20-31 23l-3-9zM1130 122c11-3 18-8 23-16s8-17 8-30c0-19-5-32-15-41-11-9-26-14-49-14h-64v-8h8v222h-8v-8h28v8h-8v-93-10h8 31c12 0 24 4 31 10 8 6 16 17 23 33l-7 4 7-4 27 56-7 4v-8h31v8l-8 4-28-61c-6-12-11-20-17-27-5-7-9-10-14-12l-24-10zM1069 37v79h-8v-8h36c13 0 20-3 26-8 5-6 8-12 8-24 0-11-3-17-8-22-6-6-13-8-26-8h-36v-9zM1061 29h36c15 0 28 4 36 12 9 8 14 21 14 35 0 15-5 28-13 36-9 8-22 12-37 12h-36-8v-8-79-8zM1295 45l-38 111-8-3v-8h77v8l-7 3-39-111 8-3zM1295 39l39 112 4 11h-12-77-11l4-11 38-112 8-21zM1272 4h32 5l2 6 81 222 4 12h-12-29-6l-2-6-19-57 7-2v8h-95v-8l8 2-19 57-2 6h-6-30-12l5-12 80-222 2-6zM1279 16l-80 222-8-3v-8h30v8l-7-3 19-56 2-6h5 95 6l2 6 19 56-7 3v-8h29v8l-7 3-81-222 8-3v8h-32v-8zM1452 37v174h-8v-9h34c28 0 46-6 58-18 12-13 18-31 18-61 0-28-6-47-18-59s-30-18-58-18h-34v-9zM1444 29h34c30 0 55 8 69 23 15 15 23 40 23 71 0 32-8 58-22 73-15 15-40 23-70 23h-34-8v-8-174-8zM1415 4h59c42 0 75 10 95 29 21 19 31 51 31 90 0 41-10 72-31 92-21 19-53 29-95 29h-59-8v-9-222-9zM1423 13v222h-8v-8h59c39 0 66-8 84-25 18-16 26-41 26-79 0-36-8-61-26-77-17-17-45-25-84-25h-59v-8zM1638 4h28 8v9 222 9h-8-28-8v-9-222-9zM1646 13v222h-8v-8h28v8h-8v-222h8v8h-28v-8zM1719 4h29 8v9 135c0 23 4 37 11 46 6 9 16 13 33 13s27-4 34-13 10-23 10-46v-135-9h8 29 8v9 139c0 30-8 55-23 71s-38 25-66 25-51-9-66-25-23-41-23-71v-139-9zM1728 13v139c0 28 5 46 18 60 12 13 29 19 54 19 26 0 43-6 55-19 12-14 18-32 18-60v-139h8v8h-29v-8h8v135c0 25-4 45-14 57-9 12-26 19-46 19s-36-7-46-19c-9-12-14-32-14-57v-135h8v8h-29v-8zM2069 20v29 14l-12-6c-10-5-20-9-29-12-9-2-17-4-26-4-14 0-24 3-31 8s-9 11-9 21c0 8 1 12 5 15 5 4 13 8 28 11l18 3-2 9 2-9c22 5 40 13 51 25 11 13 17 31 17 50 0 23-8 43-23 56-15 12-38 18-65 18-11 0-22-1-34-4-11-2-24-6-36-11l-5-2v-6-30-15l12 7c11 7 22 12 32 15 11 3 20 5 31 5 15 0 25-3 33-9 7-5 9-11 9-22 0-9-1-14-6-19-6-5-14-9-28-12l-17-3 2-10-2 10c-22-5-40-14-50-24-11-11-17-28-17-46 0-22 8-40 23-53 14-12 35-19 59-19 10 0 21 1 32 3 10 2 21 5 32 9l6 2zM2058 28c-10-4-20-6-30-8s-19-3-29-3c-22 0-37 5-49 15s-17 22-17 40c0 15 4 25 12 33 8 9 22 15 42 19l17 4-1 9 1-9c16 3 28 9 36 17 7 7 12 19 12 31 0 15-7 28-17 36s-25 12-42 12c-12 0-24-2-35-6-12-3-24-9-36-16l4-7h8v30h-8l3-7c11 4 22 7 33 10 11 2 21 3 31 3 25 0 42-5 55-15 12-10 17-22 17-42 0-16-4-28-12-37-10-11-23-17-43-21l-18-4 2-8-2 8c-16-3-28-8-35-14s-11-17-11-28c0-14 6-27 16-34 9-8 24-11 40-11 10 0 20 1 30 4s21 7 32 13l-3 7h-8v-29h8zM2273 41c-12 0-19 5-26 18-7 14-10 35-10 65s3 51 10 65c7 13 14 18 26 18 13 0 20-5 26-18 7-14 11-35 11-65s-4-51-11-65c-6-13-13-18-26-18zM2273 24c17 0 32 10 41 27 8 17 12 42 12 73 0 32-4 57-12 73-9 17-24 27-41 27s-32-10-40-27c-8-16-12-41-12-73 0-31 4-56 12-73s23-27 40-27zM2273 0c26 0 47 12 61 33 13 21 20 52 20 91s-7 70-20 91c-14 21-35 33-61 33-25 0-47-12-61-33-13-21-20-52-20-91s7-70 20-91c14-21 36-33 61-33zM2273 17c-21 0-36 8-47 26-12 18-18 44-18 81s6 63 18 81c11 18 26 26 47 26 22 0 36-8 48-26 11-18 17-44 17-81s-6-63-17-81c-12-18-26-26-48-26zM2396 189h30 8v9 37 9h-8-30-8v-9-37-9zM2404 198v37h-8v-8h30v8h-8v-37h8v8h-30v-8zM2493 201h46v9h-8v-170h8l2 8-51 11-9 2v-10-28-6l6-2 50-11h1 1 29 8v9 197h-8v-9h46 8v9 25 9h-8-121-8v-9-25-9zM2501 210v25h-8v-8h121v8h-8v-25h8v8h-46-8v-8-197h8v8h-29v-8l2 8-51 11-1-9h8v28h-8l-2-9 51-10 10-2v10 170 8h-9-46v-8zM2714 4h24 11l-3 11-74 251-1 6h-6-24-11l3-11 74-251 1-6zM2722 15l-74 251-7-3v-8h24v8l-8-2 73-251 8 3v8h-24v-8zM2830 41c-12 0-20 5-26 18-7 14-10 35-10 65s3 51 10 65c6 13 14 18 26 18s20-5 26-18c7-14 10-35 10-65s-3-51-10-65c-6-13-14-18-26-18zM2830 24c17 0 32 10 40 27s12 42 12 73c0 32-4 57-12 73-8 17-23 27-40 27s-32-10-40-27c-8-16-12-41-12-73 0-31 4-56 12-73s23-27 40-27zM2830 0c25 0 47 12 61 33 13 21 20 52 20 91s-7 70-20 91c-14 21-36 33-61 33-26 0-47-12-61-33-13-21-20-52-20-91s7-70 20-91c14-21 35-33 61-33zM2830 17c-22 0-36 8-48 26-11 18-17 44-17 81s6 63 17 81c12 18 26 26 48 26s36-8 47-26c12-18 18-44 18-81s-6-63-18-81c-11-18-25-26-47-26zM2953 189h30 8v9 37 9h-8-30-8v-9-37-9zM2961 198v37h-8v-8h30v8h-9v-37h9v8h-30v-8zM3045 4h112 8v9 25 8h-8-86v-8h8v54h-8l-3-8c5-1 10-3 14-3 5-1 9-2 14-2 25 0 46 8 61 23s23 37 23 62c0 26-8 47-23 62-16 14-39 22-66 22-9 0-18-1-28-3-9-1-19-4-29-7l-6-2v-6-30-14l12 6c8 5 16 8 24 11 9 2 17 3 27 3 15 0 25-4 33-11 8-8 12-17 12-31s-4-22-12-31c-8-8-18-12-33-12-7 0-14 1-21 3s-14 4-22 8l-11 6v-14-111-9zM3053 13v111h-8l-3-8c8-4 16-7 24-9s17-3 25-3c17 0 33 6 44 16 11 11 17 27 17 44s-6 33-17 43-27 16-44 16c-11 0-21-1-31-4-9-2-19-7-28-12l4-7h8v30h-8l2-8c10 3 19 5 28 7 9 1 17 2 25 2 25 0 42-6 55-18 12-11 18-27 18-49 0-21-5-37-18-50-12-12-28-18-50-18-4 0-7 1-11 1-4 1-8 2-11 3l-11 4v-12-54-8h8 86v8h-8v-25h8v8h-112v-8z">
          <text:p/>
        </draw:path>
        <draw:polygon draw:style-name="gr5" draw:text-style-name="P4" draw:layer="layout" svg:width="0cm" svg:height="0cm" svg:x="0.038cm" svg:y="0.038cm" svg:viewBox="0 0 0 0" draw:points="0,0">
          <text:p/>
        </draw:polygon>
        <draw:path draw:style-name="gr5" draw:text-style-name="P4" draw:layer="layout" svg:width="3.116cm" svg:height="0.253cm" svg:x="19.756cm" svg:y="28cm" svg:viewBox="0 0 3117 254" svg:d="M29 120v81h46c15 0 26-4 34-10 7-7 11-17 11-31s-4-24-11-31c-8-6-19-9-34-9zM29 29v66h42c14 0 24-2 31-8s11-14 11-25-4-19-11-25-17-8-31-8zM0 4h73c22 0 39 5 51 14 11 10 17 23 17 41 0 13-3 24-9 32s-15 13-26 15c14 3 25 10 32 20 8 10 12 22 12 37 0 20-6 35-19 46-13 12-31 17-55 17h-76zM299 121c6 3 12 7 18 14 6 8 12 17 17 30l29 61h-30l-27-57c-7-15-14-25-21-30-6-5-15-7-27-7h-30v94h-29v-222h65c24 0 42 5 53 16 12 10 18 26 18 48 0 14-3 25-9 34s-15 16-27 19zM228 29v78h36c13 0 24-3 31-10s10-16 10-29-3-23-10-30c-7-6-18-9-31-9zM400 4h135v25h-106v66h101v25h-101v80h108v26h-137zM655 33l-39 110h77zM638 4h33l80 222h-30l-19-57h-95l-19 57h-30zM782 4h29v93l94-93h37l-105 103 113 119h-38l-101-107v107h-29zM1064 4h133v25h-104v66h100v25h-100v80h107v26h-136zM1275 29v172h35c29 0 50-7 64-21 13-14 20-36 20-66 0-29-7-51-20-65-14-13-35-20-64-20zM1247 4h59c40 0 70 9 90 27 19 17 28 45 28 83s-9 66-29 84c-19 19-49 28-89 28h-59zM1614 194v-60h-47v-24h75v95c-11 9-23 15-36 19-14 4-28 6-43 6-33 0-59-10-77-31-19-20-28-48-28-84s9-65 28-85c18-20 44-30 77-30 14 0 27 2 39 5 13 4 24 9 34 16v32c-10-10-21-17-33-21-12-5-24-8-38-8-26 0-45 8-58 23s-19 38-19 68 6 52 19 67 32 23 58 23c10 0 20-1 27-3 8-2 15-5 22-8zM1694 4h134v25h-105v66h100v25h-100v80h107v26h-136zM2004 11v30c-11-6-22-10-31-13-10-2-19-4-28-4-16 0-28 3-36 10-9 6-13 15-13 27 0 9 3 17 9 22 5 5 16 9 31 12l18 4c21 4 37 11 47 22s15 25 15 43c0 21-7 38-20 50-14 11-34 16-61 16-10 0-20-1-32-3-11-3-23-6-35-11v-31c12 6 23 12 34 15 12 3 22 5 33 5 17 0 29-3 38-10s13-16 13-29c0-10-3-19-9-25-7-6-17-11-32-14l-17-4c-21-4-37-11-46-20-10-10-14-23-14-40 0-19 6-35 19-46s32-17 55-17c10 0 20 1 30 3s21 4 32 8zM2216 24c-14 0-26 7-33 22-7 16-11 38-11 69 0 30 4 53 11 68s19 23 33 23c15 0 26-8 34-23 7-15 11-38 11-68 0-31-4-53-11-69-8-15-19-22-34-22zM2216 0c24 0 42 10 54 29 13 20 19 48 19 86 0 37-6 65-19 85-12 21-30 30-54 30-23 0-41-9-54-30-12-20-19-48-19-85 0-38 7-66 19-86 13-19 31-29 54-29zM2339 187h30v39h-30zM2436 200h47v-169l-51 11v-27l51-11h28v196h47v26h-122zM2658 4h24l-73 250h-25zM2774 24c-15 0-26 7-33 22-8 16-11 38-11 69 0 30 3 53 11 68 7 15 18 23 33 23s26-8 33-23c8-15 12-38 12-68 0-31-4-53-12-69-7-15-18-22-33-22zM2774 0c24 0 42 10 54 29 13 20 19 48 19 86 0 37-6 65-19 85-12 21-30 30-54 30s-42-9-54-30c-13-20-19-48-19-85 0-38 6-66 19-86 12-19 30-29 54-29zM2897 187h30v39h-30zM2989 4h112v25h-86v54c5-1 9-2 13-3s8-1 12-1c24 0 43 7 56 20 14 14 21 32 21 55 0 24-7 42-21 57-14 13-34 19-60 19-9 0-18 0-27-2s-19-4-29-7v-31c9 5 18 8 27 11 9 2 18 3 29 3 16 0 29-4 38-13 10-9 15-21 15-37 0-15-5-27-15-36-9-9-22-14-38-14-8 0-16 1-23 3-8 2-16 4-24 8z">
          <text:p/>
        </draw:path>
        <draw:path draw:style-name="gr5" draw:text-style-name="P4" draw:layer="layout" svg:width="3.132cm" svg:height="0.27cm" svg:x="19.748cm" svg:y="27.992cm" svg:viewBox="0 0 3133 271" svg:d="M45 128v81h-8v-9h46c14 0 23-2 29-8 5-5 8-12 8-24s-3-19-8-24c-6-6-15-8-29-8h-46v-8zM37 119h46c16 0 30 4 39 12s14 22 14 37-5 29-14 37-23 12-39 12h-46-8v-8-81-9zM45 37v66h-8v-8h42c13 0 21-2 26-7 6-4 8-9 8-18s-2-14-8-18c-5-5-13-7-26-7h-42v-8zM37 28h42c15 0 28 4 36 10 9 7 14 19 14 32s-5 25-14 32c-8 6-21 10-36 10h-42-8v-9-66-9zM8 4h73c23 0 42 5 55 15 14 11 21 28 21 48 0 14-3 28-10 37-8 10-19 16-32 18l-1-8 1-8c16 3 29 11 38 22 8 11 13 27 13 43 0 22-8 40-22 53-14 12-35 19-60 19h-76-8v-9-222-8zM16 12v222h-8v-8h76c23 0 38-6 50-16 11-9 16-21 16-39 0-14-3-23-10-32s-15-14-28-17l-42-9 42-7c11-2 17-6 22-12 5-7 7-15 7-27 0-16-4-26-14-34-11-9-25-13-46-13h-73v-8zM310 121c7 3 15 9 21 17s13 18 19 31l29 61 5 13h-13-30-5l-3-5-26-58c-7-14-13-22-18-26-6-4-12-6-23-6h-30v-8h8v94 9h-8-29-8v-9-222-8h8 65c25 0 46 6 59 17 13 12 20 32 20 55 0 15-4 29-10 39-7 11-19 19-32 22l-2-8zM305 121c10-3 17-8 22-16 6-8 8-17 8-29 0-20-5-32-15-42-10-9-25-14-48-14h-65v-8h8v222h-8v-8h29v8h-9v-94-9h9 30c13 0 24 3 32 9s16 17 23 33l-7 4 7-4 27 57-7 4v-8h30v8l-7 4-29-62c-5-12-11-20-16-27-5-6-10-10-15-12l-24-9zM244 37v78h-8v-8h36c12 0 20-3 25-8 6-5 8-12 8-23 0-12-2-18-8-23-5-6-13-8-25-8h-36v-8zM236 28h36c14 0 28 4 36 12 9 8 13 21 13 36 0 14-4 27-13 35-8 8-22 13-36 13h-36-9v-9-78-9zM408 4h134 8v8 25 9h-8-105v-9h8v66h-8v-9h100 8v9 25 8h-8-100v-8h8v80h-8v-9h107 8v9 26 9h-8-136-8v-9-222-8zM416 12v222h-8v-8h136v8h-8v-26h8v8h-107-8v-8-80-9h8 100v9h-8v-25h8v8h-100-8v-8-66-8h8 105v8h-8v-25h8v8h-134v-8zM670 44l-39 110-7-3v-8h77v8l-7 3-39-110 8-3zM670 39l39 110 4 11h-12-77-12l4-11 39-110 8-22zM646 4h33 5l2 5 81 222 4 12h-12-30-5l-2-6-19-58 7-2v8h-95v-8l8 2-21 58-1 6h-6-30-12l4-12 82-222 2-5zM654 15l-82 222-7-3v-8h30v8l-8-3 20-57 2-6h6 95 6l2 6 19 57-8 3v-8h30v8l-7 3-81-222 8-3v8h-33v-8zM790 4h29 8v8 93h-8l-6-6 95-93 2-2h3 37 20l-14 14-105 103-6-6 6-6 112 119 14 15h-19-38-3l-3-3-101-107 6-6h8v107 9h-8-29-8v-9-222-8zM798 12v222h-8v-8h29v8h-8v-107-21l13 15 102 107-6 6v-8h38v8l-6 6-112-119-6-6 6-6 105-103 5 6v8h-37v-8l6 6-95 94-13 13v-20-93h8v8h-29v-8zM1072 4h133 8v8 25 9h-8-104v-9h8v66h-8v-9h100 8v9 25 8h-8-100v-8h8v80h-8v-9h107 8v9 26 9h-8-136-8v-9-222-8zM1080 12v222h-8v-8h136v8h-8v-26h8v8h-107-9v-8-80-9h9 100v9h-8v-25h8v8h-100-9v-8-66-8h9 104v8h-8v-25h8v8h-133v-8zM1291 37v172h-8v-9h35c28 0 46-6 58-18 12-13 18-31 18-60 0-28-6-46-18-59-12-12-30-18-58-18h-35v-8zM1283 28h35c30 0 55 8 69 23 15 15 23 40 23 71s-8 57-23 72c-14 15-39 23-69 23h-35-8v-8-172-9zM1255 4h59c42 0 74 9 95 28 21 20 31 51 31 90 0 40-11 71-31 91-21 20-54 30-95 30h-59-8v-9-222-8zM1263 12v222h-8v-8h59c39 0 66-9 84-26s26-41 26-78c0-36-8-61-26-77-18-17-45-25-84-25h-59v-8zM1614 202v-60h8v9h-47-8v-9-24-9h8 75 8v9 95 4l-3 3c-12 9-25 16-39 20s-29 7-45 7c-34 0-63-12-83-34s-30-53-30-90c0-38 10-69 30-91 20-21 49-32 83-32 14 0 28 1 41 5s26 10 37 17l3 2v5 32 18l-13-12c-10-9-20-15-31-20-11-4-22-6-35-6-24 0-40 6-52 20-12 13-17 33-17 62 0 28 5 48 17 62 12 13 28 19 52 19 10 0 18 0 26-2 7-2 13-4 19-8l4 8zM1626 209c-7 4-15 7-24 9-8 2-18 3-29 3-27 0-50-9-64-25-14-17-21-42-21-73s7-57 21-74c14-16 37-25 64-25 14 0 28 3 41 8 12 5 25 13 36 23l-6 6h-8v-32h8l-4 7c-10-7-20-11-32-15-12-3-24-5-37-5-32 0-54 9-72 28-17 19-25 44-25 79 0 34 8 59 25 78 18 19 40 29 72 29 15 0 28-2 40-6 13-5 24-11 34-18l5 7h-8v-95h8v8h-75v-8h8v24h-8v-8h47 8v8 60 4zM1702 4h134 8v8 25 9h-8-105v-9h8v66h-8v-9h100 8v9 25 8h-8-100v-8h8v80h-8v-9h107 8v9 26 9h-8-136-8v-9-222-8zM1710 12v222h-8v-8h136v8h-8v-26h8v8h-107-8v-8-80-9h8 100v9h-8v-25h8v8h-100-8v-8-66-8h8 105v8h-9v-25h9v8h-134v-8zM2020 19v30 13l-12-6c-11-5-20-9-29-12-10-2-18-3-26-3-15 0-24 2-31 8-7 5-10 10-10 20 0 8 2 12 6 15 4 4 13 8 28 11l17 3-1 9 1-9c22 5 40 13 52 25 11 12 17 30 17 49 0 23-8 43-24 56-15 13-37 19-65 19-10 0-22-2-33-4-12-2-24-6-36-11l-6-2v-6-31-15l12 7c12 7 22 12 33 15 10 3 20 5 30 5 16 0 26-3 33-9 7-5 10-11 10-22 0-9-2-14-7-19s-13-9-27-12l-17-3 1-9-1 9c-23-5-40-13-51-23-11-11-17-27-17-46 0-21 9-40 23-53 15-12 35-18 60-18 10 0 21 1 31 2 11 2 22 5 33 9l6 2zM2009 27c-11-3-21-6-30-8-10-2-20-3-29-3-22 0-38 5-50 15-11 10-16 22-16 40 0 15 3 25 11 34 9 8 22 14 43 18l17 4-2 8 2-8c15 3 28 9 35 16 8 7 12 19 12 31 0 15-6 28-16 36s-25 12-43 12c-11 0-23-2-35-6-11-4-24-9-36-16l4-7h8v31h-8l3-9c12 5 23 9 34 12 11 2 21 3 30 3 26 0 43-5 56-16 12-10 17-22 17-42 0-16-4-28-13-37-9-10-22-16-43-20l-17-4 1-8-1 8c-16-3-29-8-36-14s-11-17-11-28c0-14 6-27 16-34s24-11 41-11c9 0 20 1 30 4s21 7 32 13l-3 8h-8v-30h8zM2224 40c-12 0-19 5-26 18-7 14-10 35-10 65 0 29 3 50 10 64 7 13 14 18 26 18 13 0 20-5 27-18 6-14 10-35 10-64 0-30-4-51-10-65-7-13-14-18-27-18zM2224 23c18 0 33 10 41 28 8 16 12 41 12 72s-4 56-12 72c-8 17-23 27-41 27-17 0-32-10-40-27-8-16-12-41-12-72s4-56 12-72c8-18 23-28 40-28zM2224 0c26 0 48 11 61 33 13 21 20 51 20 90 0 38-7 69-20 90-13 22-35 34-61 34-25 0-47-12-61-34-13-21-20-52-20-90 0-39 7-69 20-90 14-22 36-33 61-33zM2224 16c-21 0-36 8-47 26-12 18-18 44-18 81 0 36 6 62 18 80 11 18 26 27 47 27 22 0 36-9 48-27 11-18 17-44 17-80 0-37-6-63-17-81-12-18-26-26-48-26zM2347 187h30 8v8 39 9h-8-30-8v-9-39-8zM2355 195v39h-8v-8h30v8h-8v-39h8v9h-30v-9zM2444 199h47v9h-8v-169h8l2 9-51 10-10 2v-10-27-7l7-2 50-10h1 1 28 8v8 196h-8v-9h47 8v9 26 9h-8-122-8v-9-26-9zM2452 208v26h-8v-8h122v8h-8v-26h8v8h-47-8v-8-196h8v8h-28v-8l1 8-50 11-2-8h8v27h-8l-1-8 51-11 9-2v10 169 8h-8-47v-8zM2666 4h24 11l-3 10-74 251-2 6h-5-25-11l4-11 73-251 2-5zM2674 14l-74 251-8-3v-8h25v8l-8-2 73-251 8 3v8h-24v-8zM2782 40c-12 0-20 5-26 18-7 14-10 35-10 65 0 29 3 50 10 64 6 13 14 18 26 18 13 0 20-5 26-18 7-14 10-35 10-64 0-30-3-51-10-65-6-13-13-18-26-18zM2782 23c17 0 32 10 41 28 8 16 12 41 12 72s-4 56-12 72c-9 17-24 27-41 27s-32-10-40-27c-8-16-12-41-12-72s4-56 12-72c8-18 23-28 40-28zM2782 0c26 0 47 11 61 33 13 21 20 51 20 90 0 38-7 69-20 90-14 22-35 34-61 34s-47-12-61-34c-13-21-20-52-20-90 0-39 7-69 20-90 14-22 35-33 61-33zM2782 16c-22 0-36 8-47 26-12 18-18 44-18 81 0 36 6 62 18 80 11 18 25 27 47 27s36-9 48-27c11-18 17-44 17-80 0-37-6-63-17-81-12-18-26-26-48-26zM2905 187h30 8v8 39 9h-8-30-8v-9-39-8zM2913 195v39h-8v-8h30v8h-8v-39h8v9h-30v-9zM2997 4h112 8v8 25 9h-8-86v-9h8v54h-8l-2-7c4-2 9-4 14-4 4-1 9-1 13-1 25 0 47 7 62 22s23 37 23 61c0 26-8 47-24 63-15 14-38 22-65 22-9 0-19-1-28-3-10-1-20-4-30-7l-6-2v-6-31-14l12 6c8 5 16 8 25 11 8 2 17 3 27 3 14 0 25-4 33-11 8-8 12-17 12-31s-4-22-12-30-19-12-33-12c-8 0-14 1-22 3-7 2-14 4-22 8l-11 5v-13-111-8zM3005 12v111h-8l-3-8c8-3 17-7 25-8 8-2 16-3 25-3 17 0 33 5 44 15 11 11 17 26 17 43s-6 33-17 43-27 16-44 16c-11 0-22-2-31-4-10-3-19-7-28-12l3-7h8v31h-8l3-9c9 4 18 6 27 8 9 1 17 2 26 2 25 0 42-6 55-19 12-12 18-27 18-49 0-21-6-36-18-49-13-12-28-18-51-18-3 0-7 1-11 1-4 1-7 2-11 3l-11 4v-12-54-8h8 86v8h-8v-25h8v8h-112v-8z">
          <text:p/>
        </draw:path>
        <draw:polygon draw:style-name="gr5" draw:text-style-name="P4" draw:layer="layout" svg:width="0cm" svg:height="0cm" svg:x="0.038cm" svg:y="0.038cm" svg:viewBox="0 0 0 0" draw:points="0,0">
          <text:p/>
        </draw:polygon>
        <draw:path draw:style-name="gr5" draw:text-style-name="P4" draw:layer="layout" svg:width="0.847cm" svg:height="0.221cm" svg:x="19.366cm" svg:y="27.456cm" svg:viewBox="0 0 848 222" svg:d="M0 184h30v38h-30zM80 0h31l52 82 53-82h31l-68 106 72 116h-31l-59-95-60 95h-31l76-119zM279 0h30l53 82 53-82h30l-68 106 73 116h-31l-59-95-60 95h-31l75-119zM477 0h31l53 82 53-82h31l-68 106 72 116h-30l-60-95-61 95h-31l77-119zM677 0h31l52 82 53-82h31l-68 106 72 116h-31l-59-95-60 95h-31l76-119z">
          <text:p/>
        </draw:path>
        <draw:path draw:style-name="gr5" draw:text-style-name="P4" draw:layer="layout" svg:width="0.87cm" svg:height="0.238cm" svg:x="19.358cm" svg:y="27.447cm" svg:viewBox="0 0 871 239" svg:d="M8 185h30 8v8 38 8h-8-30-8v-8-38-8zM16 193v38h-8v-9h30v9h-8v-38h8v9h-30v-9zM88 0h31 4l2 4 53 82-7 5-7-5 54-82 3-4h4 31 15l-9 14-69 106-6-5 6-5 74 116 8 13h-15-31-4l-2-4-61-94 7-5 7 5-60 94-3 4h-4-31-15l8-13 76-119 7 5-7 5-66-103-8-14zM95 4l65 103 3 5-3 5-75 118-7-4v-9h31v9l-7-5 60-95 7-10 7 10 60 95-7 5v-9h31v9l-7 4-73-116-3-4 3-5 69-106 7 5v8h-31v-8l7 5-54 82-7 10-7-10-52-82 7-5v8h-31v-8zM288 0h30 5l2 4 52 82-6 5-7-5 53-82 2-4h5 30 15l-8 14-68 106-7-5 7-5 73 116 8 13h-15-31-4l-3-4-59-94 7-5 6 5-60 94-2 4h-4-31-15l8-13 76-119 6 5-6 5-66-103-8-14zM294 4l66 103 3 5-3 5-76 118-6-4v-9h31v9l-7-5 60-95 7-10 6 10 60 95-7 5v-9h31v9l-7 4-72-116-3-4 3-5 68-106 6 5v8h-30v-8l6 5-53 82-6 10-7-10-52-82 6-5v8h-30v-8zM486 0h31 4l3 4 52 82-7 5-6-5 53-82 2-4h4 31 15l-8 14-68 106-7-5 7-5 72 116 8 13h-15-30-5l-2-4-59-94 6-5 7 5-60 94-2 4h-5-31-15l9-13 75-119 7 5-7 5-65-103-9-14zM493 4l66 103 3 5-3 5-76 118-7-4v-9h31v9l-6-5 60-95 6-10 7 10 59 95-6 5v-9h30v9l-6 4-73-116-3-4 3-5 68-106 7 5v8h-31v-8l7 5-53 82-7 10-6-10-53-82 7-5v8h-31v-8zM685 0h31 4l2 4 53 82-7 5-7-5 53-82 3-4h4 31 15l-9 14-68 106-6-5 6-5 73 116 8 13h-15-31-4l-2-4-60-94 7-5 7 5-60 94-3 4h-4-31-15l8-13 76-119 7 5-7 5-66-103-8-14zM692 4l65 103 3 5-3 5-75 118-7-4v-9h31v9l-7-5 60-95 7-10 7 10 59 95-7 5v-9h31v9l-7 4-72-116-3-4 3-5 68-106 7 5v8h-31v-8l7 5-53 82-7 10-7-10-52-82 7-5v8h-31v-8z">
          <text:p/>
        </draw:path>
        <draw:polygon draw:style-name="gr5" draw:text-style-name="P4" draw:layer="layout" svg:width="0cm" svg:height="0cm" svg:x="0.038cm" svg:y="0.038cm" svg:viewBox="0 0 0 0" draw:points="0,0">
          <text:p/>
        </draw:polygon>
        <draw:path draw:style-name="gr9" draw:text-style-name="P2" draw:layer="layout" svg:width="0.119cm" svg:height="0.182cm" svg:x="20.211cm" svg:y="27.5cm" svg:viewBox="0 0 120 183" svg:d="M0 183h120M61 122v-122M0 60h120">
          <text:p/>
        </draw:path>
        <draw:path draw:style-name="gr5" draw:text-style-name="P4" draw:layer="layout" svg:width="0.593cm" svg:height="0.23cm" svg:x="20.403cm" svg:y="27.451cm" svg:viewBox="0 0 594 231" svg:d="M0 189h30v37h-30zM154 24c-15 0-26 7-33 23-8 15-11 38-11 68 0 31 3 54 11 69 7 15 18 23 33 23s26-8 33-23c8-15 11-38 11-69 0-30-3-53-11-68-7-16-18-23-33-23zM154 0c23 0 41 10 54 29 12 20 19 49 19 86 0 38-7 67-19 86-13 20-31 30-54 30-24 0-42-10-54-30-13-19-19-48-19-86 0-37 6-66 19-86 12-19 30-29 54-29zM277 4h112v25h-86v55c4-2 8-3 13-4 4-1 8-1 12-1 23 0 42 7 56 20 14 14 20 32 20 56s-7 43-21 56-34 20-59 20c-9 0-18-1-28-3-9-1-18-4-28-7v-30c9 5 17 9 26 11s19 4 29 4c16 0 29-5 39-14 9-9 14-21 14-37s-5-28-14-37c-10-9-23-14-39-14-8 0-15 1-23 3-7 2-15 5-23 8zM521 24c-14 0-25 7-33 23-7 15-11 38-11 68 0 31 4 54 11 69 8 15 19 23 33 23 15 0 27-8 34-23s11-38 11-69c0-30-4-53-11-68-7-16-19-23-34-23zM521 0c24 0 42 10 55 29 12 20 18 49 18 86 0 38-6 67-18 86-13 20-31 30-55 30-23 0-41-10-54-30-12-19-18-48-18-86 0-37 6-66 18-86 13-19 31-29 54-29z">
          <text:p/>
        </draw:path>
        <draw:path draw:style-name="gr5" draw:text-style-name="P4" draw:layer="layout" svg:width="0.609cm" svg:height="0.246cm" svg:x="20.395cm" svg:y="27.443cm" svg:viewBox="0 0 610 247" svg:d="M9 187h30 8v9 38 9h-8-30-9v-9-38-9zM17 196v38h-8v-9h30v9h-8v-38h8v8h-30v-8zM162 40c-13 0-20 5-26 18-7 14-10 35-10 65s3 50 10 64c6 13 13 18 26 18 12 0 20-5 26-18 7-14 10-34 10-64s-3-51-10-65c-6-13-14-18-26-18zM162 23c17 0 32 11 40 28 8 16 12 41 12 72s-4 56-12 72c-8 17-23 27-40 27s-32-10-41-27c-8-16-12-41-12-72s4-56 12-72c9-17 24-28 41-28zM162 0c25 0 47 11 61 33 13 21 20 52 20 90s-7 69-20 90c-14 22-36 34-61 34-26 0-47-12-61-34-13-21-20-52-20-90s7-69 20-90c14-22 35-33 61-33zM162 16c-22 0-36 8-48 26-11 18-17 44-17 81 0 36 6 62 17 81 12 17 26 25 48 25 21 0 36-8 47-25 12-19 18-45 18-81 0-37-6-63-18-81-11-18-26-26-47-26zM285 4h112 8v8 25 9h-8-86v-9h8v55h-8l-3-8c5-2 10-3 14-4 5-1 9-1 14-1 25 0 46 7 61 22s23 37 23 61c0 26-8 48-23 62-16 16-38 23-65 23-10 0-19-1-29-2-9-2-19-5-29-8l-6-2v-7-30-14l12 7c8 4 16 8 24 10 9 2 17 3 27 3 15 0 25-3 33-11 9-8 12-17 12-31 0-13-3-22-12-30-8-8-18-11-33-11-7 0-14 0-21 2s-14 4-22 8l-11 5v-13-111-8zM293 12v111h-8l-3-8c8-3 16-6 24-8s17-3 25-3c18 0 33 5 44 15 11 11 17 26 17 43s-6 33-17 43-26 16-44 16c-10 0-21-1-31-4-9-2-19-6-28-12l4-7h8v30h-8l2-8c10 3 19 5 28 7 9 1 17 2 26 2 24 0 41-5 54-17s18-27 18-50c0-21-5-36-18-48-12-13-28-18-50-18-4 0-7 0-11 0-4 1-7 2-11 4l-11 4v-12-55-8h8 86v8h-8v-25h8v8h-112v-8zM529 40c-12 0-19 5-26 18-6 14-10 35-10 65s4 50 10 64c7 13 14 18 26 18 13 0 20-5 27-18 7-14 10-34 10-64s-3-51-10-65c-7-13-14-18-27-18zM529 23c18 0 33 11 41 28 8 16 12 41 12 72s-4 56-12 72c-8 17-23 27-41 27-17 0-31-10-40-27-8-16-12-41-12-72s4-56 12-72c9-17 23-28 40-28zM529 0c26 0 48 11 61 33 14 21 20 52 20 90s-6 69-20 90c-13 22-35 34-61 34-25 0-47-12-60-34-14-21-20-52-20-90s6-69 20-90c13-22 35-33 60-33zM529 16c-21 0-36 8-47 26-12 18-17 44-17 81 0 36 5 62 17 81 11 17 26 25 47 25 22 0 37-8 48-25 12-19 17-45 17-81 0-37-5-63-17-81-11-18-26-26-48-26z">
          <text:p/>
        </draw:path>
        <draw:polygon draw:style-name="gr5" draw:text-style-name="P4" draw:layer="layout" svg:width="0cm" svg:height="0cm" svg:x="0.038cm" svg:y="0.038cm" svg:viewBox="0 0 0 0" draw:points="0,0">
          <text:p/>
        </draw:polygon>
        <draw:path draw:style-name="gr5" draw:text-style-name="P4" draw:layer="layout" svg:width="0.648cm" svg:height="0.221cm" svg:x="19.55cm" svg:y="27.151cm" svg:viewBox="0 0 649 222" svg:d="M0 184h30v38h-30zM80 0h30l53 82 54-82h30l-69 106 74 116h-31l-60-95-60 95h-31l75-119zM279 0h31l52 82 53-82h31l-68 106 72 116h-30l-60-95-60 95h-31l76-119zM478 0h30l53 82 53-82h30l-68 106 73 116h-31l-59-95-60 95h-31l75-119z">
          <text:p/>
        </draw:path>
        <draw:path draw:style-name="gr5" draw:text-style-name="P4" draw:layer="layout" svg:width="0.671cm" svg:height="0.238cm" svg:x="19.542cm" svg:y="27.143cm" svg:viewBox="0 0 672 239" svg:d="M8 183h30 8v8 38 10h-8-30-8v-10-38-8zM16 191v38h-8v-8h30v8h-8v-38h8v9h-30v-9zM88 0h30 5l2 3 52 82-6 5-7-5 53-82 2-3h6 30 15l-8 13-69 106-7-5 7-5 74 115 8 15h-15-31-4l-4-4-59-95 7-5 6 5-59 95-3 4h-4-31-15l8-15 76-117 6 4-6 5-66-103-8-13zM94 3l66 104 3 4-3 5-75 119-7-6v-8h31v8l-7-5 60-94 7-10 6 10 61 94-7 5v-8h31v8l-7 6-73-116-3-5 3-5 69-106 6 5v8h-30v-8l6 5-54 82-6 10-7-10-52-82 6-5v8h-30v-8zM287 0h31 4l3 3 52 82-7 5-6-5 52-82 3-3h4 31 15l-9 13-67 106-7-5 7-5 72 115 8 15h-15-30-5l-2-4-59-95 6-5 7 5-60 95-2 4h-5-31-15l9-15 75-117 7 4-7 5-65-103-9-13zM294 3l66 104 3 4-3 5-76 119-7-6v-8h31v8l-6-5 60-94 6-10 7 10 59 94-6 5v-8h30v8l-6 6-73-116-3-5 3-5 68-106 7 5v8h-31v-8l7 5-53 82-7 10-6-10-53-82 7-5v8h-31v-8zM486 0h30 5l2 3 52 82-6 5-7-5 53-82 2-3h5 30 15l-8 13-68 106-7-5 7-5 73 115 8 15h-15-31-4l-3-4-59-95 7-5 6 5-59 95-3 4h-4-31-15l8-15 76-117 6 4-6 5-66-103-8-13zM492 3l66 104 3 4-3 5-75 119-7-6v-8h31v8l-7-5 60-94 7-10 6 10 60 94-7 5v-8h31v8l-7 6-72-116-3-5 3-5 68-106 6 5v8h-30v-8l6 5-53 82-6 10-7-10-52-82 6-5v8h-30v-8z">
          <text:p/>
        </draw:path>
        <draw:polygon draw:style-name="gr5" draw:text-style-name="P4" draw:layer="layout" svg:width="0cm" svg:height="0cm" svg:x="0.038cm" svg:y="0.038cm" svg:viewBox="0 0 0 0" draw:points="0,0">
          <text:p/>
        </draw:polygon>
        <draw:path draw:style-name="gr9" draw:text-style-name="P2" draw:layer="layout" svg:width="0.119cm" svg:height="0.178cm" svg:x="20.211cm" svg:y="27.195cm" svg:viewBox="0 0 120 179" svg:d="M0 179h120M61 122v-122M0 61h120">
          <text:p/>
        </draw:path>
        <draw:path draw:style-name="gr5" draw:text-style-name="P4" draw:layer="layout" svg:width="0.582cm" svg:height="0.232cm" svg:x="20.402cm" svg:y="27.144cm" svg:viewBox="0 0 583 233" svg:d="M0 190h30v38h-30zM96 202h46v-170l-50 11v-28l50-11h28v198h46v26h-120zM298 202h99v26h-133v-26c11-11 26-27 44-47 19-20 30-33 35-39 9-11 16-20 19-28 4-7 6-15 6-22 0-12-4-21-12-29-8-7-18-11-30-11-9 0-19 2-29 5-9 3-20 8-31 15v-31c11-5 22-8 32-11 10-2 19-4 27-4 21 0 39 6 52 18 12 11 19 27 19 46 0 9-2 18-5 26s-9 18-17 29c-3 3-10 12-23 25-12 14-30 34-53 58zM456 4h111v26h-85v55c4-2 8-3 13-4 4 0 8-1 12-1 23 0 42 7 55 21 14 13 21 32 21 55 0 24-7 43-21 56-14 14-34 21-59 21-9 0-18-1-27-2-9-3-19-5-28-8v-31c8 5 17 9 26 11 9 3 18 4 28 4 16 0 29-5 38-14 10-9 15-21 15-37 0-15-5-28-15-37-9-9-22-13-38-13-8 0-15 0-23 2-7 2-15 5-23 9z">
          <text:p/>
        </draw:path>
        <draw:path draw:style-name="gr5" draw:text-style-name="P4" draw:layer="layout" svg:width="0.598cm" svg:height="0.249cm" svg:x="20.394cm" svg:y="27.136cm" svg:viewBox="0 0 599 250" svg:d="M8 190h30 8v9 38 9h-8-30-8v-9-38-9zM16 199v38h-8v-8h30v8h-8v-38h8v8h-30v-8zM104 203h46v8h-8v-171h8l2 8-50 11-10 2v-10-28-7l6-1 50-11h1 1 28 8v8 199h-8v-8h47 8v8 26 9h-8-121-8v-9-26-8zM112 211v26h-8v-8h121v8h-8v-26h8v9h-47-8v-9-199h8v9h-28v-9l1 9-49 11-2-9h8v28h-8l-1-9 50-10 9-2v10 171 9h-8-46v-9zM306 203h99 8v8 26 9h-8-133-8v-9-26-3l3-2c10-12 25-28 44-48 18-20 30-34 34-40 9-10 15-19 18-26 3-6 5-12 5-18 0-10-3-16-9-23-7-6-14-9-25-9-9 0-17 2-26 5-10 3-19 8-30 14l-12 7v-14-31-6l5-2c12-5 23-9 33-11 10-3 20-4 29-4 23 0 43 6 57 19s22 32 22 53c0 10-2 20-6 29-3 9-10 20-18 33h-1c-2 3-9 11-22 25s-30 34-53 58l-6-6zM301 205c22-24 40-44 53-58 12-13 19-23 22-25l6 5-7-5c9-11 14-20 17-27 3-8 4-15 4-23 0-17-5-30-16-40-12-10-27-15-47-15-8 0-16 1-25 3-10 3-20 6-31 11l-3-8h8v31h-8l-4-8c12-7 23-12 33-15 10-4 21-6 31-6 13 0 26 5 35 14 9 8 14 21 14 35 0 8-2 18-6 26s-11 18-20 31l-6-7 6 7c-5 6-17 19-35 39-19 20-33 36-44 47l-6-6h8v26h-8v-8h133v8h-8v-26h8v9h-99-18zM464 4h111 8v8 26 8h-8-85v-8h8v55h-8l-3-8c5-2 10-3 14-4 5-1 9-1 14-1 24 0 46 8 61 23 15 14 23 37 23 62 0 26-9 48-24 63-15 14-38 22-64 22-10 0-19-1-29-3-9-1-19-4-29-7l-5-2v-6-31-14l11 7c8 5 16 8 25 10 8 2 17 3 26 3 15 0 25-3 33-11s12-17 12-31-4-23-12-30c-8-9-18-13-33-13-7 0-14 1-21 3-7 1-14 4-22 9l-11 5v-14-113-8zM472 12v113h-8l-3-8c8-4 17-7 25-9s16-3 24-3c17 0 33 6 44 16 10 11 16 27 16 44 0 18-6 33-16 44-11 10-27 16-44 16-10 0-21-2-30-4-10-3-19-7-28-12l4-8h8v31h-8l2-8c9 3 18 5 27 6 9 2 17 3 26 3 24 0 41-6 53-18 13-12 19-27 19-50 0-21-6-38-18-50-13-12-28-18-50-18-4 0-7 0-11 1-4 0-7 1-11 3l-11 4v-12-55-9h8 85v9h-8v-26h8v9h-111v-9z">
          <text:p/>
        </draw:path>
        <draw:polygon draw:style-name="gr5" draw:text-style-name="P4" draw:layer="layout" svg:width="0cm" svg:height="0cm" svg:x="0.038cm" svg:y="0.038cm" svg:viewBox="0 0 0 0" draw:points="0,0">
          <text:p/>
        </draw:polygon>
        <draw:path draw:style-name="gr5" draw:text-style-name="P4" draw:layer="layout" svg:width="0.448cm" svg:height="0.221cm" svg:x="19.725cm" svg:y="26.851cm" svg:viewBox="0 0 449 222" svg:d="M0 185h30v37h-30zM79 0h31l52 83 54-83h31l-69 107 73 115h-30l-61-94-59 94h-31l75-118zM279 0h30l53 83 52-83h31l-68 107 72 115h-30l-59-94-60 94h-31l75-118z">
          <text:p/>
        </draw:path>
        <draw:path draw:style-name="gr5" draw:text-style-name="P4" draw:layer="layout" svg:width="0.471cm" svg:height="0.239cm" svg:x="19.717cm" svg:y="26.842cm" svg:viewBox="0 0 472 240" svg:d="M8 185h30 8v9 37 9h-8-30-8v-9-37-9zM16 194v37h-8v-8h30v8h-8v-37h8v8h-30v-8zM87 0h31 4l3 4 52 82-7 5-6-5 52-82 3-4h4 31 15l-9 14-67 106-7-5 7-5 72 117 8 13h-15-30-5l-2-4-59-95 6-5 7 5-60 95-2 4h-4-31-15l8-13 75-120 7 5-7 5-65-104-9-13zM94 4l66 103 3 5-3 5-76 119-6-5v-8h31v8l-7-4 60-96 6-10 7 10 59 96-6 4v-8h30v8l-6 5-73-116-3-5 3-5 68-106 7 5v8h-31v-8l7 5-53 82-7 10-6-10-53-83 7-4v8h-31v-8zM286 0h31 5l2 4 52 82-6 5-7-5 53-82 2-4h4 31 15l-8 14-68 106-7-5 7-5 72 117 8 13h-15-30-5l-2-4-59-95 7-5 6 5-60 95-2 4h-4-32-15l8-13 77-120 6 5-7 5-66-104-8-13zM292 4l67 103 3 5-3 5-76 119-7-5v-8h32v8l-8-4 61-96 7-10 6 10 59 96-6 4v-8h30v8l-6 5-73-116-3-5 3-5 68-106 7 5v8h-31v-8l7 5-53 82-7 10-6-10-52-83 6-4v8h-31v-8z">
          <text:p/>
        </draw:path>
        <draw:polygon draw:style-name="gr5" draw:text-style-name="P4" draw:layer="layout" svg:width="0cm" svg:height="0cm" svg:x="0.038cm" svg:y="0.038cm" svg:viewBox="0 0 0 0" draw:points="0,0">
          <text:p/>
        </draw:polygon>
        <draw:path draw:style-name="gr9" draw:text-style-name="P2" draw:layer="layout" svg:width="0.115cm" svg:height="0.177cm" svg:x="20.202cm" svg:y="26.896cm" svg:viewBox="0 0 116 178" svg:d="M0 178h116M61 122v-122M0 60h116">
          <text:p/>
        </draw:path>
        <draw:path draw:style-name="gr5" draw:text-style-name="P4" draw:layer="layout" svg:width="0.402cm" svg:height="0.231cm" svg:x="20.393cm" svg:y="26.846cm" svg:viewBox="0 0 403 232" svg:d="M0 190h29v37h-29zM116 202h99v25h-134v-25c11-12 26-29 45-48 18-20 30-33 35-39 9-11 16-20 19-27 4-8 6-15 6-22 0-12-4-22-12-29-8-8-18-11-31-11-9 0-18 1-28 5-10 3-21 8-32 14v-30c12-5 22-8 32-11 10-2 19-4 27-4 22 0 40 6 53 18 13 11 19 26 19 46 0 9-2 17-5 26-3 8-9 17-17 29-3 2-10 11-23 24-13 14-30 33-53 59zM275 4h113v26h-87v54c4-1 8-3 14-3 4-1 8-1 12-1 23 0 42 6 56 20 13 14 20 32 20 55 0 25-7 43-21 57-14 13-34 20-59 20-9 0-19-1-28-3-10-1-19-4-29-7v-30c9 5 18 8 27 11 9 2 19 3 29 3 16 0 29-4 39-13 9-9 14-22 14-38 0-15-5-28-14-37-10-9-23-13-39-13-8 0-16 1-24 3-7 1-15 4-23 8z">
          <text:p/>
        </draw:path>
        <draw:path draw:style-name="gr5" draw:text-style-name="P4" draw:layer="layout" svg:width="0.419cm" svg:height="0.247cm" svg:x="20.384cm" svg:y="26.838cm" svg:viewBox="0 0 420 248" svg:d="M9 189h29 8v9 37 9h-8-29-9v-9-37-9zM17 198v37h-8v-8h29v8h-8v-37h8v8h-29v-8zM125 201h99 8v9 25 9h-8-134-8v-9-25-3l3-3c11-12 25-28 44-47 19-20 30-33 35-38v-1c9-10 15-18 18-26 3-7 4-12 4-18 0-10-2-17-9-23-6-6-14-9-25-9-8 0-16 2-26 5-9 3-19 7-30 14l-12 7v-15-30-5l5-3c12-5 23-9 33-11 11-3 21-4 29-4 24 0 44 7 58 19 14 13 22 32 22 53 0 10-2 20-5 30-4 9-10 19-19 31-3 3-11 11-23 25-13 14-31 33-53 58l-6-6zM119 204c23-25 41-44 53-58 13-13 20-21 22-24l7 6-7-6c9-11 14-19 17-28 3-7 4-14 4-22 0-18-5-30-17-40-11-10-26-15-47-15-7 0-15 1-25 3-10 3-20 6-31 11l-3-8h8v30h-8l-4-7c12-7 23-12 33-15 11-4 21-6 31-6 14 0 27 5 36 14 9 8 15 21 15 35 0 8-3 17-7 27-4 8-11 18-20 29l-6-6 6 6c-5 6-17 19-36 38-18 20-33 36-44 48l-6-6h8v25h-8v-8h134v8h-8v-25h8v8h-99-19zM284 4h113 8v8 26 8h-8-86v-8h8v54h-8l-3-8c5-1 10-3 14-4 5 0 10-1 14-1 25 0 46 8 61 24 15 15 23 36 23 61 0 26-8 47-23 62-16 14-38 22-65 22-10 0-19-1-30-3-9-1-19-4-29-7l-6-2v-6-30-14l12 6c8 5 16 8 24 11 10 2 19 3 28 3 15 0 25-4 33-11 9-8 12-17 12-31s-3-23-12-30c-8-8-18-12-33-12-7 0-14 1-21 3-8 2-15 4-23 8l-11 5v-13-113-8zM292 12v113h-8l-3-8c8-4 17-7 24-9 9-2 18-3 26-3 18 0 33 6 44 16s17 26 17 43-6 33-17 43-26 16-44 16c-10 0-21-1-31-4-10-2-20-7-29-12l4-7h8v30h-8l3-8c9 3 18 5 27 7 10 1 18 2 27 2 24 0 41-6 54-18 13-11 18-27 18-49 0-21-5-37-18-49-12-12-28-19-50-19-4 0-7 0-11 1s-7 3-11 4l-12 4v-13-54-9h9 86v9h-8v-26h8v9h-113v-9z">
          <text:p/>
        </draw:path>
        <draw:polygon draw:style-name="gr5" draw:text-style-name="P4" draw:layer="layout" svg:width="0cm" svg:height="0cm" svg:x="0.038cm" svg:y="0.038cm" svg:viewBox="0 0 0 0" draw:points="0,0">
          <text:p/>
        </draw:polygon>
        <draw:path draw:style-name="gr5" draw:text-style-name="P4" draw:layer="layout" svg:width="1.44cm" svg:height="0.229cm" svg:x="19.487cm" svg:y="26.119cm" svg:viewBox="0 0 1441 230" svg:d="M28 28v174h35c29 0 50-7 64-21 13-14 20-36 20-66 0-31-7-52-20-66-14-14-35-21-64-21zM0 4h58c41 0 71 9 90 26 20 18 29 46 29 85 0 38-10 66-29 84s-49 27-90 27h-58zM223 4h133v25h-105v65h101v27h-101v80h108v25h-136zM563 21v31c-9-9-19-16-30-21-11-4-23-7-35-7-24 0-43 8-55 23-13 16-20 38-20 69 0 29 7 51 20 67 12 15 31 23 55 23 12 0 24-3 35-7 11-5 21-12 30-21v31c-10 7-20 12-31 16-12 3-23 5-36 5-32 0-57-10-75-30-19-21-28-49-28-84 0-37 9-65 28-86 18-20 43-30 75-30 13 0 25 2 36 5 11 4 21 9 31 16zM607 4h29v222h-29zM693 4h42l54 151 54-151h43v222h-28v-195l-55 153h-28l-55-153v195h-27zM1013 33l-39 111h77zM997 4h32l80 222h-29l-20-57h-95l-19 57h-30zM1140 4h29v197h103v25h-132zM1429 11v29c-11-5-21-9-31-12s-20-4-29-4c-15 0-27 3-36 9-8 7-12 16-12 28 0 9 2 17 8 22s16 9 32 12l17 4c22 5 38 12 48 23s15 25 15 43c0 21-6 38-20 49s-35 16-61 16c-10 0-21-1-32-3-12-3-23-6-35-11v-31c11 7 23 12 34 16 11 3 22 5 33 5 16 0 29-3 38-10s14-16 14-29c0-11-4-19-10-25s-18-11-32-14l-17-4c-22-4-37-11-47-21-9-10-14-23-14-40 0-20 7-35 20-46 13-12 31-17 54-17 10 0 20 1 31 3 10 1 21 4 32 8z">
          <text:p/>
        </draw:path>
        <draw:path draw:style-name="gr5" draw:text-style-name="P4" draw:layer="layout" svg:width="1.457cm" svg:height="0.253cm" svg:x="19.479cm" svg:y="26.104cm" svg:viewBox="0 0 1458 254" svg:d="M44 43v174h-8v-9h35c28 0 46-6 58-18 12-13 18-31 18-60 0-28-6-47-18-60-12-12-30-18-58-18h-35v-9zM36 35h35c30 0 54 8 69 23s23 41 23 72-8 56-23 72c-15 15-39 23-69 23h-35-8v-8-174-8zM8 10h58c42 0 75 10 96 29s32 52 32 91c0 40-11 71-32 90-21 20-54 29-96 29h-58-8v-8-222-9zM16 19v222h-8v-8h58c40 0 67-9 85-25 18-17 27-41 27-78 0-36-9-62-27-78-18-17-45-25-85-25h-58v-8zM232 10h133 8v9 25 8h-8-105v-8h8v66h-8v-8h101 8v8 26 8h-8-101v-8h8v80h-8v-9h108 8v9 25 8h-8-136-8v-8-222-9zM240 19v222h-8v-8h136v8h-9v-25h9v8h-108-8v-8-80-9h8 101v9h-8v-26h8v9h-101-8v-9-66-8h8 105v8h-8v-25h8v8h-133v-8zM580 36v31 21l-13-14c-9-9-18-16-28-20s-21-6-32-6c-23 0-38 6-49 20-12 15-18 35-18 63s6 47 18 61c11 14 26 20 49 20 11 0 22-2 32-6s19-11 28-19l13-14v20 31 4l-3 3c-11 7-22 13-34 17s-25 6-38 6c-33 0-62-12-81-34-20-21-30-52-30-89s10-70 30-91c19-22 48-34 81-34 13 0 26 2 38 6s23 9 34 17l3 2zM568 43c-10-7-19-12-29-15-11-3-22-5-34-5-30 0-52 9-69 28-18 19-26 45-26 80 0 34 8 59 26 78 17 19 39 28 69 28 12 0 23-2 33-5 11-3 20-8 30-15l4 7h-8v-31h8l6 6c-10 10-22 18-33 23-12 5-25 7-38 7-26 0-47-9-61-26s-22-42-22-72c0-31 8-57 22-74s35-26 61-26c13 0 26 2 38 7 11 5 23 13 33 23l-6 6h-8v-31h8zM616 10h29 8v9 222 8h-8-29-8v-8-222-9zM624 19v222h-8v-8h29v8h-8v-222h8v8h-29v-8zM702 10h42 6l2 6 54 151-8 3-7-3 54-151 2-6h5 43 8v9 222 8h-8-28-8v-8-195h8l7 3-54 153-2 5h-6-28-6l-2-5-54-153 7-3h8v195 8h-8-27-8v-8-222-9zM710 19v222h-8v-8h27v8h-8v-195-46l16 43 54 153-7 3v-9h28v9l-7-3 54-153 16-43v46 195h-8v-8h28v8h-8v-222h8v8h-43v-8l8 3-54 151-8 21-7-21-55-151 8-3v8h-42v-8zM1029 51l-38 111-8-3v-8h77v8l-7 3-39-111 8-3zM1029 45l39 111 4 12h-12-77-11l3-12 39-111 8-21zM1006 10h32 5l2 6 81 222 4 11h-12-29-6l-2-5-19-57 7-3v9h-95v-9l8 3-19 57-2 5h-6-30-12l4-11 81-222 2-6zM1013 22l-81 222-7-3v-8h30v8l-7-3 19-56 2-6h5 95 6l2 6 19 56-7 3v-8h29v8l-7 3-81-222 8-3v8h-32v-8zM1149 10h29 8v9 197h-8v-9h103 8v9 25 8h-8-132-8v-8-222-9zM1157 19v222h-8v-8h132v8h-8v-25h8v8h-103-8v-8-197h8v8h-29v-8zM1445 26v29 14l-12-6c-10-5-20-9-29-12-9-2-17-4-26-4-14 0-24 3-31 8s-9 11-9 21c0 9 1 13 5 16 5 4 13 8 28 11l18 3-2 9 2-9c22 5 40 13 51 25s18 29 18 49c0 23-9 43-24 55s-38 19-65 19c-11 0-22-2-34-4-11-3-24-6-36-11l-5-2v-6-31-14l12 7c11 7 22 11 32 15 11 3 20 5 31 5 15 0 25-3 33-9 7-5 10-11 10-22 0-9-2-14-7-19-6-5-14-9-28-12l-17-3 2-9-2 9c-22-5-40-13-50-23-11-11-17-28-17-47 0-21 8-40 23-53 14-12 35-19 59-19 10 0 21 1 32 3 10 2 21 5 33 9l5 2zM1434 34c-10-4-20-6-30-8s-19-3-29-3c-22 0-37 5-49 15s-17 22-17 40c0 16 4 26 12 34 8 9 22 15 42 19l17 4-1 8 1-8c16 3 28 8 36 16 7 7 12 19 12 31 0 15-6 28-17 36-10 7-25 11-42 11-12 0-24-1-35-5-12-4-24-9-36-16l4-8h8v31h-8l2-8c12 5 23 8 34 10 11 3 21 4 31 4 25 0 43-5 55-15s17-22 17-42c0-17-4-28-12-37-10-10-23-16-43-20l-18-4 2-8-2 8c-16-3-28-8-35-14s-11-17-11-29c0-14 6-27 16-34 9-8 24-11 40-11 10 0 20 1 30 4s21 7 32 13l-3 7h-8v-29h8z">
          <text:p/>
        </draw:path>
        <draw:polygon draw:style-name="gr5" draw:text-style-name="P4" draw:layer="layout" svg:width="0cm" svg:height="0cm" svg:x="0.038cm" svg:y="0.038cm" svg:viewBox="0 0 0 0" draw:points="0,0">
          <text:p/>
        </draw:polygon>
        <draw:polygon draw:style-name="gr5" draw:text-style-name="P4" draw:layer="layout" svg:width="0.189cm" svg:height="0.229cm" svg:x="22.228cm" svg:y="26.515cm" svg:viewBox="0 0 190 230" draw:points="10,0 42,0 97,85 152,0 185,0 113,110 190,230 157,230 95,132 32,230 0,230 79,107">
          <text:p/>
        </draw:polygon>
        <draw:path draw:style-name="gr5" draw:text-style-name="P4" draw:layer="layout" svg:width="0.195cm" svg:height="0.232cm" svg:x="22.225cm" svg:y="26.514cm" svg:viewBox="0 0 196 233" svg:d="M13 0h32 1l55 87h-1-1l55-87h1 33 3l-2 2-72 111-1-1 1-1 77 120 2 2h-3-33-1v-1l-63-97 2-1 1 1-63 97v1h-1-32-3l2-2 78-123 2 1-2 1-68-108-2-2zM14 0l69 108v1 1l-79 122-1-1v-1h32v1h-1l62-98 2-2 1 2 62 98h-1v-1h33v1l-1 1-77-119-1-1 1-1 72-111 1 1v2h-33v-2l1 1-55 86-1 2-1-2-55-86 1-1v2h-32v-2z">
          <text:p/>
        </draw:path>
        <draw:polygon draw:style-name="gr5" draw:text-style-name="P4" draw:layer="layout" svg:width="0cm" svg:height="0cm" svg:x="0.038cm" svg:y="0.038cm" svg:viewBox="0 0 0 0" draw:points="0,0">
          <text:p/>
        </draw:polygon>
        <draw:polyline draw:style-name="gr9" draw:text-style-name="P2" draw:layer="layout" svg:width="0.058cm" svg:height="0.06cm" svg:x="22.465cm" svg:y="26.507cm" svg:viewBox="0 0 59 61" draw:points="59,33 55,23 50,14 46,9 37,5 32,0 23,0 14,5 4,9 0,18 0,28 0,37 0,42 4,52 14,56 23,61 32,61 37,61 46,56 50,47 55,41 59,32">
          <text:p/>
        </draw:polyline>
        <draw:path draw:style-name="gr9" draw:text-style-name="P2" draw:layer="layout" svg:width="0.114cm" svg:height="0.178cm" svg:x="22.61cm" svg:y="26.568cm" svg:viewBox="0 0 115 179" svg:d="M0 179h115M60 123v-123M0 61h115">
          <text:p/>
        </draw:path>
        <draw:polygon draw:style-name="gr5" draw:text-style-name="P4" draw:layer="layout" svg:width="0.122cm" svg:height="0.23cm" svg:x="22.8cm" svg:y="26.515cm" svg:viewBox="0 0 123 231" draw:points="4,204 49,204 49,28 0,39 0,11 49,0 78,0 78,204 123,204 123,231 4,231">
          <text:p/>
        </draw:polygon>
        <draw:path draw:style-name="gr5" draw:text-style-name="P4" draw:layer="layout" svg:width="0.125cm" svg:height="0.232cm" svg:x="22.798cm" svg:y="26.514cm" svg:viewBox="0 0 126 233" svg:d="M6 204h45v1h-1v-176h1v2l-49 11h-2v-2-28-1h2l49-11h28 2v1 204h-2v-1h46 1v1 27 1h-1-119-2v-1-27-1zM7 205v27h-1v-2h119v2h-1v-27h1v2h-46-2v-2-204h2v2h-28v-2 2l-49 11v-2h1v28h-1v-1l49-11h2v1 176 2h-2-45v-2z">
          <text:p/>
        </draw:path>
        <draw:polygon draw:style-name="gr5" draw:text-style-name="P4" draw:layer="layout" svg:width="0cm" svg:height="0cm" svg:x="0.038cm" svg:y="0.038cm" svg:viewBox="0 0 0 0" draw:points="0,0">
          <text:p/>
        </draw:polygon>
        <draw:polyline draw:style-name="gr9" draw:text-style-name="P2" draw:layer="layout" svg:width="0.059cm" svg:height="0.06cm" svg:x="22.985cm" svg:y="26.507cm" svg:viewBox="0 0 60 61" draw:points="60,33 56,23 56,14 46,9 42,5 33,0 24,0 15,5 9,9 5,18 0,28 0,37 5,42 9,52 15,56 24,61 33,61 42,61 46,56 56,47 56,41 60,32">
          <text:p/>
        </draw:polyline>
        <draw:path draw:style-name="gr5" draw:text-style-name="P4" draw:layer="layout" svg:width="1.148cm" svg:height="0.23cm" svg:x="22.004cm" svg:y="26.122cm" svg:viewBox="0 0 1149 231" svg:d="M96 34l-38 111h77zM80 4h33l80 222h-30l-19-56h-95l-19 56h-30zM224 4h38l94 186v-186h29v222h-40l-93-186v186h-28zM586 195v-59h-47v-25h75v95c-11 8-23 14-37 18-13 5-27 7-42 7-33 0-59-10-78-31-18-20-28-48-28-84 0-37 10-65 28-85 19-21 45-31 78-31 14 0 27 2 39 6 12 3 24 8 34 15v32c-10-9-22-16-33-21-12-5-25-7-38-7-26 0-45 7-58 22-13 16-19 38-19 69 0 30 6 52 19 68 13 15 32 22 58 22 10 0 19-1 27-3 8-1 15-4 22-8zM666 4h28v197h103v25h-131zM827 4h134v26h-105v65h100v26h-100v80h107v25h-136zM1137 12v29c-11-6-22-10-31-12-10-3-19-4-28-4-16 0-28 3-36 9-9 6-13 15-13 27 0 10 3 17 9 22 5 5 16 9 31 12l18 5c21 4 37 12 47 22 10 11 15 25 15 43 0 22-7 38-20 49-14 11-34 17-61 17-10 0-20-2-32-4-11-2-23-6-35-10v-31c12 7 23 12 34 15 12 4 22 5 33 5 17 0 29-3 38-10 9-6 13-16 13-28 0-11-3-20-9-26s-17-11-32-13l-17-4c-21-5-37-11-46-21-10-10-14-24-14-40 0-20 6-36 19-47s32-17 55-17c10 0 20 1 30 3s21 5 32 9z">
          <text:p/>
        </draw:path>
        <draw:path draw:style-name="gr5" draw:text-style-name="P4" draw:layer="layout" svg:width="1.168cm" svg:height="0.246cm" svg:x="21.992cm" svg:y="26.114cm" svg:viewBox="0 0 1169 247" svg:d="M116 45l-39 111-7-3v-9h77v9l-7 3-39-111 7-3zM116 39l39 111 4 11h-12-77-12l4-11 39-111 7-22zM92 4h33 5l2 5 81 222 4 12h-12-30-5l-2-6-19-56 7-3v8h-95v-8l7 3-19 56-2 6h-5-30-12l4-12 81-222 2-5zM100 15l-81 222-7-3v-8h30v8l-8-2 19-57 2-6h6 95 6l2 6 19 57-8 2v-8h30v8l-7 3-81-222 8-3v9h-33v-9zM236 4h38 5l3 4 93 186-7 4h-8v-186-8h8 28 8v8 222 9h-8-39-4l-3-5-94-186 8-4h8v186 9h-8-28-8v-9-222-8zM244 12v222h-8v-8h28v8h-8v-186-33l15 29 93 187-7 3v-8h39v8h-8v-222h8v9h-28v-9h8v186 34l-15-30-94-186 7-4v9h-38v-9zM589 203v-59h8v8h-47-8v-8-25-9h8 75 8v9 95 4l-4 3c-11 8-25 15-38 19-14 5-30 7-45 7-35 0-64-11-83-33-20-21-31-52-31-90 0-37 11-70 31-91 19-22 48-33 83-33 14 0 28 2 41 5 13 4 26 10 37 17l3 3v4 32 19l-13-12c-10-9-20-16-31-20-11-5-22-7-35-7-24 0-40 7-52 20-12 14-17 34-17 63s5 48 17 62c12 13 28 20 52 20 10 0 18-1 25-3 8-2 14-4 20-7l4 7zM601 210c-7 4-16 8-24 10s-18 3-29 3c-27 0-50-9-64-26-14-16-21-42-21-73s7-58 21-74c14-17 37-26 64-26 14 0 28 3 40 8 13 5 25 13 36 23l-5 6h-8v-32h8l-4 7c-10-6-20-11-32-14-12-4-24-5-37-5-32 0-55 9-72 27-17 19-26 45-26 80s9 60 26 79c17 18 40 27 72 27 14 0 27-2 40-6s24-9 34-17l5 7h-8v-95h8v8h-75v-8h8v25h-8v-9h47 8v9 59 5zM677 4h28 9v8 197h-9v-8h104 8v8 25 9h-8-132-8v-9-222-8zM685 12v222h-8v-8h132v8h-8v-25h8v9h-104-8v-9-197h8v9h-28v-9zM839 4h134 8v8 26 8h-8-105v-8h8v66h-8v-9h100 8v9 25 9h-8-100v-9h8v80h-8v-8h107 8v8 25 9h-8-136-8v-9-222-8zM847 12v222h-8v-8h136v8h-8v-25h8v9h-107-8v-9-80-8h8 100v8h-8v-25h8v8h-100-8v-8-66-9h8 105v9h-9v-26h9v9h-134v-9zM1157 20v29 13l-12-6c-10-5-20-9-29-11-9-3-18-4-26-4-15 0-24 3-31 8s-10 10-10 20c0 8 2 12 6 17 4 4 13 7 28 10l17 4-1 8 1-8c23 4 40 13 52 25 11 12 17 29 17 48 0 24-8 43-24 56-15 12-37 18-65 18-10 0-22-1-33-4-12-2-24-6-36-10l-6-2v-6-31-14l12 7c12 6 22 11 33 14 10 3 20 5 30 5 16 0 26-3 33-8 7-6 10-12 10-22s-2-15-7-20-13-8-27-11l-17-4 1-8-1 8c-23-4-40-12-51-23s-17-27-17-46c0-22 9-41 23-53 15-13 35-19 60-19 10 0 21 1 31 3 11 2 22 5 33 9l6 2zM1146 28c-11-4-21-7-30-9-10-1-20-2-29-2-22 0-38 5-50 15-11 10-16 22-16 40 0 16 3 26 11 34 9 8 22 14 43 19l17 3-2 9 2-9c15 3 28 9 35 16 8 8 12 19 12 32 0 14-6 27-16 35s-25 12-43 12c-11 0-23-2-35-6-11-3-24-9-36-16l4-7h8v31h-8l3-8c12 4 23 8 34 10s21 3 30 3c26 0 43-5 56-15 12-9 17-22 17-42 0-16-4-27-13-37-9-9-22-16-43-20l-17-3 1-9-1 9c-16-4-29-8-36-14-7-7-11-19-11-30 0-14 6-26 16-34 10-7 24-11 41-11 9 0 20 2 30 5 10 2 21 7 32 12l-3 8h-8v-29h8z">
          <text:p/>
        </draw:path>
        <draw:polygon draw:style-name="gr5" draw:text-style-name="P4" draw:layer="layout" svg:width="0cm" svg:height="0cm" svg:x="0.038cm" svg:y="0.038cm" svg:viewBox="0 0 0 0" draw:points="0,0">
          <text:p/>
        </draw:polygon>
        <draw:path draw:style-name="gr5" draw:text-style-name="P4" draw:layer="layout" svg:width="2.252cm" svg:height="0.242cm" svg:x="20.063cm" svg:y="25.585cm" svg:viewBox="0 0 2253 243" svg:d="M0 5h151v26h-63v207h-25v-207h-63zM247 26c-17 0-31 9-42 26-10 17-15 41-15 70 0 30 5 53 15 70 11 17 25 25 42 25 18 0 32-8 42-25 11-17 16-40 16-70 0-29-5-53-16-70-10-17-24-26-42-26zM247 0c26 0 46 11 61 33s22 52 22 89-7 66-22 88-35 33-61 33c-25 0-45-11-60-33s-23-51-23-88 8-67 23-89 35-33 60-33zM368 5h24v207h87v26h-111zM505 5h113v26h-89v70h86v26h-86v85h91v26h-115zM745 129c5 3 10 7 15 15 5 7 10 18 15 31l25 63h-26l-23-59c-6-16-12-26-17-31-6-5-14-8-23-8h-27v98h-24v-233h55c20 0 36 5 46 17 10 11 15 27 15 50 0 15-3 27-8 37s-13 17-23 20zM684 31v83h31c12 0 20-3 26-10s9-18 9-32-3-24-9-31-14-10-26-10zM876 36l-33 116h66zM862 5h28l68 233h-25l-17-59h-80l-16 59h-26zM984 5h33l79 195v-195h24v233h-33l-79-195v195h-24zM1302 23v33c-8-10-17-17-26-22s-19-7-30-7c-20 0-36 8-47 24s-16 41-16 71c0 31 5 54 16 71 11 16 27 24 47 24 11 0 21-3 30-7 9-5 18-13 26-22v32c-9 8-18 13-27 17s-19 6-30 6c-27 0-49-11-64-33-16-21-24-50-24-88 0-37 8-68 24-89 15-22 37-33 64-33 11 0 21 2 30 6 10 4 19 9 27 17zM1340 5h113v26h-89v70h86v26h-86v85h92v26h-116zM1603 12v31c-9-6-18-10-26-13-8-2-16-4-24-4-13 0-23 4-30 10-7 7-11 16-11 28 0 11 2 19 7 25 5 5 14 9 27 12l15 4c18 5 31 13 40 24 8 11 13 26 13 45 0 23-6 40-18 51-12 12-29 18-51 18-8 0-17-2-27-4s-20-6-30-11v-33c10 8 20 13 29 17 10 3 19 5 28 5 14 0 24-3 32-10s11-17 11-31c0-11-2-20-8-26-5-7-14-12-26-15l-15-3c-18-5-31-12-39-22s-12-24-12-43c0-21 5-37 16-49s27-18 46-18c9 0 17 1 26 3 9 3 18 6 27 9zM1789 36l-33 116h66zM1775 5h28l68 233h-25l-16-59h-81l-16 59h-26zM1982 129c5 3 10 7 15 15 5 7 10 18 15 31l25 63h-26l-23-59c-6-16-12-26-17-31-6-5-13-8-23-8h-27v98h-24v-233h55c20 0 36 5 46 17 10 11 15 27 15 50 0 15-3 27-8 37s-13 17-23 20zM1921 31v83h31c12 0 21-3 27-10 5-7 8-18 8-32s-3-24-8-31c-6-7-15-10-27-10zM2068 5h113v26h-89v70h85v26h-85v85h91v26h-115zM2228 199h25v39h-25zM2228 72h25v41h-25z">
          <text:p/>
        </draw:path>
        <draw:path draw:style-name="gr5" draw:text-style-name="P4" draw:layer="layout" svg:width="2.266cm" svg:height="0.26cm" svg:x="20.056cm" svg:y="25.576cm" svg:viewBox="0 0 2267 261" svg:d="M7 4h151 8v10 27 10h-8-63v-10h7v206 10h-7-25-7v-10-206h7v10h-63-7v-10-27-10zM14 14v27h-7v-10h63 8v10 206h-8v-9h25v9h-7v-206-10h7 63v10h-7v-27h7v9h-151v-9zM254 46c-16 0-27 6-36 22-9 15-14 35-14 63s5 48 14 64c9 15 20 22 36 22s27-7 37-22c9-16 13-36 13-64s-4-48-13-64c-10-15-21-21-37-21zM254 26c20 0 37 11 48 30 11 18 17 45 17 75 0 31-6 57-17 75-11 19-28 30-48 30-19 0-36-11-47-29-11-19-17-45-17-76 0-30 6-57 17-75 11-19 28-30 47-30zM254 0c27 0 50 13 66 37 16 23 24 56 24 94s-8 71-24 94c-16 24-39 36-66 36-26 0-49-12-65-36-16-23-25-56-25-94s9-71 25-94c16-24 39-37 65-37zM254 19c-23 0-41 9-55 30s-20 47-20 82 6 61 20 82c14 20 32 29 55 29 24 0 41-9 55-29 14-21 21-47 21-82s-7-61-21-82-31-30-55-30zM375 4h24 7v10 207h-7v-9h87 8v9 26 10h-8-111-7v-10-233-10zM382 14v233h-7v-9h111v9h-7v-26h7v9h-87-7v-9-207h7v9h-24v-9zM512 4h113 7v10 27 10h-7-89v-10h7v69h-7v-9h86 7v9 26 10h-7-86v-10h7v85h-7v-9h91 8v9 26 10h-8-115-7v-10-233-10zM519 14v233h-7v-9h115v9h-7v-26h7v9h-91-7v-9-85-9h7 86v9h-8v-26h8v9h-86-7v-9-69-10h7 89v10h-7v-27h7v9h-113v-9zM754 129c7 3 13 10 19 18 5 8 10 19 16 33l-7 4 7-5 24 64 5 14h-11-26-5l-2-6-23-59c-5-15-10-23-15-28-4-4-10-6-18-6h-27v-9h8v98 10h-8-24-7v-10-233-10h7 55c21 0 39 7 50 19 12 14 18 35 18 59 0 16-3 31-9 42s-16 19-27 23l-2-9zM750 129c9-3 14-8 19-16 5-9 7-18 7-31 0-21-4-34-13-43-9-11-22-16-41-16h-55v-9h7v233h-7v-9h24v9h-7v-98-9h7 27c10 0 20 3 27 9 6 6 13 18 19 35l-6 4 6-4 23 59-6 4v-9h26v9l-7 5-24-64c-5-13-10-22-14-29-5-7-8-10-12-12l-22-10zM699 41v82h-8v-9h31c10 0 17-3 21-8 5-6 7-12 7-24s-2-19-6-24c-5-6-12-8-22-8h-31v-9zM691 30h31c13 0 24 6 31 14 7 9 11 22 11 38 0 15-4 29-11 38-7 8-18 13-31 13h-31-7v-10-82-11zM890 49l-33 116-7-4v-9h66v9l-7 4-33-116 7-3zM890 43l33 115 3 13h-10-66-10l3-13 33-115 7-25zM869 4h28 5l2 6 68 234 4 13h-11-25-5l-2-7-16-59 6-3v9h-80v-9l7 3-17 59-1 7h-5-26-10l3-13 69-234 1-6zM876 17l-68 234-7-4v-9h26v9l-7-3 16-59 2-7h5 80 6l1 7 17 59-7 3v-9h25v9l-7 4-68-234 7-3v9h-28v-9zM991 4h33 4l2 5 80 196-7 4h-7v-195-10h7 24 7v10 233 10h-7-33-4l-2-5-80-195 7-4h7v194 10h-7-24-7v-10-233-10zM998 14v233h-7v-9h24v9h-7v-194-39l13 34 80 195-7 4v-9h33v9h-7v-233h7v9h-24v-9h8v195 38l-14-33-80-196 7-4v9h-33v-9zM1316 32v34 21l-12-14c-8-10-15-16-24-20-8-5-17-7-27-7-19 0-31 6-41 21s-15 35-15 64 5 50 15 64c10 15 22 22 41 22 10 0 19-3 27-7 9-5 16-11 24-20l12-15v22 32 5l-3 3c-9 8-19 14-29 18s-21 6-32 6c-29 0-53-12-69-35-17-23-26-56-26-95s9-72 26-95c16-24 40-36 69-36 11 0 22 2 32 6s20 10 29 18l3 3zM1305 40c-8-8-16-13-25-16-9-4-18-5-28-5-26 0-44 9-59 30-14 20-21 46-21 82s7 62 21 82c15 20 33 29 59 29 10 0 19-1 28-5 9-3 17-8 25-15l4 7h-7v-32h7l5 6c-9 11-18 19-28 24s-21 8-33 8c-21 0-40-9-52-27s-18-45-18-77 6-59 18-76c12-18 31-29 52-29 12 0 23 3 33 9 10 5 19 14 28 24l-5 7h-7v-34h7zM1346 4h113 8v10 27 10h-8-89v-10h8v69h-8v-9h86 7v9 26 10h-7-86v-10h8v85h-8v-9h92 7v9 26 10h-7-116-7v-10-233-10zM1354 14v233h-8v-9h116v9h-7v-26h7v9h-92-7v-9-85-9h7 86v9h-7v-26h7v9h-86-7v-9-69-10h7 89v10h-7v-27h7v9h-113v-9zM1617 21v32 15l-10-6c-9-6-17-10-25-13-8-2-15-3-22-3-12 0-20 2-26 8-6 5-8 10-8 20 0 9 1 13 5 17s11 7 23 10l15 4-1 9 1-9c19 5 34 14 44 26 10 13 15 31 15 52 0 25-7 46-20 59-13 12-33 19-56 19-9 0-19-1-28-4-10-2-21-6-31-11l-5-2v-7-33-16l11 8c9 7 18 12 27 16 9 3 17 5 26 5 13 0 21-3 28-9 6-6 8-12 8-23 0-9-2-14-6-19-4-6-11-10-23-13l2-9-2 9-14-3h-1c-18-5-33-13-42-25-10-11-15-29-15-48 0-23 7-44 20-57 12-13 30-20 50-20 9 0 18 1 27 3s19 6 28 10l5 2zM1607 30c-8-3-17-6-25-8-9-2-17-3-25-3-18 0-31 5-41 17-10 10-14 22-14 41 0 16 3 26 10 35s18 15 35 19l-1 10 1-10 15 4c13 3 24 9 30 17 7 8 11 20 11 33 0 16-6 30-15 38-8 8-21 13-36 13-10 0-20-2-30-6s-20-10-30-17l3-9h7v33h-7l3-9c10 5 19 8 28 11 10 2 18 3 26 3 21 0 36-5 47-15 10-10 14-23 14-44 0-17-3-29-10-39-8-10-19-16-37-21l-14-3 1-10-1 10c-14-4-25-9-31-15-6-7-9-19-9-31 0-14 5-27 13-35 9-9 21-13 35-13 8 0 17 1 26 4 8 3 17 9 27 15l-3 8h-7v-32h7zM1803 49l-33 116-7-4v-9h66v9l-7 4-33-116 7-3zM1803 43l33 115 3 13h-10-66-10l3-13 33-115 7-25zM1782 4h28 5l2 6 68 234 4 13h-11-25-5l-2-7-16-59 7-3v9h-81v-9l7 3-17 59-1 7h-5-26-10l3-13 69-234 1-6zM1789 17l-68 234-7-4v-9h26v9l-7-3 16-59 2-7h5 81 5l1 7 17 59-7 3v-9h25v9l-7 4-68-234 7-3v9h-28v-9zM1992 129c6 3 12 10 18 18 5 8 11 19 16 33l-7 4 7-5 24 64 6 14h-12-26-5l-2-6-23-59c-5-15-10-23-14-28-5-4-10-6-19-6h-27v-9h8v98 10h-8-24-7v-10-233-10h7 55c21 0 39 7 50 19 12 14 18 35 18 59 0 16-3 31-9 42s-16 19-27 23l-2-9zM1987 129c9-3 15-8 19-16 5-9 7-18 7-31 0-21-4-34-13-43-9-11-22-16-41-16h-55v-9h8v233h-8v-9h24v9h-7v-98-9h7 27c10 0 20 3 27 9 6 6 13 18 19 35l-6 4 6-4 23 59-6 4v-9h26v9l-7 5-24-64c-5-13-9-22-14-29s-8-10-12-12l-21-10zM1936 41v82h-8v-9h31c11 0 17-3 22-8 4-6 6-12 6-24s-2-19-6-24c-5-6-11-8-22-8h-31v-9zM1928 30h31c13 0 24 6 31 14 8 9 12 22 12 38 0 15-4 29-12 38-7 8-18 13-31 13h-31-7v-10-82-11zM2075 4h113 7v10 27 10h-7-89v-10h7v69h-7v-9h85 8v9 26 10h-8-85v-10h7v85h-7v-9h91 7v9 26 10h-7-115-7v-10-233-10zM2082 14v233h-7v-9h115v9h-7v-26h7v9h-91-7v-9-85-9h7 85v9h-7v-26h7v9h-85-7v-9-69-10h7 89v10h-7v-27h7v9h-113v-9zM2235 198h25 7v10 39 10h-7-25-7v-10-39-10zM2242 208v39h-7v-9h25v9h-7v-39h7v9h-25v-9zM2235 73h25 7v9 40 9h-7-25-7v-9-40-9zM2242 82v40h-7v-10h25v10h-7v-40h7v10h-25v-10z">
          <text:p/>
        </draw:path>
        <draw:polygon draw:style-name="gr5" draw:text-style-name="P4" draw:layer="layout" svg:width="0cm" svg:height="0cm" svg:x="0.038cm" svg:y="0.038cm" svg:viewBox="0 0 0 0" draw:points="0,0">
          <text:p/>
        </draw:polygon>
        <draw:path draw:style-name="gr5" draw:text-style-name="P4" draw:layer="layout" svg:width="4.439cm" svg:height="0.229cm" svg:x="19.048cm" svg:y="25.19cm" svg:viewBox="0 0 4440 230" svg:d="M25 30v171h31c26 0 45-7 57-21 12-13 18-35 18-65 0-29-6-51-18-65s-31-20-57-20zM0 4h52c37 0 63 10 81 28 17 18 25 45 25 83s-8 66-26 84c-17 18-44 27-80 27h-52zM199 4h25v222h-25zM275 4h38l48 151 49-151h38v222h-25v-194l-49 151h-26l-48-151v194h-25zM498 4h120v26h-94v65h90v26h-90v80h96v25h-122zM662 4h34l84 186v-186h25v222h-35l-83-185v185h-25zM969 12v30c-9-6-18-10-27-13-9-2-18-4-26-4-14 0-24 4-32 10s-11 15-11 27c0 9 2 17 7 22s15 9 29 12l15 3c20 5 34 12 43 23 9 10 14 25 14 43 0 21-6 37-19 48-12 11-30 17-55 17-8 0-18-1-28-4-10-2-20-5-31-10v-31c10 7 20 12 30 15 10 4 20 6 29 6 15 0 27-4 35-10 8-7 12-17 12-29 0-11-3-19-8-25-6-6-15-11-29-14l-16-4c-19-4-33-11-41-20-9-10-13-23-13-40 0-19 6-35 18-46 11-11 28-18 48-18 9 0 19 1 28 3 10 3 19 6 28 9zM1021 4h25v222h-25zM1173 25c-18 0-33 8-44 25-11 16-16 38-16 66 0 27 5 49 16 65 11 17 26 25 44 25 19 0 34-8 44-25 11-16 17-38 17-65 0-28-6-50-17-66-10-17-25-25-44-25zM1173 0c27 0 48 11 64 32s24 49 24 84c0 34-8 62-24 83-16 20-37 31-64 31-26 0-48-11-63-31-16-21-24-49-24-83 0-35 8-63 24-84 15-21 37-32 63-32zM1301 4h34l84 186v-186h24v222h-34l-84-185v185h-24zM1607 12v30c-10-6-19-10-27-13-9-2-17-4-25-4-14 0-25 4-32 10-8 6-12 15-12 27 0 9 3 17 8 22s14 9 28 12l16 3c19 5 33 12 42 23 9 10 14 25 14 43 0 21-7 37-19 48s-30 17-54 17c-9 0-18-1-28-4-10-2-21-5-32-10v-31c11 7 21 12 31 15 10 4 20 6 29 6 15 0 26-4 34-10 8-7 12-17 12-29 0-11-3-19-9-25-5-6-15-11-28-14l-15-4c-19-4-33-11-42-20-8-10-12-23-12-40 0-19 6-35 17-46 12-11 28-18 49-18 9 0 18 1 27 3 9 3 19 6 28 9zM1804 35l-35 109h69zM1789 4h29l72 222h-26l-18-57h-85l-17 57h-27zM2007 122c5 2 11 7 16 14s11 17 16 29l26 61h-28l-24-57c-6-15-12-24-18-29s-14-8-24-8h-28v94h-25v-222h57c22 0 38 6 49 17 10 11 15 26 15 48 0 13-2 25-8 34-5 9-13 16-24 19zM1943 30v78h32c13 0 22-3 28-10s10-17 10-29c0-13-4-23-10-30-6-6-15-9-28-9zM2097 4h120v26h-94v65h90v26h-90v80h96v25h-122zM2343 4h25v222h-25zM2419 4h34l84 186v-186h25v222h-34l-84-185v185h-25zM2695 4h38l48 151 49-151h37v222h-24v-194l-49 151h-26l-48-151v194h-25zM2918 4h26v222h-26zM2994 4h26v197h92v25h-118zM3139 4h25v197h92v25h-117zM3283 4h25v222h-25zM3359 4h38l48 151 49-151h38v222h-25v-194l-49 151h-26l-48-151v194h-25zM3582 4h120v26h-94v65h90v26h-90v80h96v25h-122zM3720 4h159v26h-67v196h-25v-196h-67zM3904 4h119v26h-94v65h90v26h-90v80h97v25h-122zM4157 122c5 2 11 7 16 14s10 17 16 29l26 61h-28l-24-57c-6-15-12-24-18-29s-14-8-24-8h-28v94h-26v-222h58c22 0 38 6 48 17 11 11 16 26 16 48 0 13-2 25-8 34s-14 16-24 19zM4093 30v78h32c12 0 22-3 28-10s9-17 9-29c0-13-3-23-9-30-6-6-16-9-28-9zM4360 12v30c-9-6-19-10-27-13-9-2-17-4-25-4-14 0-25 4-32 10-8 6-11 15-11 27 0 9 2 17 7 22s15 9 29 12l15 3c19 5 33 12 42 23 9 10 14 25 14 43 0 21-6 37-19 48-12 11-30 17-54 17-9 0-18-1-28-4-10-2-21-5-31-10v-31c10 7 20 12 30 15 10 4 20 6 29 6 15 0 26-4 34-10 8-7 12-17 12-29 0-11-3-19-9-25-5-6-15-11-28-14l-15-4c-19-4-33-11-41-20-9-10-13-23-13-40 0-19 6-35 17-46 12-11 28-18 49-18 9 0 18 1 27 3 9 3 19 6 28 9zM4414 188h26v38h-26z">
          <text:p/>
        </draw:path>
        <draw:path draw:style-name="gr5" draw:text-style-name="P4" draw:layer="layout" svg:width="4.455cm" svg:height="0.256cm" svg:x="19.04cm" svg:y="25.172cm" svg:viewBox="0 0 4456 257" svg:d="M41 47v172h-8v-9h31c25 0 41-6 52-19 10-12 16-30 16-59 0-28-6-46-16-58-11-13-27-19-52-19h-31v-8zM33 38h31c27 0 49 8 62 23 14 15 21 40 21 71s-7 56-21 73c-13 15-35 23-62 23h-31-8v-9-172-9zM8 13h52c38 0 67 10 86 29 18 19 28 51 28 90 0 40-10 72-28 92-19 19-49 29-86 29h-52-8v-9-222-9zM15 22v222h-7v-9h52c35 0 60-8 75-25 16-17 24-41 24-78 0-36-8-60-23-77-16-16-41-24-76-24h-52v-9zM207 13h25 8v9 222 9h-8-25-8v-9-222-9zM214 22v222h-7v-9h25v9h-7v-222h7v9h-25v-9zM283 13h38 5l2 6 48 150-7 3-7-3 49-150 1-6h6 38 7v9 222 9h-7-25-8v-9-195h8l7 3-49 153-2 5h-5-26-5l-2-5-48-153 7-3h7v195 9h-7-25-8v-9-222-9zM291 22v222h-8v-9h25v9h-8v-195-49l15 46 48 151-7 3v-9h26v9l-7-3 49-151 14-46v49 195h-7v-9h25v9h-8v-222h8v9h-38v-9l7 3-49 150-7 23-7-23-48-150 7-3v9h-38v-9zM506 13h120 7v9 25 9h-7-94v-9h7v65h-7v-8h90 7v8 26 8h-7-90v-8h7v81h-7v-9h96 8v9 25 9h-8-122-7v-9-222-9zM514 22v222h-8v-9h122v9h-8v-25h8v9h-96-8v-9-81-9h8 90v9h-8v-26h8v9h-90-8v-9-65-9h8 94v9h-8v-25h8v9h-120v-9zM670 13h34 5l2 5 84 185-7 5h-8v-186-9h8 25 7v9 222 9h-7-35-4l-2-5-84-186 7-4h7v186 9h-7-25-8v-9-222-9zM677 22v222h-7v-9h25v9h-8v-186-36l14 32 84 185-7 5v-9h35v9h-8v-222h8v9h-25v-9h7v186 35l-14-31-84-186 7-4v9h-34v-9zM984 29v30 14l-11-6c-9-6-18-10-26-12-8-3-15-4-23-4-13 0-21 3-28 8-6 5-8 10-8 20 0 8 2 11 5 15 4 4 12 7 25 10l16 4-2 8 2-8c20 4 36 13 46 25s15 29 15 49c0 24-7 44-21 56-13 12-34 19-59 19-9 0-19-2-29-4-11-2-22-6-33-11l-5-2v-6-31-16l11 7c10 8 20 13 29 16 10 3 19 5 27 5 14 0 23-3 30-9 6-6 9-12 9-22 0-9-2-14-7-19-4-5-12-9-24-12l2-8-2 9-15-4c-20-4-36-12-46-23-9-11-15-27-15-46 0-21 8-40 21-53 13-12 31-19 53-19 9 0 19 1 29 3 9 2 19 5 29 9l5 2zM974 38c-9-4-18-7-27-8-9-2-17-3-26-3-19 0-33 5-44 15-10 10-14 21-14 39 0 15 3 25 10 33s19 14 38 19l-2 8 1-8 16 3c14 3 25 9 32 16 7 8 11 20 11 32 0 14-6 29-15 37s-23 12-39 12c-10 0-20-2-31-6-10-4-21-9-32-16l4-8h7v31h-7l2-8c11 4 21 7 30 10 10 2 19 3 27 3 23 0 39-5 50-15 11-9 15-22 15-42 0-17-3-28-11-37s-20-16-38-20l-16-4 2-8-2 9c-14-4-26-8-32-14-6-7-10-18-10-29 0-14 5-27 15-34 8-8 21-12 36-12 9 0 18 2 27 5 9 2 19 7 29 13l-4 8h-7v-30h7zM1029 13h25 8v9 222 9h-8-25-8v-9-222-9zM1036 22v222h-7v-9h25v9h-8v-222h8v9h-25v-9zM1181 51c-16 0-28 7-38 21-10 15-15 34-15 61 0 26 5 45 15 60s22 22 38 22c17 0 29-7 38-22 10-15 15-34 15-60 0-27-5-46-15-61-9-14-21-21-38-21zM1181 33c21 0 39 10 50 28 12 18 18 42 18 72 0 29-6 53-18 72-11 18-29 28-50 28-20 0-38-10-50-28-12-19-18-43-18-72 0-30 6-54 18-72s30-28 50-28zM1181 9c28 0 53 12 70 34 16 22 25 53 25 90 0 36-9 67-25 90-17 22-42 34-70 34s-52-12-69-34c-17-23-26-54-26-90 0-37 9-68 26-90s41-34 69-34zM1181 27c-25 0-43 9-58 28s-22 44-22 78c0 33 7 58 22 78 15 19 33 28 58 28s44-9 58-28c15-20 22-45 22-78 0-34-7-59-22-78-14-19-33-28-58-28zM1309 13h34 4l3 5 83 185-6 5h-8v-186-9h8 24 8v9 222 9h-8-34-4l-3-5-83-186 6-4h8v186 9h-8-24-8v-9-222-9zM1316 22v222h-7v-9h24v9h-7v-186-36l14 32 84 185-7 5v-9h34v9h-7v-222h7v9h-24v-9h7v186 35l-14-31-84-186 7-4v9h-34v-9zM1623 29v30 14l-11-6c-10-6-18-10-26-12-8-3-16-4-23-4-13 0-21 3-28 8-6 5-8 10-8 20 0 8 1 11 5 15s11 7 25 10l15 4-1 8 1-8c20 4 36 13 46 25 11 12 16 29 16 49 0 24-7 44-21 56s-34 19-59 19c-9 0-19-2-30-4-10-2-21-6-32-11l-5-2v-6-31-16l11 7c10 8 20 13 29 16 10 3 18 5 27 5 14 0 23-3 30-9 6-6 8-12 8-22 0-9-1-14-6-19s-12-9-24-12l1-8-1 9-16-4c-20-4-35-12-45-23s-15-27-15-46c0-21 7-40 21-53 12-12 31-19 53-19 9 0 19 1 28 3 10 2 20 5 30 9l5 2zM1613 38c-10-4-18-7-27-8-9-2-18-3-26-3-20 0-33 5-44 15-10 10-15 21-15 39 0 15 4 25 11 33s19 14 37 19l-1 8 1-8 16 3c14 3 25 9 32 16 7 8 11 20 11 32 0 14-6 29-16 37-9 8-22 12-38 12-10 0-21-2-31-6-11-4-22-9-32-16l3-8h8v31h-8l3-8c11 4 20 7 30 10 10 2 19 3 27 3 23 0 38-5 49-15 11-9 16-22 16-42 0-17-4-28-11-37-8-9-20-16-39-20l-15-4 1-8-1 9c-15-4-26-8-32-14-6-7-10-18-10-29 0-14 5-27 14-34 9-8 22-12 37-12 8 0 18 2 27 5 9 2 19 7 29 13l-4 8h-7v-30h7zM1819 55l-35 109-7-3v-9h69v9l-7 3-35-109 8-3zM1819 48l34 110 4 12h-11-69-11l4-12 34-110 8-22zM1797 13h29 5l2 6 72 221 4 13h-11-26-6l-2-6-17-58 7-3v9h-85v-9l7 3-17 58-2 6h-5-27-11l4-13 72-221 2-6zM1804 25l-72 222-7-3v-9h27v9l-7-3 17-58 2-6h5 85 6l1 6 18 58-7 3v-9h26v9l-7 3-72-222 7-3v9h-29v-9zM2018 131c6 2 13 8 19 16 5 8 11 19 17 31l-7 4 7-4 26 62 5 13h-12-28-5l-2-5-24-58c-6-14-11-22-15-26-5-4-11-6-20-6h-28v-9h8v95 9h-8-25-8v-9-222-9h8 57c23 0 42 6 53 18 13 12 19 32 19 55 0 15-3 29-10 39-6 11-16 19-28 23l-2-9zM2013 131c9-3 15-8 20-16s7-17 7-29c0-20-4-32-13-41-10-10-23-14-44-14h-57v-9h7v222h-7v-9h25v9h-8v-95-8h8 28c11 0 21 3 28 8 7 6 14 18 21 33l-7 4 7-4 24 58-7 4v-9h28v9l-7 4-26-62c-5-12-10-21-15-27-4-6-8-10-12-11l-23-10zM1959 47v78h-8v-9h32c11 0 18-2 23-8 5-5 7-11 7-22 0-12-2-18-7-23s-12-8-23-8h-32v-8zM1951 38h32c14 0 26 4 33 12 8 8 12 21 12 36 0 14-4 27-12 36-7 8-19 12-33 12h-32-8v-9-78-9zM2105 13h120 7v9 25 9h-7-94v-9h7v65h-7v-8h90 7v8 26 8h-7-90v-8h7v81h-7v-9h96 8v9 25 9h-8-122-7v-9-222-9zM2113 22v222h-8v-9h122v9h-8v-25h8v9h-96-8v-9-81-9h8 90v9h-8v-26h8v9h-90-8v-9-65-9h8 94v9h-8v-25h8v9h-120v-9zM2351 13h25 8v9 222 9h-8-25-8v-9-222-9zM2359 22v222h-8v-9h25v9h-7v-222h7v9h-25v-9zM2427 13h34 5l2 5 84 185-7 5h-7v-186-9h7 25 8v9 222 9h-8-34-5l-2-5-84-186 7-4h8v186 9h-8-25-7v-9-222-9zM2435 22v222h-8v-9h25v9h-8v-186-36l15 32 83 185-6 5v-9h34v9h-8v-222h8v9h-25v-9h8v186 35l-14-31-84-186 6-4v9h-34v-9zM2703 13h38 5l2 6 48 150-7 3-7-3 48-150 2-6h6 37 8v9 222 9h-8-24-8v-9-195h8l7 3-49 153-2 5h-5-26-5l-2-5-49-153 8-3h7v195 9h-7-25-8v-9-222-9zM2710 22v222h-7v-9h25v9h-8v-195-49l15 46 48 151-7 3v-9h26v9l-7-3 49-151 14-46v49 195h-7v-9h24v9h-7v-222h7v9h-37v-9l7 3-49 150-7 23-7-23-48-150 7-3v9h-38v-9zM2926 13h26 7v9 222 9h-7-26-7v-9-222-9zM2934 22v222h-8v-9h26v9h-8v-222h8v9h-26v-9zM3002 13h26 7v9 197h-7v-9h92 7v9 25 9h-7-118-7v-9-222-9zM3010 22v222h-8v-9h118v9h-8v-25h8v9h-92-8v-9-197h8v9h-26v-9zM3147 13h25 8v9 197h-8v-9h92 8v9 25 9h-8-117-8v-9-222-9zM3154 22v222h-7v-9h117v9h-8v-25h8v9h-92-8v-9-197h8v9h-25v-9zM3291 13h25 8v9 222 9h-8-25-8v-9-222-9zM3298 22v222h-7v-9h25v9h-7v-222h7v9h-25v-9zM3367 13h38 5l2 6 48 150-7 3-7-3 49-150 1-6h6 38 7v9 222 9h-7-25-8v-9-195h8l7 3-49 153-2 5h-5-26-5l-2-5-48-153 7-3h7v195 9h-7-25-8v-9-222-9zM3375 22v222h-8v-9h25v9h-8v-195-49l15 46 48 151-7 3v-9h26v9l-7-3 49-151 14-46v49 195h-7v-9h25v9h-8v-222h8v9h-38v-9l7 3-49 150-7 23-7-23-48-150 7-3v9h-38v-9zM3590 13h120 7v9 25 9h-7-94v-9h7v65h-7v-8h90 7v8 26 8h-7-90v-8h7v81h-7v-9h96 8v9 25 9h-8-122-7v-9-222-9zM3598 22v222h-8v-9h122v9h-8v-25h8v9h-96-8v-9-81-9h8 90v9h-8v-26h8v9h-90-8v-9-65-9h8 94v9h-8v-25h8v9h-120v-9zM3728 13h159 8v9 25 9h-8-67v-9h8v197 9h-8-25-8v-9-197h8v9h-67-8v-9-25-9zM3735 22v25h-7v-9h67 7v9 197h-7v-9h25v9h-7v-197-9h7 67v9h-7v-25h7v9h-159v-9zM3912 13h119 8v9 25 9h-8-94v-9h8v65h-8v-8h90 8v8 26 8h-8-90v-8h8v81h-8v-9h97 7v9 25 9h-7-122-8v-9-222-9zM3920 22v222h-8v-9h122v9h-8v-25h8v9h-97-7v-9-81-9h7 90v9h-7v-26h7v9h-90-7v-9-65-9h7 94v9h-7v-25h7v9h-119v-9zM4168 131c6 2 13 8 19 16 5 8 11 19 16 31l-6 4 6-4 26 62 6 13h-12-28-5l-2-5-24-58c-6-14-11-22-16-26-4-4-10-6-19-6h-28v-9h8v95 9h-8-26-7v-9-222-9h7 58c23 0 41 6 53 18s19 32 19 55c0 15-3 29-10 39-6 11-16 19-28 23l-2-9zM4163 131c9-3 15-8 20-16s7-17 7-29c0-20-4-32-14-41-9-10-22-14-43-14h-58v-9h8v222h-8v-9h26v9h-8v-95-8h8 28c11 0 21 3 28 8 7 6 14 18 21 33l-7 4 7-4 24 58-7 4v-9h28v9l-7 4-26-62c-5-12-10-21-15-27s-8-10-13-11l-22-10zM4109 47v78h-8v-9h32c11 0 18-2 23-8 5-5 7-11 7-22 0-12-2-18-7-23s-12-8-23-8h-32v-8zM4101 38h32c14 0 26 4 33 12 8 8 12 21 12 36 0 14-4 27-12 36-7 8-19 12-33 12h-32-8v-9-78-9zM4376 29v30 14l-11-6c-9-6-18-10-26-12-8-3-16-4-23-4-13 0-21 3-28 8-6 5-8 10-8 20 0 8 1 11 5 15s12 7 25 10l15 4-1 8 1-8c20 4 37 13 47 25s15 29 15 49c0 24-7 44-21 56s-34 19-59 19c-9 0-19-2-30-4-10-2-21-6-32-11l-5-2v-6-31-16l11 7c10 8 20 13 29 16 10 3 18 5 27 5 14 0 23-3 30-9 6-6 8-12 8-22 0-9-1-14-6-19-4-5-12-9-24-12l1-8-1 9-15-4h-1c-19-4-35-12-45-23-9-11-15-27-15-46 0-21 8-40 21-53 13-12 31-19 53-19 9 0 19 1 29 3 9 2 19 5 29 9l5 2zM4366 38c-9-4-18-7-27-8-9-2-17-3-26-3-19 0-33 5-44 15-10 10-15 21-15 39 0 15 4 25 11 33s19 14 37 19l-1 8 1-8 16 3c14 3 25 9 32 16 7 8 11 20 11 32 0 14-6 29-15 37-10 8-23 12-39 12-10 0-21-2-31-6-11-4-22-9-32-16l4-8h7v31h-7l2-8c11 4 21 7 30 10 10 2 19 3 27 3 23 0 39-5 50-15 10-9 15-22 15-42 0-17-3-28-11-37s-20-16-38-20l-16-4 2-8-2 9c-14-4-26-8-32-14-6-7-10-18-10-29 0-14 5-27 14-34 9-8 22-12 37-12 9 0 18 2 27 5 9 2 19 7 29 13l-4 8h-7v-30h7zM4422 196h26 8v10 38 9h-8-26-8v-9-38-10zM4429 206v38h-7v-9h26v9h-7v-38h7v9h-26v-9z">
          <text:p/>
        </draw:path>
        <draw:polygon draw:style-name="gr5" draw:text-style-name="P4" draw:layer="layout" svg:width="0cm" svg:height="0cm" svg:x="0.038cm" svg:y="0.038cm" svg:viewBox="0 0 0 0" draw:points="0,0">
          <text:p/>
        </draw:polygon>
        <draw:path draw:style-name="gr5" draw:text-style-name="P4" draw:layer="layout" svg:width="3.966cm" svg:height="0.232cm" svg:x="19.307cm" svg:y="24.784cm" svg:viewBox="0 0 3967 233" svg:d="M0 4h25v137c0 24 3 41 11 52 7 10 19 16 35 16s28-6 35-16c7-11 11-28 11-52v-137h25v141c0 29-6 51-18 66s-30 22-53 22c-24 0-41-7-53-22s-18-37-18-66zM189 4h34l83 188v-188h24v225h-33l-83-188v188h-25zM380 4h26v200h90v25h-116zM523 4h118v26h-93v67h89v25h-89v82h95v25h-120zM796 12v29c-10-5-19-9-27-12-9-3-17-4-25-4-13 0-24 3-31 10-8 6-12 16-12 28 0 10 3 17 8 22s14 9 28 12l15 4c19 4 33 12 42 23 9 10 13 25 13 43 0 22-6 38-18 49-12 12-30 17-53 17-9 0-18-1-28-3-10-3-21-6-31-11v-31c10 7 20 12 30 15 10 4 19 6 29 6 14 0 25-4 33-11 8-6 12-16 12-29 0-10-3-19-9-25-5-6-15-11-27-14l-16-4c-18-4-32-11-40-21-9-9-13-23-13-40 0-21 6-36 17-48 12-11 28-17 48-17 9 0 18 1 27 3s18 5 28 9zM958 12v29c-10-5-19-9-27-12s-17-4-25-4c-13 0-24 3-31 10-8 6-11 16-11 28 0 10 2 17 7 22s14 9 28 12l15 4c19 4 33 12 42 23 9 10 13 25 13 43 0 22-6 38-18 49-12 12-30 17-53 17-9 0-18-1-28-3-10-3-20-6-31-11v-31c10 7 20 12 30 15 10 4 19 6 29 6 14 0 25-4 33-11 8-6 12-16 12-29 0-10-3-19-9-25-5-6-14-11-27-14l-16-4c-18-4-32-11-40-21-9-9-13-23-13-40 0-21 6-36 18-48 11-11 27-17 47-17 9 0 18 1 27 3s19 5 28 9zM1165 25c-18 0-33 8-43 25-11 17-17 39-17 67s6 51 17 67c10 16 25 25 43 25 19 0 33-9 44-25 10-16 16-39 16-67s-6-50-16-67c-11-17-25-25-44-25zM1165 0c26 0 47 11 63 32 15 22 23 50 23 85 0 36-8 64-23 85-16 21-37 31-63 31s-47-10-63-31c-15-21-23-49-23-85 0-35 8-63 23-85 16-21 37-32 63-32zM1265 4h157v26h-66v199h-25v-199h-66zM1447 4h25v93h91v-93h26v225h-26v-107h-91v107h-25zM1639 4h118v26h-93v67h89v25h-89v82h95v25h-120zM1889 124c5 2 10 7 15 14 6 7 11 17 16 30l26 61h-28l-23-57c-7-15-13-25-18-30-6-5-14-8-24-8h-28v95h-25v-225h57c21 0 37 6 48 16 10 11 16 27 16 50 0 14-3 25-9 35-5 9-13 15-23 19zM1825 29v81h32c12 0 22-4 28-10 6-7 9-17 9-30s-3-24-9-31c-6-6-16-10-28-10zM1946 4h26l39 190 39-190h28l39 190 39-190h26l-47 225h-32l-39-195-40 195h-31zM2215 4h25v225h-25zM2402 12v29c-10-5-19-9-27-12s-17-4-25-4c-13 0-24 3-31 10-8 6-11 16-11 28 0 10 2 17 7 22s14 9 28 12l15 4c19 4 33 12 42 23 9 10 13 25 13 43 0 22-6 38-18 49-12 12-30 17-53 17-9 0-18-1-28-3-10-3-20-6-31-11v-31c10 7 20 12 30 15 10 4 19 6 29 6 14 0 25-4 33-11 8-6 12-16 12-29 0-10-3-19-8-25-6-6-15-11-28-14l-15-4c-19-4-33-11-41-21-9-9-13-23-13-40 0-21 6-36 18-48 11-11 27-17 48-17 8 0 17 1 26 3s19 5 28 9zM2453 4h118v26h-93v67h89v25h-89v82h96v25h-121zM2808 12v29c-10-5-19-9-27-12-9-3-17-4-25-4-14 0-24 3-32 10-7 6-11 16-11 28 0 10 3 17 8 22s14 9 28 12l15 4c19 4 33 12 42 23 8 10 13 25 13 43 0 22-6 38-18 49-12 12-30 17-54 17-8 0-18-1-28-3-10-3-20-6-31-11v-31c11 7 21 12 31 15 9 4 19 6 28 6 15 0 26-4 34-11 8-6 12-16 12-29 0-10-3-19-9-25s-15-11-28-14l-15-4c-19-4-32-11-41-21-8-9-12-23-12-40 0-21 6-36 17-48 12-11 28-17 48-17 9 0 18 1 27 3s18 5 28 9zM2883 29v85h32c12 0 21-3 27-11 7-7 10-17 10-31 0-13-3-24-10-32-6-7-15-11-27-11zM2858 4h57c21 0 37 6 47 17 11 12 16 29 16 51s-5 39-16 50c-10 11-26 17-47 17h-32v90h-25zM3012 4h118v26h-93v67h89v25h-89v82h95v25h-120zM3313 22v32c-8-10-17-17-27-22-10-4-20-7-31-7-21 0-37 8-49 25-11 15-17 38-17 67 0 30 6 52 17 68 12 16 28 23 49 23 11 0 21-2 31-7 10-4 19-11 27-21v32c-9 7-18 12-28 16-10 3-20 5-31 5-28 0-51-10-67-31s-24-49-24-85 8-64 24-86c16-20 39-31 67-31 11 0 22 2 31 6 10 3 19 8 28 16zM3352 4h25v225h-25zM3427 4h107v26h-82v67h74v25h-74v107h-25zM3574 4h25v225h-25zM3649 4h118v26h-93v67h89v25h-89v82h95v25h-120zM3836 29v175h30c26 0 45-7 57-21s18-36 18-66-6-52-18-66c-12-15-31-22-57-22zM3811 4h51c37 0 63 9 80 27 17 19 25 48 25 86 0 39-8 67-25 85s-44 27-80 27h-51z">
          <text:p/>
        </draw:path>
        <draw:path draw:style-name="gr5" draw:text-style-name="P4" draw:layer="layout" svg:width="3.982cm" svg:height="0.251cm" svg:x="19.299cm" svg:y="24.775cm" svg:viewBox="0 0 3983 252" svg:d="M8 5h25 7v9 136c0 23 3 37 9 46s15 13 30 13 23-4 29-13 9-23 9-46v-136-9h8 25 8v9 140c0 30-7 56-20 72-14 17-34 26-59 26s-46-9-59-26c-13-16-20-42-20-72v-140-9zM15 14v140c0 28 5 46 16 60 11 13 26 19 48 19s37-6 48-19c11-14 16-32 16-60v-140h7v9h-25v-9h7v136c0 25-4 45-12 58-9 12-24 19-41 19-18 0-33-7-41-19-8-13-13-33-13-58v-136h8v9h-25v-9zM197 5h34 5l2 5 83 187-7 4h-8v-187-9h8 24 8v9 224 9h-8-33-5l-2-5-83-187 7-4h7v187 9h-7-25-7v-9-224-9zM205 14v224h-8v-9h25v9h-8v-187-37l15 33 82 187-6 4v-9h33v9h-7v-224h7v9h-24v-9h7v187 36l-14-32-82-186 6-5v9h-34v-9zM388 5h26 7v9 199h-7v-9h90 8v9 25 9h-8-116-7v-9-224-9zM396 14v224h-8v-9h116v9h-7v-25h7v9h-90-8v-9-199h8v9h-26v-9zM531 5h118 7v9 26 9h-7-93v-9h8v66h-8v-9h89 7v9 25 9h-7-89v-9h8v82h-8v-9h95 7v9 25 9h-7-120-8v-9-224-9zM538 14v224h-7v-9h120v9h-8v-25h8v9h-95-8v-9-82-9h8 89v9h-8v-25h8v9h-89-8v-9-66-9h8 93v9h-8v-26h8v9h-118v-9zM811 22v29 15l-10-7c-10-5-18-9-26-11-8-3-15-4-23-4-13 0-21 2-27 8-6 5-8 10-8 20 0 8 1 12 5 15 4 4 11 8 24 10l16 4-2 9 2-9c19 5 35 13 45 25s16 30 16 50c0 24-8 44-21 56-14 13-34 20-58 20-9 0-20-2-30-5-10-2-21-6-32-11l-5-2v-6-31-16l11 8c10 7 20 11 29 15 9 3 18 5 27 5 13 0 22-3 29-9 6-5 8-11 8-22 0-9-1-14-6-19-4-5-12-8-24-11l2-9-2 9-15-4c-20-5-35-13-45-23-9-11-14-28-14-47 0-22 7-41 20-54 12-12 31-20 52-20 9 0 19 2 28 4 10 2 20 5 29 9l5 2zM801 30c-9-3-17-6-26-8s-17-3-26-3c-19 0-32 5-43 15-10 10-14 22-14 40 0 16 3 25 10 34 7 8 19 14 37 18l-2 9 2-9 15 4c14 3 25 9 31 16 7 8 11 20 11 32 0 15-5 29-15 37-9 8-22 12-37 12-10 0-21-2-31-6-11-4-21-9-32-16l4-8h7v31h-7l2-8c11 4 20 7 30 10 10 2 18 3 27 3 22 0 37-5 48-15s16-22 16-42c0-16-4-28-12-37-8-10-19-16-37-20l-16-4 2-9-1 9c-15-3-26-8-32-14-6-7-10-18-10-29 0-14 5-27 14-35 9-7 22-11 36-11 9 0 18 1 27 4s18 7 28 13l-3 8h-8v-29h8zM974 22v29 15l-11-7c-10-5-18-9-26-11-8-3-15-4-23-4-12 0-21 2-27 8-6 5-8 10-8 20 0 8 1 12 5 15 4 4 11 8 24 10l16 4-2 9 2-9c19 5 35 13 45 25s16 30 16 50c0 24-8 44-21 56-14 13-34 20-58 20-9 0-19-2-30-5-10-2-21-6-32-11l-5-2v-6-31-16l12 8c9 7 19 11 28 15 9 3 18 5 27 5 13 0 22-3 29-9 6-5 8-11 8-22 0-9-1-14-6-19-4-5-12-8-24-11l2-9-2 9-15-4c-20-5-35-13-44-23-10-11-15-28-15-47 0-22 7-41 20-54 13-12 31-20 52-20 10 0 19 2 29 4 9 2 19 5 28 9l6 2zM964 30c-10-3-18-6-27-8s-17-3-26-3c-19 0-32 5-43 15-10 10-14 22-14 40 0 16 3 25 10 34 7 8 19 14 37 18l-2 9 2-9 15 4c14 3 25 9 32 16 6 8 10 20 10 32 0 15-5 29-14 37s-23 12-38 12c-10 0-21-2-31-6s-21-9-32-16l4-8h7v31h-7l2-8c11 4 21 7 30 10 10 2 18 3 27 3 22 0 38-5 48-15 11-10 16-22 16-42 0-16-4-28-11-37-8-10-20-16-38-20l-15-4 1-9-1 9c-15-3-26-8-32-14-6-7-10-18-10-29 0-14 5-27 14-35 9-7 22-11 36-11 9 0 18 1 27 4s18 7 28 13l-3 8h-8v-29h8zM1173 44c-16 0-28 6-38 21-9 15-14 34-14 61s5 47 14 61c10 15 22 22 38 22 17 0 28-7 38-21 10-15 14-35 14-62s-4-46-14-61-21-21-38-21zM1173 26c20 0 38 10 50 28 11 18 17 43 17 72 0 30-6 55-17 73-12 18-30 28-50 28s-37-10-49-28-18-43-18-73c0-29 6-54 18-72s29-28 49-28zM1173 0c28 0 52 13 68 36 17 22 26 54 26 90 0 37-9 68-26 91-16 22-40 35-68 35s-52-13-68-35c-17-23-26-54-26-91s9-68 26-90c16-23 40-36 68-36zM1173 19c-25 0-43 9-57 29-15 19-22 44-22 78s7 59 22 79c14 19 32 28 57 28s43-9 57-28c15-20 22-45 22-79s-7-59-22-78c-14-20-32-29-57-29zM1273 5h157 8v9 26 9h-8-66v-9h8v198 9h-8-25-8v-9-198h8v9h-66-8v-9-26-9zM1280 14v26h-7v-9h66 7v9 198h-7v-9h25v9h-7v-198-9h7 66v9h-7v-26h7v9h-157v-9zM1455 5h25 7v9 92h-7v-9h91v9h-7v-92-9h7 26 7v9 224 9h-7-26-7v-9-107h7v9h-91v-9h7v107 9h-7-25-8v-9-224-9zM1462 14v224h-7v-9h25v9h-8v-107-9h8 91 8v9 107h-8v-9h26v9h-8v-224h8v9h-26v-9h8v92 9h-8-91-8v-9-92h8v9h-25v-9zM1647 5h118 7v9 26 9h-7-93v-9h8v66h-8v-9h89 7v9 25 9h-7-89v-9h8v82h-8v-9h95 7v9 25 9h-7-120-8v-9-224-9zM1654 14v224h-7v-9h120v9h-8v-25h8v9h-95-7v-9-82-9h7 89v9h-8v-25h8v9h-89-7v-9-66-9h7 93v9h-8v-26h8v9h-118v-9zM1899 125c7 2 13 8 19 16s11 19 17 32l-7 4 7-4 25 61 6 13h-12-28-4l-2-5-24-57c-6-15-11-23-16-27-4-4-10-6-19-6h-28v-9h8v95 9h-8-25-7v-9-224-9h7 57c23 0 41 7 53 19s18 32 18 55c0 15-3 29-9 40-7 11-17 19-28 23l-2-9zM1895 124c9-3 15-8 19-15 5-8 7-17 7-30 0-20-4-32-13-42-9-9-23-14-43-14h-57v-9h8v224h-8v-9h25v9h-7v-95-9h7 28c11 0 21 4 28 9 7 6 14 18 20 34l-6 4 6-4 24 57-7 4v-9h28v9l-7 4-26-61c-5-12-9-21-14-28-5-6-9-10-13-11l-22-10zM1841 39v80h-8v-9h32c11 0 18-3 23-8s7-12 7-23c0-12-2-18-7-23s-12-8-23-8h-32v-9zM1833 30h32c13 0 25 4 33 12 7 9 12 22 12 37 0 14-5 28-12 36-8 8-19 13-33 13h-32-7v-9-80-9zM1954 5h26 5l2 7 39 189-7 2-8-2 40-189 1-7h6 28 6l1 7 40 189-8 2-7-2 39-189 1-7h6 26 10l-3 12-47 223-1 7h-6-32-6l-1-7-39-194 7-2 7 2-39 194-2 7h-6-31-6l-2-7-46-223-3-12zM1961 12l47 224-7 2v-9h31v9l-7-2 40-194 7-36 7 36 40 194-8 2v-9h32v9l-7-2 47-224 7 2v9h-26v-9l8 3-39 188-8 36-7-36-39-188 7-3v9h-28v-9l7 3-39 188-7 36-8-36-39-188 8-3v9h-26v-9zM2223 5h25 8v9 224 9h-8-25-7v-9-224-9zM2231 14v224h-8v-9h25v9h-7v-224h7v9h-25v-9zM2418 22v29 15l-11-7c-10-5-18-9-26-11-8-3-15-4-23-4-12 0-21 2-27 8-6 5-8 10-8 20 0 8 1 12 5 15 4 4 11 8 24 10h1l15 4-2 9 2-9c19 5 35 13 45 25s16 30 16 50c0 24-8 44-21 56-14 13-34 20-58 20-9 0-19-2-30-5-10-2-21-6-32-11l-5-2v-6-31-16l12 8c9 7 19 11 28 15 9 3 18 5 27 5 13 0 22-3 29-9 6-5 8-11 8-22 0-9-1-14-6-19-4-5-12-8-24-11l2-9-2 9-15-4c-20-5-35-13-44-23-10-11-15-28-15-47 0-22 7-41 20-54 13-12 31-20 53-20 9 0 18 2 28 4 9 2 19 5 28 9l6 2zM2408 30c-10-3-18-6-27-8s-17-3-25-3c-20 0-33 5-44 15-10 10-14 22-14 40 0 16 3 25 10 34 7 8 19 14 37 18l-1 9 1-9 15 4c14 3 25 9 32 16 7 8 11 20 11 32 0 15-6 29-15 37s-23 12-38 12c-10 0-21-2-31-6s-21-9-32-16l4-8h7v31h-7l2-8c11 4 21 7 30 10 10 2 18 3 27 3 22 0 38-5 49-15 10-10 15-22 15-42 0-16-4-28-11-37-8-10-20-16-38-20l-15-4 1-9-1 9c-15-3-26-8-32-14-6-7-10-18-10-29 0-14 5-27 14-35 9-7 22-11 36-11 9 0 18 1 27 4s18 7 28 13l-3 8h-7v-29h7zM2461 5h117 8v9 26 9h-8-92v-9h7v66h-7v-9h88 8v9 25 9h-8-88v-9h7v82h-7v-9h95 7v9 25 9h-7-120-8v-9-224-9zM2468 14v224h-7v-9h120v9h-8v-25h8v9h-95-8v-9-82-9h8 88v9h-7v-25h7v9h-88-8v-9-66-9h8 92v9h-7v-26h7v9h-117v-9zM2823 22v29 15l-11-7c-9-5-17-9-25-11-8-3-16-4-23-4-13 0-21 2-27 8-6 5-8 10-8 20 0 8 1 12 4 15 4 4 12 8 25 10l15 4-1 9 1-9c20 5 36 13 46 25s15 30 15 50c0 24-7 44-21 56-13 13-33 20-58 20-9 0-19-2-29-5-10-2-21-6-32-11l-5-2v-6-31-16l11 8c10 7 19 11 29 15 9 3 18 5 26 5 14 0 23-3 29-9 7-5 9-11 9-22 0-9-2-14-6-19-5-5-12-8-24-11l1-9-1 9-15-4c-20-5-35-13-45-23-9-11-15-28-15-47 0-22 7-41 20-54 13-12 32-20 53-20 9 0 19 2 28 4 10 2 19 5 29 9l5 2zM2813 30c-9-3-18-6-26-8-9-2-17-3-26-3-19 0-33 5-43 15s-15 22-15 40c0 16 3 25 11 34 7 8 19 14 37 18l-2 9 1-9 16 4c13 3 25 9 31 16 7 8 11 20 11 32 0 15-5 29-15 37-9 8-22 12-38 12-9 0-20-2-31-6-10-4-21-9-31-16l3-8h8v31h-8l3-8c10 4 20 7 30 10 9 2 18 3 26 3 23 0 38-5 49-15s15-22 15-42c0-16-3-28-11-37-8-10-20-16-37-20h-1l-15-4 2-9-2 9c-14-3-25-8-31-14-7-7-10-18-10-29 0-14 5-27 14-35 9-7 21-11 36-11 8 0 18 1 26 4 9 3 19 7 29 13l-3 8h-8v-29h8zM2899 39v84h-8v-9h32c11 0 17-2 22-8s7-13 7-25-2-18-7-24-11-9-22-9h-32v-9zM2891 30h32c13 0 25 5 32 14 8 8 12 22 12 37s-4 29-12 38c-7 8-19 13-32 13h-32-7v-9-84-9zM2866 5h57c22 0 40 7 52 20 12 12 19 33 19 56 0 24-7 44-19 57-12 12-30 19-52 19h-32v-9h8v90 9h-8-25-7v-9-224-9zM2874 14v224h-8v-9h25v9h-7v-90-9h7 32c20 0 33-5 42-15 10-10 14-23 14-43s-4-33-14-43c-9-10-22-15-42-15h-57v-9zM3020 5h118 8v9 26 9h-8-93v-9h8v66h-8v-9h89 8v9 25 9h-8-89v-9h8v82h-8v-9h95 8v9 25 9h-8-120-7v-9-224-9zM3028 14v224h-8v-9h120v9h-7v-25h7v9h-95-7v-9-82-9h7 89v9h-7v-25h7v9h-89-7v-9-66-9h7 93v9h-8v-26h8v9h-118v-9zM3329 32v31 21l-13-14c-8-9-16-15-25-19-9-5-17-7-28-7-19 0-33 7-43 21s-15 33-15 61 5 48 15 62 24 20 43 20c11 0 19-2 28-6s17-11 25-19l13-15v21 32 5l-4 2c-9 8-19 14-30 17-10 4-22 7-33 7-30 0-55-13-72-35-18-22-27-53-27-91 0-37 9-69 27-91 17-22 42-35 72-35 12 0 23 3 34 7 10 4 20 10 29 17l4 3zM3317 39c-8-7-17-11-26-15-9-3-18-5-29-5-27 0-46 9-61 28-15 20-23 45-23 79 0 35 8 60 23 79s34 28 61 28c10 0 20-2 29-5s18-8 26-15l4 8h-7v-32h7l5 7c-9 10-19 18-29 23s-22 7-34 7c-22 0-42-9-54-26-13-17-19-43-19-74s6-56 19-73c12-18 32-27 54-27 12 0 24 3 34 8s20 13 29 23l-5 6h-7v-31h7zM3360 5h25 8v9 224 9h-8-25-8v-9-224-9zM3368 14v224h-8v-9h25v9h-7v-224h7v9h-25v-9zM3435 5h107 8v9 26 9h-8-82v-9h8v66h-8v-9h74 8v9 25 9h-8-74v-9h8v107 9h-8-25-7v-9-224-9zM3443 14v224h-8v-9h25v9h-7v-107-9h7 74v9h-7v-25h7v9h-74-7v-9-66-9h7 82v9h-7v-26h7v9h-107v-9zM3582 5h25 8v9 224 9h-8-25-7v-9-224-9zM3590 14v224h-8v-9h25v9h-7v-224h7v9h-25v-9zM3657 5h118 7v9 26 9h-7-93v-9h8v66h-8v-9h89 8v9 25 9h-8-89v-9h8v82h-8v-9h95 8v9 25 9h-8-120-7v-9-224-9zM3665 14v224h-8v-9h120v9h-7v-25h7v9h-95-7v-9-82-9h7 89v9h-7v-25h7v9h-89-7v-9-66-9h7 93v9h-8v-26h8v9h-118v-9zM3851 39v174h-7v-9h30c25 0 41-6 51-18 11-13 16-31 16-60s-5-47-16-59c-10-13-26-19-51-19h-30v-9zM3844 30h30c27 0 49 8 62 24 13 15 20 41 20 72s-7 57-20 73c-13 15-35 23-62 23h-30-8v-9-174-9zM3819 5h51c38 0 67 10 85 30 18 19 28 51 28 91s-10 72-28 92c-18 19-48 29-85 29h-51-8v-9-224-9zM3826 14v224h-7v-9h51c35 0 59-8 75-25 15-16 23-41 23-78s-8-61-23-78c-16-16-40-25-75-25h-51v-9z">
          <text:p/>
        </draw:path>
        <draw:polygon draw:style-name="gr5" draw:text-style-name="P4" draw:layer="layout" svg:width="0cm" svg:height="0cm" svg:x="0.038cm" svg:y="0.038cm" svg:viewBox="0 0 0 0" draw:points="0,0">
          <text:p/>
        </draw:polygon>
        <draw:path draw:style-name="gr5" draw:text-style-name="P4" draw:layer="layout" svg:width="1.553cm" svg:height="0.233cm" svg:x="19.013cm" svg:y="23.626cm" svg:viewBox="0 0 1554 234" svg:d="M0 0h45l56 160 58-160h44v234h-29v-205l-57 161h-31l-57-161v205h-29zM338 32l-41 116h82zM321 0h34l86 234h-32l-21-59h-100l-21 59h-31zM426 0h188v27h-79v207h-30v-207h-79zM643 0h141v27h-111v69h106v27h-106v85h114v26h-144zM942 125c6 2 13 7 19 14 6 8 12 18 18 32l31 63h-33l-28-59c-7-16-15-27-22-32-6-5-16-7-28-7h-33v98h-30v-234h68c26 0 45 5 57 17 13 12 19 29 19 51 0 15-3 27-10 37-6 9-16 16-28 20zM866 27v83h38c15 0 26-4 33-11 8-7 11-17 11-31s-3-24-11-31c-7-7-18-10-33-10zM1048 0h30v234h-30zM1213 32l-41 116h82zM1196 0h34l85 234h-32l-20-59h-100l-21 59h-31zM1347 0h30v208h109v26h-139zM1523 195h31v39h-31zM1523 69h31v39h-31z">
          <text:p/>
        </draw:path>
        <draw:path draw:style-name="gr5" draw:text-style-name="P4" draw:layer="layout" svg:width="1.569cm" svg:height="0.26cm" svg:x="19.005cm" svg:y="23.608cm" svg:viewBox="0 0 1570 261" svg:d="M8 9h45 5l2 6 57 159-8 3-7-3 57-159 2-6h6 44 8v9 234 9h-8-29-8v-9-206h8l8 3-58 162-2 5h-5-31-5l-2-5-57-162 7-3h8v206 9h-8-29-8v-9-234-9zM16 18v234h-8v-8h29v8h-8v-206-46l16 43 57 162-8 3v-9h31v9l-8-3 57-162 16-43v46 206h-8v-8h29v8h-8v-234h8v8h-44v-8l7 3-57 159-8 22-7-22-57-159 8-3v8h-45v-8zM353 52l-41 116-7-3v-8h82v8l-8 3-41-116 8-3zM353 46l41 116 4 12h-11-82-12l4-12 41-116 8-21zM329 9h34 5l2 6 85 234 4 12h-11-32-5l-2-6-21-60 8-2v8h-100v-8l7 2-20 60-2 6h-6-31-12l4-12 85-234 2-6zM336 21l-85 234-7-3v-8h31v8l-7-2 20-60 2-6h6 100 6l2 6 20 60-8 2v-8h32v8l-8 3-85-234 8-3v8h-34v-8zM433 9h189 8v9 26 9h-8-80v-9h9v208 9h-9-30-8v-9-208h8v9h-79-8v-9-26-9zM441 18v26h-8v-8h79 8v8 208h-8v-8h30v8h-8v-208-8h8 80v8h-8v-26h8v8h-189v-8zM651 9h141 8v9 26 9h-8-111v-9h8v69h-8v-8h106 8v8 27 9h-8-106v-9h8v86h-8v-9h114 8v9 26 9h-8-144-8v-9-234-9zM659 18v234h-8v-8h144v8h-8v-26h8v8h-114-8v-8-86-8h8 106v8h-8v-27h8v9h-106-8v-9-69-8h8 111v8h-8v-26h8v8h-141v-8zM953 134c7 2 15 9 22 17 6 8 13 19 19 34l-7 4 7-4 31 64 6 12h-13-33-5l-2-5-28-60c-7-16-13-24-19-29-6-4-13-6-24-6h-33v-8h8v99 9h-8-30-8v-9-234-9h8 68c27 0 49 7 62 19 15 13 22 33 22 57 0 16-4 31-11 42-8 10-19 19-33 23l-2-8zM948 134c11-4 18-9 24-17 5-9 8-18 8-32 0-21-5-34-16-44s-27-15-52-15h-68v-8h8v234h-8v-8h30v8h-8v-99-9h8 33c13 0 25 3 33 9s16 19 24 36l-7 4 7-4 29 60-8 3v-8h33v8l-7 4-31-64c-6-14-12-23-17-30-6-7-11-10-16-12l-24-9zM882 44v83h-8v-9h38c14 0 22-2 28-8s8-13 8-25-2-19-8-25c-6-5-14-8-28-8h-38v-8zM874 35h38c16 0 30 5 39 13 8 8 13 22 13 37s-5 29-13 37c-9 9-23 13-39 13h-38-8v-8-83-9zM1056 9h30 8v9 234 9h-8-30-8v-9-234-9zM1064 18v234h-8v-8h30v8h-8v-234h8v8h-30v-8zM1228 52l-41 116-7-3v-8h82v8l-8 3-41-116 8-3zM1228 46l41 116 4 12h-11-82-12l4-12 41-116 8-21zM1204 9h34 5l2 6 85 234 4 12h-11-32-5l-2-6-21-60 8-2v8h-100v-8l7 2-20 60-2 6h-6-31-12l4-12 85-234 2-6zM1211 21l-85 234-7-3v-8h31v8l-7-2 20-60 2-6h6 100 6l2 6 20 60-8 2v-8h32v8l-8 3-85-234 8-3v8h-34v-8zM1355 9h30 8v9 208h-8v-9h109 8v9 26 9h-8-139-8v-9-234-9zM1363 18v234h-8v-8h139v8h-9v-26h9v8h-109-8v-8-208h8v8h-30v-8zM1531 204h31 8v9 39 9h-8-31-8v-9-39-9zM1539 213v39h-8v-8h31v8h-8v-39h8v8h-31v-8zM1531 77h31 8v9 39 9h-8-31-8v-9-39-9zM1539 86v39h-8v-8h31v8h-8v-39h8v8h-31v-8z">
          <text:p/>
        </draw:path>
        <draw:polygon draw:style-name="gr5" draw:text-style-name="P4" draw:layer="layout" svg:width="0cm" svg:height="0cm" svg:x="0.038cm" svg:y="0.038cm" svg:viewBox="0 0 0 0" draw:points="0,0">
          <text:p/>
        </draw:polygon>
        <draw:path draw:style-name="gr5" draw:text-style-name="P4" draw:layer="layout" svg:width="5.056cm" svg:height="0.319cm" svg:x="27.533cm" svg:y="28.279cm" svg:viewBox="0 0 5057 320" svg:d="M40 40v239h48c40 0 70-9 89-28s28-50 28-92c0-41-9-71-28-91-19-19-49-28-89-28zM0 6h82c57 0 98 12 125 37s40 63 40 116c0 54-13 93-40 117-27 25-68 38-125 38h-82zM430 34c-28 0-51 11-68 34-17 22-26 53-26 91 0 40 9 71 26 93 17 23 40 34 68 34 29 0 52-11 69-34 17-22 25-53 25-93 0-38-8-69-25-91-17-23-40-34-69-34zM430 0c42 0 75 14 99 43 25 29 37 68 37 116 0 50-12 88-37 117-24 29-57 44-99 44-41 0-74-15-98-44-25-28-37-67-37-117 0-48 12-87 37-116 24-29 57-43 98-43zM756 6h54l130 257v-257h38v308h-53l-130-258v258h-39zM1176 34c-28 0-51 11-68 34-17 22-26 53-26 91 0 40 9 71 26 93 17 23 40 34 68 34 29 0 52-11 69-34 17-22 25-53 25-93 0-38-8-69-25-91-17-23-40-34-69-34zM1176 0c42 0 75 14 99 43 25 29 37 68 37 116 0 50-12 88-37 117-24 29-57 44-99 44-41 0-74-15-99-44-24-28-37-67-37-117 0-48 13-87 37-116 25-29 58-43 99-43zM1333 6h249v35h-104v273h-40v-273h-105zM1924 16v40c-15-7-29-13-43-16-13-4-26-6-38-6-22 0-39 4-51 13-11 9-17 21-17 37 0 14 4 24 12 31 7 7 22 13 44 17l24 5c30 6 52 16 66 31 14 16 21 36 21 61 0 30-10 52-29 68-19 15-47 23-84 23-14 0-29-2-44-5-16-4-32-9-49-15v-43c16 10 32 17 48 22 15 5 30 7 45 7 23 0 40-5 53-14 12-10 18-23 18-40 0-15-4-27-13-35-9-9-24-16-44-20l-24-5c-30-7-51-16-64-29-14-14-20-32-20-55 0-27 9-49 27-64 19-16 44-24 76-24 14 0 28 1 42 4s29 7 44 12zM2223 29v44c-13-13-27-23-42-29-16-7-32-10-49-10-33 0-59 11-77 32-18 22-27 53-27 93 0 42 9 73 27 94 18 22 44 32 77 32 17 0 33-3 49-9 15-7 29-16 42-30v44c-14 10-28 17-44 22-15 5-32 8-49 8-45 0-79-15-105-43-26-29-38-67-38-118 0-49 12-88 38-116 26-29 60-43 105-43 17 0 34 3 49 7 16 5 31 13 44 22zM2383 47l-54 153h108zM2360 6h45l112 308h-41l-27-79h-132l-27 79h-42zM2560 6h40v273h143v35h-183zM2784 6h186v35h-146v91h140v35h-140v112h150v35h-190zM3206 40v239h48c41 0 70-9 89-28s28-50 28-92c0-41-9-71-28-91-19-19-48-28-89-28zM3166 6h82c57 0 99 12 125 37 27 25 40 63 40 116 0 54-13 93-40 117-27 25-68 38-125 38h-82zM3616 169c8 3 17 9 25 20 8 10 16 23 24 41l40 84h-43l-37-79c-10-21-19-34-28-41s-22-10-37-10h-44v130h-40v-308h90c34 0 59 7 75 22 17 14 25 37 25 66 0 20-4 36-13 48-8 13-21 22-37 27zM3516 40v109h50c19 0 34-5 44-14 9-9 14-23 14-41s-5-31-14-41c-10-9-25-13-44-13zM3838 47l-54 153h108zM3816 6h45l112 308h-42l-26-79h-133l-26 79h-42zM3973 6h40l62 260 61-260h45l62 260 62-260h40l-74 308h-50l-62-268-62 268h-50zM4398 6h39v308h-39zM4516 6h54l130 257v-257h38v308h-53l-130-258v258h-39zM5017 270v-83h-64v-35h104v133c-16 11-33 20-51 26-19 6-38 9-59 9-46 0-82-14-108-42-26-29-39-68-39-119 0-50 13-89 39-117s62-42 108-42c19 0 37 3 54 8s33 12 48 21v44c-15-13-30-22-47-29-16-6-34-10-52-10-36 0-63 11-81 32s-27 52-27 93c0 43 9 74 27 95s45 31 81 31c14 0 27-1 38-3 11-3 21-7 29-12z">
          <text:p/>
        </draw:path>
        <draw:path draw:style-name="gr5" draw:text-style-name="P4" draw:layer="layout" svg:width="5.072cm" svg:height="0.335cm" svg:x="27.525cm" svg:y="28.271cm" svg:viewBox="0 0 5073 336" svg:d="M56 49v238h-8v-8h48c39 0 66-9 83-26 18-18 26-45 26-85s-8-67-26-85c-17-17-44-26-83-26h-48v-8zM48 40h48c42 0 74 11 95 31 20 21 30 54 30 97s-10 76-30 97c-21 20-53 31-95 31h-48-8v-9-238-9zM8 5h82c58 0 102 14 131 41 28 26 42 68 42 122s-14 96-43 123c-28 26-72 39-130 39h-82-8v-8-308-9zM16 14v308h-8v-9h82c55 0 94-11 120-35 25-23 37-59 37-110s-12-86-37-110-64-36-120-36h-82v-8zM438 51c-26 0-46 10-62 31-17 21-25 49-25 86 0 38 8 66 25 87 16 21 36 31 62 31 27 0 47-10 63-31s23-49 23-87c0-37-7-65-23-86s-36-31-63-31zM438 34c31 0 57 13 75 37s27 58 27 97c0 40-9 74-27 97-18 24-44 37-75 37-30 0-56-13-75-37-18-23-28-57-28-97 0-39 10-73 28-97 19-24 45-37 75-37zM438 0c43 0 79 15 105 47 26 30 39 72 39 121 0 50-13 92-39 122s-62 46-105 46c-42 0-80-16-105-46-26-30-40-72-40-122 0-49 14-91 39-121 26-32 64-47 106-47zM438 16c-39 0-69 14-93 42-24 27-35 63-35 110 0 48 11 83 35 111 24 27 54 40 93 40 40 0 70-13 93-40 24-28 35-63 35-111 0-47-11-83-35-110-23-28-53-42-93-42zM764 5h54 5l2 5 130 257-7 4h-8v-257-9h8 38 8v9 308 8h-8-53-5l-2-4-130-257 7-4h8v257 8h-8-39-8v-8-308-9zM772 14v308h-8v-9h39v9h-8v-257-35l15 31 130 257-7 4v-9h53v9h-8v-308h8v8h-38v-8h8v257 34l-15-30-130-257 7-4v8h-54v-8zM1184 51c-27 0-46 10-62 31s-24 49-24 86c0 38 8 66 24 87s35 31 62 31 47-10 63-31c15-21 23-49 23-87 0-37-8-65-23-86-16-21-36-31-63-31zM1184 34c31 0 57 13 75 37s27 58 27 97c0 40-9 74-27 97-18 24-44 37-75 37-30 0-56-13-75-37-18-23-27-57-27-97 0-39 9-73 27-97 19-24 45-37 75-37zM1184 0c43 0 79 15 105 47 26 30 39 72 39 121 0 50-13 92-39 122s-62 46-105 46-79-16-105-46c-25-30-39-72-39-122 0-49 14-91 39-121 26-32 62-47 105-47zM1184 16c-39 0-69 14-93 42-23 27-35 63-35 110 0 48 12 83 35 111 24 27 54 40 93 40 40 0 70-13 93-40 24-28 35-63 35-111 0-47-11-83-35-110-23-28-53-42-93-42zM1341 5h249 8v9 36 8h-8-104v-8h8v272 8h-8-40-8v-8-272h8v8h-105-8v-8-36-9zM1349 14v36h-8v-9h105 8v9 272h-8v-9h40v9h-8v-272-9h8 104v9h-8v-36h8v8h-249v-8zM1940 24v41 14l-12-6c-14-7-28-13-41-16-13-4-25-6-36-6-21 0-35 4-46 12-10 8-14 16-14 30 0 12 3 19 9 25s19 10 40 15h1l24 5-2 8 1-8c31 6 55 17 70 33 16 16 24 39 24 66 0 31-11 58-32 74-20 17-51 25-89 25-14 0-30-2-46-5-16-4-33-9-50-15l-5-2v-6-43-14l12 7c16 9 31 16 46 21 15 4 29 7 43 7 22 0 37-5 48-13s15-18 15-33c0-13-3-22-11-29-7-8-20-13-39-17l1-8-1 8-24-5 1-8-1 8c-31-6-55-17-69-31-14-15-22-36-22-61 0-29 10-54 30-72 20-17 48-25 81-25 14 0 29 1 43 4 15 2 30 7 45 12l6 2zM1929 32c-14-5-28-9-42-12-14-2-28-4-41-4-31 0-54 7-71 23-16 15-24 32-24 58 0 22 5 37 17 49s32 20 61 26l24 5c21 5 37 12 47 21 11 10 16 25 16 42 0 19-8 36-22 47-13 10-33 15-57 15-15 0-32-2-48-7s-32-13-49-22l4-8h8v43h-8l3-8c16 6 32 11 47 14 16 4 30 5 43 5 36 0 61-7 79-21s26-33 26-61c0-24-6-40-19-54s-33-23-62-29l-24-5 2-8-1 8c-23-4-40-11-49-18-9-9-14-22-14-38 0-18 7-34 21-44 13-9 32-15 55-15 13 0 26 2 40 6s29 10 44 18l-3 7h-8v-41h8zM2239 38v44 20l-13-14c-13-12-26-21-41-27-14-6-29-9-45-9-32 0-54 9-71 29s-25 48-25 87c0 40 8 68 25 88s39 29 71 29c16 0 31-3 45-9 15-6 28-15 41-28l13-13v19 44 4l-3 3c-15 10-30 18-46 23-17 5-34 8-52 8-46 0-84-15-111-45s-40-72-40-123c0-50 13-92 40-122 27-31 65-46 111-46 18 0 36 2 52 7s32 13 46 23l3 3zM2227 45c-13-10-27-17-42-22-15-4-30-7-47-7-43 0-75 13-99 42-25 27-36 63-36 110 0 48 11 84 36 111 24 27 56 40 99 40 17 0 32-2 47-7s28-12 42-21l4 7h-8v-44h8l6 7c-14 13-30 24-45 31-16 6-34 10-52 10-35 0-64-12-83-35s-29-57-29-99c0-41 10-75 29-98s48-36 83-36c18 0 36 4 52 11 15 7 31 18 45 31l-6 6h-8v-44h8zM2398 59l-54 152-7-3v-8h108v8l-8 3-54-152 8-3zM2398 53l54 153 4 11h-11-108-12l4-11 54-153 8-23zM2368 5h45 6l2 6 112 308 4 11h-12-41-6l-2-6-26-78 7-3v8h-132v-8l7 3-26 78-2 6h-6-42-11l4-11 112-308 2-6zM2376 17l-112 308-8-3v-9h42v9l-7-3 26-79 2-6h6 132 6l2 6 26 79-7 3v-9h41v9l-7 3-112-308 7-3v8h-45v-8zM2568 5h40 8v9 273h-8v-9h143 8v9 35 8h-8-183-8v-8-308-9zM2576 14v308h-8v-9h183v9h-8v-35h8v8h-143-8v-8-273h8v8h-40v-8zM2792 5h186 8v9 36 8h-8-146v-8h8v91h-8v-9h140 8v9 35 8h-8-140v-8h8v111h-8v-9h150 8v9 35 8h-8-190-8v-8-308-9zM2800 14v308h-8v-9h190v9h-9v-35h9v8h-150-8v-8-111-9h8 140v9h-8v-35h8v8h-140-8v-8-91-9h8 146v9h-8v-36h8v8h-186v-8zM3222 49v238h-8v-8h48c39 0 66-9 83-26 18-18 26-45 26-85s-8-67-26-85c-17-17-44-26-83-26h-48v-8zM3214 40h48c42 0 74 11 95 31 20 21 30 54 30 97s-10 76-30 97c-21 20-53 31-95 31h-48-8v-9-238-9zM3174 5h82c58 0 103 14 131 41 28 26 42 68 42 122s-14 96-43 123c-28 26-72 39-130 39h-82-8v-8-308-9zM3182 14v308h-8v-9h82c56 0 94-11 120-35 25-23 37-59 37-110s-12-86-37-110-64-36-120-36h-82v-8zM3626 170c10 3 20 11 29 22 8 10 17 24 25 42l-7 4 7-4 40 84 6 12h-13-43-4l-3-5-37-78c-10-20-18-32-26-38s-18-9-32-9h-44v-8h8v130 8h-8-40-8v-8-308-9h8 90c35 0 63 9 80 24 19 17 28 43 28 74 0 21-5 39-14 53-10 14-24 24-42 30l-2-8zM3621 170c16-5 26-12 34-24 7-11 11-25 11-43 0-28-7-47-22-60-15-14-37-21-70-21h-90v-8h9v308h-9v-9h40v9h-8v-130-9h8 44c16 0 31 4 41 12 11 8 21 23 31 44l-7 4 7-4 38 79-8 4v-9h43v9l-7 3-40-84c-8-16-16-29-24-39-7-9-14-14-21-16l-25-9zM3532 49v109h-8v-9h50c18 0 30-3 38-11s12-18 12-35c0-16-4-27-12-34-8-8-20-12-38-12h-50v-8zM3524 40h50c20 0 38 6 49 16 11 11 17 28 17 47 0 20-6 37-17 47-11 11-29 16-49 16h-50-8v-8-109-9zM3854 59l-54 152-8-3v-8h108v8l-7 3-54-152 7-3zM3854 53l54 153 4 11h-12-108-11l4-11 54-153 7-23zM3824 5h45 5l2 6 112 308 4 11h-11-42-5l-2-6-27-78 8-3v8h-133v-8l8 3-27 78-2 6h-5-42-12l4-11 112-308 2-6zM3831 17l-112 308-7-3v-9h42v9l-8-3 27-79 2-6h5 133 5l2 6 27 79-8 3v-9h42v9l-8 3-112-308 8-3v8h-45v-8zM3981 5h40 7l1 7 62 260-8 2-8-2 62-260 1-7h6 45 7l1 7 62 260-8 2-8-2 62-260 1-7h7 40 10l-2 11-74 308-2 6h-6-50-6l-2-6-62-267 8-2 8 2-62 267-2 6h-6-50-7l-1-6-74-308-2-11zM3989 12l73 308-7 2v-9h50v9l-8-2 62-267 8-34 8 34 62 267-8 2v-9h50v9l-8-2 74-308 8 2v8h-40v-8l7 2-61 260-8 33-8-33-62-260 8-2v8h-45v-8l8 2-61 260-8 33-8-33-61-260 7-2v8h-40v-8zM4406 5h39 8v9 308 8h-8-39-9v-8-308-9zM4414 14v308h-8v-9h39v9h-8v-308h8v8h-39v-8zM4524 5h54 5l2 5 130 257-7 4h-8v-257-9h8 38 8v9 308 8h-8-53-5l-2-4-131-257 8-4h8v257 8h-8-39-8v-8-308-9zM4532 14v308h-8v-9h39v9h-8v-257-35l15 31 130 257-7 4v-9h53v9h-8v-308h8v8h-38v-8h8v257 34l-15-30-130-257 7-4v8h-54v-8zM5017 278v-83h8v9h-64-8v-9-34-8h8 104 8v8 132 4l-4 3c-16 12-34 21-53 27s-40 9-61 9c-48 0-87-15-114-45-27-29-41-71-41-123 0-51 14-93 41-123s66-45 114-45c19 0 39 2 56 7 18 6 35 13 50 23l4 3v5 44 19l-13-12c-14-13-29-22-45-28-15-6-31-9-49-9-34 0-58 9-75 28-17 20-25 48-25 88 0 41 8 69 25 88 17 20 41 29 75 29 14 0 25-1 36-4 10-2 19-5 27-10l4 7zM5029 285c-9 6-20 10-32 13-11 2-24 4-39 4-37 0-68-12-87-34-19-23-29-57-29-100 0-42 10-77 29-99s50-35 87-35c19 0 38 4 55 11s34 18 49 31l-5 6h-8v-44h8l-4 7c-14-10-29-16-46-21s-34-8-52-8c-45 0-78 13-102 41-25 27-37 63-37 111 0 49 12 85 37 112 24 26 57 39 102 39 20 0 39-3 57-8 17-6 33-14 48-25l5 7h-8v-132h8v9h-104v-9h8v34h-8v-8h64 8v8 83 5z">
          <text:p/>
        </draw:path>
        <draw:polygon draw:style-name="gr5" draw:text-style-name="P4" draw:layer="layout" svg:width="0cm" svg:height="0cm" svg:x="0.038cm" svg:y="0.038cm" svg:viewBox="0 0 0 0" draw:points="0,0">
          <text:p/>
        </draw:polygon>
        <draw:path draw:style-name="gr5" draw:text-style-name="P4" draw:layer="layout" svg:width="1.621cm" svg:height="0.234cm" svg:x="18.832cm" svg:y="22.631cm" svg:viewBox="0 0 1622 235" svg:d="M30 26v183h37c31 0 53-8 67-22 15-15 22-38 22-69 0-32-7-55-22-70-14-15-36-22-67-22zM0 0h62c43 0 75 10 95 29 21 18 31 48 31 89 0 40-10 70-31 88-20 19-52 29-95 29h-62zM341 125c7 2 13 7 19 15 6 7 12 18 19 31l30 64h-32l-29-60c-7-16-14-26-21-31s-16-8-28-8h-33v99h-30v-235h68c25 0 44 6 57 17 12 11 19 28 19 51 0 14-4 28-10 37-7 10-16 16-29 20zM266 26v84h38c14 0 25-3 33-10 7-7 11-19 11-32 0-14-4-24-11-31-8-7-19-11-33-11zM506 31l-41 118h82zM489 0h34l85 235h-31l-20-60h-101l-20 60h-32zM605 0h30l47 199 47-199h34l46 199 47-199h31l-56 235h-38l-47-204-48 204h-38zM927 0h40l99 197v-197h29v235h-40l-99-197v197h-29zM1282 123v86h49c16 0 28-4 36-11s12-18 12-32c0-15-4-25-12-32s-20-11-36-11zM1282 26v72h45c15 0 26-3 33-9 7-7 11-16 11-28 0-11-4-20-11-26s-18-9-33-9zM1252 0h77c23 0 41 5 53 15 13 10 19 25 19 43 0 14-3 26-10 35-6 8-15 14-28 16 15 3 27 10 35 21 8 10 12 24 12 39 0 21-7 37-20 49-13 11-33 17-58 17h-80zM1415 0h33l62 97 62-97h32l-79 124v111h-30v-111zM1591 195h31v40h-31zM1591 68h31v41h-31z">
          <text:p/>
        </draw:path>
        <draw:path draw:style-name="gr5" draw:text-style-name="P4" draw:layer="layout" svg:width="1.637cm" svg:height="0.25cm" svg:x="18.824cm" svg:y="22.623cm" svg:viewBox="0 0 1638 251" svg:d="M47 35v182h-8v-9h37c29 0 49-6 62-19s19-33 19-63-6-50-19-63-33-19-62-19h-37v-9zM39 27h37c32 0 57 8 73 24s24 42 24 75-8 59-24 75-41 24-73 24h-37-8v-8-182-8zM9 0h62c45 0 79 11 101 31s33 53 33 95-12 74-33 95c-22 20-57 30-101 30h-62-9v-8-234-9zM17 9v234h-8v-9h62c42 0 71-8 90-26 19-17 28-43 28-82s-9-65-28-82c-19-18-48-26-90-26h-62v-9zM353 125c8 3 16 9 22 17 7 9 13 20 20 33l-7 4 7-4 30 64 6 12h-13-32-5l-2-4-29-60c-7-15-13-24-19-28-5-5-12-7-23-7h-33v-8h8v99 8h-8-30-9v-8-234-9h9 68c26 0 48 7 62 20 14 12 22 32 22 57 0 15-4 30-12 41-7 11-19 19-32 23l-3-8zM348 125c11-3 19-8 24-17 6-8 9-18 9-31 0-21-5-35-16-44-12-10-28-15-52-15h-68v-9h8v234h-8v-9h30v9h-8v-99-8h8 33c13 0 24 3 33 9 8 6 16 18 24 34l-8 4 8-4 28 60-7 4v-9h32v9l-7 4-31-64c-6-13-11-23-17-30-6-6-10-10-15-12l-25-9zM283 35v83h-8v-8h38c13 0 21-3 27-9 6-5 9-12 9-24 0-13-3-20-9-25-6-6-14-8-27-8h-38v-9zM275 27h38c15 0 29 4 38 12 9 9 14 22 14 38 0 15-5 28-14 37-9 8-23 13-38 13h-38-8v-9-83-8zM523 43l-41 117-8-3v-9h82v9l-7 3-41-117 7-3zM523 38l41 116 4 11h-12-82-11l4-11 41-116 7-22zM498 0h34 6l2 6 85 234 4 11h-12-31-6l-2-5-20-60 8-3v8h-101v-8l8 3-21 60-1 5h-6-32-11l4-11 85-234 2-6zM506 12l-85 234-8-3v-9h32v9l-8-3 21-60 2-5h5 101 5l2 5 20 60-7 3v-9h31v9l-7 3-85-234 7-3v9h-34v-9zM614 0h30 7l1 7 47 198-8 2-8-2 47-198 1-7h7 34 6l1 7 47 198-8 2-7-2 46-198 2-7h6 31 10l-2 11-56 234-2 6h-6-38-6l-2-6-47-203 8-2 8 2-48 203-1 6h-7-38-6l-1-6-56-234-3-11zM621 7l56 234-8 2v-9h38v9l-7-2 47-203 8-34 8 34 47 203-8 2v-9h38v9l-8-2 56-234 8 2v9h-31v-9l8 2-47 198-8 33-7-33-47-198 8-2v9h-34v-9l8 2-47 198-8 33-8-33-47-198 8-2v9h-30v-9zM936 0h40 5l2 5 99 196-7 4h-8v-196-9h8 29 8v9 234 8h-8-40-5l-2-4-99-196 7-4h8v196 8h-8-29-8v-8-234-9zM944 9v234h-8v-9h29v9h-8v-196-34l15 30 99 196-7 4v-9h40v9h-8v-234h8v9h-29v-9h8v196 33l-15-29-99-196 7-4v9h-40v-9zM1299 131v86h-8v-9h49c15 0 24-2 31-8 6-6 9-13 9-26s-3-20-9-26c-7-6-16-8-31-8h-49v-9zM1291 123h49c17 0 32 4 41 12 9 9 15 23 15 39s-6 30-15 39c-9 8-24 12-41 12h-49-8v-8-86-8zM1299 35v71h-8v-9h45c14 0 22-2 28-7 6-4 8-9 8-20 0-10-2-15-8-19-6-5-14-7-28-7h-45v-9zM1291 27h45c16 0 29 3 38 10 9 8 14 20 14 33 0 14-5 26-14 34-9 6-22 10-38 10h-45-8v-8-71-8zM1261 0h77c24 0 45 7 58 18 14 11 22 29 22 49 0 16-4 30-11 39-8 10-20 17-33 19l-2-8 2-8c16 3 30 12 39 23 9 12 14 28 14 45 0 23-8 43-23 55-15 13-37 19-63 19h-80-8v-8-234-9zM1269 9v234h-8v-9h80c24 0 41-5 53-15s17-22 17-42c0-14-3-24-10-34-8-9-17-15-30-18l-42-9 42-7c11-2 18-6 23-13s8-16 8-29c0-17-5-27-16-36s-26-13-48-13h-77v-9zM1424 0h32 5l2 5 62 96-7 4-6-4 61-96 2-5h5 32 15l-8 14-79 122-7-4h8v111 8h-8-30-8v-8-111h8l-7 4-78-122-9-14zM1431 5l79 122 1 2v3 111h-8v-9h30v9h-8v-111-3l2-2 78-122 7 4v9h-32v-9l6 5-61 96-7 10-6-10-62-96 6-5v9h-32v-9zM1599 195h31 8v8 40 8h-8-31-8v-8-40-8zM1607 203v40h-8v-9h31v9h-8v-40h8v8h-31v-8zM1599 69h31 8v8 40 8h-8-31-8v-8-40-8zM1607 77v40h-8v-9h31v9h-8v-40h8v9h-31v-9z">
          <text:p/>
        </draw:path>
        <draw:polygon draw:style-name="gr5" draw:text-style-name="P4" draw:layer="layout" svg:width="0cm" svg:height="0cm" svg:x="0.038cm" svg:y="0.038cm" svg:viewBox="0 0 0 0" draw:points="0,0">
          <text:p/>
        </draw:polygon>
        <draw:path draw:style-name="gr5" draw:text-style-name="P4" draw:layer="layout" svg:width="1.018cm" svg:height="0.296cm" svg:x="23.953cm" svg:y="25.227cm" svg:viewBox="0 0 1019 297" svg:d="M0 0h237v34h-100v263h-38v-263h-99zM274 0h38v297h-38zM348 0h238v34h-100v263h-38v-263h-100zM622 0h38v262h137v35h-175zM837 0h178v34h-140v87h135v34h-135v107h144v35h-182z">
          <text:p/>
        </draw:path>
        <draw:path draw:style-name="gr5" draw:text-style-name="P4" draw:layer="layout" svg:width="1.035cm" svg:height="0.313cm" svg:x="23.944cm" svg:y="25.218cm" svg:viewBox="0 0 1036 314" svg:d="M9 0h237 8v9 34 8h-8-100v-8h8v263 8h-8-38-8v-8-263h8v8h-99-9v-8-34-9zM17 9v34h-8v-9h99 8v9 263h-8v-9h38v9h-8v-263-9h8 100v9h-8v-34h8v8h-237v-8zM283 0h38 8v9 297 8h-8-38-8v-8-297-9zM291 9v297h-8v-9h38v9h-8v-297h8v8h-38v-8zM358 0h238 8v9 34 8h-8-100v-8h8v263 8h-8-38-8v-8-263h8v8h-100-9v-8-34-9zM366 9v34h-8v-9h100 8v9 263h-8v-9h38v9h-8v-263-9h8 100v9h-8v-34h8v8h-238v-8zM632 0h38 8v9 263h-8v-9h137 8v9 34 8h-8-175-8v-8-297-9zM640 9v297h-8v-9h175v9h-8v-34h8v8h-137-8v-8-263h8v8h-38v-8zM847 0h177 8v9 34 8h-8-139v-8h8v87h-8v-8h134 8v8 34 8h-8-134v-8h8v108h-8v-9h143 8v9 34 8h-8-181-8v-8-297-9zM855 9v297h-8v-9h181v9h-8v-34h8v8h-143-8v-8-108-9h8 134v9h-9v-34h9v8h-134-8v-8-87-9h8 139v9h-8v-34h8v8h-177v-8z">
          <text:p/>
        </draw:path>
        <draw:polygon draw:style-name="gr5" draw:text-style-name="P4" draw:layer="layout" svg:width="0cm" svg:height="0cm" svg:x="0.038cm" svg:y="0.038cm" svg:viewBox="0 0 0 0" draw:points="0,0">
          <text:p/>
        </draw:polygon>
        <draw:path draw:style-name="gr5" draw:text-style-name="P4" draw:layer="layout" svg:width="0.363cm" svg:height="0.409cm" svg:x="24.269cm" svg:y="27.404cm" svg:viewBox="0 0 364 410" svg:d="M182 54l-73 205h146zM151 0h61l152 410h-56l-36-105h-179l-37 105h-56z">
          <text:p/>
        </draw:path>
        <draw:path draw:style-name="gr5" draw:text-style-name="P4" draw:layer="layout" svg:width="0.371cm" svg:height="0.415cm" svg:x="24.265cm" svg:y="27.401cm" svg:viewBox="0 0 372 416" svg:d="M188 58l-73 205-2-1v-3h145v3l-2 1-73-205 3-1zM188 56l73 205 1 4h-4-145-4l1-4 73-205 3-7zM155 0h61 2l1 2 152 410 1 4h-4-57-2v-2l-36-105 2-1v3h-178v-3l2 1-36 105-1 2h-2-56-4l1-4 152-410v-2zM158 4l-152 410-2-1v-2h56v2l-2-1 36-105 1-2h2 178 2l1 2 36 105-3 1v-2h57v2l-3 1-152-410 3-1v3h-61v-3z">
          <text:p/>
        </draw:path>
        <draw:polygon draw:style-name="gr5" draw:text-style-name="P4" draw:layer="layout" svg:width="0cm" svg:height="0cm" svg:x="0.038cm" svg:y="0.038cm" svg:viewBox="0 0 0 0" draw:points="0,0">
          <text:p/>
        </draw:polygon>
        <draw:path draw:style-name="gr5" draw:text-style-name="P4" draw:layer="layout" svg:width="1.015cm" svg:height="0.312cm" svg:x="23.927cm" svg:y="26.896cm" svg:viewBox="0 0 1016 313" svg:d="M225 17v39c-18-7-35-13-51-16-16-4-31-5-46-5-26 0-46 4-60 12-14 9-21 21-21 37 0 13 5 23 14 30 10 7 27 12 53 16l29 5c35 6 61 16 78 31 17 14 25 34 25 58 0 29-11 51-34 66s-56 23-100 23c-17 0-34-2-53-5s-38-8-58-14v-42c19 9 38 16 57 21 18 5 36 7 54 7 27 0 48-5 63-14 14-9 22-22 22-39 0-14-6-26-16-34-11-8-28-15-52-19l-29-5c-35-6-61-15-77-28-15-13-23-31-23-54 0-26 11-47 32-63 22-15 52-24 90-24 17 0 34 2 51 4 17 4 34 8 52 13zM320 7h47v300h-47zM441 7h275v31l-221 235h226v34h-285v-31l221-235h-216zM790 7h222v34h-175v89h168v34h-168v109h179v34h-226z">
          <text:p/>
        </draw:path>
        <draw:path draw:style-name="gr5" draw:text-style-name="P4" draw:layer="layout" svg:width="1.033cm" svg:height="0.327cm" svg:x="23.918cm" svg:y="26.889cm" svg:viewBox="0 0 1034 328" svg:d="M243 24v39 13l-13-6c-17-7-34-12-49-16-15-3-30-5-44-5-25 0-42 4-55 12-12 7-17 16-17 30 0 12 3 19 11 24 8 6 24 11 49 15l29 5-2 7 1-7c37 6 65 17 83 33 18 15 28 38 28 63 0 31-13 56-38 72-24 16-60 25-105 25-17 0-35-2-55-5-19-4-39-9-59-15l-6-2v-5-42-13l13 6c19 9 37 16 55 21 18 4 35 6 52 6 26 0 44-4 57-12s19-18 19-33c0-13-4-22-13-29-10-7-25-12-48-17l2-7-2 7-29-4c-36-7-64-17-81-31s-26-35-26-59c0-28 12-52 36-68 23-17 56-26 95-26 17 0 35 1 52 4 18 3 36 7 54 13l6 1zM231 31c-17-5-34-9-51-11-16-3-32-4-49-4-37 0-64 7-84 21s-29 32-29 57c0 22 6 37 20 48 15 12 38 21 73 27l-2 7 2-7 29 4c25 5 44 12 56 21 12 10 19 24 19 40 0 19-10 35-26 45s-40 16-68 16c-19 0-38-3-57-8s-39-12-58-21l4-7h9v42h-9l3-7c20 6 39 11 57 14s35 4 51 4c43 0 73-7 95-21 21-14 30-32 30-60 0-23-7-39-22-53-16-13-40-22-74-28l-29-5 2-8-1 8c-27-4-47-11-58-18-11-8-17-21-17-36 0-18 9-33 25-43 15-9 38-14 65-14 15 0 32 2 48 6 17 3 35 9 53 17l-4 6h-9v-39h9zM329 5h48 9v9 300 8h-9-48-9v-8-300-9zM338 14v300h-9v-7h48v7h-9v-300h9v8h-48v-8zM451 5h275 9v9 31 3l-2 2-222 235-6-5v-8h226 9v8 34 8h-9-285-9v-8-31-3l2-2 221-235 7 5v8h-216-9v-8-34-9zM460 14v34h-9v-7h216 18l-11 12-221 235-7-5h9v31h-9v-7h285v7h-9v-34h9v8h-226-19l12-13 221-235 7 5h-9v-31h9v8h-275v-8zM800 5h221 9v9 34 8h-9-174v-8h9v89h-9v-8h167 9v8 34 8h-9-167v-8h9v109h-9v-8h178 9v8 34 8h-9-225-9v-8-300-9zM809 14v300h-9v-7h225v7h-9v-34h9v8h-178-9v-8-109-7h9 167v7h-9v-34h9v8h-167-9v-8-89-7h9 174v7h-9v-34h9v8h-221v-8z">
          <text:p/>
        </draw:path>
        <draw:polygon draw:style-name="gr5" draw:text-style-name="P4" draw:layer="layout" svg:width="0cm" svg:height="0cm" svg:x="0.038cm" svg:y="0.038cm" svg:viewBox="0 0 0 0" draw:points="0,0">
          <text:p/>
        </draw:polygon>
        <draw:path draw:style-name="gr5" draw:text-style-name="P4" draw:layer="layout" svg:width="1.239cm" svg:height="0.318cm" svg:x="23.972cm" svg:y="28.08cm" svg:viewBox="0 0 1240 319" svg:d="M190 16v40c-15-7-30-13-44-17-13-3-26-5-38-5-22 0-39 4-50 13-12 9-18 22-18 38 0 14 4 24 12 31s22 12 44 17l24 5c30 6 53 16 67 31s21 35 21 60c0 29-10 52-29 67-20 16-48 23-85 23-13 0-28-1-44-5-16-3-32-8-49-14v-43c16 9 32 17 48 21 15 5 31 8 45 8 23 0 41-5 53-14 12-10 18-23 18-40 0-15-4-27-13-36-9-8-23-15-43-19l-25-5c-29-6-51-15-64-29-13-13-20-31-20-55 0-28 9-49 28-65 18-15 43-23 75-23 14 0 28 1 42 4 15 2 30 6 45 12zM489 29v45c-13-14-27-24-42-30-15-7-32-10-49-10-33 0-59 11-77 33s-26 53-26 93c0 41 8 71 26 93 18 21 44 32 77 32 17 0 34-3 49-9 15-7 29-17 42-30v44c-13 9-28 17-44 22-15 5-32 7-49 7-44 0-79-14-105-42-25-29-38-68-38-117s13-88 38-118c26-28 61-42 105-42 18 0 34 2 50 7 15 5 30 12 43 22zM649 46l-54 154h108zM627 6h45l111 307h-41l-27-78h-132l-27 78h-41zM826 6h40v272h143v35h-183zM1050 6h186v34h-146v92h140v35h-140v111h150v35h-190z">
          <text:p/>
        </draw:path>
        <draw:path draw:style-name="gr5" draw:text-style-name="P4" draw:layer="layout" svg:width="1.255cm" svg:height="0.336cm" svg:x="23.964cm" svg:y="28.071cm" svg:viewBox="0 0 1256 337" svg:d="M205 25v40 13l-11-5c-15-8-29-13-42-17-12-3-24-5-36-5-21 0-35 4-46 12-10 7-14 16-14 30 0 12 3 19 9 24 7 6 20 11 41 15l24 6-2 8 2-8c30 6 54 17 70 33 15 16 23 39 23 67 0 31-11 57-32 74-20 16-51 25-89 25-14 0-29-2-46-5-16-4-32-9-49-15l-6-3v-5-43-14l12 7c16 9 31 16 46 20 15 5 29 7 43 7 22 0 37-4 48-12s15-18 15-33-3-23-10-30c-8-8-21-13-40-17l2-9-2 9-24-5 1-9-1 9c-31-7-54-17-69-32-14-14-22-36-22-61 0-28 11-53 30-70 20-17 48-26 81-26 14 0 29 2 44 4 14 3 29 7 45 13l5 1zM195 33c-15-6-29-9-43-12s-27-4-41-4c-31 0-53 7-70 22-17 14-25 32-25 57 0 22 6 37 18 49s31 21 60 27l24 5c21 4 38 12 48 21 10 10 16 25 16 43 0 19-8 36-22 46-14 11-34 16-58 16-15 0-31-2-47-7s-33-13-50-23l4-7h8v43h-8l3-8c17 6 32 11 48 14 15 3 29 5 42 5 36 0 62-7 79-21 18-14 26-33 26-61 0-25-6-42-19-55-13-14-33-23-61-29h-1l-23-5 1-8-1 8c-23-4-39-11-48-19-10-8-15-22-15-37 0-18 8-34 21-44s32-15 55-15c13 0 27 2 41 6 13 4 28 10 44 17l-4 8h-8v-40h8zM505 38v44 19l-13-13c-14-12-27-21-41-28-15-6-29-9-46-9-32 0-54 10-71 30-16 20-24 48-24 87s8 67 24 88c17 20 39 30 71 30 17 0 31-3 46-9 14-6 27-15 41-28l13-14v20 44 4l-3 3c-15 10-31 18-47 23s-34 8-52 8c-46 0-84-16-111-46-26-29-40-72-40-123s14-92 40-122c27-30 65-46 111-46 18 0 36 3 52 8s32 13 47 23l3 2zM493 45c-14-9-28-16-43-21s-30-7-47-7c-43 0-75 13-99 40s-36 63-36 111 12 85 36 112 56 40 99 40c17 0 32-2 47-7s29-12 43-21l4 7h-9v-44h9l6 6c-15 14-30 25-46 31-16 7-34 11-52 11-35 0-64-13-83-36-19-22-29-57-29-99s10-75 29-98 48-35 83-35c18 0 36 3 52 10s31 17 46 31l-6 6h-9v-44h9zM664 58l-53 153-8-3v-8h108v8l-8 3-54-153 8-3zM664 52l55 153 4 12h-12-108-11l3-12 54-153 8-21zM635 6h45 5l2 6 112 307 4 12h-12-41-6l-2-6-26-79 7-2v8h-132v-8l8 2-27 79-2 6h-6-41-12l4-12 112-307 2-6zM642 18l-112 307-7-3v-8h41v8l-7-3 26-78 2-7h6 132 6l2 7 27 78-8 3v-8h41v8l-7 3-112-307 8-3v8h-45v-8zM834 6h40 8v9 272h-8v-8h143 8v8 35 9h-8-183-8v-9-307-9zM842 15v307h-8v-8h183v8h-8v-35h8v9h-143-8v-9-272h8v8h-40v-8zM1058 6h186 8v9 34 9h-8-146v-9h8v91h-8v-8h140 8v8 35 9h-8-140v-9h8v112h-8v-8h150 8v8 35 9h-8-190-8v-9-307-9zM1066 15v307h-8v-8h190v8h-8v-35h8v9h-150-8v-9-112-8h8 140v8h-8v-35h8v9h-140-8v-9-91-8h8 146v8h-8v-34h8v8h-186v-8z">
          <text:p/>
        </draw:path>
        <draw:polygon draw:style-name="gr5" draw:text-style-name="P4" draw:layer="layout" svg:width="0cm" svg:height="0cm" svg:x="0.038cm" svg:y="0.038cm" svg:viewBox="0 0 0 0" draw:points="0,0">
          <text:p/>
        </draw:polygon>
        <draw:path draw:style-name="gr5" draw:text-style-name="P4" draw:layer="layout" svg:width="1.284cm" svg:height="0.32cm" svg:x="33.019cm" svg:y="28.077cm" svg:viewBox="0 0 1285 321" svg:d="M189 16v41c-15-8-30-13-43-17s-26-6-39-6c-21 0-38 5-49 14-12 8-18 21-18 37 0 14 4 24 12 31 7 7 22 12 44 17l24 5c29 6 51 16 65 32 14 15 21 35 21 60 0 30-9 52-28 68-19 15-47 23-84 23-14 0-28-2-44-5-16-4-32-9-49-15v-43c16 10 32 17 48 22 15 5 30 7 45 7 23 0 40-5 53-14 12-10 18-23 18-40 0-15-4-27-13-36-9-8-24-14-44-19l-24-5c-29-6-51-15-64-30-13-13-20-31-20-55 0-27 9-48 27-64 19-16 44-24 76-24 14 0 28 2 42 4 14 3 29 7 44 12zM268 6h40v126h143v-126h40v309h-40v-147h-143v147h-40zM570 6h185v35h-145v91h139v36h-139v112h149v35h-189zM824 6h186v35h-147v91h140v36h-140v112h150v35h-189zM1038 6h247v35h-104v274h-40v-274h-103z">
          <text:p/>
        </draw:path>
        <draw:path draw:style-name="gr5" draw:text-style-name="P4" draw:layer="layout" svg:width="1.3cm" svg:height="0.336cm" svg:x="33.011cm" svg:y="28.069cm" svg:viewBox="0 0 1301 337" svg:d="M206 24v41 13l-12-6c-15-7-28-12-41-16-13-3-26-5-38-5-20 0-34 4-45 11-10 8-14 17-14 31 0 12 3 19 9 24 7 6 19 11 40 15h1l23 6-1 8 1-9c32 6 56 18 71 34s23 39 23 66c0 31-11 58-31 74-21 18-51 26-90 26-14 0-30-2-46-5s-32-10-49-16l-6-2v-6-43-14l12 7c16 9 31 16 46 21 15 4 29 7 43 7 22 0 38-4 49-13 10-8 15-18 15-33 0-14-3-22-11-29-8-8-21-13-40-17l1-9-1 9-24-5 1-9-1 9c-31-7-54-17-69-32-14-14-22-36-22-61 0-29 11-54 30-71 20-16 48-25 81-25 14 0 30 1 44 4 15 3 30 7 45 12l6 2zM195 32c-15-5-29-9-42-11-15-3-29-4-42-4-31 0-54 7-70 22-17 14-25 32-25 57 0 22 6 37 17 49 13 12 32 21 61 27l24 5c22 4 38 12 48 21 10 10 16 25 16 42 0 19-8 36-22 47-13 10-34 15-58 15-15 0-32-2-48-7s-32-13-49-22l4-8h8v43h-8l3-8c17 6 32 11 47 14 16 4 30 5 43 5 36 0 62-7 80-21 17-14 25-33 25-61 0-24-6-41-18-54-13-14-33-23-63-29l-24-5 2-8-2 8c-22-5-39-11-48-19s-14-22-14-37c0-18 8-34 21-44s32-15 54-15c13 0 28 2 42 6s29 9 44 17l-3 8h-8v-41h8zM277 6h40 8v8 126h-8v-8h143v8h-8v-126-8h8 40 8v8 308 9h-8-40-8v-9-147h8v9h-143v-9h8v147 9h-8-40-8v-9-308-8zM285 14v308h-8v-9h40v9h-8v-147-8h8 143 9v8 147h-9v-9h40v9h-8v-308h8v9h-40v-9h9v126 9h-9-143-8v-9-126h8v9h-40v-9zM579 6h185 8v8 35 8h-8-145v-8h8v91h-8v-8h139 8v8 35 9h-8-139v-9h8v112h-8v-9h149 8v9 35 9h-8-189-8v-9-308-8zM587 14v308h-8v-9h189v9h-8v-35h8v8h-149-8v-8-112-8h8 139v8h-8v-35h8v9h-139-8v-9-91-8h8 145v8h-8v-35h8v9h-185v-9zM833 6h185 8v8 35 8h-8-146v-8h8v91h-8v-8h140 8v8 35 9h-8-140v-9h8v112h-8v-9h149 8v9 35 9h-8-188-8v-9-308-8zM841 14v308h-8v-9h188v9h-8v-35h8v8h-149-8v-8-112-8h8 140v8h-8v-35h8v9h-140-8v-9-91-8h8 146v8h-8v-35h8v9h-185v-9zM1046 6h247 8v8 35 8h-8-104v-8h8v273 9h-8-40-8v-9-273h8v8h-103-9v-8-35-8zM1054 14v35h-8v-8h103 8v8 273h-8v-9h40v9h-8v-273-8h8 104v8h-8v-35h8v9h-247v-9z">
          <text:p/>
        </draw:path>
        <draw:polygon draw:style-name="gr5" draw:text-style-name="P4" draw:layer="layout" svg:width="0cm" svg:height="0cm" svg:x="0.038cm" svg:y="0.038cm" svg:viewBox="0 0 0 0" draw:points="0,0">
          <text:p/>
        </draw:polygon>
        <draw:path draw:style-name="gr5" draw:text-style-name="P4" draw:layer="layout" svg:width="0.768cm" svg:height="0.296cm" svg:x="36.737cm" svg:y="26.947cm" svg:viewBox="0 0 769 297" svg:d="M133 158c8 3 16 9 23 19 8 9 16 23 23 39l39 81h-41l-36-76c-9-20-18-33-27-39-8-7-20-10-35-10h-42v125h-37v-297h85c32 0 56 7 72 21 16 15 24 36 24 64 0 19-4 34-13 47-8 13-20 22-35 26zM37 33v106h48c18 0 32-5 42-14 9-9 14-22 14-40 0-17-5-30-14-39-10-8-24-13-42-13zM267 0h177v34h-139v87h134v35h-134v107h143v34h-181zM583 297l-108-297h41l89 250 89-250h39l-107 297zM729 247h40v50h-40z">
          <text:p/>
        </draw:path>
        <draw:path draw:style-name="gr5" draw:text-style-name="P4" draw:layer="layout" svg:width="0.784cm" svg:height="0.313cm" svg:x="36.729cm" svg:y="26.939cm" svg:viewBox="0 0 785 314" svg:d="M143 158c10 4 19 11 28 21 8 10 16 24 24 42l-8 3 8-4 38 81 6 13h-13-41-5l-2-5-36-76c-9-19-16-31-24-36-8-6-17-8-31-8h-42v-9h8v125 9h-8-37-8v-9-297-8h8 85c33 0 60 8 77 23 18 16 27 41 27 71 0 20-5 38-14 52-9 13-23 23-40 29l-2-9zM138 158c15-4 25-11 32-22s11-24 11-42c0-26-7-44-21-58-15-13-36-19-67-19h-85v-9h8v297h-8v-8h37v8h-8v-125-8h8 42c16 0 30 4 40 11s20 22 30 43l-8 3 8-3 35 75-7 4v-8h41v8l-7 4-39-81c-7-16-14-29-22-38-7-8-13-13-20-16l-25-8zM53 41v106h-8v-8h48c17 0 28-4 36-12 8-7 12-17 12-33 0-15-4-25-12-32-8-8-19-11-36-11h-48v-10zM45 33h48c20 0 36 5 47 15 11 11 17 28 17 46 0 19-6 36-17 46s-27 16-47 16h-48-8v-9-106-8zM275 0h177 8v8 34 9h-8-139v-9h8v88h-8v-8h134 8v8 34 9h-8-134v-9h8v107h-8v-8h143 8v8 34 9h-8-181-8v-9-297-8zM283 8v297h-8v-8h181v8h-8v-34h8v9h-143-8v-9-107-8h8 134v8h-8v-34h8v9h-134-8v-9-88-9h8 139v9h-8v-34h8v9h-177v-9zM584 308l-108-297-5-11h12 41 5l2 5 89 250-7 3-8-3 89-250 2-5h6 39 12l-4 11-107 297-2 6h-6-43-5zM591 297h43v8l-7-3 107-297 7 3v9h-39v-9l7 3-89 250-7 21-8-21-89-250 8-3v9h-41v-9l8-3 108 297-8 3zM737 246h40 8v9 50 9h-8-40-8v-9-50-9zM745 255v50h-8v-8h40v8h-8v-50h8v8h-40v-8z">
          <text:p/>
        </draw:path>
        <draw:polygon draw:style-name="gr5" draw:text-style-name="P4" draw:layer="layout" svg:width="0cm" svg:height="0cm" svg:x="0.038cm" svg:y="0.038cm" svg:viewBox="0 0 0 0" draw:points="0,0">
          <text:p/>
        </draw:polygon>
        <draw:path draw:style-name="gr5" draw:text-style-name="P4" draw:layer="layout" svg:width="1.793cm" svg:height="0.319cm" svg:x="25.316cm" svg:y="26.89cm" svg:viewBox="0 0 1794 320" svg:d="M39 40v238h48c41 0 70-9 89-28s28-50 28-91-9-72-28-91-48-28-89-28zM0 6h81c57 0 99 12 125 37 27 24 40 63 40 116s-13 91-40 116c-26 26-68 39-125 39h-81zM283 6h41l61 259 62-259h44l62 259 62-259h40l-74 308h-50l-62-268-62 268h-50zM908 269v-83h-64v-34h104v132c-15 11-32 21-51 27-18 6-38 9-59 9-46 0-82-14-108-44-25-28-38-67-38-117s13-89 38-117c26-28 62-42 108-42 19 0 37 2 55 7 17 5 33 13 47 22v44c-14-13-30-23-46-29-17-7-34-10-53-10-36 0-63 11-81 32-18 20-27 52-27 93 0 42 9 73 27 94s45 31 81 31c14 0 27-1 38-3 11-3 21-7 29-12zM1148 6h54l130 256v-256h38v308h-54l-130-258v258h-38zM1568 34c-29 0-52 11-69 33-17 23-25 54-25 92 0 39 8 70 25 92 17 23 40 34 69 34s51-11 68-34c17-22 26-53 26-92 0-38-9-69-26-92-17-22-39-33-68-33zM1568 0c41 0 74 14 99 43 24 29 37 68 37 116 0 49-13 87-37 116-25 30-58 45-99 45s-74-15-99-45c-25-28-37-67-37-116 0-48 12-87 37-116s58-43 99-43zM1753 260h41v54h-41z">
          <text:p/>
        </draw:path>
        <draw:path draw:style-name="gr5" draw:text-style-name="P4" draw:layer="layout" svg:width="1.809cm" svg:height="0.336cm" svg:x="25.308cm" svg:y="26.881cm" svg:viewBox="0 0 1810 337" svg:d="M55 49v239h-8v-8h48c40 0 66-9 84-26 17-18 25-45 25-85s-8-67-25-86c-18-17-44-26-84-26h-48v-8zM47 40h48c42 0 75 11 95 31 20 22 30 55 30 98s-10 76-30 97c-20 20-53 31-95 31h-48-8v-9-239-9zM8 6h81c58 0 103 13 131 39 28 27 42 70 42 124s-14 96-42 123c-28 26-73 39-131 39h-81-8v-8-308-9zM16 15v308h-8v-9h81c56 0 95-11 120-35 25-23 37-59 37-110s-12-88-37-111-64-35-120-35h-81v-8zM291 6h41 6l1 7 62 260-8 2-8-2 62-260 1-7h7 44 7l1 7 62 260-8 2-8-2 62-260 1-7h7 40 10l-2 11-74 308-1 6h-7-50-6l-2-6-62-268 8-2 8 2-62 268-2 6h-6-50-6l-2-6-73-308-3-11zM299 13l74 308-8 2v-9h50v9l-8-2 62-268 8-34 8 34 62 268-8 2v-9h50v9l-8-3 74-307 8 2v8h-40v-8l8 2-62 260-8 33-8-33-61-260 7-2v8h-44v-8l7 2-61 260-8 33-8-33-61-260 8-2v8h-41v-8zM907 279v-83h8v9h-64-8v-9-34-8h8 105 8v8 132 4l-3 3c-16 12-34 21-54 27s-40 9-62 9c-47 0-86-15-113-45-27-29-41-71-41-123 0-51 14-94 41-124 27-29 66-45 113-45 20 0 39 3 57 8 17 5 35 13 50 23l4 2v5 44 19l-13-11c-14-14-29-23-45-29-16-7-32-10-50-10-34 0-58 10-75 29-16 21-25 49-25 89 0 41 9 69 25 88 17 20 41 29 75 29 14 0 26-1 36-4 11-2 19-6 27-10l4 7zM920 286c-10 6-21 10-32 13-12 2-25 4-40 4-37 0-67-12-87-34-19-23-29-57-29-100 0-42 10-77 29-100 20-23 50-34 87-34 19 0 38 3 55 10 18 7 35 17 50 31l-5 6h-8v-44h8l-4 7c-14-9-30-16-47-21-16-4-33-7-52-7-44 0-77 13-102 40-24 27-36 64-36 112 0 49 12 85 36 112 25 26 58 39 102 39 20 0 39-3 57-8 18-6 34-14 49-25l5 7h-8v-132h8v9h-105v-9h8v34h-8v-8h64 10v8 83 5zM1156 6h54 4l3 5 130 257-7 4h-8v-257-9h8 38 8v9 308 8h-8-54-4l-3-5-130-257 7-4h8v258 8h-8-38-8v-8-308-9zM1164 15v308h-8v-9h38v9h-8v-258-34l16 30 130 258-8 4v-9h54v9h-8v-308h8v8h-38v-8h8v257 34l-16-30-130-257 8-4v8h-54v-8zM1576 51c-27 0-47 10-62 31-16 22-24 50-24 87 0 38 8 66 24 87 15 21 35 30 62 30s46-9 62-30 24-49 24-87c0-37-8-65-24-87-16-21-35-31-62-31zM1576 34c30 0 57 13 75 37 17 25 27 58 27 98s-10 73-27 97c-18 24-45 37-75 37-31 0-57-13-75-37s-27-57-27-97 9-73 27-98c18-24 44-37 75-37zM1576 0c43 0 79 16 105 47 25 30 39 72 39 122s-14 92-39 122c-26 30-62 46-105 46s-79-16-105-46-39-72-39-122 13-92 39-122c26-31 62-47 105-47zM1576 17c-40 0-70 13-93 41-24 27-35 64-35 111 0 48 11 83 35 111 23 27 53 40 93 40 39 0 69-13 93-40 23-28 35-64 35-111s-12-84-35-111c-24-28-54-41-93-41zM1761 262h41 8v8 53 8h-8-41-8v-8-53-8zM1769 270v53h-8v-9h41v9h-8v-53h8v9h-41v-9z">
          <text:p/>
        </draw:path>
        <draw:polygon draw:style-name="gr5" draw:text-style-name="P4" draw:layer="layout" svg:width="0cm" svg:height="0cm" svg:x="0.038cm" svg:y="0.038cm" svg:viewBox="0 0 0 0" draw:points="0,0">
          <text:p/>
        </draw:polygon>
        <draw:path draw:style-name="gr5" draw:text-style-name="P4" draw:layer="layout" svg:width="0.249cm" svg:height="0.222cm" svg:x="19.904cm" svg:y="26.521cm" svg:viewBox="0 0 250 223" svg:d="M0 185h30v38h-30zM79 0h31l53 83 52-83h31l-68 108 72 115h-30l-59-94-61 94h-31l77-118z">
          <text:p/>
        </draw:path>
        <draw:path draw:style-name="gr5" draw:text-style-name="P4" draw:layer="layout" svg:width="0.272cm" svg:height="0.24cm" svg:x="19.896cm" svg:y="26.512cm" svg:viewBox="0 0 273 241" svg:d="M8 186h30 8v8 38 9h-8-30-8v-9-38-8zM16 194v38h-8v-8h30v8h-8v-38h8v9h-30v-9zM87 0h32 4l2 4 52 83-6 4-7-4 53-83 2-4h4 31 15l-8 14-68 106-7-4 7-5 72 117 8 13h-15-30-4l-3-4-59-95 7-4 6 4-59 95-2 4h-5-32-15l9-14 76-119 7 5-7 4-66-103-9-14zM94 4l66 104 3 5-3 4-76 120-7-5v-8h32v8l-6-5 59-95 7-11 7 11 59 96-7 4v-8h30v8l-6 5-72-117-3-4 3-5 67-107 7 5v8h-31v-8l7 5-53 82-6 11-7-11-52-82 7-5v8h-32v-8z">
          <text:p/>
        </draw:path>
        <draw:polygon draw:style-name="gr5" draw:text-style-name="P4" draw:layer="layout" svg:width="0cm" svg:height="0cm" svg:x="0.038cm" svg:y="0.038cm" svg:viewBox="0 0 0 0" draw:points="0,0">
          <text:p/>
        </draw:polygon>
        <draw:path draw:style-name="gr9" draw:text-style-name="P2" draw:layer="layout" svg:width="0.114cm" svg:height="0.178cm" svg:x="20.198cm" svg:y="26.568cm" svg:viewBox="0 0 115 179" svg:d="M0 179h115M56 118v-118M0 61h115">
          <text:p/>
        </draw:path>
        <draw:path draw:style-name="gr5" draw:text-style-name="P4" draw:layer="layout" svg:width="0.403cm" svg:height="0.227cm" svg:x="20.387cm" svg:y="26.521cm" svg:viewBox="0 0 404 228" svg:d="M0 186h30v37h-30zM85 0h135v13l-76 210h-30l72-197h-101zM275 0h113v26h-87v55c5-2 9-3 13-3 5-1 9-1 13-1 24 0 42 6 56 20 14 13 21 32 21 55 0 24-8 43-22 56s-33 20-59 20c-10 0-19-1-28-3-9-1-19-4-28-7v-30c8 5 17 8 26 11 9 2 18 3 29 3 17 0 29-4 39-13 9-9 14-21 14-37 0-15-5-28-14-37-10-9-22-13-39-13-8 0-16 1-23 2-8 2-16 5-24 9z">
          <text:p/>
        </draw:path>
        <draw:path draw:style-name="gr5" draw:text-style-name="P4" draw:layer="layout" svg:width="0.419cm" svg:height="0.243cm" svg:x="20.379cm" svg:y="26.513cm" svg:viewBox="0 0 420 244" svg:d="M8 185h30 8v9 37 9h-8-30-8v-9-37-9zM16 194v37h-8v-8h30v8h-8v-37h8v8h-30v-8zM93 0h135 8v8 13 2l-1 1-76 210-2 6h-5-30-12l4-12 72-198 8 4v8h-101-8v-8-26-8zM101 8v26h-8v-9h101 11l-4 12-72 197-7-3v-8h30v8l-8-3 77-210 7 3h-8v-13h8v9h-135v-9zM283 0h113 8v8 26 8h-8-87v-8h9v54h-9l-2-8c4-2 10-3 15-4 4-1 9-1 13-1 25 0 47 8 61 24 15 15 24 36 24 61 0 26-9 47-24 62-15 14-38 22-65 22-9 0-20-1-29-2-10-2-20-5-30-8l-5-2v-6-30-14l11 6c9 5 16 8 25 11 8 2 18 3 27 3 15 0 25-4 34-11 8-8 11-17 11-31s-3-23-11-30c-9-8-19-12-34-12-7 0-13 1-22 3-7 1-14 4-21 8l-12 5v-13-113-8zM291 8v113h-8l-3-8c8-4 17-7 25-9 9-2 17-3 25-3 18 0 34 6 44 16 11 10 17 26 17 43s-6 33-17 43c-10 10-26 16-44 16-10 0-22-1-31-4-10-2-19-6-28-12l4-7h8v30h-8l2-8c9 3 18 5 27 7 10 1 18 2 27 2 24 0 41-6 54-18 13-11 18-27 18-49s-5-37-18-49c-12-12-28-19-50-19-4 0-7 0-11 1s-7 2-11 4l-12 4v-13-54-9h8 87v9h-8v-26h8v9h-113v-9z">
          <text:p/>
        </draw:path>
        <draw:polygon draw:style-name="gr5" draw:text-style-name="P4" draw:layer="layout" svg:width="0cm" svg:height="0cm" svg:x="0.038cm" svg:y="0.038cm" svg:viewBox="0 0 0 0" draw:points="0,0">
          <text:p/>
        </draw:polygon>
        <draw:path draw:style-name="gr5" draw:text-style-name="P4" draw:layer="layout" svg:width="0.325cm" svg:height="0.229cm" svg:x="22.335cm" svg:y="27.167cm" svg:viewBox="0 0 326 230" svg:d="M76 103c-13 0-23 4-31 13-7 9-11 22-11 38s4 29 11 38c8 10 18 15 31 15 12 0 23-5 30-15 8-9 11-22 11-38s-3-29-11-38c-7-9-18-13-30-13zM132 9v27c-7-3-14-6-21-8-8-2-15-3-22-3-19 0-33 7-43 20s-16 34-17 61c5-9 12-16 21-20 8-5 17-7 27-7 22 0 38 7 51 20 12 14 18 32 18 55s-6 41-19 56c-13 13-30 20-51 20-25 0-43-9-56-29-13-21-20-49-20-86 0-35 8-63 24-84s37-31 64-31c7 0 14 1 22 2 7 2 15 4 22 7zM283 106c13 3 24 9 32 19 7 10 11 22 11 36 0 22-7 39-21 51s-35 18-62 18c-9 0-18-1-28-2-9-2-19-5-29-8v-30c8 4 17 8 26 12 10 2 20 3 30 3 19 0 32-3 42-12 9-7 14-18 14-32 0-13-4-23-13-31-9-7-21-11-38-11h-24v-24h25c15 0 26-3 34-9 7-6 11-15 11-26s-4-20-12-26c-7-6-18-9-34-9-8 0-16 1-25 3s-19 4-29 8v-26c10-4 21-6 30-8 10-1 19-2 27-2 23 0 40 5 52 16 13 10 19 24 19 41 0 13-3 23-10 31-6 9-16 15-28 18z">
          <text:p/>
        </draw:path>
        <draw:path draw:style-name="gr5" draw:text-style-name="P4" draw:layer="layout" svg:width="0.341cm" svg:height="0.246cm" svg:x="22.327cm" svg:y="27.159cm" svg:viewBox="0 0 342 247" svg:d="M85 120c-12 0-18 3-25 11-6 8-9 17-9 32s3 24 9 32c7 8 13 11 25 11 11 0 18-3 24-11s9-17 9-32-3-24-9-32-13-11-24-11zM85 103c14 0 28 6 36 17 9 10 13 26 13 43s-4 33-13 43c-8 11-22 17-36 17-15 0-28-6-37-17-9-10-13-26-13-43s4-33 13-43c9-11 22-17 37-17zM149 17v28 13l-11-5c-7-4-13-6-20-8-7-1-13-2-20-2-17 0-28 5-37 16-9 12-14 30-15 56h-8l-7-5c6-10 15-18 24-23s20-7 31-7c23 0 43 8 56 22 14 15 21 37 21 61s-7 46-22 61c-14 15-34 23-56 23-27 0-49-12-63-33-15-21-22-52-22-90 0-36 10-67 27-89 17-23 41-35 70-35 7 0 15 0 23 2s16 4 24 7l5 2zM139 26c-8-4-15-6-22-7-7-2-13-3-20-3-25 0-43 10-58 29-15 20-22 45-22 79 0 36 6 62 18 80s27 26 50 26c19 0 33-6 45-18 12-13 17-28 17-49 0-22-5-37-16-49s-25-18-45-18c-9 0-16 2-24 6-7 4-13 10-18 17l-16 25 2-30c1-28 7-51 18-65 12-15 29-23 50-23 8 0 16 1 24 3 7 2 15 5 23 8l-4 8h-8v-28h8zM292 107c15 3 28 11 37 22s13 25 13 41c0 23-8 44-24 57s-39 20-66 20c-10 0-20-1-29-3-10-2-20-5-30-9l-6-1v-6-29-15l12 7c8 5 15 8 24 10 9 3 18 4 28 4 17 0 28-3 36-10 8-6 11-13 11-25 0-11-3-18-10-24-8-6-17-9-32-9h-24-8v-9-24-9h8 25c13 0 22-2 28-7s8-9 8-19c0-9-2-14-9-19-6-5-14-7-28-7-7 0-15 1-23 2-9 2-18 4-29 8l-11 4v-12-27-7l6-2c11-3 22-5 32-7s19-2 28-2c23 0 42 6 56 17 14 13 22 30 22 49 0 14-4 27-12 37-7 9-19 17-33 20l-1-8zM289 107c11-3 18-8 24-15s8-15 8-26c0-15-4-26-16-35-11-10-26-15-46-15-8 0-16 1-26 3-9 1-19 4-29 8l-2-9h8v27h-8l-3-8c11-4 21-7 31-8 9-2 18-3 26-3 16 0 29 4 38 11s15 19 15 32-5 25-14 32-23 11-38 11h-25v-8h8v24h-8v-8h24c17 0 32 4 42 13 10 8 16 22 16 37 0 16-6 30-17 39-11 8-27 13-46 13-11 0-22-2-32-4-10-3-19-7-28-12l4-7h8v29h-8l3-8c9 3 19 5 28 7s17 3 26 3c25 0 43-5 56-16s18-24 18-44c0-13-3-22-9-31-7-8-16-13-28-16l-34-8z">
          <text:p/>
        </draw:path>
        <draw:polygon draw:style-name="gr5" draw:text-style-name="P4" draw:layer="layout" svg:width="0cm" svg:height="0cm" svg:x="0.038cm" svg:y="0.038cm" svg:viewBox="0 0 0 0" draw:points="0,0">
          <text:p/>
        </draw:polygon>
        <draw:path draw:style-name="gr5" draw:text-style-name="P4" draw:layer="layout" svg:width="3.58cm" svg:height="0.261cm" svg:x="32.513cm" svg:y="23.112cm" svg:viewBox="0 0 3581 262" svg:d="M88 120c-15 0-27 5-35 16-9 10-14 24-14 42 0 17 5 31 14 42 8 10 20 15 35 15s27-5 36-15c9-11 13-25 13-42 0-18-4-32-13-42-9-11-21-16-36-16zM154 16v30c-8-4-16-7-25-9-8-2-17-3-25-3-22 0-39 7-51 22-11 15-18 38-20 68 7-10 15-17 25-23 10-5 20-7 32-7 25 0 45 7 59 22s21 36 21 62c0 25-7 45-22 61s-35 23-60 23c-28 0-50-10-65-33-15-22-23-54-23-95 0-39 9-70 28-93 18-24 43-35 74-35 9 0 17 1 26 2 8 2 17 4 26 8zM257 229h116v29h-157v-29c13-13 30-31 52-53s36-36 41-43c11-12 18-22 23-30 4-9 6-17 6-25 0-13-5-23-14-32-9-8-21-12-36-12-10 0-21 2-33 5-11 4-24 9-37 17v-34c13-5 26-9 38-12 11-3 22-4 32-4 25 0 46 6 61 19s23 30 23 51c0 10-2 20-6 29s-11 20-21 32c-3 3-11 12-26 28-15 15-36 36-62 64zM518 120c-15 0-26 5-35 16-9 10-13 24-13 42 0 17 4 31 13 42 9 10 20 15 35 15s27-5 36-15c9-11 13-25 13-42 0-18-4-32-13-42-9-11-21-16-36-16zM584 16v30c-8-4-16-7-25-9-8-2-17-3-25-3-22 0-39 7-51 22-11 15-18 38-20 68 7-10 15-17 25-23 10-5 20-7 32-7 25 0 45 7 59 22s22 36 22 62c0 25-8 45-23 61s-35 23-60 23c-28 0-50-10-65-33-15-22-23-54-23-95 0-39 9-70 28-93 18-24 43-35 74-35 9 0 17 1 26 2 8 2 17 4 26 8zM740 10h34l52 209 51-209h38l52 209 52-209h33l-62 248h-41l-53-215-52 215h-42zM1236 157v14h-139c1 21 7 37 18 48 12 11 28 17 48 17 11 0 23-2 34-4 10-3 21-8 32-13v28c-11 6-22 10-33 12-12 2-23 3-35 3-30 0-53-8-70-26-17-17-26-41-26-70 0-30 8-54 24-72 17-18 39-27 67-27 24 0 44 8 59 24 14 16 21 38 21 66zM1206 148c0-17-5-30-14-40s-21-15-36-15c-17 0-31 5-41 15-10 9-16 22-17 40zM1404 77v29c-9-4-18-8-27-10s-19-3-29-3c-15 0-26 2-33 7-8 4-12 11-12 20 0 8 3 13 8 17 6 4 17 8 33 12l10 2c22 5 37 11 46 20 9 8 14 20 14 35 0 17-7 30-21 40-13 11-32 16-56 16-9 0-20 0-31-2-10-2-22-5-34-9v-32c12 6 23 10 34 13s21 4 32 4c14 0 25-2 33-7s12-12 12-21c0-8-3-14-9-19-5-4-17-8-36-13l-11-2c-19-4-32-10-41-18-8-8-12-20-12-34 0-17 6-31 18-40 13-10 30-15 53-15 11 0 22 1 31 3 10 2 20 4 28 7zM1493 19v53h63v23h-63v101c0 15 2 25 6 29s13 6 25 6h32v27h-32c-23 0-40-5-49-14s-13-25-13-48v-101h-23v-23h23v-53zM1782 120c-14 0-26 5-35 16-9 10-13 24-13 42 0 17 4 31 13 42 9 10 21 15 35 15 15 0 27-5 36-15 9-11 13-25 13-42 0-18-4-32-13-42-9-11-21-16-36-16zM1849 16v30c-9-4-17-7-26-9-8-2-17-3-25-3-22 0-39 7-51 22-11 15-18 38-19 68 6-10 14-17 24-23 10-5 21-7 32-7 25 0 45 7 59 22s22 36 22 62c0 25-8 45-23 61s-35 23-60 23c-28 0-50-10-65-33-15-22-23-54-23-95 0-39 9-70 28-93 18-24 43-35 74-35 9 0 17 1 26 2 9 2 17 4 27 8zM1998 120c-15 0-27 5-36 16-9 10-13 24-13 42 0 17 4 31 13 42 9 10 21 15 36 15s26-5 35-15c9-11 13-25 13-42 0-18-4-32-13-42-9-11-20-16-35-16zM2064 16v30c-9-4-17-7-26-9-8-2-17-3-25-3-22 0-39 7-51 22-11 15-18 38-19 68 6-10 14-17 24-23 10-5 21-7 32-7 25 0 45 7 59 22 15 15 22 36 22 62 0 25-8 45-23 61s-35 23-59 23c-29 0-51-10-66-33-15-22-23-54-23-95 0-39 10-70 28-93 19-24 43-35 75-35 8 0 16 1 25 2 9 2 17 4 27 8zM2163 19v53h62v23h-62v101c0 15 2 25 6 29s12 6 25 6h31v27h-31c-23 0-39-5-48-14s-14-25-14-48v-101h-22v-23h22v-53zM2419 145v113h-30v-112c0-17-4-30-11-39s-17-13-30-13c-17 0-30 5-39 15-10 11-15 25-15 43v106h-30v-258h30v101c8-11 16-20 26-25 10-6 21-9 34-9 21 0 38 7 49 20 10 13 16 32 16 58zM2736 18v33c-13-6-25-11-36-14s-22-4-33-4c-18 0-32 3-42 10s-15 17-15 30c0 11 4 20 10 25 7 6 19 10 37 14l21 4c25 4 43 13 55 25s17 28 17 48c0 24-8 42-24 54-16 13-39 19-70 19-11 0-24-1-37-3-13-3-27-7-41-13v-34c14 7 27 13 40 17s26 6 38 6c19 0 34-4 44-12 10-7 16-18 16-32 0-12-4-21-12-28-7-7-19-12-36-16l-20-4c-25-4-43-12-54-23-12-10-17-25-17-44 0-22 8-39 23-51 15-13 37-19 64-19 11 0 23 1 35 3s24 5 37 9zM2831 19v53h63v23h-63v101c0 15 2 25 6 29s13 6 25 6h32v27h-32c-23 0-39-5-48-14s-13-25-13-48v-101h-23v-23h23v-53zM3041 100c-4-2-8-3-12-4s-8-1-13-1c-17 0-30 5-39 16-10 11-14 27-14 48v99h-31v-186h31v29c6-12 14-20 25-25 10-6 22-9 37-9 2 0 4 1 7 1s5 0 9 1zM3230 157v14h-139c1 21 7 37 19 48 11 11 27 17 47 17 12 0 23-2 34-4 11-3 22-8 33-13v28c-11 6-22 10-34 12-11 2-23 3-35 3-29 0-53-8-70-26-17-17-26-41-26-70 0-30 8-54 25-72 16-18 38-27 66-27 25 0 44 8 59 24 14 16 21 38 21 66zM3200 148c0-17-5-30-14-40s-21-15-36-15c-17 0-30 5-41 15-10 9-16 22-17 40zM3438 157v14h-139c1 21 7 37 19 48 11 11 27 17 47 17 12 0 23-2 34-4 11-3 22-8 33-13v28c-11 6-23 10-34 12s-23 3-35 3c-29 0-53-8-70-26-17-17-26-41-26-70 0-30 8-54 25-72 16-18 38-27 66-27 25 0 44 8 59 24 14 16 21 38 21 66zM3408 148c0-17-5-30-14-40s-21-15-36-15c-17 0-30 5-41 15-10 9-16 22-17 40zM3518 19v53h63v23h-63v101c0 15 2 25 6 29 5 4 13 6 26 6h31v27h-31c-24 0-40-5-49-14s-13-25-13-48v-101h-23v-23h23v-53z">
          <text:p/>
        </draw:path>
        <draw:path draw:style-name="gr5" draw:text-style-name="P4" draw:layer="layout" svg:width="3.597cm" svg:height="0.279cm" svg:x="32.504cm" svg:y="23.103cm" svg:viewBox="0 0 3598 280" svg:d="M97 138c-13 0-21 3-29 12-7 9-11 20-11 37s4 28 11 37c8 9 16 12 29 12s22-3 29-12c8-9 11-20 11-37s-3-28-11-37c-7-9-16-12-29-12zM97 121c17 0 32 6 42 18 10 11 16 29 16 48 0 20-6 37-16 48-10 12-25 19-42 19-16 0-32-7-42-19-10-11-15-28-15-48s5-37 15-48c10-12 26-18 42-18zM172 25v30 14l-12-6c-8-4-16-7-24-9s-15-2-23-2c-21 0-34 5-44 18-11 14-16 34-18 63h-9l-7-5c7-11 17-20 28-25 11-6 23-9 36-9 27 0 50 9 65 25 16 17 24 40 24 68s-9 51-25 68c-16 16-39 25-66 25-30 0-56-13-72-36s-25-59-25-101c0-41 10-74 30-99s48-38 81-38c9 0 19 1 27 3 9 2 19 4 28 7l6 2zM161 33c-9-3-18-6-26-7-8-2-16-2-24-2-29 0-50 9-67 31-18 22-26 50-26 88 0 40 7 70 21 91 14 20 32 29 58 29 24 0 40-7 54-21 13-14 20-31 20-55 0-25-6-42-19-56-13-13-30-20-53-20-11 0-19 3-28 7-9 5-16 11-21 19l-18 27 2-32c1-31 9-56 21-72 13-17 34-26 58-26 9 0 18 1 27 4 9 2 18 5 27 9l-4 8h-8v-30h8zM266 230h116 9v9 28 8h-9-157-8v-8-28-4l2-2c13-14 30-31 52-54 22-22 35-36 41-43 10-11 17-21 21-28 4-8 5-14 5-21 0-11-3-18-11-25-7-7-16-10-30-10-9 0-19 1-30 5-11 3-23 8-36 15l-13 8v-15-34-6l6-2c13-5 27-10 39-13 12-2 24-4 34-4 27 0 50 7 66 21 17 14 26 35 26 58 0 11-2 22-6 32s-12 22-22 35c-3 3-12 12-27 28s-35 37-62 65l-6-6zM259 233c27-28 48-50 63-65 14-16 23-24 25-27l7 5-7-5c10-12 16-22 20-30 3-9 5-17 5-26 0-19-6-33-20-44-14-12-31-17-55-17-9 0-19 1-30 3-12 3-24 7-37 12l-3-8h9v34h-9l-4-8c13-7 27-13 39-17s24-6 35-6c17 0 32 5 42 15 11 9 17 23 17 38 0 9-3 20-8 29-4 9-12 20-23 32l-7-6 7 6c-6 7-20 21-42 43-21 23-39 41-51 54l-7-6h9v28h-9v-9h157v9h-9v-28h9v8h-116-21zM527 138c-13 0-21 3-29 12-7 9-11 20-11 37s4 28 11 37c8 9 16 12 29 12 14 0 22-3 29-12 8-9 11-20 11-37s-3-28-11-37c-7-9-15-12-29-12zM527 121c17 0 33 6 43 18 9 11 15 29 15 48 0 20-6 37-15 48-10 12-26 19-43 19-16 0-32-7-42-19-10-11-15-28-15-48s5-37 15-48c10-12 26-18 42-18zM602 25v30 14l-12-6c-8-4-16-7-24-9s-15-2-23-2c-20 0-34 5-44 18-10 14-16 34-18 63h-9l-7-5c7-11 17-20 28-25 11-6 23-9 36-9 27 0 50 9 65 25 16 17 24 40 24 68s-8 51-25 68c-16 16-39 25-66 25-30 0-56-13-72-36s-25-59-25-101c0-41 11-74 30-99 20-25 48-38 81-38 9 0 19 1 28 3 8 2 18 4 27 7l6 2zM591 33c-9-3-18-6-26-7-8-2-16-2-24-2-29 0-50 9-67 31-18 22-26 50-26 88 0 40 7 70 21 91 14 20 32 29 58 29 24 0 40-7 54-21s20-31 20-55c0-25-6-42-19-56-13-13-30-20-53-20-11 0-19 3-28 7-9 5-15 11-21 19l-18 27 2-32c1-31 9-56 21-72 13-17 34-26 58-26 9 0 18 1 27 4 9 2 18 5 27 9l-4 8h-8v-30h8zM749 11h34 7l1 6 52 210-8 2-9-2 52-210 2-6h6 38 7l1 6 52 210-8 2-9-2 52-210 2-6h7 33 11l-2 10-62 248-2 6h-7-41-7l-2-6-52-215 8-2 9 2-53 215-1 6h-7-42-7l-2-6-61-248-3-10zM758 17l61 248-8 2v-9h42v9l-9-2 53-215h17l52 215-8 2v-9h41v9l-8-2 62-248 8 2v9h-33v-9l8 2-52 210h-17l-51-210 8-2v9h-38v-9l9 2-52 210h-17l-52-210 9-2v9h-34v-9zM1254 166v14 9h-9-139v-9h8c2 21 7 33 17 43 9 10 22 14 41 14 11 0 21-1 31-4 11-3 21-7 31-12l13-7v15 28 6l-5 2c-12 5-24 9-35 11-12 3-25 4-37 4-31 0-58-10-76-28-19-19-29-45-29-77s10-59 27-78c18-19 43-29 73-29 26 0 49 9 65 27 16 17 24 42 24 71zM1237 166c0-26-7-45-20-60-13-14-29-21-52-21-27 0-45 8-60 24s-22 37-22 66 7 49 23 65c16 15 36 23 64 23 11 0 22-1 33-4 11-2 21-5 32-10l3 8h-8v-28h8l4 7c-11 6-23 11-34 14-12 3-24 5-36 5-22 0-41-7-54-19-12-13-20-32-21-55v-9h9 139v8h-8zM1206 157c0-15-4-26-11-34-8-9-17-12-30-12-16 0-26 4-35 12s-13 19-15 35l-8-1-1-9h109v9zM1215 165l-108 1h-10l1-10c2-19 9-35 20-46 12-11 29-16 47-16 17 0 32 6 42 17 11 11 16 28 17 46v8zM1422 86v29 14l-13-6c-8-5-16-7-25-10-9-2-17-3-27-3-14 0-23 2-29 6-5 4-7 7-7 13s1 7 5 10 13 7 29 10l-2 9 1-9 11 2c22 5 40 13 50 22 11 10 16 26 16 43 0 19-8 36-23 47s-37 17-62 17c-10 0-21-1-32-3s-23-5-35-9l-6-2v-6-31-15l12 7c11 6 21 10 32 12 10 3 20 4 30 4 13 0 22-1 28-6 6-3 8-6 8-13 0-6-1-9-5-12-5-4-15-7-33-11l-11-4 2-8-2 8c-19-4-35-11-45-20-10-10-15-24-15-40 0-19 8-36 22-47s34-16 58-16c11 0 23 1 33 2 10 2 20 5 29 8l6 3zM1410 94c-8-3-17-5-26-7-9-1-19-2-30-2-22 0-37 4-47 13-11 8-16 17-16 33 0 13 3 21 10 28 8 7 19 12 37 15l11 3-2 8 1-8c20 4 34 9 41 14 7 7 11 17 11 27 0 11-6 22-15 28s-23 9-38 9c-11 0-23-2-35-5-11-3-23-8-35-14l4-7h9v31h-9l3-8c12 3 23 6 33 8s20 3 29 3c23 0 39-4 51-14 12-8 17-18 17-33 0-14-3-23-11-30s-21-13-42-18l2-8-1 8-11-2c-17-4-29-8-36-13s-11-15-11-24c0-11 6-22 15-28 9-5 22-8 38-8 11 0 21 1 31 4 10 2 20 6 29 10l-4 8h-9v-29h9zM1510 28v53h-9v-9h63 8v9 23 9h-8-63v-9h9v102c0 14 1 20 3 23 3 2 8 4 19 4h32 8v8 26 8h-8-32c-24 0-44-5-54-15-11-10-16-30-16-54v-102h9v9h-23-9v-9-23-9h9 23v9h-9v-53-8h9 30 9zM1501 37h-30v-9h8v53 9h-8-23v-9h9v23h-9v-8h23 8v8 102c0 22 4 34 11 41 7 8 20 11 42 11h32v9h-9v-26h9v9h-32c-13 0-25-3-31-9s-9-19-9-35v-102-8h9 63v8h-9v-23h9v9h-63-9v-9-53h9zM1791 138c-13 0-21 3-29 12-7 9-11 20-11 37s4 28 11 37c8 9 16 12 29 12 14 0 22-3 29-12 8-9 11-20 11-37s-3-28-11-37c-7-9-15-12-29-12zM1791 121c17 0 33 6 43 18 10 11 15 29 15 48 0 20-6 37-15 48-10 12-26 19-43 19-16 0-32-7-42-19-10-11-15-28-15-48s5-37 15-48c10-12 26-18 42-18zM1866 25v30 14l-12-6c-8-4-16-7-24-9s-15-2-23-2c-20 0-34 5-44 18-10 14-16 34-18 63h-8l-8-5c7-11 17-20 28-25 11-6 24-9 36-9 27 0 50 9 65 25 16 17 24 40 24 68s-8 51-25 68c-16 16-39 25-66 25-30 0-56-13-72-36s-24-59-24-101c0-41 10-74 29-99 20-25 48-38 81-38 9 0 19 1 28 3s18 4 27 7l6 2zM1855 33c-9-3-17-6-26-7-8-2-15-2-24-2-29 0-50 9-67 31-18 22-26 50-26 88 0 40 7 70 21 91 14 20 32 29 58 29 24 0 40-7 54-21s20-31 20-55c0-25-6-42-19-56-13-13-29-20-53-20-10 0-19 3-28 7-9 5-15 11-21 19l-18 27 2-32c2-31 9-56 22-72 12-17 33-26 57-26 9 0 18 1 27 4 9 2 19 5 27 9l-3 8h-9v-30h9zM2007 138c-14 0-22 3-30 12-7 9-11 20-11 37s4 28 11 37c8 9 16 12 30 12 13 0 21-3 28-12 8-9 11-20 11-37s-3-28-11-37c-7-9-15-12-28-12zM2007 121c16 0 32 6 42 18 10 11 15 29 15 48 0 20-5 37-15 48-10 12-26 19-42 19-17 0-33-7-43-19-10-11-15-28-15-48s5-37 15-48c10-12 26-18 43-18zM2081 25v30 14l-12-6c-8-4-16-7-24-9s-15-2-23-2c-20 0-33 5-44 18-10 14-16 34-18 63h-8l-8-5c7-11 17-20 28-25 11-6 24-9 36-9 27 0 50 9 65 25 16 17 24 40 24 68s-8 51-25 68c-16 16-39 25-65 25-31 0-57-13-73-36s-24-59-24-101c0-41 10-74 29-99 20-25 48-38 82-38 8 0 18 1 27 3s18 4 27 7l6 2zM2070 33c-9-3-17-6-26-7-8-2-15-2-23-2-30 0-51 9-68 31-18 22-26 50-26 88 0 40 7 70 21 91 14 20 32 29 59 29 23 0 39-7 53-21s20-31 20-55c0-25-6-42-19-56-13-13-29-20-53-20-10 0-19 3-28 7-9 5-15 11-21 19l-18 27 2-32c2-31 9-56 22-72 13-17 33-26 57-26 9 0 18 1 27 4 9 2 19 5 27 9l-3 8h-9v-30h9zM2180 28v53h-8v-9h62 9v9 23 9h-9-62v-9h8v102c0 14 2 20 4 23 3 2 8 4 19 4h31 9v8 26 8h-9-31c-24 0-44-5-54-15-11-10-16-30-16-54v-102h8v9h-22-9v-9-23-9h9 22v9h-8v-53-8h8 31 8zM2172 37h-31v-9h9v53 9h-9-22v-9h8v23h-8v-8h22 9v8 102c0 22 3 34 11 41 7 8 20 11 42 11h31v9h-8v-26h8v9h-31c-14 0-26-3-31-9-6-6-9-19-9-35v-102-8h9 62v8h-8v-23h8v9h-62-9v-9-53h9zM2437 154v113 8h-9-30-9v-8-112c0-16-3-26-9-34-5-7-12-10-23-10-15 0-25 4-33 13s-12 21-12 37v106 8h-9-30-9v-8-258-9h9 30 9v9 101h-9l-7-5c8-12 18-22 29-28s24-9 38-9c23 0 43 8 55 23 12 14 19 36 19 63zM2419 154c0-24-4-41-14-52-10-12-22-17-42-17-12 0-21 2-30 7s-16 12-22 22l-16 25v-29-101h8v8h-30v-8h9v258h-9v-9h30v9h-8v-106c0-19 6-36 16-48 11-12 27-19 46-19 15 0 29 6 37 16 8 11 12 27 12 45v112h-8v-9h30v9h-9zM2753 27v33 14l-12-6c-12-6-24-10-34-13-11-3-21-5-31-5-17 0-28 3-37 9-8 6-11 12-11 23 0 10 2 14 7 18 5 5 16 9 33 12l20 4-1 9 1-9c26 5 47 15 60 28s20 32 20 55c0 25-10 47-27 61-18 13-44 20-76 20-12 0-25-1-39-4-13-3-28-7-42-12l-6-2v-6-34-15l13 7c13 7 26 13 38 16 13 4 24 6 36 6 18 0 30-3 39-10 9-6 12-13 12-25 0-11-2-17-8-23-7-6-17-10-33-13l2-9-2 9-20-4c-26-5-46-14-58-25-13-12-20-30-20-51 0-24 10-44 27-58 16-14 40-21 69-21 12 0 24 1 36 3 13 3 26 6 38 10l6 2zM2742 36c-12-4-24-7-36-9-11-2-22-3-33-3-26 0-44 5-59 16-13 12-19 25-19 45 0 17 4 29 14 38s25 16 49 21l-1 8 1-8 21 4c18 4 32 10 40 17 9 9 14 21 14 36 0 16-7 31-19 39-11 9-29 13-49 13-13 0-27-2-41-6-13-4-27-10-41-18l4-7h9v34h-9l3-8c14 5 27 8 40 11 12 3 24 4 35 4 30 0 50-6 65-17 14-11 21-25 21-47 0-20-5-32-15-43-11-11-27-18-51-23l-20-4 1-8-1 8c-19-3-33-9-41-15-8-7-13-19-13-32 0-15 7-28 18-37 11-8 28-12 47-12 11 0 23 2 35 5s24 8 37 14l-3 8h-9v-33h9zM2849 28v53h-9v-9h63 8v9 23 9h-8-63v-9h9v102c0 14 1 20 4 23 2 2 7 4 18 4h32 8v8 26 8h-8-32c-24 0-44-5-54-15-11-10-16-30-16-54v-102h9v9h-23-8v-9-23-9h8 23v9h-9v-53-8h9 30 9zM2840 37h-30v-9h8v53 9h-8-23v-9h9v23h-9v-8h23 8v8 102c0 22 4 34 11 41 7 8 20 11 42 11h32v9h-9v-26h9v9h-32c-13 0-25-3-31-9s-9-19-9-35v-102-8h9 63v8h-9v-23h9v9h-63-9v-9-53h9zM3045 117c-3-2-5-3-8-4-4 0-7-1-12-1-15 0-25 4-33 14-8 9-11 23-11 42v99 8h-9-31-8v-8-186-9h8 31 9v9 29h-9l-8-5c7-12 17-22 29-28 11-6 25-9 41-9 2 0 5 0 8 0s6 1 9 1l7 2v7 31 15zM3041 109v-31h9l-2 9c-3-1-6-1-8-2-2 0-4 0-6 0-14 0-24 2-33 7s-16 12-22 22l-16 29v-33-29h9v9h-31v-9h9v186h-9v-9h31v9h-9v-99c0-22 6-41 16-53 10-13 27-20 46-20 5 0 11 0 15 1 5 1 10 3 14 6l-4 7zM3248 166v14 9h-9-139v-9h9c1 21 6 33 16 43s22 14 41 14c11 0 21-1 32-4 10-3 20-7 31-12l12-7v15 28 6l-5 2c-11 5-23 9-35 11-12 3-25 4-37 4-31 0-58-10-76-28-19-19-28-45-28-77s9-59 26-78c18-19 43-29 73-29 26 0 50 9 65 27 16 17 24 42 24 71zM3231 166c0-26-6-45-20-60-13-14-29-21-52-21-26 0-45 8-60 24s-22 37-22 66 7 49 23 65c16 15 36 23 64 23 12 0 22-1 33-4 11-2 22-5 32-10l4 8h-9v-28h9l4 7c-12 6-24 11-35 14s-24 5-36 5c-22 0-41-7-53-19-13-13-20-32-22-55v-9h9 139v8h-8zM3200 157c0-15-3-26-11-34-8-9-17-12-30-12-15 0-26 4-35 12-8 8-13 19-15 35l-8-1v-9h108v9zM3209 165l-108 1h-10l1-10c2-19 9-35 21-46 11-11 28-16 46-16 17 0 32 6 43 17 10 11 16 28 16 46v8zM3456 166v14 9h-9-139v-9h9c1 21 6 33 16 43s22 14 41 14c11 0 21-1 32-4 10-3 20-7 31-12l12-7v15 28 6l-5 2c-11 5-23 9-35 11-12 3-25 4-37 4-31 0-58-10-76-28-19-19-28-45-28-77s9-59 26-78c18-19 43-29 73-29 26 0 49 9 65 27 16 17 24 42 24 71zM3439 166c0-26-6-45-20-60-13-14-29-21-52-21-26 0-45 8-60 24s-22 37-22 66 7 49 23 65c16 15 36 23 64 23 11 0 22-1 33-4 11-2 22-5 32-10l4 8h-9v-28h9l4 7c-12 6-24 11-35 14s-24 5-36 5c-22 0-41-7-53-19-13-13-20-32-22-55v-9h9 139v8h-8zM3408 157c0-15-3-26-11-34-8-9-17-12-30-12-15 0-26 4-35 12s-13 19-15 35l-8-1v-9h108v9zM3417 165l-108 1h-10l1-10c2-19 9-35 20-46 12-11 29-16 47-16 17 0 32 6 43 17 10 11 16 28 16 46v8zM3536 28v53h-9v-9h63 8v9 23 9h-8-63v-9h9v102c0 14 1 20 4 23 2 2 7 4 19 4h31 8v8 26 8h-8-31c-25 0-44-5-55-15-10-10-16-30-16-54v-102h9v9h-23-8v-9-23-9h8 23v9h-9v-53-8h9 30 9zM3527 37h-30v-9h8v53 9h-8-23v-9h9v23h-9v-8h23 8v8 102c0 22 4 34 11 41 7 8 20 11 43 11h31v9h-9v-26h9v9h-31c-14 0-26-3-32-9s-8-19-8-35v-102-8h8 63v8h-9v-23h9v9h-63-8v-9-53h8z">
          <text:p/>
        </draw:path>
        <draw:path draw:style-name="gr5" draw:text-style-name="P4" draw:layer="layout" svg:width="5.313cm" svg:height="0.297cm" svg:x="31.632cm" svg:y="23.441cm" svg:viewBox="0 0 5314 298" svg:d="M0 11h34v219h120v28h-154zM259 95c-16 0-29 6-39 19-9 13-14 30-14 52s5 40 14 52c10 13 23 19 39 19s29-6 38-19c10-12 14-30 14-52s-4-39-14-52c-9-13-22-19-38-19zM259 68c26 0 47 9 62 27 15 17 23 41 23 71s-8 54-23 71-36 26-62 26c-27 0-47-9-62-26s-23-41-23-71 8-54 23-71c15-18 35-27 62-27zM372 72h32l58 157 58-157h32l-69 186h-41zM752 158v15h-139c1 21 7 37 18 48 12 11 27 16 48 16 11 0 23-1 34-4 10-3 21-7 32-13v29c-11 5-22 8-33 11-12 2-23 3-35 3-30 0-53-8-70-26-17-17-26-40-26-69 0-31 8-55 24-72 17-19 39-28 67-28 24 0 44 8 58 25 15 16 22 38 22 65zM722 149c0-16-5-29-14-39s-21-15-36-15c-17 0-31 5-41 14-10 10-16 23-18 41zM802 0h30v258h-30zM980 165c-25 0-42 3-51 9-10 5-14 15-14 29 0 10 3 19 10 25 7 7 17 10 29 10 17 0 31-6 41-18s15-28 15-48v-7zM1040 153v105h-30v-28c-7 11-15 20-26 25-10 5-23 8-38 8-19 0-34-5-45-16s-17-25-17-43c0-20 7-36 21-47 14-10 35-15 62-15h43v-3c0-14-5-25-14-33-9-7-22-11-39-11-10 0-20 1-30 4-10 2-20 6-29 11v-29c11-4 22-8 32-10 11-2 21-3 31-3 26 0 46 7 60 21 13 15 19 36 19 64zM1257 147v111h-31v-110c0-18-3-31-10-40-7-8-17-13-31-13-16 0-29 6-39 16-9 11-14 25-14 43v104h-30v-186h30v30c8-12 16-20 26-26 10-5 21-8 34-8 21 0 37 7 48 20 11 14 17 33 17 59zM1439 101v-101h30v258h-30v-27c-7 11-15 19-24 24-10 5-22 8-35 8-23 0-41-9-55-27-14-17-21-41-21-70s7-52 21-70c14-19 32-28 55-28 13 0 25 3 35 8 9 5 17 14 24 25zM1335 166c0 22 5 40 14 53 9 12 22 19 38 19s29-7 38-19c9-13 14-31 14-53s-5-40-14-53c-9-12-22-19-38-19s-29 7-38 19c-9 13-14 31-14 53zM1539 216h35v29l-27 53h-21l13-53zM1932 30v35c-11-10-23-18-36-23-13-6-26-8-40-8-29 0-50 8-65 26-15 17-23 43-23 75 0 33 8 58 23 75s36 26 65 26c14 0 27-3 40-8s25-13 36-24v35c-12 8-24 14-37 18s-27 6-41 6c-38 0-67-11-88-34-22-23-33-54-33-94 0-39 11-72 33-94 21-23 50-35 88-35 14 0 28 2 41 6s26 10 37 18zM2054 95c-17 0-29 6-39 19-9 13-14 30-14 52s5 40 14 52c10 13 22 19 39 19 16 0 29-6 38-19 10-12 14-30 14-52s-4-39-14-52c-9-13-22-19-38-19zM2054 68c26 0 47 9 62 27 15 17 23 41 23 71s-8 54-23 71-36 26-62 26c-27 0-48-9-63-26s-22-41-22-71 7-54 22-71c15-18 36-27 63-27zM2189 0h30v258h-30zM2354 95c-16 0-29 6-38 19-10 13-14 30-14 52s4 40 14 52c9 13 22 19 38 19 17 0 29-6 39-19 9-12 14-30 14-52s-5-39-14-52c-10-13-22-19-39-19zM2354 68c27 0 48 9 63 27 15 17 22 41 22 71s-7 54-22 71-36 26-63 26c-26 0-47-9-62-26s-22-41-22-71 7-54 22-71c15-18 36-27 62-27zM2597 102c-4-2-7-4-11-4-4-1-9-2-14-2-17 0-30 6-39 17s-14 27-14 48v97h-31v-186h31v30c6-12 15-20 25-26 10-5 23-8 37-8 2 0 5 0 7 0 3 1 6 1 9 2zM2713 165c-25 0-42 3-51 9-10 5-15 15-15 29 0 10 4 19 11 25 7 7 17 10 29 10 17 0 30-6 41-18 10-12 15-28 15-48v-7zM2773 153v105h-30v-28c-7 11-16 20-26 25s-23 8-38 8c-19 0-34-5-45-16s-17-25-17-43c0-20 7-36 21-47 14-10 35-15 62-15h43v-3c0-14-5-25-14-33-9-7-22-11-39-11-10 0-21 1-31 4-10 2-19 6-28 11v-29c11-4 21-8 32-10 10-2 21-3 30-3 27 0 47 7 60 21 14 15 20 36 20 64zM2958 101v-101h31v258h-31v-27c-6 11-14 19-24 24s-21 8-35 8c-23 0-41-9-55-27-14-17-21-41-21-70s7-52 21-70c14-19 32-28 55-28 14 0 25 3 35 8s18 14 24 25zM2854 166c0 22 4 40 14 53 9 12 22 19 39 19 16 0 28-7 37-19 10-13 14-31 14-53s-4-40-14-53c-9-12-21-19-37-19-17 0-30 7-39 19-10 13-14 31-14 53zM3123 95c-16 0-29 6-39 19-9 13-14 30-14 52s5 40 14 52c10 13 23 19 39 19s29-6 38-19c10-12 14-30 14-52s-4-39-14-52c-9-13-22-19-38-19zM3123 68c26 0 47 9 62 27 15 17 23 41 23 71s-8 54-23 71-36 26-62 26c-27 0-47-9-62-26s-23-41-23-71 8-54 23-71c15-18 35-27 62-27zM3441 141c-16 0-28 5-37 13s-14 20-14 35 5 27 14 35 21 13 37 13 28-5 38-13c9-9 13-20 13-35s-4-27-13-35-22-13-38-13zM3408 127c-15-3-26-10-34-20s-12-23-12-37c0-19 7-35 21-46 14-12 34-18 58-18s44 6 58 18c14 11 21 27 21 46 0 14-4 27-12 37s-19 17-33 20c16 4 28 11 37 22s14 24 14 40c0 24-8 42-22 55-15 13-36 19-63 19s-48-6-63-19c-14-13-22-31-22-55 0-16 5-29 14-40s21-18 38-22zM3395 74c0 12 4 23 12 30s20 11 34 11 25-4 34-11c8-7 12-18 12-30 0-13-4-23-12-30-9-8-20-11-34-11s-26 3-34 11c-8 7-12 17-12 30zM3656 33c-17 0-30 8-39 25-8 17-13 43-13 77s5 59 13 76c9 17 22 26 39 26s30-9 39-26 13-42 13-76-4-60-13-77-22-25-39-25zM3656 6c28 0 49 11 63 33 15 22 22 55 22 96 0 42-7 74-22 95-14 22-35 33-63 33s-49-11-63-33c-15-21-22-53-22-95 0-41 7-74 22-96 14-22 35-33 63-33zM3800 11h131v28h-100v61c4-1 9-3 14-3 5-1 10-2 15-2 27 0 49 8 65 23s24 35 24 61c0 27-8 47-25 62-16 15-39 22-70 22-10 0-20-1-31-3-11-1-22-4-33-7v-34c10 5 20 10 30 12 11 3 22 4 34 4 19 0 34-5 45-15s17-24 17-41-6-31-17-41-26-15-45-15c-9 0-18 1-27 3s-18 6-27 10zM4116 125c16 4 28 11 37 22s14 24 14 40c0 24-9 43-25 56-17 13-41 20-72 20-10 0-21-1-32-3s-22-5-34-9v-32c10 5 20 9 31 12s22 4 34 4c21 0 37-4 48-12 11-9 16-21 16-36s-5-26-15-34c-10-9-24-13-42-13h-29v-27h30c17 0 29-3 38-10 8-6 13-17 13-29 0-13-5-23-14-29-9-7-21-11-38-11-9 0-19 1-30 3-10 3-22 6-34 10v-30c13-4 24-6 35-8s22-3 32-3c25 0 45 6 60 18 15 11 22 27 22 46 0 14-4 26-12 36-8 9-19 16-33 19zM4301 141c-16 0-28 5-37 13s-14 20-14 35 5 27 14 35 21 13 37 13 29-5 38-13c9-9 13-20 13-35s-4-27-13-35-22-13-38-13zM4268 127c-15-3-26-10-34-20s-12-23-12-37c0-19 7-35 21-46 14-12 34-18 58-18 25 0 44 6 58 18 14 11 21 27 21 46 0 14-4 27-12 37s-19 17-33 20c16 4 28 11 37 22s14 24 14 40c0 24-8 42-22 55-15 13-36 19-63 19s-48-6-62-19c-15-13-22-31-22-55 0-16 4-29 13-40s22-18 38-22zM4255 74c0 12 4 23 12 30 9 7 20 11 34 11s26-4 34-11 12-18 12-30c0-13-4-23-12-30-8-8-20-11-34-11s-25 3-34 11c-8 7-12 17-12 30zM4448 216h35v29l-27 53h-21l13-53zM4653 11h33v151c0 26 5 45 14 57 10 11 26 17 47 17s37-6 46-17c10-12 15-31 15-57v-151h33v155c0 32-8 56-23 73-16 16-40 24-71 24s-55-8-71-24c-15-17-23-41-23-73zM5051 19v33c-12-7-24-11-35-14-12-3-22-5-33-5-18 0-32 4-42 11s-15 17-15 30c0 11 4 20 10 26 7 5 19 10 37 13l21 4c24 5 43 13 55 25 11 12 17 28 17 48 0 24-8 42-24 55-16 12-39 18-70 18-12 0-24-1-37-4-14-3-27-6-41-11v-35c13 8 27 13 40 17s25 6 38 6c19 0 34-4 44-11 10-8 15-18 15-32 0-12-3-22-11-29-7-6-19-11-36-15l-21-4c-24-5-42-13-54-23-11-11-16-25-16-45 0-22 7-39 23-52 15-12 36-19 63-19 12 0 24 1 36 4 12 2 24 5 36 9zM5201 44l-46 123h91zM5182 11h37l95 247h-35l-23-63h-111l-22 63h-35z">
          <text:p/>
        </draw:path>
        <draw:path draw:style-name="gr5" draw:text-style-name="P4" draw:layer="layout" svg:width="5.333cm" svg:height="0.313cm" svg:x="31.624cm" svg:y="23.433cm" svg:viewBox="0 0 5334 314" svg:d="M8 10h34 8v9 219h-8v-8h120 8v8 28 9h-8-154-8v-9-247-9zM17 19v247h-9v-8h154v8h-9v-28h9v9h-120-9v-9-219h9v9h-34v-9zM267 111c-14 0-24 4-32 15s-12 26-12 47 4 37 12 48 18 16 32 16 23-5 31-16c9-11 13-27 13-48s-4-35-13-47c-8-11-17-15-31-15zM267 93c18 0 35 8 45 23 11 14 16 34 16 57s-5 44-16 58c-10 15-27 23-45 23s-35-8-46-23c-10-14-16-35-16-58s6-43 16-57c11-15 28-23 46-23zM267 67c28 0 52 10 69 29 16 19 24 45 24 77 0 33-8 59-24 78-17 19-41 29-69 29s-53-10-69-29-25-45-25-78c0-32 9-58 25-77s41-29 69-29zM267 85c-25 0-42 7-56 22-14 16-20 37-20 66 0 30 6 51 20 67 14 15 31 22 56 22s42-7 56-22c13-16 20-37 20-67 0-29-7-50-20-66-14-15-31-22-56-22zM380 72h32 7l2 5 57 156-8 4-8-4 58-156 2-5h6 32 13l-5 12-69 185-2 6h-6-41-6l-2-6-70-185-4-12zM388 77l70 186-8 3v-8h41v8l-8-3 69-186 8 3v9h-32v-9l8 4-58 156-8 21-8-21-58-156 8-4v9h-32v-9zM769 165v15 9h-9-139v-9h8c1 20 7 33 16 43 10 9 23 14 42 14 11 0 21-2 31-4 11-3 21-7 31-12l13-7v14 29 6l-5 2c-12 5-24 9-35 11-12 2-25 4-37 4-31 0-58-10-76-29-19-18-29-44-29-76s9-59 27-78 43-30 73-30c26 0 49 10 65 27 16 18 24 42 24 71zM751 165c0-26-6-45-19-59-13-15-29-21-52-21-27 0-45 7-60 24-15 16-22 37-22 66 0 28 7 48 23 64s36 23 64 23c11 0 22-1 33-3s21-6 32-10l3 8h-8v-29h8l4 8c-11 6-23 10-34 14-12 3-24 4-36 4-22 0-41-6-54-19-12-12-20-31-21-54l-1-10h10 139v9h-9zM721 156c0-15-4-25-11-33-8-9-17-12-30-12-16 0-26 3-35 11-9 9-13 19-15 35h-9v-9h109v8zM730 165h-109-9l1-9c2-19 9-35 20-46 12-11 28-17 47-17 17 0 32 6 42 18 11 11 16 27 16 45l1 9zM810 0h30 9v8 258 9h-9-30-9v-9-258-8zM819 8v258h-9v-8h30v8h-8v-258h8v9h-30v-9zM988 181c-24 0-39 2-47 7-7 5-10 10-10 23 0 9 2 14 8 19s12 7 23 7c15 0 25-4 34-15 9-10 13-24 13-43v-7h9v9zM988 164h30 9v8 7c0 22-6 41-18 54-11 14-28 21-47 21-13 0-26-4-34-11-9-8-14-20-14-32 0-17 7-31 18-38 11-6 31-9 56-9zM1057 160v106 9h-9-30-9v-9-28h9l7 5c-7 12-17 22-29 28-11 6-26 9-42 9-20 0-38-7-51-19s-19-29-19-49c0-23 8-43 24-54 15-12 39-18 67-18h43v9h-9v-3c0-13-3-20-10-26-8-7-18-9-34-9-10 0-19 1-28 3-10 2-18 6-27 11l-13 7v-15-28-6l6-2c11-5 22-8 33-10 11-3 22-4 33-4 28 0 51 8 66 24 14 15 22 39 22 69zM1040 160c0-27-6-45-18-57-11-13-28-18-53-18-10 0-19 1-29 3s-20 5-31 9l-3-8h8v28h-8l-4-8c9-5 20-9 31-12 10-2 21-4 32-4 18 0 34 5 45 14 11 8 17 23 17 39v3 8h-9-43c-26 0-44 5-57 14-12 10-17 22-17 41 0 17 4 28 14 37s22 13 39 13c14 0 25-2 34-7 9-4 16-11 23-21l16-26v30 28h-9v-8h30v8h-8zM1273 154v112 9h-8-31-8v-9-111c0-17-3-27-9-34-5-7-12-10-24-10-14 0-24 4-32 13s-12 20-12 37v105 9h-9-30-9v-9-186-8h9 30 9v8 29h-9l-7-4c8-12 18-22 29-28s24-10 38-10c23 0 43 8 55 23s18 37 18 64zM1256 154c0-25-5-41-14-53-10-11-22-16-42-16-12 0-21 2-30 7s-16 12-22 22l-16 24v-29-29h8v9h-30v-9h8v186h-8v-8h30v8h-8v-105c0-20 5-37 16-49s27-18 45-18c16 0 30 6 38 16s12 26 12 45v111h-9v-8h31v8h-9zM1438 108v-100-8h9 30 9v8 258 9h-9-30-9v-9-27h9l7 4c-7 12-16 22-27 28s-25 9-39 9c-25 0-47-11-62-30s-23-46-23-77c0-30 8-56 23-76 15-19 37-30 62-30 14 0 28 3 39 9s20 16 27 28l-7 4zM1439 113c-6-10-12-17-21-21-8-5-18-7-30-7-21 0-35 7-48 23-13 17-19 37-19 65 0 29 6 50 19 66s27 23 48 23c12 0 22-2 30-7 9-4 15-11 21-21l16-28v33 27h-8v-8h30v8h-9v-258h9v9h-30v-9h8v100 33zM1352 173c0 21 4 37 12 49 8 11 17 15 31 15s23-4 31-15c8-12 12-28 12-49s-4-36-12-47-17-16-31-16-23 5-31 16-12 26-12 47zM1335 173c0-23 5-44 15-58 11-14 27-22 45-22s34 8 45 22c10 14 15 35 15 58s-5 45-15 59c-11 14-27 22-45 22s-34-8-45-22c-10-14-15-36-15-59zM1547 216h35 9v8 29 2l-1 2-27 53-3 4h-5-21-11l3-10 13-53 8 2h-8v-29-8zM1556 224v29 1 1l-14 53-8-2v-9h21v9l-8-4 28-53 7 4h-8v-29h8v9h-35v-9zM1949 38v35 20l-15-14c-11-10-21-17-33-21-12-5-24-7-37-7-27 0-45 7-59 22-13 16-20 38-20 69 0 32 7 53 20 70 14 16 32 23 59 23 13 0 25-2 37-7s22-12 33-22l15-15v21 35 5l-4 2c-12 9-26 15-39 19-14 5-29 7-44 7-39 0-72-13-95-37s-34-60-34-101 11-75 34-99c23-25 56-37 95-37 15 0 30 2 44 6 13 4 27 11 39 19l4 2zM1935 45c-11-7-22-13-34-16-13-4-25-6-39-6-36 0-62 10-82 32-20 21-30 49-30 87s10 68 30 89 46 31 82 31c14 0 26-1 39-5 12-4 23-9 34-17l5 7h-9v-35h9l6 7c-12 11-25 20-39 25-13 5-28 8-43 8-30 0-55-10-72-28-16-19-24-48-24-82s8-61 24-80c17-19 42-29 72-29 15 0 30 3 43 9 14 5 27 14 39 25l-6 6h-9v-35h9zM2062 111c-15 0-24 4-32 15s-12 26-12 47 4 37 12 48 17 16 32 16c14 0 23-5 31-16 9-11 13-27 13-48s-4-35-13-47c-8-11-17-15-31-15zM2062 93c18 0 35 8 45 23 11 14 16 34 16 57s-5 44-16 58c-10 15-27 23-45 23-19 0-35-8-46-23-10-14-16-35-16-58s6-43 16-57c11-15 27-23 46-23zM2062 67c28 0 52 10 69 29 16 19 24 45 24 77 0 33-8 59-24 78-17 19-41 29-69 29-29 0-53-10-69-29s-25-45-25-78c0-32 9-58 25-77s40-29 69-29zM2062 85c-25 0-42 7-56 22-14 16-20 37-20 66 0 30 6 51 20 67 14 15 31 22 56 22 24 0 42-7 55-22 14-16 21-37 21-67 0-29-7-50-21-66-13-15-31-22-55-22zM2197 0h30 9v8 258 9h-9-30-9v-9-258-8zM2206 8v258h-9v-8h30v8h-8v-258h8v9h-30v-9zM2362 111c-14 0-23 4-31 15-9 11-13 26-13 47s4 37 13 48c8 11 17 16 31 16 15 0 24-5 32-16s12-27 12-48-4-35-12-47c-8-11-17-15-32-15zM2362 93c19 0 35 8 46 23 10 14 16 34 16 57s-6 44-16 58c-11 15-27 23-46 23-18 0-35-8-45-23-11-14-16-35-16-58s5-43 16-57c10-15 27-23 45-23zM2362 67c29 0 53 10 69 29s25 45 25 77c0 33-9 59-25 78s-40 29-69 29c-28 0-52-10-68-29-17-19-25-45-25-78 0-32 8-58 25-77 16-19 40-29 68-29zM2362 85c-24 0-42 7-55 22-14 16-21 37-21 66 0 30 7 51 21 67 13 15 31 22 55 22 25 0 42-7 56-22 14-16 21-37 21-67 0-29-7-50-21-66-14-15-31-22-56-22zM2600 116c-2-1-5-2-8-3-4-1-7-1-12-1-15 0-25 4-33 13-8 10-11 23-11 43v98 9h-9-31-8v-9-186-8h8 31 9v8 29h-9l-8-4c7-12 17-22 29-28 11-7 26-10 41-10 3 0 5 0 8 1 3 0 6 0 9 1l7 1v8 31 15zM2596 109v-31h9l-2 8c-3 0-5-1-8-1-2 0-4 0-6 0-13 0-24 2-33 7s-16 11-21 22l-17 28v-33-29h9v9h-31v-9h9v186h-9v-8h31v8h-9v-98c0-22 6-41 16-54 11-12 27-19 46-19 6 0 11 0 15 1 5 1 10 3 14 5l-4 8zM2721 181c-24 0-39 2-47 7-7 5-10 10-10 23 0 9 2 14 8 19s12 7 23 7c15 0 25-4 34-15 9-10 13-24 13-43v-7h9v9zM2721 164h30 8v8 7c0 22-6 41-17 54-11 14-28 21-47 21-13 0-26-4-35-11-8-8-13-20-13-32 0-17 6-31 18-38 11-6 30-9 56-9zM2790 160v106 9h-9-30-9v-9-28h9l7 5c-7 12-18 22-29 28-12 6-26 9-42 9-20 0-39-7-51-19-13-12-20-29-20-49 0-23 9-43 25-54 15-12 39-18 67-18h43v9h-9v-3c0-13-3-20-10-26-8-7-18-9-34-9-10 0-19 1-28 3-10 2-18 6-27 11l-13 7v-15-28-6l5-2c12-5 23-8 34-10 11-3 22-4 32-4 29 0 52 8 67 24 14 15 22 39 22 69zM2773 160c0-27-6-45-18-57-12-13-28-18-54-18-9 0-18 1-28 3s-21 5-31 9l-3-8h8v28h-8l-5-8c10-5 21-9 31-12 11-2 22-4 33-4 18 0 34 5 45 14 10 8 16 23 16 39v3 8h-8-43c-26 0-44 5-57 14-12 10-17 22-17 41 0 17 4 28 14 37s22 13 39 13c14 0 25-2 34-7 9-4 16-11 22-21l16-26v30 28h-8v-8h30v8h-8zM2957 108v-100-8h8 31 8v8 258 9h-8-31-8v-9-27h8l8 4c-7 12-17 22-28 28s-24 9-39 9c-24 0-46-11-61-30s-23-46-23-77c0-30 8-56 23-76 15-19 37-30 61-30 15 0 28 3 39 9s21 16 28 28l-8 4zM2958 113c-6-10-12-17-21-21-9-5-18-7-31-7-20 0-35 7-48 23-13 17-19 37-19 65 0 29 6 50 19 66s28 23 48 23c13 0 22-2 31-7 9-4 15-11 21-21l16-28v33 27h-9v-8h31v8h-9v-258h9v9h-31v-9h9v100 33zM2870 173c0 21 4 37 13 49 8 11 17 15 31 15 13 0 22-4 30-15 9-12 13-28 13-49s-4-36-13-47c-8-11-17-16-30-16-14 0-23 5-31 16-9 11-13 26-13 47zM2853 173c0-23 5-44 16-58 10-14 26-22 45-22 18 0 34 8 44 22 11 14 16 35 16 58s-5 45-16 59c-10 14-26 22-44 22-19 0-35-8-45-22-11-14-16-36-16-59zM3131 111c-14 0-24 4-32 15s-12 26-12 47 4 37 12 48 18 16 32 16 23-5 31-16c9-11 13-27 13-48s-4-35-13-47c-8-11-17-15-31-15zM3131 93c18 0 35 8 45 23 11 14 16 34 16 57s-5 44-16 58c-10 15-27 23-45 23-19 0-35-8-46-23-10-14-16-35-16-58s6-43 16-57c11-15 28-23 46-23zM3131 67c28 0 52 10 69 29 16 19 24 45 24 77 0 33-8 59-24 78-17 19-41 29-69 29s-53-10-69-29-26-45-26-78c0-32 10-58 26-77s41-29 69-29zM3131 85c-25 0-42 7-56 22-14 16-20 37-20 66 0 30 6 51 20 67 14 15 31 22 56 22s42-7 56-22c13-16 20-37 20-67 0-29-7-50-20-66-14-15-31-22-56-22zM3449 157c-14 0-24 3-31 10-8 7-11 16-11 29 0 14 3 23 11 30 7 7 17 10 31 10s24-3 32-10c7-8 11-16 11-30 0-13-4-22-11-29-8-7-17-10-32-10zM3449 140c17 0 33 5 44 15 10 9 16 24 16 41s-6 32-17 42c-10 10-26 15-43 15s-33-5-43-15c-11-9-17-25-17-42s6-32 17-41c10-10 26-15 43-15zM3414 143c-16-4-30-12-39-23s-13-26-13-42c0-21 8-40 24-53 15-13 37-19 63-19s48 6 63 19c16 13 24 32 24 53 0 16-5 31-14 42s-22 19-37 23l-2-9 1-8c18 4 33 12 43 24 10 13 15 29 15 46 0 26-8 48-25 62-16 14-40 22-68 22s-52-8-68-22c-17-14-25-36-25-62 0-17 5-33 15-46 10-12 25-20 43-24l2 8zM3418 143c-15 3-25 9-33 19-8 9-12 20-12 34 0 23 6 38 19 49 13 12 31 17 57 17s44-5 57-17c13-11 19-26 19-49 0-14-4-25-12-34-8-10-18-16-32-19l-1-17c13-4 22-9 29-17 7-9 10-18 10-31 0-18-5-30-18-40-12-10-29-15-52-15s-40 5-52 15c-13 10-18 22-18 40 0 13 3 22 10 31 7 8 16 13 29 17zM3412 82c0 11 3 17 9 23 7 6 15 8 28 8s21-2 28-8c6-6 9-13 9-23 0-12-3-18-9-24-7-6-15-8-28-8s-21 2-28 8c-6 6-9 12-9 24zM3395 82c0-15 5-28 15-37 9-8 23-13 39-13s30 5 39 13c10 9 15 22 15 37 0 14-5 27-15 36-9 8-23 13-39 13s-30-5-39-13c-10-9-15-22-15-36zM3664 50c-15 0-23 5-31 20-8 16-12 39-12 72s4 58 12 73 16 21 31 21 24-6 31-21c8-15 12-40 12-73s-4-56-12-72c-7-15-16-20-31-20zM3664 32c20 0 37 11 47 30 9 18 13 46 13 80 0 35-4 63-13 81-10 19-27 30-47 30s-37-11-47-30c-9-18-13-46-13-81 0-34 4-62 13-80 10-19 27-30 47-30zM3664 6c30 0 55 13 71 36 15 24 23 58 23 100 0 43-8 78-23 101-16 24-41 37-71 37s-55-13-71-37c-15-23-23-58-23-101 0-42 8-76 23-100 16-23 41-36 71-36zM3664 23c-26 0-43 9-56 29-14 21-21 50-21 90 0 41 7 71 21 92 13 20 30 28 56 28s43-8 56-28c14-21 20-51 20-92 0-40-6-69-20-90-13-20-30-29-56-29zM3808 10h131 9v9 28 9h-9-100v-9h8v60h-8l-3-8c5-2 10-3 16-4 5-1 10-1 16-1 29 0 54 8 71 25 18 16 27 40 27 67 0 29-10 53-28 70-18 15-44 24-76 24-10 0-21-1-32-3s-23-5-35-8l-6-2v-6-34-15l13 7c9 6 18 9 28 12 10 2 21 3 32 3 18 0 30-4 39-12 10-9 14-19 14-36 0-15-4-25-14-34-9-9-21-13-39-13-9 0-16 1-25 3-8 2-16 5-25 9l-13 5v-13-124-9zM3817 19v124h-9l-4-8c10-4 20-8 29-10 10-2 19-3 29-3 20 0 38 6 51 17 12 11 19 28 19 47 0 20-7 37-19 48-13 12-31 18-51 18-12 0-25-2-36-4-11-3-22-8-32-13l4-8h8v34h-8l2-9c11 4 22 6 32 8 11 2 21 2 30 2 29 0 50-6 65-19 15-14 22-31 22-57 0-24-7-41-22-55-15-13-33-20-59-20-5 0-9 0-14 1-4 1-8 2-12 4l-12 4v-13-60-9h9 100v9h-9v-28h9v9h-131v-9zM4125 124c18 4 33 12 43 24s15 29 15 46c0 27-10 49-28 64-18 14-45 22-77 22-11 0-22-1-33-3-12-2-23-6-35-10l-6-2v-6-32-16l13 8c9 5 17 9 28 12 10 2 21 3 32 3 20 0 33-3 43-10 9-7 13-15 13-30 0-13-4-21-12-28-9-7-20-10-37-10h-29-9v-9-27-9h9 30c15 0 25-2 32-8 7-5 10-11 10-21 0-11-3-17-10-22-8-6-18-9-33-9-9 0-18 1-28 3s-21 5-33 9l-12 4v-12-30-7l7-1c12-4 25-7 36-8 11-2 23-3 33-3 26 0 49 6 65 19 17 13 26 32 26 53 0 15-5 30-14 40-9 11-22 19-38 23l-2-9zM4122 124c13-3 22-8 28-17 7-8 10-17 10-29 0-17-5-29-19-39-13-11-30-16-54-16-10 0-20 1-30 3-11 1-22 4-35 7l-2-8h9v30h-9l-3-9c13-4 25-7 36-9s21-3 31-3c18 0 33 4 44 12 10 8 16 21 16 36 0 14-6 27-16 35s-25 11-43 11h-30v-8h9v27h-9v-8h29c19 0 36 5 48 14 11 9 18 24 18 41 0 18-7 34-20 44-12 9-31 14-53 14-12 0-25-2-36-5-12-2-23-7-33-13l4-7h9v32h-9l3-8c12 4 22 7 33 9 10 1 20 2 30 2 30 0 51-5 66-18 15-12 22-27 22-50 0-15-3-25-11-35-8-9-18-15-33-18zM4309 157c-14 0-24 3-31 10-8 7-11 16-11 29 0 14 3 23 11 30 7 7 17 10 31 10 15 0 24-3 32-10 7-8 11-16 11-30 0-13-3-22-11-29s-17-10-32-10zM4309 140c18 0 33 5 44 15 10 9 16 24 16 41s-6 32-16 42c-11 10-27 15-44 15s-33-5-43-15c-11-9-16-25-16-42s5-32 16-41c10-10 26-15 43-15zM4274 143c-16-4-30-12-38-23-9-11-14-26-14-42 0-21 8-40 24-53 15-13 37-19 63-19s48 6 63 19c16 13 25 32 25 53 0 16-5 31-14 42s-23 19-38 23l-2-9 2-8c17 4 32 12 42 24 10 13 15 29 15 46 0 26-8 48-25 62-16 14-39 22-68 22-28 0-52-8-68-22s-25-36-25-62c0-17 5-33 15-46 10-12 25-20 43-24l2 8zM4278 143c-15 3-25 9-33 19-8 9-12 20-12 34 0 23 6 38 19 49 13 12 31 17 57 17s44-5 57-17c13-11 19-26 19-49 0-14-3-25-11-34-8-10-18-16-33-19v-17c12-4 21-9 28-17 7-9 10-18 10-31 0-18-5-30-18-40-12-10-29-15-52-15s-39 5-52 15c-12 10-18 22-18 40 0 13 3 22 10 31 7 8 16 13 29 17zM4272 82c0 11 3 17 9 23 7 6 15 8 28 8s21-2 28-8 9-13 9-23c0-12-2-18-9-24s-15-8-28-8-21 2-28 8c-6 6-9 12-9 24zM4255 82c0-15 5-28 15-37 9-8 23-13 39-13s30 5 39 13c10 9 16 22 16 37 0 14-6 27-16 36-9 8-23 13-39 13s-30-5-39-13c-10-9-15-22-15-36zM4456 216h35 9v8 29 2l-1 2-27 53-3 4h-5-21-11l2-10 14-53 8 2h-8v-29-8zM4465 224v29 1 1l-14 53-8-2v-9h21v9l-8-4 27-53 8 4h-8v-29h8v9h-35v-9zM4661 10h33 9v9 150c0 25 4 42 12 52s20 14 40 14 32-4 40-14 12-27 12-52v-150-9h9 33 9v9 154c0 34-9 62-26 80-18 17-44 27-77 27s-59-10-77-27c-17-18-26-46-26-80v-154-9zM4669 19v154c0 31 7 53 22 67 14 15 34 22 64 22s50-7 64-22c15-14 22-36 22-67v-154h8v9h-33v-9h9v150c0 27-6 50-17 63-11 14-30 21-53 21s-42-7-53-21c-11-13-17-36-17-63v-150h9v9h-33v-9zM5068 27v33 13l-12-6c-13-6-24-10-35-13-10-3-20-4-30-4-17 0-28 3-37 9-8 6-11 12-11 23 0 9 2 14 7 18 5 5 15 8 33 12l20 4-1 8 1-8c26 5 47 14 60 27 13 14 20 33 20 54 0 27-10 49-27 62-18 14-44 21-76 21-12 0-25-2-39-4-14-3-28-7-42-12l-6-2v-6-35-15l13 8c13 7 26 12 38 16 13 4 24 5 36 5 18 0 30-3 39-9 8-6 12-13 12-25s-3-18-9-23c-6-6-16-10-32-14l2-8-2 9-20-4c-26-6-46-14-58-26-13-12-20-30-20-50 0-24 9-45 26-59 17-13 41-20 69-20 12 0 25 1 37 3 13 2 25 5 38 10l6 2zM5057 35c-12-4-24-7-36-9-11-2-22-3-34-3-25 0-44 6-58 17s-20 25-20 45c0 17 5 28 14 37 10 10 26 17 50 22l-2 8 2-8 20 3 1 1c17 3 32 9 40 17 9 8 14 21 14 36 0 16-7 30-19 39-12 8-29 13-49 13-13 0-27-2-41-6-13-4-28-10-41-18l4-8h8v35h-8l3-9c14 5 27 9 39 12 13 2 25 3 36 3 30 0 50-5 65-16 14-11 21-26 21-49 0-18-5-31-16-42-10-10-26-18-50-22l-20-4 1-9-1 9c-19-4-34-9-41-16-9-7-13-18-13-31 0-15 6-29 18-37 11-8 28-12 47-12 11 0 23 1 35 4 12 4 24 8 37 15l-4 8h-8v-33h8zM5217 55l-46 123-8-4v-8h91v8l-8 3-45-122 8-3zM5217 49l45 122 4 12h-12-91-12l4-12 46-122 8-22zM5190 10h37 6l3 6 94 247 4 12h-12-35-6l-2-6-23-63 8-3v9h-111v-9l8 3-22 63-2 6h-6-35-13l5-12 94-247 2-6zM5198 22l-94 247-8-3v-8h35v8l-8-3 22-63 2-6h6 111 7l2 6 22 63-8 3v-8h35v8l-9 3-94-247 8-3v9h-37v-9z">
          <text:p/>
        </draw:path>
        <draw:path draw:style-name="gr5" draw:text-style-name="P4" draw:layer="layout" svg:width="4.104cm" svg:height="0.262cm" svg:x="32.234cm" svg:y="23.809cm" svg:viewBox="0 0 4105 263" svg:d="M34 38v93h42c15 0 27-4 36-12 8-8 12-19 12-34 0-16-4-27-12-35-9-8-21-12-36-12zM0 11h76c27 0 48 6 62 18 14 13 21 31 21 56s-7 43-21 55c-14 13-35 19-62 19h-42v99h-34zM356 146v112h-30v-111c0-17-3-30-10-39s-17-13-31-13c-16 0-29 5-39 16-9 10-14 24-14 42v105h-31v-258h31v102c7-11 16-20 26-25 10-7 21-9 34-9 21 0 37 7 48 20s16 33 16 58zM489 95c-17 0-30 6-39 19-10 12-14 30-14 52s4 39 14 52c9 13 22 19 39 19 16 0 29-6 38-19s14-30 14-52-5-40-14-52c-9-13-22-19-38-19zM489 68c26 0 47 9 62 26 15 18 22 41 22 72 0 30-7 54-22 71s-36 26-62 26c-27 0-48-9-63-26s-22-41-22-71c0-31 7-54 22-72 15-17 36-26 63-26zM778 146v112h-31v-111c0-17-3-30-10-39s-17-13-31-13c-16 0-29 5-39 16-9 10-14 24-14 42v105h-30v-186h30v30c7-11 16-20 26-25 10-7 21-9 34-9 21 0 37 7 48 20s17 33 17 58zM996 158v15h-139c1 21 7 37 18 48 12 11 27 16 48 16 11 0 23-1 33-4 11-3 22-7 33-13v28c-11 5-22 9-33 11-12 3-23 4-35 4-30 0-53-9-70-26-18-17-26-40-26-70s8-54 24-72c17-17 39-27 67-27 24 0 44 9 58 25 15 16 22 37 22 65zM966 149c0-17-5-30-14-40s-21-14-36-14c-17 0-31 4-41 14-10 9-16 23-18 40zM1277 45v93h92v28h-92v92h-28v-92h-92v-28h92v-93zM1447 230h54v-189l-59 12v-31l59-11h33v219h54v28h-141zM1636 152h89v27h-89zM1779 253v-30c8 3 16 6 25 9 9 2 17 3 25 3 22 0 39-8 51-22 11-15 18-38 20-68-7 9-15 17-25 22s-20 8-32 8c-25 0-44-8-59-23-14-15-21-35-21-61s7-47 22-62 35-23 60-23c28 0 50 11 65 33s23 54 23 96c0 39-10 70-28 93s-43 35-74 35c-9 0-17-1-26-3-8-1-17-4-26-7zM1845 148c15 0 27-5 35-15 9-10 14-24 14-42 0-19-5-33-14-43-8-10-20-16-35-16s-27 6-36 16c-8 10-13 24-13 43 0 18 5 32 13 42 9 10 21 15 36 15zM1984 11h159v14l-90 233h-35l84-219h-118zM2279 32c-17 0-30 9-39 26-8 18-13 43-13 77s5 59 13 76c9 17 22 25 39 25s30-8 39-25c8-17 13-42 13-76s-5-59-13-77c-9-17-22-26-39-26zM2279 6c28 0 49 11 63 33 15 22 22 54 22 96 0 41-7 73-22 95-14 22-35 33-63 33s-49-11-63-33c-15-22-22-54-22-95 0-42 7-74 22-96 14-22 35-33 63-33zM2403 152h89v27h-89zM2646 125c16 3 29 11 38 21 9 11 13 25 13 40 0 25-8 44-25 57-16 13-41 20-72 20-10 0-21-1-32-3s-22-5-34-9v-33c9 6 19 10 30 13 11 2 23 4 35 4 21 0 37-4 49-13 11-8 16-20 16-36 0-14-5-26-15-34-11-8-25-12-43-12h-29v-28h30c16 0 29-3 38-9 9-7 13-16 13-29s-4-23-13-30c-10-7-23-10-39-10-10 0-19 1-30 3-10 2-22 5-34 9v-29c12-4 24-7 35-8 11-2 22-3 31-3 26 0 47 6 62 17 14 12 22 27 22 47 0 15-4 26-12 35-8 10-19 16-34 20zM2752 11h159v14l-90 233h-35l84-219h-118zM2967 11h159v14l-90 233h-35l84-219h-118zM3171 152h89v27h-89zM3318 230h55v-189l-60 12v-31l59-11h34v219h54v28h-142zM3533 230h55v-189l-59 12v-31l58-11h34v219h54v28h-142zM3748 230h55v-189l-59 12v-31l58-11h34v219h54v28h-142zM3963 230h55v-189l-59 12v-31l59-11h33v219h54v28h-142z">
          <text:p/>
        </draw:path>
        <draw:path draw:style-name="gr5" draw:text-style-name="P4" draw:layer="layout" svg:width="4.121cm" svg:height="0.279cm" svg:x="32.226cm" svg:y="23.8cm" svg:viewBox="0 0 4122 280" svg:d="M50 47v93h-8v-8h42c14 0 23-3 30-10 7-6 10-15 10-28s-3-21-10-28c-7-6-16-9-30-9h-42v-10zM42 38h42c17 0 32 5 42 15 9 10 15 25 15 41 0 17-6 31-15 41-10 9-25 14-42 14h-42-9v-9-93-9zM8 11h76c29 0 53 7 68 21 16 14 24 37 24 62 0 26-8 48-24 62s-39 21-68 21h-42v-9h8v99 9h-8-34-8v-9-247-9zM17 20v247h-9v-9h34v9h-9v-99-9h9 42c26 0 44-5 57-16 12-11 18-26 18-49 0-22-6-37-18-49-13-11-31-17-57-17h-76v-8zM373 155v112 9h-9-30-9v-9-111c0-16-2-26-8-34-6-7-12-9-24-9-15 0-24 4-32 13-9 9-12 20-12 36v105 9h-9-31-8v-9-258-9h8 31 9v9 102h-9l-7-5c8-12 18-22 28-28 11-6 25-9 39-9 23 0 42 8 55 23 12 14 18 37 18 63zM356 155c0-24-5-40-15-52-9-12-22-17-41-17-12 0-21 3-30 7-9 5-16 12-23 23l-16 24v-29-102h9v9h-31v-9h9v258h-9v-9h31v9h-9v-105c0-19 6-36 17-48s27-19 45-19c15 0 29 6 38 17 8 10 12 26 12 44v111h-9v-9h30v9h-8zM497 112c-15 0-24 5-32 16-9 11-13 26-13 47s4 35 13 47c8 11 17 15 32 15 14 0 23-4 31-15 8-12 12-26 12-47s-4-36-12-47-17-16-31-16zM497 95c18 0 34 8 45 22 10 15 16 35 16 58s-6 43-16 57c-11 15-27 23-45 23-19 0-35-8-46-23-10-14-16-34-16-57 0-24 6-44 16-58 11-14 27-22 46-22zM497 69c28 0 52 10 68 29 17 18 25 45 25 77 0 31-8 58-25 77-16 18-40 28-68 28-29 0-53-10-69-28-16-19-25-46-25-77 0-32 9-59 25-77 16-19 40-29 69-29zM497 86c-25 0-43 7-56 23-14 16-21 37-21 66s7 49 21 65c13 16 31 23 56 23 24 0 42-7 55-23 14-16 21-36 21-65s-7-50-21-66c-13-16-31-23-55-23zM794 155v112 9h-8-31-8v-9-111c0-16-3-26-9-34-5-7-12-9-24-9-15 0-24 4-32 13s-12 20-12 36v105 9h-9-30-9v-9-185-9h9 30 9v9 29h-9l-7-5c8-12 18-22 29-28 10-6 24-9 38-9 23 0 43 8 55 23 12 14 18 37 18 63zM777 155c0-24-5-40-14-52-10-12-23-17-42-17-12 0-21 3-30 7-9 5-16 12-23 23l-16 24v-29-29h9v9h-30v-9h8v185h-8v-9h30v9h-9v-105c0-19 6-36 17-48s27-19 45-19c16 0 29 6 38 17 8 10 12 26 12 44v111h-9v-9h31v9h-9zM1013 167v15 8h-9-139v-8l8-1c1 20 6 33 16 42 10 10 23 14 42 14 11 0 21-1 31-4 11-2 21-6 31-12l13-6v14 28 6l-5 2c-12 5-24 9-36 12-11 2-24 3-36 3-31 0-58-9-76-28-19-18-29-45-29-76s9-58 27-78c18-19 43-29 73-29 26 0 49 9 65 27 16 17 24 42 24 71zM995 167c0-26-6-45-19-60-13-14-29-21-52-21-27 0-45 8-60 24-15 17-22 38-22 66s7 48 23 64 36 23 64 23c11 0 22-1 33-3 11-3 21-6 32-10l3 7h-8v-28h8l4 8c-11 6-23 10-34 13-12 3-24 5-36 5-22 0-41-7-54-19-12-12-20-31-21-54l-1-9h10 139v9h-9zM965 158c0-15-4-25-12-34-7-8-16-12-29-12-16 0-26 4-35 12s-14 19-15 35l-9-1v-9h109v9zM974 167h-109-9l1-10c1-18 9-35 20-46 12-10 28-16 47-16 16 0 32 6 42 17 11 12 16 28 16 46v9zM1294 54v93h-9v-9h92 9v9 28 9h-9-92v-9h9v92 9h-9-28-9v-9-92h9v9h-92-8v-9-28-9h8 92v9h-9v-93-9h9 28 9zM1285 64h-28v-10h9v93 9h-9-92v-9h9v28h-9v-9h92 9v9 92h-9v-9h28v9h-9v-92-9h9 92v9h-9v-28h9v9h-92-9v-9-93h9zM1455 230h54v9h-9v-189h9l2 9-60 12-10 2v-10-32-7l7-1 59-12h1 1 33 9v9 219h-9v-9h54 9v9 28 9h-9-141-9v-9-28-9zM1463 239v28h-8v-9h141v9h-8v-28h8v9h-54-9v-9-219h9v8h-33v-8l1 8-59 12-1-9h8v32h-8l-2-10 59-12 11-2v11 189 9h-9-54v-9zM1644 152h89 9v9 27 9h-9-89-8v-9-27-9zM1653 161v27h-9v-9h89v9h-9v-27h9v8h-89v-8zM1778 262v-30-14l12 6c8 3 16 6 24 8s16 3 23 3c21 0 34-6 44-19s16-33 18-63l9 1 7 5c-7 10-17 19-28 25-11 5-23 8-36 8-26 0-49-9-65-25s-24-40-24-67 9-51 25-68 39-26 66-26c31 0 56 13 72 37s24 58 24 101c0 40-10 74-29 98-20 25-48 38-81 38-9 0-18-1-27-2-9-2-19-5-28-8l-6-2zM1789 254c9 3 18 5 26 7 8 1 16 2 24 2 29 0 50-10 67-31 18-22 26-50 26-88 0-41-7-70-21-91-14-20-32-29-58-29-23 0-40 6-54 20-13 15-20 32-20 56s6 41 20 55c13 14 29 20 52 20 11 0 19-2 28-7 9-4 16-10 21-19l18-26-2 31c-2 32-9 57-22 73-12 16-33 25-57 25-8 0-18-1-27-3s-18-5-27-10l4-7h8v30h-8zM1853 149c13 0 21-4 29-13 7-8 11-20 11-36s-4-27-11-36c-8-10-16-14-29-14s-22 4-29 14c-8 9-11 20-11 36s3 28 11 36c7 9 16 13 29 13zM1853 166c-17 0-32-7-42-18-10-12-15-29-15-48s5-36 15-49c10-12 25-18 42-18s32 6 42 18c10 13 15 30 15 49s-5 36-15 48c-10 11-25 18-42 18zM1992 11h159 8v9 14 1 2l-90 233-2 6h-6-35-12l4-12 84-220 8 4v9h-118-9v-9-28-9zM2001 20v28h-9v-9h118 13l-4 12-85 219-8-3v-9h35v9l-8-3 90-233 8 3h-9v-14h9v8h-159v-8zM2287 50c-15 0-24 7-31 22-8 16-12 39-12 72s4 56 12 72c7 15 16 21 31 21s23-6 31-21c8-16 12-39 12-72s-4-56-12-72c-8-15-16-22-31-22zM2287 33c20 0 37 11 47 31 9 18 13 45 13 80 0 34-4 62-13 80-10 19-27 30-47 30s-37-11-47-30c-9-18-13-46-13-80 0-35 4-62 13-80 10-20 27-31 47-31zM2287 6c30 0 55 13 70 37 16 24 24 58 24 101 0 42-8 77-24 100-15 23-40 36-70 36s-55-12-71-36c-15-23-23-58-23-100 0-43 8-77 23-101 16-24 41-37 71-37zM2287 24c-26 0-43 9-56 29-14 21-21 50-21 91 0 40 7 70 21 90 13 20 30 29 56 29s43-9 56-29c14-20 20-50 20-90 0-41-6-70-20-91-13-20-30-29-56-29zM2411 152h89 9v9 27 9h-9-89-9v-9-27-9zM2420 161v27h-9v-9h89v9h-9v-27h9v8h-89v-8zM2655 126c18 3 33 12 43 24s15 28 15 45c0 27-10 49-28 64-18 14-45 21-77 21-11 0-22-1-34-3-11-2-23-5-35-9l-6-2v-6-33-15l14 8c8 5 17 9 28 11 10 3 20 4 32 4 20 0 33-3 42-11 10-7 13-15 13-29 0-12-3-20-12-27-8-7-20-10-36-10h-29-9v-9-28-8h9 30c15 0 25-3 32-8s10-11 10-22c0-10-3-16-10-22-8-7-18-9-33-9-9 0-18 1-28 4-10 2-21 5-34 8l-11 4v-12-30-7l6-2c13-3 25-6 37-8 11-2 22-3 32-3 27 0 50 7 66 20 16 12 25 33 25 54 0 15-5 29-14 40-8 11-22 19-37 23l-3-9zM2651 126c13-4 22-9 29-17s10-17 10-29c0-18-6-31-19-41s-30-15-55-15c-9 0-19 1-30 2-10 2-22 5-34 8l-2-8h8v30h-8l-3-9c13-4 25-7 35-9 11-3 22-4 32-4 17 0 33 5 43 12 11 8 17 23 17 37 0 15-6 28-16 36-10 7-26 11-43 11h-30v-9h8v28h-8v-9h29c19 0 36 5 47 14 12 10 19 25 19 41 0 18-7 34-20 43-12 10-31 14-53 14-13 0-25-1-37-4-11-3-23-7-32-13l4-8h9v33h-9l3-9c11 4 22 7 33 9 10 2 20 3 30 3 30 0 51-6 66-18s22-27 22-50c0-14-4-24-12-34s-18-15-32-18zM2759 11h160 8v9 14 1 2l-90 233-2 6h-6-36-12l4-12 85-220 8 4v9h-119-9v-9-28-9zM2768 20v28h-9v-9h119 13l-4 12-86 219-8-3v-9h36v9l-8-3 89-233 9 3h-9v-14h9v8h-160v-8zM2975 11h159 8v9 14 1 2l-90 233-2 6h-6-35-12l4-12 84-220 8 4v9h-118-9v-9-28-9zM2984 20v28h-9v-9h118 13l-4 12-85 219-8-3v-9h35v9l-8-3 90-233 8 3h-9v-14h9v8h-159v-8zM3179 152h89 9v9 27 9h-9-89-9v-9-27-9zM3188 161v27h-9v-9h89v9h-9v-27h9v8h-89v-8zM3326 230h55v9h-9v-189h9l1 9-59 12-10 2v-10-32-7l7-1 59-12h1 34 8v9 219h-8v-9h54 9v9 28 9h-9-142-8v-9-28-9zM3335 239v28h-9v-9h142v9h-9v-28h9v9h-54-9v-9-219h9v8h-34v-8l2 8-59 12-2-9h9v32h-9l-1-10 59-12 10-2v11 189 9h-8-55v-9zM3541 230h55v9h-9v-189h9l1 9-59 12-10 2v-10-32-7l7-1 59-12h1 34 8v9 219h-8v-9h54 9v9 28 9h-9-142-8v-9-28-9zM3550 239v28h-9v-9h142v9h-9v-28h9v9h-54-9v-9-219h9v8h-34v-8l2 8-59 12-1-9h8v32h-8l-2-10 59-12 10-2v11 189 9h-8-55v-9zM3756 230h55v9h-9v-189h9l1 9-59 12-10 2v-10-32-7l7-1 59-12h1 34 8v9 219h-8v-9h54 9v9 28 9h-9-142-8v-9-28-9zM3765 239v28h-9v-9h142v9h-8v-28h8v9h-54-9v-9-219h9v8h-34v-8l2 8-59 12-1-9h8v32h-8l-2-10 59-12 10-2v11 189 9h-8-55v-9zM3971 230h55v9h-9v-189h9l1 9-59 12-10 2v-10-32-7l7-1 59-12h1 1 33 8v9 219h-8v-9h54 9v9 28 9h-9-142-8v-9-28-9zM3980 239v28h-9v-9h142v9h-8v-28h8v9h-54-9v-9-219h9v8h-33v-8l1 8-59 12-1-9h8v32h-8l-2-10 59-12 10-2v11 189 9h-8-55v-9z">
          <text:p/>
        </draw:path>
        <draw:path draw:style-name="gr5" draw:text-style-name="P4" draw:layer="layout" svg:width="3.843cm" svg:height="0.328cm" svg:x="32.358cm" svg:y="24.154cm" svg:viewBox="0 0 3844 329" svg:d="M0 73h30l38 145 38-145h36l38 145 38-145h30l-48 185h-36l-40-152-40 152h-36zM276 73h31l39 145 38-145h35l38 145 38-145h30l-48 185h-36l-39-152-40 152h-36zM554 73h30l38 145 38-145h36l38 145 37-145h31l-49 185h-36l-39-152-40 152h-36zM818 216h35v42h-35zM1005 164c-24 0-42 3-51 9s-14 15-14 29c0 11 3 20 11 26 7 7 16 10 29 10 16 0 30-6 40-18 10-13 15-29 15-49v-7zM1066 152v106h-31v-28c-7 12-15 20-26 25-10 6-23 8-38 8-18 0-33-5-45-16-11-10-16-25-16-43 0-21 6-37 20-47 14-11 35-16 63-16h42v-3c0-14-4-25-13-33-10-7-23-11-39-11-11 0-21 1-31 4-10 2-20 6-29 11v-28c11-4 22-8 32-10 11-2 21-3 31-3 27 0 47 7 60 21s20 35 20 63zM1128 0h31v258h-31zM1380 157v15h-139c1 21 7 38 18 49 12 11 27 17 48 17 11 0 23-2 33-5 11-3 22-7 33-13v29c-11 5-22 8-33 11-12 2-23 3-35 3-30 0-53-8-70-26-18-17-26-41-26-70 0-30 8-54 24-72 17-18 39-27 66-27 25 0 45 8 59 24 15 16 22 38 22 65zM1350 148c-1-16-5-29-14-39s-21-15-36-15c-17 0-31 5-41 14-10 10-16 23-18 41zM1459 231v98h-30v-256h30v28c7-11 15-20 24-25 10-5 22-8 35-8 23 0 41 9 55 27s21 41 21 70-7 54-21 72c-14 17-32 26-55 26-13 0-25-2-35-8-9-5-17-13-24-24zM1563 165c0-22-5-40-14-52-9-13-22-20-38-20s-29 7-38 20c-9 12-14 30-14 52s5 40 14 54c9 12 22 19 38 19s29-7 38-19c9-14 14-32 14-54zM1798 146v112h-30v-111c0-18-4-31-10-39-7-9-18-14-31-14-17 0-30 6-39 16-9 11-14 25-14 43v105h-31v-258h31v101c7-11 16-19 25-25 10-5 22-8 35-8 21 0 37 7 48 20s16 32 16 58zM1930 94c-16 0-29 6-38 19-10 13-14 30-14 52s4 40 14 53c9 13 22 20 38 20 17 0 29-7 39-20 9-13 14-31 14-53s-5-39-14-52c-10-13-22-19-39-19zM1930 68c27 0 48 9 63 26s22 41 22 71-7 55-22 72c-15 18-36 26-63 26-26 0-47-8-62-26-15-17-22-42-22-72s7-54 22-71 36-26 62-26zM2198 165c0-22-4-40-13-52-10-13-22-20-38-20s-29 7-38 20c-9 12-14 30-14 52s5 40 14 54c9 12 22 19 38 19s28-7 38-19c9-14 13-32 13-54zM2095 101c6-11 14-20 24-25s22-8 35-8c22 0 41 9 55 27s21 41 21 70-7 54-21 72c-14 17-33 26-55 26-13 0-25-2-35-8-10-5-18-13-24-24v27h-31v-258h31zM2280 73h31v189c0 23-5 40-14 51-9 10-23 16-43 16h-12v-26h8c12 0 20-3 24-8s6-16 6-33zM2280 0h31v39h-31zM2532 157v15h-140c2 21 8 38 19 49s27 17 47 17c12 0 23-2 34-5s22-7 33-13v29c-11 5-22 8-34 11-11 2-23 3-34 3-30 0-53-8-71-26-17-17-25-41-25-70 0-30 8-54 24-72s39-27 66-27c25 0 45 8 59 24 15 16 22 38 22 65zM2502 148c-1-16-5-29-14-39s-21-15-36-15c-17 0-31 5-41 14-10 10-16 23-18 41zM2715 80v28c-9-5-17-8-26-11-9-2-17-3-26-3-20 0-35 6-46 19-11 12-16 30-16 52 0 23 5 40 16 54 11 12 26 19 46 19 9 0 17-2 26-4s17-6 26-11v28c-9 4-17 7-27 9-9 2-18 3-28 3-28 0-50-9-67-26-16-18-24-42-24-72s8-54 24-71c17-17 40-26 69-26 9 0 18 1 27 3s17 5 26 9zM2797 20v53h63v23h-63v100c0 17 2 26 7 31 4 4 12 6 25 6h31v25h-31c-24 0-40-4-49-13-9-8-13-24-13-49v-100h-22v-23h22v-53zM3018 78v29c-9-5-18-8-27-10s-19-4-29-4c-15 0-26 3-34 7-7 5-11 12-11 21 0 7 3 13 8 17 6 4 16 8 33 11l10 3c22 4 37 11 46 19 9 9 14 20 14 35 0 19-7 32-21 42-13 10-32 15-56 15-10 0-20-1-31-3-10-2-22-5-34-8v-32c11 6 23 11 33 13 11 3 22 5 33 5 14 0 25-3 33-8 8-4 11-11 11-20s-2-16-8-20c-6-5-18-9-37-13l-10-2c-19-4-33-10-41-19-8-8-12-19-12-34 0-17 6-30 18-40 12-9 30-14 53-14 11 0 21 1 31 3 10 1 19 4 28 7zM3080 216h35v42h-35zM3316 80v28c-8-5-17-8-26-11-8-2-17-3-26-3-19 0-35 6-46 19-11 12-16 30-16 52 0 23 5 40 16 54 11 12 27 19 46 19 9 0 18-2 26-4 9-2 18-6 26-11v28c-8 4-17 7-26 9s-19 3-29 3c-28 0-50-9-67-26-16-18-24-42-24-72s8-54 25-71c16-17 39-26 68-26 9 0 18 1 27 3s18 5 26 9zM3440 94c-16 0-29 6-38 19-10 13-14 30-14 52s4 40 14 53c9 13 22 20 38 20 17 0 29-7 39-20 9-13 14-31 14-53s-5-39-14-52c-10-13-22-19-39-19zM3440 68c27 0 48 9 63 26s22 41 22 71-7 55-22 72c-15 18-36 26-63 26-26 0-47-8-62-26-15-17-22-42-22-72s7-54 22-71 36-26 62-26zM3720 108c7-14 16-24 27-30 10-7 23-10 37-10 19 0 34 7 45 20 10 14 15 33 15 58v112h-30v-111c0-18-3-31-10-40-6-8-15-13-28-13-16 0-28 6-38 16-9 11-13 25-13 43v105h-31v-111c0-18-3-31-9-40-7-8-16-13-29-13-16 0-28 6-37 16-9 11-14 25-14 43v105h-31v-185h31v28c7-11 15-20 25-25s21-8 34-8c14 0 25 4 35 10 9 7 16 17 21 30z">
          <text:p/>
        </draw:path>
        <draw:path draw:style-name="gr5" draw:text-style-name="P4" draw:layer="layout" svg:width="3.863cm" svg:height="0.344cm" svg:x="32.347cm" svg:y="24.146cm" svg:viewBox="0 0 3864 345" svg:d="M11 72h30 7l2 6 38 146-9 2-8-2 38-146 2-6h6 36 7l1 6 38 146-8 2-8-2 37-146 2-6h7 30 11l-3 11-48 186-2 6h-6-36-7l-2-6-39-152 8-2 9 2-40 152-2 6h-7-36-6l-2-6-48-186-3-11zM19 78l49 186-9 2v-8h36v8l-8-2 40-151 8-33 9 33 39 151-8 2v-8h36v8l-9-2 49-186 8 3v8h-30v-8l8 2-38 145-8 32-8-32-39-145 9-2v8h-36v-8l9 2-38 145-9 32-8-32-38-145 8-2v8h-30v-8zM287 72h31 6l2 6 38 146-8 2-9-2 38-146 2-6h7 35 7l2 6 38 146-9 2-8-2 39-146 1-6h7 30 12l-3 11-49 186-1 6h-8-36-7l-1-6-40-152 9-2 8 2-40 152-2 6h-6-36-7l-2-6-48-186-3-11zM296 78l48 186-8 2v-8h36v8l-9-2 40-151 9-33 8 33 40 151-9 2v-8h36v8l-8-2 49-186 8 3v8h-30v-8l8 2-38 145-9 32-8-32-38-145 8-2v8h-35v-8l8 2-38 145-8 32-9-32-38-145 9-2v8h-31v-8zM565 72h30 7l1 6 38 146-8 2-8-2 37-146 2-6h7 36 6l2 6 38 146-8 2-9-2 38-146 2-6h6 31 11l-3 11-48 186-2 6h-7-36-6l-2-6-40-152 9-2 8 2-40 152-1 6h-7-36-7l-1-6-49-186-3-11zM573 78l48 186-8 2v-8h36v8l-8-2 39-151 9-33 8 33 40 151-9 2v-8h36v8l-8-2 48-186 9 3v8h-31v-8l9 2-38 145-8 32-9-32-38-145 9-2v8h-36v-8l8 2-37 145-9 32-8-32-38-145 8-2v8h-30v-8zM829 216h35 9v8 42 9h-9-35-9v-9-42-8zM838 224v42h-9v-8h35v8h-9v-42h9v9h-35v-9zM1016 182c-24 0-38 3-46 7-8 5-10 10-10 22 0 9 2 14 7 19 6 5 13 7 24 7 15 0 25-4 33-15 9-10 14-23 14-42v-7h8v9zM1016 165h30 9v8 7c0 21-6 40-17 53-12 14-29 22-47 22-14 0-27-5-35-12-9-8-14-20-14-32 0-16 7-30 19-37 10-6 30-9 55-9zM1085 161v105 9h-8-31-8v-9-28h8l8 5c-8 12-18 22-30 28-11 6-26 9-42 9-20 0-38-7-51-19-12-11-19-29-19-48 0-23 8-42 24-54 15-12 39-18 68-18h42v9h-8v-3c0-13-3-20-11-26s-18-9-33-9c-10 0-20 1-29 3s-18 6-27 11l-13 7v-15-29-6l6-2c11-5 23-8 34-10s22-4 32-4c28 0 51 9 66 24 15 16 22 41 22 70zM1068 161c0-27-6-45-17-58-12-12-29-18-54-18-10 0-19 1-29 3s-20 5-31 9l-3-8h9v29h-9l-4-8c10-6 20-10 31-13 10-2 22-4 33-4 18 0 34 5 44 15 11 9 17 23 17 39v3 8h-9-42c-27 0-45 5-57 14-12 10-18 22-18 41 0 16 5 27 14 36 10 9 22 14 39 14 14 0 25-3 34-8 10-4 17-11 23-21l16-26v30 28h-9v-8h31v8h-9zM1139 0h31 8v8 258 9h-8-31-8v-9-258-8zM1148 8v258h-9v-8h31v8h-9v-258h9v9h-31v-9zM1400 166v15 9h-9-139v-9h8c1 19 6 32 16 42s23 14 42 14c11 0 21-1 31-4 11-3 21-7 31-12l13-7v14 29 6l-5 2c-12 5-24 9-36 11-11 3-24 4-36 4-31 0-58-10-77-28-18-19-28-45-28-76 0-32 9-59 27-79 18-19 43-30 72-30 27 0 50 10 66 27 15 19 24 43 24 72zM1382 166c0-26-6-44-19-59-13-16-29-22-53-22-26 0-44 7-59 25-15 16-22 37-22 66 0 28 7 47 23 63s36 24 64 24c11 0 22-2 33-4s21-5 32-10l3 8h-8v-29h8l4 8c-11 6-23 11-34 14-12 3-24 4-36 4-22 0-41-6-54-19-12-12-20-31-21-53l-1-10h10 139v9h-9zM1352 157c0-15-4-25-12-33-7-9-16-12-29-12-16 0-26 3-35 12-9 8-14 18-15 34h-9v-9h109v8zM1361 166h-109-9l1-9c1-19 9-35 20-46 12-12 28-18 47-18 16 0 32 7 42 19 10 11 16 27 16 45v9zM1479 239v98 8h-9-30-9v-8-256-9h9 30 9v9 29h-9l-7-6c7-12 16-22 27-27 11-6 25-10 39-10 25 0 47 11 62 31s23 46 23 76c0 31-8 57-23 76s-37 30-62 30c-14 0-28-3-39-9s-20-16-27-28l7-4zM1478 234c6 10 12 17 21 22 8 4 18 7 30 7 21 0 36-8 48-24 13-16 20-37 20-65s-7-48-20-65-27-24-48-24c-12 0-22 2-30 7-9 4-15 11-21 22l-16 28v-32-29h8v8h-30v-8h8v256h-8v-9h30v9h-8v-98-33zM1565 174c0-21-4-36-12-47s-17-16-31-16-23 5-31 16-12 26-12 47 4 36 12 48c8 11 17 15 31 15s23-4 31-15c8-12 12-27 12-48zM1582 174c0 24-5 44-15 58s-27 23-45 23-35-9-45-23-15-34-15-58c0-23 5-43 15-57 10-16 27-24 45-24s35 8 45 24c10 14 15 34 15 57zM1818 155v111 9h-9-30-9v-9-110c0-17-2-27-8-34s-12-10-24-10c-15 0-25 4-33 13s-11 20-11 37v104 9h-9-31-8v-9-258-8h8 31 9v8 102h-9l-7-5c7-12 17-22 28-28s25-10 39-10c23 0 42 8 55 23 12 15 18 38 18 65zM1801 155c0-25-5-41-15-54-9-11-22-16-41-16-12 0-21 2-30 7s-16 12-23 23l-16 25v-30-102h9v9h-31v-9h9v258h-9v-8h31v8h-9v-104c0-20 6-37 17-49 10-13 27-19 45-19 15 0 29 6 37 17 8 10 13 26 13 45v110h-9v-8h30v8h-8zM1941 112c-14 0-23 4-31 15-9 11-13 26-13 47s4 36 13 47c8 11 17 16 31 16 15 0 24-5 32-16s12-26 12-47-4-35-12-47c-8-11-17-15-32-15zM1941 93c19 0 35 9 46 24 10 14 16 34 16 57s-6 43-16 58c-11 14-27 22-46 22-18 0-35-8-45-22-11-15-16-35-16-58s5-43 16-57c10-16 27-24 45-24zM1941 67c28 0 53 10 69 29 16 20 25 46 25 78s-9 58-25 77-40 29-69 29c-28 0-52-10-69-29-16-19-24-45-24-77s8-58 24-78c17-19 41-29 69-29zM1941 85c-25 0-42 7-55 24-14 15-21 36-21 65s7 50 21 66c13 15 30 23 55 23s42-8 56-23c14-16 20-37 20-66s-6-50-20-65c-14-17-31-24-56-24zM2201 174c0-21-4-36-13-47-7-11-16-16-30-16s-23 5-31 16-12 26-12 47 4 36 12 48c8 11 17 15 31 15s23-4 30-15c9-12 13-27 13-48zM2218 174c0 24-5 44-15 58-11 14-27 23-45 23-19 0-35-9-45-23s-16-34-16-58c0-23 6-43 16-57 10-16 26-24 45-24 18 0 34 8 45 24 10 14 15 34 15 57zM2098 104c7-12 17-22 28-27 11-6 25-10 39-10 25 0 46 11 62 31 15 20 23 46 23 76 0 31-8 57-23 76-16 19-38 30-62 30-14 0-28-3-39-9s-21-16-28-28l8-4h9v27 9h-9-31-8v-9-258-8h8 31 9v8 102h-9zM2097 110v-102h9v9h-31v-9h9v258h-9v-8h31v8h-9v-27-33l16 28c6 10 13 17 21 22 9 4 19 7 31 7 20 0 35-8 48-24s19-37 19-65-6-48-19-65-28-24-48-24c-12 0-22 2-31 7-8 4-15 11-21 22l-16 28zM2291 72h31 8v9 189c0 24-5 44-15 56-11 13-29 19-50 19h-12-9v-8-26-9h9 8c10 0 14-1 17-4 3-4 4-12 4-28v-189-9zM2300 81v189c0 17-3 31-8 38-6 8-18 12-31 12h-8v-9h9v26h-9v-9h12c18 0 29-4 36-13 8-9 12-23 12-45v-189h9v8h-31v-8zM2291 0h31 8v8 39 9h-8-31-9v-9-39-8zM2300 8v39h-9v-9h31v9h-9v-39h9v9h-31v-9zM2552 166v15 9h-9-140v-9h9c1 19 6 32 16 42s23 14 41 14c12 0 22-1 32-4s21-7 31-12l13-7v14 29 6l-5 2c-12 5-24 9-36 11-12 3-24 4-36 4-32 0-58-10-77-28-18-19-28-45-28-76 0-32 9-59 27-79 17-19 43-30 72-30 27 0 50 10 66 27 15 19 24 43 24 72zM2534 166c0-26-6-44-19-59-13-16-30-22-53-22-26 0-44 7-59 25-16 16-23 37-23 66 0 28 8 47 24 63 15 16 36 24 64 24 11 0 22-2 33-4s21-5 32-10l3 8h-9v-29h9l4 8c-11 6-23 11-34 14-12 3-24 4-37 4-21 0-40-6-53-19-12-12-20-31-21-53l-1-10h9 140v9h-9zM2504 157c0-15-4-25-12-33-7-9-16-12-29-12-16 0-26 3-35 12-9 8-14 18-15 34h-9v-9h109v8zM2513 166h-109-9l1-9c1-19 8-35 20-46 12-12 28-18 47-18 16 0 32 7 42 19 10 11 16 27 16 45v9zM2734 88v29 15l-13-7c-8-5-15-8-23-10s-16-3-24-3c-18 0-30 4-40 15-9 11-14 26-14 47s5 36 15 47c9 11 21 16 39 16 8 0 16-1 24-3 8-3 15-6 23-10l13-8v15 28 6l-5 2c-8 4-18 8-28 10-9 2-20 3-30 3-30 0-55-10-73-29s-27-46-27-77 9-58 27-78c18-19 44-29 75-29 9 0 19 1 29 3 9 3 19 6 27 10l5 2zM2722 96c-8-4-15-7-24-9-8-1-17-2-25-2-28 0-47 7-62 24-16 16-23 36-23 65 0 28 7 49 23 65 15 16 33 24 60 24 9 0 18-1 27-3 8-2 16-5 24-9l4 8h-9v-28h9l4 8c-9 5-18 9-28 11-9 3-19 4-28 4-21 0-40-7-53-21-12-14-18-35-18-59s6-44 18-58c13-15 32-23 53-23 9 0 19 2 28 4 10 2 19 6 28 12l-4 8h-9v-29h9zM2817 28v53h-9v-9h63 9v9 23 10h-9-63v-10h9v101c0 15 1 21 4 24 2 2 7 3 19 3h31 9v9 25 9h-9-31c-25 0-44-5-55-15-10-11-16-30-16-55v-101h9v10h-22-9v-10-23-9h9 22v9h-9v-53-9h9 30 9zM2808 37h-30v-9h9v53 8h-9-22v-8h8v23h-8v-9h22 9v9 101c0 22 3 35 10 42 8 7 21 11 43 11h31v8h-9v-25h9v9h-31c-14 0-26-3-32-9-5-6-8-20-8-36v-101-9h8 63v9h-9v-23h9v8h-63-8v-8-53h8zM3037 86v30 14l-12-7c-8-4-16-7-25-9s-17-3-27-3c-14 0-23 2-29 6-6 3-7 6-7 13 0 5 1 7 4 10 5 3 14 6 29 10l-1 8 1-8 11 2c22 5 40 12 50 22s16 25 16 41c0 20-8 37-24 48-15 11-36 17-61 17-10 0-21-1-32-3s-23-5-35-9l-6-2v-6-32-14l12 7c11 5 21 9 32 12 10 3 20 4 30 4 13 0 22-2 28-6s8-7 8-13c0-7-2-9-5-12-5-4-15-7-33-11h-1l-10-3 2-8-2 8c-20-4-36-11-45-20-10-10-15-25-15-41 0-19 8-37 22-48 13-10 34-16 58-16 11 0 22 1 33 3 10 2 20 5 29 8l5 2zM3026 94c-8-3-17-5-26-7-10-1-20-2-30-2-22 0-37 4-48 12-10 8-15 19-15 34 0 13 3 21 10 28s19 12 37 16l11 3-3 8 2-8c20 4 34 9 40 14 8 6 12 16 12 26 0 11-6 22-15 28-9 5-23 9-38 9-11 0-23-2-35-5-11-3-23-8-35-14l4-8h9v32h-9l3-9c12 4 22 7 33 9 10 2 20 3 29 3 23 0 39-5 51-14s17-19 17-34c0-13-3-21-11-28-8-8-21-13-42-18l2-8-2 8-10-2c-17-4-30-8-36-13-7-6-12-15-12-24 0-11 6-22 16-29 9-5 22-8 38-8 11 0 21 1 31 3 10 3 20 6 29 12l-4 8h-9v-30h9zM3091 216h35 9v8 42 9h-9-35-9v-9-42-8zM3100 224v42h-9v-8h35v8h-9v-42h9v9h-35v-9zM3336 88v29 15l-13-7c-8-5-16-8-24-10s-16-3-24-3c-18 0-30 4-39 15-10 11-14 26-14 47s4 36 14 47c9 11 21 16 39 16 8 0 16-1 24-3 8-3 16-6 24-10l13-8v15 28 6l-5 2c-9 4-19 8-28 10-10 2-21 3-31 3-30 0-55-10-73-29-17-19-27-46-27-77s10-58 27-78c18-19 44-29 75-29 10 0 20 1 29 3 9 3 19 6 28 10l5 2zM3323 96c-8-4-15-7-24-9-8-1-16-2-25-2-27 0-47 7-62 24-15 16-22 36-22 65 0 28 7 49 22 65s34 24 60 24c10 0 18-1 27-3 8-2 16-5 24-9l4 8h-9v-28h9l4 8c-9 5-18 9-27 11-9 3-19 4-29 4-21 0-40-7-52-21s-19-35-19-59 7-44 19-58c12-15 31-23 52-23 10 0 19 2 29 4 9 2 18 6 27 12l-4 8h-9v-29h9zM3451 112c-14 0-23 4-31 15-9 11-13 26-13 47s4 36 13 47c8 11 17 16 31 16 15 0 24-5 32-16s12-26 12-47-4-35-12-47c-8-11-17-15-32-15zM3451 93c19 0 35 9 46 24 10 14 16 34 16 57s-6 43-16 58c-11 14-27 22-46 22-18 0-35-8-45-22-11-15-16-35-16-58s5-43 16-57c10-16 27-24 45-24zM3451 67c29 0 53 10 69 29 16 20 25 46 25 78s-9 58-25 77-40 29-69 29c-28 0-52-10-68-29-17-19-25-45-25-77s8-58 25-78c16-19 40-29 68-29zM3451 85c-24 0-42 7-55 24-14 15-21 36-21 65s7 50 21 66c13 15 31 23 55 23 25 0 42-8 56-23 14-16 21-37 21-66s-7-50-21-65c-14-17-31-24-56-24zM3723 113c8-16 19-27 30-35 12-7 27-11 42-11 21 0 40 9 52 24 11 16 17 38 17 64v111 9h-9-30-9v-9-110c0-17-2-27-8-34-4-7-10-10-21-10-14 0-23 4-31 13s-12 20-12 37v104 9h-8-31-9v-9-110c0-17-2-27-7-35-5-6-11-9-22-9-14 0-23 4-31 13s-11 20-11 37v104 9h-9-31-8v-9-185-9h8 31 9v9 29h-9l-7-5c7-12 17-22 28-28 10-6 24-10 38-10 15 0 29 5 40 12 10 8 19 20 24 35l-8 3zM3723 120c-5-12-10-21-18-27-9-6-17-8-30-8-12 0-21 2-30 7-9 4-15 11-22 23l-16 27v-32-29h9v8h-31v-8h9v185h-9v-8h31v8h-9v-104c0-19 6-37 16-49 11-12 26-19 44-19 15 0 28 6 36 17 7 10 11 26 11 45v110h-9v-8h31v8h-9v-104c0-19 6-37 16-49s26-19 44-19c14 0 28 6 35 17 8 10 12 26 12 45v110h-9v-8h30v8h-8v-111c0-24-5-40-14-53-9-12-21-17-38-17-13 0-23 2-33 8-9 6-17 15-24 28l-9 17z">
          <text:p/>
        </draw:path>
        <draw:path draw:style-name="gr5" draw:text-style-name="P4" draw:layer="layout" svg:width="1.344cm" svg:height="0.482cm" svg:x="18.917cm" svg:y="22.951cm" svg:viewBox="0 0 1345 483" svg:d="M166 58v317h-47v-317h-119v-39h285v39zM357 102v173c0 18 2 32 5 42 4 9 9 17 17 21 7 4 18 7 33 7 21 0 38-8 50-23 13-15 19-36 19-62v-158h44v214c0 32 1 52 2 59h-42c0-1 0-3-1-7 0-4 0-8 0-13s-1-14-1-27h-1c-10 19-22 32-35 40-14 8-30 13-50 13-29 0-51-9-64-24-14-15-20-39-20-74v-181zM698 373c-15 4-30 7-45 7-36 0-53-22-53-63v-182h-31v-33h32l13-62h30v62h49v33h-49v172c0 13 2 22 6 28 4 5 12 8 22 8 6 0 14-2 26-4zM735 375v-375h45v375zM881 248c0 31 6 55 19 72s31 26 55 26c20 0 35-4 47-12 11-8 19-18 23-30l39 11c-16 43-52 66-109 66-39 0-69-13-90-37-20-25-31-60-31-108 0-45 11-79 31-103 21-25 50-37 89-37 78 0 117 49 117 146v6zM1025 213c-2-29-9-50-21-63s-29-20-51-20-39 7-51 22c-13 15-20 35-21 61zM1140 483c-12 0-22-1-30-3v-34c6 1 13 2 21 2 27 0 49-21 65-63l4-12-105-271h47l56 150c1 3 2 6 3 9s5 14 11 33 10 29 10 31l17-50 59-173h47l-103 273c-11 30-21 51-31 66-9 14-20 24-31 31-12 7-25 11-40 11z">
          <text:p/>
        </draw:path>
        <draw:path draw:style-name="gr5" draw:text-style-name="P4" draw:layer="layout" svg:width="1.363cm" svg:height="0.498cm" svg:x="18.909cm" svg:y="22.943cm" svg:viewBox="0 0 1364 499" svg:d="M182 66v318 8h-8-47-9v-8-318h9v9h-119-8v-9-39-8h8 285 8v8 39 9h-8-119v-9zM174 58h119v8h-9v-39h9v8h-285v-8h8v39h-8v-8h119 8v8 318h-8v-9h47v9h-8v-318-8zM373 110v174c0 17 2 30 5 39 3 8 7 13 13 17s15 5 29 5c20 0 33-6 44-19 11-14 17-32 17-57v-159-9h8 44 8v9 215c0 32 1 51 2 57l1 10h-9-42-7l-1-7c0-1-1-4-1-8 0-3 0-8 0-12-1-5-1-15-1-28h8v8h-1v-8l7 4c-10 20-24 35-38 43-15 9-33 13-54 13-31 0-55-9-70-25s-23-44-23-80v-182-9h9 44 8zM365 118h-44v-8h8v182c0 34 6 55 18 69 12 13 30 19 58 19 19 0 33-3 46-10 12-8 22-19 32-37l2-4h5 1 8v8c0 13 1 22 1 27s0 9 1 12c0 4 0 6 0 6l-8 2v-9h42v9l-8 1c-1-8-2-28-2-60v-215h8v8h-44v-8h8v159c0 28-7 51-20 68-14 16-34 25-57 25-15 0-29-3-37-8-9-5-16-14-20-26-4-10-6-26-6-44v-174h8zM707 390c-15 4-32 6-47 6-39 0-62-26-62-70v-183h9v8h-31-8v-8-33-9h8 32v9l-8-2 13-61 2-7h6 30 8v8 62h-8v-9h49 8v9 33 8h-8-49v-8h8v173c0 12 2 19 5 22 2 4 6 5 15 5 5 0 13-1 24-3l10-2v10 34 6zM697 382v-34h8l1 8c-11 3-21 4-27 4-12 0-22-4-28-11-5-7-8-19-8-33v-173-9h8 49v9h-8v-33h8v8h-49-8v-8-62h8v9h-30v-9l8 2-13 61-1 7h-7-32v-8h8v33h-8v-9h31 8v9 183c0 38 13 53 45 53 14 0 28-1 42-5l3 8zM734 384v-376-8h8 45 8v8 376 8h-8-45-8zM742 375h45v9h-9v-376h9v8h-45v-8h8v376h-8zM897 257c0 30 6 51 17 67 12 15 27 22 49 22 19 0 32-3 42-10 11-7 17-15 20-26l3-7 7 2 39 11 9 2-3 9c-17 46-58 70-117 70-41 0-74-13-96-39-23-25-34-64-34-113 0-47 11-85 34-110 22-26 55-39 95-39 82 0 125 54 125 155v6 8h-8-190v-8zM889 248h190v9h-8v-6c0-95-35-138-109-138-37 0-63 10-83 33-19 23-29 54-29 99 0 47 10 79 29 102 20 23 46 33 84 33 55 0 86-19 101-59l8 3-2 8-39-11 2-8 8 3c-5 13-14 25-27 34s-30 13-51 13c-26 0-47-10-61-29-14-18-21-45-21-77v-9zM1025 223c-2-29-8-48-19-59-11-12-24-18-45-18-20 0-34 6-45 20-12 13-17 31-18 56h-9v-9h144v9zM1033 230h-144-8v-8c1-28 9-51 23-67 13-16 34-25 57-25 24 0 44 8 57 22 13 15 21 38 23 69l1 9zM1148 499c-12 0-23-1-32-3l-6-1v-7-34-10l9 2c6 1 12 1 20 1 24 0 42-17 58-57l7 3-7-3 4-11 7 3-7 3-106-272-4-12h12 47 6l2 6 56 152c1 2 2 5 3 8s5 14 11 33 10 30 10 32l-8 2-7-3 17-49 7 2-7-2 58-175 2-6h6 47 11l-4 12-102 274c-11 29-22 52-32 66-10 15-22 27-34 35-13 7-28 11-44 11zM1148 483c14 0 25-3 36-10 10-6 20-16 29-29 9-14 19-34 30-63l7 3-7-3 102-274 8 3v8h-47v-8l8 2-59 175-17 50-9 26-7-27c0-2-3-12-10-30-6-19-9-30-11-33-1-3-2-6-2-9l7-3-7 3-57-151 8-3v8h-47v-8l7-3 106 272 1 3-1 3-4 11c-17 44-43 68-73 68-8 0-16-1-22-2l1-8h8v34h-8l2-8c7 2 17 3 28 3z">
          <text:p/>
        </draw:path>
        <draw:path draw:style-name="gr5" draw:text-style-name="P4" draw:layer="layout" svg:width="1.62cm" svg:height="0.38cm" svg:x="21.76cm" svg:y="22.999cm" svg:viewBox="0 0 1621 381" svg:d="M0 376v-39h88v-274l-78 57v-43l82-58h42v318h85v39zM504 197c0 59-10 105-31 137-20 31-51 47-91 47-39 0-69-16-89-47-20-32-30-77-30-137 0-61 9-107 29-137 19-31 50-46 92-46 41 0 71 15 91 46 19 31 29 76 29 137zM459 197c0-51-6-89-18-112-11-23-30-34-57-34s-47 11-59 34-18 60-18 112c0 50 7 87 19 111s31 36 57 36 45-12 57-37c13-24 19-61 19-110zM523 381l101-381h39l-100 381zM922 275c0 33-10 60-31 78-20 19-49 28-87 28-37 0-66-9-87-27s-32-45-32-78c0-23 7-43 20-58 13-16 29-26 49-29v-1c-18-5-33-15-44-30s-17-33-17-53c0-27 10-49 30-66s46-25 80-25 61 8 81 25c19 16 29 38 29 66 0 21-5 39-16 54s-26 24-45 28v1c22 4 39 14 51 29 13 16 19 35 19 58zM867 108c0-40-21-60-64-60-21 0-37 5-48 15s-16 25-16 45 5 36 17 47c11 10 27 16 47 16 21 0 37-5 48-15s16-26 16-48zM876 271c0-22-7-38-19-50-13-11-31-16-54-16s-40 6-53 18-19 28-19 49c0 50 24 75 73 75 24 0 42-6 54-18s18-32 18-58zM944 381l101-381h39l-100 381zM1122 376v-39h89v-274l-79 57v-43l82-58h41v318h85v39zM1621 190c0 61-11 108-33 142-22 32-53 49-93 49-27 0-48-6-65-18-16-11-28-30-35-57l42-7c9 30 29 45 59 45 25 0 45-12 59-37 14-24 21-59 22-104-7 15-18 27-34 37-16 9-33 13-52 13-31 0-56-11-75-32-19-22-28-51-28-87 0-38 10-67 30-88 21-21 49-32 85-32 39 0 68 15 88 44s30 73 30 132zM1573 146c0-29-7-52-20-69-13-18-30-26-51-26s-38 7-51 22c-12 15-18 35-18 61 0 25 6 46 18 61 13 15 29 22 50 22 13 0 25-3 36-8 11-6 20-15 26-26s10-23 10-37z">
          <text:p/>
        </draw:path>
        <draw:path draw:style-name="gr5" draw:text-style-name="P4" draw:layer="layout" svg:width="1.636cm" svg:height="0.396cm" svg:x="21.752cm" svg:y="22.991cm" svg:viewBox="0 0 1637 397" svg:d="M0 384v-39-8h8 88v8h-8v-274h8l5 6-78 58-13 9v-16-43-4l3-3 82-58 2-1h3 41 8v8 318h-8v-8h85 8v8 39 8h-8-218-8zM8 375h218v9h-9v-39h9v9h-85-8v-9-318h8v9h-41v-9l5 7-82 58-5-7h8v43h-8l-5-7 79-57 13-10v17 274 9h-9-88v-9h8v39h-8zM520 206c0 60-11 108-32 140-22 34-56 51-98 51-41 0-76-17-97-50s-31-81-31-141c0-63 10-111 30-143 21-32 56-49 100-49 43 0 77 17 97 50 21 32 31 79 31 142zM504 206c0-61-10-104-28-133-19-29-45-43-84-43-40 0-68 14-86 42-19 29-28 73-28 134 0 59 9 102 29 131 18 30 46 43 83 43 39 0 65-13 84-43 20-30 30-73 30-131zM459 206c0-52-6-87-17-109-10-21-26-30-50-30-25 0-41 9-52 30-12 21-17 57-17 109 0 50 5 85 18 107 11 21 26 30 50 30s39-9 50-31c12-23 18-57 18-106zM475 206c0 50-7 89-19 114-14 26-37 40-65 40-29 0-52-14-66-39-12-25-19-64-19-115 0-54 7-93 19-117 14-25 38-39 67-39s52 14 65 40c12 24 18 63 18 116zM523 386l102-380 1-6h6 39 11l-3 10-100 381-2 6h-6-40-10zM531 380h40v9l-8-2 101-381 7 2v8h-39v-8l8 2-101 381-8-2zM938 284c0 35-11 64-33 83-22 20-54 30-93 30s-70-10-93-29c-22-19-34-48-34-83 0-24 8-47 21-64 14-17 33-28 55-31l1 8h-8v-1h8l-1 8c-21-5-38-16-50-34-12-16-18-36-18-58 0-29 12-54 33-72s50-27 85-27 65 9 86 26c21 18 32 44 32 73 0 22-6 43-18 59-12 17-29 28-50 32l-1-8h8v1h-8l1-8c24 4 43 15 57 32 13 17 20 39 20 63zM922 284c0-21-6-38-17-53-11-14-26-22-47-26l-6-1v-7-1-7l6-1c18-4 30-11 40-26 10-14 15-29 15-49 0-26-8-45-27-60-18-15-42-23-75-23-32 0-56 8-75 24-18 15-26 34-26 59 0 19 4 34 14 48 10 15 23 23 40 28l7 1v7 1 7l-7 1c-19 3-33 11-45 26s-18 31-18 53c0 32 9 54 29 70 20 17 46 25 82 25 37 0 63-8 82-25s28-39 28-71zM867 116c0-37-16-52-56-52-20 0-33 4-43 13-9 9-13 21-13 39 0 19 4 31 14 40 10 10 23 14 42 14 20 0 33-4 42-12 10-9 14-21 14-42zM883 116c0 23-6 43-19 54-12 12-31 18-53 18s-40-6-53-19c-13-12-20-31-20-53 0-21 7-40 20-51 12-12 31-18 53-18 46 0 72 25 72 69zM876 280c0-20-5-33-17-43-11-10-26-15-48-15-21 0-36 5-47 16-12 11-17 24-17 43 0 46 20 65 65 65 23 0 38-4 49-15 10-10 15-26 15-51zM892 280c0 28-7 50-20 63s-34 20-60 20c-52 0-81-29-81-82 0-22 7-42 22-55 14-14 34-21 58-21s45 7 59 19c14 13 22 33 22 56zM944 386l101-380 2-6h6 39 10l-2 10-100 381-2 6h-6-40-11zM952 380h40v9l-8-2 100-381 8 2v8h-39v-8l8 2-101 381-8-2zM1122 384v-39-8h8 89v8h-8v-274h8l4 6-78 58-13 9v-16-43-4l4-3 82-58 2-1h2 41 8v8 318h-8v-8h85 8v8 39 8h-8-218-8zM1130 375h218v9h-8v-39h8v9h-85-8v-9-318h8v9h-41v-9l5 7-82 58-5-7h8v43h-8l-4-7 78-57 13-10v17 274 9h-8-89v-9h8v39h-8zM1637 199c0 62-12 111-34 145-23 35-58 53-100 53-28 0-52-6-69-19-18-12-31-34-39-61l-2-9 9-2 42-7 7-1 2 7c8 27 23 39 51 39 23 0 39-10 52-32 13-23 20-56 21-100h8l7 3c-7 17-20 31-37 41s-36 15-56 15c-33 0-61-13-81-36s-30-55-30-93c0-39 11-71 33-94 21-23 53-34 90-34 41 0 74 16 95 47 20 31 31 77 31 138zM1621 199c0-59-10-100-29-128-18-28-44-41-81-41-35 0-60 10-79 30s-28 46-28 82c0 35 8 61 26 82 18 20 39 30 69 30 18 0 33-4 48-13 15-8 24-19 31-32l16-38-1 41c-1 46-8 83-23 108-15 26-38 41-66 41-33 0-57-19-66-51l7-2 2 8-43 7-1-8 8-3c7 25 17 42 32 52 15 11 34 16 60 16 38 0 66-14 86-45 21-32 32-76 32-136zM1572 154c0-28-5-48-17-64s-26-23-45-23c-20 0-33 6-44 19-12 14-17 31-17 56 0 24 5 43 17 57 11 13 24 19 43 19 12 0 22-2 32-8 10-5 17-12 23-22s8-21 8-34zM1589 154c0 15-4 31-11 43-7 11-17 21-29 28-12 6-26 10-40 10-22 0-42-9-56-26-13-16-20-40-20-67s7-50 20-66c14-17 34-26 57-26s44 11 58 30 21 44 21 74z">
          <text:p/>
        </draw:path>
        <draw:path draw:style-name="gr5" draw:text-style-name="P4" draw:layer="layout" svg:width="0.798cm" svg:height="0.38cm" svg:x="25.698cm" svg:y="28.274cm" svg:viewBox="0 0 799 381" svg:d="M226 376l-187-304 1 24 1 42v238h-41v-357h54l189 305c-2-33-3-57-3-72v-233h42v357zM323 381l101-381h39l-100 381zM751 376l-40-105h-158l-40 105h-49l142-357h53l140 357zM632 56l-2 7c-4 13-10 31-18 53l-45 117h130l-45-117c-4-12-9-25-13-40z">
          <text:p/>
        </draw:path>
        <draw:path draw:style-name="gr5" draw:text-style-name="P4" draw:layer="layout" svg:width="0.818cm" svg:height="0.396cm" svg:x="25.69cm" svg:y="28.266cm" svg:viewBox="0 0 819 397" svg:d="M227 388l-187-303 7-4 8-1 1 25h1l1 42v237 8h-9-41-8v-8-357-8h8 54 5l2 4 189 305-7 5h-8c-2-33-3-57-3-72v-234-8h8 42 8v8 357 8h-8-56-5zM234 375h56v9h-8v-357h8v8h-42v-8h8v234c0 15 1 38 3 71l2 33-17-28-189-305 7-5v8h-54v-8h8v357h-8v-9h41v9h-8v-237h8l-8 1-1-43h8l-8 1-1-25-2-32 17 27 187 303-7 5zM323 386l102-380 1-6h6 39 11l-3 10-100 381-2 6h-6-40-10zM331 380h40v9l-8-3 100-380 8 2v8h-39v-8l8 2-101 381-8-2zM751 387l-39-104 7-3v8h-158v-8l8 3-40 104-2 5h-6-49-12l5-11 141-357 2-5h6 53 6l2 5 139 357 5 11h-12-48-6zM759 375h48v9l-8 3-139-357 7-3v8h-53v-8l7 3-141 357-8-3v-9h49v9l-7-3 40-104 2-6h5 158 6l2 6 39 104-7 3zM648 67l-2 7-8-2 8 2c-4 14-11 32-19 54l-44 117-8-3v-8h130v8l-8 3-44-117 7-3-7 3c-5-12-9-25-14-40l8-3-8 3-7-21 8-2zM648 62l6 21c5 14 9 27 14 39l45 117 4 12h-12-130-12l5-12 44-117 8 3-8-3c8-21 14-39 18-53l2-7 8-25z">
          <text:p/>
        </draw:path>
        <draw:path draw:style-name="gr5" draw:text-style-name="P4" draw:layer="layout" svg:width="3.835cm" svg:height="0.539cm" svg:x="24.952cm" svg:y="25.91cm" svg:viewBox="0 0 3836 540" svg:d="M381 390c0 45-16 80-47 105-32 25-77 38-134 38h-200v-506h179c116 0 174 41 174 122 0 30-8 56-25 77-16 20-39 33-69 40 39 5 69 19 91 41 21 22 31 50 31 83zM286 157c0-27-9-46-28-58-18-11-44-17-79-17h-112v160h112c36 0 63-7 80-20 18-14 27-35 27-65zM314 385c0-60-41-89-122-89h-125v182h130c41 0 70-8 89-23 18-16 28-39 28-70zM516 352c0 45 9 79 26 103 18 24 45 36 79 36 27 0 49-5 66-16 16-12 27-26 33-43l55 16c-22 61-74 92-154 92-56 0-98-17-128-51-29-35-43-85-43-153 0-64 14-113 43-147 30-35 71-52 126-52 111 0 166 69 166 207v8zM720 303c-3-41-13-71-30-89-17-19-41-28-72-28s-55 10-73 31-27 49-29 86zM1104 470c-12 25-27 43-46 54-20 10-43 16-72 16-47 0-83-17-105-50-23-33-34-83-34-149 0-136 47-204 139-204 29 0 53 5 72 16s34 28 46 52h1l-1-44v-161h63v453c0 40 1 67 2 80h-60c-1-4-1-13-2-27s-2-26-2-36zM913 338c0 55 7 93 21 117 14 23 37 35 68 35 36 0 62-13 78-38s24-65 24-118c0-51-8-89-24-113-16-23-42-35-77-35-31 0-54 12-69 36-14 23-21 62-21 116zM1854 390c0 45-16 80-48 105s-76 38-133 38h-200v-506h179c115 0 173 41 173 122 0 30-8 56-24 77-17 20-40 33-70 40 40 5 70 19 91 41s32 50 32 83zM1758 157c0-27-9-46-27-58-18-11-45-17-79-17h-112v160h112c35 0 62-7 79-20 18-14 27-35 27-65zM1786 385c0-60-41-89-122-89h-124v182h129c41 0 71-8 89-23 19-16 28-39 28-70zM1941 533v-298c0-27-1-58-2-91h59c2 45 3 71 3 80h1c10-33 22-57 35-69s32-18 55-18c9 0 17 1 26 3v60c-8-2-20-3-34-3-26 0-46 12-59 35-14 23-21 56-21 98v203zM2274 540c-38 0-66-10-85-31s-29-49-29-85c0-40 13-71 39-92 25-22 67-33 124-34l85-2v-21c0-32-6-54-19-68-13-13-34-20-62-20s-49 5-61 15c-13 9-21 25-24 47l-65-7c11-70 61-105 151-105 48 0 84 11 108 33 24 24 36 56 36 98v167c0 19 2 34 7 43 5 10 14 15 28 15 6 0 13-1 21-3v40c-16 4-32 6-49 6-23 0-40-6-51-19-10-12-16-32-18-59h-2c-16 30-35 51-56 63-21 13-47 19-78 19zM2289 491c23 0 43-5 61-16s32-25 43-44c10-19 15-38 15-58v-32l-69 2c-29 0-52 3-67 9s-27 15-35 26c-8 12-12 28-12 47 0 21 5 38 16 49 11 12 27 17 48 17zM2624 337c0 51 8 90 23 115 16 24 40 37 72 37 23 0 41-6 56-19 15-12 25-31 28-57l64 4c-5 37-21 67-47 89-26 23-59 34-99 34-53 0-93-17-121-52-28-34-42-84-42-150 0-65 14-115 42-149 28-35 68-52 120-52 39 0 71 10 97 31 25 21 41 49 48 86l-65 5c-3-22-12-39-25-52-13-12-32-19-56-19-34 0-58 12-73 34-15 23-22 61-22 115zM3171 533l-128-177-46 39v138h-63v-533h63v333l166-189h74l-154 168 161 221zM3340 352c0 45 9 79 27 103s44 36 79 36c27 0 49-5 65-16 17-12 28-26 33-43l56 16c-23 61-74 92-154 92-56 0-99-17-128-51-29-35-44-85-44-153 0-64 15-113 44-147 29-35 71-52 125-52 111 0 167 69 167 207v8zM3545 303c-4-41-14-71-31-89-16-19-41-28-72-28s-55 10-72 31c-18 21-28 49-29 86zM3836 530c-21 5-43 8-64 8-51 0-76-29-76-88v-258h-44v-48h46l19-87h42v87h71v48h-71v244c0 19 3 32 9 40 6 7 16 11 31 11 9 0 21-2 37-5z">
          <text:p/>
        </draw:path>
        <draw:path draw:style-name="gr5" draw:text-style-name="P4" draw:layer="layout" svg:width="3.851cm" svg:height="0.555cm" svg:x="24.944cm" svg:y="25.902cm" svg:viewBox="0 0 3852 556" svg:d="M399 397c0 47-18 87-52 113-33 26-80 39-138 39h-201-8v-8-506-8h8 180c118 0 182 44 182 130 0 32-9 59-26 81-18 21-43 36-74 43l-2-8 1-8c40 5 73 20 95 43 23 23 35 54 35 89zM382 397c0-32-9-57-29-77-20-21-48-34-86-38l-46-6 45-11c29-6 50-19 65-38s23-41 23-70c0-77-53-114-166-114h-180v-8h9v506h-9v-9h201c56 0 98-12 129-35 30-24 44-57 44-100zM286 165c0-25-7-40-23-51-17-11-41-16-75-16h-113v-8h8v159h-8v-8h113c35 0 59-6 75-19 16-12 23-30 23-57zM303 165c0 31-11 55-30 70s-48 23-85 23h-113-8v-9-159-9h8 113c36 0 64 7 84 19 20 13 31 36 31 65zM315 392c0-55-36-81-114-81h-126v-8h8v183h-8v-9h131c40 0 66-7 84-22 17-14 25-34 25-63zM331 392c0 32-11 59-31 77-20 17-52 25-94 25h-131-8v-8-183-9h8 126c84 0 130 34 130 98zM533 359c0 44 8 75 25 98 17 24 39 34 72 34 26 0 46-5 61-15 16-11 25-24 30-40l3-7 7 2 55 16 9 2-3 9c-24 65-80 98-162 98-57 0-103-18-134-54-30-36-46-90-46-159 0-65 16-117 46-152 31-36 76-54 132-54 115 0 174 73 174 214v8 9h-8-269v-9zM525 351h269v8h-8v-8c0-135-51-198-158-198-53 0-92 16-119 49-29 32-42 78-42 141 0 66 13 114 42 148 27 33 67 48 121 48 78 0 125-28 147-87l7 3-2 9-55-17 2-8 8 3c-7 18-19 36-37 48-17 12-42 18-70 18-36 0-66-14-85-40s-28-63-28-109v-8zM721 311c-3-40-12-67-28-85-15-17-36-25-66-25-29 0-50 9-67 28-16 20-25 46-27 81h-8v-8h204v8zM729 318h-204-8v-8c2-38 12-70 31-92s46-34 79-34 60 11 78 31 29 52 32 94l1 9zM1120 482c-12 26-29 46-49 57-21 11-46 17-76 17-49 0-88-18-112-53-23-34-35-88-35-155 0-138 50-211 147-211 30 0 56 5 76 17 20 11 37 30 49 54l-7 4v-8h1v8h-8l-1-43v-161-8h8 63 8v8 452c0 41 1 67 2 80l1 9h-9-60-7l-1-7c-1-4-2-14-2-28-1-14-2-26-2-36h8v9h-1v-9zM1113 470h1 9v8c0 10 0 22 1 35 1 14 1 23 2 26l-8 2v-9h60v9l-8 1c-1-14-2-41-2-82v-452h8v8h-63v-8h8v161h-8 8l1 43v8h-8-1-5l-2-4c-11-23-25-38-43-48s-40-15-68-15c-88 0-131 62-131 195 0 65 11 114 33 146 21 31 52 45 98 45 28 0 50-4 68-15 18-10 32-26 43-49l2-5zM930 345c0 54 7 90 20 112 13 23 32 32 61 32 34 0 56-10 71-35 15-24 23-61 23-113 0-50-8-85-23-108-15-22-36-32-70-32-30 0-49 10-62 32s-20 59-20 112zM914 345c0-54 8-96 22-121 16-26 43-40 76-40 37 0 66 14 84 40 17 25 25 65 25 117 0 54-8 96-25 123-18 28-47 42-85 42-33 0-60-13-75-39s-22-67-22-122zM1871 397c0 47-18 87-51 113s-80 39-138 39h-200-8v-8-506-8h8 179c118 0 181 44 181 130 0 32-9 59-26 81-17 21-43 36-74 43l-2-8 1-8c41 5 73 20 96 43 22 23 34 54 34 89zM1855 397c0-32-10-57-30-77-20-21-48-34-86-38l-46-6 46-11c28-6 49-19 64-38 16-19 23-41 23-70 0-77-52-114-165-114h-179v-8h8v506h-8v-9h200c55 0 97-12 128-35 30-24 45-57 45-100zM1759 165c0-25-7-40-24-51s-41-16-74-16h-112v-8h8v159h-8v-8h112c34 0 58-6 75-19 15-12 23-30 23-57zM1775 165c0 31-10 55-30 70-19 15-48 23-84 23h-112-9v-9-159-9h9 112c35 0 64 7 83 19 20 13 31 36 31 65zM1787 392c0-55-35-81-114-81h-124v-8h8v183h-8v-9h129c40 0 67-7 84-22 17-14 25-34 25-63zM1803 392c0 32-10 59-31 77-20 17-52 25-94 25h-129-9v-8-183-9h9 124c84 0 130 34 130 98zM1942 541v-299c0-27-1-57-2-90l-1-8h9 59 8l1 8c1 44 2 70 2 79h-8v-8h1v8l-7-2c10-34 22-59 37-72 14-13 35-20 60-20 9 0 19 1 28 3l6 2v6 59 11l-10-3c-8-2-18-3-32-3-24 0-40 10-52 31-13 22-20 52-20 94v204 8h-8-63-8zM1950 532h63v9h-8v-204c0-43 7-79 22-103 14-25 38-38 66-38 15 0 27 1 36 3l-2 8h-8v-59h8l-2 8c-8-2-16-3-24-3-22 0-38 5-50 16-11 11-22 32-32 65l-2 5h-6-1-8v-8c0-9-1-35-3-79h8v8h-59v-8h8c1 33 2 63 2 90v299h-8zM2283 556c-39 0-71-11-91-33-21-22-31-53-31-92 0-41 14-76 42-99 27-22 71-34 129-36l85-1v8h-8v-21c0-30-6-50-17-62-12-12-29-18-56-18s-45 4-57 13c-11 9-17 22-20 42v8l-8-1-66-6-9-1 2-9c11-73 67-111 159-111 49 0 88 12 113 35 26 24 39 59 39 103v167c0 18 2 32 6 40s9 10 21 10c6 0 12 0 19-2l10-2v10 40 7l-7 2c-16 3-33 6-50 6-25 0-45-8-57-22s-19-36-20-64l8-1v9h-2v-9l7 4c-16 31-37 54-59 67s-50 19-82 19zM2283 539c30 0 54-5 74-17s37-31 53-60l2-5h5 2 8v9c2 26 7 43 16 54 10 11 23 16 45 16 16 0 31-2 47-6l2 8h-9v-40h9l1 9c-8 1-15 2-22 2-16 0-29-7-35-19-6-11-8-27-8-48v-167c0-41-11-69-34-90-22-22-55-32-102-32-88 0-133 32-143 98l-8-2 1-8 65 6-1 9-8-1c3-23 12-42 27-53 14-11 37-16 66-16s53 7 67 22c15 16 22 41 22 74v21 8h-8l-85 2v-8 8c-56 1-95 12-119 32-24 21-36 48-36 86 0 36 9 61 27 80 17 19 43 28 79 28zM2298 491c22 0 40-5 57-15s30-24 40-42c9-18 14-35 14-54v-32h8v9l-69 1c-29 0-50 3-64 9-14 5-24 12-32 23-7 11-10 24-10 42 0 20 4 34 14 44s23 15 42 15zM2298 508c-22 0-41-7-54-20-12-13-19-33-19-56 0-20 5-38 14-51s23-24 39-30 40-9 70-10v9-9l69-1h8v8 32c0 21-5 42-16 62-11 21-27 37-46 48-19 12-41 18-65 18zM2641 344c0 51 7 86 22 110s35 34 65 34c21 0 37-5 51-16 14-13 22-29 25-53l1-8 8 1 63 4h9l-1 9c-5 40-22 73-50 96-27 23-63 35-104 35-55 0-98-18-127-54s-44-90-44-157c0-66 15-119 44-154 29-36 72-54 126-54 40 0 75 11 102 32 26 22 44 52 51 90l1 9-9 1-65 5h-7l-1-7c-3-20-10-35-22-47-12-11-28-16-51-16-32 0-53 9-66 30-14 21-21 57-21 110zM2625 344c0-55 8-95 23-119 17-25 44-38 80-38 25 0 47 7 62 21 14 14 23 33 27 56l-8 2-1-9 65-5 1 9-8 1c-7-35-21-60-46-80-24-19-53-29-91-29-50 0-87 16-114 49-27 32-40 79-40 143 0 65 13 112 40 146 27 33 64 48 115 48 39 0 69-10 94-31s39-49 44-85l8 1-1 8-63-4v-8l8 1c-4 27-14 50-31 64-16 13-37 20-61 20-34 0-61-14-78-41s-25-68-25-120zM3173 545l-128-177 7-5 5 6-46 39-5-6h8v139 8h-8-63-8v-8-533-8h8 63 8v8 332h-8l-6-6 166-188 2-2h4 74 18l-13 14-153 166-6-5 7-5 161 222 10 13h-17-73-4zM3180 532h73v9l-6 5-161-222-5-6 5-5 154-167 6 6v8h-74v-8l6 6-166 188-15 16v-22-332h9v8h-63v-8h8v533h-8v-9h63v9h-9v-139-4l3-3 47-39 6-5 5 7 128 178-6 5zM3357 359c0 44 8 75 25 98 17 24 40 34 73 34 26 0 45-5 61-15 15-11 24-24 30-40l2-7 8 2 55 16 8 2-3 9c-23 65-79 98-161 98-58 0-104-18-134-54-31-36-46-90-46-159 0-65 15-117 46-152 30-36 75-54 131-54 115 0 175 73 175 214v8 9h-8-270v-9zM3349 351h270v8h-8v-8c0-135-52-198-159-198-53 0-91 16-119 49-28 32-42 78-42 141 0 66 14 114 42 148 28 33 67 48 122 48 77 0 124-28 146-87l8 3-3 9-55-17 2-8 8 3c-6 18-19 36-36 48-18 12-42 18-70 18-37 0-66-14-86-40-18-26-28-63-28-109v-8zM3546 311c-4-40-13-67-29-85-15-17-36-25-66-25-29 0-50 9-66 28-17 20-26 46-27 81h-8v-8h204v8zM3554 318h-204-9v-8c2-38 13-70 31-92 19-22 47-34 79-34 33 0 60 11 78 31s29 52 33 94l1 9zM3846 546c-21 6-43 9-65 9-54 0-84-35-84-98v-258h8v8h-44-8v-8-47-8h8 46v8l-7-2 18-87 1-6h7 42 8v8 87h-8v-8h70 8v8 47 8h-8-70v-8h8v244c0 19 2 30 7 35 5 6 12 9 25 9 8 0 19-2 35-5l9-2v10 48 6zM3836 538v-48h8l2 8c-16 4-29 5-38 5-16 0-30-5-37-14-8-9-11-25-11-46v-244-9h8 70v9h-8v-47h8v8h-70-8v-8-87h8v9h-42v-9l8 2-19 87-1 6h-7-46v-8h9v47h-9v-9h44 8v9 258c0 57 21 81 68 81 21 0 41-3 61-8l2 8z">
          <text:p/>
        </draw:path>
        <draw:path draw:style-name="gr5" draw:text-style-name="P4" draw:layer="layout" svg:width="0.434cm" svg:height="0.355cm" svg:x="36.899cm" svg:y="27.413cm" svg:viewBox="0 0 435 356" svg:d="M0 356v-356h47v356zM381 356l-90-147h-109v147h-47v-356h164c39 0 69 9 90 26 22 18 32 43 32 76 0 27-7 49-22 67s-36 29-63 34l99 153zM374 103c0-22-7-38-21-49-13-10-33-16-59-16h-112v132h114c25 0 44-5 58-17 13-12 20-29 20-50z">
          <text:p/>
        </draw:path>
        <draw:path draw:style-name="gr5" draw:text-style-name="P4" draw:layer="layout" svg:width="0.457cm" svg:height="0.373cm" svg:x="36.891cm" svg:y="27.404cm" svg:viewBox="0 0 458 374" svg:d="M0 365v-356-9h8 47 8v9 356 9h-8-47-8zM8 357h47v8h-8v-356h8v8h-47v-8h8v356h-8zM382 370l-91-149 7-4v8h-108v-8h8v148 9h-8-47-9v-9-356-9h9 163c40 0 74 10 97 29 22 19 34 48 34 81 0 28-8 53-24 72-16 20-39 32-68 37l-2-8 7-5 100 155 8 13h-15-54-5zM389 357h54v8l-7 5-99-154-7-11 12-2c26-5 44-15 59-31 14-17 20-37 20-62 0-30-9-51-29-68s-48-25-86-25h-163v-8h8v356h-8v-8h47v8h-8v-148-9h8 108 4l3 4 91 149-7 4zM374 111c0-19-5-31-17-41-14-10-31-14-56-14h-111v-9h8v131h-8v-8h113c24 0 40-5 53-16 13-10 18-24 18-43zM390 111c0 23-8 43-23 56-16 13-38 20-64 20h-113-8v-9-131-8h8 111c27 0 49 6 65 18s24 31 24 54z">
          <text:p/>
        </draw:path>
        <draw:path draw:style-name="gr5" draw:text-style-name="P4" draw:layer="layout" svg:width="2.657cm" svg:height="0.365cm" svg:x="27.412cm" svg:y="27.268cm" svg:viewBox="0 0 2658 366" svg:d="M268 112c0 34-10 60-32 80-21 20-50 30-87 30h-102v139h-47v-356h146c39 0 69 9 90 28 22 18 32 45 32 79zM221 112c0-46-27-69-81-69h-93v141h95c53 0 79-24 79-72zM606 112c0 34-11 60-32 80-22 20-51 30-89 30h-102v139h-47v-356h146c40 0 70 9 92 28 21 18 32 45 32 79zM558 112c0-46-26-69-81-69h-94v141h96c53 0 79-24 79-72zM655 243v-40h123v40zM1136 361v-238c0-26 1-51 3-76-8 31-16 54-22 71l-90 243h-33l-91-243-13-43-8-28v28l1 48v238h-42v-356h62l92 246c4 10 7 21 10 32 3 13 5 21 6 26 1-7 4-17 8-32 4-13 7-22 9-26l90-246h61v356zM1530 112c0 34-11 60-32 80-22 20-51 30-88 30h-102v139h-47v-356h146c39 0 69 9 91 28 21 18 32 45 32 79zM1482 112c0-46-26-69-80-69h-94v141h96c52 0 78-24 78-72zM1817 182c0 60-10 105-31 137-20 32-50 47-90 47s-70-15-90-46c-20-32-30-78-30-138 0-61 10-106 29-137 20-30 50-45 92-45 41 0 71 15 91 46 19 30 29 76 29 136zM1772 182c0-51-6-88-17-111-12-23-31-35-58-35s-47 12-58 34c-12 23-18 60-18 112 0 51 6 88 18 112s31 35 57 35 45-12 58-36c12-24 18-61 18-111zM1862 361v-32c8-19 18-37 31-53 12-15 24-29 38-41 13-12 26-23 39-34 13-10 25-20 36-31 10-10 19-21 25-33 6-11 10-24 10-39 0-19-6-34-17-45s-27-16-47-16c-18 0-34 5-46 16-13 10-20 25-22 44l-45-4c3-29 15-52 35-68 20-17 47-25 78-25 35 0 62 8 81 25s28 41 28 72c0 14-3 27-9 41s-15 27-27 41c-13 14-36 35-70 63-19 16-34 30-45 43-11 14-19 26-24 38h181v38zM2373 175c0 62-10 108-32 142-22 33-53 49-93 49-27 0-49-6-65-17-16-12-28-31-35-57l42-8c9 31 28 46 59 46 25 0 45-12 59-37s21-59 22-104c-7 15-18 27-34 36s-33 14-52 14c-32 0-57-11-75-33-19-22-28-51-28-87 0-37 10-66 30-88 20-21 49-31 85-31 39 0 68 14 88 43 20 30 29 74 29 132zM2325 131c0-28-6-51-19-69-13-17-30-26-51-26-22 0-38 8-51 23-12 15-18 35-18 60 0 26 6 46 18 61 13 15 29 23 50 23 13 0 25-3 36-9s19-14 26-25c6-11 9-24 9-38zM2658 182c0 60-10 105-31 137-20 32-50 47-90 47s-70-15-90-46c-20-32-30-78-30-138 0-61 10-106 29-137 20-30 50-45 92-45 41 0 71 15 91 46 19 30 29 76 29 136zM2613 182c0-51-6-88-17-111-12-23-31-35-58-35s-46 12-58 34c-12 23-18 60-18 112 0 51 6 88 18 112s31 35 57 35 46-12 58-36 18-61 18-111z">
          <text:p/>
        </draw:path>
        <draw:path draw:style-name="gr5" draw:text-style-name="P4" draw:layer="layout" svg:width="2.673cm" svg:height="0.393cm" svg:x="27.404cm" svg:y="27.249cm" svg:viewBox="0 0 2674 394" svg:d="M285 131c0 35-12 65-35 86s-55 32-93 32h-102v-8h8v138 10h-8-47-8v-10-355-9h8 146c40 0 73 11 96 30 23 20 35 50 35 86zM268 131c0-33-9-56-29-73s-47-26-85-26h-146v-8h8v355h-8v-8h47v8h-8v-138-9h8 102c35 0 62-9 82-27 20-19 29-42 29-74zM221 131c0-42-22-60-73-60h-93v-9h8v141h-8v-9h95c50 0 71-19 71-63zM237 131c0 52-31 80-87 80h-95-8v-8-141-8h8 93c57 0 89 27 89 77zM621 131c0 35-12 65-35 86s-55 32-93 32h-102v-8h8v138 10h-8-47-8v-10-355-9h8 146c40 0 73 11 96 30 23 20 35 50 35 86zM605 131c0-33-10-56-30-73s-47-26-85-26h-146v-8h8v355h-8v-8h47v8h-8v-138-9h8 102c36 0 62-9 82-27 20-19 30-42 30-74zM557 131c0-42-21-60-72-60h-94v-9h8v141h-8v-9h96c49 0 70-19 70-63zM574 131c0 52-32 80-87 80h-96-8v-8-141-8h8 94c56 0 89 27 89 77zM653 262v-40-9h9 124 8v9 40 8h-8-124-9zM662 254h124v8h-8v-40h8v8h-124v-8h9v40h-9zM1136 379v-237c0-26 1-52 2-76h9l7 3c-8 30-15 54-21 71l-8-3 8 3-90 242-2 7h-6-33-5l-2-7-91-242-14-43-8-28 8-3h8v28l1 48v237 10h-8-42-8v-10-355-9h8 62 6l2 6 92 246c4 11 7 22 10 33s5 20 6 25l-8 2-8-2c1-7 4-17 8-31 5-14 8-23 9-27l8 3-8-3 91-246 2-6h5 61 8v9 355 10h-8-43-8zM1144 371h43v8h-8v-355h8v8h-61v-8l8 3-91 246c-1 4-4 12-8 26-4 13-7 23-8 29l-8 40-8-40c-1-4-3-12-6-24-3-11-6-21-9-31l7-3-7 3-92-246 7-3v8h-62v-8h9v355h-9v-8h42v8h-8v-237h8-8l-1-48h8l-8 1-1-28-1-63 17 60 8 28-7 2 7-3 14 43-8 3 8-3 91 242-8 3v-8h33v8l-7-3 89-242c7-17 14-40 22-70l17-64h3l-4 67c-2 24-3 49-3 75v237h-8zM1546 131c0 35-12 65-35 86s-55 32-93 32h-102v-8h8v138 10h-8-47-8v-10-355-9h8 146c40 0 73 11 96 30 23 20 35 50 35 86zM1530 131c0-33-10-56-30-73s-47-26-85-26h-146v-8h8v355h-8v-8h47v8h-8v-138-9h8 102c36 0 62-9 82-27 20-19 30-42 30-74zM1482 131c0-42-21-60-72-60h-94v-9h8v141h-8v-9h96c49 0 70-19 70-63zM1499 131c0 52-32 80-87 80h-96-8v-8-141-8h8 94c56 0 89 27 89 77zM1833 201c0 61-11 108-32 141s-55 52-97 52-76-19-97-52c-21-32-31-80-31-141 0-62 10-110 30-141 21-33 55-50 99-50 43 0 77 17 98 50 20 32 30 80 30 141zM1817 201c0-59-9-102-28-132-18-29-45-42-84-42-40 0-67 13-85 42-19 29-28 72-28 132 0 59 10 102 29 132 19 29 45 43 83 43s64-14 84-43c19-30 29-73 29-132zM1772 201c0-50-6-85-17-107-10-21-25-30-50-30s-41 9-51 29c-12 22-17 57-17 108 0 50 6 85 17 107s26 31 50 31 39-10 50-31c12-23 18-58 18-107zM1788 201c0 51-6 89-19 114-13 26-36 41-65 41-28 0-51-14-64-40-13-24-19-63-19-115s6-92 18-116c13-24 37-38 66-38s52 14 65 39c12 24 18 64 18 115zM1862 379v-32-1l1-2c8-20 19-39 31-54 13-15 26-30 39-42 14-12 27-24 40-34s25-21 35-31 18-20 24-31c6-10 9-21 9-35 0-18-5-30-15-39-10-10-22-14-41-14-17 0-30 4-41 14-11 9-17 21-19 39l-1 8-8-1-45-4-8-1 1-8c3-30 17-56 38-74 22-18 50-27 83-27 37 0 66 10 86 28 21 18 31 45 31 78 0 15-3 30-10 44-6 15-16 29-28 44-13 13-37 35-71 64-19 15-33 29-44 42-11 12-18 23-23 34l-7-3v-9h181 8v9 38 10h-8-230-8zM1870 371h230v8h-8v-38h8v8h-181-13l5-11c6-13 14-26 26-40 11-12 27-27 46-43l5 6-5-6c34-29 57-49 69-63 11-13 20-25 26-38 5-13 8-25 8-38 0-30-8-50-25-66-18-16-42-23-76-23-30 0-54 7-73 23s-29 36-32 63l-8-1 1-9 45 5-1 8-8-1c2-21 11-38 25-50 13-11 31-18 51-18 22 0 40 7 52 19 13 12 20 30 20 51 0 16-4 31-11 43s-16 24-27 35c-10 11-23 21-36 32-13 10-26 21-39 34-13 11-25 25-37 39-12 15-21 31-30 51l-7-4h8v32h-8zM2390 194c0 62-12 112-34 146-23 34-58 54-100 54-28 0-52-8-70-20-17-13-31-34-38-61l-3-9 9-2 43-7 7-1 2 7c8 27 23 38 51 38 23 0 39-9 52-32s20-55 21-99h8l7 3c-7 16-20 31-37 40-17 10-36 15-56 15-33 0-61-12-81-35-20-24-31-55-31-93s12-71 33-93c22-23 53-35 91-35 41 0 73 17 94 48 21 30 32 77 32 136zM2373 194c0-57-9-99-28-127-19-27-44-40-81-40-35 0-60 9-79 29s-28 46-28 82c0 35 8 61 26 82 17 20 39 30 69 30 17 0 33-4 48-13s24-19 30-33l16-37v41c-1 46-9 82-23 108-15 26-39 40-66 40-33 0-57-18-67-50l8-3 1 8-42 8-1-9 8-2c6 25 17 41 32 52s34 16 60 16c38 0 66-15 86-46 21-31 31-75 31-136zM2325 150c0-27-5-47-17-64-12-15-26-22-45-22-20 0-34 6-45 19-11 14-16 31-16 55 0 25 5 42 16 56 12 14 25 20 44 20 12 0 22-3 32-8 10-6 17-12 23-22s8-21 8-34zM2342 150c0 15-4 30-11 42s-17 22-29 29c-12 6-26 9-40 9-23 0-42-9-56-25s-21-40-21-67 7-49 21-66c14-16 34-25 57-25s44 10 58 29c13 19 21 45 21 74zM2674 201c0 61-10 108-32 141-21 33-55 52-97 52s-75-19-97-52c-20-32-31-80-31-141 0-62 10-110 30-141 21-33 56-50 99-50s77 17 98 50c20 32 30 80 30 141zM2658 201c0-59-9-102-28-132-18-29-45-42-84-42-40 0-67 13-85 42-19 29-28 72-28 132 0 59 10 102 29 132 19 29 45 43 83 43s65-14 84-43c19-30 29-73 29-132zM2613 201c0-50-5-85-17-107-10-21-25-30-50-30s-40 9-51 29c-11 22-17 57-17 108 0 50 6 85 17 107s26 31 50 31 39-10 51-31c11-23 17-58 17-107zM2629 201c0 51-6 89-19 114-13 26-36 41-65 41-28 0-51-14-64-40-13-24-19-63-19-115s6-92 19-116c12-24 36-38 65-38s52 14 65 39c12 24 18 64 18 115z">
          <text:p/>
        </draw:path>
        <draw:path draw:style-name="gr5" draw:text-style-name="P4" draw:layer="layout" svg:width="1.198cm" svg:height="0.379cm" svg:x="34.956cm" svg:y="28.275cm" svg:viewBox="0 0 1199 380" svg:d="M0 375v-40h89v-273l-79 57v-43l82-58h41v317h85v40zM643 237c0 48-11 83-31 108-21 23-50 35-90 35-38 0-68-13-88-37-20-25-30-60-30-106 0-94 40-142 120-142 41 0 71 12 90 35s29 59 29 107zM596 237c0-38-5-65-16-82s-30-26-55-26c-26 0-45 9-57 26-11 18-17 45-17 82 0 36 6 63 17 81 12 18 30 28 54 28 27 0 46-9 57-27s17-45 17-82zM753 134v241h-45v-241h-37v-33h37v-31c0-25 6-43 16-54 11-11 27-16 49-16 13 0 23 1 32 3v34c-8-1-14-2-20-2-11 0-20 3-25 9s-7 17-7 32v25h52v33zM969 375v-32c9-21 19-38 31-53 12-16 25-29 38-41 13-13 27-24 40-34 13-11 24-21 35-32 10-10 19-21 25-32 7-12 10-25 10-39 0-20-6-35-17-46-11-10-26-16-46-16-19 0-35 5-47 16-12 10-19 25-21 44l-46-4c4-29 15-51 36-68 20-17 46-25 78-25 35 0 61 8 80 25s29 41 29 72c0 14-4 28-10 41-6 14-15 28-27 41-12 14-36 35-70 64-19 15-34 30-45 42-11 13-19 25-24 37h181v40z">
          <text:p/>
        </draw:path>
        <draw:path draw:style-name="gr5" draw:text-style-name="P4" draw:layer="layout" svg:width="1.214cm" svg:height="0.396cm" svg:x="34.948cm" svg:y="28.266cm" svg:viewBox="0 0 1215 397" svg:d="M0 384v-40-8h8 89v8h-8v-273h8l5 6-79 58-13 9v-16-43-4l4-3 82-58 2-1h2 41 8v8 317h-8v-8h85 8v8 40 8h-8-218-8zM8 375h218v9h-8v-40h8v8h-85-8v-8-317h8v8h-41v-8l5 7-82 58-5-7h9v43h-9l-4-7 78-57 13-10v17 273 8h-8-89v-8h8v40h-8zM658 246c0 49-11 87-33 112-22 26-55 39-96 39-40 0-73-14-94-40s-32-64-32-111c0-97 45-150 128-150 42 0 75 13 96 38 20 24 31 63 31 112zM642 246c0-47-9-80-27-102-18-21-45-31-84-31-76 0-111 42-111 133 0 45 9 77 28 100 18 23 44 34 81 34 38 0 65-11 84-33s29-55 29-101zM595 246c0-37-5-62-15-78-10-15-24-22-48-22s-40 7-50 23c-11 16-16 41-16 77 0 35 5 60 16 77 10 16 24 23 47 23 25 0 40-7 50-23 11-16 16-41 16-77zM611 246c0 38-6 68-18 87-13 19-36 30-64 30-26 0-48-11-61-31-12-20-18-49-18-86 0-38 6-68 19-86 13-20 35-30 63-30 27 0 49 10 62 29 11 19 17 48 17 87zM768 143v241 8h-8-45-8v-8-241h8v8h-37-8v-8-33-9h8 37v9h-8v-31c0-26 6-47 19-60 12-12 31-19 54-19 13 0 24 1 33 4l7 1v7 34 10l-10-1c-7-2-13-2-18-2-10 0-15 1-19 6-3 4-5 12-5 26v25h-8v-9h52 8v9 33 8h-8-52v-8zM760 134h52v9h-9v-33h9v8h-52-8v-8-25c0-16 3-30 9-37 7-8 18-12 31-12 6 0 13 1 21 2l-1 8h-9v-34h9l-2 8c-8-2-18-3-30-3-20 0-34 4-43 14-9 9-14 24-14 48v31 8h-8-37v-8h8v33h-8v-9h37 8v9 241h-8v-9h45v9h-8v-241-9zM969 384v-33-2l1-2c8-20 19-38 32-54 12-15 25-29 39-42 13-12 26-23 40-34 12-10 24-20 34-31 10-10 18-20 24-31 6-10 9-21 9-34 0-18-5-30-14-40-10-9-23-14-41-14s-31 5-42 14c-11 10-16 22-18 39l-1 8h-8l-45-5-9-1 1-8c4-30 17-56 38-73 22-18 51-27 84-27 36 0 66 9 86 27s31 45 31 78c0 15-4 30-10 45-7 14-17 29-29 43-13 14-36 35-71 64-18 16-33 30-44 42s-18 23-22 34l-8-3v-8h181 8v8 40 8h-8-230-8zM977 375h230v9h-8v-40h8v8h-181-12l5-11c5-13 14-26 25-39s27-28 46-44l5 7-5-7c34-28 57-49 69-62 12-14 20-26 26-39s8-25 8-38c0-29-8-50-25-66-18-15-42-23-75-23-31 0-54 8-73 24-19 15-30 35-33 62l-8-1 1-8 45 4v8l-8-1c2-20 10-38 24-50 13-11 32-17 52-17 21 0 39 6 52 18 12 12 19 31 19 52 0 15-4 30-11 43-6 12-16 23-26 34-11 11-23 22-36 32-13 11-26 22-40 34-13 12-25 25-37 40-12 14-21 31-29 50l-8-3h8v33h-8z">
          <text:p/>
        </draw:path>
        <draw:path draw:style-name="gr10" draw:text-style-name="P2" draw:layer="layout" svg:width="36.787cm" svg:height="28.029cm" svg:x="0.954cm" svg:y="0.808cm" svg:viewBox="0 0 36788 28030" svg:d="M0 28030h36779M0 0h36779M0 28030v-28030M36779 28030v-28030M22856 28005l-3-6294 13935-27M31973 28023l-5-897M22871 27116l13908 8M26120 28025v-909M35607 27100v-1136M22857 25948l13911 18M24178 27089l4-1130M22862 24279h13921">
          <text:p/>
        </draw:path>
        <draw:path draw:style-name="gr10" draw:text-style-name="P2" draw:layer="layout" svg:width="8.945cm" svg:height="0.638cm" svg:x="0.957cm" svg:y="0.824cm" svg:viewBox="0 0 8946 639" svg:d="M0 639h8946M8946 639v-639">
          <text:p/>
        </draw:path>
        <draw:polyline draw:style-name="gr11" draw:text-style-name="P2" draw:layer="layout" svg:width="5.161cm" svg:height="6.354cm" svg:x="18.698cm" svg:y="22.495cm" svg:viewBox="0 0 5162 6355" draw:points="5162,23 0,0 34,6355">
          <text:p/>
        </draw:polyline>
        <draw:line draw:style-name="gr12" draw:text-style-name="P2" draw:layer="layout" svg:x1="18.705cm" svg:y1="23.498cm" svg:x2="23.816cm" svg:y2="23.516cm">
          <text:p/>
        </draw:line>
        <draw:line draw:style-name="gr12" draw:text-style-name="P2" draw:layer="layout" svg:x1="18.71cm" svg:y1="24.572cm" svg:x2="23.811cm" svg:y2="24.554cm">
          <text:p/>
        </draw:line>
        <draw:path draw:style-name="gr5" draw:text-style-name="P4" draw:layer="layout" svg:width="8.254cm" svg:height="0.342cm" svg:x="1.114cm" svg:y="1.016cm" svg:viewBox="0 0 8255 343" svg:d="M199 30v37c-11-11-23-19-36-25-12-5-26-8-40-8-28 0-50 9-65 27s-22 44-22 78 7 61 22 79 37 27 65 27c14 0 28-2 40-8 13-5 25-13 36-24v36c-11 9-24 15-37 19s-26 6-41 6c-37 0-67-12-88-36-22-24-33-56-33-99 0-41 11-74 33-98 21-23 51-35 88-35 15 0 29 2 42 6s25 10 36 18zM321 97c-16 0-29 7-39 20-9 13-14 31-14 55s5 42 14 55c10 14 23 20 39 20s29-6 39-20c9-13 14-31 14-55 0-23-5-41-14-55-10-13-23-20-39-20zM321 70c27 0 47 9 62 27 16 18 23 43 23 75s-7 57-23 75c-15 18-35 27-62 27-26 0-47-9-62-27s-23-43-23-75 8-57 23-75 36-27 62-27zM486 240v103h-31v-268h31v29c6-11 14-20 24-26 10-5 21-8 35-8 22 0 41 9 55 28s21 43 21 74-7 55-21 74-33 28-55 28c-14 0-25-3-35-8-10-6-18-14-24-26zM589 172c0-24-4-42-14-55-9-14-21-20-37-20-17 0-29 6-38 20-10 13-14 31-14 55s4 42 14 56c9 13 21 20 38 20 16 0 28-7 37-20 10-14 14-32 14-56zM748 287c-9 23-17 38-25 45s-19 11-33 11h-24v-27h18c8 0 15-2 19-6 5-4 10-14 16-30l5-14-75-191h33l57 152 58-152h32zM979 104c-4-2-8-3-12-4s-8-2-13-2c-17 0-30 6-40 18-9 12-13 28-13 50v103h-31v-194h31v30c6-12 14-21 25-26 10-6 22-9 37-9 2 0 4 0 7 1 2 0 5 0 8 1zM1010 75h30v194h-30zM1010 0h30v40h-30zM1226 169c0-23-5-41-14-53-9-13-22-19-38-19s-29 6-38 19c-9 12-14 30-14 53 0 24 5 42 14 55 9 12 22 19 38 19s29-7 38-19c9-13 14-31 14-55zM1256 245c0 33-7 57-21 74-14 16-35 24-64 24-11 0-21-1-30-3-10-1-19-4-28-7v-32c9 6 18 9 27 12 8 2 17 3 26 3 20 0 35-5 45-16s15-27 15-49v-16c-6 12-14 20-24 26-10 5-22 8-35 8-23 0-41-9-55-27s-21-42-21-73c0-30 7-54 21-72s32-27 55-27c13 0 25 3 35 9 10 5 18 14 24 25v-29h30zM1473 151v118h-31v-117c0-18-3-32-10-41s-17-13-31-13c-16 0-29 5-39 16-9 11-14 26-14 45v110h-30v-269h30v105c7-12 16-21 26-26 10-6 21-9 34-9 21 0 37 7 48 21 11 13 17 34 17 60zM1563 20v55h63v24h-63v106c0 16 2 26 6 31 4 4 13 7 26 7h31v26h-31c-24 0-40-4-49-14-9-9-13-25-13-50v-106h-23v-24h23v-55zM1806 240h116v29h-156v-29c12-14 30-32 52-55 21-25 35-39 41-46 11-13 18-23 22-32s7-17 7-25c0-14-5-25-14-34s-21-13-36-13c-11 0-22 2-33 6-12 3-24 9-38 17v-35c14-6 26-10 38-13s22-4 32-4c26 0 46 6 61 20 15 13 23 31 23 53 0 11-2 21-6 30-3 10-10 21-20 34-3 3-12 13-27 29-14 17-35 39-62 68zM2064 33c-17 0-30 9-39 27-9 17-13 44-13 79 0 36 4 63 13 81s22 26 39 26 30-8 39-26c8-18 13-45 13-81 0-35-5-62-13-79-9-18-22-27-39-27zM2064 6c27 0 49 11 63 34 15 23 22 56 22 99 0 45-7 78-22 101-14 23-36 34-63 34-28 0-49-11-63-34-15-23-22-56-22-101 0-43 7-76 22-99 14-23 35-34 63-34zM2213 240h55v-198l-59 13v-32l59-13h33v230h54v29h-142zM2424 264v-32c8 4 17 7 25 9 9 3 17 4 26 4 21 0 38-8 50-24 12-15 18-38 20-71-6 10-14 18-24 23s-21 9-33 9c-25 0-44-9-58-25-15-15-22-37-22-64 0-26 8-47 22-63 15-16 35-24 60-24 29 0 50 11 66 34 15 23 22 56 22 99 0 41-9 75-27 99-19 24-44 36-75 36-8 0-17-1-25-3-9-1-18-4-27-7zM2490 153c15 0 27-5 36-16 9-10 13-25 13-44 0-18-4-33-13-44-9-10-21-16-36-16s-27 6-35 16c-9 11-13 26-13 44 0 19 4 34 13 44 8 11 20 16 35 16zM2642 225h34v30l-27 55h-21l14-55zM2932 45l-45 128h91zM2914 10h38l94 259h-35l-23-66h-111l-22 66h-35zM3081 0h30v269h-30zM3333 163v16h-140c2 23 8 40 19 51 12 12 27 17 48 17 11 0 22-1 33-4s22-8 33-14v30c-11 5-22 9-33 11-12 3-23 4-35 4-30 0-53-9-70-27-18-18-26-42-26-74 0-31 8-57 24-75 17-19 39-28 66-28 25 0 45 8 59 25 15 17 22 40 22 68zM3303 154c0-17-5-31-14-41-9-11-21-16-36-16-17 0-31 5-41 15s-16 24-18 42zM3412 240v103h-30v-268h30v29c7-11 15-20 25-26 9-5 21-8 34-8 23 0 41 9 55 28s21 43 21 74-7 55-21 74-32 28-55 28c-13 0-25-3-34-8-10-6-18-14-25-26zM3516 172c0-24-5-42-14-55-9-14-22-20-38-20s-29 6-38 20c-9 13-14 31-14 55s5 42 14 56c9 13 22 20 38 20s29-7 38-20c9-14 14-32 14-56zM3751 151v118h-30v-117c0-18-3-32-10-41s-17-13-31-13c-16 0-29 5-39 16-9 11-14 26-14 45v110h-31v-269h31v105c7-12 16-21 26-26 9-6 21-9 34-9 21 0 37 7 48 21 11 13 16 34 16 60zM4021 34c-25 0-44 9-58 28s-21 45-21 77c0 33 7 60 21 78 14 19 33 29 58 29 24 0 43-10 57-29 15-18 22-45 22-78 0-32-7-58-22-77-14-19-33-28-57-28zM4021 6c34 0 62 12 83 36 20 24 31 57 31 97 0 41-11 75-31 99-21 24-49 36-83 36-35 0-63-12-84-36-20-24-31-58-31-99 0-40 11-73 31-97 21-24 49-36 84-36zM4318 172c0-24-4-42-14-55-9-14-21-20-38-20-16 0-28 6-38 20-9 13-13 31-13 55s4 42 13 56c10 13 22 20 38 20 17 0 29-7 38-20 10-14 14-32 14-56zM4215 104c6-11 14-20 24-26 10-5 21-8 35-8 22 0 41 9 55 28s21 43 21 74-7 55-21 74-33 28-55 28c-14 0-25-3-35-8-10-6-18-14-24-26v29h-31v-269h31zM4400 75h30v198c0 24-4 42-13 53s-23 17-43 17h-12v-27h8c12 0 20-3 24-9 4-5 6-17 6-34zM4400 0h30v40h-30zM4652 163v16h-140c2 23 8 40 19 51 12 12 27 17 48 17 11 0 22-1 33-4s22-8 33-14v30c-11 5-22 9-33 11-12 3-23 4-35 4-30 0-53-9-70-27-18-18-26-42-26-74 0-31 8-57 24-75 17-19 39-28 66-28 25 0 45 8 59 25 15 17 22 40 22 68zM4622 154c0-17-5-31-14-41-9-11-21-16-36-16-17 0-31 5-41 15s-16 24-18 42zM4835 82v30c-9-5-17-9-26-11-9-3-17-4-26-4-20 0-35 7-46 20s-16 31-16 55 5 43 16 56 26 19 46 19c9 0 17-1 26-4 9-2 17-6 26-11v30c-8 4-17 7-26 9s-19 3-29 3c-28 0-50-9-67-27-16-19-24-43-24-75s8-57 25-75c16-18 39-27 68-27 9 0 18 1 27 3s18 5 26 9zM4918 20v55h62v24h-62v106c0 16 2 26 6 31 4 4 12 7 25 7h31v26h-31c-23 0-40-4-48-14-9-9-14-25-14-50v-106h-22v-24h22v-55zM5138 81v30c-9-5-18-8-27-11-9-2-19-3-28-3-16 0-27 2-34 7-8 5-12 12-12 22 0 7 3 13 8 17 6 4 17 8 33 12l10 2c22 5 37 12 46 21 9 10 14 22 14 38 0 18-7 32-20 42-14 11-33 16-57 16-9 0-20-1-30-3-11-2-23-5-34-9v-33c11 6 22 11 33 14s21 5 32 5c14 0 26-3 33-8 8-5 12-12 12-22 0-9-3-15-9-20-5-4-17-9-36-13l-11-2c-19-6-32-12-41-21-8-8-12-20-12-35 0-18 6-32 18-42 13-10 30-15 53-15 11 0 22 1 32 3 9 1 19 4 27 8zM5204 225h35v30l-27 55h-21l13-55zM5413 10h33v259h-33zM5665 151v118h-31v-117c0-18-3-32-10-41s-17-13-31-13c-16 0-29 5-39 16-9 11-14 26-14 45v110h-30v-194h30v30c8-12 16-21 26-26 10-6 21-9 34-9 21 0 38 7 48 21 11 13 17 34 17 60zM5858 82v30c-8-5-17-9-26-11-8-3-17-4-26-4-20 0-35 7-46 20s-16 31-16 55 5 43 16 56 26 19 46 19c9 0 18-1 26-4 9-2 18-6 26-11v30c-8 4-17 7-26 9s-19 3-29 3c-28 0-50-9-66-27-17-19-25-43-25-75s8-57 25-75c16-18 39-27 68-27 9 0 18 1 27 3s18 5 26 9zM5915 225h35v44h-35zM6312 30v37c-11-11-23-19-36-25-13-5-26-8-41-8-28 0-49 9-64 27s-23 44-23 78 8 61 23 79 36 27 64 27c15 0 28-2 41-8 13-5 25-13 36-24v36c-12 9-24 15-37 19s-27 6-42 6c-37 0-66-12-88-36-21-24-32-56-32-99 0-41 11-74 32-98 22-23 51-35 88-35 15 0 29 2 42 6s25 10 37 18zM6548 30v37c-11-11-23-19-36-25-13-5-26-8-40-8-29 0-50 9-65 27s-23 44-23 78 8 61 23 79 36 27 65 27c14 0 27-2 40-8 13-5 25-13 36-24v36c-12 9-24 15-37 19s-27 6-41 6c-38 0-67-12-89-36-21-24-32-56-32-99 0-41 11-74 32-98 22-23 51-35 89-35 14 0 28 2 41 6s25 10 37 18zM6740 145v95h54c18 0 31-3 40-11 8-8 13-20 13-36 0-17-5-29-13-37-9-7-22-11-40-11zM6740 39v78h50c16 0 28-4 36-10s12-16 12-29-4-23-12-29c-8-7-20-10-36-10zM6707 10h85c26 0 45 6 59 17s21 27 21 47c0 16-4 28-11 38-7 9-17 15-31 17 16 4 29 12 38 23 9 12 14 26 14 45 0 23-8 41-23 53-15 13-36 19-63 19h-89zM6889 10h36l68 106 68-106h36l-87 135v124h-34v-124zM7080 157h89v30h-89zM7367 19v34c-13-6-25-11-36-14s-22-5-33-5c-18 0-32 4-42 11s-14 18-14 32c0 11 3 20 9 25 7 6 19 11 38 14l20 5c25 5 43 13 55 26 12 12 18 29 18 51 0 25-9 44-25 57s-39 19-70 19c-12 0-24-1-37-4s-27-7-41-12v-36c14 8 27 14 40 18s26 6 38 6c19 0 34-4 44-12 11-8 16-19 16-34 0-12-4-23-11-30-8-7-20-13-37-16l-20-4c-25-6-43-14-54-25s-17-26-17-46c0-23 8-41 23-54s37-19 63-19c12 0 24 1 36 3s24 5 37 10zM7516 45l-45 128h90zM7497 10h38l94 259h-35l-22-66h-111l-23 66h-35zM7867 41l-84 137h84zM7858 10h42v168h36v30h-36v61h-33v-61h-111v-34zM7991 225h34v44h-34zM8169 33c-17 0-30 9-38 27-9 17-13 44-13 79 0 36 4 63 13 81 8 18 21 26 38 26 18 0 31-8 39-26 9-18 13-45 13-81 0-35-4-62-13-79-8-18-21-27-39-27zM8169 6c28 0 49 11 64 34 14 23 22 56 22 99 0 45-8 78-22 101-15 23-36 34-64 34-27 0-48-11-63-34-14-23-22-56-22-101 0-43 8-76 22-99 15-23 36-34 63-34z">
          <text:p/>
        </draw:path>
        <draw:path draw:style-name="gr5" draw:text-style-name="P4" draw:layer="layout" svg:width="8.27cm" svg:height="0.359cm" svg:x="1.106cm" svg:y="1.007cm" svg:viewBox="0 0 8271 360" svg:d="M216 39v37 19l-14-13c-11-10-22-18-34-23s-24-7-37-7c-27 0-45 7-59 24s-20 40-20 72c0 33 6 56 20 73 14 16 32 24 59 24 13 0 25-2 37-8 12-5 23-12 34-22l14-13v19 37 5l-4 2c-12 9-26 16-39 20-14 4-29 7-44 7-39 0-72-14-94-39-23-26-35-62-35-105 0-42 12-78 35-103 22-26 55-39 94-39 15 0 30 2 44 7 14 4 27 11 39 19l4 3zM203 46c-11-8-22-13-35-17-12-4-25-6-39-6-36 0-62 11-83 33-20 23-30 52-30 92s10 70 30 93c21 23 47 34 83 34 14 0 27-2 39-6s24-10 35-18l4 7h-8v-37h8l6 6c-12 11-25 20-38 27-14 6-29 9-44 9-30 0-55-10-71-31-16-19-24-48-24-84 0-35 8-64 24-83 16-20 41-30 71-30 15 0 30 3 44 9 13 5 26 14 38 26l-6 6h-8v-37h8zM329 115c-14 0-24 4-32 16-9 12-13 28-13 50s4 37 13 49c8 12 18 17 32 17s24-5 32-17c9-12 13-28 13-49 0-22-4-38-13-50-8-12-18-16-32-16zM329 98c18 0 35 8 45 23 11 15 16 36 16 60s-5 44-16 59c-10 16-27 25-45 25s-34-9-45-25c-10-14-16-35-16-59 0-25 6-46 16-60 11-15 27-23 45-23zM329 71c28 0 52 10 69 29 16 20 24 48 24 81s-8 60-24 81c-17 19-41 30-69 30s-52-11-68-30c-16-21-25-48-25-81s9-61 25-81c16-19 40-29 68-29zM329 87c-25 0-42 8-56 25-14 16-21 38-21 69 0 30 7 52 21 70 14 16 31 24 56 24s43-8 56-24c14-18 21-40 21-70 0-31-7-53-21-69-13-17-31-25-56-25zM502 248v104 8h-8-31-8v-8-268-9h8 31 8v9 29h-8l-7-4c7-13 16-23 27-29s24-9 39-9c24 0 46 11 61 31s23 47 23 79c0 31-8 58-23 79-15 20-37 32-61 32-15 0-28-4-39-10s-20-16-27-29l7-5zM501 244c6 11 12 18 21 23s18 8 31 8c20 0 35-8 48-26 14-18 20-39 20-68 0-30-6-51-20-69-13-17-28-25-48-25-13 0-22 3-31 8s-15 12-21 23l-15 26v-31-29h8v8h-31v-8h8v268h-8v-9h31v9h-8v-104-30zM589 181c0-23-4-38-12-51-8-11-17-16-31-16-15 0-24 5-32 17s-12 27-12 50c0 22 4 38 12 50 8 11 17 16 32 16 14 0 23-5 31-16 8-12 12-28 12-50zM605 181c0 24-5 45-15 59-10 16-26 25-44 25s-35-9-45-25c-10-14-15-35-15-59 0-25 5-46 15-60 10-15 27-24 45-24s34 9 44 24c10 14 15 35 15 60zM763 299c-8 24-18 41-27 49s-23 12-38 12h-24-8v-8-27-8h8 18c7 0 11-1 14-4 4-4 8-12 13-27l8 3-8-3 6-14 7 3-7 3-75-191-5-12h12 33 5l2 6 58 151-8 3-7-3 58-151 2-6h5 32 12l-4 12-82 212-7-3zM749 293l81-212 7 3v8h-32v-8l8 3-58 151-8 21-7-21-58-151 8-3v8h-33v-8l8-3 75 191 1 3-1 3-6 14c-6 16-12 28-17 33-6 6-16 9-25 9h-18v-9h8v27h-8v-9h24c13 0 21-2 28-8s14-20 22-42zM983 121c-3-2-6-3-10-4-3-1-7-1-11-1-16 0-25 4-33 14-9 11-12 25-12 45v103 9h-8-31-8v-9-194-9h8 31 8v9 30h-8l-7-4c7-13 17-24 28-30s25-9 41-9c2 0 5 0 8 0 3 1 6 1 9 2l6 1v7l1 32v15zM978 114v-33h8l-1 8c-3 0-6-1-8-1-3 0-4-1-6-1-14 0-24 3-34 8-9 5-16 12-22 23l-15 27v-31-30h9v8h-31v-8h8v194h-8v-8h31v8h-9v-103c0-23 6-42 16-55 11-14 27-21 46-21 5 0 11 1 15 2 5 1 10 3 14 5l-4 7zM1018 75h30 9v9 194 9h-9-30-8v-9-194-9zM1026 84v194h-8v-8h30v8h-8v-194h8v8h-30v-8zM1018 0h30 9v9 40 8h-9-30-8v-8-40-9zM1026 9v40h-8v-9h30v9h-8v-40h8v8h-30v-8zM1226 178c0-22-4-37-12-48s-17-16-32-16-24 5-32 16-12 26-12 48 4 37 12 49c8 11 17 15 32 15s24-4 32-15c8-12 12-27 12-49zM1242 178c0 24-5 45-15 59-11 15-27 23-45 23s-34-8-45-23c-10-14-15-35-15-59s5-44 15-58c11-15 27-23 45-23s34 8 45 23c10 14 15 34 15 58zM1272 254c0 34-8 62-23 79-15 18-40 27-70 27-11 0-22-1-32-2-9-2-19-5-29-9l-5-2v-5-32-14l12 7c9 5 17 8 25 11 8 2 16 3 24 3 19 0 30-4 39-14 9-9 13-23 13-43v-17h8l7 4c-7 14-17 24-27 30-11 6-25 10-39 10-25 0-46-11-62-31-14-20-22-47-22-78s8-58 22-77c16-20 37-30 62-30 14 0 28 3 39 9 10 7 20 17 27 29l-7 4h-8v-29-9h8 30 8v9zM1256 254v-170h8v8h-30v-8h8v29 32l-15-28c-6-10-12-17-21-22s-19-8-31-8c-21 0-36 8-49 24-13 17-19 38-19 67s6 50 19 67 28 25 49 25c12 0 22-3 31-8s15-13 21-23l15-28v32 17c0 23-6 43-17 55-12 12-30 19-51 19-9 0-19-2-28-4-10-3-19-7-29-12l4-8h8v32h-8l3-8c9 3 17 5 26 7s19 2 29 2c27 0 46-7 58-21 13-15 19-36 19-68zM1489 160v118 9h-8-31-8v-9-117c0-17-3-28-8-36-6-7-13-10-25-10-15 0-24 4-33 14-8 9-12 21-12 39v110 9h-8-30-8v-9-269-9h8 30 8v9 105h-8l-7-5c8-12 18-22 29-29 11-6 24-9 38-9 23 0 42 8 55 23 12 15 18 38 18 66zM1473 160c0-25-5-43-15-55s-22-18-42-18c-12 0-21 3-30 8s-16 13-23 23l-15 24v-28-105h8v8h-30v-8h8v269h-8v-8h30v8h-8v-110c0-20 6-38 16-51 11-12 27-19 45-19 16 0 29 6 37 17s12 27 12 46v117h-8v-8h31v8h-8zM1579 29v55h-8v-9h63 8v9 24 9h-8-63v-9h8v105c0 15 2 22 4 25 3 3 8 4 20 4h31 8v10 26 9h-8-31c-25 0-44-6-55-17-10-10-15-31-15-57v-105h8v9h-23-8v-9-24-9h8 23v9h-8v-55-9h8 30 8zM1571 37h-30v-8h8v55 8h-8-23v-8h8v24h-8v-8h23 8v8 105c0 23 3 38 11 45 7 8 20 12 43 12h31v8h-8v-26h8v8h-31c-14 0-26-3-32-9-5-8-8-21-8-38v-105-8h8 63v8h-8v-24h8v8h-63-8v-8-55h8zM1814 239h116 9v9 30 9h-9-156-8v-9-30-4l2-2c13-14 30-32 52-55s35-38 41-45c10-12 17-22 21-30s5-14 5-21c0-13-3-20-11-28-8-7-17-11-30-11-10 0-20 2-31 6-11 3-23 9-36 16l-12 7v-14-35-6l5-2c14-6 27-10 39-13s24-5 34-5c27 0 50 8 66 22 17 15 26 36 26 60 0 12-2 23-6 34-4 10-12 22-22 35-3 4-12 14-27 30s-35 38-62 68l-6-7zM1808 242c27-29 48-51 63-67 14-16 23-25 25-29l7 6-7-5c10-13 16-23 20-32 3-9 5-17 5-27 0-20-6-35-20-47s-32-18-56-18c-9 0-19 1-30 4s-23 7-37 12l-3-7h8v35h-8l-3-7c13-8 26-14 38-18s25-6 36-6c16 0 31 5 41 15 11 10 17 24 17 40 0 9-3 19-8 29-4 9-12 21-23 34l-6-6 6 6c-6 6-20 21-42 44-22 24-39 42-52 57l-5-7h8v30h-8v-8h156v8h-8v-30h8v9h-116-19zM2072 51c-15 0-24 6-32 22s-12 41-12 75c0 35 4 60 12 76s17 22 32 22 24-6 31-22c9-16 13-41 13-76 0-34-4-59-13-75-7-16-16-22-31-22zM2072 34c19 0 36 11 46 31 9 19 14 47 14 83 0 37-5 65-14 84-10 21-27 32-46 32-20 0-36-12-46-32-9-19-14-47-14-84 0-36 5-64 14-83 10-20 26-31 46-31zM2072 6c29 0 54 14 70 38 15 24 23 60 23 104 0 45-8 80-23 105-16 25-41 39-70 39-30 0-54-14-70-39s-23-60-23-105c0-44 7-80 23-104s40-38 70-38zM2072 23c-26 0-43 9-57 31-14 21-20 52-20 94 0 43 6 73 20 95s31 32 57 32c25 0 43-10 56-32 14-22 21-52 21-95 0-42-7-73-21-94-13-22-31-31-56-31zM2221 239h55v9h-8v-197h8l1 8-59 13-9 2v-10-32-7l6-2 59-12h1 1 33 8v8 229h-8v-9h54 9v9 30 9h-9-142-8v-9-30-9zM2230 248v30h-9v-8h142v8h-8v-30h8v9h-54-8v-9-229h8v9h-33v-9l1 9-59 12-1-8h8v32h-8l-2-9 59-12 10-2v10 197 9h-8-55v-9zM2424 273v-33-13l11 5c8 4 16 7 24 9s16 3 24 3c20 0 33-6 44-20 10-14 16-35 18-65h8l7 5c-7 11-17 20-28 25-10 6-23 9-36 9-26 0-49-9-64-26-16-17-24-41-24-70 0-28 9-52 25-69 16-18 39-27 65-27 31 0 56 13 72 38 16 24 24 60 24 104 0 42-10 78-29 104-20 26-48 40-81 40-9 0-18-1-27-3s-18-5-28-8l-5-2zM2435 265c9 3 17 6 25 7 8 2 16 3 24 3 29 0 51-11 68-34 18-23 26-53 26-93 0-42-7-73-21-94s-32-31-59-31c-23 0-40 7-54 22-13 14-20 32-20 57 0 26 6 44 19 59 13 14 30 20 53 20 11 0 20-2 29-7 9-4 15-11 21-20l17-25-2 30c-2 33-9 59-22 76-13 18-33 27-56 27-9 0-19-1-28-3-8-3-18-6-27-11l4-8h8v33h-8zM2498 154c14 0 22-4 30-13 7-9 11-21 11-39 0-17-4-29-11-38-8-9-16-13-30-13-13 0-22 4-29 13-8 9-11 21-11 38 0 18 3 30 11 39 7 9 16 13 29 13zM2498 171c-16 0-32-7-41-19-10-12-16-30-16-50 0-19 6-37 15-49 10-12 26-19 42-19 17 0 32 7 42 19s15 30 15 49c0 20-5 38-15 50s-25 19-42 19zM2650 225h34 8v8 31 2 2l-28 55-2 5h-5-21-10l2-11 14-55 8 2h-8v-31-8zM2658 233v31 1l-1 1-13 55-8-2v-8h21v8l-7-4 27-55 7 4h-8v-31h8v9h-34v-9zM2948 57l-45 128-8-3v-9h91v9l-8 3-45-128 7-3zM2948 51l46 128 4 11h-12-91-11l4-11 45-128 7-22zM2922 11h38 5l2 5 95 259 4 12h-12-35-6l-2-6-22-67 7-3v8h-111v-8l8 3-23 67-2 6h-5-35-12l4-12 94-259 2-5zM2929 22l-94 259-7-3v-8h35v8l-8-3 23-67 2-5h5 111 6l2 5 22 67-7 3v-8h35v8l-7 3-95-259 8-3v9h-38v-9zM3089 0h30 8v9 269 9h-8-30-8v-9-269-9zM3097 9v269h-8v-8h30v8h-8v-269h8v8h-30v-8zM3349 172v16 8h-8-140v-8l8-1c2 21 7 35 17 45s23 15 42 15c11 0 21-2 31-4 11-3 21-7 31-13l12-7v14 31 6l-5 2c-11 5-23 9-35 12-12 2-24 4-36 4-31 0-58-11-76-30-19-20-28-48-28-80 0-33 9-61 26-81 18-20 43-30 72-30 27 0 50 9 65 28 16 18 24 43 24 73zM3333 172c0-27-6-47-20-62-13-16-29-23-53-23-26 0-45 8-60 26-15 17-22 39-22 69 0 29 7 50 23 67 16 18 37 26 65 26 11 0 22-1 33-4 11-2 21-6 32-10l3 7h-8v-31h8l4 8c-11 7-23 12-35 15-11 3-23 5-35 5-22 0-41-7-53-21-13-13-20-32-22-56v-8h8 140v8h-8zM3303 163c0-16-4-27-12-36s-17-12-30-12c-16 0-26 3-35 12s-14 20-16 37l-8-1v-8h109v8zM3311 172h-109-8v-9c2-20 9-37 21-48 11-11 27-17 46-17 16 0 31 6 42 18 10 12 16 28 16 47v9zM3428 248v104 8h-8-30-8v-8-268-9h8 30 8v9 29h-8l-7-4c7-13 17-23 28-29 10-6 24-9 38-9 25 0 46 11 62 31 15 20 22 47 22 79 0 31-7 58-22 79-16 20-37 32-62 32-14 0-28-4-38-10-11-6-21-16-28-29l7-5zM3427 244c6 11 13 18 21 23 9 5 19 8 31 8 21 0 36-8 49-26s19-39 19-68c0-30-6-51-19-69-13-17-28-25-49-25-12 0-22 3-31 8-8 5-15 12-21 23l-15 26v-31-29h8v8h-30v-8h8v268h-8v-9h30v9h-8v-104-30zM3516 181c0-23-4-38-13-51-8-11-17-16-31-16s-23 5-31 17c-9 12-13 27-13 50 0 22 4 38 13 50 8 11 17 16 31 16s23-5 31-16c9-12 13-28 13-50zM3532 181c0 24-6 45-16 59-10 16-26 25-44 25s-34-9-45-25c-10-14-15-35-15-59 0-25 5-46 15-60 11-15 27-24 45-24s34 9 44 24c10 14 16 35 16 60zM3768 160v118 9h-9-30-8v-9-117c0-17-3-28-9-36-5-7-12-10-24-10-15 0-25 4-33 14-8 9-12 21-12 39v110 9h-8-31-8v-9-269-9h8 31 8v9 105h-8l-7-5c8-12 18-22 29-29 11-6 24-9 38-9 23 0 42 8 54 23s19 38 19 66zM3751 160c0-25-4-43-14-55s-22-18-42-18c-12 0-22 3-30 8-9 5-17 13-23 23l-15 24v-28-105h8v8h-31v-8h8v269h-8v-8h31v8h-8v-110c0-20 6-38 16-51 11-12 27-19 45-19 15 0 29 6 37 17s12 27 12 46v117h-8v-8h30v8h-8zM4029 51c-23 0-39 8-52 25-13 18-19 41-19 72 0 32 6 55 19 72s29 25 52 25c22 0 38-8 51-25s20-40 20-72c0-31-7-54-20-72-13-17-29-25-51-25zM4029 35c26 0 48 11 64 31 15 20 23 49 23 82 0 34-8 62-23 83-16 21-38 32-64 32s-49-11-64-32c-16-21-24-49-24-83 0-33 8-62 24-82 15-20 38-31 64-31zM4029 6c36 0 67 14 89 39 21 26 33 61 33 103 0 43-12 78-33 104-22 26-53 40-89 40-37 0-67-14-89-40s-34-61-34-104c0-42 12-77 33-103 23-25 53-39 90-39zM4029 23c-33 0-58 11-78 34-19 23-29 52-29 91 0 40 10 69 29 92 20 24 45 35 78 35s57-11 77-35c19-23 29-52 29-92 0-39-10-68-29-91-20-23-44-34-77-34zM4318 181c0-23-4-38-12-51-8-11-17-16-32-16-14 0-23 5-31 17s-12 27-12 50c0 22 4 38 12 50 8 11 17 16 31 16 15 0 24-5 32-16 8-12 12-28 12-50zM4334 181c0 24-5 45-15 59-10 16-26 25-45 25-18 0-34-9-44-25-10-14-15-35-15-59 0-25 5-46 15-60 10-15 26-24 44-24 19 0 35 9 45 24 10 14 15 35 15 60zM4216 109c7-13 16-23 27-29s24-9 39-9c24 0 46 11 61 31s23 47 23 79c0 31-8 58-23 79-15 20-37 32-61 32-15 0-28-4-39-10s-20-16-27-29l7-5h8v30 9h-8-31-8v-9-269-9h8 31 8v9 104h-8zM4215 113v-104h8v8h-31v-8h8v269h-8v-8h31v8h-8v-30-30l15 26c6 11 12 18 21 23s18 8 31 8c20 0 35-8 48-26s20-39 20-68c0-30-7-51-20-69-13-17-28-25-48-25-13 0-22 3-31 8s-15 12-21 23l-15 26zM4408 75h30 8v9 198c0 25-5 46-15 59-10 12-28 19-49 19h-12-8v-8-27-9h8 8c10 0 15-1 18-5s4-13 4-29v-198-9zM4416 84v198c0 18-2 32-8 40-6 7-17 11-30 11h-8v-8h8v27h-8v-9h12c18 0 29-4 37-13 8-10 11-25 11-48v-198h8v8h-30v-8zM4408 0h30 8v9 40 8h-8-30-8v-8-40-9zM4416 9v40h-8v-9h30v9h-8v-40h8v8h-30v-8zM4668 172v16 8h-8-140v-8l8-1c2 21 7 35 17 45s23 15 42 15c11 0 21-2 31-4 11-3 21-7 31-13l12-7v14 31 6l-5 2c-11 5-23 9-35 12-12 2-24 4-36 4-31 0-58-11-76-30-19-20-28-48-28-80 0-33 9-61 26-81 18-20 43-30 72-30 27 0 50 9 65 28 16 18 24 43 24 73zM4652 172c0-27-6-47-20-62-13-16-29-23-53-23-26 0-45 8-60 26-15 17-22 39-22 69 0 29 7 50 23 67 16 18 37 26 65 26 11 0 22-1 33-4 11-2 21-6 32-10l3 7h-8v-31h8l4 8c-11 7-23 12-34 15-12 3-24 5-36 5-22 0-41-7-53-21-13-13-20-32-22-56v-8h8 140v8h-8zM4622 163c0-16-4-27-12-36s-17-12-30-12c-16 0-26 3-35 12s-14 20-16 37l-8-1v-8h109v8zM4630 172h-109-8v-9c2-20 9-37 21-48 11-11 28-17 46-17 16 0 31 6 42 18 10 12 16 28 16 47v9zM4851 91v30 14l-12-7c-8-4-16-8-24-10s-16-3-24-3c-18 0-30 5-40 16-10 12-14 27-14 50 0 22 4 37 14 49s22 17 40 17c8 0 16-1 24-4 8-2 16-5 24-10l12-7v14 31 5l-5 2c-8 5-18 8-28 10-9 2-20 4-30 4-30 0-55-11-73-31-17-20-26-48-26-80 0-33 9-61 27-81 18-19 43-29 74-29 9 0 19 1 29 3 9 2 19 5 27 9l5 3zM4840 99c-8-4-16-7-25-9-8-2-16-3-25-3-28 0-47 8-63 25-15 17-22 38-22 69 0 29 7 51 22 68 15 18 34 26 61 26 10 0 18-1 27-3s17-5 25-9l3 8h-8v-31h8l4 8c-9 6-19 10-28 13-9 2-19 4-28 4-21 0-40-8-52-24-12-14-18-35-18-60s6-46 18-61c12-14 31-22 52-22 9 0 19 1 28 4 9 2 19 6 28 11l-4 8h-8v-30h8zM4934 29v55h-8v-9h62 8v9 24 9h-8-62v-9h8v105c0 15 1 22 4 25 2 3 7 4 19 4h31 8v10 26 9h-8-31c-24 0-44-6-54-17-11-10-16-31-16-57v-105h8v9h-22-8v-9-24-9h8 22v9h-8v-55-9h8 31 8zM4926 37h-31v-8h8v55 8h-8-22v-8h8v24h-8v-8h22 8v8 105c0 23 4 38 11 45 8 8 21 12 43 12h31v8h-8v-26h8v8h-31c-14 0-25-3-31-9-6-8-8-21-8-38v-105-8h8 62v8h-8v-24h8v8h-62-8v-8-55h8zM5154 90v30 13l-12-6c-8-4-16-7-25-10-8-2-17-3-26-3-15 0-24 2-30 6s-8 7-8 15c0 5 1 7 5 10 4 4 14 7 30 11l-2 8 1-8 11 2c22 5 40 13 50 23s16 25 16 43c0 20-8 39-24 50-14 12-36 18-61 18-10 0-21-2-32-4s-23-5-35-9l-6-2v-6-34-14l12 7c11 6 21 10 32 13 10 3 20 4 30 4 14 0 22-2 29-6 6-4 8-8 8-15s-2-10-6-13c-4-4-15-8-33-12l2-8-2 8-11-2c-19-5-35-12-44-22-10-10-15-24-15-41 0-20 7-38 21-49s34-16 58-16c11 0 23 1 33 2 10 2 20 5 29 9l5 2zM5143 97c-8-3-16-5-26-7-9-2-19-3-30-3-22 0-37 5-48 14-11 8-15 19-15 35 0 13 3 22 10 29 7 8 19 13 37 17l10 3c20 4 34 9 40 15 8 6 12 16 12 26 0 12-6 23-15 30-9 6-23 9-38 9-11 0-23-2-34-5-12-3-24-8-35-15l4-8h8v34h-8l2-8c12 4 23 7 33 9s20 3 29 3c23 0 39-5 52-14 12-10 17-21 17-37 0-14-3-23-11-31s-22-14-42-18l1-9-1 9-11-3c-17-4-29-8-35-13-7-6-12-15-12-24 0-12 6-23 15-29s23-9 39-9c10 0 20 1 30 4 10 2 20 6 29 11l-4 8h-8v-30h8zM5212 225h35 8v8 31 2l-1 2-27 55-2 5h-5-21-11l3-11 13-55 8 2h-8v-31-8zM5220 233v31 1 1l-14 55-7-2v-8h21v8l-7-4 27-55 7 4h-8v-31h8v9h-35v-9zM5421 11h33 8v8 259 9h-8-33-8v-9-259-8zM5429 19v259h-8v-8h33v8h-8v-259h8v9h-33v-9zM5681 160v118 9h-8-31-8v-9-117c0-17-2-28-8-36-6-7-13-10-25-10-15 0-24 4-33 14-8 9-12 21-12 39v110 9h-8-30-8v-9-194-9h8 30 8v9 30h-8l-7-5c8-12 18-22 29-29 11-6 24-9 38-9 23 0 42 8 55 23 12 15 18 38 18 66zM5665 160c0-25-5-43-15-55-9-12-22-18-42-18-12 0-21 3-30 8s-16 13-23 23l-15 24v-28-30h8v8h-30v-8h8v194h-8v-8h30v8h-8v-110c0-20 6-38 16-51 11-12 27-19 45-19 16 0 29 6 37 17s12 27 12 46v117h-8v-8h31v8h-8zM5874 91v30 14l-11-7c-9-4-17-8-25-10s-16-3-24-3c-18 0-30 5-40 16-10 12-14 27-14 50 0 22 4 37 14 49s22 17 40 17c8 0 16-1 24-4 8-2 16-5 25-10l11-7v14 31 5l-4 2c-9 5-19 8-28 10-10 2-20 4-31 4-29 0-55-11-72-31-18-20-27-48-27-80 0-33 9-61 27-81 18-19 44-29 74-29 10 0 20 1 29 3s19 5 28 9l4 3zM5863 99c-8-4-16-7-24-9-9-2-17-3-26-3-27 0-47 8-62 25-16 17-23 38-23 69 0 29 7 51 22 68 16 18 35 26 61 26 10 0 19-1 27-3 9-2 17-5 25-9l3 8h-8v-31h8l4 8c-9 6-18 10-28 13-9 2-18 4-28 4-21 0-40-8-52-24-12-14-18-35-18-60s6-46 18-61c12-14 31-22 52-22 10 0 19 1 28 4 10 2 19 6 28 11l-4 8h-8v-30h8zM5923 225h35 8v8 45 9h-8-35-8v-9-45-8zM5931 233v45h-8v-8h35v8h-8v-45h8v9h-35v-9zM6328 39v37 19l-14-13c-10-10-21-18-33-23s-24-7-38-7c-26 0-45 7-58 24-14 17-21 40-21 72 0 33 7 56 21 73 13 16 32 24 58 24 14 0 26-2 38-8 12-5 23-12 33-22l14-13v19 37 5l-4 2c-12 9-25 16-39 20-13 4-28 7-44 7-39 0-71-14-94-39-22-26-34-62-34-105 0-42 12-78 34-103 23-26 55-39 94-39 16 0 31 2 44 7 14 4 27 11 39 19l4 3zM6315 46c-11-8-22-13-34-17-13-4-25-6-40-6-35 0-62 11-82 33-20 23-30 52-30 92s10 70 30 93 47 34 82 34c14 0 27-2 39-6 13-4 24-10 35-18l5 7h-8v-37h8l5 6c-11 11-25 20-38 27-13 6-29 9-44 9-29 0-54-10-70-31-17-19-25-48-25-84 0-35 8-64 25-83 16-20 41-30 70-30 15 0 31 3 44 9 13 5 27 14 38 26l-5 6h-8v-37h8zM6564 39v37 19l-13-13c-11-10-22-18-34-23s-24-7-37-7c-27 0-45 7-59 24s-21 40-21 72c0 33 7 56 21 73 14 16 32 24 59 24 13 0 25-2 37-8 12-5 23-12 34-22l13-13v19 37 5l-3 2c-13 9-26 16-40 20-13 4-28 7-43 7-39 0-72-14-95-39-22-26-34-62-34-105 0-42 12-78 34-103 23-26 56-39 95-39 15 0 30 2 44 7 13 4 27 11 39 19l3 3zM6552 46c-12-8-23-13-35-17-13-4-25-6-39-6-36 0-63 11-83 33-20 23-30 52-30 92s10 70 30 93 47 34 83 34c14 0 26-2 39-6 12-4 23-10 35-18l4 7h-8v-37h8l6 6c-12 11-25 20-39 27-13 6-28 9-43 9-30 0-55-10-71-31-16-19-25-48-25-84 0-35 8-64 25-83 16-20 41-30 71-30 15 0 30 3 43 9 14 5 27 14 39 26l-6 6h-8v-37h8zM6756 154v94h-8v-8h54c17 0 27-3 34-10 7-6 11-15 11-29 0-15-4-23-11-29-7-7-17-10-34-10h-54v-8zM6748 146h54c19 0 35 4 45 13s16 24 16 42-6 33-16 42c-10 10-26 15-45 15h-54-8v-10-94-8zM6756 48v78h-8v-9h50c15 0 25-2 31-8 7-5 9-11 9-22s-3-17-9-23c-7-5-16-8-31-8h-50v-8zM6748 40h50c17 0 32 4 41 11 10 8 15 21 15 36s-5 28-15 36c-9 7-24 11-41 11h-50-8v-8-78-8zM6715 11h85c27 0 49 6 64 18 15 13 24 32 24 54 0 17-5 32-13 43s-21 18-36 21l-1-9 2-8c17 4 33 13 43 26s15 30 15 49c0 25-9 47-26 61-16 13-40 21-68 21h-89-8v-9-259-8zM6723 19v259h-8v-8h89c26 0 45-6 58-17 14-13 20-27 20-48 0-16-4-28-12-38-8-11-18-17-34-21l-42-9 43-7c12-2 20-6 26-14 6-9 8-18 8-33 0-19-5-31-17-40-13-10-29-15-54-15h-85v-9zM6897 11h36 4l3 4 68 106-7 4-7-4 68-106 3-4h4 36 15l-8 13-88 135-6-5h8v124 9h-8-34-8v-9-124h8l-6 5-88-135-8-13zM6904 15l87 135 1 2v2 124h-8v-8h34v8h-8v-124-2l1-2 87-135 7 4v9h-36v-9l7 5-68 106-7 10-7-10-68-106 7-5v9h-36v-9zM7088 158h89 8v8 29 8h-8-89-8v-8-29-8zM7097 166v29h-9v-9h89v9h-8v-29h8v9h-89v-9zM7383 28v34 13l-12-5c-12-7-23-11-34-14s-21-5-31-5c-17 0-28 3-37 10-8 6-11 13-11 25 0 9 2 15 7 19 5 5 15 9 33 12l20 5-1 8 1-8c26 5 47 14 59 28 14 14 21 34 21 56 0 27-10 50-28 64-17 14-43 22-75 22-12 0-25-2-39-5-13-3-27-7-42-12l-5-2v-6-37-15l12 7c13 8 25 14 38 18 12 3 24 5 36 5 18 0 30-3 39-10 9-6 13-14 13-27 0-11-3-17-9-23s-16-10-33-14l2-8-2 8-20-4c-26-5-46-15-58-27s-19-31-19-52c0-24 9-46 26-60s40-22 68-22c12 0 25 1 37 4 12 2 25 5 38 10l6 2zM7372 36c-12-5-24-8-36-10-11-2-22-3-34-3-25 0-44 6-58 18s-20 26-20 47c0 18 5 30 14 40 10 10 26 17 50 22l-1 9 1-9 21 5c17 3 31 10 40 18s14 21 14 35c0 17-7 32-19 41-12 10-29 14-49 14-13 0-27-2-41-6-13-4-27-12-41-20l4-7h8v37h-8l3-8c14 5 27 9 39 12 13 2 25 4 36 4 30 0 51-6 66-18 14-12 20-28 20-51 0-19-4-33-15-44-11-12-27-19-51-24l-20-4 2-9-2 9c-19-4-33-9-41-16s-12-19-12-32c0-16 6-30 18-39 11-8 27-12 46-12 11 0 23 1 35 5 12 3 24 8 37 14l-3 8h-8v-34h8zM7531 57l-45 128-7-3v-9h90v9l-7 3-46-128 8-3zM7531 51l46 128 4 11h-12-90-12l4-11 45-128 8-22zM7505 11h38 6l2 5 93 259 5 12h-12-35-5l-2-6-23-67 8-3v8h-111v-8l7 3-22 67-2 6h-6-35-12l5-12 94-259 2-5zM7513 22l-94 259-8-3v-8h35v8l-7-3 22-67 2-5h6 111 6l1 5 23 67-8 3v-8h35v8l-8 3-93-259 7-3v9h-38v-9zM7882 54l-84 138-7-5v-8h84v8h-8v-137h8zM7883 50v137 9h-8-84-15l8-13 84-138 15-24zM7866 11h42 8v8 168h-8v-8h36 8v8 29 9h-8-36v-9h8v62 9h-8-33-8v-9-62h8v9h-111-8v-9-33-3l1-2 103-163 2-4zM7873 24l-102 163-7-4h8v33h-8v-8h111 8v8 62h-8v-8h33v8h-8v-62-8h8 36v8h-9v-29h9v9h-36-8v-9-168h8v9h-42v-9zM7999 225h34 8v8 45 9h-8-34-8v-9-45-8zM8007 233v45h-8v-8h34v8h-8v-45h8v9h-34v-9zM8177 51c-14 0-23 6-31 22s-12 41-12 75c0 35 4 60 12 76s17 22 31 22c15 0 24-6 32-22s12-41 12-76c0-34-4-59-12-75s-17-22-32-22zM8177 34c20 0 37 11 46 31 10 19 14 47 14 83 0 37-4 65-14 84-9 21-26 32-46 32-19 0-36-12-45-32-10-19-14-47-14-84 0-36 4-64 14-83 9-20 26-31 45-31zM8177 6c30 0 55 14 71 38 15 24 23 60 23 104 0 45-8 80-23 105-16 25-41 39-71 39-29 0-54-14-69-39-16-25-24-60-24-105 0-44 8-80 24-104 15-24 40-38 69-38zM8177 23c-25 0-43 9-56 31-14 21-21 52-21 94 0 43 7 73 21 95 13 22 31 32 56 32 26 0 44-10 57-32 14-22 21-52 21-95 0-42-7-73-21-94-13-22-31-31-57-31z">
          <text:p/>
        </draw:path>
        <draw:polygon draw:style-name="gr5" draw:text-style-name="P4" draw:layer="layout" svg:width="0cm" svg:height="0cm" svg:x="0.038cm" svg:y="0.038cm" svg:viewBox="0 0 0 0" draw:points="0,0">
          <text:p/>
        </draw:polygon>
        <draw:path draw:style-name="gr13" draw:text-style-name="P5" draw:layer="layout" svg:width="0.653cm" svg:height="0.643cm" svg:x="27.103cm" svg:y="22.994cm" svg:viewBox="0 0 654 644" svg:d="M327 136l-73 217h146zM497 644l-50-152h-239l-52 152h-156l211-644h231l212 644z">
          <text:p/>
        </draw:path>
        <draw:path draw:style-name="gr13" draw:text-style-name="P5" draw:layer="layout" svg:width="0.655cm" svg:height="0.644cm" svg:x="27.102cm" svg:y="22.994cm" svg:viewBox="0 0 656 645" svg:d="M330 136l-74 217v-1h146v1h-1l-72-217zM330 136l72 216 1 1h-1-146-1v-1l74-216v-2zM498 644l-50-152h1v1h-239v-1h1l-52 152v1h-1-157-1v-1l212-644h1 231 1l211 644v1h-1-156zM499 643h156v1l-211-644v1h-231v-1l-211 644h-1v-1h157v1l51-152v-1h1 239v1l51 152h-1z">
          <text:p/>
        </draw:path>
        <draw:polygon draw:style-name="gr13" draw:text-style-name="P5" draw:layer="layout" svg:width="0.437cm" svg:height="0.644cm" svg:x="27.855cm" svg:y="22.993cm" svg:viewBox="0 0 438 645" draw:points="154,507 438,507 438,645 0,645 0,0 154,0">
          <text:p/>
        </draw:polygon>
        <draw:path draw:style-name="gr13" draw:text-style-name="P5" draw:layer="layout" svg:width="0.437cm" svg:height="0.646cm" svg:x="27.855cm" svg:y="22.992cm" svg:viewBox="0 0 438 647" svg:d="M154 507h284v1 138 1h-438v-1-645-1h154v1 507zM153 508v-507h1-154 1v645h-1v-1h438v1h-1v-138h1-284z">
          <text:p/>
        </draw:path>
        <draw:polygon draw:style-name="gr13" draw:text-style-name="P5" draw:layer="layout" svg:width="0.483cm" svg:height="0.644cm" svg:x="28.423cm" svg:y="22.993cm" svg:viewBox="0 0 484 645" draw:points="148,138 148,256 334,256 334,392 148,392 148,508 484,508 484,645 0,645 0,0 484,0 484,138">
          <text:p/>
        </draw:polygon>
        <draw:path draw:style-name="gr13" draw:text-style-name="P5" draw:layer="layout" svg:width="0.485cm" svg:height="0.646cm" svg:x="28.422cm" svg:y="22.992cm" svg:viewBox="0 0 486 647" svg:d="M150 139v118h-1 185v136h-185 1v116h-1 336 1v137 1h-1-484-1v-1-645-1h1 484 1v1 138 1h-1-336v-1zM149 139h336v-138h-484v645-1h484v1-137 1h-336v-1-116-1h185v1h-1v-136h1v1h-185v-1z">
          <text:p/>
        </draw:path>
        <draw:path draw:style-name="gr13" draw:text-style-name="P5" draw:layer="layout" svg:width="0.516cm" svg:height="0.644cm" svg:x="29.052cm" svg:y="22.993cm" svg:viewBox="0 0 517 645" svg:d="M365 137h-210v149h210zM442 0c21 0 38 6 53 20 15 13 22 29 22 48v286c0 19-7 36-22 49s-32 20-53 20h-287v222h-155v-645z">
          <text:p/>
        </draw:path>
        <draw:path draw:style-name="gr13" draw:text-style-name="P5" draw:layer="layout" svg:width="0.517cm" svg:height="0.646cm" svg:x="29.052cm" svg:y="22.992cm" svg:viewBox="0 0 518 647" svg:d="M365 138h-211v149-1h211v1zM366 138v149h-1-211-1v-149-1h1 211 1zM442 0c21 0 39 7 54 20 14 13 22 30 22 49v286c0 19-8 36-22 49h-1 1c-15 14-33 20-54 20h-288v222 1h-154v-1-645-1zM442 1h-442 1v645h-1v-1h154v1h-1v-222-1h1 288c21 0 38-6 53-20 14-13 22-29 22-48v-286c0-19-8-35-22-48-15-13-32-20-53-20z">
          <text:p/>
        </draw:path>
        <draw:polygon draw:style-name="gr13" draw:text-style-name="P5" draw:layer="layout" svg:width="0.51cm" svg:height="0.644cm" svg:x="29.701cm" svg:y="22.993cm" svg:viewBox="0 0 511 645" draw:points="511,0 511,645 362,645 362,427 153,427 153,645 0,645 0,0 153,0 153,290 362,290 362,0">
          <text:p/>
        </draw:polygon>
        <draw:path draw:style-name="gr13" draw:text-style-name="P5" draw:layer="layout" svg:width="0.512cm" svg:height="0.646cm" svg:x="29.7cm" svg:y="22.992cm" svg:viewBox="0 0 513 647" svg:d="M513 1v645 1h-1-149v-1-218 1h-210v-1 218 1h-152-1v-1-645-1h1 152v1 290h210v-290-1h149 1zM512 1h-149 1v290 1h-1-210-1v-1-290h1-152 1v645h-1v-1h152v1h-1v-218h1 210 1v218h-1v-1h149v1z">
          <text:p/>
        </draw:path>
        <draw:path draw:style-name="gr13" draw:text-style-name="P5" draw:layer="layout" svg:width="0.387cm" svg:height="0.481cm" svg:x="27.103cm" svg:y="23.771cm" svg:viewBox="0 0 388 482" svg:d="M113 378h162v-276h-162zM332 482h-276c-15 0-28-5-39-16-11-9-17-21-17-36v-379c0-14 6-26 17-36s24-15 39-15h276c16 0 29 5 40 15s16 22 16 36v379c0 15-5 27-16 36-11 11-24 16-40 16z">
          <text:p/>
        </draw:path>
        <draw:path draw:style-name="gr13" draw:text-style-name="P5" draw:layer="layout" svg:width="0.389cm" svg:height="0.482cm" svg:x="27.102cm" svg:y="23.77cm" svg:viewBox="0 0 390 483" svg:d="M114 380h162-1v-276h1v1h-162v-1h1v276zM114 380v-276h162 1v276 1h-1-162zM333 483h-276c-15 0-29-4-40-14s-17-22-17-37v-379c0-15 6-28 17-38s25-15 40-15h276c16 0 29 5 40 15s17 23 17 38v379c0 15-6 27-17 37s-24 14-40 14zM333 482c16 0 29-5 39-14h1-1c11-9 17-21 17-36v-379c0-15-6-27-17-37h1-1c-10-10-23-14-39-14h-276c-15 0-28 4-39 14s-16 22-16 37v379c0 15 5 27 16 36s24 14 39 14z">
          <text:p/>
        </draw:path>
        <draw:path draw:style-name="gr13" draw:text-style-name="P5" draw:layer="layout" svg:width="0.382cm" svg:height="0.481cm" svg:x="27.587cm" svg:y="23.771cm" svg:viewBox="0 0 383 482" svg:d="M271 380v-87h-158v87zM113 103v86h158v-86zM327 0c15 0 28 5 39 15s17 22 17 37v378c0 15-6 27-17 36-11 11-24 16-39 16h-327v-482z">
          <text:p/>
        </draw:path>
        <draw:path draw:style-name="gr13" draw:text-style-name="P5" draw:layer="layout" svg:width="0.383cm" svg:height="0.482cm" svg:x="27.587cm" svg:y="23.77cm" svg:viewBox="0 0 384 483" svg:d="M270 382v-87h1-159 1v87h-1v-1h159v1zM271 382h-159v-87-1h159v1zM113 105v86h-1 159-1v-86h1v1h-159v-1zM112 105h159v86 1h-159v-1zM327 0c15 0 28 5 39 15 12 10 18 23 18 39v378c0 15-6 27-18 37-11 10-24 14-39 14h-327v-482-1zM327 2h-327v-1h1v482h-1v-1h327c15 0 27-5 39-14 11-9 17-21 17-36v-378c0-16-6-28-17-38-12-10-24-14-39-14z">
          <text:p/>
        </draw:path>
        <draw:path draw:style-name="gr13" draw:text-style-name="P5" draw:layer="layout" svg:width="0.364cm" svg:height="0.481cm" svg:x="28.056cm" svg:y="23.771cm" svg:viewBox="0 0 365 482" svg:d="M365 0v429c0 15-5 27-16 37-11 11-24 16-40 16h-253c-15 0-29-5-39-16-11-10-17-22-17-37v-213h113v162h138v-378z">
          <text:p/>
        </draw:path>
        <draw:path draw:style-name="gr13" draw:text-style-name="P5" draw:layer="layout" svg:width="0.366cm" svg:height="0.482cm" svg:x="28.055cm" svg:y="23.77cm" svg:viewBox="0 0 367 483" svg:d="M367 1v430c0 15-6 27-17 37s-24 15-40 15h-253c-15 0-29-5-40-15h1-1c-11-10-17-22-17-37v-213-1h1 113 1v1 162h-1 138-1v-379-1h1 114 1zM366 2h-114v-1 379 1h-138v-1-162h-113 1v213c0 15 5 27 16 37 11 9 24 14 39 14h253c15 0 28-5 39-14 11-10 17-22 17-37v-430z">
          <text:p/>
        </draw:path>
        <draw:polygon draw:style-name="gr13" draw:text-style-name="P5" draw:layer="layout" svg:width="0.361cm" svg:height="0.481cm" svg:x="28.531cm" svg:y="23.771cm" svg:viewBox="0 0 362 482" draw:points="113,103 113,191 250,191 250,293 113,293 113,380 362,380 362,482 0,482 0,0 362,0 362,103">
          <text:p/>
        </draw:polygon>
        <draw:path draw:style-name="gr13" draw:text-style-name="P5" draw:layer="layout" svg:width="0.362cm" svg:height="0.482cm" svg:x="28.531cm" svg:y="23.77cm" svg:viewBox="0 0 363 483" svg:d="M112 105v88h138 1v102h-1-138v87-1h250 1v1 101h-1-362v-482-1h362 1v1 104 1h-1-250zM112 105h250v-104 1h-362v-1h1v482h-1v-1h362v1-101h-250-1v-87-1h1 138v1h-1v-102h1v1h-138-1v-1-88z">
          <text:p/>
        </draw:path>
        <draw:path draw:style-name="gr13" draw:text-style-name="P5" draw:layer="layout" svg:width="0.364cm" svg:height="0.481cm" svg:x="28.981cm" svg:y="23.771cm" svg:viewBox="0 0 365 482" svg:d="M251 164v-61h-138v277h138v-61h114v111c0 15-6 27-17 36-11 11-25 16-41 16h-250c-17 0-30-5-41-16-10-9-16-21-16-36v-378c0-15 6-27 16-37 11-10 24-15 41-15h250c16 0 30 5 41 15s17 22 17 37v112z">
          <text:p/>
        </draw:path>
        <draw:path draw:style-name="gr13" draw:text-style-name="P5" draw:layer="layout" svg:width="0.364cm" svg:height="0.482cm" svg:x="28.981cm" svg:y="23.77cm" svg:viewBox="0 0 365 483" svg:d="M250 166v-61 1h-137v-1 277-1h137v1-61-1h115v1 111c0 15-5 27-17 37v-1 1c-11 10-24 14-42 14h-249c-17 0-30-4-41-14s-16-22-16-37v-378c0-16 5-29 16-39s24-15 41-15h249c18 0 31 5 42 15v1-1c12 10 17 23 17 39v112 1h-115zM250 165h115v1h-1v-112c0-16-5-28-16-38s-25-14-42-14h-249c-16 0-30 4-40 14h-1 1c-11 10-16 22-16 38v378c0 15 5 27 16 36h-1 1c10 9 24 14 40 14h249c17 0 31-5 42-14s16-21 16-36v-111h1v1h-115v-1h1v61h-1-137-1v-277h1 137 1v61h-1z">
          <text:p/>
        </draw:path>
        <draw:polygon draw:style-name="gr13" draw:text-style-name="P5" draw:layer="layout" svg:width="0.336cm" svg:height="0.481cm" svg:x="29.43cm" svg:y="23.771cm" svg:viewBox="0 0 337 482" draw:points="337,101 226,101 226,482 112,482 112,101 0,101 0,0 337,0">
          <text:p/>
        </draw:polygon>
        <draw:path draw:style-name="gr13" draw:text-style-name="P5" draw:layer="layout" svg:width="0.337cm" svg:height="0.482cm" svg:x="29.43cm" svg:y="23.77cm" svg:viewBox="0 0 338 483" svg:d="M337 104h-112v-1h1v380h-1-113-1v-380h1v1h-112v-1-102-1h337 1v1 102 1zM336 103v-102h1v1h-337v-1h1v102h-1 112v380-1h113v1h-1v-380h1 112z">
          <text:p/>
        </draw:path>
        <draw:path draw:style-name="gr13" draw:text-style-name="P5" draw:layer="layout" svg:width="0.339cm" svg:height="0.483cm" svg:x="29.872cm" svg:y="23.769cm" svg:viewBox="0 0 340 484" svg:d="M283 484h-283v-103h226v-90h-168c-16 0-30-5-41-15-12-9-17-22-17-36v-190c0-13 5-25 17-35 11-10 25-15 41-15h282v103h-225v85h168c16 0 29 5 40 15s17 22 17 37v192c0 15-6 27-17 37s-24 15-40 15z">
          <text:p/>
        </draw:path>
        <draw:path draw:style-name="gr13" draw:text-style-name="P5" draw:layer="layout" svg:width="0.34cm" svg:height="0.484cm" svg:x="29.871cm" svg:y="23.768cm" svg:viewBox="0 0 341 485" svg:d="M284 485h-283-1v-103h1 226v-90 1h-169c-16 0-29-5-41-15-11-10-17-23-17-37v-190c0-14 6-26 17-36l1 1-1-1c12-10 25-15 41-15h283v1 102 1h-226v-1h1v85h-1v-1h169c16 0 29 6 41 16l-1 1 1-1c11 10 16 23 16 38v192c0 15-5 27-16 37h-1 1c-12 10-25 15-41 15zM284 484c16 0 29-5 40-14 11-10 16-22 16-37v-192c0-15-5-27-16-37s-24-16-40-16h-169v-85h226-1v-102h1-283c-15 0-29 5-40 15s-17 22-17 35v190c0 14 6 26 17 36s25 15 40 15h169 1v90 1h-1-226v-1 103-1z">
          <text:p/>
        </draw:path>
        <draw:polygon draw:style-name="gr13" draw:text-style-name="P5" draw:layer="layout" svg:width="0.036cm" svg:height="0.212cm" svg:x="27.105cm" svg:y="24.405cm" svg:viewBox="0 0 37 213" draw:points="0,213 37,213 37,0 0,0">
          <text:p/>
        </draw:polygon>
        <draw:path draw:style-name="gr13" draw:text-style-name="P5" draw:layer="layout" svg:width="0.038cm" svg:height="0.214cm" svg:x="27.104cm" svg:y="24.404cm" svg:viewBox="0 0 39 215" svg:d="M1 214h37-1v-213h1-37 1v213zM0 214v-213-1h1 37 1v1 213 1h-1-37-1z">
          <text:p/>
        </draw:path>
        <draw:polygon draw:style-name="gr13" draw:text-style-name="P5" draw:layer="layout" svg:width="0.195cm" svg:height="0.212cm" svg:x="27.254cm" svg:y="24.405cm" svg:viewBox="0 0 196 213" draw:points="160,0 196,0 196,213 157,213 36,57 36,213 0,213 0,0 36,0 160,159">
          <text:p/>
        </draw:polygon>
        <draw:path draw:style-name="gr13" draw:text-style-name="P5" draw:layer="layout" svg:width="0.197cm" svg:height="0.214cm" svg:x="27.253cm" svg:y="24.404cm" svg:viewBox="0 0 198 215" svg:d="M161 0h36 1v1 213 1h-1-39l-122-156 1-1v156 1h-36-1v-1-213-1h1 36l125 159h-1v-158zM162 1v158 2l-1-1-125-159h1-36 1v213h-1 36-1v-156-2l1 2 122 156h-1 39v-213h-36z">
          <text:p/>
        </draw:path>
        <draw:path draw:style-name="gr13" draw:text-style-name="P5" draw:layer="layout" svg:width="0.197cm" svg:height="0.22cm" svg:x="27.548cm" svg:y="24.4cm" svg:viewBox="0 0 198 221" svg:d="M111 186c12 0 23-2 32-7 9-4 18-10 28-20l24 24c-23 25-51 38-83 38s-59-11-80-31c-21-21-32-47-32-79 0-31 11-58 33-79 21-22 49-32 82-32s60 12 83 37l-24 25c-10-10-19-16-28-20s-20-6-32-6c-22 0-40 7-54 21-15 14-22 31-22 53 0 21 7 39 22 54 14 14 31 22 51 22z">
          <text:p/>
        </draw:path>
        <draw:path draw:style-name="gr13" draw:text-style-name="P5" draw:layer="layout" svg:width="0.198cm" svg:height="0.221cm" svg:x="27.548cm" svg:y="24.399cm" svg:viewBox="0 0 199 222" svg:d="M112 186c12 0 23-2 32-6s18-11 28-20l24 24v1c-23 25-51 37-83 37s-60-10-81-31-32-47-32-79c0-31 11-58 32-79h1-1c22-22 51-33 84-33s60 12 83 38v1l-23 24-1 1v-1c-10-9-20-16-29-20s-19-5-31-5c-21 0-39 6-55 20-14 14-21 31-21 53 0 21 7 39 21 53v1c15 14 32 21 52 21v1c-20 0-37-7-53-22h1-1c-14-14-22-32-22-54s8-40 22-54c16-14 34-21 56-21 12 0 23 2 32 6v1-1c9 4 19 11 29 21h-1l23-25v1c-22-26-50-38-82-38-33 0-61 11-83 33-21 21-32 47-32 78 0 32 11 58 32 78l-1 1 1-1c21 21 48 31 80 31s59-12 82-37v1l-23-24v-1 1c-9 9-19 16-28 20s-19 6-32 6z">
          <text:p/>
        </draw:path>
        <draw:path draw:style-name="gr13" draw:text-style-name="P5" draw:layer="layout" svg:width="0.223cm" svg:height="0.219cm" svg:x="27.822cm" svg:y="24.4cm" svg:viewBox="0 0 224 220" svg:d="M166 56c-16-15-33-23-54-23s-39 8-54 23c-14 15-21 33-21 54 0 22 7 40 21 55 15 15 33 22 54 22s38-7 54-22c14-15 22-33 22-55 0-21-8-39-22-54zM192 189c-21 21-49 31-80 31-32 0-59-10-80-31-22-21-32-47-32-79 0-31 10-57 32-78 21-22 48-32 80-32 31 0 59 10 80 32 22 21 32 47 32 78 0 32-10 58-32 79z">
          <text:p/>
        </draw:path>
        <draw:path draw:style-name="gr13" draw:text-style-name="P5" draw:layer="layout" svg:width="0.225cm" svg:height="0.221cm" svg:x="27.821cm" svg:y="24.399cm" svg:viewBox="0 0 226 222" svg:d="M166 56c-14-15-31-22-52-22s-39 7-54 22h-1 1c-15 15-22 33-22 54 0 23 7 41 22 56 15 14 33 22 54 22s38-8 52-22c15-15 22-33 22-56 0-21-7-39-22-54h1zM167 55c15 16 22 34 22 55 0 23-7 41-22 56-14 16-32 23-53 23-22 0-40-7-55-23-15-15-22-33-22-56 0-21 7-39 22-55 15-15 33-22 55-22 21 0 39 7 53 22zM194 190c-22 21-49 32-80 32-32 0-60-11-81-32-22-21-33-47-33-80 0-31 11-57 33-78 21-21 49-32 81-32 31 0 58 11 80 32h-1 1c21 21 32 47 32 78 0 33-11 59-32 80zM193 189c21-20 32-46 32-79 0-31-11-57-32-77-22-21-48-32-79-32-32 0-59 11-81 32-21 20-32 46-32 77 0 33 11 59 32 79v1-1c22 21 49 32 81 32 31 0 57-11 79-32v1z">
          <text:p/>
        </draw:path>
        <draw:path draw:style-name="gr13" draw:text-style-name="P5" draw:layer="layout" svg:width="0.179cm" svg:height="0.212cm" svg:x="28.145cm" svg:y="24.405cm" svg:viewBox="0 0 180 213" svg:d="M123 100c7-6 11-17 11-31s-4-24-12-29c-7-5-20-8-40-8h-46v77h45c21 0 34-3 42-9zM170 69c0 36-15 58-46 67l56 77h-45l-51-71h-48v71h-36v-213h80c32 0 55 5 69 16s21 29 21 53z">
          <text:p/>
        </draw:path>
        <draw:path draw:style-name="gr13" draw:text-style-name="P5" draw:layer="layout" svg:width="0.181cm" svg:height="0.214cm" svg:x="28.144cm" svg:y="24.404cm" svg:viewBox="0 0 182 215" svg:d="M123 99c7-6 11-16 11-29 0-14-4-23-11-28v-1 1c-7-6-21-8-40-8h-45v-1 76h44c21 0 34-3 41-10l3-2-2 3zM123 100h1c-7 7-21 10-42 10h-44-1v-1-76h1 45c20 0 33 2 41 8 7 5 11 15 11 29s-4 24-11 30l-3 3zM172 70c0 35-16 57-46 67l-1-1h1l56 78v1h-1-45-1l-51-73h1-47v72 1h-37-1v-1-213-1h1 80c32 0 56 6 70 17h-1 1c14 11 21 29 21 53zM171 70c0-24-7-41-21-52s-37-17-69-17h-80v213h37-1v-72-1h1 47l51 73h45v1l-56-79v-1c31-9 46-30 46-65z">
          <text:p/>
        </draw:path>
        <draw:path draw:style-name="gr13" draw:text-style-name="P5" draw:layer="layout" svg:width="0.166cm" svg:height="0.212cm" svg:x="28.42cm" svg:y="24.405cm" svg:viewBox="0 0 167 213" svg:d="M119 107c7-8 11-19 11-34s-5-25-14-32c-9-6-23-9-42-9h-38v86h43c20 0 33-3 40-11zM145 18c14 13 22 32 22 57 0 27-8 46-23 58s-38 18-69 18h-39v62h-36v-213h74c32 0 56 6 71 18z">
          <text:p/>
        </draw:path>
        <draw:path draw:style-name="gr13" draw:text-style-name="P5" draw:layer="layout" svg:width="0.166cm" svg:height="0.214cm" svg:x="28.42cm" svg:y="24.404cm" svg:viewBox="0 0 167 215" svg:d="M119 107c7-8 10-19 10-33 0-15-4-25-13-31v-1 1c-9-6-23-9-42-9h-38v-1h1v85h-1 43c19 0 33-4 40-11h1l-4 3zM119 107l4-3-3 3c-8 8-21 12-41 12h-43-1v-1-85h1 38c19 0 34 3 43 9s14 17 14 32c0 14-4 26-11 33zM145 19c15 12 22 32 22 57 0 26-7 45-22 57-16 12-39 18-70 18h-39 1v63 1h-1-36v-1-213-1h74c32 0 56 6 71 19zM144 20c-14-12-38-19-70-19h-74 1v213h-1 36-1v-63-1h1 39c31 0 54-6 69-17 15-12 22-31 22-57 0-25-7-44-22-56l1-1z">
          <text:p/>
        </draw:path>
        <draw:path draw:style-name="gr13" draw:text-style-name="P5" draw:layer="layout" svg:width="0.224cm" svg:height="0.219cm" svg:x="28.668cm" svg:y="24.4cm" svg:viewBox="0 0 225 220" svg:d="M166 56c-15-15-33-23-54-23s-39 8-53 23c-15 15-22 33-22 54 0 22 7 40 22 55 14 15 32 22 53 22s39-7 54-22c14-15 21-33 21-55 0-21-7-39-21-54zM192 189c-22 21-48 31-80 31-31 0-58-10-79-31-22-21-33-47-33-79 0-31 11-57 33-78 21-22 48-32 79-32 32 0 58 10 80 32 22 21 33 47 33 78 0 32-11 58-33 79z">
          <text:p/>
        </draw:path>
        <draw:path draw:style-name="gr13" draw:text-style-name="P5" draw:layer="layout" svg:width="0.225cm" svg:height="0.221cm" svg:x="28.668cm" svg:y="24.399cm" svg:viewBox="0 0 226 222" svg:d="M166 56c-14-15-32-22-54-22-21 0-38 7-53 22-14 15-21 33-21 54 0 23 7 41 21 56 15 14 32 22 53 22 22 0 40-8 54-22 15-15 22-33 22-56 0-21-7-39-22-54h1zM167 55c15 16 22 34 22 55 0 23-7 41-22 56-14 16-32 23-55 23-21 0-39-7-54-23-14-15-21-33-21-56 0-21 7-39 21-55 15-15 33-22 54-22 23 0 41 7 55 22zM193 190c-21 21-48 32-81 32-31 0-58-11-80-32h1-1c-21-21-32-47-32-80 0-31 11-57 32-78h1-1c22-21 49-32 80-32 33 0 60 11 81 32 22 21 33 47 33 78 0 33-11 59-33 80zM193 189c21-20 32-46 32-79 0-31-11-57-32-77-22-21-48-32-81-32-31 0-58 11-79 32-21 20-32 46-32 77 0 33 11 59 32 79 21 21 48 32 79 32 33 0 59-11 81-32v1z">
          <text:p/>
        </draw:path>
        <draw:path draw:style-name="gr13" draw:text-style-name="P5" draw:layer="layout" svg:width="0.179cm" svg:height="0.212cm" svg:x="28.992cm" svg:y="24.405cm" svg:viewBox="0 0 180 213" svg:d="M122 100c8-6 11-17 11-31s-3-24-11-29c-7-5-21-8-41-8h-46v77h45c21 0 35-3 42-9zM170 69c0 36-15 58-46 67l56 77h-46l-52-71h-47v71h-35v-213h79c33 0 56 5 70 16s21 29 21 53z">
          <text:p/>
        </draw:path>
        <draw:path draw:style-name="gr13" draw:text-style-name="P5" draw:layer="layout" svg:width="0.181cm" svg:height="0.214cm" svg:x="28.991cm" svg:y="24.404cm" svg:viewBox="0 0 182 215" svg:d="M123 99c7-6 11-16 11-29 0-14-4-23-11-28v-1 1c-8-6-21-8-40-8h-47v-1h1v76h-1 46c20 0 34-3 41-10l3-2-2 3h-1zM123 100h1c-8 7-22 10-42 10h-46v-1-76h47c19 0 33 2 40 8 8 5 12 15 12 29s-4 24-11 30l-3 3zM172 70c0 35-16 57-47 67v-1h1l55 78 1 1h-1-46l-51-73h-48 1v72 1h-1-35-1v-1-213-1h1 80c32 0 55 6 70 17 14 11 21 29 21 53zM171 70c0-24-7-41-21-52v-1 1c-14-11-37-17-69-17h-80v213h35v-72-1h48 1l51 73h-1 46l-1 1-55-79h-1l1-1c30-9 46-30 46-65z">
          <text:p/>
        </draw:path>
        <draw:path draw:style-name="gr13" draw:text-style-name="P5" draw:layer="layout" svg:width="0.226cm" svg:height="0.212cm" svg:x="29.237cm" svg:y="24.405cm" svg:viewBox="0 0 227 213" svg:d="M153 132l-40-89-38 89zM60 165l-21 48h-39l94-213h39l94 213h-38l-22-48z">
          <text:p/>
        </draw:path>
        <draw:path draw:style-name="gr13" draw:text-style-name="P5" draw:layer="layout" svg:width="0.228cm" svg:height="0.214cm" svg:x="29.236cm" svg:y="24.404cm" svg:viewBox="0 0 229 215" svg:d="M152 132l-38-88h1l-39 88v-1h77v1zM153 132h-77-1l39-88v-1l1 1 38 88h1zM62 165l-22 49v1h-39-1l1-1 93-213 1-1h38 1v1l94 213 1 1h-1-38-1v-1l-21-49h-107zM61 164h107 1v1l21 49h38-1l-94-213h-38 1l-94 213h-1 39-1l21-49z">
          <text:p/>
        </draw:path>
        <draw:polygon draw:style-name="gr13" draw:text-style-name="P5" draw:layer="layout" svg:width="0.164cm" svg:height="0.212cm" svg:x="29.51cm" svg:y="24.405cm" svg:viewBox="0 0 165 213" draw:points="101,33 101,213 64,213 64,33 0,33 0,0 165,0 165,33">
          <text:p/>
        </draw:polygon>
        <draw:path draw:style-name="gr13" draw:text-style-name="P5" draw:layer="layout" svg:width="0.166cm" svg:height="0.214cm" svg:x="29.509cm" svg:y="24.404cm" svg:viewBox="0 0 167 215" svg:d="M102 34v180 1h-1-36v-1-180h-64-1v-33-1h1 165 1v1 33h-1-65zM101 33h65v1-33h-165v33-1h64 1v1 180h-1 36-1v-180-1z">
          <text:p/>
        </draw:path>
        <draw:polygon draw:style-name="gr13" draw:text-style-name="P5" draw:layer="layout" svg:width="0.153cm" svg:height="0.212cm" svg:x="29.767cm" svg:y="24.405cm" svg:viewBox="0 0 154 213" draw:points="151,0 151,34 36,34 36,91 139,91 139,123 36,123 36,179 154,179 154,213 0,213 0,0">
          <text:p/>
        </draw:polygon>
        <draw:path draw:style-name="gr13" draw:text-style-name="P5" draw:layer="layout" svg:width="0.154cm" svg:height="0.214cm" svg:x="29.767cm" svg:y="24.404cm" svg:viewBox="0 0 155 215" svg:d="M151 1v34h-114 1v56h-1v-1h102 1v1 32h-1-102 1v56h-1 117 1v35 1h-1-154v-1-213-1h151zM151 1h-151 1v213h-1 154v-35 1h-117v-1-56-1h102v1h-1v-32h1-102v-56-1h114v1h-1v-34z">
          <text:p/>
        </draw:path>
        <draw:path draw:style-name="gr13" draw:text-style-name="P5" draw:layer="layout" svg:width="0.192cm" svg:height="0.212cm" svg:x="30.02cm" svg:y="24.405cm" svg:viewBox="0 0 193 213" svg:d="M157 107c0-50-28-74-84-74h-37v146h41c26 0 45-6 59-18s21-30 21-54zM162 28c21 18 31 44 31 78 0 33-10 59-30 78-20 20-50 29-91 29h-72v-213h74c38 0 68 9 88 28z">
          <text:p/>
        </draw:path>
        <draw:path draw:style-name="gr13" draw:text-style-name="P5" draw:layer="layout" svg:width="0.192cm" svg:height="0.214cm" svg:x="30.02cm" svg:y="24.404cm" svg:viewBox="0 0 193 215" svg:d="M156 107c0-49-28-72-83-72h-36v-1h1v145h-1 40c26 0 45-6 59-18 13-13 20-30 20-54zM157 107c0 24-7 42-21 55v-1 1c-13 12-33 18-59 18h-40v-1-145-1h36c56 0 84 25 84 74zM162 28c21 19 31 45 31 78s-10 59-30 79-50 30-91 30h-72v-1-213-1h74c38 0 68 10 88 28v1zM162 29c-21-18-50-28-88-28h-74 1v213h-1 72c41 0 71-10 91-30 19-19 29-45 29-78s-10-59-30-77z">
          <text:p/>
        </draw:path>
        <draw:polygon draw:style-name="gr14" draw:text-style-name="P6" draw:layer="layout" svg:width="0.453cm" svg:height="0.784cm" svg:x="25.52cm" svg:y="23.294cm" svg:viewBox="0 0 454 785" draw:points="0,523 454,785 454,261 0,0">
          <text:p/>
        </draw:polygon>
        <draw:path draw:style-name="gr14" draw:text-style-name="P6" draw:layer="layout" svg:width="0.454cm" svg:height="0.786cm" svg:x="25.519cm" svg:y="23.293cm" svg:viewBox="0 0 455 787" svg:d="M1 523l454 262v1h-1v-524h1-1l-454-260 1-1v523zM0 524v-523-1l1 1 454 260v1 524 1l-1-1z">
          <text:p/>
        </draw:path>
        <draw:polygon draw:style-name="gr15" draw:text-style-name="P7" draw:layer="layout" svg:width="0.453cm" svg:height="0.784cm" svg:x="25.067cm" svg:y="23.294cm" svg:viewBox="0 0 454 785" draw:points="454,523 0,785 0,261 454,0">
          <text:p/>
        </draw:polygon>
        <draw:path draw:style-name="gr15" draw:text-style-name="P7" draw:layer="layout" svg:width="0.455cm" svg:height="0.786cm" svg:x="25.066cm" svg:y="23.293cm" svg:viewBox="0 0 456 787" svg:d="M455 524l-454 262-1 1v-1-524-1l455-260 1-1v1 523zM454 524v-523h1v1l-454 260v524l-1-1 455-262v1z">
          <text:p/>
        </draw:path>
        <draw:polygon draw:style-name="gr16" draw:text-style-name="P8" draw:layer="layout" svg:width="0.906cm" svg:height="0.523cm" svg:x="25.067cm" svg:y="23.816cm" svg:viewBox="0 0 907 524" draw:points="907,262 453,0 0,262 453,524">
          <text:p/>
        </draw:polygon>
        <draw:path draw:style-name="gr16" draw:text-style-name="P8" draw:layer="layout" svg:width="0.908cm" svg:height="0.524cm" svg:x="25.066cm" svg:y="23.816cm" svg:viewBox="0 0 909 525" svg:d="M907 262l-453-261v-1 1l-453 261v-1l453 262v1-1l453-262 1 1zM908 262l-454 262v1-1l-454-262v-1l454-261 454 261 1 1z">
          <text:p/>
        </draw:path>
        <draw:polygon draw:style-name="gr17" draw:text-style-name="P9" draw:layer="layout" svg:width="1.823cm" svg:height="0.759cm" svg:x="24.608cm" svg:y="22.699cm" svg:viewBox="0 0 1824 760" draw:points="404,760 905,473 913,468 921,473 1421,760 1768,560 1824,527 1537,360 1737,245 1556,140 1374,36 1373,35 1173,151 913,0 652,151 452,35 451,36 269,140 88,245 288,361 0,528 168,624">
          <text:p/>
        </draw:polygon>
        <draw:polygon draw:style-name="gr17" draw:text-style-name="P9" draw:layer="layout" svg:width="1.827cm" svg:height="0.76cm" svg:x="24.606cm" svg:y="22.699cm" svg:viewBox="0 0 1828 761" draw:points="405,760 906,471 914,467 915,466 915,467 923,471 1424,760 1423,760 1770,560 1826,527 1826,528 1539,361 1538,360 1539,360 1739,245 1739,246 1558,141 1558,140 1558,141 1376,36 1377,36 1376,36 1376,37 1376,36 1375,36 1375,35 1375,36 1176,151 1175,151 914,1 915,0 915,1 654,151 454,36 454,35 454,36 453,36 453,37 453,36 452,36 453,36 272,141 90,246 90,245 290,360 291,361 290,361 2,528 2,527 170,624 406,760 405,761 169,625 1,528 0,528 1,527 290,360 290,361 90,246 89,245 90,245 271,140 453,35 454,35 453,36 453,35 454,35 654,150 654,151 654,150 914,0 915,0 1176,150 1175,151 1175,150 1375,35 1376,35 1376,36 1376,35 1377,35 1558,140 1740,245 1740,246 1539,361 1539,360 1827,527 1828,527 1827,528 1770,561 1770,560 1770,561 1424,761 1423,761 923,472 914,468 915,467 915,468 907,472 406,761">
          <text:p/>
        </draw:polygon>
        <draw:polygon draw:style-name="gr18" draw:text-style-name="P10" draw:layer="layout" svg:width="1.114cm" svg:height="1.579cm" svg:x="24.35cm" svg:y="23.322cm" svg:viewBox="0 0 1115 1580" draw:points="1115,1114 605,820 605,232 369,96 202,0 202,334 0,217 0,662 202,779 202,1053 474,1211 253,1338 434,1443 616,1548 616,1547 617,1548 839,1421 1115,1580">
          <text:p/>
        </draw:polygon>
        <draw:polygon draw:style-name="gr18" draw:text-style-name="P10" draw:layer="layout" svg:width="1.115cm" svg:height="1.581cm" svg:x="24.349cm" svg:y="23.321cm" svg:viewBox="0 0 1116 1582" draw:points="1116,1115 606,821 606,233 606,234 370,98 370,97 370,98 203,1 203,335 203,336 0,219 1,218 1,663 203,780 203,1054 203,1053 475,1211 476,1212 475,1212 254,1340 254,1339 435,1444 617,1548 617,1549 616,1548 617,1548 618,1549 839,1421 840,1421 1116,1581 1115,1581 1115,1115 1116,1115 1116,1581 1116,1582 839,1422 840,1422 618,1550 617,1549 617,1548 617,1549 616,1549 435,1445 253,1340 253,1339 475,1211 475,1212 203,1054 202,1054 202,780 203,780 203,781 0,664 0,663 0,218 0,217 1,218 203,335 202,335 202,1 202,0 203,0 370,97 606,233 607,233 607,821 606,821 606,820 1116,1114">
          <text:p/>
        </draw:polygon>
        <draw:polygon draw:style-name="gr19" draw:text-style-name="P11" draw:layer="layout" svg:width="1.114cm" svg:height="1.579cm" svg:x="25.575cm" svg:y="23.322cm" svg:viewBox="0 0 1115 1580" draw:points="509,233 509,820 0,1114 0,1580 274,1422 492,1548 493,1547 493,1548 676,1443 857,1338 639,1212 913,1053 913,779 1115,662 1115,217 913,334 913,0 856,33">
          <text:p/>
        </draw:polygon>
        <draw:polygon draw:style-name="gr19" draw:text-style-name="P11" draw:layer="layout" svg:width="1.116cm" svg:height="1.581cm" svg:x="25.574cm" svg:y="23.321cm" svg:viewBox="0 0 1117 1582" draw:points="511,234 511,821 510,822 1,1115 2,1115 2,1581 1,1581 275,1423 275,1422 275,1423 493,1548 493,1549 493,1548 494,1548 495,1548 494,1549 494,1548 677,1443 858,1339 858,1340 639,1214 639,1213 914,1053 914,1054 914,780 914,779 1116,663 1116,218 1117,219 914,335 914,336 914,335 914,1 858,34 857,34 858,34 510,234 510,233 857,33 914,0 915,0 915,1 915,335 914,335 914,334 1116,218 1117,217 1117,218 1117,663 1117,664 914,780 915,780 915,1054 914,1054 640,1214 640,1213 859,1339 859,1340 677,1444 495,1549 494,1549 494,1548 494,1549 493,1549 493,1550 493,1549 275,1424 275,1423 275,1424 1,1582 0,1582 0,1581 0,1115 0,1114 1,1114 510,821 509,821 510,234">
          <text:p/>
        </draw:polygon>
        <draw:path draw:style-name="gr5" draw:text-style-name="P4" draw:layer="layout" svg:width="0.845cm" svg:height="0.233cm" svg:x="21.904cm" svg:y="22.621cm" svg:viewBox="0 0 846 234" svg:d="M30 26v182h37c31 0 53-7 67-22 15-14 22-37 22-69s-7-55-22-70c-14-14-36-21-67-21zM0 0h62c43 0 75 9 95 28 21 19 31 48 31 89 0 40-11 70-31 89s-52 28-95 28h-62zM310 31l-41 117h82zM293 0h34l85 234h-31l-21-60h-100l-20 60h-32zM397 0h190v26h-79v208h-31v-208h-80zM615 0h141v26h-110v69h106v28h-106v85h113v26h-144zM814 194h32v40h-32zM814 67h32v41h-32z">
          <text:p/>
        </draw:path>
        <draw:path draw:style-name="gr5" draw:text-style-name="P4" draw:layer="layout" svg:width="0.861cm" svg:height="0.251cm" svg:x="21.896cm" svg:y="22.612cm" svg:viewBox="0 0 862 252" svg:d="M47 36v181h-8v-8h37c29 0 49-7 62-20s19-33 19-63-6-49-19-63c-13-13-33-19-62-19h-37v-8zM39 27h37c32 0 57 8 73 24s24 43 24 75c0 33-8 59-24 75s-41 25-73 25h-37-9v-9-181-9zM8 0h63c44 0 79 11 101 32 21 20 33 53 33 94 0 42-12 75-34 95-21 20-56 31-100 31h-63-8v-9-234-9zM16 9v234h-8v-8h63c42 0 71-9 90-26 19-18 28-44 28-83 0-38-9-64-28-82-19-17-48-26-90-26h-63v-9zM327 44l-41 116-8-3v-8h82v8l-8 3-41-116 8-3zM327 38l40 116 4 11h-11-82-12l4-11 41-116 8-22zM302 0h34 6l2 6 84 234 5 12h-12-31-6l-2-6-20-60 7-3v9h-100v-9l8 3-21 60-2 6h-5-32-12l4-12 85-234 2-6zM309 12l-85 234-7-3v-8h32v8l-8-3 20-59 2-6h6 100 6l2 6 20 59-7 3v-8h31v8l-8 3-84-234 7-3v9h-34v-9zM406 0h189 8v9 27 9h-8-79v-9h8v207 9h-8-31-8v-9-207h8v9h-79-8v-9-27-9zM414 9v27h-8v-8h79 8v8 207h-8v-8h31v8h-8v-207-8h8 79v8h-9v-27h9v9h-189v-9zM623 0h141 8v9 27 9h-8-110v-9h8v69h-8v-8h106 8v8 27 8h-8-106v-8h8v85h-8v-9h113 8v9 26 9h-8-144-8v-9-234-9zM631 9v234h-8v-8h144v8h-8v-26h8v8h-113-8v-8-85-8h8 106v8h-8v-27h8v9h-106-8v-9-69-8h8 110v8h-8v-27h8v9h-141v-9zM822 195h32 8v8 40 9h-8-32-8v-9-40-8zM830 203v40h-8v-8h32v8h-8v-40h8v9h-32v-9zM822 69h32 8v8 40 9h-8-32-8v-9-40-8zM830 77v40h-8v-8h32v8h-8v-40h8v9h-32v-9z">
          <text:p/>
        </draw:path>
        <draw:polygon draw:style-name="gr5" draw:text-style-name="P4" draw:layer="layout" svg:width="0cm" svg:height="0cm" svg:x="0.038cm" svg:y="0.038cm" svg:viewBox="0 0 0 0" draw:points="0,0">
          <text:p/>
        </draw:polygon>
        <draw:path draw:style-name="gr5" draw:text-style-name="P4" draw:layer="layout" svg:width="3.424cm" svg:height="0.379cm" svg:x="19.471cm" svg:y="23.994cm" svg:viewBox="0 0 3425 380" svg:d="M205 295v80h-41v-80h-164v-36l159-240h46v240h49v36zM164 70c-1 1-3 6-7 14-5 8-8 14-10 17l-89 134-13 19-4 5h123zM458 375v-173c0-26-3-44-10-55-7-10-20-15-39-15-18 0-33 8-44 23-11 14-17 35-17 62v158h-44v-214c0-32 0-52-1-59h41c0 1 1 4 1 7 0 4 0 8 0 13 1 5 1 14 1 27h1c10-19 20-33 33-40 12-8 27-12 45-12 20 0 36 4 48 13 12 8 20 21 24 39h1c9-18 20-32 33-40s29-12 48-12c27 0 46 8 59 23 12 15 18 39 18 74v181h-44v-173c0-26-4-44-11-55-7-10-19-15-38-15s-34 8-45 23c-11 14-16 35-16 62v158zM878 375v-173c0-26-3-44-10-55-8-10-20-15-39-15s-33 8-44 23c-12 14-17 35-17 62v158h-44v-214c0-32-1-52-2-59h42c0 1 1 4 1 7 0 4 0 8 0 13 1 5 1 14 1 27h1c9-19 20-33 33-40 12-8 27-12 45-12 20 0 36 4 48 13 11 8 20 21 24 39h1c9-18 20-32 33-40s29-12 48-12c27 0 46 8 59 23 12 15 18 39 18 74v181h-44v-173c0-26-4-44-11-55-7-10-19-15-38-15s-34 8-45 23c-11 14-16 35-16 62v158zM1504 375l-40-104h-158l-40 104h-49l142-356h53l140 356zM1385 55l-2 7c-4 15-10 33-18 55l-45 117h130l-44-118c-5-11-10-24-14-39zM1587 375v-375h44v375zM1742 102v173c0 18 2 32 5 42s9 17 17 22c7 4 18 6 33 6 21 0 38-7 50-22s19-36 19-62v-159h44v215c0 32 1 51 2 58h-42c-1 0-1-3-1-6 0-4 0-8 0-13-1-5-1-14-1-27h-1c-10 19-22 32-35 40-14 7-30 11-50 11-29 0-51-7-64-22-14-15-21-39-21-74v-182zM2134 375v-173c0-26-3-44-11-55-7-10-19-15-38-15s-33 8-45 23c-11 14-16 35-16 62v158h-44v-214c0-32-1-52-2-59h42c0 1 0 4 1 7 0 4 0 8 0 13 1 5 1 14 1 27h1c9-19 20-33 33-40 12-8 27-12 45-12 20 0 36 4 48 13 11 8 20 21 24 39h1c9-18 20-32 33-40s29-12 48-12c27 0 46 8 58 23 13 15 19 39 19 74v181h-44v-173c0-26-4-44-11-55-7-10-19-15-38-15s-34 8-45 23c-11 14-16 35-16 62v158zM2399 43v-43h44v43zM2399 375v-273h44v273zM2680 375v-173c0-18-2-32-5-42-4-10-9-17-17-21-7-4-19-7-33-7-21 0-38 8-51 23-12 15-18 36-18 62v158h-44v-214c0-32-1-52-2-59h42c0 1 0 4 0 7 1 4 1 8 1 13s1 14 1 27h1c10-19 22-32 35-40s30-12 50-12c29 0 51 8 64 23 14 15 21 39 21 74v181zM2835 102v173c0 18 2 32 6 42 3 10 9 17 16 22 8 4 19 6 33 6 22 0 38-7 51-22 12-15 18-36 18-62v-159h45v215c0 32 0 51 1 58h-42c0 0 0-3 0-6 0-4-1-8-1-13s0-14-1-27h-1c-10 19-22 32-35 40-13 7-30 11-50 11-29 0-50-7-64-22-13-15-20-39-20-74v-182zM3228 375v-173c0-26-4-44-11-55-7-10-20-15-38-15-19 0-34 8-45 23-11 14-16 35-16 62v158h-44v-214c0-32-1-52-2-59h42c0 1 0 4 0 7 0 4 1 8 1 13s0 14 1 27c10-19 21-33 33-40 13-8 28-12 45-12 20 0 36 4 48 13 12 8 20 21 25 39 10-18 21-32 34-40s29-12 47-12c27 0 47 8 59 23s18 39 18 74v181h-44v-173c0-26-3-44-10-55-7-10-20-15-38-15-20 0-35 8-46 23-10 14-16 35-16 62v158z">
          <text:p/>
        </draw:path>
        <draw:path draw:style-name="gr5" draw:text-style-name="P4" draw:layer="layout" svg:width="3.44cm" svg:height="0.397cm" svg:x="19.463cm" svg:y="23.985cm" svg:viewBox="0 0 3441 398" svg:d="M222 303v81 9h-9-41-8v-9-81h8v8h-164-8v-8-36-2l2-2 158-240 3-4h4 46 9v9 239h-9v-8h49 8v8 36 8h-8-49v-8zM213 295h49v8h-8v-36h8v8h-49-8v-8-239h8v8h-46v-8l7 5-159 239-7-5h8v36h-8v-8h164 8v8 81h-8v-8h41v8h-8v-81-8zM179 82c0 2-3 6-7 14-4 9-8 14-10 18l-89 134-13 19h-1l-4 5-6-5v-8h123v8h-8v-188h8zM180 79v188 8h-8-123-18l12-13 4-5 6 5-7-5 14-19 6 5-6-4 89-135 6 5-7-5c2-2 5-8 10-16 4-8 6-12 6-12l16-40zM458 384v-174c0-25-3-41-9-50-6-8-15-11-32-11s-28 5-38 19c-10 13-15 31-15 57v159 9h-8-44-8v-9-215c0-32-1-51-1-57l-2-10h10 41 7l1 7c0 1 1 4 1 8 0 3 0 8 1 12 0 5 0 14 0 28h-8v-8h1v8l-7-4c10-20 22-35 36-43 13-9 30-13 49-13 21 0 39 5 52 14s23 25 28 44l-8 2v-8h1v8l-7-4c9-19 22-34 36-43s32-13 52-13c28 0 51 9 65 25 13 17 20 44 20 80v182 9h-8-44-8v-9-174c0-25-3-41-9-50-6-8-15-11-32-11s-29 5-39 18c-9 14-14 32-14 58v159 9h-8-44-8zM466 376h44v8h-8v-159c0-28 6-51 17-67 12-17 31-26 52-26 20 0 37 7 45 19 8 11 12 32 12 59v174h-8v-8h44v8h-8v-182c0-34-6-55-17-69-10-13-27-19-52-19-18 0-31 3-43 10-12 8-22 19-31 37l-2 4h-5-1-6l-2-6c-4-17-10-27-21-35-10-7-24-10-43-10-17 0-30 3-41 10s-21 18-30 37l-2 4h-5-1-8v-8c0-13 0-22-1-27 0-5 0-9 0-12-1-4-1-6-1-6l8-2v9h-41v-9l8-1c1 8 1 28 1 60v215h-8v-8h44v8h-8v-159c0-28 6-51 18-67 12-17 31-26 51-26s37 7 45 19c8 11 12 32 12 59v174h-8zM878 384v-174c0-25-3-41-9-50-6-8-15-11-32-11s-28 5-38 19c-10 13-15 31-15 57v159 9h-8-44-8v-9-215c0-32-1-51-2-57l-1-10h9 42 7l1 7c0 1 1 4 1 8 0 3 0 8 0 12 1 5 1 14 1 28h-8v-8h1v8l-7-4c10-20 22-35 36-43 13-9 30-13 49-13 21 0 39 5 52 14s23 25 28 44l-8 2v-8h1v8l-7-4c9-19 22-34 36-43s32-13 52-13c28 0 51 9 65 25 13 17 20 44 20 80v182 9h-8-44-8v-9-174c0-25-3-41-9-50-6-8-15-11-32-11s-29 5-39 18c-9 14-14 32-14 58v159 9h-8-44-8zM886 376h44v8h-8v-159c0-28 6-51 17-67 12-17 31-26 52-26 20 0 36 7 45 19 8 11 12 32 12 59v174h-8v-8h44v8h-8v-182c0-34-6-55-17-69-11-13-27-19-52-19-18 0-32 3-44 10-11 8-21 19-30 37l-2 4h-5-1-6l-2-6c-4-17-11-27-21-35-11-7-24-10-43-10-17 0-30 3-41 10s-21 18-30 37l-2 4h-5-1-8v-8c0-13-1-22-1-27s0-9 0-12c-1-4-1-6-1-6l8-2v9h-42v-9l9-1c1 8 1 28 1 60v215h-8v-8h44v8h-8v-159c0-28 6-51 18-67 12-17 31-26 51-26s37 7 45 19c8 11 12 32 12 59v174h-8zM1504 387l-39-104 7-4v9h-158v-9l8 4-40 104-2 6h-6-49-12l5-12 141-356 3-6h5 53 6l2 6 139 356 5 12h-12-48-6zM1512 376h48v8l-8 4-139-357 7-3v8h-53v-8l8 3-142 357-8-4v-8h49v8l-7-3 40-105 2-5h5 158 6l2 5 39 105-7 3zM1401 67l-2 7-8-3 8 3c-4 14-11 32-19 54l-44 117-8-3v-8h130v8l-8 3-44-118 8-3-8 4c-5-12-9-26-14-40l8-3-8 3-7-21 8-3zM1401 62l7 21c4 14 9 27 13 38l45 118 4 11h-12-130-12l5-11 44-117 8 3-8-3c8-22 14-39 18-53l2-7 8-24zM1587 384v-375-9h8 44 8v9 375 9h-8-44-8zM1595 376h44v8h-8v-375h8v8h-44v-8h8v375h-8zM1758 110v173c0 18 2 30 5 39s6 14 13 18c6 3 15 5 29 5 19 0 33-6 44-19 11-14 16-32 16-57v-159-8h9 44 8v8 215c0 32 1 52 2 58l1 10h-9-42-7l-1-7c-1-1-1-4-1-8s0-8-1-14c0-5 0-14 0-27h8v8h-1v-8l7 4c-11 19-24 35-38 44-15 8-34 13-54 13-31 0-55-9-70-25-15-18-23-45-23-81v-182-8h8 45 8zM1750 119h-45v-9h8v182c0 33 6 55 19 68 12 15 30 21 58 21 19 0 33-3 46-11 12-8 22-19 32-37l2-5h5 1 8v9c0 13 0 22 1 26 0 5 0 11 0 14 0 4 1 5 1 6l-8 1v-8h42v8l-8 2c-2-8-2-29-2-61v-215h8v9h-44v-9h8v159c0 27-7 51-21 67-13 17-33 26-56 26-16 0-29-3-38-8-8-5-16-15-20-26-3-11-5-26-5-45v-173h8zM2134 384v-174c0-25-3-41-9-50-6-8-15-11-32-11s-28 5-38 19c-10 13-15 31-15 57v159 9h-8-44-8v-9-215c0-32-1-51-2-57l-1-10h9 42 7l1 7c0 1 1 4 1 8 0 3 0 8 0 12 1 5 1 14 1 28h-8v-8h1v8l-7-4c10-20 22-35 36-43 13-9 30-13 49-13 21 0 39 5 52 14s23 25 28 44l-8 2v-8h1v8l-7-4c9-19 22-34 36-43s32-13 52-13c28 0 51 9 65 25 13 17 20 44 20 80v182 9h-8-44-8v-9-174c0-25-3-41-9-50-6-8-15-11-32-11s-29 5-39 18c-9 14-14 32-14 58v159 9h-8-44-8zM2142 376h44v8h-8v-159c0-28 6-51 17-67 12-17 31-26 52-26 20 0 36 7 45 19 8 11 12 32 12 59v174h-8v-8h44v8h-8v-182c0-34-6-55-17-69-11-13-27-19-52-19-18 0-32 3-44 10-11 8-21 19-30 37l-2 4h-5-1-6l-2-6c-4-17-11-27-21-35-11-7-24-10-43-10-17 0-30 3-41 10s-21 18-30 37l-2 4h-5-1-8v-8c0-13-1-22-1-27s0-9 0-12c-1-4-1-6-1-6l8-2v9h-42v-9l9-1c1 8 1 28 1 60v215h-8v-8h44v8h-8v-159c0-28 6-51 18-67 12-17 31-26 51-26s37 7 45 19c8 11 12 32 12 59v174h-8zM2399 52v-43-9h8 44 8v9 43 9h-8-44-8zM2407 44h44v8h-8v-43h8v8h-44v-8h8v43h-8zM2399 384v-274-8h8 44 8v8 274 9h-8-44-8zM2407 376h44v8h-8v-274h8v9h-44v-9h8v274h-8zM2680 384v-174c0-17-2-30-5-39s-7-13-13-17-15-5-29-5c-20 0-33 6-44 19-12 14-17 32-17 57v159 9h-8-44-8v-9-215c0-32-1-51-2-57l-1-10h9 42 7l1 7c0 1 0 4 1 8 0 3 0 8 0 12 0 5 1 14 1 28h-8v-8h1v8l-7-4c10-20 24-35 38-43 14-9 33-13 54-13 31 0 55 8 70 25 15 16 23 44 23 80v182 9h-8-45-8zM2688 376h45v8h-9v-182c0-34-6-55-18-69-12-13-30-19-58-19-19 0-34 3-46 10-12 8-22 19-32 37l-2 4h-5-1-8v-8c-1-13-1-22-1-27s-1-9-1-12c0-4 0-6 0-6l8-2v9h-42v-9l8-1c1 8 2 28 2 60v215h-8v-8h44v8h-8v-159c0-28 7-51 20-67 14-17 34-26 57-26 15 0 28 3 37 8s17 14 20 26c4 10 6 26 6 44v174h-8zM2850 110v173c0 18 2 30 5 39s7 14 13 18c6 3 15 5 30 5 20 0 33-6 44-19 12-14 17-32 17-57v-159-8h8 45 8v8 215c0 32 0 52 1 58l2 10h-10-42-6l-2-7c0-1 0-4 0-8-1-4-1-8-1-14 0-5-1-14-1-27h8v8h-1v-8l8 4c-11 19-24 35-39 44-14 8-33 13-55 13-30 0-55-9-70-25-15-18-22-45-22-81v-182-8h8 44 8zM2842 119h-44v-9h8v182c0 33 6 55 18 68 12 15 30 21 58 21 20 0 35-3 47-11s23-19 32-37l3-5h4 1 8v9c1 13 1 22 1 26 0 5 1 11 1 14 0 4 0 5 0 6l-8 1v-8h42v8l-8 2c-1-8-2-29-2-61v-215h9v9h-45v-9h8v159c0 27-7 51-20 67-14 17-34 26-57 26-16 0-29-3-38-8s-16-15-20-26-6-26-6-45v-173h8zM3227 384v-174c0-25-3-41-9-50-5-8-14-11-31-11s-29 5-39 19c-10 13-14 31-14 57v159 9h-8-44-9v-9-215c0-32 0-51-1-57l-1-10h9 42 6l2 7c0 1 0 4 0 8 0 3 1 8 1 12 0 5 1 14 1 28h-8v-8 8l-7-4c10-20 23-35 36-43 13-9 31-13 49-13 21 0 40 5 53 14s23 25 28 44l-8 2v-8 8l-7-4c10-19 22-34 37-43 14-9 32-13 51-13 29 0 52 9 65 25 14 17 20 44 20 80v182 9h-8-44-8v-9-174c0-25-3-41-9-50-5-8-14-11-31-11-18 0-29 5-39 18-10 14-15 32-15 58v159 9h-8-43-9zM3236 376h43v8h-8v-159c0-28 6-51 18-67 12-17 30-26 52-26 20 0 36 7 44 19 8 11 12 32 12 59v174h-8v-8h44v8h-8v-182c0-34-5-55-16-69-11-13-27-19-53-19-17 0-31 3-43 10-12 8-22 19-30 37l-3 4h-5-7l-1-6c-4-17-11-27-21-35-11-7-25-10-44-10-16 0-29 3-41 10-11 7-20 18-29 37l-3 4h-5-8v-8c-1-13-1-22-1-27-1-5-1-9-1-12 0-4 0-6 0-6l8-2v9h-42v-9l8-1c1 8 2 28 2 60v215h-8v-8h44v8h-9v-159c0-28 7-51 19-67 12-17 30-26 51-26 20 0 36 7 45 19 8 11 12 32 12 59v174h-8z">
          <text:p/>
        </draw:path>
        <draw:line draw:style-name="gr12" draw:text-style-name="P2" draw:layer="layout" svg:x1="21.656cm" svg:y1="23.504cm" svg:x2="21.655cm" svg:y2="22.514cm">
          <text:p/>
        </draw:line>
      </draw:page>
      <draw:page draw:name="page2" draw:style-name="dp1" draw:master-page-name="master-page3">
        <draw:polygon draw:style-name="gr20" draw:text-style-name="P1" draw:layer="layout" svg:width="38.351cm" svg:height="29.626cm" svg:x="0.038cm" svg:y="0.038cm" svg:viewBox="0 0 38352 29627" draw:points="0,0 38352,0 38352,29627 0,29627">
          <text:p/>
        </draw:polygon>
        <draw:polyline draw:style-name="gr21" draw:text-style-name="P2" draw:layer="layout" svg:width="0.143cm" svg:height="0.814cm" svg:x="8.172cm" svg:y="14.308cm" svg:viewBox="0 0 144 815" draw:points="0,815 1,810 3,796 7,772 13,737 21,695 30,644 40,585 53,518 66,444 80,364 95,279 111,189 127,96 144,0">
          <text:p/>
        </draw:polyline>
        <draw:line draw:style-name="gr21" draw:text-style-name="P2" draw:layer="layout" svg:x1="8.53cm" svg:y1="13.095cm" svg:x2="8.172cm" svg:y2="15.123cm">
          <text:p/>
        </draw:line>
        <draw:line draw:style-name="gr21" draw:text-style-name="P2" draw:layer="layout" svg:x1="10.488cm" svg:y1="1.997cm" svg:x2="8.529cm" svg:y2="13.096cm">
          <text:p/>
        </draw:line>
        <draw:polyline draw:style-name="gr21" draw:text-style-name="P2" draw:layer="layout" svg:width="0.541cm" svg:height="0.095cm" svg:x="7.631cm" svg:y="15.027cm" svg:viewBox="0 0 542 96" draw:points="542,96 538,96 528,94 511,91 488,87 459,82 424,75 383,68 338,60 289,52 236,42 179,32 120,21 60,11 0,0">
          <text:p/>
        </draw:polyline>
        <draw:line draw:style-name="gr21" draw:text-style-name="P2" draw:layer="layout" svg:x1="7.989cm" svg:y1="13cm" svg:x2="7.631cm" svg:y2="15.028cm">
          <text:p/>
        </draw:line>
        <draw:polyline draw:style-name="gr21" draw:text-style-name="P2" draw:layer="layout" svg:width="0.541cm" svg:height="0.095cm" svg:x="7.988cm" svg:y="13cm" svg:viewBox="0 0 542 96" draw:points="542,96 539,96 529,94 512,91 489,87 459,82 424,75 384,68 338,59 288,51 235,41 179,31 121,21 61,11 0,0">
          <text:p/>
        </draw:polyline>
        <draw:line draw:style-name="gr21" draw:text-style-name="P2" draw:layer="layout" svg:x1="10.488cm" svg:y1="1.998cm" svg:x2="10.216cm" svg:y2="1.95cm">
          <text:p/>
        </draw:line>
        <draw:line draw:style-name="gr21" draw:text-style-name="P2" draw:layer="layout" svg:x1="10.217cm" svg:y1="1.95cm" svg:x2="8.259cm" svg:y2="13.049cm">
          <text:p/>
        </draw:line>
        <draw:path draw:style-name="gr21" draw:text-style-name="P2" draw:layer="layout" svg:width="0.27cm" svg:height="0.226cm" svg:x="10.487cm" svg:y="1.771cm" svg:viewBox="0 0 271 227" svg:d="M271 0c-134 0-248 95-271 227">
          <text:p/>
        </draw:path>
        <draw:line draw:style-name="gr21" draw:text-style-name="P2" draw:layer="layout" svg:x1="7.632cm" svg:y1="15.028cm" svg:x2="6.617cm" svg:y2="14.848cm">
          <text:p/>
        </draw:line>
        <draw:path draw:style-name="gr21" draw:text-style-name="P2" draw:layer="layout" svg:width="0.851cm" svg:height="1.192cm" svg:x="5.767cm" svg:y="13.656cm" svg:viewBox="0 0 852 1193" svg:d="M16 0c-99 561 275 1095 836 1193">
          <text:p/>
        </draw:path>
        <draw:path draw:style-name="gr21" draw:text-style-name="P2" draw:layer="layout" svg:width="0.753cm" svg:height="0.817cm" svg:x="5.782cm" svg:y="12.839cm" svg:viewBox="0 0 754 818" svg:d="M754 0c-390 102-684 421-754 818">
          <text:p/>
        </draw:path>
        <draw:line draw:style-name="gr21" draw:text-style-name="P2" draw:layer="layout" svg:x1="6.535cm" svg:y1="13.835cm" svg:x2="6.535cm" svg:y2="12.839cm">
          <text:p/>
        </draw:line>
        <draw:path draw:style-name="gr21" draw:text-style-name="P2" draw:layer="layout" svg:width="0.522cm" svg:height="0.26cm" svg:x="6.535cm" svg:y="13.835cm" svg:viewBox="0 0 523 261" svg:d="M0 0c0 145 117 261 261 261s262-116 262-261">
          <text:p/>
        </draw:path>
        <draw:line draw:style-name="gr21" draw:text-style-name="P2" draw:layer="layout" svg:x1="7.057cm" svg:y1="13.835cm" svg:x2="7.057cm" svg:y2="12.836cm">
          <text:p/>
        </draw:line>
        <draw:line draw:style-name="gr21" draw:text-style-name="P2" draw:layer="layout" svg:x1="7.989cm" svg:y1="13.001cm" svg:x2="7.057cm" svg:y2="12.836cm">
          <text:p/>
        </draw:line>
        <draw:line draw:style-name="gr21" draw:text-style-name="P2" draw:layer="layout" svg:x1="6.975cm" svg:y1="12.821cm" svg:x2="7.058cm" svg:y2="12.837cm">
          <text:p/>
        </draw:line>
        <draw:line draw:style-name="gr21" draw:text-style-name="P2" draw:layer="layout" svg:x1="10.757cm" svg:y1="1.771cm" svg:x2="10.757cm" svg:y2="1.496cm">
          <text:p/>
        </draw:line>
        <draw:path draw:style-name="gr21" draw:text-style-name="P2" draw:layer="layout" svg:width="0.541cm" svg:height="0.454cm" svg:x="10.216cm" svg:y="1.496cm" svg:viewBox="0 0 542 455" svg:d="M542 0c-267 0-495 192-542 455">
          <text:p/>
        </draw:path>
        <draw:line draw:style-name="gr21" draw:text-style-name="P2" draw:layer="layout" svg:x1="10.757cm" svg:y1="1.771cm" svg:x2="13.785cm" svg:y2="1.771cm">
          <text:p/>
        </draw:line>
        <draw:line draw:style-name="gr21" draw:text-style-name="P2" draw:layer="layout" svg:x1="15.844cm" svg:y1="1.771cm" svg:x2="18.872cm" svg:y2="1.771cm">
          <text:p/>
        </draw:line>
        <draw:path draw:style-name="gr21" draw:text-style-name="P2" draw:layer="layout" svg:width="0.103cm" svg:height="0.021cm" svg:x="6.535cm" svg:y="12.818cm" svg:viewBox="0 0 104 22" svg:d="M104 0c-35 6-70 13-104 22">
          <text:p/>
        </draw:path>
        <draw:line draw:style-name="gr21" draw:text-style-name="P2" draw:layer="layout" svg:x1="6.638cm" svg:y1="12.818cm" svg:x2="6.638cm" svg:y2="13.835cm">
          <text:p/>
        </draw:line>
        <draw:path draw:style-name="gr21" draw:text-style-name="P2" draw:layer="layout" svg:width="0.316cm" svg:height="0.158cm" svg:x="6.638cm" svg:y="13.835cm" svg:viewBox="0 0 317 159" svg:d="M0 0c0 88 71 159 159 159 87 0 158-71 158-159">
          <text:p/>
        </draw:path>
        <draw:line draw:style-name="gr21" draw:text-style-name="P2" draw:layer="layout" svg:x1="6.954cm" svg:y1="12.818cm" svg:x2="6.954cm" svg:y2="13.835cm">
          <text:p/>
        </draw:line>
        <draw:path draw:style-name="gr21" draw:text-style-name="P2" draw:layer="layout" svg:width="0.021cm" svg:height="0.003cm" svg:x="6.954cm" svg:y="12.818cm" svg:viewBox="0 0 22 4" svg:d="M22 4c-8-2-15-3-22-4">
          <text:p/>
        </draw:path>
        <draw:line draw:style-name="gr21" draw:text-style-name="P2" draw:layer="layout" svg:x1="10.757cm" svg:y1="1.496cm" svg:x2="13.785cm" svg:y2="1.496cm">
          <text:p/>
        </draw:line>
        <draw:line draw:style-name="gr21" draw:text-style-name="P2" draw:layer="layout" svg:x1="18.872cm" svg:y1="1.771cm" svg:x2="18.872cm" svg:y2="1.496cm">
          <text:p/>
        </draw:line>
        <draw:line draw:style-name="gr21" draw:text-style-name="P2" draw:layer="layout" svg:x1="15.844cm" svg:y1="1.496cm" svg:x2="18.872cm" svg:y2="1.496cm">
          <text:p/>
        </draw:line>
        <draw:path draw:style-name="gr21" draw:text-style-name="P2" draw:layer="layout" svg:width="0.271cm" svg:height="0.226cm" svg:x="18.872cm" svg:y="1.771cm" svg:viewBox="0 0 272 227" svg:d="M0 0c134 0 249 95 272 227">
          <text:p/>
        </draw:path>
        <draw:line draw:style-name="gr21" draw:text-style-name="P2" draw:layer="layout" svg:x1="13.785cm" svg:y1="1.496cm" svg:x2="15.844cm" svg:y2="1.496cm">
          <text:p/>
        </draw:line>
        <draw:polyline draw:style-name="gr21" draw:text-style-name="P2" draw:layer="layout" svg:width="0cm" svg:height="0.548cm" svg:x="13.785cm" svg:y="1.496cm" svg:viewBox="0 0 0 549" draw:points="0,0 0,4 0,14 0,31 0,54 0,84 0,120 0,161 0,207 0,257 0,311 0,368 0,427 0,488 0,549">
          <text:p/>
        </draw:polyline>
        <draw:line draw:style-name="gr21" draw:text-style-name="P2" draw:layer="layout" svg:x1="13.785cm" svg:y1="2.045cm" svg:x2="13.785cm" svg:y2="2.439cm">
          <text:p/>
        </draw:line>
        <draw:line draw:style-name="gr21" draw:text-style-name="P2" draw:layer="layout" svg:x1="15.844cm" svg:y1="2.439cm" svg:x2="15.844cm" svg:y2="2.045cm">
          <text:p/>
        </draw:line>
        <draw:polyline draw:style-name="gr21" draw:text-style-name="P2" draw:layer="layout" svg:width="0cm" svg:height="0.548cm" svg:x="15.844cm" svg:y="1.496cm" svg:viewBox="0 0 0 549" draw:points="0,0 0,4 0,14 0,31 0,54 0,84 0,120 0,161 0,207 0,257 0,311 0,368 0,427 0,488 0,549">
          <text:p/>
        </draw:polyline>
        <draw:line draw:style-name="gr21" draw:text-style-name="P2" draw:layer="layout" svg:x1="19.143cm" svg:y1="1.998cm" svg:x2="19.414cm" svg:y2="1.95cm">
          <text:p/>
        </draw:line>
        <draw:path draw:style-name="gr21" draw:text-style-name="P2" draw:layer="layout" svg:width="0.541cm" svg:height="0.454cm" svg:x="18.872cm" svg:y="1.496cm" svg:viewBox="0 0 542 455" svg:d="M0 0c267 0 496 192 542 455">
          <text:p/>
        </draw:path>
        <draw:line draw:style-name="gr21" draw:text-style-name="P2" draw:layer="layout" svg:x1="19.143cm" svg:y1="1.997cm" svg:x2="21.101cm" svg:y2="13.096cm">
          <text:p/>
        </draw:line>
        <draw:line draw:style-name="gr21" draw:text-style-name="P2" draw:layer="layout" svg:x1="21.1cm" svg:y1="13.095cm" svg:x2="21.459cm" svg:y2="15.123cm">
          <text:p/>
        </draw:line>
        <draw:line draw:style-name="gr21" draw:text-style-name="P2" draw:layer="layout" svg:x1="13.785cm" svg:y1="2.045cm" svg:x2="15.844cm" svg:y2="2.045cm">
          <text:p/>
        </draw:line>
        <draw:path draw:style-name="gr21" draw:text-style-name="P2" draw:layer="layout" svg:width="0.768cm" svg:height="0.996cm" svg:x="15.076cm" svg:y="2.439cm" svg:viewBox="0 0 769 997" svg:d="M0 997c452-118 769-528 769-997">
          <text:p/>
        </draw:path>
        <draw:line draw:style-name="gr21" draw:text-style-name="P2" draw:layer="layout" svg:x1="15.076cm" svg:y1="2.439cm" svg:x2="15.076cm" svg:y2="3.435cm">
          <text:p/>
        </draw:line>
        <draw:path draw:style-name="gr21" draw:text-style-name="P2" draw:layer="layout" svg:width="0.522cm" svg:height="0.26cm" svg:x="14.554cm" svg:y="2.179cm" svg:viewBox="0 0 523 261" svg:d="M523 261c0-143-117-261-262-261-144 0-261 118-261 261">
          <text:p/>
        </draw:path>
        <draw:line draw:style-name="gr21" draw:text-style-name="P2" draw:layer="layout" svg:x1="14.554cm" svg:y1="2.439cm" svg:x2="14.554cm" svg:y2="3.435cm">
          <text:p/>
        </draw:line>
        <draw:path draw:style-name="gr21" draw:text-style-name="P2" draw:layer="layout" svg:width="0.769cm" svg:height="0.996cm" svg:x="13.785cm" svg:y="2.439cm" svg:viewBox="0 0 770 997" svg:d="M0 0c0 469 316 879 770 997">
          <text:p/>
        </draw:path>
        <draw:path draw:style-name="gr21" draw:text-style-name="P2" draw:layer="layout" svg:width="0.103cm" svg:height="0.021cm" svg:x="14.554cm" svg:y="3.435cm" svg:viewBox="0 0 104 22" svg:d="M0 0c34 9 68 16 104 22">
          <text:p/>
        </draw:path>
        <draw:path draw:style-name="gr21" draw:text-style-name="P2" draw:layer="layout" svg:width="0.103cm" svg:height="0.021cm" svg:x="14.973cm" svg:y="3.435cm" svg:viewBox="0 0 104 22" svg:d="M0 22c34-6 69-13 104-22">
          <text:p/>
        </draw:path>
        <draw:line draw:style-name="gr21" draw:text-style-name="P2" draw:layer="layout" svg:x1="14.973cm" svg:y1="3.456cm" svg:x2="14.973cm" svg:y2="2.439cm">
          <text:p/>
        </draw:line>
        <draw:path draw:style-name="gr21" draw:text-style-name="P2" draw:layer="layout" svg:width="0.316cm" svg:height="0.157cm" svg:x="14.657cm" svg:y="2.282cm" svg:viewBox="0 0 317 158" svg:d="M317 158c0-88-72-158-159-158s-158 70-158 158">
          <text:p/>
        </draw:path>
        <draw:line draw:style-name="gr21" draw:text-style-name="P2" draw:layer="layout" svg:x1="14.657cm" svg:y1="3.456cm" svg:x2="14.657cm" svg:y2="2.439cm">
          <text:p/>
        </draw:line>
        <draw:line draw:style-name="gr21" draw:text-style-name="P2" draw:layer="layout" svg:x1="19.413cm" svg:y1="1.95cm" svg:x2="21.372cm" svg:y2="13.049cm">
          <text:p/>
        </draw:line>
        <draw:polyline draw:style-name="gr21" draw:text-style-name="P2" draw:layer="layout" svg:width="0.541cm" svg:height="0.095cm" svg:x="21.458cm" svg:y="15.027cm" svg:viewBox="0 0 542 96" draw:points="0,96 3,96 13,94 30,91 53,87 83,82 118,75 158,68 203,60 253,52 306,42 362,32 421,21 481,11 542,0">
          <text:p/>
        </draw:polyline>
        <draw:line draw:style-name="gr21" draw:text-style-name="P2" draw:layer="layout" svg:x1="21.641cm" svg:y1="13cm" svg:x2="22cm" svg:y2="15.028cm">
          <text:p/>
        </draw:line>
        <draw:polyline draw:style-name="gr21" draw:text-style-name="P2" draw:layer="layout" svg:width="0.541cm" svg:height="0.095cm" svg:x="21.1cm" svg:y="13cm" svg:viewBox="0 0 542 96" draw:points="542,0 481,11 422,21 363,31 307,41 254,51 204,59 159,68 118,75 83,82 54,87 31,91 14,94 4,96 0,96">
          <text:p/>
        </draw:polyline>
        <draw:line draw:style-name="gr21" draw:text-style-name="P2" draw:layer="layout" svg:x1="22.574cm" svg:y1="12.836cm" svg:x2="21.641cm" svg:y2="13.001cm">
          <text:p/>
        </draw:line>
        <draw:line draw:style-name="gr21" draw:text-style-name="P2" draw:layer="layout" svg:x1="22.573cm" svg:y1="12.837cm" svg:x2="22.656cm" svg:y2="12.821cm">
          <text:p/>
        </draw:line>
        <draw:line draw:style-name="gr21" draw:text-style-name="P2" draw:layer="layout" svg:x1="21.999cm" svg:y1="15.028cm" svg:x2="23.013cm" svg:y2="14.848cm">
          <text:p/>
        </draw:line>
        <draw:path draw:style-name="gr21" draw:text-style-name="P2" draw:layer="layout" svg:width="0.851cm" svg:height="1.192cm" svg:x="23.012cm" svg:y="13.656cm" svg:viewBox="0 0 852 1193" svg:d="M0 1193c561-98 935-632 836-1193">
          <text:p/>
        </draw:path>
        <draw:path draw:style-name="gr21" draw:text-style-name="P2" draw:layer="layout" svg:width="0.753cm" svg:height="0.817cm" svg:x="23.094cm" svg:y="12.839cm" svg:viewBox="0 0 754 818" svg:d="M754 818c-70-397-365-716-754-818">
          <text:p/>
        </draw:path>
        <draw:line draw:style-name="gr21" draw:text-style-name="P2" draw:layer="layout" svg:x1="23.094cm" svg:y1="13.835cm" svg:x2="23.094cm" svg:y2="12.839cm">
          <text:p/>
        </draw:line>
        <draw:path draw:style-name="gr21" draw:text-style-name="P2" draw:layer="layout" svg:width="0.521cm" svg:height="0.26cm" svg:x="22.573cm" svg:y="13.835cm" svg:viewBox="0 0 522 261" svg:d="M0 0c0 145 118 261 262 261s260-116 260-261">
          <text:p/>
        </draw:path>
        <draw:line draw:style-name="gr21" draw:text-style-name="P2" draw:layer="layout" svg:x1="22.573cm" svg:y1="13.835cm" svg:x2="22.573cm" svg:y2="12.836cm">
          <text:p/>
        </draw:line>
        <draw:path draw:style-name="gr21" draw:text-style-name="P2" draw:layer="layout" svg:width="0.021cm" svg:height="0.003cm" svg:x="22.655cm" svg:y="12.818cm" svg:viewBox="0 0 22 4" svg:d="M22 0c-8 1-15 2-22 4">
          <text:p/>
        </draw:path>
        <draw:line draw:style-name="gr21" draw:text-style-name="P2" draw:layer="layout" svg:x1="22.676cm" svg:y1="12.818cm" svg:x2="22.676cm" svg:y2="13.835cm">
          <text:p/>
        </draw:line>
        <draw:path draw:style-name="gr21" draw:text-style-name="P2" draw:layer="layout" svg:width="0.315cm" svg:height="0.158cm" svg:x="22.676cm" svg:y="13.835cm" svg:viewBox="0 0 316 159" svg:d="M0 0c0 88 70 159 158 159s158-71 158-159">
          <text:p/>
        </draw:path>
        <draw:line draw:style-name="gr21" draw:text-style-name="P2" draw:layer="layout" svg:x1="22.991cm" svg:y1="12.818cm" svg:x2="22.991cm" svg:y2="13.835cm">
          <text:p/>
        </draw:line>
        <draw:path draw:style-name="gr21" draw:text-style-name="P2" draw:layer="layout" svg:width="0.103cm" svg:height="0.021cm" svg:x="22.991cm" svg:y="12.818cm" svg:viewBox="0 0 104 22" svg:d="M104 22c-34-9-68-16-104-22">
          <text:p/>
        </draw:path>
        <draw:line draw:style-name="gr21" draw:text-style-name="P2" draw:layer="layout" svg:x1="28.974cm" svg:y1="3.687cm" svg:x2="28.974cm" svg:y2="7.972cm">
          <text:p/>
        </draw:line>
        <draw:line draw:style-name="gr21" draw:text-style-name="P2" draw:layer="layout" svg:x1="31.719cm" svg:y1="1.997cm" svg:x2="31.719cm" svg:y2="4.887cm">
          <text:p/>
        </draw:line>
        <draw:path draw:style-name="gr21" draw:text-style-name="P2" draw:layer="layout" svg:width="0.679cm" svg:height="0.338cm" svg:x="28.974cm" svg:y="7.972cm" svg:viewBox="0 0 680 339" svg:d="M680 66c-34 170-195 288-371 271s-309-164-309-337">
          <text:p/>
        </draw:path>
        <draw:path draw:style-name="gr21" draw:text-style-name="P2" draw:layer="layout" svg:width="0.275cm" svg:height="0.274cm" svg:x="27.326cm" svg:y="1.771cm" svg:viewBox="0 0 276 275" svg:d="M0 275c0-152 123-275 276-275">
          <text:p/>
        </draw:path>
        <draw:line draw:style-name="gr21" draw:text-style-name="P2" draw:layer="layout" svg:x1="27.601cm" svg:y1="1.496cm" svg:x2="31.719cm" svg:y2="1.496cm">
          <text:p/>
        </draw:line>
        <draw:polyline draw:style-name="gr21" draw:text-style-name="P2" draw:layer="layout" svg:width="0cm" svg:height="0.453cm" svg:x="31.719cm" svg:y="1.496cm" svg:viewBox="0 0 0 454" draw:points="0,0 0,3 0,11 0,24 0,43 0,67 0,95 0,129 0,166 0,207 0,251 0,299 0,348 0,400 0,454">
          <text:p/>
        </draw:polyline>
        <draw:polyline draw:style-name="gr21" draw:text-style-name="P2" draw:layer="layout" svg:width="0cm" svg:height="1.016cm" svg:x="27.326cm" svg:y="2.439cm" svg:viewBox="0 0 0 1017" draw:points="0,1017 0,996 0,965 0,924 0,873 0,814 0,746 0,670 0,588 0,499 0,406 0,308 0,207 0,104 0,0">
          <text:p/>
        </draw:polyline>
        <draw:line draw:style-name="gr21" draw:text-style-name="P2" draw:layer="layout" svg:x1="27.326cm" svg:y1="2.439cm" svg:x2="27.326cm" svg:y2="2.045cm">
          <text:p/>
        </draw:line>
        <draw:line draw:style-name="gr21" draw:text-style-name="P2" draw:layer="layout" svg:x1="27.052cm" svg:y1="2.439cm" svg:x2="27.052cm" svg:y2="2.045cm">
          <text:p/>
        </draw:line>
        <draw:path draw:style-name="gr21" draw:text-style-name="P2" draw:layer="layout" svg:width="0.549cm" svg:height="0.549cm" svg:x="27.052cm" svg:y="1.496cm" svg:viewBox="0 0 550 550" svg:d="M550 0c-303 0-550 246-550 550">
          <text:p/>
        </draw:path>
        <draw:polyline draw:style-name="gr21" draw:text-style-name="P2" draw:layer="layout" svg:width="0cm" svg:height="0.453cm" svg:x="27.601cm" svg:y="1.496cm" svg:viewBox="0 0 0 454" draw:points="0,0 0,3 0,11 0,24 0,43 0,67 0,95 0,129 0,166 0,207 0,251 0,299 0,348 0,400 0,454">
          <text:p/>
        </draw:polyline>
        <draw:line draw:style-name="gr21" draw:text-style-name="P2" draw:layer="layout" svg:x1="30.003cm" svg:y1="3.349cm" svg:x2="29.317cm" svg:y2="3.349cm">
          <text:p/>
        </draw:line>
        <draw:path draw:style-name="gr21" draw:text-style-name="P2" draw:layer="layout" svg:width="0.343cm" svg:height="0.338cm" svg:x="30.003cm" svg:y="3.349cm" svg:viewBox="0 0 344 339" svg:d="M0 0c190 0 344 151 344 339">
          <text:p/>
        </draw:path>
        <draw:path draw:style-name="gr21" draw:text-style-name="P2" draw:layer="layout" svg:width="0.343cm" svg:height="0.338cm" svg:x="28.974cm" svg:y="3.349cm" svg:viewBox="0 0 344 339" svg:d="M344 0c-190 0-344 151-344 339">
          <text:p/>
        </draw:path>
        <draw:path draw:style-name="gr21" draw:text-style-name="P2" draw:layer="layout" svg:width="0.02cm" svg:height="0.199cm" svg:x="31.699cm" svg:y="4.887cm" svg:viewBox="0 0 21 200" svg:d="M21 0c0 67-7 133-21 200">
          <text:p/>
        </draw:path>
        <draw:line draw:style-name="gr21" draw:text-style-name="P2" draw:layer="layout" svg:x1="31.7cm" svg:y1="5.086cm" svg:x2="29.825cm" svg:y2="14.309cm">
          <text:p/>
        </draw:line>
        <draw:path draw:style-name="gr21" draw:text-style-name="P2" draw:layer="layout" svg:width="1.009cm" svg:height="0.814cm" svg:x="28.816cm" svg:y="14.308cm" svg:viewBox="0 0 1010 815" svg:d="M1010 0c-97 473-519 815-1010 815">
          <text:p/>
        </draw:path>
        <draw:line draw:style-name="gr21" draw:text-style-name="P2" draw:layer="layout" svg:x1="27.601cm" svg:y1="15.122cm" svg:x2="28.816cm" svg:y2="15.122cm">
          <text:p/>
        </draw:line>
        <draw:line draw:style-name="gr21" draw:text-style-name="P2" draw:layer="layout" svg:x1="27.601cm" svg:y1="1.95cm" svg:x2="31.719cm" svg:y2="1.95cm">
          <text:p/>
        </draw:line>
        <draw:polyline draw:style-name="gr21" draw:text-style-name="P2" draw:layer="layout" svg:width="0cm" svg:height="0.995cm" svg:x="27.052cm" svg:y="2.439cm" svg:viewBox="0 0 0 996" draw:points="0,996 0,967 0,930 0,884 0,831 0,770 0,703 0,629 0,550 0,466 0,378 0,287 0,193 0,97 0,0">
          <text:p/>
        </draw:polyline>
        <draw:line draw:style-name="gr21" draw:text-style-name="P2" draw:layer="layout" svg:x1="27.326cm" svg:y1="3.456cm" svg:x2="27.223cm" svg:y2="3.456cm">
          <text:p/>
        </draw:line>
        <draw:line draw:style-name="gr21" draw:text-style-name="P2" draw:layer="layout" svg:x1="31.719cm" svg:y1="1.95cm" svg:x2="31.719cm" svg:y2="4.839cm">
          <text:p/>
        </draw:line>
        <draw:line draw:style-name="gr21" draw:text-style-name="P2" draw:layer="layout" svg:x1="31.719cm" svg:y1="4.839cm" svg:x2="31.719cm" svg:y2="4.887cm">
          <text:p/>
        </draw:line>
        <draw:line draw:style-name="gr21" draw:text-style-name="P2" draw:layer="layout" svg:x1="27.326cm" svg:y1="3.456cm" svg:x2="27.223cm" svg:y2="3.456cm">
          <text:p/>
        </draw:line>
        <draw:path draw:style-name="gr21" draw:text-style-name="P2" draw:layer="layout" svg:width="0cm" svg:height="0.02cm" svg:x="27.223cm" svg:y="3.435cm" svg:viewBox="0 0 0 21" svg:d="M0 21c0-5 0-12 0-21">
          <text:p/>
        </draw:path>
        <draw:line draw:style-name="gr21" draw:text-style-name="P2" draw:layer="layout" svg:x1="27.223cm" svg:y1="3.435cm" svg:x2="27.052cm" svg:y2="3.435cm">
          <text:p/>
        </draw:line>
        <draw:line draw:style-name="gr21" draw:text-style-name="P2" draw:layer="layout" svg:x1="27.601cm" svg:y1="1.95cm" svg:x2="27.601cm" svg:y2="13.048cm">
          <text:p/>
        </draw:line>
        <draw:line draw:style-name="gr21" draw:text-style-name="P2" draw:layer="layout" svg:x1="30.003cm" svg:y1="3.301cm" svg:x2="29.317cm" svg:y2="3.301cm">
          <text:p/>
        </draw:line>
        <draw:path draw:style-name="gr21" draw:text-style-name="P2" draw:layer="layout" svg:width="0.343cm" svg:height="0.338cm" svg:x="30.003cm" svg:y="3.301cm" svg:viewBox="0 0 344 339" svg:d="M0 0c190 0 344 151 344 339">
          <text:p/>
        </draw:path>
        <draw:path draw:style-name="gr21" draw:text-style-name="P2" draw:layer="layout" svg:width="0.343cm" svg:height="0.338cm" svg:x="28.974cm" svg:y="3.301cm" svg:viewBox="0 0 344 339" svg:d="M344 0c-190 0-344 151-344 339">
          <text:p/>
        </draw:path>
        <draw:line draw:style-name="gr21" draw:text-style-name="P2" draw:layer="layout" svg:x1="30.346cm" svg:y1="4.585cm" svg:x2="30.346cm" svg:y2="3.639cm">
          <text:p/>
        </draw:line>
        <draw:line draw:style-name="gr21" draw:text-style-name="P2" draw:layer="layout" svg:x1="28.974cm" svg:y1="3.639cm" svg:x2="28.974cm" svg:y2="7.972cm">
          <text:p/>
        </draw:line>
        <draw:path draw:style-name="gr21" draw:text-style-name="P2" draw:layer="layout" svg:width="0.007cm" svg:height="0.066cm" svg:x="30.339cm" svg:y="4.585cm" svg:viewBox="0 0 8 67" svg:d="M0 67c5-21 8-44 8-67">
          <text:p/>
        </draw:path>
        <draw:path draw:style-name="gr21" draw:text-style-name="P2" draw:layer="layout" svg:width="0.679cm" svg:height="0.338cm" svg:x="28.974cm" svg:y="7.972cm" svg:viewBox="0 0 680 339" svg:d="M0 0c0 173 133 320 309 337s337-101 371-271">
          <text:p/>
        </draw:path>
        <draw:line draw:style-name="gr21" draw:text-style-name="P2" draw:layer="layout" svg:x1="29.653cm" svg:y1="8.039cm" svg:x2="30.34cm" svg:y2="4.651cm">
          <text:p/>
        </draw:line>
        <draw:path draw:style-name="gr21" draw:text-style-name="P2" draw:layer="layout" svg:width="0.02cm" svg:height="0.199cm" svg:x="31.699cm" svg:y="4.839cm" svg:viewBox="0 0 21 200" svg:d="M21 0c0 68-7 134-21 200">
          <text:p/>
        </draw:path>
        <draw:line draw:style-name="gr21" draw:text-style-name="P2" draw:layer="layout" svg:x1="31.7cm" svg:y1="5.038cm" svg:x2="29.825cm" svg:y2="14.261cm">
          <text:p/>
        </draw:line>
        <draw:path draw:style-name="gr21" draw:text-style-name="P2" draw:layer="layout" svg:width="1.009cm" svg:height="0.815cm" svg:x="28.816cm" svg:y="14.26cm" svg:viewBox="0 0 1010 816" svg:d="M1010 0c-97 474-519 816-1010 816">
          <text:p/>
        </draw:path>
        <draw:path draw:style-name="gr21" draw:text-style-name="P2" draw:layer="layout" svg:width="0.549cm" svg:height="0.095cm" svg:x="27.052cm" svg:y="15.027cm" svg:viewBox="0 0 550 96" svg:d="M550 96c-303 0-550-42-550-96">
          <text:p/>
        </draw:path>
        <draw:line draw:style-name="gr21" draw:text-style-name="P2" draw:layer="layout" svg:x1="27.601cm" svg:y1="15.122cm" svg:x2="27.601cm" svg:y2="15.075cm">
          <text:p/>
        </draw:line>
        <draw:line draw:style-name="gr21" draw:text-style-name="P2" draw:layer="layout" svg:x1="27.601cm" svg:y1="15.075cm" svg:x2="28.816cm" svg:y2="15.075cm">
          <text:p/>
        </draw:line>
        <draw:line draw:style-name="gr21" draw:text-style-name="P2" draw:layer="layout" svg:x1="27.601cm" svg:y1="13.048cm" svg:x2="27.601cm" svg:y2="15.075cm">
          <text:p/>
        </draw:line>
        <draw:path draw:style-name="gr21" draw:text-style-name="P2" draw:layer="layout" svg:width="0.275cm" svg:height="0.048cm" svg:x="27.326cm" svg:y="13cm" svg:viewBox="0 0 276 49" svg:d="M0 0c1 26 123 49 276 49">
          <text:p/>
        </draw:path>
        <draw:line draw:style-name="gr21" draw:text-style-name="P2" draw:layer="layout" svg:x1="27.052cm" svg:y1="12.836cm" svg:x2="27.223cm" svg:y2="12.836cm">
          <text:p/>
        </draw:line>
        <draw:line draw:style-name="gr21" draw:text-style-name="P2" draw:layer="layout" svg:x1="27.052cm" svg:y1="15.027cm" svg:x2="27.326cm" svg:y2="15.027cm">
          <text:p/>
        </draw:line>
        <draw:path draw:style-name="gr21" draw:text-style-name="P2" draw:layer="layout" svg:width="0.275cm" svg:height="0.048cm" svg:x="27.326cm" svg:y="15.027cm" svg:viewBox="0 0 276 49" svg:d="M276 49c-153 0-276-23-276-49">
          <text:p/>
        </draw:path>
        <draw:line draw:style-name="gr21" draw:text-style-name="P2" draw:layer="layout" svg:x1="27.052cm" svg:y1="15.027cm" svg:x2="27.052cm" svg:y2="14.848cm">
          <text:p/>
        </draw:line>
        <draw:polyline draw:style-name="gr21" draw:text-style-name="P2" draw:layer="layout" svg:width="0cm" svg:height="1.191cm" svg:x="27.052cm" svg:y="13.656cm" svg:viewBox="0 0 0 1192" draw:points="0,1192 0,1166 0,1127 0,1076 0,1014 0,942 0,860 0,769 0,671 0,567 0,457 0,345 0,230 0,115 0,0">
          <text:p/>
        </draw:polyline>
        <draw:polyline draw:style-name="gr21" draw:text-style-name="P2" draw:layer="layout" svg:width="0cm" svg:height="0.816cm" svg:x="27.052cm" svg:y="12.839cm" svg:viewBox="0 0 0 817" draw:points="0,817 0,735 0,655 0,577 0,502 0,430 0,362 0,298 0,239 0,185 0,136 0,93 0,56 0,25 0,0">
          <text:p/>
        </draw:polyline>
        <draw:line draw:style-name="gr21" draw:text-style-name="P2" draw:layer="layout" svg:x1="27.052cm" svg:y1="12.839cm" svg:x2="27.052cm" svg:y2="12.836cm">
          <text:p/>
        </draw:line>
        <draw:line draw:style-name="gr21" draw:text-style-name="P2" draw:layer="layout" svg:x1="27.326cm" svg:y1="15.027cm" svg:x2="27.326cm" svg:y2="14.848cm">
          <text:p/>
        </draw:line>
        <draw:polyline draw:style-name="gr21" draw:text-style-name="P2" draw:layer="layout" svg:width="0cm" svg:height="1.191cm" svg:x="27.326cm" svg:y="13.656cm" svg:viewBox="0 0 0 1192" draw:points="0,1192 0,1166 0,1127 0,1076 0,1014 0,942 0,860 0,769 0,671 0,567 0,457 0,345 0,230 0,115 0,0">
          <text:p/>
        </draw:polyline>
        <draw:polyline draw:style-name="gr21" draw:text-style-name="P2" draw:layer="layout" svg:width="0cm" svg:height="0.837cm" svg:x="27.326cm" svg:y="12.818cm" svg:viewBox="0 0 0 838" draw:points="0,838 0,749 0,662 0,578 0,497 0,420 0,348 0,282 0,221 0,166 0,118 0,77 0,44 0,18 0,0">
          <text:p/>
        </draw:polyline>
        <draw:path draw:style-name="gr21" draw:text-style-name="P2" draw:layer="layout" svg:width="0cm" svg:height="0.02cm" svg:x="27.223cm" svg:y="12.818cm" svg:viewBox="0 0 0 21" svg:d="M0 21c0-9 0-16 0-21">
          <text:p/>
        </draw:path>
        <draw:line draw:style-name="gr21" draw:text-style-name="P2" draw:layer="layout" svg:x1="27.052cm" svg:y1="14.848cm" svg:x2="27.326cm" svg:y2="14.848cm">
          <text:p/>
        </draw:line>
        <draw:line draw:style-name="gr21" draw:text-style-name="P2" draw:layer="layout" svg:x1="27.326cm" svg:y1="13.656cm" svg:x2="27.052cm" svg:y2="13.656cm">
          <text:p/>
        </draw:line>
        <draw:line draw:style-name="gr21" draw:text-style-name="P2" draw:layer="layout" svg:x1="27.223cm" svg:y1="12.839cm" svg:x2="27.052cm" svg:y2="12.839cm">
          <text:p/>
        </draw:line>
        <draw:line draw:style-name="gr21" draw:text-style-name="P2" draw:layer="layout" svg:x1="27.326cm" svg:y1="12.818cm" svg:x2="27.223cm" svg:y2="12.818cm">
          <text:p/>
        </draw:line>
        <draw:line draw:style-name="gr21" draw:text-style-name="P2" draw:layer="layout" svg:x1="5.766cm" svg:y1="18.601cm" svg:x2="5.766cm" svg:y2="18.326cm">
          <text:p/>
        </draw:line>
        <draw:line draw:style-name="gr21" draw:text-style-name="P2" draw:layer="layout" svg:x1="13.785cm" svg:y1="18.601cm" svg:x2="13.785cm" svg:y2="18.326cm">
          <text:p/>
        </draw:line>
        <draw:line draw:style-name="gr21" draw:text-style-name="P2" draw:layer="layout" svg:x1="15.844cm" svg:y1="18.601cm" svg:x2="15.844cm" svg:y2="18.326cm">
          <text:p/>
        </draw:line>
        <draw:line draw:style-name="gr21" draw:text-style-name="P2" draw:layer="layout" svg:x1="23.863cm" svg:y1="18.601cm" svg:x2="23.863cm" svg:y2="18.326cm">
          <text:p/>
        </draw:line>
        <draw:line draw:style-name="gr21" draw:text-style-name="P2" draw:layer="layout" svg:x1="10.189cm" svg:y1="20.247cm" svg:x2="9.424cm" svg:y2="20.247cm">
          <text:p/>
        </draw:line>
        <draw:path draw:style-name="gr21" draw:text-style-name="P2" draw:layer="layout" svg:width="0.059cm" svg:height="0.343cm" svg:x="10.189cm" svg:y="20.247cm" svg:viewBox="0 0 60 344" svg:d="M0 0c33 0 60 154 60 344">
          <text:p/>
        </draw:path>
        <draw:path draw:style-name="gr21" draw:text-style-name="P2" draw:layer="layout" svg:width="0.059cm" svg:height="0.68cm" svg:x="9.365cm" svg:y="20.247cm" svg:viewBox="0 0 60 681" svg:d="M49 681c-31-35-52-195-49-371s29-310 60-310">
          <text:p/>
        </draw:path>
        <draw:line draw:style-name="gr21" draw:text-style-name="P2" draw:layer="layout" svg:x1="10.248cm" svg:y1="21.276cm" svg:x2="10.248cm" svg:y2="20.59cm">
          <text:p/>
        </draw:line>
        <draw:line draw:style-name="gr21" draw:text-style-name="P2" draw:layer="layout" svg:x1="9.413cm" svg:y1="20.927cm" svg:x2="10.011cm" svg:y2="21.614cm">
          <text:p/>
        </draw:line>
        <draw:path draw:style-name="gr21" draw:text-style-name="P2" draw:layer="layout" svg:width="0.059cm" svg:height="0.343cm" svg:x="10.189cm" svg:y="21.276cm" svg:viewBox="0 0 60 344" svg:d="M60 0c0 191-27 344-60 344">
          <text:p/>
        </draw:path>
        <draw:path draw:style-name="gr21" draw:text-style-name="P2" draw:layer="layout" svg:width="0.012cm" svg:height="0.006cm" svg:x="10.01cm" svg:y="21.613cm" svg:viewBox="0 0 13 7" svg:d="M13 7c-4 0-9-2-13-7">
          <text:p/>
        </draw:path>
        <draw:line draw:style-name="gr21" draw:text-style-name="P2" draw:layer="layout" svg:x1="10.022cm" svg:y1="21.619cm" svg:x2="10.189cm" svg:y2="21.619cm">
          <text:p/>
        </draw:line>
        <draw:line draw:style-name="gr21" draw:text-style-name="P2" draw:layer="layout" svg:x1="8.172cm" svg:y1="20.09cm" svg:x2="8.172cm" svg:y2="18.875cm">
          <text:p/>
        </draw:line>
        <draw:path draw:style-name="gr21" draw:text-style-name="P2" draw:layer="layout" svg:width="0.143cm" svg:height="1.009cm" svg:x="8.172cm" svg:y="20.09cm" svg:viewBox="0 0 144 1010" svg:d="M0 0c0 490 61 914 144 1010">
          <text:p/>
        </draw:path>
        <draw:line draw:style-name="gr21" draw:text-style-name="P2" draw:layer="layout" svg:x1="8.529cm" svg:y1="18.875cm" svg:x2="8.172cm" svg:y2="18.875cm">
          <text:p/>
        </draw:line>
        <draw:line draw:style-name="gr21" draw:text-style-name="P2" draw:layer="layout" svg:x1="8.315cm" svg:y1="21.099cm" svg:x2="9.943cm" svg:y2="22.973cm">
          <text:p/>
        </draw:line>
        <draw:line draw:style-name="gr21" draw:text-style-name="P2" draw:layer="layout" svg:x1="10.487cm" svg:y1="18.875cm" svg:x2="8.529cm" svg:y2="18.875cm">
          <text:p/>
        </draw:line>
        <draw:path draw:style-name="gr21" draw:text-style-name="P2" draw:layer="layout" svg:width="0.035cm" svg:height="0.02cm" svg:x="9.942cm" svg:y="22.972cm" svg:viewBox="0 0 36 21" svg:d="M36 21c-12 0-25-7-36-21">
          <text:p/>
        </draw:path>
        <draw:line draw:style-name="gr21" draw:text-style-name="P2" draw:layer="layout" svg:x1="10.487cm" svg:y1="22.992cm" svg:x2="10.487cm" svg:y2="18.875cm">
          <text:p/>
        </draw:line>
        <draw:line draw:style-name="gr21" draw:text-style-name="P2" draw:layer="layout" svg:x1="10.487cm" svg:y1="22.992cm" svg:x2="9.977cm" svg:y2="22.992cm">
          <text:p/>
        </draw:line>
        <draw:path draw:style-name="gr21" draw:text-style-name="P2" draw:layer="layout" svg:width="0.06cm" svg:height="0.343cm" svg:x="9.918cm" svg:y="20.247cm" svg:viewBox="0 0 61 344" svg:d="M0 0c34 0 61 154 61 344">
          <text:p/>
        </draw:path>
        <draw:line draw:style-name="gr21" draw:text-style-name="P2" draw:layer="layout" svg:x1="9.978cm" svg:y1="21.276cm" svg:x2="9.978cm" svg:y2="20.59cm">
          <text:p/>
        </draw:line>
        <draw:path draw:style-name="gr21" draw:text-style-name="P2" draw:layer="layout" svg:width="0.023cm" svg:height="0.273cm" svg:x="9.955cm" svg:y="21.276cm" svg:viewBox="0 0 24 274" svg:d="M24 0c0 108-10 209-24 274">
          <text:p/>
        </draw:path>
        <draw:line draw:style-name="gr21" draw:text-style-name="P2" draw:layer="layout" svg:x1="10.022cm" svg:y1="21.619cm" svg:x2="10.189cm" svg:y2="21.619cm">
          <text:p/>
        </draw:line>
        <draw:line draw:style-name="gr21" draw:text-style-name="P2" draw:layer="layout" svg:x1="8.172cm" svg:y1="18.875cm" svg:x2="7.901cm" svg:y2="18.875cm">
          <text:p/>
        </draw:line>
        <draw:line draw:style-name="gr21" draw:text-style-name="P2" draw:layer="layout" svg:x1="7.901cm" svg:y1="20.09cm" svg:x2="7.901cm" svg:y2="18.875cm">
          <text:p/>
        </draw:line>
        <draw:path draw:style-name="gr21" draw:text-style-name="P2" draw:layer="layout" svg:width="0.144cm" svg:height="1.009cm" svg:x="7.901cm" svg:y="20.09cm" svg:viewBox="0 0 145 1010" svg:d="M0 0c0 490 61 914 145 1010">
          <text:p/>
        </draw:path>
        <draw:path draw:style-name="gr21" draw:text-style-name="P2" draw:layer="layout" svg:width="0.541cm" svg:height="0.549cm" svg:x="7.631cm" svg:y="18.326cm" svg:viewBox="0 0 542 550" svg:d="M542 550c0-303-242-550-542-550">
          <text:p/>
        </draw:path>
        <draw:line draw:style-name="gr21" draw:text-style-name="P2" draw:layer="layout" svg:x1="7.988cm" svg:y1="18.326cm" svg:x2="7.631cm" svg:y2="18.326cm">
          <text:p/>
        </draw:line>
        <draw:path draw:style-name="gr21" draw:text-style-name="P2" draw:layer="layout" svg:width="0.541cm" svg:height="0.549cm" svg:x="7.988cm" svg:y="18.326cm" svg:viewBox="0 0 542 550" svg:d="M542 550c0-303-243-550-542-550">
          <text:p/>
        </draw:path>
        <draw:line draw:style-name="gr21" draw:text-style-name="P2" draw:layer="layout" svg:x1="8.045cm" svg:y1="21.099cm" svg:x2="9.673cm" svg:y2="22.973cm">
          <text:p/>
        </draw:line>
        <draw:path draw:style-name="gr21" draw:text-style-name="P2" draw:layer="layout" svg:width="0.035cm" svg:height="0.02cm" svg:x="9.672cm" svg:y="22.972cm" svg:viewBox="0 0 36 21" svg:d="M36 21c-12 0-24-7-36-21">
          <text:p/>
        </draw:path>
        <draw:line draw:style-name="gr21" draw:text-style-name="P2" draw:layer="layout" svg:x1="9.707cm" svg:y1="22.992cm" svg:x2="9.977cm" svg:y2="22.992cm">
          <text:p/>
        </draw:line>
        <draw:path draw:style-name="gr21" draw:text-style-name="P2" draw:layer="layout" svg:width="0.269cm" svg:height="0cm" svg:x="10.487cm" svg:y="22.992cm" svg:viewBox="0 0 270 0" svg:d="M270 0c-9 0-18 0-27 0-18 0-36 0-54 0-9 0-17 0-26 0-8 0-16 0-24 0s-16 0-24 0c-7 0-14 0-21 0s-14 0-21 0c-6 0-12 0-18 0-5 0-10 0-16 0-4 0-9 0-13 0s-8 0-12 0c-2 0-5 0-8 0-2 0-4 0-6 0">
          <text:p/>
        </draw:path>
        <draw:line draw:style-name="gr21" draw:text-style-name="P2" draw:layer="layout" svg:x1="10.757cm" svg:y1="22.992cm" svg:x2="10.757cm" svg:y2="18.875cm">
          <text:p/>
        </draw:line>
        <draw:path draw:style-name="gr21" draw:text-style-name="P2" draw:layer="layout" svg:width="0.269cm" svg:height="0cm" svg:x="10.487cm" svg:y="18.875cm" svg:viewBox="0 0 270 0" svg:d="M270 0c-9 0-18 0-27 0-18 0-36 0-54 0-9 0-17 0-26 0-8 0-16 0-24 0s-16 0-24 0c-7 0-14 0-21 0s-14 0-21 0c-6 0-12 0-18 0-5 0-10 0-16 0-4 0-9 0-13 0s-8 0-12 0c-2 0-5 0-8 0-2 0-4 0-6 0">
          <text:p/>
        </draw:path>
        <draw:line draw:style-name="gr21" draw:text-style-name="P2" draw:layer="layout" svg:x1="7.631cm" svg:y1="18.326cm" svg:x2="7.631cm" svg:y2="18.601cm">
          <text:p/>
        </draw:line>
        <draw:path draw:style-name="gr21" draw:text-style-name="P2" draw:layer="layout" svg:width="0.27cm" svg:height="0.274cm" svg:x="7.631cm" svg:y="18.601cm" svg:viewBox="0 0 271 275" svg:d="M271 275c0-153-121-275-271-275">
          <text:p/>
        </draw:path>
        <draw:line draw:style-name="gr21" draw:text-style-name="P2" draw:layer="layout" svg:x1="7.631cm" svg:y1="18.326cm" svg:x2="6.617cm" svg:y2="18.326cm">
          <text:p/>
        </draw:line>
        <draw:polyline draw:style-name="gr21" draw:text-style-name="P2" draw:layer="layout" svg:width="0.85cm" svg:height="0cm" svg:x="5.766cm" svg:y="18.326cm" svg:viewBox="0 0 851 0" draw:points="0,0 6,0 21,0 46,0 81,0 126,0 179,0 241,0 311,0 388,0 471,0 560,0 654,0 751,0 851,0">
          <text:p/>
        </draw:polyline>
        <draw:line draw:style-name="gr21" draw:text-style-name="P2" draw:layer="layout" svg:x1="10.757cm" svg:y1="18.875cm" svg:x2="13.785cm" svg:y2="18.875cm">
          <text:p/>
        </draw:line>
        <draw:line draw:style-name="gr21" draw:text-style-name="P2" draw:layer="layout" svg:x1="13.785cm" svg:y1="18.875cm" svg:x2="15.844cm" svg:y2="18.875cm">
          <text:p/>
        </draw:line>
        <draw:line draw:style-name="gr21" draw:text-style-name="P2" draw:layer="layout" svg:x1="15.844cm" svg:y1="18.875cm" svg:x2="18.872cm" svg:y2="18.875cm">
          <text:p/>
        </draw:line>
        <draw:line draw:style-name="gr21" draw:text-style-name="P2" draw:layer="layout" svg:x1="18.872cm" svg:y1="18.875cm" svg:x2="18.872cm" svg:y2="22.992cm">
          <text:p/>
        </draw:line>
        <draw:line draw:style-name="gr21" draw:text-style-name="P2" draw:layer="layout" svg:x1="18.872cm" svg:y1="22.992cm" svg:x2="10.757cm" svg:y2="22.992cm">
          <text:p/>
        </draw:line>
        <draw:path draw:style-name="gr21" draw:text-style-name="P2" draw:layer="layout" svg:width="0.22cm" svg:height="0.11cm" svg:x="17.107cm" svg:y="20.395cm" svg:viewBox="0 0 221 111" svg:d="M221 111c0-61-50-111-110-111-62 0-111 50-111 111">
          <text:p/>
        </draw:path>
        <draw:line draw:style-name="gr21" draw:text-style-name="P2" draw:layer="layout" svg:x1="17.107cm" svg:y1="20.505cm" svg:x2="17.107cm" svg:y2="21.362cm">
          <text:p/>
        </draw:line>
        <draw:path draw:style-name="gr21" draw:text-style-name="P2" draw:layer="layout" svg:width="0.22cm" svg:height="0.11cm" svg:x="17.107cm" svg:y="21.362cm" svg:viewBox="0 0 221 111" svg:d="M0 0c0 62 49 111 111 111 60 0 110-49 110-111">
          <text:p/>
        </draw:path>
        <draw:line draw:style-name="gr21" draw:text-style-name="P2" draw:layer="layout" svg:x1="17.327cm" svg:y1="20.505cm" svg:x2="17.327cm" svg:y2="21.362cm">
          <text:p/>
        </draw:line>
        <draw:path draw:style-name="gr21" draw:text-style-name="P2" draw:layer="layout" svg:width="0.48cm" svg:height="0.48cm" svg:x="13.614cm" svg:y="21.654cm" svg:viewBox="0 0 481 481" svg:d="M241 481c133 0 240-108 240-240 0-134-107-241-240-241s-241 107-241 241c0 132 108 240 241 240z">
          <text:p/>
        </draw:path>
        <draw:path draw:style-name="gr21" draw:text-style-name="P2" draw:layer="layout" svg:width="0.481cm" svg:height="0.48cm" svg:x="15.535cm" svg:y="19.733cm" svg:viewBox="0 0 482 481" svg:d="M242 481c132 0 240-108 240-240 0-134-108-241-240-241-133 0-242 107-242 241 0 132 109 240 242 240z">
          <text:p/>
        </draw:path>
        <draw:path draw:style-name="gr21" draw:text-style-name="P2" draw:layer="layout" svg:width="0.48cm" svg:height="0.48cm" svg:x="13.614cm" svg:y="19.733cm" svg:viewBox="0 0 481 481" svg:d="M241 481c133 0 240-108 240-240 0-134-107-241-240-241s-241 107-241 241c0 132 108 240 241 240z">
          <text:p/>
        </draw:path>
        <draw:path draw:style-name="gr21" draw:text-style-name="P2" draw:layer="layout" svg:width="0.481cm" svg:height="0.48cm" svg:x="15.535cm" svg:y="21.654cm" svg:viewBox="0 0 482 481" svg:d="M242 481c132 0 240-108 240-240 0-134-108-241-240-241-133 0-242 107-242 241 0 132 109 240 242 240z">
          <text:p/>
        </draw:path>
        <draw:path draw:style-name="gr21" draw:text-style-name="P2" draw:layer="layout" svg:width="0.302cm" svg:height="0.302cm" svg:x="18.095cm" svg:y="19.239cm" svg:viewBox="0 0 303 303" svg:d="M152 303c84 0 151-68 151-152s-67-151-151-151-152 67-152 151 68 152 152 152z">
          <text:p/>
        </draw:path>
        <draw:path draw:style-name="gr21" draw:text-style-name="P2" draw:layer="layout" svg:width="0.302cm" svg:height="0.302cm" svg:x="11.232cm" svg:y="19.239cm" svg:viewBox="0 0 303 303" svg:d="M152 303c84 0 151-68 151-152s-67-151-151-151c-83 0-152 67-152 151s69 152 152 152z">
          <text:p/>
        </draw:path>
        <draw:path draw:style-name="gr21" draw:text-style-name="P2" draw:layer="layout" svg:width="0.302cm" svg:height="0.302cm" svg:x="18.095cm" svg:y="22.326cm" svg:viewBox="0 0 303 303" svg:d="M152 303c84 0 151-68 151-151 0-84-67-152-151-152s-152 68-152 152c0 83 68 151 152 151z">
          <text:p/>
        </draw:path>
        <draw:path draw:style-name="gr21" draw:text-style-name="P2" draw:layer="layout" svg:width="0.302cm" svg:height="0.302cm" svg:x="11.232cm" svg:y="22.326cm" svg:viewBox="0 0 303 303" svg:d="M152 303c84 0 151-68 151-151 0-84-67-152-151-152-83 0-152 68-152 152 0 83 69 151 152 151z">
          <text:p/>
        </draw:path>
        <draw:line draw:style-name="gr21" draw:text-style-name="P2" draw:layer="layout" svg:x1="7.631cm" svg:y1="18.601cm" svg:x2="6.617cm" svg:y2="18.601cm">
          <text:p/>
        </draw:line>
        <draw:line draw:style-name="gr21" draw:text-style-name="P2" draw:layer="layout" svg:x1="6.617cm" svg:y1="18.326cm" svg:x2="6.617cm" svg:y2="18.601cm">
          <text:p/>
        </draw:line>
        <draw:polyline draw:style-name="gr21" draw:text-style-name="P2" draw:layer="layout" svg:width="0.85cm" svg:height="0cm" svg:x="5.766cm" svg:y="18.601cm" svg:viewBox="0 0 851 0" draw:points="0,0 6,0 21,0 46,0 81,0 126,0 179,0 241,0 311,0 388,0 471,0 560,0 654,0 751,0 851,0">
          <text:p/>
        </draw:polyline>
        <draw:path draw:style-name="gr21" draw:text-style-name="P2" draw:layer="layout" svg:width="0cm" svg:height="0.273cm" svg:x="13.785cm" svg:y="18.601cm" svg:viewBox="0 0 0 274" svg:d="M0 0v1c0 2 0 4 0 5 0 3 0 6 0 9 0 4 0 8 0 12 0 5 0 10 0 15 0 6 0 12 0 17 0 7 0 14 0 21 0 8 0 15 0 23s0 17 0 25c0 9 0 18 0 27s0 19 0 28c0 10 0 20 0 30 0 20 0 40 0 61">
          <text:p/>
        </draw:path>
        <draw:path draw:style-name="gr21" draw:text-style-name="P2" draw:layer="layout" svg:width="0cm" svg:height="0.273cm" svg:x="15.844cm" svg:y="18.601cm" svg:viewBox="0 0 0 274" svg:d="M0 0v1c0 2 0 4 0 5 0 3 0 6 0 9 0 4 0 8 0 12 0 5 0 10 0 15 0 6 0 12 0 17 0 7 0 14 0 21 0 8 0 15 0 23s0 17 0 25c0 9 0 18 0 27s0 19 0 28c0 10 0 20 0 30 0 20 0 40 0 61">
          <text:p/>
        </draw:path>
        <draw:path draw:style-name="gr21" draw:text-style-name="P2" draw:layer="layout" svg:width="0.27cm" svg:height="0cm" svg:x="18.872cm" svg:y="18.875cm" svg:viewBox="0 0 271 0" svg:d="M0 0c10 0 19 0 28 0 18 0 36 0 53 0 9 0 18 0 26 0s17 0 25 0 15 0 23 0c7 0 15 0 22 0s13 0 20 0c6 0 12 0 18 0 5 0 11 0 16 0s9 0 14 0c4 0 7 0 11 0 3 0 6 0 9 0 2 0 4 0 6 0">
          <text:p/>
        </draw:path>
        <draw:line draw:style-name="gr21" draw:text-style-name="P2" draw:layer="layout" svg:x1="19.143cm" svg:y1="18.875cm" svg:x2="19.143cm" svg:y2="22.992cm">
          <text:p/>
        </draw:line>
        <draw:path draw:style-name="gr21" draw:text-style-name="P2" draw:layer="layout" svg:width="0.27cm" svg:height="0cm" svg:x="18.872cm" svg:y="22.992cm" svg:viewBox="0 0 271 0" svg:d="M0 0c10 0 19 0 28 0 18 0 36 0 53 0 9 0 18 0 26 0s17 0 25 0 15 0 23 0c7 0 15 0 22 0s13 0 20 0c6 0 12 0 18 0 5 0 11 0 16 0s9 0 14 0c4 0 7 0 11 0 3 0 6 0 9 0 2 0 4 0 6 0">
          <text:p/>
        </draw:path>
        <draw:line draw:style-name="gr21" draw:text-style-name="P2" draw:layer="layout" svg:x1="13.785cm" svg:y1="18.326cm" svg:x2="13.785cm" svg:y2="18.601cm">
          <text:p/>
        </draw:line>
        <draw:polyline draw:style-name="gr21" draw:text-style-name="P2" draw:layer="layout" svg:width="0.87cm" svg:height="0cm" svg:x="14.973cm" svg:y="18.601cm" svg:viewBox="0 0 871 0" draw:points="0,0 102,0 201,0 296,0 387,0 473,0 552,0 623,0 687,0 742,0 788,0 824,0 850,0 866,0 871,0">
          <text:p/>
        </draw:polyline>
        <draw:polyline draw:style-name="gr21" draw:text-style-name="P2" draw:layer="layout" svg:width="0.315cm" svg:height="0cm" svg:x="14.657cm" svg:y="18.601cm" svg:viewBox="0 0 316 0" draw:points="316,0 312,0 300,0 281,0 256,0 226,0 193,0 158,0 123,0 89,0 59,0 34,0 16,0 4,0 0,0">
          <text:p/>
        </draw:polyline>
        <draw:polyline draw:style-name="gr21" draw:text-style-name="P2" draw:layer="layout" svg:width="0.871cm" svg:height="0cm" svg:x="13.785cm" svg:y="18.601cm" svg:viewBox="0 0 872 0" draw:points="0,0 6,0 21,0 47,0 83,0 129,0 184,0 248,0 320,0 399,0 484,0 575,0 671,0 770,0 872,0">
          <text:p/>
        </draw:polyline>
        <draw:line draw:style-name="gr21" draw:text-style-name="P2" draw:layer="layout" svg:x1="15.844cm" svg:y1="18.326cm" svg:x2="15.844cm" svg:y2="18.601cm">
          <text:p/>
        </draw:line>
        <draw:line draw:style-name="gr21" draw:text-style-name="P2" draw:layer="layout" svg:x1="19.381cm" svg:y1="21.276cm" svg:x2="19.381cm" svg:y2="20.59cm">
          <text:p/>
        </draw:line>
        <draw:path draw:style-name="gr21" draw:text-style-name="P2" draw:layer="layout" svg:width="0.061cm" svg:height="0.343cm" svg:x="19.381cm" svg:y="21.276cm" svg:viewBox="0 0 62 344" svg:d="M0 0c0 191 28 344 62 344">
          <text:p/>
        </draw:path>
        <draw:path draw:style-name="gr21" draw:text-style-name="P2" draw:layer="layout" svg:width="0.061cm" svg:height="0.343cm" svg:x="19.381cm" svg:y="20.247cm" svg:viewBox="0 0 62 344" svg:d="M0 344c0-190 28-344 62-344">
          <text:p/>
        </draw:path>
        <draw:line draw:style-name="gr21" draw:text-style-name="P2" draw:layer="layout" svg:x1="19.608cm" svg:y1="21.619cm" svg:x2="19.441cm" svg:y2="21.619cm">
          <text:p/>
        </draw:line>
        <draw:line draw:style-name="gr21" draw:text-style-name="P2" draw:layer="layout" svg:x1="19.441cm" svg:y1="20.247cm" svg:x2="20.205cm" svg:y2="20.247cm">
          <text:p/>
        </draw:line>
        <draw:path draw:style-name="gr21" draw:text-style-name="P2" draw:layer="layout" svg:width="0.011cm" svg:height="0.006cm" svg:x="19.608cm" svg:y="21.613cm" svg:viewBox="0 0 12 7" svg:d="M12 0c-4 5-8 7-12 7">
          <text:p/>
        </draw:path>
        <draw:path draw:style-name="gr21" draw:text-style-name="P2" draw:layer="layout" svg:width="0.059cm" svg:height="0.68cm" svg:x="20.205cm" svg:y="20.247cm" svg:viewBox="0 0 60 681" svg:d="M0 0c32 0 57 134 60 310 4 176-17 336-47 371">
          <text:p/>
        </draw:path>
        <draw:line draw:style-name="gr21" draw:text-style-name="P2" draw:layer="layout" svg:x1="20.218cm" svg:y1="20.927cm" svg:x2="19.619cm" svg:y2="21.614cm">
          <text:p/>
        </draw:line>
        <draw:line draw:style-name="gr21" draw:text-style-name="P2" draw:layer="layout" svg:x1="19.143cm" svg:y1="22.992cm" svg:x2="19.652cm" svg:y2="22.992cm">
          <text:p/>
        </draw:line>
        <draw:path draw:style-name="gr21" draw:text-style-name="P2" draw:layer="layout" svg:width="0.037cm" svg:height="0.02cm" svg:x="19.652cm" svg:y="22.972cm" svg:viewBox="0 0 38 21" svg:d="M0 21c13 0 25-7 38-21">
          <text:p/>
        </draw:path>
        <draw:line draw:style-name="gr21" draw:text-style-name="P2" draw:layer="layout" svg:x1="19.688cm" svg:y1="22.973cm" svg:x2="21.315cm" svg:y2="21.099cm">
          <text:p/>
        </draw:line>
        <draw:line draw:style-name="gr21" draw:text-style-name="P2" draw:layer="layout" svg:x1="19.143cm" svg:y1="18.875cm" svg:x2="21.1cm" svg:y2="18.875cm">
          <text:p/>
        </draw:line>
        <draw:path draw:style-name="gr21" draw:text-style-name="P2" draw:layer="layout" svg:width="0.144cm" svg:height="1.009cm" svg:x="21.314cm" svg:y="20.09cm" svg:viewBox="0 0 145 1010" svg:d="M0 1010c85-96 145-520 145-1010">
          <text:p/>
        </draw:path>
        <draw:line draw:style-name="gr21" draw:text-style-name="P2" draw:layer="layout" svg:x1="21.1cm" svg:y1="18.875cm" svg:x2="21.458cm" svg:y2="18.875cm">
          <text:p/>
        </draw:line>
        <draw:line draw:style-name="gr21" draw:text-style-name="P2" draw:layer="layout" svg:x1="21.458cm" svg:y1="18.875cm" svg:x2="21.458cm" svg:y2="20.09cm">
          <text:p/>
        </draw:line>
        <draw:polyline draw:style-name="gr21" draw:text-style-name="P2" draw:layer="layout" svg:width="0.767cm" svg:height="0cm" svg:x="15.076cm" svg:y="18.326cm" svg:viewBox="0 0 768 0" draw:points="0,0 92,0 181,0 266,0 347,0 422,0 491,0 554,0 609,0 657,0 696,0 728,0 750,0 764,0 768,0">
          <text:p/>
        </draw:polyline>
        <draw:polyline draw:style-name="gr21" draw:text-style-name="P2" draw:layer="layout" svg:width="0.521cm" svg:height="0cm" svg:x="14.554cm" svg:y="18.326cm" svg:viewBox="0 0 522 0" draw:points="522,0 515,0 496,0 465,0 423,0 374,0 319,0 261,0 203,0 148,0 98,0 57,0 26,0 6,0 0,0">
          <text:p/>
        </draw:polyline>
        <draw:polyline draw:style-name="gr21" draw:text-style-name="P2" draw:layer="layout" svg:width="0.768cm" svg:height="0cm" svg:x="13.785cm" svg:y="18.326cm" svg:viewBox="0 0 769 0" draw:points="0,0 5,0 18,0 41,0 72,0 112,0 159,0 215,0 277,0 347,0 422,0 502,0 588,0 677,0 769,0">
          <text:p/>
        </draw:polyline>
        <draw:line draw:style-name="gr21" draw:text-style-name="P2" draw:layer="layout" svg:x1="14.554cm" svg:y1="18.498cm" svg:x2="14.554cm" svg:y2="18.326cm">
          <text:p/>
        </draw:line>
        <draw:path draw:style-name="gr21" draw:text-style-name="P2" draw:layer="layout" svg:width="0.102cm" svg:height="0cm" svg:x="14.554cm" svg:y="18.498cm" svg:viewBox="0 0 103 0" svg:d="M0 0c34 0 68 0 103 0">
          <text:p/>
        </draw:path>
        <draw:line draw:style-name="gr21" draw:text-style-name="P2" draw:layer="layout" svg:x1="14.657cm" svg:y1="18.601cm" svg:x2="14.657cm" svg:y2="18.498cm">
          <text:p/>
        </draw:line>
        <draw:line draw:style-name="gr21" draw:text-style-name="P2" draw:layer="layout" svg:x1="19.923cm" svg:y1="22.992cm" svg:x2="19.652cm" svg:y2="22.992cm">
          <text:p/>
        </draw:line>
        <draw:line draw:style-name="gr21" draw:text-style-name="P2" draw:layer="layout" svg:x1="14.973cm" svg:y1="18.601cm" svg:x2="14.973cm" svg:y2="18.498cm">
          <text:p/>
        </draw:line>
        <draw:path draw:style-name="gr21" draw:text-style-name="P2" draw:layer="layout" svg:width="0.102cm" svg:height="0cm" svg:x="14.973cm" svg:y="18.498cm" svg:viewBox="0 0 103 0" svg:d="M0 0c34 0 69 0 103 0">
          <text:p/>
        </draw:path>
        <draw:line draw:style-name="gr21" draw:text-style-name="P2" draw:layer="layout" svg:x1="15.076cm" svg:y1="18.498cm" svg:x2="15.076cm" svg:y2="18.326cm">
          <text:p/>
        </draw:line>
        <draw:polyline draw:style-name="gr21" draw:text-style-name="P2" draw:layer="layout" svg:width="0.315cm" svg:height="0cm" svg:x="14.657cm" svg:y="18.498cm" svg:viewBox="0 0 316 0" draw:points="316,0 312,0 300,0 281,0 256,0 226,0 193,0 158,0 123,0 89,0 59,0 34,0 16,0 4,0 0,0">
          <text:p/>
        </draw:polyline>
        <draw:line draw:style-name="gr21" draw:text-style-name="P2" draw:layer="layout" svg:x1="19.652cm" svg:y1="21.276cm" svg:x2="19.652cm" svg:y2="20.59cm">
          <text:p/>
        </draw:line>
        <draw:path draw:style-name="gr21" draw:text-style-name="P2" draw:layer="layout" svg:width="0.023cm" svg:height="0.273cm" svg:x="19.652cm" svg:y="21.276cm" svg:viewBox="0 0 24 274" svg:d="M0 0c0 108 9 209 24 274">
          <text:p/>
        </draw:path>
        <draw:line draw:style-name="gr21" draw:text-style-name="P2" draw:layer="layout" svg:x1="19.608cm" svg:y1="21.619cm" svg:x2="19.441cm" svg:y2="21.619cm">
          <text:p/>
        </draw:line>
        <draw:path draw:style-name="gr21" draw:text-style-name="P2" draw:layer="layout" svg:width="0.059cm" svg:height="0.343cm" svg:x="19.652cm" svg:y="20.247cm" svg:viewBox="0 0 60 344" svg:d="M0 344c0-190 27-344 60-344">
          <text:p/>
        </draw:path>
        <draw:path draw:style-name="gr21" draw:text-style-name="P2" draw:layer="layout" svg:width="0.035cm" svg:height="0.02cm" svg:x="19.923cm" svg:y="22.972cm" svg:viewBox="0 0 36 21" svg:d="M0 21c13 0 24-7 36-21">
          <text:p/>
        </draw:path>
        <draw:line draw:style-name="gr21" draw:text-style-name="P2" draw:layer="layout" svg:x1="19.958cm" svg:y1="22.973cm" svg:x2="21.585cm" svg:y2="21.099cm">
          <text:p/>
        </draw:line>
        <draw:path draw:style-name="gr21" draw:text-style-name="P2" draw:layer="layout" svg:width="0.144cm" svg:height="1.009cm" svg:x="21.584cm" svg:y="20.09cm" svg:viewBox="0 0 145 1010" svg:d="M0 1010c85-96 145-520 145-1010">
          <text:p/>
        </draw:path>
        <draw:path draw:style-name="gr21" draw:text-style-name="P2" draw:layer="layout" svg:width="0.541cm" svg:height="0.549cm" svg:x="21.458cm" svg:y="18.326cm" svg:viewBox="0 0 542 550" svg:d="M0 550c0-303 242-550 542-550">
          <text:p/>
        </draw:path>
        <draw:line draw:style-name="gr21" draw:text-style-name="P2" draw:layer="layout" svg:x1="21.641cm" svg:y1="18.326cm" svg:x2="21.999cm" svg:y2="18.326cm">
          <text:p/>
        </draw:line>
        <draw:path draw:style-name="gr21" draw:text-style-name="P2" draw:layer="layout" svg:width="0.541cm" svg:height="0.549cm" svg:x="21.1cm" svg:y="18.326cm" svg:viewBox="0 0 542 550" svg:d="M542 0c-299 0-542 247-542 550">
          <text:p/>
        </draw:path>
        <draw:line draw:style-name="gr21" draw:text-style-name="P2" draw:layer="layout" svg:x1="21.458cm" svg:y1="18.875cm" svg:x2="21.728cm" svg:y2="18.875cm">
          <text:p/>
        </draw:line>
        <draw:line draw:style-name="gr21" draw:text-style-name="P2" draw:layer="layout" svg:x1="21.728cm" svg:y1="18.875cm" svg:x2="21.728cm" svg:y2="20.09cm">
          <text:p/>
        </draw:line>
        <draw:line draw:style-name="gr21" draw:text-style-name="P2" draw:layer="layout" svg:x1="21.999cm" svg:y1="18.326cm" svg:x2="21.999cm" svg:y2="18.601cm">
          <text:p/>
        </draw:line>
        <draw:path draw:style-name="gr21" draw:text-style-name="P2" draw:layer="layout" svg:width="0.271cm" svg:height="0.274cm" svg:x="21.728cm" svg:y="18.601cm" svg:viewBox="0 0 272 275" svg:d="M0 275c0-153 122-275 272-275">
          <text:p/>
        </draw:path>
        <draw:line draw:style-name="gr21" draw:text-style-name="P2" draw:layer="layout" svg:x1="21.999cm" svg:y1="18.326cm" svg:x2="23.012cm" svg:y2="18.326cm">
          <text:p/>
        </draw:line>
        <draw:polyline draw:style-name="gr21" draw:text-style-name="P2" draw:layer="layout" svg:width="0.85cm" svg:height="0cm" svg:x="23.012cm" svg:y="18.326cm" svg:viewBox="0 0 851 0" draw:points="0,0 100,0 198,0 291,0 380,0 463,0 540,0 610,0 672,0 726,0 770,0 805,0 831,0 846,0 851,0">
          <text:p/>
        </draw:polyline>
        <draw:line draw:style-name="gr21" draw:text-style-name="P2" draw:layer="layout" svg:x1="21.999cm" svg:y1="18.601cm" svg:x2="23.012cm" svg:y2="18.601cm">
          <text:p/>
        </draw:line>
        <draw:polyline draw:style-name="gr21" draw:text-style-name="P2" draw:layer="layout" svg:width="0.85cm" svg:height="0cm" svg:x="23.012cm" svg:y="18.601cm" svg:viewBox="0 0 851 0" draw:points="0,0 100,0 198,0 291,0 380,0 463,0 540,0 610,0 672,0 726,0 770,0 805,0 831,0 846,0 851,0">
          <text:p/>
        </draw:polyline>
        <draw:line draw:style-name="gr21" draw:text-style-name="P2" draw:layer="layout" svg:x1="23.012cm" svg:y1="18.326cm" svg:x2="23.012cm" svg:y2="18.601cm">
          <text:p/>
        </draw:line>
        <draw:path draw:style-name="gr22" draw:text-style-name="P2" draw:layer="layout" svg:width="1.943cm" svg:height="1.654cm" svg:x="10.239cm" svg:y="1.771cm" svg:viewBox="0 0 1944 1655" svg:d="M1944 0c0 489-216 954-591 1268-375 315-870 447-1353 362">
          <text:p/>
        </draw:path>
        <draw:polygon draw:style-name="gr23" draw:text-style-name="P3" draw:layer="layout" svg:width="0.206cm" svg:height="0.411cm" svg:x="12.079cm" svg:y="1.771cm" svg:viewBox="0 0 207 412" draw:points="103,0 0,412 103,412 207,412">
          <text:p/>
        </draw:polygon>
        <draw:polygon draw:style-name="gr23" draw:text-style-name="P3" draw:layer="layout" svg:width="0.424cm" svg:height="0.202cm" svg:x="10.239cm" svg:y="3.371cm" svg:viewBox="0 0 425 203" draw:points="0,29 389,203 407,101 425,0">
          <text:p/>
        </draw:polygon>
        <draw:path draw:style-name="gr23" draw:text-style-name="P3" draw:layer="layout" svg:width="2.388cm" svg:height="0.373cm" svg:x="11.284cm" svg:y="3.565cm" svg:viewBox="0 0 2389 374" svg:d="M59 325h170v42h-229v-42c19-19 44-45 76-77s52-53 60-62c16-18 27-32 33-45 6-12 9-24 9-35 0-20-7-35-20-47s-31-18-52-18c-16 0-32 2-49 8-17 5-35 13-54 24v-49c19-8 38-14 55-18s32-6 47-6c37 0 67 9 89 28 22 18 33 43 33 74 0 15-3 29-8 43-6 13-16 28-30 46-5 5-17 19-39 41-21 22-52 53-91 93zM310 6h52l89 134 90-134h53l-116 173 124 188h-53l-101-154-102 154h-53l129-193zM835 325h80v-274l-87 17v-44l86-18h49v319h80v42h-208zM1245 38c-25 0-44 13-56 37-13 25-19 62-19 112 0 49 6 86 19 111 12 24 31 37 56 37 26 0 45-13 57-37 13-25 19-62 19-111 0-50-6-87-19-112-12-24-31-37-57-37zM1245 0c41 0 72 16 93 48 21 31 32 78 32 139 0 60-11 106-32 138-21 33-52 49-93 49-40 0-71-16-92-49-21-32-32-78-32-138 0-61 11-108 32-139 21-32 52-48 92-48zM1560 38c-25 0-44 13-57 37-13 25-19 62-19 112 0 49 6 86 19 111 13 24 32 37 57 37s44-13 57-37c12-25 18-62 18-111 0-50-6-87-18-112-13-24-32-37-57-37zM1560 0c40 0 71 16 92 48 22 31 32 78 32 139 0 60-10 106-32 138-21 33-52 49-92 49-41 0-72-16-93-49-21-32-32-78-32-138 0-61 11-108 32-139 21-32 52-48 93-48zM1770 305h51v62h-51zM2032 38c-25 0-44 13-57 37-12 25-18 62-18 112 0 49 6 86 18 111 13 24 32 37 57 37s44-13 57-37c13-25 19-62 19-111 0-50-6-87-19-112-13-24-32-37-57-37zM2032 0c40 0 71 16 93 48 21 31 32 78 32 139 0 60-11 106-32 138-22 33-53 49-93 49s-71-16-92-49c-22-32-32-78-32-138 0-61 10-108 32-139 21-32 52-48 92-48zM2313 31c-13 0-24 4-33 13s-13 20-13 33 4 23 13 32 20 13 33 13 24-4 32-13c9-9 14-19 14-32s-5-24-14-33-19-13-32-13zM2313 0c10 0 20 2 30 6 9 4 17 9 24 17 8 7 13 15 17 24 3 9 5 19 5 30 0 21-7 39-22 54-15 14-33 22-55 22-21 0-39-7-54-22-14-14-22-32-22-54s8-40 23-55c14-15 32-22 54-22z">
          <text:p/>
        </draw:path>
        <draw:path draw:style-name="gr23" draw:text-style-name="P3" draw:layer="layout" svg:width="2.393cm" svg:height="0.379cm" svg:x="11.282cm" svg:y="3.562cm" svg:viewBox="0 0 2394 380" svg:d="M61 327h170 3v2 41 3h-3-229-2v-3-41-1h1c18-20 43-45 75-77 32-33 52-53 60-63 16-17 27-32 33-44s9-23 9-34c0-19-7-34-20-45-13-12-29-18-50-18-16 0-31 3-48 8s-35 13-54 24l-4 2v-4-50-2l2-1c20-8 38-14 55-18s33-6 48-6c37 0 68 10 90 29 23 20 35 46 35 77 0 15-3 30-9 43-6 14-16 30-31 48-4 5-16 18-38 41-22 22-52 53-91 93l-2-2zM59 328c39-40 70-72 91-94 22-22 35-36 39-40l2 1-2-1c14-18 24-33 30-46 5-13 8-27 8-42 0-30-11-54-33-72-22-20-50-29-87-29-14 0-30 2-47 6s-35 10-54 18l-1-2h2v50h-2l-1-2c19-11 37-19 54-25 18-5 34-8 50-8 21 0 40 7 54 19s21 29 21 49c0 12-4 24-10 37-6 12-17 27-33 44l-2-1 2 1c-8 10-28 31-60 63s-57 58-76 77l-2-2h3v41h-3v-2h229v2h-2v-41h2v3h-170-6zM312 7h52 1l1 1 90 135-3 1-2-1 90-135 1-1h1 53 4l-2 4-116 173-2-1 2-1 124 187 2 4h-4-53-1l-1-1-101-153 2-2 2 2-102 153-1 1h-1-53-4l2-4 129-192 2 1-2 1-112-168-3-4zM314 8l112 169 1 1-1 1-129 193-2-2v-2h53v2l-2-1 102-153 2-3 2 3 101 153-2 1v-2h53v2l-3 2-123-188-1-1 1-1 116-174 2 1v3h-53v-3l2 2-89 134-3 4-2-4-89-134 2-2v3h-52v-3zM837 327h80v2h-3v-274h3v2l-86 17-3 1v-3-45-3h2l86-17h49 3v2 320h-3v-2h80 2v2 41 3h-2-208-2v-3-41-2zM840 329v41h-3v-2h208v2h-3v-41h3v3h-80-2v-3-320h2v3h-49v-3l1 3-86 17-1-2h3v45h-3v-3l86-17h3v3 274 3h-2-80v-3zM1247 45c-24 0-42 11-54 35-12 25-19 61-19 111 0 49 7 85 19 110 12 24 30 35 54 35 25 0 43-11 55-35 12-25 19-61 19-110 0-50-7-86-19-111-12-24-30-35-55-35zM1247 40c26 0 46 13 59 38s20 63 20 113c0 49-7 87-20 112s-33 38-59 38c-25 0-45-13-58-38s-20-63-20-112c0-50 7-88 20-113s33-38 58-38zM1247 0c41 0 73 17 95 50 22 32 32 80 32 141s-10 107-32 140c-22 32-54 49-95 49s-73-17-94-49c-22-33-33-79-33-140s11-109 33-141c21-33 53-50 94-50zM1247 5c-39 0-69 16-90 48-21 31-32 77-32 138 0 60 11 106 32 137s51 47 90 47c40 0 70-16 91-47s31-77 31-137c0-61-10-107-31-138-21-32-51-48-91-48zM1562 45c-25 0-42 11-55 35-12 25-18 61-18 111 0 49 6 85 18 110 13 24 30 35 55 35 24 0 42-11 54-35 13-25 19-61 19-110 0-50-6-86-19-111-12-24-30-35-54-35zM1562 40c26 0 46 13 59 38s19 63 19 113c0 49-6 87-19 112s-33 38-59 38-46-13-59-38-19-63-19-112c0-50 6-88 19-113s33-38 59-38zM1562 0c41 0 73 17 94 50 22 32 33 80 33 141s-11 107-33 140c-21 32-53 49-94 49s-73-17-95-49c-21-33-32-79-32-140s11-109 32-141c22-33 54-50 95-50zM1562 5c-40 0-70 16-91 48-21 31-31 77-31 138 0 60 10 106 31 137s51 47 91 47c39 0 69-16 90-47s32-77 32-137c0-61-11-107-32-138-21-32-51-48-90-48zM1772 307h51 2v2 61 3h-2-51-3v-3-61-2zM1774 309v61h-2v-2h51v2h-3v-61h3v2h-51v-2zM2034 45c-24 0-42 11-54 35-13 25-19 61-19 111 0 49 6 85 19 110 12 24 30 35 54 35 25 0 42-11 55-35 12-25 18-61 18-110 0-50-6-86-18-111-13-24-30-35-55-35zM2034 40c26 0 46 13 59 38s19 63 19 113c0 49-6 87-19 112s-33 38-59 38-46-13-59-38-19-63-19-112c0-50 6-88 19-113s33-38 59-38zM2034 0c41 0 73 17 95 50 21 32 32 80 32 141s-11 107-32 140c-22 32-54 49-95 49s-73-17-95-49c-21-33-32-79-32-140s11-109 32-141c22-33 54-50 95-50zM2034 5c-40 0-69 16-90 48-21 31-32 77-32 138 0 60 11 106 32 137s50 47 90 47 70-16 91-47 31-77 31-137c0-61-10-107-31-138-21-32-51-48-91-48zM2315 37c-13 0-22 4-31 13-9 8-13 18-13 31 0 12 4 22 13 30 8 9 18 13 31 13 12 0 22-4 31-13 8-8 12-18 12-30s-4-22-12-31c-9-9-19-13-31-13zM2315 32c13 0 25 5 34 15 9 9 14 21 14 34s-5 25-14 34-21 14-34 14c-14 0-25-5-34-14-10-9-15-21-15-34s5-25 14-35c10-9 21-14 35-14zM2315 0c10 0 21 2 30 6 10 4 19 10 26 18l-2 2 2-2c7 8 13 17 17 26 4 10 6 20 6 31 0 22-8 40-23 55-15 16-35 23-57 23s-41-7-56-22-22-34-22-56 8-41 23-58c15-15 34-23 56-23zM2315 5c-21 0-38 7-53 22-14 15-21 33-21 54s7 38 21 52 31 21 52 21 39-7 53-21c15-14 22-31 22-52 0-11-2-20-6-29-3-9-8-17-16-25-6-7-14-12-23-16-10-4-19-6-29-6z">
          <text:p/>
        </draw:path>
        <draw:line draw:style-name="gr22" draw:text-style-name="P2" draw:layer="layout" svg:x1="7.901cm" svg:y1="20.364cm" svg:x2="7.901cm" svg:y2="20.284cm">
          <text:p/>
        </draw:line>
        <draw:line draw:style-name="gr22" draw:text-style-name="P2" draw:layer="layout" svg:x1="6.343cm" svg:y1="18.601cm" svg:x2="6.217cm" svg:y2="18.601cm">
          <text:p/>
        </draw:line>
        <draw:path draw:style-name="gr22" draw:text-style-name="P2" draw:layer="layout" svg:width="1.547cm" svg:height="1.546cm" svg:x="6.354cm" svg:y="18.601cm" svg:viewBox="0 0 1548 1547" svg:d="M1548 1547c-854 0-1548-692-1548-1547">
          <text:p/>
        </draw:path>
        <draw:polygon draw:style-name="gr23" draw:text-style-name="P3" draw:layer="layout" svg:width="0.411cm" svg:height="0.206cm" svg:x="7.49cm" svg:y="20.044cm" svg:viewBox="0 0 412 207" draw:points="412,103 0,0 0,103 0,207">
          <text:p/>
        </draw:polygon>
        <draw:polygon draw:style-name="gr23" draw:text-style-name="P3" draw:layer="layout" svg:width="0.206cm" svg:height="0.411cm" svg:x="6.251cm" svg:y="18.601cm" svg:viewBox="0 0 207 412" draw:points="104,0 0,412 104,412 207,412">
          <text:p/>
        </draw:polygon>
        <draw:path draw:style-name="gr23" draw:text-style-name="P3" draw:layer="layout" svg:width="2.072cm" svg:height="0.374cm" svg:x="4.95cm" svg:y="20.026cm" svg:viewBox="0 0 2073 375" svg:d="M163 173c23 5 41 15 54 31 14 16 21 35 21 58 0 36-13 64-38 84-24 19-59 29-104 29-15 0-31-1-47-4s-32-8-49-14v-47c13 8 28 14 44 18s33 6 51 6c30 0 53-6 69-18s24-31 24-54c0-21-7-37-22-49s-35-18-62-18h-42v-40h44c24 0 42-5 55-15 13-9 19-23 19-41 0-19-7-33-20-43s-31-15-56-15c-13 0-28 2-43 5s-32 7-50 13v-43c18-5 36-9 52-12 16-2 31-4 45-4 37 0 67 9 88 26 22 16 33 39 33 68 0 20-6 37-18 50-11 14-27 24-48 29zM309 7h52l89 134 90-134h53l-116 173 124 188h-53l-101-154-102 154h-53l129-193zM827 361v-45c13 6 25 10 37 13 13 3 25 5 37 5 33 0 57-11 74-33s27-55 29-99c-9 14-21 24-35 32-15 7-30 11-48 11-36 0-64-11-85-33-21-21-32-51-32-89 0-37 11-67 33-89s51-34 87-34c42 0 74 16 96 48s33 79 33 139c0 57-14 102-41 137-27 34-63 51-108 51-13 0-25-1-38-4-12-2-25-6-39-10zM924 207c22 0 39-8 52-23s19-35 19-61-6-46-19-61c-13-16-30-23-52-23s-39 7-52 23c-12 15-19 35-19 61s7 46 19 61c13 15 30 23 52 23zM1244 39c-25 0-44 12-56 37-13 25-19 62-19 111 0 50 6 87 19 111 12 26 31 38 56 38 26 0 45-12 57-38 13-24 19-61 19-111 0-49-6-86-19-111-12-25-31-37-57-37zM1244 0c41 0 72 16 93 48s32 79 32 139c0 61-11 107-32 140-21 32-52 48-93 48-40 0-71-16-92-48-21-33-32-79-32-140 0-60 11-107 32-139s52-48 92-48zM1454 307h51v61h-51zM1716 39c-25 0-44 12-57 37-12 25-19 62-19 111 0 50 7 87 19 111 13 26 32 38 57 38s44-12 57-38c12-24 19-61 19-111 0-49-7-86-19-111-13-25-32-37-57-37zM1716 0c40 0 71 16 92 48 22 32 32 79 32 139 0 61-10 107-32 140-21 32-52 48-92 48-41 0-71-16-93-48-21-33-32-79-32-140 0-60 11-107 32-139 22-32 52-48 93-48zM1997 31c-13 0-24 5-33 14s-13 20-13 33c0 12 4 23 13 32s20 13 33 13c12 0 23-4 32-13s13-20 13-32c0-13-4-24-13-33s-20-14-32-14zM1997 0c10 0 20 2 29 6 10 4 18 10 25 17 7 8 13 16 16 25 4 9 6 19 6 30 0 21-7 39-22 53-15 15-33 23-55 23s-40-8-54-22c-15-15-22-33-22-54 0-22 7-40 22-55s33-23 55-23z">
          <text:p/>
        </draw:path>
        <draw:path draw:style-name="gr23" draw:text-style-name="P3" draw:layer="layout" svg:width="2.078cm" svg:height="0.379cm" svg:x="4.947cm" svg:y="20.024cm" svg:viewBox="0 0 2079 380" svg:d="M166 172c24 5 43 16 56 33 14 17 20 37 20 60 0 36-12 65-37 85s-61 30-106 30c-15 0-31-2-47-5s-33-8-50-14h-2v-2-47-4l4 2c13 8 28 14 44 18s32 6 50 6c30 0 52-6 68-18 15-12 23-28 23-51 0-20-7-36-21-48-15-11-35-17-61-17h-42-2v-3-40-3h2 44c24 0 41-5 53-14 13-9 19-22 19-39 0-18-6-31-19-41-13-9-31-14-55-14-13 0-27 1-42 4-16 3-32 8-51 14l-3 1v-4-43-2l2-1c19-5 36-9 52-11 17-3 32-4 46-4 38 0 68 9 90 26s33 41 33 70c0 20-6 38-18 52-11 14-28 24-50 29v-2zM165 172c21-5 36-14 47-27 12-14 17-30 17-49 0-28-10-50-31-66-21-17-50-25-87-25-14 0-29 1-45 4-16 2-33 6-52 11v-2h2v43h-2l-1-2c18-6 35-11 51-14 15-3 30-4 43-4 25 0 44 5 58 15 13 11 21 26 21 45 0 18-7 33-21 43-13 10-32 15-56 15h-44v-2h3v40h-3v-3h42c27 0 48 7 64 20 15 12 23 30 23 51 0 24-9 42-25 55-16 12-41 18-71 18-18 0-35-2-51-6-17-4-32-10-45-18l1-2h2v47h-2l1-2c17 6 33 10 49 13s31 5 46 5c45 0 79-10 103-29s35-46 35-81c0-22-6-41-19-56-12-17-30-27-53-32l-10-2zM312 6h52 1l1 2 90 133-3 2-2-2 90-134 1-1h1 53 4l-2 4-116 173-2-1 2-2 124 189 2 3h-4-53-1l-1-1-101-153 2-1 2 1-102 153-1 1h-1-53-4l2-3 129-194 2 2-2 1-112-168-3-4zM314 8l112 167 1 2-1 1-129 193-2-1v-2h53v2l-2-1 102-153 2-4 2 4 101 153-2 1v-2h53v2l-3 1-123-188-1-1 1-2 116-172 2 1v2h-53v-2l2 1-89 134-3 3-2-3-89-134 2-1v2h-52v-2zM828 363v-45-4l3 2c12 6 25 10 37 13s24 5 36 5c32 0 56-11 72-32 17-21 26-53 29-97h2l2 1c-9 14-22 26-36 33-15 8-31 11-49 11-36 0-66-11-87-33-22-23-32-54-32-92s11-68 33-91 52-34 89-34c43 0 75 16 98 49 22 32 33 79 33 140 0 58-14 105-41 139s-64 52-110 52c-13 0-25-2-38-4-13-3-26-6-40-11l-1-1zM831 360c14 5 26 9 39 11 12 2 24 4 37 4 45 0 80-17 106-50 27-34 40-78 40-136 0-60-11-106-32-137-22-32-53-47-94-47-36 0-64 11-85 33-22 22-32 50-32 87s10 66 30 89c21 21 49 32 84 32 17 0 32-4 47-11 14-8 25-18 34-31l5-9v10c-3 45-13 78-30 100s-43 33-76 33c-12 0-24-1-37-4s-25-8-38-14l1-2h3v45h-3zM927 207c22 0 38-8 50-22 13-15 19-34 19-60s-6-45-19-60c-12-14-28-22-50-22-21 0-37 8-50 22-12 15-18 34-18 60s6 45 18 60c13 14 29 22 50 22zM927 212c-22 0-40-8-54-24-13-15-19-37-19-63s6-48 19-63c14-16 32-23 54-23 23 0 41 7 54 23 13 15 20 37 20 63s-7 48-20 63c-13 16-31 24-54 24zM1247 43c-24 0-42 12-54 36s-19 61-19 110c0 50 7 87 19 111s30 36 54 36c25 0 43-12 55-36s19-61 19-111c0-49-7-86-19-110s-30-36-55-36zM1247 39c26 0 46 13 59 38s20 63 20 112c0 51-7 88-20 114-13 25-33 38-59 38-25 0-45-13-58-38-13-26-20-63-20-114 0-49 7-87 20-112s33-38 58-38zM1247 0c41 0 73 16 95 49 22 32 32 79 32 140 0 62-10 109-32 142-22 32-54 49-95 49s-73-17-94-49c-22-33-33-80-33-142 0-61 11-108 33-140 21-33 53-49 94-49zM1247 5c-39 0-69 15-90 47-21 31-32 77-32 137 0 62 11 107 32 139 21 31 51 47 90 47 40 0 70-16 91-47 21-32 31-77 31-139 0-60-10-106-31-137-21-32-51-47-91-47zM1457 306h51 3v3 61 2h-3-51-2v-2-61-3zM1460 309v61h-3v-2h51v2h-2v-61h2v2h-51v-2zM1719 43c-25 0-42 12-55 36-12 24-18 61-18 110 0 50 6 87 18 111 13 24 30 36 55 36 24 0 42-12 54-36 13-24 19-61 19-111 0-49-6-86-19-110-12-24-30-36-54-36zM1719 39c26 0 46 13 59 38s19 63 19 112c0 51-6 88-19 114-13 25-33 38-59 38s-46-13-59-38c-13-26-19-63-19-114 0-49 6-87 19-112s33-38 59-38zM1719 0c41 0 73 16 94 49 22 32 33 79 33 140 0 62-11 109-33 142-21 32-53 49-94 49s-73-17-95-49c-21-33-32-80-32-142 0-61 11-108 32-140 22-33 54-49 95-49zM1719 5c-40 0-70 15-91 47-21 31-31 77-31 137 0 62 10 107 31 139 21 31 51 47 91 47s69-16 90-47c21-32 32-77 32-139 0-60-11-106-32-137-21-32-50-47-90-47zM2000 36c-13 0-23 4-31 13-9 8-13 18-13 31 0 12 4 22 13 30 8 8 18 12 31 12 12 0 22-4 30-12 9-8 13-18 13-30 0-13-4-23-13-31-8-9-18-13-30-13zM2000 31c13 0 24 5 34 14 9 10 14 21 14 35 0 13-5 24-14 34-9 9-21 13-34 13-14 0-26-4-35-13-9-10-14-21-14-34 0-14 5-26 14-35s21-14 35-14zM2000 0c10 0 20 2 30 6s19 10 26 18l-2 1 2-1c7 7 13 16 17 25s6 20 6 31c0 21-8 40-24 55-15 15-34 23-56 23s-41-8-56-22c-15-15-22-34-22-56s7-42 22-57c16-15 35-23 57-23zM2000 5c-21 0-39 7-53 22-14 14-22 31-22 53 0 21 7 38 21 52 15 14 32 21 53 21s38-7 53-21c15-15 22-32 22-52 0-11-2-20-6-29-3-9-9-17-16-24s-14-13-24-16c-9-4-18-6-28-6z">
          <text:p/>
        </draw:path>
        <draw:line draw:style-name="gr21" draw:text-style-name="P2" draw:layer="layout" svg:x1="36.24cm" svg:y1="20.148cm" svg:x2="35.549cm" svg:y2="18.252cm">
          <text:p/>
        </draw:line>
        <draw:line draw:style-name="gr21" draw:text-style-name="P2" draw:layer="layout" svg:x1="31.333cm" svg:y1="15.539cm" svg:x2="31.286cm" svg:y2="15.412cm">
          <text:p/>
        </draw:line>
        <draw:line draw:style-name="gr21" draw:text-style-name="P2" draw:layer="layout" svg:x1="33.146cm" svg:y1="19.939cm" svg:x2="33.099cm" svg:y2="19.812cm">
          <text:p/>
        </draw:line>
        <draw:line draw:style-name="gr21" draw:text-style-name="P2" draw:layer="layout" svg:x1="26.538cm" svg:y1="21.188cm" svg:x2="25.446cm" svg:y2="21.149cm">
          <text:p/>
        </draw:line>
        <draw:line draw:style-name="gr21" draw:text-style-name="P2" draw:layer="layout" svg:x1="25.122cm" svg:y1="21.978cm" svg:x2="25.075cm" svg:y2="21.851cm">
          <text:p/>
        </draw:line>
        <draw:line draw:style-name="gr21" draw:text-style-name="P2" draw:layer="layout" svg:x1="34.858cm" svg:y1="18.645cm" svg:x2="33.006cm" svg:y2="17.988cm">
          <text:p/>
        </draw:line>
        <draw:path draw:style-name="gr21" draw:text-style-name="P2" draw:layer="layout" svg:width="0.173cm" svg:height="0.152cm" svg:x="34.857cm" svg:y="18.644cm" svg:viewBox="0 0 174 153" svg:d="M0 0c61 21 131 82 174 153">
          <text:p/>
        </draw:path>
        <draw:path draw:style-name="gr21" draw:text-style-name="P2" draw:layer="layout" svg:width="0.183cm" svg:height="0.298cm" svg:x="32.908cm" svg:y="17.993cm" svg:viewBox="0 0 184 299" svg:d="M184 299c-58-32-119-92-154-155s-40-119-13-144">
          <text:p/>
        </draw:path>
        <draw:path draw:style-name="gr21" draw:text-style-name="P2" draw:layer="layout" svg:width="0.08cm" svg:height="0.013cm" svg:x="32.926cm" svg:y="17.98cm" svg:viewBox="0 0 81 14" svg:d="M0 14c17-16 46-18 81-5">
          <text:p/>
        </draw:path>
        <draw:line draw:style-name="gr21" draw:text-style-name="P2" draw:layer="layout" svg:x1="33.092cm" svg:y1="18.291cm" svg:x2="34.654cm" svg:y2="19.12cm">
          <text:p/>
        </draw:line>
        <draw:path draw:style-name="gr21" draw:text-style-name="P2" draw:layer="layout" svg:width="0.029cm" svg:height="0.013cm" svg:x="34.653cm" svg:y="19.119cm" svg:viewBox="0 0 30 14" svg:d="M30 14c-9-4-20-9-30-14">
          <text:p/>
        </draw:path>
        <draw:line draw:style-name="gr21" draw:text-style-name="P2" draw:layer="layout" svg:x1="34.682cm" svg:y1="19.132cm" svg:x2="34.734cm" svg:y2="19.151cm">
          <text:p/>
        </draw:line>
        <draw:line draw:style-name="gr21" draw:text-style-name="P2" draw:layer="layout" svg:x1="29.947cm" svg:y1="16.843cm" svg:x2="29.743cm" svg:y2="16.282cm">
          <text:p/>
        </draw:line>
        <draw:path draw:style-name="gr21" draw:text-style-name="P2" draw:layer="layout" svg:width="0.518cm" svg:height="0.587cm" svg:x="29.946cm" svg:y="16.842cm" svg:viewBox="0 0 519 588" svg:d="M0 0c83 225 300 471 519 588">
          <text:p/>
        </draw:path>
        <draw:line draw:style-name="gr21" draw:text-style-name="P2" draw:layer="layout" svg:x1="30.61cm" svg:y1="16.59cm" svg:x2="29.743cm" svg:y2="16.282cm">
          <text:p/>
        </draw:line>
        <draw:line draw:style-name="gr21" draw:text-style-name="P2" draw:layer="layout" svg:x1="30.464cm" svg:y1="17.429cm" svg:x2="33.816cm" svg:y2="19.209cm">
          <text:p/>
        </draw:line>
        <draw:line draw:style-name="gr21" draw:text-style-name="P2" draw:layer="layout" svg:x1="35.349cm" svg:y1="18.268cm" svg:x2="30.609cm" svg:y2="16.589cm">
          <text:p/>
        </draw:line>
        <draw:line draw:style-name="gr21" draw:text-style-name="P2" draw:layer="layout" svg:x1="35.386cm" svg:y1="18.371cm" svg:x2="35.348cm" svg:y2="18.267cm">
          <text:p/>
        </draw:line>
        <draw:path draw:style-name="gr21" draw:text-style-name="P2" draw:layer="layout" svg:width="0.173cm" svg:height="0.198cm" svg:x="33.027cm" svg:y="17.996cm" svg:viewBox="0 0 174 199" svg:d="M174 199c-75-39-147-124-174-199">
          <text:p/>
        </draw:path>
        <draw:line draw:style-name="gr21" draw:text-style-name="P2" draw:layer="layout" svg:x1="33.2cm" svg:y1="18.194cm" svg:x2="34.762cm" svg:y2="19.023cm">
          <text:p/>
        </draw:line>
        <draw:path draw:style-name="gr21" draw:text-style-name="P2" draw:layer="layout" svg:width="0.03cm" svg:height="0.013cm" svg:x="34.761cm" svg:y="19.022cm" svg:viewBox="0 0 31 14" svg:d="M31 14c-11-4-21-8-31-14">
          <text:p/>
        </draw:path>
        <draw:line draw:style-name="gr21" draw:text-style-name="P2" draw:layer="layout" svg:x1="34.791cm" svg:y1="19.035cm" svg:x2="34.822cm" svg:y2="19.046cm">
          <text:p/>
        </draw:line>
        <draw:path draw:style-name="gr21" draw:text-style-name="P2" draw:layer="layout" svg:width="0.143cm" svg:height="0.447cm" svg:x="29.724cm" svg:y="15.835cm" svg:viewBox="0 0 144 448" svg:d="M19 448c-51-139 5-339 125-448">
          <text:p/>
        </draw:path>
        <draw:line draw:style-name="gr21" draw:text-style-name="P2" draw:layer="layout" svg:x1="30.734cm" svg:y1="16.143cm" svg:x2="29.867cm" svg:y2="15.835cm">
          <text:p/>
        </draw:line>
        <draw:path draw:style-name="gr21" draw:text-style-name="P2" draw:layer="layout" svg:width="0.143cm" svg:height="0.447cm" svg:x="30.59cm" svg:y="16.142cm" svg:viewBox="0 0 144 448" svg:d="M19 448c-51-140 4-341 125-448">
          <text:p/>
        </draw:path>
        <draw:line draw:style-name="gr21" draw:text-style-name="P2" draw:layer="layout" svg:x1="35.348cm" svg:y1="18.268cm" svg:x2="35.457cm" svg:y2="18.17cm">
          <text:p/>
        </draw:line>
        <draw:line draw:style-name="gr21" draw:text-style-name="P2" draw:layer="layout" svg:x1="35.457cm" svg:y1="18.171cm" svg:x2="30.717cm" svg:y2="16.492cm">
          <text:p/>
        </draw:line>
        <draw:line draw:style-name="gr21" draw:text-style-name="P2" draw:layer="layout" svg:x1="30.609cm" svg:y1="16.59cm" svg:x2="30.718cm" svg:y2="16.492cm">
          <text:p/>
        </draw:line>
        <draw:path draw:style-name="gr21" draw:text-style-name="P2" draw:layer="layout" svg:width="0.026cm" svg:height="0.08cm" svg:x="35.372cm" svg:y="18.308cm" svg:viewBox="0 0 27 81" svg:d="M0 81c24-28 32-57 24-81">
          <text:p/>
        </draw:path>
        <draw:path draw:style-name="gr21" draw:text-style-name="P2" draw:layer="layout" svg:width="0.047cm" svg:height="0.041cm" svg:x="35.348cm" svg:y="18.267cm" svg:viewBox="0 0 48 42" svg:d="M48 42c-7-19-23-33-48-42">
          <text:p/>
        </draw:path>
        <draw:line draw:style-name="gr21" draw:text-style-name="P2" draw:layer="layout" svg:x1="29.867cm" svg:y1="15.836cm" svg:x2="30.274cm" svg:y2="15.47cm">
          <text:p/>
        </draw:line>
        <draw:path draw:style-name="gr21" draw:text-style-name="P2" draw:layer="layout" svg:width="0.838cm" svg:height="0.243cm" svg:x="30.273cm" svg:y="15.227cm" svg:viewBox="0 0 839 244" svg:d="M839 31c-239-85-615 10-839 213">
          <text:p/>
        </draw:path>
        <draw:path draw:style-name="gr21" draw:text-style-name="P2" draw:layer="layout" svg:width="0.031cm" svg:height="0.198cm" svg:x="31.268cm" svg:y="15.412cm" svg:viewBox="0 0 32 199" svg:d="M0 199c34-71 42-140 19-199">
          <text:p/>
        </draw:path>
        <draw:path draw:style-name="gr21" draw:text-style-name="P2" draw:layer="layout" svg:width="0.175cm" svg:height="0.154cm" svg:x="31.111cm" svg:y="15.258cm" svg:viewBox="0 0 176 155" svg:d="M176 155c-25-70-87-124-176-155">
          <text:p/>
        </draw:path>
        <draw:line draw:style-name="gr21" draw:text-style-name="P2" draw:layer="layout" svg:x1="30.788cm" svg:y1="15.525cm" svg:x2="31.269cm" svg:y2="15.611cm">
          <text:p/>
        </draw:line>
        <draw:path draw:style-name="gr21" draw:text-style-name="P2" draw:layer="layout" svg:width="0.233cm" svg:height="0.154cm" svg:x="30.555cm" svg:y="15.523cm" svg:viewBox="0 0 234 155" svg:d="M234 2c-52-9-118 8-168 41s-75 77-63 112">
          <text:p/>
        </draw:path>
        <draw:path draw:style-name="gr21" draw:text-style-name="P2" draw:layer="layout" svg:width="0.065cm" svg:height="0.044cm" svg:x="30.558cm" svg:y="15.677cm" svg:viewBox="0 0 66 45" svg:d="M0 0c10 23 33 39 66 45">
          <text:p/>
        </draw:path>
        <draw:line draw:style-name="gr21" draw:text-style-name="P2" draw:layer="layout" svg:x1="30.623cm" svg:y1="15.721cm" svg:x2="31.107cm" svg:y2="15.807cm">
          <text:p/>
        </draw:line>
        <draw:line draw:style-name="gr21" draw:text-style-name="P2" draw:layer="layout" svg:x1="30.733cm" svg:y1="16.143cm" svg:x2="31.107cm" svg:y2="15.806cm">
          <text:p/>
        </draw:line>
        <draw:line draw:style-name="gr21" draw:text-style-name="P2" draw:layer="layout" svg:x1="31.106cm" svg:y1="15.806cm" svg:x2="31.135cm" svg:y2="15.886cm">
          <text:p/>
        </draw:line>
        <draw:line draw:style-name="gr21" draw:text-style-name="P2" draw:layer="layout" svg:x1="31.168cm" svg:y1="15.855cm" svg:x2="31.134cm" svg:y2="15.886cm">
          <text:p/>
        </draw:line>
        <draw:line draw:style-name="gr21" draw:text-style-name="P2" draw:layer="layout" svg:x1="30.779cm" svg:y1="16.269cm" svg:x2="31.185cm" svg:y2="15.903cm">
          <text:p/>
        </draw:line>
        <draw:path draw:style-name="gr21" draw:text-style-name="P2" draw:layer="layout" svg:width="0.072cm" svg:height="0.224cm" svg:x="30.707cm" svg:y="16.268cm" svg:viewBox="0 0 73 225" svg:d="M10 225c-27-70 2-171 63-225">
          <text:p/>
        </draw:path>
        <draw:line draw:style-name="gr21" draw:text-style-name="P2" draw:layer="layout" svg:x1="35.372cm" svg:y1="18.388cm" svg:x2="35.506cm" svg:y2="18.412cm">
          <text:p/>
        </draw:line>
        <draw:path draw:style-name="gr21" draw:text-style-name="P2" draw:layer="layout" svg:width="0.051cm" svg:height="0.159cm" svg:x="35.505cm" svg:y="18.252cm" svg:viewBox="0 0 52 160" svg:d="M0 160c47-55 63-112 45-160">
          <text:p/>
        </draw:path>
        <draw:path draw:style-name="gr21" draw:text-style-name="P2" draw:layer="layout" svg:width="0.093cm" svg:height="0.082cm" svg:x="35.456cm" svg:y="18.17cm" svg:viewBox="0 0 94 83" svg:d="M94 83c-13-37-45-66-94-83">
          <text:p/>
        </draw:path>
        <draw:path draw:style-name="gr21" draw:text-style-name="P2" draw:layer="layout" svg:width="0.051cm" svg:height="0.16cm" svg:x="36.195cm" svg:y="20.147cm" svg:viewBox="0 0 52 161" svg:d="M0 161c47-56 63-113 45-161">
          <text:p/>
        </draw:path>
        <draw:line draw:style-name="gr21" draw:text-style-name="P2" draw:layer="layout" svg:x1="35.373cm" svg:y1="18.388cm" svg:x2="34.49cm" svg:y2="19.441cm">
          <text:p/>
        </draw:line>
        <draw:line draw:style-name="gr21" draw:text-style-name="P2" draw:layer="layout" svg:x1="33.771cm" svg:y1="20.297cm" svg:x2="32.817cm" svg:y2="21.434cm">
          <text:p/>
        </draw:line>
        <draw:path draw:style-name="gr21" draw:text-style-name="P2" draw:layer="layout" svg:width="0.034cm" svg:height="0.167cm" svg:x="34.955cm" svg:y="20.868cm" svg:viewBox="0 0 35 168" svg:d="M30 0c12 53 0 122-30 168">
          <text:p/>
        </draw:path>
        <draw:path draw:style-name="gr21" draw:text-style-name="P2" draw:layer="layout" svg:width="0.035cm" svg:height="0.168cm" svg:x="34.027cm" svg:y="20.704cm" svg:viewBox="0 0 36 169" svg:d="M31 0c12 54 0 122-31 169">
          <text:p/>
        </draw:path>
        <draw:path draw:style-name="gr21" draw:text-style-name="P2" draw:layer="layout" svg:width="0.033cm" svg:height="0.168cm" svg:x="34.633cm" svg:y="19.983cm" svg:viewBox="0 0 34 169" svg:d="M29 0c13 54 0 122-29 169">
          <text:p/>
        </draw:path>
        <draw:path draw:style-name="gr21" draw:text-style-name="P2" draw:layer="layout" svg:width="0.035cm" svg:height="0.167cm" svg:x="34.349cm" svg:y="21.589cm" svg:viewBox="0 0 36 168" svg:d="M31 0c12 54 0 122-31 168">
          <text:p/>
        </draw:path>
        <draw:line draw:style-name="gr21" draw:text-style-name="P2" draw:layer="layout" svg:x1="36.196cm" svg:y1="20.308cm" svg:x2="35.505cm" svg:y2="18.411cm">
          <text:p/>
        </draw:line>
        <draw:path draw:style-name="gr21" draw:text-style-name="P2" draw:layer="layout" svg:width="0.053cm" svg:height="0.239cm" svg:x="31.292cm" svg:y="15.538cm" svg:viewBox="0 0 54 240" svg:d="M0 240c53-84 67-168 41-240">
          <text:p/>
        </draw:path>
        <draw:line draw:style-name="gr21" draw:text-style-name="P2" draw:layer="layout" svg:x1="31.293cm" svg:y1="15.778cm" svg:x2="31.275cm" svg:y2="15.729cm">
          <text:p/>
        </draw:line>
        <draw:path draw:style-name="gr21" draw:text-style-name="P2" draw:layer="layout" svg:width="0.022cm" svg:height="0.04cm" svg:x="31.275cm" svg:y="15.689cm" svg:viewBox="0 0 23 41" svg:d="M0 41c8-13 15-27 23-41">
          <text:p/>
        </draw:path>
        <draw:line draw:style-name="gr21" draw:text-style-name="P2" draw:layer="layout" svg:x1="31.298cm" svg:y1="15.69cm" svg:x2="31.268cm" svg:y2="15.61cm">
          <text:p/>
        </draw:line>
        <draw:line draw:style-name="gr21" draw:text-style-name="P2" draw:layer="layout" svg:x1="30.816cm" svg:y1="15.604cm" svg:x2="31.298cm" svg:y2="15.69cm">
          <text:p/>
        </draw:line>
        <draw:path draw:style-name="gr21" draw:text-style-name="P2" draw:layer="layout" svg:width="0.226cm" svg:height="0.108cm" svg:x="30.59cm" svg:y="15.602cm" svg:viewBox="0 0 227 109" svg:d="M227 2c-40-7-90 1-134 23-45 21-80 52-93 84">
          <text:p/>
        </draw:path>
        <draw:line draw:style-name="gr21" draw:text-style-name="P2" draw:layer="layout" svg:x1="31.276cm" svg:y1="15.73cm" svg:x2="30.784cm" svg:y2="15.643cm">
          <text:p/>
        </draw:line>
        <draw:path draw:style-name="gr21" draw:text-style-name="P2" draw:layer="layout" svg:width="0.141cm" svg:height="0.083cm" svg:x="30.643cm" svg:y="15.641cm" svg:viewBox="0 0 142 84" svg:d="M142 2c-28-5-65 2-95 21-29 17-47 41-47 61">
          <text:p/>
        </draw:path>
        <draw:line draw:style-name="gr21" draw:text-style-name="P2" draw:layer="layout" svg:x1="31.176cm" svg:y1="15.849cm" svg:x2="31.117cm" svg:y2="15.838cm">
          <text:p/>
        </draw:line>
        <draw:path draw:style-name="gr21" draw:text-style-name="P2" draw:layer="layout" svg:width="0.008cm" svg:height="0.007cm" svg:x="31.167cm" svg:y="15.848cm" svg:viewBox="0 0 9 8" svg:d="M0 8c3-2 7-6 9-8">
          <text:p/>
        </draw:path>
        <draw:line draw:style-name="gr21" draw:text-style-name="P2" draw:layer="layout" svg:x1="31.194cm" svg:y1="15.896cm" svg:x2="31.175cm" svg:y2="15.848cm">
          <text:p/>
        </draw:line>
        <draw:path draw:style-name="gr21" draw:text-style-name="P2" draw:layer="layout" svg:width="0.009cm" svg:height="0.008cm" svg:x="31.184cm" svg:y="15.895cm" svg:viewBox="0 0 10 9" svg:d="M0 9c3-4 7-6 10-9">
          <text:p/>
        </draw:path>
        <draw:line draw:style-name="gr21" draw:text-style-name="P2" draw:layer="layout" svg:x1="30.801cm" svg:y1="15.69cm" svg:x2="31.293cm" svg:y2="15.778cm">
          <text:p/>
        </draw:line>
        <draw:path draw:style-name="gr21" draw:text-style-name="P2" draw:layer="layout" svg:width="0.121cm" svg:height="0.043cm" svg:x="30.68cm" svg:y="15.689cm" svg:viewBox="0 0 122 44" svg:d="M122 2c-40-8-93 11-122 42">
          <text:p/>
        </draw:path>
        <draw:line draw:style-name="gr21" draw:text-style-name="P2" draw:layer="layout" svg:x1="35.506cm" svg:y1="18.411cm" svg:x2="34.551cm" svg:y2="19.549cm">
          <text:p/>
        </draw:line>
        <draw:line draw:style-name="gr21" draw:text-style-name="P2" draw:layer="layout" svg:x1="33.639cm" svg:y1="23.352cm" svg:x2="36.196cm" svg:y2="20.307cm">
          <text:p/>
        </draw:line>
        <draw:path draw:style-name="gr21" draw:text-style-name="P2" draw:layer="layout" svg:width="0.178cm" svg:height="0.15cm" svg:x="33.592cm" svg:y="20.147cm" svg:viewBox="0 0 179 151" svg:d="M0 0c73 13 154 81 179 151">
          <text:p/>
        </draw:path>
        <draw:line draw:style-name="gr21" draw:text-style-name="P2" draw:layer="layout" svg:x1="32.817cm" svg:y1="21.433cm" svg:x2="32.95cm" svg:y2="21.457cm">
          <text:p/>
        </draw:line>
        <draw:line draw:style-name="gr21" draw:text-style-name="P2" draw:layer="layout" svg:x1="33.904cm" svg:y1="20.32cm" svg:x2="32.949cm" svg:y2="21.457cm">
          <text:p/>
        </draw:line>
        <draw:line draw:style-name="gr21" draw:text-style-name="P2" draw:layer="layout" svg:x1="33.77cm" svg:y1="20.297cm" svg:x2="33.904cm" svg:y2="20.321cm">
          <text:p/>
        </draw:line>
        <draw:path draw:style-name="gr21" draw:text-style-name="P2" draw:layer="layout" svg:width="0.195cm" svg:height="0.082cm" svg:x="32.622cm" svg:y="21.433cm" svg:viewBox="0 0 196 83" svg:d="M196 0c-42 51-124 85-196 83">
          <text:p/>
        </draw:path>
        <draw:path draw:style-name="gr21" draw:text-style-name="P2" draw:layer="layout" svg:width="0.051cm" svg:height="0.106cm" svg:x="33.705cm" svg:y="21.52cm" svg:viewBox="0 0 52 107" svg:d="M5 107c-7-20-6-49 4-73 11-23 28-36 43-34">
          <text:p/>
        </draw:path>
        <draw:path draw:style-name="gr21" draw:text-style-name="P2" draw:layer="layout" svg:width="0.023cm" svg:height="0.024cm" svg:x="33.755cm" svg:y="21.52cm" svg:viewBox="0 0 24 25" svg:d="M0 0c10 2 18 11 24 25">
          <text:p/>
        </draw:path>
        <draw:line draw:style-name="gr21" draw:text-style-name="P2" draw:layer="layout" svg:x1="33.778cm" svg:y1="21.544cm" svg:x2="33.923cm" svg:y2="21.94cm">
          <text:p/>
        </draw:line>
        <draw:path draw:style-name="gr21" draw:text-style-name="P2" draw:layer="layout" svg:width="0.05cm" svg:height="0.106cm" svg:x="33.876cm" svg:y="21.939cm" svg:viewBox="0 0 51 107" svg:d="M46 0c8 20 7 49-4 73-10 23-27 37-42 34">
          <text:p/>
        </draw:path>
        <draw:path draw:style-name="gr21" draw:text-style-name="P2" draw:layer="layout" svg:width="0.023cm" svg:height="0.024cm" svg:x="33.853cm" svg:y="22.021cm" svg:viewBox="0 0 24 25" svg:d="M24 25c-11-2-19-10-24-25">
          <text:p/>
        </draw:path>
        <draw:line draw:style-name="gr21" draw:text-style-name="P2" draw:layer="layout" svg:x1="33.709cm" svg:y1="21.626cm" svg:x2="33.854cm" svg:y2="22.022cm">
          <text:p/>
        </draw:line>
        <draw:path draw:style-name="gr21" draw:text-style-name="P2" draw:layer="layout" svg:width="0.111cm" svg:height="0.233cm" svg:x="34.95cm" svg:y="20.821cm" svg:viewBox="0 0 112 234" svg:d="M10 234c-16-44-13-108 9-159 22-50 58-80 93-74">
          <text:p/>
        </draw:path>
        <draw:path draw:style-name="gr21" draw:text-style-name="P2" draw:layer="layout" svg:width="0.11cm" svg:height="0.285cm" svg:x="35.011cm" svg:y="20.821cm" svg:viewBox="0 0 111 286" svg:d="M51 0c45 8 70 79 56 158-13 78-61 135-107 127">
          <text:p/>
        </draw:path>
        <draw:path draw:style-name="gr21" draw:text-style-name="P2" draw:layer="layout" svg:width="0.051cm" svg:height="0.052cm" svg:x="34.96cm" svg:y="21.053cm" svg:viewBox="0 0 52 53" svg:d="M52 53c-22-4-41-23-52-53">
          <text:p/>
        </draw:path>
        <draw:path draw:style-name="gr21" draw:text-style-name="P2" draw:layer="layout" svg:width="0.11cm" svg:height="0.233cm" svg:x="34.023cm" svg:y="20.657cm" svg:viewBox="0 0 111 234" svg:d="M10 234c-16-45-13-107 9-159 23-51 59-80 92-74">
          <text:p/>
        </draw:path>
        <draw:path draw:style-name="gr21" draw:text-style-name="P2" draw:layer="layout" svg:width="0.111cm" svg:height="0.285cm" svg:x="34.083cm" svg:y="20.658cm" svg:viewBox="0 0 112 286" svg:d="M50 0c47 8 72 78 58 156-13 79-62 137-108 129">
          <text:p/>
        </draw:path>
        <draw:path draw:style-name="gr21" draw:text-style-name="P2" draw:layer="layout" svg:width="0.05cm" svg:height="0.052cm" svg:x="34.033cm" svg:y="20.89cm" svg:viewBox="0 0 51 53" svg:d="M51 53c-22-4-41-24-51-53">
          <text:p/>
        </draw:path>
        <draw:path draw:style-name="gr21" draw:text-style-name="P2" draw:layer="layout" svg:width="0.111cm" svg:height="0.233cm" svg:x="34.628cm" svg:y="19.936cm" svg:viewBox="0 0 112 234" svg:d="M10 234c-16-45-13-108 9-159s59-80 93-74">
          <text:p/>
        </draw:path>
        <draw:path draw:style-name="gr21" draw:text-style-name="P2" draw:layer="layout" svg:width="0.11cm" svg:height="0.285cm" svg:x="34.689cm" svg:y="19.937cm" svg:viewBox="0 0 111 286" svg:d="M51 0c45 8 70 78 56 157-13 79-61 136-107 128">
          <text:p/>
        </draw:path>
        <draw:path draw:style-name="gr21" draw:text-style-name="P2" draw:layer="layout" svg:width="0.051cm" svg:height="0.052cm" svg:x="34.638cm" svg:y="20.169cm" svg:viewBox="0 0 52 53" svg:d="M52 53c-23-4-41-23-52-53">
          <text:p/>
        </draw:path>
        <draw:path draw:style-name="gr21" draw:text-style-name="P2" draw:layer="layout" svg:width="0.111cm" svg:height="0.233cm" svg:x="34.345cm" svg:y="21.541cm" svg:viewBox="0 0 112 234" svg:d="M11 234c-17-45-13-108 9-159 23-50 59-80 92-74">
          <text:p/>
        </draw:path>
        <draw:path draw:style-name="gr21" draw:text-style-name="P2" draw:layer="layout" svg:width="0.111cm" svg:height="0.285cm" svg:x="34.405cm" svg:y="21.542cm" svg:viewBox="0 0 112 286" svg:d="M50 0c47 8 72 78 58 156-13 80-62 137-108 129">
          <text:p/>
        </draw:path>
        <draw:path draw:style-name="gr21" draw:text-style-name="P2" draw:layer="layout" svg:width="0.05cm" svg:height="0.052cm" svg:x="34.355cm" svg:y="21.774cm" svg:viewBox="0 0 51 53" svg:d="M51 53c-21-4-41-23-51-53">
          <text:p/>
        </draw:path>
        <draw:path draw:style-name="gr21" draw:text-style-name="P2" draw:layer="layout" svg:width="0.069cm" svg:height="0.147cm" svg:x="33.179cm" svg:y="21.369cm" svg:viewBox="0 0 70 148" svg:d="M6 148c-10-28-8-67 6-99 14-33 38-52 58-48">
          <text:p/>
        </draw:path>
        <draw:path draw:style-name="gr21" draw:text-style-name="P2" draw:layer="layout" svg:width="0.07cm" svg:height="0.178cm" svg:x="33.217cm" svg:y="21.369cm" svg:viewBox="0 0 71 179" svg:d="M32 0c29 5 46 49 36 99-9 49-39 85-68 80">
          <text:p/>
        </draw:path>
        <draw:path draw:style-name="gr21" draw:text-style-name="P2" draw:layer="layout" svg:width="0.033cm" svg:height="0.032cm" svg:x="33.185cm" svg:y="21.515cm" svg:viewBox="0 0 34 33" svg:d="M34 33c-15-2-26-14-34-33">
          <text:p/>
        </draw:path>
        <draw:path draw:style-name="gr21" draw:text-style-name="P2" draw:layer="layout" svg:width="0.07cm" svg:height="0.147cm" svg:x="35.34cm" svg:y="18.794cm" svg:viewBox="0 0 71 148" svg:d="M6 148c-10-28-8-68 6-100 15-32 38-51 59-47">
          <text:p/>
        </draw:path>
        <draw:path draw:style-name="gr21" draw:text-style-name="P2" draw:layer="layout" svg:width="0.07cm" svg:height="0.179cm" svg:x="35.378cm" svg:y="18.794cm" svg:viewBox="0 0 71 180" svg:d="M32 0c29 5 45 49 36 98-8 50-39 87-68 82">
          <text:p/>
        </draw:path>
        <draw:path draw:style-name="gr21" draw:text-style-name="P2" draw:layer="layout" svg:width="0.032cm" svg:height="0.033cm" svg:x="35.346cm" svg:y="18.94cm" svg:viewBox="0 0 33 34" svg:d="M33 34c-14-3-26-16-33-34">
          <text:p/>
        </draw:path>
        <draw:path draw:style-name="gr21" draw:text-style-name="P2" draw:layer="layout" svg:width="0.07cm" svg:height="0.146cm" svg:x="33.696cm" svg:y="22.79cm" svg:viewBox="0 0 71 147" svg:d="M7 147c-11-28-8-67 7-100 13-32 36-50 57-47">
          <text:p/>
        </draw:path>
        <draw:path draw:style-name="gr21" draw:text-style-name="P2" draw:layer="layout" svg:width="0.07cm" svg:height="0.179cm" svg:x="33.734cm" svg:y="22.79cm" svg:viewBox="0 0 71 180" svg:d="M32 0c29 5 45 49 37 100-9 49-40 85-69 80">
          <text:p/>
        </draw:path>
        <draw:path draw:style-name="gr21" draw:text-style-name="P2" draw:layer="layout" svg:width="0.031cm" svg:height="0.033cm" svg:x="33.703cm" svg:y="22.936cm" svg:viewBox="0 0 32 34" svg:d="M32 34c-13-3-26-15-32-34">
          <text:p/>
        </draw:path>
        <draw:path draw:style-name="gr21" draw:text-style-name="P2" draw:layer="layout" svg:width="0.069cm" svg:height="0.146cm" svg:x="35.857cm" svg:y="20.215cm" svg:viewBox="0 0 70 147" svg:d="M6 147c-10-28-8-67 6-99s36-51 58-48">
          <text:p/>
        </draw:path>
        <draw:path draw:style-name="gr21" draw:text-style-name="P2" draw:layer="layout" svg:width="0.069cm" svg:height="0.179cm" svg:x="35.896cm" svg:y="20.215cm" svg:viewBox="0 0 70 180" svg:d="M32 0c28 5 44 49 36 99-9 49-39 86-68 81">
          <text:p/>
        </draw:path>
        <draw:path draw:style-name="gr21" draw:text-style-name="P2" draw:layer="layout" svg:width="0.032cm" svg:height="0.033cm" svg:x="35.864cm" svg:y="20.361cm" svg:viewBox="0 0 33 34" svg:d="M33 34c-15-3-27-14-33-34">
          <text:p/>
        </draw:path>
        <draw:line draw:style-name="gr21" draw:text-style-name="P2" draw:layer="layout" svg:x1="34.552cm" svg:y1="19.548cm" svg:x2="33.903cm" svg:y2="20.321cm">
          <text:p/>
        </draw:line>
        <draw:line draw:style-name="gr21" draw:text-style-name="P2" draw:layer="layout" svg:x1="32.949cm" svg:y1="21.456cm" svg:x2="33.64cm" svg:y2="23.352cm">
          <text:p/>
        </draw:line>
        <draw:path draw:style-name="gr21" draw:text-style-name="P2" draw:layer="layout" svg:width="0.357cm" svg:height="0.3cm" svg:x="34.194cm" svg:y="19.248cm" svg:viewBox="0 0 358 301" svg:d="M358 301c-51-140-211-275-358-301">
          <text:p/>
        </draw:path>
        <draw:line draw:style-name="gr21" draw:text-style-name="P2" draw:layer="layout" svg:x1="34.195cm" svg:y1="19.249cm" svg:x2="34.004cm" svg:y2="19.215cm">
          <text:p/>
        </draw:line>
        <draw:path draw:style-name="gr21" draw:text-style-name="P2" draw:layer="layout" svg:width="0.389cm" svg:height="0.165cm" svg:x="33.25cm" svg:y="23.351cm" svg:viewBox="0 0 390 166" svg:d="M390 0c-84 101-248 171-390 166">
          <text:p/>
        </draw:path>
        <draw:path draw:style-name="gr21" draw:text-style-name="P2" draw:layer="layout" svg:width="0.257cm" svg:height="0.175cm" svg:x="33.145cm" svg:y="19.938cm" svg:viewBox="0 0 258 176" svg:d="M0 0c34 89 126 153 258 176">
          <text:p/>
        </draw:path>
        <draw:line draw:style-name="gr21" draw:text-style-name="P2" draw:layer="layout" svg:x1="33.757cm" svg:y1="19.666cm" svg:x2="33.285cm" svg:y2="19.582cm">
          <text:p/>
        </draw:line>
        <draw:line draw:style-name="gr21" draw:text-style-name="P2" draw:layer="layout" svg:x1="33.402cm" svg:y1="20.113cm" svg:x2="33.593cm" svg:y2="20.149cm">
          <text:p/>
        </draw:line>
        <draw:line draw:style-name="gr21" draw:text-style-name="P2" draw:layer="layout" svg:x1="33.356cm" svg:y1="19.987cm" svg:x2="33.547cm" svg:y2="20.022cm">
          <text:p/>
        </draw:line>
        <draw:path draw:style-name="gr21" draw:text-style-name="P2" draw:layer="layout" svg:width="0.357cm" svg:height="0.299cm" svg:x="33.546cm" svg:y="20.021cm" svg:viewBox="0 0 358 300" svg:d="M358 300c-51-140-211-275-358-300">
          <text:p/>
        </draw:path>
        <draw:line draw:style-name="gr21" draw:text-style-name="P2" draw:layer="layout" svg:x1="32.623cm" svg:y1="21.515cm" svg:x2="32.56cm" svg:y2="21.621cm">
          <text:p/>
        </draw:line>
        <draw:path draw:style-name="gr21" draw:text-style-name="P2" draw:layer="layout" svg:width="0.389cm" svg:height="0.164cm" svg:x="32.56cm" svg:y="21.456cm" svg:viewBox="0 0 390 165" svg:d="M390 0c-85 100-249 170-390 165">
          <text:p/>
        </draw:path>
        <draw:path draw:style-name="gr21" draw:text-style-name="P2" draw:layer="layout" svg:width="0.07cm" svg:height="0.011cm" svg:x="32.173cm" svg:y="22.735cm" svg:viewBox="0 0 71 12" svg:d="M71 0c-21 9-45 13-71 12">
          <text:p/>
        </draw:path>
        <draw:line draw:style-name="gr21" draw:text-style-name="P2" draw:layer="layout" svg:x1="31.664cm" svg:y1="22.729cm" svg:x2="32.174cm" svg:y2="22.747cm">
          <text:p/>
        </draw:line>
        <draw:path draw:style-name="gr21" draw:text-style-name="P2" draw:layer="layout" svg:width="0.037cm" svg:height="0.005cm" svg:x="31.627cm" svg:y="22.724cm" svg:viewBox="0 0 38 6" svg:d="M0 0c13 4 25 5 38 6">
          <text:p/>
        </draw:path>
        <draw:path draw:style-name="gr21" draw:text-style-name="P2" draw:layer="layout" svg:width="0.211cm" svg:height="0.194cm" svg:x="29.479cm" svg:y="22.15cm" svg:viewBox="0 0 212 195" svg:d="M0 0c4 41 30 86 70 123 40 36 91 62 142 72">
          <text:p/>
        </draw:path>
        <draw:line draw:style-name="gr21" draw:text-style-name="P2" draw:layer="layout" svg:x1="29.69cm" svg:y1="22.344cm" svg:x2="31.628cm" svg:y2="22.725cm">
          <text:p/>
        </draw:line>
        <draw:line draw:style-name="gr21" draw:text-style-name="P2" draw:layer="layout" svg:x1="32.623cm" svg:y1="21.516cm" svg:x2="26.65cm" svg:y2="21.305cm">
          <text:p/>
        </draw:line>
        <draw:line draw:style-name="gr21" draw:text-style-name="P2" draw:layer="layout" svg:x1="34.195cm" svg:y1="19.248cm" svg:x2="33.546cm" svg:y2="20.022cm">
          <text:p/>
        </draw:line>
        <draw:line draw:style-name="gr21" draw:text-style-name="P2" draw:layer="layout" svg:x1="32.56cm" svg:y1="21.62cm" svg:x2="33.251cm" svg:y2="23.517cm">
          <text:p/>
        </draw:line>
        <draw:path draw:style-name="gr21" draw:text-style-name="P2" draw:layer="layout" svg:width="0.03cm" svg:height="0.198cm" svg:x="33.087cm" svg:y="19.614cm" svg:viewBox="0 0 31 199" svg:d="M31 0c-34 70-40 140-19 199">
          <text:p/>
        </draw:path>
        <draw:path draw:style-name="gr21" draw:text-style-name="P2" draw:layer="layout" svg:width="0.257cm" svg:height="0.175cm" svg:x="33.099cm" svg:y="19.812cm" svg:viewBox="0 0 258 176" svg:d="M0 0c33 90 126 153 258 176">
          <text:p/>
        </draw:path>
        <draw:line draw:style-name="gr21" draw:text-style-name="P2" draw:layer="layout" svg:x1="33.599cm" svg:y1="19.7cm" svg:x2="33.117cm" svg:y2="19.614cm">
          <text:p/>
        </draw:line>
        <draw:path draw:style-name="gr21" draw:text-style-name="P2" draw:layer="layout" svg:width="0.232cm" svg:height="0.154cm" svg:x="33.598cm" svg:y="19.547cm" svg:viewBox="0 0 233 155" svg:d="M0 153c50 9 116-7 168-41 50-33 74-77 62-112">
          <text:p/>
        </draw:path>
        <draw:path draw:style-name="gr21" draw:text-style-name="P2" draw:layer="layout" svg:width="0.065cm" svg:height="0.044cm" svg:x="33.762cm" svg:y="19.503cm" svg:viewBox="0 0 66 45" svg:d="M66 45c-9-22-33-39-66-45">
          <text:p/>
        </draw:path>
        <draw:line draw:style-name="gr21" draw:text-style-name="P2" draw:layer="layout" svg:x1="33.763cm" svg:y1="19.504cm" svg:x2="33.281cm" svg:y2="19.418cm">
          <text:p/>
        </draw:line>
        <draw:path draw:style-name="gr21" draw:text-style-name="P2" draw:layer="layout" svg:width="0.723cm" svg:height="0.213cm" svg:x="33.281cm" svg:y="19.205cm" svg:viewBox="0 0 724 214" svg:d="M724 10c-226-40-524 44-724 204">
          <text:p/>
        </draw:path>
        <draw:line draw:style-name="gr21" draw:text-style-name="P2" draw:layer="layout" svg:x1="33.311cm" svg:y1="19.498cm" svg:x2="33.281cm" svg:y2="19.418cm">
          <text:p/>
        </draw:line>
        <draw:path draw:style-name="gr21" draw:text-style-name="P2" draw:layer="layout" svg:width="0.043cm" svg:height="0.037cm" svg:x="33.267cm" svg:y="19.497cm" svg:viewBox="0 0 44 38" svg:d="M44 0c-15 12-30 25-44 38">
          <text:p/>
        </draw:path>
        <draw:line draw:style-name="gr21" draw:text-style-name="P2" draw:layer="layout" svg:x1="33.286cm" svg:y1="19.583cm" svg:x2="33.267cm" svg:y2="19.534cm">
          <text:p/>
        </draw:line>
        <draw:line draw:style-name="gr21" draw:text-style-name="P2" draw:layer="layout" svg:x1="33.251cm" svg:y1="23.517cm" svg:x2="31.695cm" svg:y2="23.461cm">
          <text:p/>
        </draw:line>
        <draw:path draw:style-name="gr21" draw:text-style-name="P2" draw:layer="layout" svg:width="0.034cm" svg:height="0.017cm" svg:x="33.758cm" svg:y="19.621cm" svg:viewBox="0 0 35 18" svg:d="M35 18c-7-9-20-16-35-18">
          <text:p/>
        </draw:path>
        <draw:line draw:style-name="gr21" draw:text-style-name="P2" draw:layer="layout" svg:x1="33.267cm" svg:y1="19.534cm" svg:x2="33.759cm" svg:y2="19.622cm">
          <text:p/>
        </draw:line>
        <draw:line draw:style-name="gr21" draw:text-style-name="P2" draw:layer="layout" svg:x1="26.588cm" svg:y1="21.412cm" svg:x2="26.651cm" svg:y2="21.305cm">
          <text:p/>
        </draw:line>
        <draw:line draw:style-name="gr21" draw:text-style-name="P2" draw:layer="layout" svg:x1="32.561cm" svg:y1="21.621cm" svg:x2="26.588cm" svg:y2="21.411cm">
          <text:p/>
        </draw:line>
        <draw:line draw:style-name="gr21" draw:text-style-name="P2" draw:layer="layout" svg:x1="32.236cm" svg:y1="22.701cm" svg:x2="32.12cm" svg:y2="22.385cm">
          <text:p/>
        </draw:line>
        <draw:path draw:style-name="gr21" draw:text-style-name="P2" draw:layer="layout" svg:width="0.014cm" svg:height="0.098cm" svg:x="32.231cm" svg:y="22.7cm" svg:viewBox="0 0 15 99" svg:d="M5 0c15 37 13 71-5 99">
          <text:p/>
        </draw:path>
        <draw:path draw:style-name="gr21" draw:text-style-name="P2" draw:layer="layout" svg:width="0.12cm" svg:height="0.054cm" svg:x="32.111cm" svg:y="22.798cm" svg:viewBox="0 0 121 55" svg:d="M121 0c-21 37-66 57-121 55">
          <text:p/>
        </draw:path>
        <draw:path draw:style-name="gr21" draw:text-style-name="P2" draw:layer="layout" svg:width="0.239cm" svg:height="0.165cm" svg:x="31.881cm" svg:y="22.22cm" svg:viewBox="0 0 240 166" svg:d="M240 166c-31-88-139-161-240-166">
          <text:p/>
        </draw:path>
        <draw:line draw:style-name="gr21" draw:text-style-name="P2" draw:layer="layout" svg:x1="31.602cm" svg:y1="22.834cm" svg:x2="32.112cm" svg:y2="22.853cm">
          <text:p/>
        </draw:line>
        <draw:line draw:style-name="gr21" draw:text-style-name="P2" draw:layer="layout" svg:x1="31.882cm" svg:y1="22.221cm" svg:x2="29.549cm" svg:y2="22.138cm">
          <text:p/>
        </draw:line>
        <draw:path draw:style-name="gr21" draw:text-style-name="P2" draw:layer="layout" svg:width="0.037cm" svg:height="0.004cm" svg:x="31.565cm" svg:y="22.83cm" svg:viewBox="0 0 38 5" svg:d="M0 0c13 2 25 5 38 5">
          <text:p/>
        </draw:path>
        <draw:path draw:style-name="gr21" draw:text-style-name="P2" draw:layer="layout" svg:width="0.12cm" svg:height="0.054cm" svg:x="29.429cm" svg:y="22.138cm" svg:viewBox="0 0 121 55" svg:d="M121 0c-54-2-99 18-121 55">
          <text:p/>
        </draw:path>
        <draw:path draw:style-name="gr21" draw:text-style-name="P2" draw:layer="layout" svg:width="0.212cm" svg:height="0.258cm" svg:x="29.416cm" svg:y="22.192cm" svg:viewBox="0 0 213 259" svg:d="M13 0c-24 41-14 99 27 153 41 53 106 93 173 106">
          <text:p/>
        </draw:path>
        <draw:line draw:style-name="gr21" draw:text-style-name="P2" draw:layer="layout" svg:x1="29.628cm" svg:y1="22.45cm" svg:x2="31.566cm" svg:y2="22.831cm">
          <text:p/>
        </draw:line>
        <draw:path draw:style-name="gr21" draw:text-style-name="P2" draw:layer="layout" svg:width="0.11cm" svg:height="0.013cm" svg:x="31.585cm" svg:y="23.448cm" svg:viewBox="0 0 111 14" svg:d="M111 14c-36-1-74-6-111-14">
          <text:p/>
        </draw:path>
        <draw:line draw:style-name="gr21" draw:text-style-name="P2" draw:layer="layout" svg:x1="31.586cm" svg:y1="23.449cm" svg:x2="26.308cm" svg:y2="22.412cm">
          <text:p/>
        </draw:line>
        <draw:path draw:style-name="gr21" draw:text-style-name="P2" draw:layer="layout" svg:width="0.505cm" svg:height="0.304cm" svg:x="25.803cm" svg:y="22.108cm" svg:viewBox="0 0 506 305" svg:d="M506 305c-192-38-383-153-506-305">
          <text:p/>
        </draw:path>
        <draw:path draw:style-name="gr21" draw:text-style-name="P2" draw:layer="layout" svg:width="0.103cm" svg:height="0.076cm" svg:x="25.343cm" svg:y="21.149cm" svg:viewBox="0 0 104 77" svg:d="M104 0c-37-1-74 27-104 77">
          <text:p/>
        </draw:path>
        <draw:line draw:style-name="gr21" draw:text-style-name="P2" draw:layer="layout" svg:x1="26.435cm" svg:y1="21.265cm" svg:x2="25.343cm" svg:y2="21.225cm">
          <text:p/>
        </draw:line>
        <draw:path draw:style-name="gr21" draw:text-style-name="P2" draw:layer="layout" svg:width="0.103cm" svg:height="0.077cm" svg:x="26.434cm" svg:y="21.187cm" svg:viewBox="0 0 104 78" svg:d="M0 78c30-52 66-79 104-78">
          <text:p/>
        </draw:path>
        <draw:path draw:style-name="gr21" draw:text-style-name="P2" draw:layer="layout" svg:width="0.113cm" svg:height="0.118cm" svg:x="26.537cm" svg:y="21.187cm" svg:viewBox="0 0 114 119" svg:d="M0 0c45 2 87 45 114 119">
          <text:p/>
        </draw:path>
        <draw:line draw:style-name="gr21" draw:text-style-name="P2" draw:layer="layout" svg:x1="25.633cm" svg:y1="21.745cm" svg:x2="25.635cm" svg:y2="21.751cm">
          <text:p/>
        </draw:line>
        <draw:line draw:style-name="gr21" draw:text-style-name="P2" draw:layer="layout" svg:x1="26.589cm" svg:y1="21.412cm" svg:x2="26.47cm" svg:y2="21.407cm">
          <text:p/>
        </draw:line>
        <draw:path draw:style-name="gr21" draw:text-style-name="P2" draw:layer="layout" svg:width="0.033cm" svg:height="0.011cm" svg:x="33.791cm" svg:y="19.582cm" svg:viewBox="0 0 34 12" svg:d="M34 12c-9-5-22-10-34-12">
          <text:p/>
        </draw:path>
        <draw:line draw:style-name="gr21" draw:text-style-name="P2" draw:layer="layout" svg:x1="33.792cm" svg:y1="19.583cm" svg:x2="33.31cm" svg:y2="19.497cm">
          <text:p/>
        </draw:line>
        <draw:line draw:style-name="gr21" draw:text-style-name="P2" draw:layer="layout" svg:x1="26.22cm" svg:y1="21.628cm" svg:x2="26.435cm" svg:y2="21.264cm">
          <text:p/>
        </draw:line>
        <draw:path draw:style-name="gr21" draw:text-style-name="P2" draw:layer="layout" svg:width="0.051cm" svg:height="0.038cm" svg:x="26.48cm" svg:y="21.352cm" svg:viewBox="0 0 52 39" svg:d="M0 39c16-26 34-40 52-39">
          <text:p/>
        </draw:path>
        <draw:path draw:style-name="gr21" draw:text-style-name="P2" draw:layer="layout" svg:width="0.057cm" svg:height="0.059cm" svg:x="26.531cm" svg:y="21.352cm" svg:viewBox="0 0 58 60" svg:d="M0 0c23 0 44 22 58 60">
          <text:p/>
        </draw:path>
        <draw:line draw:style-name="gr21" draw:text-style-name="P2" draw:layer="layout" svg:x1="26.481cm" svg:y1="21.39cm" svg:x2="26.247cm" svg:y2="21.786cm">
          <text:p/>
        </draw:line>
        <draw:line draw:style-name="gr21" draw:text-style-name="P2" draw:layer="layout" svg:x1="26.249cm" svg:y1="21.706cm" svg:x2="26.229cm" svg:y2="21.739cm">
          <text:p/>
        </draw:line>
        <draw:line draw:style-name="gr21" draw:text-style-name="P2" draw:layer="layout" svg:x1="26.22cm" svg:y1="21.627cm" svg:x2="26.249cm" svg:y2="21.707cm">
          <text:p/>
        </draw:line>
        <draw:line draw:style-name="gr21" draw:text-style-name="P2" draw:layer="layout" svg:x1="25.344cm" svg:y1="21.225cm" svg:x2="25.11cm" svg:y2="21.622cm">
          <text:p/>
        </draw:line>
        <draw:path draw:style-name="gr21" draw:text-style-name="P2" draw:layer="layout" svg:width="0.047cm" svg:height="0.23cm" svg:x="25.062cm" svg:y="21.621cm" svg:viewBox="0 0 48 231" svg:d="M48 0c-49 81-61 162-35 231">
          <text:p/>
        </draw:path>
        <draw:path draw:style-name="gr21" draw:text-style-name="P2" draw:layer="layout" svg:width="0.347cm" svg:height="0.185cm" svg:x="25.075cm" svg:y="21.851cm" svg:viewBox="0 0 348 186" svg:d="M0 0c40 109 170 179 348 186">
          <text:p/>
        </draw:path>
        <draw:path draw:style-name="gr21" draw:text-style-name="P2" draw:layer="layout" svg:width="0.632cm" svg:height="0.214cm" svg:x="25.422cm" svg:y="21.822cm" svg:viewBox="0 0 633 215" svg:d="M0 215c214 7 461-76 633-215">
          <text:p/>
        </draw:path>
        <draw:line draw:style-name="gr21" draw:text-style-name="P2" draw:layer="layout" svg:x1="25.573cm" svg:y1="21.738cm" svg:x2="26.055cm" svg:y2="21.823cm">
          <text:p/>
        </draw:line>
        <draw:path draw:style-name="gr21" draw:text-style-name="P2" draw:layer="layout" svg:width="0.232cm" svg:height="0.153cm" svg:x="25.505cm" svg:y="21.54cm" svg:viewBox="0 0 233 154" svg:d="M233 2c-51-9-117 7-168 40-50 33-74 78-62 112">
          <text:p/>
        </draw:path>
        <draw:path draw:style-name="gr21" draw:text-style-name="P2" draw:layer="layout" svg:width="0.065cm" svg:height="0.045cm" svg:x="25.508cm" svg:y="21.693cm" svg:viewBox="0 0 66 46" svg:d="M0 0c8 24 32 40 66 46">
          <text:p/>
        </draw:path>
        <draw:line draw:style-name="gr21" draw:text-style-name="P2" draw:layer="layout" svg:x1="25.737cm" svg:y1="21.542cm" svg:x2="26.221cm" svg:y2="21.628cm">
          <text:p/>
        </draw:line>
        <draw:path draw:style-name="gr21" draw:text-style-name="P2" draw:layer="layout" svg:width="0.347cm" svg:height="0.185cm" svg:x="25.121cm" svg:y="21.977cm" svg:viewBox="0 0 348 186" svg:d="M0 0c41 111 170 180 348 186">
          <text:p/>
        </draw:path>
        <draw:path draw:style-name="gr21" draw:text-style-name="P2" draw:layer="layout" svg:width="0.674cm" svg:height="0.25cm" svg:x="25.468cm" svg:y="21.912cm" svg:viewBox="0 0 675 251" svg:d="M0 251c234 8 506-93 675-251">
          <text:p/>
        </draw:path>
        <draw:path draw:style-name="gr21" draw:text-style-name="P2" draw:layer="layout" svg:width="0.121cm" svg:height="0.043cm" svg:x="25.63cm" svg:y="21.706cm" svg:viewBox="0 0 122 44" svg:d="M122 2c-41-7-93 11-122 42">
          <text:p/>
        </draw:path>
        <draw:line draw:style-name="gr21" draw:text-style-name="P2" draw:layer="layout" svg:x1="26.243cm" svg:y1="21.795cm" svg:x2="25.751cm" svg:y2="21.707cm">
          <text:p/>
        </draw:line>
        <draw:path draw:style-name="gr21" draw:text-style-name="P2" draw:layer="layout" svg:width="0.005cm" svg:height="0.009cm" svg:x="26.242cm" svg:y="21.785cm" svg:viewBox="0 0 6 10" svg:d="M0 10c1-3 3-6 6-10">
          <text:p/>
        </draw:path>
        <draw:path draw:style-name="gr21" draw:text-style-name="P2" draw:layer="layout" svg:width="0.004cm" svg:height="0.008cm" svg:x="26.225cm" svg:y="21.738cm" svg:viewBox="0 0 5 9" svg:d="M0 9c2-2 4-5 5-9">
          <text:p/>
        </draw:path>
        <draw:line draw:style-name="gr21" draw:text-style-name="P2" draw:layer="layout" svg:x1="26.243cm" svg:y1="21.795cm" svg:x2="26.225cm" svg:y2="21.746cm">
          <text:p/>
        </draw:line>
        <draw:line draw:style-name="gr21" draw:text-style-name="P2" draw:layer="layout" svg:x1="25.766cm" svg:y1="21.621cm" svg:x2="26.249cm" svg:y2="21.707cm">
          <text:p/>
        </draw:line>
        <draw:line draw:style-name="gr21" draw:text-style-name="P2" draw:layer="layout" svg:x1="26.226cm" svg:y1="21.747cm" svg:x2="25.734cm" svg:y2="21.66cm">
          <text:p/>
        </draw:line>
        <draw:path draw:style-name="gr21" draw:text-style-name="P2" draw:layer="layout" svg:width="0.141cm" svg:height="0.083cm" svg:x="25.593cm" svg:y="21.658cm" svg:viewBox="0 0 142 84" svg:d="M142 2c-29-5-66 2-95 19-30 18-48 42-47 63">
          <text:p/>
        </draw:path>
        <draw:line draw:style-name="gr21" draw:text-style-name="P2" draw:layer="layout" svg:x1="26.126cm" svg:y1="21.867cm" svg:x2="26.065cm" svg:y2="21.854cm">
          <text:p/>
        </draw:line>
        <draw:path draw:style-name="gr21" draw:text-style-name="P2" draw:layer="layout" svg:width="0.043cm" svg:height="0.036cm" svg:x="26.082cm" svg:y="21.865cm" svg:viewBox="0 0 44 37" svg:d="M0 37c15-12 31-24 44-37">
          <text:p/>
        </draw:path>
        <draw:path draw:style-name="gr21" draw:text-style-name="P2" draw:layer="layout" svg:width="0.227cm" svg:height="0.108cm" svg:x="25.539cm" svg:y="21.619cm" svg:viewBox="0 0 228 109" svg:d="M228 2c-40-7-90 1-136 22-44 22-78 53-92 85">
          <text:p/>
        </draw:path>
        <draw:line draw:style-name="gr21" draw:text-style-name="P2" draw:layer="layout" svg:x1="25.469cm" svg:y1="22.163cm" svg:x2="25.422cm" svg:y2="22.036cm">
          <text:p/>
        </draw:line>
        <draw:line draw:style-name="gr21" draw:text-style-name="P2" draw:layer="layout" svg:x1="26.083cm" svg:y1="21.902cm" svg:x2="26.054cm" svg:y2="21.822cm">
          <text:p/>
        </draw:line>
        <draw:line draw:style-name="gr21" draw:text-style-name="P2" draw:layer="layout" svg:x1="26.143cm" svg:y1="21.913cm" svg:x2="26.125cm" svg:y2="21.865cm">
          <text:p/>
        </draw:line>
        <draw:line draw:style-name="gr22" draw:text-style-name="P2" draw:layer="layout" svg:x1="10.757cm" svg:y1="2.319cm" svg:x2="10.757cm" svg:y2="6.382cm">
          <text:p/>
        </draw:line>
        <draw:line draw:style-name="gr22" draw:text-style-name="P2" draw:layer="layout" svg:x1="18.872cm" svg:y1="2.319cm" svg:x2="18.872cm" svg:y2="6.382cm">
          <text:p/>
        </draw:line>
        <draw:line draw:style-name="gr22" draw:text-style-name="P2" draw:layer="layout" svg:x1="10.757cm" svg:y1="6.245cm" svg:x2="18.872cm" svg:y2="6.245cm">
          <text:p/>
        </draw:line>
        <draw:polygon draw:style-name="gr23" draw:text-style-name="P3" draw:layer="layout" svg:width="0.412cm" svg:height="0.206cm" svg:x="10.757cm" svg:y="6.142cm" svg:viewBox="0 0 413 207" draw:points="0,103 413,207 413,103 413,0">
          <text:p/>
        </draw:polygon>
        <draw:polygon draw:style-name="gr23" draw:text-style-name="P3" draw:layer="layout" svg:width="0.411cm" svg:height="0.206cm" svg:x="18.461cm" svg:y="6.142cm" svg:viewBox="0 0 412 207" draw:points="412,103 0,0 0,103 0,207">
          <text:p/>
        </draw:polygon>
        <draw:path draw:style-name="gr23" draw:text-style-name="P3" draw:layer="layout" svg:width="1.631cm" svg:height="0.374cm" svg:x="11.969cm" svg:y="6.488cm" svg:viewBox="0 0 1632 375" svg:d="M7 327h79v-275l-86 18v-46l86-17h49v320h79v41h-207zM322 327h80v-275l-87 18v-46l86-17h49v320h80v41h-208zM732 197c-23 0-41 6-54 19-14 12-20 29-20 51 0 21 6 38 20 51 13 12 31 18 54 18s42-6 55-18c13-13 20-30 20-51 0-22-7-39-20-51-13-13-32-19-55-19zM683 176c-20-5-37-15-48-29-12-14-18-32-18-52 0-29 10-52 31-70 20-16 48-25 84-25s64 9 85 25c20 18 30 41 30 70 0 20-6 38-17 52-12 14-28 24-49 29 24 6 42 16 55 32s20 36 20 59c0 35-11 61-32 80-22 19-52 28-92 28s-70-9-91-28c-22-19-32-45-32-80 0-23 6-43 19-59 14-16 32-26 55-32zM666 99c0 19 5 33 17 44 12 10 28 16 49 16s37-6 49-16c12-11 18-25 18-44 0-18-6-33-18-43-12-11-28-17-49-17s-37 6-49 17c-12 10-17 25-17 43zM942 307h51v61h-51zM1141 327h170v41h-228v-41c18-19 43-45 75-77s52-53 60-62c16-18 27-33 33-45s9-24 9-36c0-19-6-34-20-47-13-12-31-18-52-18-15 0-32 3-49 8-17 6-35 14-54 24v-50c20-8 38-14 55-18s33-6 47-6c37 0 67 10 89 28 22 20 33 45 33 76 0 15-2 29-8 42-5 13-16 29-30 47-4 5-17 18-39 41-21 22-51 53-91 93zM1414 7h191v42h-146v88c7-2 14-4 21-5s14-2 21-2c40 0 72 11 96 33 23 22 35 52 35 89 0 39-12 69-36 91-24 21-58 32-102 32-15 0-31-1-46-4-16-2-32-6-49-11v-49c14 7 29 13 45 17 15 4 32 6 49 6 28 0 50-7 66-22s24-34 24-60c0-25-8-44-24-59s-38-22-66-22c-13 0-26 1-39 4s-26 8-40 14z">
          <text:p/>
        </draw:path>
        <draw:path draw:style-name="gr23" draw:text-style-name="P3" draw:layer="layout" svg:width="1.636cm" svg:height="0.379cm" svg:x="11.966cm" svg:y="6.486cm" svg:viewBox="0 0 1637 380" svg:d="M10 327h79v2h-2v-276h2l1 3-87 17-3 1v-3-45-2h2l86-18h1 49 2v3 320h-2v-2h79 3v2 41 2h-3-207-3v-2-41-2zM12 329v41h-2v-2h207v2h-2v-41h2v3h-79-3v-3-320h3v2h-49v-2 2l-86 18v-3h2v45h-2l-1-3 87-17 3-1v3 276 3h-3-79v-3zM325 327h80v2h-3v-276h3v3l-86 17-3 1v-3-45-2h2l86-18h49 2v3 320h-2v-2h80 2v2 41 2h-2-208-2v-2-41-2zM328 329v41h-3v-2h208v2h-3v-41h3v3h-80-3v-3-320h3v2h-49v-2l1 2-86 18-1-3h3v45h-3v-3l86-17 3-1v3 276 3h-2-80v-3zM735 201c-23 0-40 6-53 18s-19 28-19 50c0 21 6 37 19 49s30 18 53 18 40-6 53-18 19-28 19-49c0-22-6-38-19-50-12-12-30-18-53-18zM735 197c24 0 43 6 57 19 13 13 20 31 20 53s-7 40-20 53c-14 12-33 19-57 19-23 0-43-7-56-19-14-13-21-31-21-53s7-40 21-53c13-13 33-19 56-19zM686 181c-21-6-38-16-50-30-12-15-18-34-18-55 0-30 10-53 31-70s50-26 86-26 65 9 86 26 32 40 32 70c0 21-6 40-18 55-12 14-29 24-50 30l-1-3 1-2c24 5 43 17 56 33s20 36 20 60c0 35-11 63-33 82-21 19-53 29-93 29s-71-10-93-29-33-47-33-82c0-24 7-44 20-60 14-16 33-28 57-33v2zM687 181c-23 5-41 15-54 31s-19 34-19 57c0 34 10 60 31 78 21 19 51 28 90 28s69-9 90-28c21-18 31-44 31-78 0-23-6-41-19-57s-30-26-53-31l-10-3 10-2c20-5 35-14 47-28 11-14 17-32 17-52 0-29-10-50-30-67-20-16-47-24-83-24-35 0-62 8-83 24-20 17-29 38-29 67 0 20 5 38 16 52 12 14 27 23 48 28l10 2zM671 100c0 18 5 33 17 43 11 10 26 15 47 15s36-5 48-15c11-10 17-25 17-43s-6-31-17-42c-12-10-27-15-48-15s-36 5-47 15c-12 11-17 24-17 42zM666 100c0-19 6-34 18-45s30-16 51-16 39 5 51 16 18 26 18 45-6 36-18 47-30 16-51 16-39-5-51-16-18-28-18-47zM945 306h51 3v3 61 2h-3-51-2v-2-61-3zM948 309v61h-3v-2h51v2h-2v-61h2v2h-51v-2zM1144 327h170 3v2 41 2h-3-228-3v-2-41-1l1-1c18-19 44-45 76-77 31-32 51-53 60-62 15-17 26-32 32-44s9-24 9-36c0-18-6-33-19-45-13-11-30-17-51-17-15 0-31 2-48 8-17 5-35 13-54 24l-3 2v-5-49-1l1-1c20-8 38-14 55-18 18-4 34-6 48-6 38 0 68 10 91 28 22 19 34 45 34 77 0 15-3 31-9 44-5 14-16 30-30 48-4 4-17 18-39 40-21 23-52 54-91 94l-2-2zM1142 327c40-40 70-71 92-93 21-22 34-36 38-40l2 1-2-1c14-18 24-34 30-47 5-13 8-27 8-42 0-31-11-54-32-73-22-18-51-27-88-27-14 0-29 2-46 6s-35 10-55 18l-1-3h3v49h-3l-1-2c19-11 38-19 55-24s33-8 49-8c22 0 40 6 54 19 14 12 21 29 21 48 0 12-3 26-10 38-6 13-17 28-33 45l-2-1 2 1c-8 10-28 30-60 63-32 32-57 58-76 77l-1-2h2v41h-2v-2h228v2h-2v-41h2v3h-170-6zM1417 6h191 3v3 41 2h-3-146v-2h2v89h-2l-1-2c7-3 14-4 22-6 7-2 14-2 21-2 41 0 74 12 97 34 24 23 36 53 36 91 0 40-12 71-37 93-24 21-59 33-103 33-16 0-31-2-47-4-16-3-32-7-49-12l-2-1v-1-49-5l4 2c14 8 29 14 44 18 16 4 32 6 49 6 27 0 48-8 64-22s24-33 24-58c0-24-8-43-24-57-16-15-37-22-64-22-13 0-26 2-39 5s-25 7-39 13l-3 2v-4-182-3zM1420 9v182h-3l-1-2c14-7 27-11 40-14s27-5 40-5c28 0 51 8 67 23 17 15 26 36 26 61 0 26-9 47-26 62-16 15-39 22-67 22-18 0-34-2-50-5-15-4-31-10-45-18l1-2h2v49h-2l1-3c16 5 32 9 48 12 15 2 31 4 46 4 43 0 76-11 100-32s36-50 36-89c0-37-12-66-35-87-23-22-54-33-94-33-7 0-14 1-21 2s-13 3-20 5l-4 2v-4-89-3h3 146v3h-2v-41h2v2h-191v-2z">
          <text:p/>
        </draw:path>
        <draw:path draw:style-name="gr24" draw:text-style-name="P4" draw:layer="layout" svg:width="0cm" svg:height="0.563cm" svg:x="14.815cm" svg:y="0.932cm" svg:viewBox="0 0 0 564" svg:d="M0 564v-137zM0 290v-138zM0 15v-15z">
          <text:p/>
        </draw:path>
        <draw:path draw:style-name="gr25" draw:text-style-name="P2" draw:layer="layout" svg:width="0cm" svg:height="0.563cm" svg:x="14.815cm" svg:y="0.932cm" svg:viewBox="0 0 0 564" svg:d="M0 564v-137M0 290v-138M0 15v-15">
          <text:p/>
        </draw:path>
        <draw:path draw:style-name="gr24" draw:text-style-name="P4" draw:layer="layout" svg:width="0cm" svg:height="6.902cm" svg:x="14.815cm" svg:y="1.496cm" svg:viewBox="0 0 0 6903" svg:d="M0 0v137zM0 275v137zM0 549v137zM0 823v138zM0 1098v137zM0 1372v138zM0 1647v137zM0 1921v137zM0 2196v137zM0 2470v137zM0 2744v138zM0 3019v137zM0 3293v138zM0 3568v137zM0 3842v137zM0 4117v137zM0 4391v137zM0 4666v137zM0 4940v137zM0 5214v138zM0 5489v137zM0 5763v138zM0 6038v137zM0 6312v137zM0 6587v137zM0 6861v42z">
          <text:p/>
        </draw:path>
        <draw:path draw:style-name="gr25" draw:text-style-name="P2" draw:layer="layout" svg:width="0cm" svg:height="6.902cm" svg:x="14.815cm" svg:y="1.496cm" svg:viewBox="0 0 0 6903" svg:d="M0 0v137M0 275v137M0 549v137M0 823v138M0 1098v137M0 1372v138M0 1647v137M0 1921v137M0 2196v137M0 2470v137M0 2744v138M0 3019v137M0 3293v138M0 3568v137M0 3842v137M0 4117v137M0 4391v137M0 4666v137M0 4940v137M0 5214v138M0 5489v137M0 5763v138M0 6038v137M0 6312v137M0 6587v137M0 6861v42">
          <text:p/>
        </draw:path>
        <draw:path draw:style-name="gr24" draw:text-style-name="P4" draw:layer="layout" svg:width="5.352cm" svg:height="0cm" svg:x="1.771cm" svg:y="18.326cm" svg:viewBox="0 0 5353 0" svg:d="M5353 0h-137zM5079 0h-138zM4804 0h-137zM4529 0h-137zM4255 0h-137zM3980 0h-137zM3706 0h-137zM3431 0h-137zM3157 0h-137zM2882 0h-137zM2608 0h-137zM2333 0h-137zM2059 0h-137zM1784 0h-137zM1510 0h-137zM1235 0h-137zM961 0h-138zM686 0h-137zM412 0h-138zM137 0h-137z">
          <text:p/>
        </draw:path>
        <draw:path draw:style-name="gr25" draw:text-style-name="P2" draw:layer="layout" svg:width="5.352cm" svg:height="0cm" svg:x="1.771cm" svg:y="18.326cm" svg:viewBox="0 0 5353 0" svg:d="M5353 0h-137M5079 0h-138M4804 0h-137M4529 0h-137M4255 0h-137M3980 0h-137M3706 0h-137M3431 0h-137M3157 0h-137M2882 0h-137M2608 0h-137M2333 0h-137M2059 0h-137M1784 0h-137M1510 0h-137M1235 0h-137M961 0h-138M686 0h-137M412 0h-138M137 0h-137">
          <text:p/>
        </draw:path>
        <draw:path draw:style-name="gr24" draw:text-style-name="P4" draw:layer="layout" svg:width="19.291cm" svg:height="0cm" svg:x="7.124cm" svg:y="18.326cm" svg:viewBox="0 0 19292 0" svg:d="M0 0h137zM275 0h137zM549 0h137zM824 0h137zM1098 0h137zM1373 0h137zM1647 0h137zM1922 0h137zM2196 0h137zM2471 0h137zM2745 0h138zM3020 0h137zM3294 0h138zM3569 0h137zM3843 0h138zM4118 0h137zM4392 0h138zM4667 0h137zM4941 0h138zM5216 0h137zM5490 0h138zM5765 0h137zM6039 0h138zM6314 0h137zM6589 0h137zM6863 0h137zM7138 0h137zM7412 0h137zM7687 0h137zM7961 0h137zM8236 0h137zM8510 0h137zM8785 0h137zM9059 0h137zM9334 0h137zM9608 0h138zM9883 0h137zM10157 0h138zM10432 0h137zM10706 0h138zM10981 0h137zM11255 0h138zM11530 0h137zM11804 0h138zM12079 0h137zM12353 0h138zM12628 0h137zM12902 0h138zM13177 0h137zM13452 0h137zM13726 0h137zM14001 0h137zM14275 0h137zM14550 0h137zM14824 0h137zM15099 0h137zM15373 0h137zM15648 0h137zM15922 0h137zM16197 0h137zM16471 0h138zM16746 0h137zM17020 0h138zM17295 0h137zM17569 0h138zM17844 0h137zM18118 0h138zM18393 0h137zM18667 0h138zM18942 0h137zM19216 0h76z">
          <text:p/>
        </draw:path>
        <draw:path draw:style-name="gr25" draw:text-style-name="P2" draw:layer="layout" svg:width="19.291cm" svg:height="0cm" svg:x="7.124cm" svg:y="18.326cm" svg:viewBox="0 0 19292 0" svg:d="M0 0h137M275 0h137M549 0h137M824 0h137M1098 0h137M1373 0h137M1647 0h137M1922 0h137M2196 0h137M2471 0h137M2745 0h138M3020 0h137M3294 0h138M3569 0h137M3843 0h138M4118 0h137M4392 0h138M4667 0h137M4941 0h138M5216 0h137M5490 0h138M5765 0h137M6039 0h138M6314 0h137M6589 0h137M6863 0h137M7138 0h137M7412 0h137M7687 0h137M7961 0h137M8236 0h137M8510 0h137M8785 0h137M9059 0h137M9334 0h137M9608 0h138M9883 0h137M10157 0h138M10432 0h137M10706 0h138M10981 0h137M11255 0h138M11530 0h137M11804 0h138M12079 0h137M12353 0h138M12628 0h137M12902 0h138M13177 0h137M13452 0h137M13726 0h137M14001 0h137M14275 0h137M14550 0h137M14824 0h137M15099 0h137M15373 0h137M15648 0h137M15922 0h137M16197 0h137M16471 0h138M16746 0h137M17020 0h138M17295 0h137M17569 0h138M17844 0h137M18118 0h138M18393 0h137M18667 0h138M18942 0h137M19216 0h76">
          <text:p/>
        </draw:path>
        <draw:path draw:style-name="gr24" draw:text-style-name="P4" draw:layer="layout" svg:width="5.056cm" svg:height="0.319cm" svg:x="27.533cm" svg:y="28.279cm" svg:viewBox="0 0 5057 320" svg:d="M40 40v239h48c40 0 70-9 89-28s28-50 28-92c0-41-9-71-28-91-19-19-49-28-89-28zM0 6h82c57 0 98 12 125 37s40 63 40 116c0 54-13 93-40 117-27 25-68 38-125 38h-82zM430 34c-28 0-51 11-68 34-17 22-26 53-26 91 0 40 9 71 26 93 17 23 40 34 68 34 29 0 52-11 69-34 17-22 25-53 25-93 0-38-8-69-25-91-17-23-40-34-69-34zM430 0c42 0 75 14 99 43 25 29 37 68 37 116 0 50-12 88-37 117-24 29-57 44-99 44-41 0-74-15-98-44-25-28-37-67-37-117 0-48 12-87 37-116 24-29 57-43 98-43zM756 6h54l130 257v-257h38v308h-53l-130-258v258h-39zM1176 34c-28 0-51 11-68 34-17 22-26 53-26 91 0 40 9 71 26 93 17 23 40 34 68 34 29 0 52-11 69-34 17-22 25-53 25-93 0-38-8-69-25-91-17-23-40-34-69-34zM1176 0c42 0 75 14 99 43 25 29 37 68 37 116 0 50-12 88-37 117-24 29-57 44-99 44-41 0-74-15-99-44-24-28-37-67-37-117 0-48 13-87 37-116 25-29 58-43 99-43zM1333 6h249v35h-104v273h-40v-273h-105zM1924 16v40c-15-7-29-13-43-16-13-4-26-6-38-6-22 0-39 4-51 13-11 9-17 21-17 37 0 14 4 24 12 31 7 7 22 13 44 17l24 5c30 6 52 16 66 31 14 16 21 36 21 61 0 30-10 52-29 68-19 15-47 23-84 23-14 0-29-2-44-5-16-4-32-9-49-15v-43c16 10 32 17 48 22 15 5 30 7 45 7 23 0 40-5 53-14 12-10 18-23 18-40 0-15-4-27-13-35-9-9-24-16-44-20l-24-5c-30-7-51-16-64-29-14-14-20-32-20-55 0-27 9-49 27-64 19-16 44-24 76-24 14 0 28 1 42 4s29 7 44 12zM2223 29v44c-13-13-27-23-42-29-16-7-32-10-49-10-33 0-59 11-77 32-18 22-27 53-27 93 0 42 9 73 27 94 18 22 44 32 77 32 17 0 33-3 49-9 15-7 29-16 42-30v44c-14 10-28 17-44 22-15 5-32 8-49 8-45 0-79-15-105-43-26-29-38-67-38-118 0-49 12-88 38-116 26-29 60-43 105-43 17 0 34 3 49 7 16 5 31 13 44 22zM2383 47l-54 153h108zM2360 6h45l112 308h-41l-27-79h-132l-27 79h-42zM2560 6h40v273h143v35h-183zM2784 6h186v35h-146v91h140v35h-140v112h150v35h-190zM3206 40v239h48c41 0 70-9 89-28s28-50 28-92c0-41-9-71-28-91-19-19-48-28-89-28zM3166 6h82c57 0 99 12 125 37 27 25 40 63 40 116 0 54-13 93-40 117-27 25-68 38-125 38h-82zM3616 169c8 3 17 9 25 20 8 10 16 23 24 41l40 84h-43l-37-79c-10-21-19-34-28-41s-22-10-37-10h-44v130h-40v-308h90c34 0 59 7 75 22 17 14 25 37 25 66 0 20-4 36-13 48-8 13-21 22-37 27zM3516 40v109h50c19 0 34-5 44-14 9-9 14-23 14-41s-5-31-14-41c-10-9-25-13-44-13zM3838 47l-54 153h108zM3816 6h45l112 308h-42l-26-79h-133l-26 79h-42zM3973 6h40l62 260 61-260h45l62 260 62-260h40l-74 308h-50l-62-268-62 268h-50zM4398 6h39v308h-39zM4516 6h54l130 257v-257h38v308h-53l-130-258v258h-39zM5017 270v-83h-64v-35h104v133c-16 11-33 20-51 26-19 6-38 9-59 9-46 0-82-14-108-42-26-29-39-68-39-119 0-50 13-89 39-117s62-42 108-42c19 0 37 3 54 8s33 12 48 21v44c-15-13-30-22-47-29-16-6-34-10-52-10-36 0-63 11-81 32s-27 52-27 93c0 43 9 74 27 95s45 31 81 31c14 0 27-1 38-3 11-3 21-7 29-12z">
          <text:p/>
        </draw:path>
        <draw:path draw:style-name="gr24" draw:text-style-name="P4" draw:layer="layout" svg:width="5.072cm" svg:height="0.335cm" svg:x="27.525cm" svg:y="28.271cm" svg:viewBox="0 0 5073 336" svg:d="M56 49v238h-8v-8h48c39 0 66-9 83-26 18-18 26-45 26-85s-8-67-26-85c-17-17-44-26-83-26h-48v-8zM48 40h48c42 0 74 11 95 31 20 21 30 54 30 97s-10 76-30 97c-21 20-53 31-95 31h-48-8v-9-238-9zM8 5h82c58 0 102 14 131 41 28 26 42 68 42 122s-14 96-43 123c-28 26-72 39-130 39h-82-8v-8-308-9zM16 14v308h-8v-9h82c55 0 94-11 120-35 25-23 37-59 37-110s-12-86-37-110-64-36-120-36h-82v-8zM438 51c-26 0-46 10-62 31-17 21-25 49-25 86 0 38 8 66 25 87 16 21 36 31 62 31 27 0 47-10 63-31s23-49 23-87c0-37-7-65-23-86s-36-31-63-31zM438 34c31 0 57 13 75 37s27 58 27 97c0 40-9 74-27 97-18 24-44 37-75 37-30 0-56-13-75-37-18-23-28-57-28-97 0-39 10-73 28-97 19-24 45-37 75-37zM438 0c43 0 79 15 105 47 26 30 39 72 39 121 0 50-13 92-39 122s-62 46-105 46c-42 0-80-16-105-46-26-30-40-72-40-122 0-49 14-91 39-121 26-32 64-47 106-47zM438 16c-39 0-69 14-93 42-24 27-35 63-35 110 0 48 11 83 35 111 24 27 54 40 93 40 40 0 70-13 93-40 24-28 35-63 35-111 0-47-11-83-35-110-23-28-53-42-93-42zM764 5h54 5l2 5 130 257-7 4h-8v-257-9h8 38 8v9 308 8h-8-53-5l-2-4-130-257 7-4h8v257 8h-8-39-8v-8-308-9zM772 14v308h-8v-9h39v9h-8v-257-35l15 31 130 257-7 4v-9h53v9h-8v-308h8v8h-38v-8h8v257 34l-15-30-130-257 7-4v8h-54v-8zM1184 51c-27 0-46 10-62 31s-24 49-24 86c0 38 8 66 24 87s35 31 62 31 47-10 63-31c15-21 23-49 23-87 0-37-8-65-23-86-16-21-36-31-63-31zM1184 34c31 0 57 13 75 37s27 58 27 97c0 40-9 74-27 97-18 24-44 37-75 37-30 0-56-13-75-37-18-23-27-57-27-97 0-39 9-73 27-97 19-24 45-37 75-37zM1184 0c43 0 79 15 105 47 26 30 39 72 39 121 0 50-13 92-39 122s-62 46-105 46-79-16-105-46c-25-30-39-72-39-122 0-49 14-91 39-121 26-32 62-47 105-47zM1184 16c-39 0-69 14-93 42-23 27-35 63-35 110 0 48 12 83 35 111 24 27 54 40 93 40 40 0 70-13 93-40 24-28 35-63 35-111 0-47-11-83-35-110-23-28-53-42-93-42zM1341 5h249 8v9 36 8h-8-104v-8h8v272 8h-8-40-8v-8-272h8v8h-105-8v-8-36-9zM1349 14v36h-8v-9h105 8v9 272h-8v-9h40v9h-8v-272-9h8 104v9h-8v-36h8v8h-249v-8zM1940 24v41 14l-12-6c-14-7-28-13-41-16-13-4-25-6-36-6-21 0-35 4-46 12-10 8-14 16-14 30 0 12 3 19 9 25s19 10 40 15h1l24 5-2 8 1-8c31 6 55 17 70 33 16 16 24 39 24 66 0 31-11 58-32 74-20 17-51 25-89 25-14 0-30-2-46-5-16-4-33-9-50-15l-5-2v-6-43-14l12 7c16 9 31 16 46 21 15 4 29 7 43 7 22 0 37-5 48-13s15-18 15-33c0-13-3-22-11-29-7-8-20-13-39-17l1-8-1 8-24-5 1-8-1 8c-31-6-55-17-69-31-14-15-22-36-22-61 0-29 10-54 30-72 20-17 48-25 81-25 14 0 29 1 43 4 15 2 30 7 45 12l6 2zM1929 32c-14-5-28-9-42-12-14-2-28-4-41-4-31 0-54 7-71 23-16 15-24 32-24 58 0 22 5 37 17 49s32 20 61 26l24 5c21 5 37 12 47 21 11 10 16 25 16 42 0 19-8 36-22 47-13 10-33 15-57 15-15 0-32-2-48-7s-32-13-49-22l4-8h8v43h-8l3-8c16 6 32 11 47 14 16 4 30 5 43 5 36 0 61-7 79-21s26-33 26-61c0-24-6-40-19-54s-33-23-62-29l-24-5 2-8-1 8c-23-4-40-11-49-18-9-9-14-22-14-38 0-18 7-34 21-44 13-9 32-15 55-15 13 0 26 2 40 6s29 10 44 18l-3 7h-8v-41h8zM2239 38v44 20l-13-14c-13-12-26-21-41-27-14-6-29-9-45-9-32 0-54 9-71 29s-25 48-25 87c0 40 8 68 25 88s39 29 71 29c16 0 31-3 45-9 15-6 28-15 41-28l13-13v19 44 4l-3 3c-15 10-30 18-46 23-17 5-34 8-52 8-46 0-84-15-111-45s-40-72-40-123c0-50 13-92 40-122 27-31 65-46 111-46 18 0 36 2 52 7s32 13 46 23l3 3zM2227 45c-13-10-27-17-42-22-15-4-30-7-47-7-43 0-75 13-99 42-25 27-36 63-36 110 0 48 11 84 36 111 24 27 56 40 99 40 17 0 32-2 47-7s28-12 42-21l4 7h-8v-44h8l6 7c-14 13-30 24-45 31-16 6-34 10-52 10-35 0-64-12-83-35s-29-57-29-99c0-41 10-75 29-98s48-36 83-36c18 0 36 4 52 11 15 7 31 18 45 31l-6 6h-8v-44h8zM2398 59l-54 152-7-3v-8h108v8l-8 3-54-152 8-3zM2398 53l54 153 4 11h-11-108-12l4-11 54-153 8-23zM2368 5h45 6l2 6 112 308 4 11h-12-41-6l-2-6-26-78 7-3v8h-132v-8l7 3-26 78-2 6h-6-42-11l4-11 112-308 2-6zM2376 17l-112 308-8-3v-9h42v9l-7-3 26-79 2-6h6 132 6l2 6 26 79-7 3v-9h41v9l-7 3-112-308 7-3v8h-45v-8zM2568 5h40 8v9 273h-8v-9h143 8v9 35 8h-8-183-8v-8-308-9zM2576 14v308h-8v-9h183v9h-8v-35h8v8h-143-8v-8-273h8v8h-40v-8zM2792 5h186 8v9 36 8h-8-146v-8h8v91h-8v-9h140 8v9 35 8h-8-140v-8h8v111h-8v-9h150 8v9 35 8h-8-190-8v-8-308-9zM2800 14v308h-8v-9h190v9h-9v-35h9v8h-150-8v-8-111-9h8 140v9h-8v-35h8v8h-140-8v-8-91-9h8 146v9h-8v-36h8v8h-186v-8zM3222 49v238h-8v-8h48c39 0 66-9 83-26 18-18 26-45 26-85s-8-67-26-85c-17-17-44-26-83-26h-48v-8zM3214 40h48c42 0 74 11 95 31 20 21 30 54 30 97s-10 76-30 97c-21 20-53 31-95 31h-48-8v-9-238-9zM3174 5h82c58 0 103 14 131 41 28 26 42 68 42 122s-14 96-43 123c-28 26-72 39-130 39h-82-8v-8-308-9zM3182 14v308h-8v-9h82c56 0 94-11 120-35 25-23 37-59 37-110s-12-86-37-110-64-36-120-36h-82v-8zM3626 170c10 3 20 11 29 22 8 10 17 24 25 42l-7 4 7-4 40 84 6 12h-13-43-4l-3-5-37-78c-10-20-18-32-26-38s-18-9-32-9h-44v-8h8v130 8h-8-40-8v-8-308-9h8 90c35 0 63 9 80 24 19 17 28 43 28 74 0 21-5 39-14 53-10 14-24 24-42 30l-2-8zM3621 170c16-5 26-12 34-24 7-11 11-25 11-43 0-28-7-47-22-60-15-14-37-21-70-21h-90v-8h9v308h-9v-9h40v9h-8v-130-9h8 44c16 0 31 4 41 12 11 8 21 23 31 44l-7 4 7-4 38 79-8 4v-9h43v9l-7 3-40-84c-8-16-16-29-24-39-7-9-14-14-21-16l-25-9zM3532 49v109h-8v-9h50c18 0 30-3 38-11s12-18 12-35c0-16-4-27-12-34-8-8-20-12-38-12h-50v-8zM3524 40h50c20 0 38 6 49 16 11 11 17 28 17 47 0 20-6 37-17 47-11 11-29 16-49 16h-50-8v-8-109-9zM3854 59l-54 152-8-3v-8h108v8l-7 3-54-152 7-3zM3854 53l54 153 4 11h-12-108-11l4-11 54-153 7-23zM3824 5h45 5l2 6 112 308 4 11h-11-42-5l-2-6-27-78 8-3v8h-133v-8l8 3-27 78-2 6h-5-42-12l4-11 112-308 2-6zM3831 17l-112 308-7-3v-9h42v9l-8-3 27-79 2-6h5 133 5l2 6 27 79-8 3v-9h42v9l-8 3-112-308 8-3v8h-45v-8zM3981 5h40 7l1 7 62 260-8 2-8-2 62-260 1-7h6 45 7l1 7 62 260-8 2-8-2 62-260 1-7h7 40 10l-2 11-74 308-2 6h-6-50-6l-2-6-62-267 8-2 8 2-62 267-2 6h-6-50-7l-1-6-74-308-2-11zM3989 12l73 308-7 2v-9h50v9l-8-2 62-267 8-34 8 34 62 267-8 2v-9h50v9l-8-2 74-308 8 2v8h-40v-8l7 2-61 260-8 33-8-33-62-260 8-2v8h-45v-8l8 2-61 260-8 33-8-33-61-260 7-2v8h-40v-8zM4406 5h39 8v9 308 8h-8-39-9v-8-308-9zM4414 14v308h-8v-9h39v9h-8v-308h8v8h-39v-8zM4524 5h54 5l2 5 130 257-7 4h-8v-257-9h8 38 8v9 308 8h-8-53-5l-2-4-131-257 8-4h8v257 8h-8-39-8v-8-308-9zM4532 14v308h-8v-9h39v9h-8v-257-35l15 31 130 257-7 4v-9h53v9h-8v-308h8v8h-38v-8h8v257 34l-15-30-130-257 7-4v8h-54v-8zM5017 278v-83h8v9h-64-8v-9-34-8h8 104 8v8 132 4l-4 3c-16 12-34 21-53 27s-40 9-61 9c-48 0-87-15-114-45-27-29-41-71-41-123 0-51 14-93 41-123s66-45 114-45c19 0 39 2 56 7 18 6 35 13 50 23l4 3v5 44 19l-13-12c-14-13-29-22-45-28-15-6-31-9-49-9-34 0-58 9-75 28-17 20-25 48-25 88 0 41 8 69 25 88 17 20 41 29 75 29 14 0 25-1 36-4 10-2 19-5 27-10l4 7zM5029 285c-9 6-20 10-32 13-11 2-24 4-39 4-37 0-68-12-87-34-19-23-29-57-29-100 0-42 10-77 29-99s50-35 87-35c19 0 38 4 55 11s34 18 49 31l-5 6h-8v-44h8l-4 7c-14-10-29-16-46-21s-34-8-52-8c-45 0-78 13-102 41-25 27-37 63-37 111 0 49 12 85 37 112 24 26 57 39 102 39 20 0 39-3 57-8 17-6 33-14 48-25l5 7h-8v-132h8v9h-104v-9h8v34h-8v-8h64 8v8 83 5z">
          <text:p/>
        </draw:path>
        <draw:polygon draw:style-name="gr24" draw:text-style-name="P4" draw:layer="layout" svg:width="0cm" svg:height="0cm" svg:x="0.038cm" svg:y="0.038cm" svg:viewBox="0 0 0 0" draw:points="0,0">
          <text:p/>
        </draw:polygon>
        <draw:path draw:style-name="gr24" draw:text-style-name="P4" draw:layer="layout" svg:width="1.018cm" svg:height="0.296cm" svg:x="23.953cm" svg:y="25.227cm" svg:viewBox="0 0 1019 297" svg:d="M0 0h237v34h-100v263h-38v-263h-99zM274 0h38v297h-38zM348 0h238v34h-100v263h-38v-263h-100zM622 0h38v262h137v35h-175zM837 0h178v34h-140v87h135v34h-135v107h144v35h-182z">
          <text:p/>
        </draw:path>
        <draw:path draw:style-name="gr24" draw:text-style-name="P4" draw:layer="layout" svg:width="1.035cm" svg:height="0.313cm" svg:x="23.944cm" svg:y="25.218cm" svg:viewBox="0 0 1036 314" svg:d="M9 0h237 8v9 34 8h-8-100v-8h8v263 8h-8-38-8v-8-263h8v8h-99-9v-8-34-9zM17 9v34h-8v-9h99 8v9 263h-8v-9h38v9h-8v-263-9h8 100v9h-8v-34h8v8h-237v-8zM283 0h38 8v9 297 8h-8-38-8v-8-297-9zM291 9v297h-8v-9h38v9h-8v-297h8v8h-38v-8zM358 0h238 8v9 34 8h-8-100v-8h8v263 8h-8-38-8v-8-263h8v8h-100-9v-8-34-9zM366 9v34h-8v-9h100 8v9 263h-8v-9h38v9h-8v-263-9h8 100v9h-8v-34h8v8h-238v-8zM632 0h38 8v9 263h-8v-9h137 8v9 34 8h-8-175-8v-8-297-9zM640 9v297h-8v-9h175v9h-8v-34h8v8h-137-8v-8-263h8v8h-38v-8zM847 0h177 8v9 34 8h-8-139v-8h8v87h-8v-8h134 8v8 34 8h-8-134v-8h8v108h-8v-9h143 8v9 34 8h-8-181-8v-8-297-9zM855 9v297h-8v-9h181v9h-8v-34h8v8h-143-8v-8-108-9h8 134v9h-9v-34h9v8h-134-8v-8-87-9h8 139v9h-8v-34h8v8h-177v-8z">
          <text:p/>
        </draw:path>
        <draw:polygon draw:style-name="gr24" draw:text-style-name="P4" draw:layer="layout" svg:width="0cm" svg:height="0cm" svg:x="0.038cm" svg:y="0.038cm" svg:viewBox="0 0 0 0" draw:points="0,0">
          <text:p/>
        </draw:polygon>
        <draw:path draw:style-name="gr24" draw:text-style-name="P4" draw:layer="layout" svg:width="0.363cm" svg:height="0.409cm" svg:x="24.269cm" svg:y="27.404cm" svg:viewBox="0 0 364 410" svg:d="M182 54l-73 205h146zM151 0h61l152 410h-56l-36-105h-179l-37 105h-56z">
          <text:p/>
        </draw:path>
        <draw:path draw:style-name="gr24" draw:text-style-name="P4" draw:layer="layout" svg:width="0.371cm" svg:height="0.415cm" svg:x="24.265cm" svg:y="27.401cm" svg:viewBox="0 0 372 416" svg:d="M188 58l-73 205-2-1v-3h145v3l-2 1-73-205 3-1zM188 56l73 205 1 4h-4-145-4l1-4 73-205 3-7zM155 0h61 2l1 2 152 410 1 4h-4-57-2v-2l-36-105 2-1v3h-178v-3l2 1-36 105-1 2h-2-56-4l1-4 152-410v-2zM158 4l-152 410-2-1v-2h56v2l-2-1 36-105 1-2h2 178 2l1 2 36 105-3 1v-2h57v2l-3 1-152-410 3-1v3h-61v-3z">
          <text:p/>
        </draw:path>
        <draw:polygon draw:style-name="gr24" draw:text-style-name="P4" draw:layer="layout" svg:width="0cm" svg:height="0cm" svg:x="0.038cm" svg:y="0.038cm" svg:viewBox="0 0 0 0" draw:points="0,0">
          <text:p/>
        </draw:polygon>
        <draw:path draw:style-name="gr24" draw:text-style-name="P4" draw:layer="layout" svg:width="1.015cm" svg:height="0.312cm" svg:x="23.927cm" svg:y="26.896cm" svg:viewBox="0 0 1016 313" svg:d="M225 17v39c-18-7-35-13-51-16-16-4-31-5-46-5-26 0-46 4-60 12-14 9-21 21-21 37 0 13 5 23 14 30 10 7 27 12 53 16l29 5c35 6 61 16 78 31 17 14 25 34 25 58 0 29-11 51-34 66s-56 23-100 23c-17 0-34-2-53-5s-38-8-58-14v-42c19 9 38 16 57 21 18 5 36 7 54 7 27 0 48-5 63-14 14-9 22-22 22-39 0-14-6-26-16-34-11-8-28-15-52-19l-29-5c-35-6-61-15-77-28-15-13-23-31-23-54 0-26 11-47 32-63 22-15 52-24 90-24 17 0 34 2 51 4 17 4 34 8 52 13zM320 7h47v300h-47zM441 7h275v31l-221 235h226v34h-285v-31l221-235h-216zM790 7h222v34h-175v89h168v34h-168v109h179v34h-226z">
          <text:p/>
        </draw:path>
        <draw:path draw:style-name="gr24" draw:text-style-name="P4" draw:layer="layout" svg:width="1.033cm" svg:height="0.327cm" svg:x="23.918cm" svg:y="26.889cm" svg:viewBox="0 0 1034 328" svg:d="M243 24v39 13l-13-6c-17-7-34-12-49-16-15-3-30-5-44-5-25 0-42 4-55 12-12 7-17 16-17 30 0 12 3 19 11 24 8 6 24 11 49 15l29 5-2 7 1-7c37 6 65 17 83 33 18 15 28 38 28 63 0 31-13 56-38 72-24 16-60 25-105 25-17 0-35-2-55-5-19-4-39-9-59-15l-6-2v-5-42-13l13 6c19 9 37 16 55 21 18 4 35 6 52 6 26 0 44-4 57-12s19-18 19-33c0-13-4-22-13-29-10-7-25-12-48-17l2-7-2 7-29-4c-36-7-64-17-81-31s-26-35-26-59c0-28 12-52 36-68 23-17 56-26 95-26 17 0 35 1 52 4 18 3 36 7 54 13l6 1zM231 31c-17-5-34-9-51-11-16-3-32-4-49-4-37 0-64 7-84 21s-29 32-29 57c0 22 6 37 20 48 15 12 38 21 73 27l-2 7 2-7 29 4c25 5 44 12 56 21 12 10 19 24 19 40 0 19-10 35-26 45s-40 16-68 16c-19 0-38-3-57-8s-39-12-58-21l4-7h9v42h-9l3-7c20 6 39 11 57 14s35 4 51 4c43 0 73-7 95-21 21-14 30-32 30-60 0-23-7-39-22-53-16-13-40-22-74-28l-29-5 2-8-1 8c-27-4-47-11-58-18-11-8-17-21-17-36 0-18 9-33 25-43 15-9 38-14 65-14 15 0 32 2 48 6 17 3 35 9 53 17l-4 6h-9v-39h9zM329 5h48 9v9 300 8h-9-48-9v-8-300-9zM338 14v300h-9v-7h48v7h-9v-300h9v8h-48v-8zM451 5h275 9v9 31 3l-2 2-222 235-6-5v-8h226 9v8 34 8h-9-285-9v-8-31-3l2-2 221-235 7 5v8h-216-9v-8-34-9zM460 14v34h-9v-7h216 18l-11 12-221 235-7-5h9v31h-9v-7h285v7h-9v-34h9v8h-226-19l12-13 221-235 7 5h-9v-31h9v8h-275v-8zM800 5h221 9v9 34 8h-9-174v-8h9v89h-9v-8h167 9v8 34 8h-9-167v-8h9v109h-9v-8h178 9v8 34 8h-9-225-9v-8-300-9zM809 14v300h-9v-7h225v7h-9v-34h9v8h-178-9v-8-109-7h9 167v7h-9v-34h9v8h-167-9v-8-89-7h9 174v7h-9v-34h9v8h-221v-8z">
          <text:p/>
        </draw:path>
        <draw:polygon draw:style-name="gr24" draw:text-style-name="P4" draw:layer="layout" svg:width="0cm" svg:height="0cm" svg:x="0.038cm" svg:y="0.038cm" svg:viewBox="0 0 0 0" draw:points="0,0">
          <text:p/>
        </draw:polygon>
        <draw:path draw:style-name="gr24" draw:text-style-name="P4" draw:layer="layout" svg:width="1.239cm" svg:height="0.318cm" svg:x="23.972cm" svg:y="28.08cm" svg:viewBox="0 0 1240 319" svg:d="M190 16v40c-15-7-30-13-44-17-13-3-26-5-38-5-22 0-39 4-50 13-12 9-18 22-18 38 0 14 4 24 12 31s22 12 44 17l24 5c30 6 53 16 67 31s21 35 21 60c0 29-10 52-29 67-20 16-48 23-85 23-13 0-28-1-44-5-16-3-32-8-49-14v-43c16 9 32 17 48 21 15 5 31 8 45 8 23 0 41-5 53-14 12-10 18-23 18-40 0-15-4-27-13-36-9-8-23-15-43-19l-25-5c-29-6-51-15-64-29-13-13-20-31-20-55 0-28 9-49 28-65 18-15 43-23 75-23 14 0 28 1 42 4 15 2 30 6 45 12zM489 29v45c-13-14-27-24-42-30-15-7-32-10-49-10-33 0-59 11-77 33s-26 53-26 93c0 41 8 71 26 93 18 21 44 32 77 32 17 0 34-3 49-9 15-7 29-17 42-30v44c-13 9-28 17-44 22-15 5-32 7-49 7-44 0-79-14-105-42-25-29-38-68-38-117s13-88 38-118c26-28 61-42 105-42 18 0 34 2 50 7 15 5 30 12 43 22zM649 46l-54 154h108zM627 6h45l111 307h-41l-27-78h-132l-27 78h-41zM826 6h40v272h143v35h-183zM1050 6h186v34h-146v92h140v35h-140v111h150v35h-190z">
          <text:p/>
        </draw:path>
        <draw:path draw:style-name="gr24" draw:text-style-name="P4" draw:layer="layout" svg:width="1.255cm" svg:height="0.336cm" svg:x="23.964cm" svg:y="28.071cm" svg:viewBox="0 0 1256 337" svg:d="M205 25v40 13l-11-5c-15-8-29-13-42-17-12-3-24-5-36-5-21 0-35 4-46 12-10 7-14 16-14 30 0 12 3 19 9 24 7 6 20 11 41 15l24 6-2 8 2-8c30 6 54 17 70 33 15 16 23 39 23 67 0 31-11 57-32 74-20 16-51 25-89 25-14 0-29-2-46-5-16-4-32-9-49-15l-6-3v-5-43-14l12 7c16 9 31 16 46 20 15 5 29 7 43 7 22 0 37-4 48-12s15-18 15-33-3-23-10-30c-8-8-21-13-40-17l2-9-2 9-24-5 1-9-1 9c-31-7-54-17-69-32-14-14-22-36-22-61 0-28 11-53 30-70 20-17 48-26 81-26 14 0 29 2 44 4 14 3 29 7 45 13l5 1zM195 33c-15-6-29-9-43-12s-27-4-41-4c-31 0-53 7-70 22-17 14-25 32-25 57 0 22 6 37 18 49s31 21 60 27l24 5c21 4 38 12 48 21 10 10 16 25 16 43 0 19-8 36-22 46-14 11-34 16-58 16-15 0-31-2-47-7s-33-13-50-23l4-7h8v43h-8l3-8c17 6 32 11 48 14 15 3 29 5 42 5 36 0 62-7 79-21 18-14 26-33 26-61 0-25-6-42-19-55-13-14-33-23-61-29h-1l-23-5 1-8-1 8c-23-4-39-11-48-19-10-8-15-22-15-37 0-18 8-34 21-44s32-15 55-15c13 0 27 2 41 6 13 4 28 10 44 17l-4 8h-8v-40h8zM505 38v44 19l-13-13c-14-12-27-21-41-28-15-6-29-9-46-9-32 0-54 10-71 30-16 20-24 48-24 87s8 67 24 88c17 20 39 30 71 30 17 0 31-3 46-9 14-6 27-15 41-28l13-14v20 44 4l-3 3c-15 10-31 18-47 23s-34 8-52 8c-46 0-84-16-111-46-26-29-40-72-40-123s14-92 40-122c27-30 65-46 111-46 18 0 36 3 52 8s32 13 47 23l3 2zM493 45c-14-9-28-16-43-21s-30-7-47-7c-43 0-75 13-99 40s-36 63-36 111 12 85 36 112 56 40 99 40c17 0 32-2 47-7s29-12 43-21l4 7h-9v-44h9l6 6c-15 14-30 25-46 31-16 7-34 11-52 11-35 0-64-13-83-36-19-22-29-57-29-99s10-75 29-98 48-35 83-35c18 0 36 3 52 10s31 17 46 31l-6 6h-9v-44h9zM664 58l-53 153-8-3v-8h108v8l-8 3-54-153 8-3zM664 52l55 153 4 12h-12-108-11l3-12 54-153 8-21zM635 6h45 5l2 6 112 307 4 12h-12-41-6l-2-6-26-79 7-2v8h-132v-8l8 2-27 79-2 6h-6-41-12l4-12 112-307 2-6zM642 18l-112 307-7-3v-8h41v8l-7-3 26-78 2-7h6 132 6l2 7 27 78-8 3v-8h41v8l-7 3-112-307 8-3v8h-45v-8zM834 6h40 8v9 272h-8v-8h143 8v8 35 9h-8-183-8v-9-307-9zM842 15v307h-8v-8h183v8h-8v-35h8v9h-143-8v-9-272h8v8h-40v-8zM1058 6h186 8v9 34 9h-8-146v-9h8v91h-8v-8h140 8v8 35 9h-8-140v-9h8v112h-8v-8h150 8v8 35 9h-8-190-8v-9-307-9zM1066 15v307h-8v-8h190v8h-8v-35h8v9h-150-8v-9-112-8h8 140v8h-8v-35h8v9h-140-8v-9-91-8h8 146v8h-8v-34h8v8h-186v-8z">
          <text:p/>
        </draw:path>
        <draw:polygon draw:style-name="gr24" draw:text-style-name="P4" draw:layer="layout" svg:width="0cm" svg:height="0cm" svg:x="0.038cm" svg:y="0.038cm" svg:viewBox="0 0 0 0" draw:points="0,0">
          <text:p/>
        </draw:polygon>
        <draw:path draw:style-name="gr24" draw:text-style-name="P4" draw:layer="layout" svg:width="1.284cm" svg:height="0.32cm" svg:x="33.019cm" svg:y="28.077cm" svg:viewBox="0 0 1285 321" svg:d="M189 16v41c-15-8-30-13-43-17s-26-6-39-6c-21 0-38 5-49 14-12 8-18 21-18 37 0 14 4 24 12 31 7 7 22 12 44 17l24 5c29 6 51 16 65 32 14 15 21 35 21 60 0 30-9 52-28 68-19 15-47 23-84 23-14 0-28-2-44-5-16-4-32-9-49-15v-43c16 10 32 17 48 22 15 5 30 7 45 7 23 0 40-5 53-14 12-10 18-23 18-40 0-15-4-27-13-36-9-8-24-14-44-19l-24-5c-29-6-51-15-64-30-13-13-20-31-20-55 0-27 9-48 27-64 19-16 44-24 76-24 14 0 28 2 42 4 14 3 29 7 44 12zM268 6h40v126h143v-126h40v309h-40v-147h-143v147h-40zM570 6h185v35h-145v91h139v36h-139v112h149v35h-189zM824 6h186v35h-147v91h140v36h-140v112h150v35h-189zM1038 6h247v35h-104v274h-40v-274h-103z">
          <text:p/>
        </draw:path>
        <draw:path draw:style-name="gr24" draw:text-style-name="P4" draw:layer="layout" svg:width="1.3cm" svg:height="0.336cm" svg:x="33.011cm" svg:y="28.069cm" svg:viewBox="0 0 1301 337" svg:d="M206 24v41 13l-12-6c-15-7-28-12-41-16-13-3-26-5-38-5-20 0-34 4-45 11-10 8-14 17-14 31 0 12 3 19 9 24 7 6 19 11 40 15h1l23 6-1 8 1-9c32 6 56 18 71 34s23 39 23 66c0 31-11 58-31 74-21 18-51 26-90 26-14 0-30-2-46-5s-32-10-49-16l-6-2v-6-43-14l12 7c16 9 31 16 46 21 15 4 29 7 43 7 22 0 38-4 49-13 10-8 15-18 15-33 0-14-3-22-11-29-8-8-21-13-40-17l1-9-1 9-24-5 1-9-1 9c-31-7-54-17-69-32-14-14-22-36-22-61 0-29 11-54 30-71 20-16 48-25 81-25 14 0 30 1 44 4 15 3 30 7 45 12l6 2zM195 32c-15-5-29-9-42-11-15-3-29-4-42-4-31 0-54 7-70 22-17 14-25 32-25 57 0 22 6 37 17 49 13 12 32 21 61 27l24 5c22 4 38 12 48 21 10 10 16 25 16 42 0 19-8 36-22 47-13 10-34 15-58 15-15 0-32-2-48-7s-32-13-49-22l4-8h8v43h-8l3-8c17 6 32 11 47 14 16 4 30 5 43 5 36 0 62-7 80-21 17-14 25-33 25-61 0-24-6-41-18-54-13-14-33-23-63-29l-24-5 2-8-2 8c-22-5-39-11-48-19s-14-22-14-37c0-18 8-34 21-44s32-15 54-15c13 0 28 2 42 6s29 9 44 17l-3 8h-8v-41h8zM277 6h40 8v8 126h-8v-8h143v8h-8v-126-8h8 40 8v8 308 9h-8-40-8v-9-147h8v9h-143v-9h8v147 9h-8-40-8v-9-308-8zM285 14v308h-8v-9h40v9h-8v-147-8h8 143 9v8 147h-9v-9h40v9h-8v-308h8v9h-40v-9h9v126 9h-9-143-8v-9-126h8v9h-40v-9zM579 6h185 8v8 35 8h-8-145v-8h8v91h-8v-8h139 8v8 35 9h-8-139v-9h8v112h-8v-9h149 8v9 35 9h-8-189-8v-9-308-8zM587 14v308h-8v-9h189v9h-8v-35h8v8h-149-8v-8-112-8h8 139v8h-8v-35h8v9h-139-8v-9-91-8h8 145v8h-8v-35h8v9h-185v-9zM833 6h185 8v8 35 8h-8-146v-8h8v91h-8v-8h140 8v8 35 9h-8-140v-9h8v112h-8v-9h149 8v9 35 9h-8-188-8v-9-308-8zM841 14v308h-8v-9h188v9h-8v-35h8v8h-149-8v-8-112-8h8 140v8h-8v-35h8v9h-140-8v-9-91-8h8 146v8h-8v-35h8v9h-185v-9zM1046 6h247 8v8 35 8h-8-104v-8h8v273 9h-8-40-8v-9-273h8v8h-103-9v-8-35-8zM1054 14v35h-8v-8h103 8v8 273h-8v-9h40v9h-8v-273-8h8 104v8h-8v-35h8v9h-247v-9z">
          <text:p/>
        </draw:path>
        <draw:polygon draw:style-name="gr24" draw:text-style-name="P4" draw:layer="layout" svg:width="0cm" svg:height="0cm" svg:x="0.038cm" svg:y="0.038cm" svg:viewBox="0 0 0 0" draw:points="0,0">
          <text:p/>
        </draw:polygon>
        <draw:path draw:style-name="gr24" draw:text-style-name="P4" draw:layer="layout" svg:width="0.768cm" svg:height="0.296cm" svg:x="36.737cm" svg:y="26.947cm" svg:viewBox="0 0 769 297" svg:d="M133 158c8 3 16 9 23 19 8 9 16 23 23 39l39 81h-41l-36-76c-9-20-18-33-27-39-8-7-20-10-35-10h-42v125h-37v-297h85c32 0 56 7 72 21 16 15 24 36 24 64 0 19-4 34-13 47-8 13-20 22-35 26zM37 33v106h48c18 0 32-5 42-14 9-9 14-22 14-40 0-17-5-30-14-39-10-8-24-13-42-13zM267 0h177v34h-139v87h134v35h-134v107h143v34h-181zM583 297l-108-297h41l89 250 89-250h39l-107 297zM729 247h40v50h-40z">
          <text:p/>
        </draw:path>
        <draw:path draw:style-name="gr24" draw:text-style-name="P4" draw:layer="layout" svg:width="0.784cm" svg:height="0.313cm" svg:x="36.729cm" svg:y="26.939cm" svg:viewBox="0 0 785 314" svg:d="M143 158c10 4 19 11 28 21 8 10 16 24 24 42l-8 3 8-4 38 81 6 13h-13-41-5l-2-5-36-76c-9-19-16-31-24-36-8-6-17-8-31-8h-42v-9h8v125 9h-8-37-8v-9-297-8h8 85c33 0 60 8 77 23 18 16 27 41 27 71 0 20-5 38-14 52-9 13-23 23-40 29l-2-9zM138 158c15-4 25-11 32-22s11-24 11-42c0-26-7-44-21-58-15-13-36-19-67-19h-85v-9h8v297h-8v-8h37v8h-8v-125-8h8 42c16 0 30 4 40 11s20 22 30 43l-8 3 8-3 35 75-7 4v-8h41v8l-7 4-39-81c-7-16-14-29-22-38-7-8-13-13-20-16l-25-8zM53 41v106h-8v-8h48c17 0 28-4 36-12 8-7 12-17 12-33 0-15-4-25-12-32-8-8-19-11-36-11h-48v-10zM45 33h48c20 0 36 5 47 15 11 11 17 28 17 46 0 19-6 36-17 46s-27 16-47 16h-48-8v-9-106-8zM275 0h177 8v8 34 9h-8-139v-9h8v88h-8v-8h134 8v8 34 9h-8-134v-9h8v107h-8v-8h143 8v8 34 9h-8-181-8v-9-297-8zM283 8v297h-8v-8h181v8h-8v-34h8v9h-143-8v-9-107-8h8 134v8h-8v-34h8v9h-134-8v-9-88-9h8 139v9h-8v-34h8v9h-177v-9zM584 308l-108-297-5-11h12 41 5l2 5 89 250-7 3-8-3 89-250 2-5h6 39 12l-4 11-107 297-2 6h-6-43-5zM591 297h43v8l-7-3 107-297 7 3v9h-39v-9l7 3-89 250-7 21-8-21-89-250 8-3v9h-41v-9l8-3 108 297-8 3zM737 246h40 8v9 50 9h-8-40-8v-9-50-9zM745 255v50h-8v-8h40v8h-8v-50h8v8h-40v-8z">
          <text:p/>
        </draw:path>
        <draw:polygon draw:style-name="gr24" draw:text-style-name="P4" draw:layer="layout" svg:width="0cm" svg:height="0cm" svg:x="0.038cm" svg:y="0.038cm" svg:viewBox="0 0 0 0" draw:points="0,0">
          <text:p/>
        </draw:polygon>
        <draw:path draw:style-name="gr24" draw:text-style-name="P4" draw:layer="layout" svg:width="1.793cm" svg:height="0.319cm" svg:x="25.316cm" svg:y="26.89cm" svg:viewBox="0 0 1794 320" svg:d="M39 40v238h48c41 0 70-9 89-28s28-50 28-91-9-72-28-91-48-28-89-28zM0 6h81c57 0 99 12 125 37 27 24 40 63 40 116s-13 91-40 116c-26 26-68 39-125 39h-81zM283 6h41l61 259 62-259h44l62 259 62-259h40l-74 308h-50l-62-268-62 268h-50zM908 269v-83h-64v-34h104v132c-15 11-32 21-51 27-18 6-38 9-59 9-46 0-82-14-108-44-25-28-38-67-38-117s13-89 38-117c26-28 62-42 108-42 19 0 37 2 55 7 17 5 33 13 47 22v44c-14-13-30-23-46-29-17-7-34-10-53-10-36 0-63 11-81 32-18 20-27 52-27 93 0 42 9 73 27 94s45 31 81 31c14 0 27-1 38-3 11-3 21-7 29-12zM1148 6h54l130 256v-256h38v308h-54l-130-258v258h-38zM1568 34c-29 0-52 11-69 33-17 23-25 54-25 92 0 39 8 70 25 92 17 23 40 34 69 34s51-11 68-34c17-22 26-53 26-92 0-38-9-69-26-92-17-22-39-33-68-33zM1568 0c41 0 74 14 99 43 24 29 37 68 37 116 0 49-13 87-37 116-25 30-58 45-99 45s-74-15-99-45c-25-28-37-67-37-116 0-48 12-87 37-116s58-43 99-43zM1753 260h41v54h-41z">
          <text:p/>
        </draw:path>
        <draw:path draw:style-name="gr24" draw:text-style-name="P4" draw:layer="layout" svg:width="1.809cm" svg:height="0.336cm" svg:x="25.308cm" svg:y="26.881cm" svg:viewBox="0 0 1810 337" svg:d="M55 49v239h-8v-8h48c40 0 66-9 84-26 17-18 25-45 25-85s-8-67-25-86c-18-17-44-26-84-26h-48v-8zM47 40h48c42 0 75 11 95 31 20 22 30 55 30 98s-10 76-30 97c-20 20-53 31-95 31h-48-8v-9-239-9zM8 6h81c58 0 103 13 131 39 28 27 42 70 42 124s-14 96-42 123c-28 26-73 39-131 39h-81-8v-8-308-9zM16 15v308h-8v-9h81c56 0 95-11 120-35 25-23 37-59 37-110s-12-88-37-111-64-35-120-35h-81v-8zM291 6h41 6l1 7 62 260-8 2-8-2 62-260 1-7h7 44 7l1 7 62 260-8 2-8-2 62-260 1-7h7 40 10l-2 11-74 308-1 6h-7-50-6l-2-6-62-268 8-2 8 2-62 268-2 6h-6-50-6l-2-6-73-308-3-11zM299 13l74 308-8 2v-9h50v9l-8-2 62-268 8-34 8 34 62 268-8 2v-9h50v9l-8-3 74-307 8 2v8h-40v-8l8 2-62 260-8 33-8-33-61-260 7-2v8h-44v-8l7 2-61 260-8 33-8-33-61-260 8-2v8h-41v-8zM907 279v-83h8v9h-64-8v-9-34-8h8 105 8v8 132 4l-3 3c-16 12-34 21-54 27s-40 9-62 9c-47 0-86-15-113-45-27-29-41-71-41-123 0-51 14-94 41-124 27-29 66-45 113-45 20 0 39 3 57 8 17 5 35 13 50 23l4 2v5 44 19l-13-11c-14-14-29-23-45-29-16-7-32-10-50-10-34 0-58 10-75 29-16 21-25 49-25 89 0 41 9 69 25 88 17 20 41 29 75 29 14 0 26-1 36-4 11-2 19-6 27-10l4 7zM920 286c-10 6-21 10-32 13-12 2-25 4-40 4-37 0-67-12-87-34-19-23-29-57-29-100 0-42 10-77 29-100 20-23 50-34 87-34 19 0 38 3 55 10 18 7 35 17 50 31l-5 6h-8v-44h8l-4 7c-14-9-30-16-47-21-16-4-33-7-52-7-44 0-77 13-102 40-24 27-36 64-36 112 0 49 12 85 36 112 25 26 58 39 102 39 20 0 39-3 57-8 18-6 34-14 49-25l5 7h-8v-132h8v9h-105v-9h8v34h-8v-8h64 10v8 83 5zM1156 6h54 4l3 5 130 257-7 4h-8v-257-9h8 38 8v9 308 8h-8-54-4l-3-5-130-257 7-4h8v258 8h-8-38-8v-8-308-9zM1164 15v308h-8v-9h38v9h-8v-258-34l16 30 130 258-8 4v-9h54v9h-8v-308h8v8h-38v-8h8v257 34l-16-30-130-257 8-4v8h-54v-8zM1576 51c-27 0-47 10-62 31-16 22-24 50-24 87 0 38 8 66 24 87 15 21 35 30 62 30s46-9 62-30 24-49 24-87c0-37-8-65-24-87-16-21-35-31-62-31zM1576 34c30 0 57 13 75 37 17 25 27 58 27 98s-10 73-27 97c-18 24-45 37-75 37-31 0-57-13-75-37s-27-57-27-97 9-73 27-98c18-24 44-37 75-37zM1576 0c43 0 79 16 105 47 25 30 39 72 39 122s-14 92-39 122c-26 30-62 46-105 46s-79-16-105-46-39-72-39-122 13-92 39-122c26-31 62-47 105-47zM1576 17c-40 0-70 13-93 41-24 27-35 64-35 111 0 48 11 83 35 111 23 27 53 40 93 40 39 0 69-13 93-40 23-28 35-64 35-111s-12-84-35-111c-24-28-54-41-93-41zM1761 262h41 8v8 53 8h-8-41-8v-8-53-8zM1769 270v53h-8v-9h41v9h-8v-53h8v9h-41v-9z">
          <text:p/>
        </draw:path>
        <draw:polygon draw:style-name="gr24" draw:text-style-name="P4" draw:layer="layout" svg:width="0cm" svg:height="0cm" svg:x="0.038cm" svg:y="0.038cm" svg:viewBox="0 0 0 0" draw:points="0,0">
          <text:p/>
        </draw:polygon>
        <draw:path draw:style-name="gr24" draw:text-style-name="P4" draw:layer="layout" svg:width="0.798cm" svg:height="0.38cm" svg:x="25.698cm" svg:y="28.274cm" svg:viewBox="0 0 799 381" svg:d="M226 376l-187-304 1 24 1 42v238h-41v-357h54l189 305c-2-33-3-57-3-72v-233h42v357zM323 381l101-381h39l-100 381zM751 376l-40-105h-158l-40 105h-49l142-357h53l140 357zM632 56l-2 7c-4 13-10 31-18 53l-45 117h130l-45-117c-4-12-9-25-13-40z">
          <text:p/>
        </draw:path>
        <draw:path draw:style-name="gr24" draw:text-style-name="P4" draw:layer="layout" svg:width="0.818cm" svg:height="0.396cm" svg:x="25.69cm" svg:y="28.266cm" svg:viewBox="0 0 819 397" svg:d="M227 388l-187-303 7-4 8-1 1 25h1l1 42v237 8h-9-41-8v-8-357-8h8 54 5l2 4 189 305-7 5h-8c-2-33-3-57-3-72v-234-8h8 42 8v8 357 8h-8-56-5zM234 375h56v9h-8v-357h8v8h-42v-8h8v234c0 15 1 38 3 71l2 33-17-28-189-305 7-5v8h-54v-8h8v357h-8v-9h41v9h-8v-237h8l-8 1-1-43h8l-8 1-1-25-2-32 17 27 187 303-7 5zM323 386l102-380 1-6h6 39 11l-3 10-100 381-2 6h-6-40-10zM331 380h40v9l-8-3 100-380 8 2v8h-39v-8l8 2-101 381-8-2zM751 387l-39-104 7-3v8h-158v-8l8 3-40 104-2 5h-6-49-12l5-11 141-357 2-5h6 53 6l2 5 139 357 5 11h-12-48-6zM759 375h48v9l-8 3-139-357 7-3v8h-53v-8l7 3-141 357-8-3v-9h49v9l-7-3 40-104 2-6h5 158 6l2 6 39 104-7 3zM648 67l-2 7-8-2 8 2c-4 14-11 32-19 54l-44 117-8-3v-8h130v8l-8 3-44-117 7-3-7 3c-5-12-9-25-14-40l8-3-8 3-7-21 8-2zM648 62l6 21c5 14 9 27 14 39l45 117 4 12h-12-130-12l5-12 44-117 8 3-8-3c8-21 14-39 18-53l2-7 8-25z">
          <text:p/>
        </draw:path>
        <draw:path draw:style-name="gr24" draw:text-style-name="P4" draw:layer="layout" svg:width="3.835cm" svg:height="0.539cm" svg:x="24.952cm" svg:y="25.91cm" svg:viewBox="0 0 3836 540" svg:d="M381 390c0 45-16 80-47 105-32 25-77 38-134 38h-200v-506h179c116 0 174 41 174 122 0 30-8 56-25 77-16 20-39 33-69 40 39 5 69 19 91 41 21 22 31 50 31 83zM286 157c0-27-9-46-28-58-18-11-44-17-79-17h-112v160h112c36 0 63-7 80-20 18-14 27-35 27-65zM314 385c0-60-41-89-122-89h-125v182h130c41 0 70-8 89-23 18-16 28-39 28-70zM516 352c0 45 9 79 26 103 18 24 45 36 79 36 27 0 49-5 66-16 16-12 27-26 33-43l55 16c-22 61-74 92-154 92-56 0-98-17-128-51-29-35-43-85-43-153 0-64 14-113 43-147 30-35 71-52 126-52 111 0 166 69 166 207v8zM720 303c-3-41-13-71-30-89-17-19-41-28-72-28s-55 10-73 31-27 49-29 86zM1104 470c-12 25-27 43-46 54-20 10-43 16-72 16-47 0-83-17-105-50-23-33-34-83-34-149 0-136 47-204 139-204 29 0 53 5 72 16s34 28 46 52h1l-1-44v-161h63v453c0 40 1 67 2 80h-60c-1-4-1-13-2-27s-2-26-2-36zM913 338c0 55 7 93 21 117 14 23 37 35 68 35 36 0 62-13 78-38s24-65 24-118c0-51-8-89-24-113-16-23-42-35-77-35-31 0-54 12-69 36-14 23-21 62-21 116zM1854 390c0 45-16 80-48 105s-76 38-133 38h-200v-506h179c115 0 173 41 173 122 0 30-8 56-24 77-17 20-40 33-70 40 40 5 70 19 91 41s32 50 32 83zM1758 157c0-27-9-46-27-58-18-11-45-17-79-17h-112v160h112c35 0 62-7 79-20 18-14 27-35 27-65zM1786 385c0-60-41-89-122-89h-124v182h129c41 0 71-8 89-23 19-16 28-39 28-70zM1941 533v-298c0-27-1-58-2-91h59c2 45 3 71 3 80h1c10-33 22-57 35-69s32-18 55-18c9 0 17 1 26 3v60c-8-2-20-3-34-3-26 0-46 12-59 35-14 23-21 56-21 98v203zM2274 540c-38 0-66-10-85-31s-29-49-29-85c0-40 13-71 39-92 25-22 67-33 124-34l85-2v-21c0-32-6-54-19-68-13-13-34-20-62-20s-49 5-61 15c-13 9-21 25-24 47l-65-7c11-70 61-105 151-105 48 0 84 11 108 33 24 24 36 56 36 98v167c0 19 2 34 7 43 5 10 14 15 28 15 6 0 13-1 21-3v40c-16 4-32 6-49 6-23 0-40-6-51-19-10-12-16-32-18-59h-2c-16 30-35 51-56 63-21 13-47 19-78 19zM2289 491c23 0 43-5 61-16s32-25 43-44c10-19 15-38 15-58v-32l-69 2c-29 0-52 3-67 9s-27 15-35 26c-8 12-12 28-12 47 0 21 5 38 16 49 11 12 27 17 48 17zM2624 337c0 51 8 90 23 115 16 24 40 37 72 37 23 0 41-6 56-19 15-12 25-31 28-57l64 4c-5 37-21 67-47 89-26 23-59 34-99 34-53 0-93-17-121-52-28-34-42-84-42-150 0-65 14-115 42-149 28-35 68-52 120-52 39 0 71 10 97 31 25 21 41 49 48 86l-65 5c-3-22-12-39-25-52-13-12-32-19-56-19-34 0-58 12-73 34-15 23-22 61-22 115zM3171 533l-128-177-46 39v138h-63v-533h63v333l166-189h74l-154 168 161 221zM3340 352c0 45 9 79 27 103s44 36 79 36c27 0 49-5 65-16 17-12 28-26 33-43l56 16c-23 61-74 92-154 92-56 0-99-17-128-51-29-35-44-85-44-153 0-64 15-113 44-147 29-35 71-52 125-52 111 0 167 69 167 207v8zM3545 303c-4-41-14-71-31-89-16-19-41-28-72-28s-55 10-72 31c-18 21-28 49-29 86zM3836 530c-21 5-43 8-64 8-51 0-76-29-76-88v-258h-44v-48h46l19-87h42v87h71v48h-71v244c0 19 3 32 9 40 6 7 16 11 31 11 9 0 21-2 37-5z">
          <text:p/>
        </draw:path>
        <draw:path draw:style-name="gr24" draw:text-style-name="P4" draw:layer="layout" svg:width="3.851cm" svg:height="0.555cm" svg:x="24.944cm" svg:y="25.902cm" svg:viewBox="0 0 3852 556" svg:d="M399 397c0 47-18 87-52 113-33 26-80 39-138 39h-201-8v-8-506-8h8 180c118 0 182 44 182 130 0 32-9 59-26 81-18 21-43 36-74 43l-2-8 1-8c40 5 73 20 95 43 23 23 35 54 35 89zM382 397c0-32-9-57-29-77-20-21-48-34-86-38l-46-6 45-11c29-6 50-19 65-38s23-41 23-70c0-77-53-114-166-114h-180v-8h9v506h-9v-9h201c56 0 98-12 129-35 30-24 44-57 44-100zM286 165c0-25-7-40-23-51-17-11-41-16-75-16h-113v-8h8v159h-8v-8h113c35 0 59-6 75-19 16-12 23-30 23-57zM303 165c0 31-11 55-30 70s-48 23-85 23h-113-8v-9-159-9h8 113c36 0 64 7 84 19 20 13 31 36 31 65zM315 392c0-55-36-81-114-81h-126v-8h8v183h-8v-9h131c40 0 66-7 84-22 17-14 25-34 25-63zM331 392c0 32-11 59-31 77-20 17-52 25-94 25h-131-8v-8-183-9h8 126c84 0 130 34 130 98zM533 359c0 44 8 75 25 98 17 24 39 34 72 34 26 0 46-5 61-15 16-11 25-24 30-40l3-7 7 2 55 16 9 2-3 9c-24 65-80 98-162 98-57 0-103-18-134-54-30-36-46-90-46-159 0-65 16-117 46-152 31-36 76-54 132-54 115 0 174 73 174 214v8 9h-8-269v-9zM525 351h269v8h-8v-8c0-135-51-198-158-198-53 0-92 16-119 49-29 32-42 78-42 141 0 66 13 114 42 148 27 33 67 48 121 48 78 0 125-28 147-87l7 3-2 9-55-17 2-8 8 3c-7 18-19 36-37 48-17 12-42 18-70 18-36 0-66-14-85-40s-28-63-28-109v-8zM721 311c-3-40-12-67-28-85-15-17-36-25-66-25-29 0-50 9-67 28-16 20-25 46-27 81h-8v-8h204v8zM729 318h-204-8v-8c2-38 12-70 31-92s46-34 79-34 60 11 78 31 29 52 32 94l1 9zM1120 482c-12 26-29 46-49 57-21 11-46 17-76 17-49 0-88-18-112-53-23-34-35-88-35-155 0-138 50-211 147-211 30 0 56 5 76 17 20 11 37 30 49 54l-7 4v-8h1v8h-8l-1-43v-161-8h8 63 8v8 452c0 41 1 67 2 80l1 9h-9-60-7l-1-7c-1-4-2-14-2-28-1-14-2-26-2-36h8v9h-1v-9zM1113 470h1 9v8c0 10 0 22 1 35 1 14 1 23 2 26l-8 2v-9h60v9l-8 1c-1-14-2-41-2-82v-452h8v8h-63v-8h8v161h-8 8l1 43v8h-8-1-5l-2-4c-11-23-25-38-43-48s-40-15-68-15c-88 0-131 62-131 195 0 65 11 114 33 146 21 31 52 45 98 45 28 0 50-4 68-15 18-10 32-26 43-49l2-5zM930 345c0 54 7 90 20 112 13 23 32 32 61 32 34 0 56-10 71-35 15-24 23-61 23-113 0-50-8-85-23-108-15-22-36-32-70-32-30 0-49 10-62 32s-20 59-20 112zM914 345c0-54 8-96 22-121 16-26 43-40 76-40 37 0 66 14 84 40 17 25 25 65 25 117 0 54-8 96-25 123-18 28-47 42-85 42-33 0-60-13-75-39s-22-67-22-122zM1871 397c0 47-18 87-51 113s-80 39-138 39h-200-8v-8-506-8h8 179c118 0 181 44 181 130 0 32-9 59-26 81-17 21-43 36-74 43l-2-8 1-8c41 5 73 20 96 43 22 23 34 54 34 89zM1855 397c0-32-10-57-30-77-20-21-48-34-86-38l-46-6 46-11c28-6 49-19 64-38 16-19 23-41 23-70 0-77-52-114-165-114h-179v-8h8v506h-8v-9h200c55 0 97-12 128-35 30-24 45-57 45-100zM1759 165c0-25-7-40-24-51s-41-16-74-16h-112v-8h8v159h-8v-8h112c34 0 58-6 75-19 15-12 23-30 23-57zM1775 165c0 31-10 55-30 70-19 15-48 23-84 23h-112-9v-9-159-9h9 112c35 0 64 7 83 19 20 13 31 36 31 65zM1787 392c0-55-35-81-114-81h-124v-8h8v183h-8v-9h129c40 0 67-7 84-22 17-14 25-34 25-63zM1803 392c0 32-10 59-31 77-20 17-52 25-94 25h-129-9v-8-183-9h9 124c84 0 130 34 130 98zM1942 541v-299c0-27-1-57-2-90l-1-8h9 59 8l1 8c1 44 2 70 2 79h-8v-8h1v8l-7-2c10-34 22-59 37-72 14-13 35-20 60-20 9 0 19 1 28 3l6 2v6 59 11l-10-3c-8-2-18-3-32-3-24 0-40 10-52 31-13 22-20 52-20 94v204 8h-8-63-8zM1950 532h63v9h-8v-204c0-43 7-79 22-103 14-25 38-38 66-38 15 0 27 1 36 3l-2 8h-8v-59h8l-2 8c-8-2-16-3-24-3-22 0-38 5-50 16-11 11-22 32-32 65l-2 5h-6-1-8v-8c0-9-1-35-3-79h8v8h-59v-8h8c1 33 2 63 2 90v299h-8zM2283 556c-39 0-71-11-91-33-21-22-31-53-31-92 0-41 14-76 42-99 27-22 71-34 129-36l85-1v8h-8v-21c0-30-6-50-17-62-12-12-29-18-56-18s-45 4-57 13c-11 9-17 22-20 42v8l-8-1-66-6-9-1 2-9c11-73 67-111 159-111 49 0 88 12 113 35 26 24 39 59 39 103v167c0 18 2 32 6 40s9 10 21 10c6 0 12 0 19-2l10-2v10 40 7l-7 2c-16 3-33 6-50 6-25 0-45-8-57-22s-19-36-20-64l8-1v9h-2v-9l7 4c-16 31-37 54-59 67s-50 19-82 19zM2283 539c30 0 54-5 74-17s37-31 53-60l2-5h5 2 8v9c2 26 7 43 16 54 10 11 23 16 45 16 16 0 31-2 47-6l2 8h-9v-40h9l1 9c-8 1-15 2-22 2-16 0-29-7-35-19-6-11-8-27-8-48v-167c0-41-11-69-34-90-22-22-55-32-102-32-88 0-133 32-143 98l-8-2 1-8 65 6-1 9-8-1c3-23 12-42 27-53 14-11 37-16 66-16s53 7 67 22c15 16 22 41 22 74v21 8h-8l-85 2v-8 8c-56 1-95 12-119 32-24 21-36 48-36 86 0 36 9 61 27 80 17 19 43 28 79 28zM2298 491c22 0 40-5 57-15s30-24 40-42c9-18 14-35 14-54v-32h8v9l-69 1c-29 0-50 3-64 9-14 5-24 12-32 23-7 11-10 24-10 42 0 20 4 34 14 44s23 15 42 15zM2298 508c-22 0-41-7-54-20-12-13-19-33-19-56 0-20 5-38 14-51s23-24 39-30 40-9 70-10v9-9l69-1h8v8 32c0 21-5 42-16 62-11 21-27 37-46 48-19 12-41 18-65 18zM2641 344c0 51 7 86 22 110s35 34 65 34c21 0 37-5 51-16 14-13 22-29 25-53l1-8 8 1 63 4h9l-1 9c-5 40-22 73-50 96-27 23-63 35-104 35-55 0-98-18-127-54s-44-90-44-157c0-66 15-119 44-154 29-36 72-54 126-54 40 0 75 11 102 32 26 22 44 52 51 90l1 9-9 1-65 5h-7l-1-7c-3-20-10-35-22-47-12-11-28-16-51-16-32 0-53 9-66 30-14 21-21 57-21 110zM2625 344c0-55 8-95 23-119 17-25 44-38 80-38 25 0 47 7 62 21 14 14 23 33 27 56l-8 2-1-9 65-5 1 9-8 1c-7-35-21-60-46-80-24-19-53-29-91-29-50 0-87 16-114 49-27 32-40 79-40 143 0 65 13 112 40 146 27 33 64 48 115 48 39 0 69-10 94-31s39-49 44-85l8 1-1 8-63-4v-8l8 1c-4 27-14 50-31 64-16 13-37 20-61 20-34 0-61-14-78-41s-25-68-25-120zM3173 545l-128-177 7-5 5 6-46 39-5-6h8v139 8h-8-63-8v-8-533-8h8 63 8v8 332h-8l-6-6 166-188 2-2h4 74 18l-13 14-153 166-6-5 7-5 161 222 10 13h-17-73-4zM3180 532h73v9l-6 5-161-222-5-6 5-5 154-167 6 6v8h-74v-8l6 6-166 188-15 16v-22-332h9v8h-63v-8h8v533h-8v-9h63v9h-9v-139-4l3-3 47-39 6-5 5 7 128 178-6 5zM3357 359c0 44 8 75 25 98 17 24 40 34 73 34 26 0 45-5 61-15 15-11 24-24 30-40l2-7 8 2 55 16 8 2-3 9c-23 65-79 98-161 98-58 0-104-18-134-54-31-36-46-90-46-159 0-65 15-117 46-152 30-36 75-54 131-54 115 0 175 73 175 214v8 9h-8-270v-9zM3349 351h270v8h-8v-8c0-135-52-198-159-198-53 0-91 16-119 49-28 32-42 78-42 141 0 66 14 114 42 148 28 33 67 48 122 48 77 0 124-28 146-87l8 3-3 9-55-17 2-8 8 3c-6 18-19 36-36 48-18 12-42 18-70 18-37 0-66-14-86-40-18-26-28-63-28-109v-8zM3546 311c-4-40-13-67-29-85-15-17-36-25-66-25-29 0-50 9-66 28-17 20-26 46-27 81h-8v-8h204v8zM3554 318h-204-9v-8c2-38 13-70 31-92 19-22 47-34 79-34 33 0 60 11 78 31s29 52 33 94l1 9zM3846 546c-21 6-43 9-65 9-54 0-84-35-84-98v-258h8v8h-44-8v-8-47-8h8 46v8l-7-2 18-87 1-6h7 42 8v8 87h-8v-8h70 8v8 47 8h-8-70v-8h8v244c0 19 2 30 7 35 5 6 12 9 25 9 8 0 19-2 35-5l9-2v10 48 6zM3836 538v-48h8l2 8c-16 4-29 5-38 5-16 0-30-5-37-14-8-9-11-25-11-46v-244-9h8 70v9h-8v-47h8v8h-70-8v-8-87h8v9h-42v-9l8 2-19 87-1 6h-7-46v-8h9v47h-9v-9h44 8v9 258c0 57 21 81 68 81 21 0 41-3 61-8l2 8z">
          <text:p/>
        </draw:path>
        <draw:path draw:style-name="gr24" draw:text-style-name="P4" draw:layer="layout" svg:width="0.434cm" svg:height="0.355cm" svg:x="36.899cm" svg:y="27.413cm" svg:viewBox="0 0 435 356" svg:d="M0 356v-356h47v356zM381 356l-90-147h-109v147h-47v-356h164c39 0 69 9 90 26 22 18 32 43 32 76 0 27-7 49-22 67s-36 29-63 34l99 153zM374 103c0-22-7-38-21-49-13-10-33-16-59-16h-112v132h114c25 0 44-5 58-17 13-12 20-29 20-50z">
          <text:p/>
        </draw:path>
        <draw:path draw:style-name="gr24" draw:text-style-name="P4" draw:layer="layout" svg:width="0.457cm" svg:height="0.373cm" svg:x="36.891cm" svg:y="27.404cm" svg:viewBox="0 0 458 374" svg:d="M0 365v-356-9h8 47 8v9 356 9h-8-47-8zM8 357h47v8h-8v-356h8v8h-47v-8h8v356h-8zM382 370l-91-149 7-4v8h-108v-8h8v148 9h-8-47-9v-9-356-9h9 163c40 0 74 10 97 29 22 19 34 48 34 81 0 28-8 53-24 72-16 20-39 32-68 37l-2-8 7-5 100 155 8 13h-15-54-5zM389 357h54v8l-7 5-99-154-7-11 12-2c26-5 44-15 59-31 14-17 20-37 20-62 0-30-9-51-29-68s-48-25-86-25h-163v-8h8v356h-8v-8h47v8h-8v-148-9h8 108 4l3 4 91 149-7 4zM374 111c0-19-5-31-17-41-14-10-31-14-56-14h-111v-9h8v131h-8v-8h113c24 0 40-5 53-16 13-10 18-24 18-43zM390 111c0 23-8 43-23 56-16 13-38 20-64 20h-113-8v-9-131-8h8 111c27 0 49 6 65 18s24 31 24 54z">
          <text:p/>
        </draw:path>
        <draw:path draw:style-name="gr24" draw:text-style-name="P4" draw:layer="layout" svg:width="2.657cm" svg:height="0.365cm" svg:x="27.412cm" svg:y="27.268cm" svg:viewBox="0 0 2658 366" svg:d="M268 112c0 34-10 60-32 80-21 20-50 30-87 30h-102v139h-47v-356h146c39 0 69 9 90 28 22 18 32 45 32 79zM221 112c0-46-27-69-81-69h-93v141h95c53 0 79-24 79-72zM606 112c0 34-11 60-32 80-22 20-51 30-89 30h-102v139h-47v-356h146c40 0 70 9 92 28 21 18 32 45 32 79zM558 112c0-46-26-69-81-69h-94v141h96c53 0 79-24 79-72zM655 243v-40h123v40zM1136 361v-238c0-26 1-51 3-76-8 31-16 54-22 71l-90 243h-33l-91-243-13-43-8-28v28l1 48v238h-42v-356h62l92 246c4 10 7 21 10 32 3 13 5 21 6 26 1-7 4-17 8-32 4-13 7-22 9-26l90-246h61v356zM1530 112c0 34-11 60-32 80-22 20-51 30-88 30h-102v139h-47v-356h146c39 0 69 9 91 28 21 18 32 45 32 79zM1482 112c0-46-26-69-80-69h-94v141h96c52 0 78-24 78-72zM1817 182c0 60-10 105-31 137-20 32-50 47-90 47s-70-15-90-46c-20-32-30-78-30-138 0-61 10-106 29-137 20-30 50-45 92-45 41 0 71 15 91 46 19 30 29 76 29 136zM1772 182c0-51-6-88-17-111-12-23-31-35-58-35s-47 12-58 34c-12 23-18 60-18 112 0 51 6 88 18 112s31 35 57 35 45-12 58-36c12-24 18-61 18-111zM1862 361v-32c8-19 18-37 31-53 12-15 24-29 38-41 13-12 26-23 39-34 13-10 25-20 36-31 10-10 19-21 25-33 6-11 10-24 10-39 0-19-6-34-17-45s-27-16-47-16c-18 0-34 5-46 16-13 10-20 25-22 44l-45-4c3-29 15-52 35-68 20-17 47-25 78-25 35 0 62 8 81 25s28 41 28 72c0 14-3 27-9 41s-15 27-27 41c-13 14-36 35-70 63-19 16-34 30-45 43-11 14-19 26-24 38h181v38zM2373 175c0 62-10 108-32 142-22 33-53 49-93 49-27 0-49-6-65-17-16-12-28-31-35-57l42-8c9 31 28 46 59 46 25 0 45-12 59-37s21-59 22-104c-7 15-18 27-34 36s-33 14-52 14c-32 0-57-11-75-33-19-22-28-51-28-87 0-37 10-66 30-88 20-21 49-31 85-31 39 0 68 14 88 43 20 30 29 74 29 132zM2325 131c0-28-6-51-19-69-13-17-30-26-51-26-22 0-38 8-51 23-12 15-18 35-18 60 0 26 6 46 18 61 13 15 29 23 50 23 13 0 25-3 36-9s19-14 26-25c6-11 9-24 9-38zM2658 182c0 60-10 105-31 137-20 32-50 47-90 47s-70-15-90-46c-20-32-30-78-30-138 0-61 10-106 29-137 20-30 50-45 92-45 41 0 71 15 91 46 19 30 29 76 29 136zM2613 182c0-51-6-88-17-111-12-23-31-35-58-35s-46 12-58 34c-12 23-18 60-18 112 0 51 6 88 18 112s31 35 57 35 46-12 58-36 18-61 18-111z">
          <text:p/>
        </draw:path>
        <draw:path draw:style-name="gr24" draw:text-style-name="P4" draw:layer="layout" svg:width="2.673cm" svg:height="0.393cm" svg:x="27.404cm" svg:y="27.249cm" svg:viewBox="0 0 2674 394" svg:d="M285 131c0 35-12 65-35 86s-55 32-93 32h-102v-8h8v138 10h-8-47-8v-10-355-9h8 146c40 0 73 11 96 30 23 20 35 50 35 86zM268 131c0-33-9-56-29-73s-47-26-85-26h-146v-8h8v355h-8v-8h47v8h-8v-138-9h8 102c35 0 62-9 82-27 20-19 29-42 29-74zM221 131c0-42-22-60-73-60h-93v-9h8v141h-8v-9h95c50 0 71-19 71-63zM237 131c0 52-31 80-87 80h-95-8v-8-141-8h8 93c57 0 89 27 89 77zM621 131c0 35-12 65-35 86s-55 32-93 32h-102v-8h8v138 10h-8-47-8v-10-355-9h8 146c40 0 73 11 96 30 23 20 35 50 35 86zM605 131c0-33-10-56-30-73s-47-26-85-26h-146v-8h8v355h-8v-8h47v8h-8v-138-9h8 102c36 0 62-9 82-27 20-19 30-42 30-74zM557 131c0-42-21-60-72-60h-94v-9h8v141h-8v-9h96c49 0 70-19 70-63zM574 131c0 52-32 80-87 80h-96-8v-8-141-8h8 94c56 0 89 27 89 77zM653 262v-40-9h9 124 8v9 40 8h-8-124-9zM662 254h124v8h-8v-40h8v8h-124v-8h9v40h-9zM1136 379v-237c0-26 1-52 2-76h9l7 3c-8 30-15 54-21 71l-8-3 8 3-90 242-2 7h-6-33-5l-2-7-91-242-14-43-8-28 8-3h8v28l1 48v237 10h-8-42-8v-10-355-9h8 62 6l2 6 92 246c4 11 7 22 10 33s5 20 6 25l-8 2-8-2c1-7 4-17 8-31 5-14 8-23 9-27l8 3-8-3 91-246 2-6h5 61 8v9 355 10h-8-43-8zM1144 371h43v8h-8v-355h8v8h-61v-8l8 3-91 246c-1 4-4 12-8 26-4 13-7 23-8 29l-8 40-8-40c-1-4-3-12-6-24-3-11-6-21-9-31l7-3-7 3-92-246 7-3v8h-62v-8h9v355h-9v-8h42v8h-8v-237h8-8l-1-48h8l-8 1-1-28-1-63 17 60 8 28-7 2 7-3 14 43-8 3 8-3 91 242-8 3v-8h33v8l-7-3 89-242c7-17 14-40 22-70l17-64h3l-4 67c-2 24-3 49-3 75v237h-8zM1546 131c0 35-12 65-35 86s-55 32-93 32h-102v-8h8v138 10h-8-47-8v-10-355-9h8 146c40 0 73 11 96 30 23 20 35 50 35 86zM1530 131c0-33-10-56-30-73s-47-26-85-26h-146v-8h8v355h-8v-8h47v8h-8v-138-9h8 102c36 0 62-9 82-27 20-19 30-42 30-74zM1482 131c0-42-21-60-72-60h-94v-9h8v141h-8v-9h96c49 0 70-19 70-63zM1499 131c0 52-32 80-87 80h-96-8v-8-141-8h8 94c56 0 89 27 89 77zM1833 201c0 61-11 108-32 141s-55 52-97 52-76-19-97-52c-21-32-31-80-31-141 0-62 10-110 30-141 21-33 55-50 99-50 43 0 77 17 98 50 20 32 30 80 30 141zM1817 201c0-59-9-102-28-132-18-29-45-42-84-42-40 0-67 13-85 42-19 29-28 72-28 132 0 59 10 102 29 132 19 29 45 43 83 43s64-14 84-43c19-30 29-73 29-132zM1772 201c0-50-6-85-17-107-10-21-25-30-50-30s-41 9-51 29c-12 22-17 57-17 108 0 50 6 85 17 107s26 31 50 31 39-10 50-31c12-23 18-58 18-107zM1788 201c0 51-6 89-19 114-13 26-36 41-65 41-28 0-51-14-64-40-13-24-19-63-19-115s6-92 18-116c13-24 37-38 66-38s52 14 65 39c12 24 18 64 18 115zM1862 379v-32-1l1-2c8-20 19-39 31-54 13-15 26-30 39-42 14-12 27-24 40-34s25-21 35-31 18-20 24-31c6-10 9-21 9-35 0-18-5-30-15-39-10-10-22-14-41-14-17 0-30 4-41 14-11 9-17 21-19 39l-1 8-8-1-45-4-8-1 1-8c3-30 17-56 38-74 22-18 50-27 83-27 37 0 66 10 86 28 21 18 31 45 31 78 0 15-3 30-10 44-6 15-16 29-28 44-13 13-37 35-71 64-19 15-33 29-44 42-11 12-18 23-23 34l-7-3v-9h181 8v9 38 10h-8-230-8zM1870 371h230v8h-8v-38h8v8h-181-13l5-11c6-13 14-26 26-40 11-12 27-27 46-43l5 6-5-6c34-29 57-49 69-63 11-13 20-25 26-38 5-13 8-25 8-38 0-30-8-50-25-66-18-16-42-23-76-23-30 0-54 7-73 23s-29 36-32 63l-8-1 1-9 45 5-1 8-8-1c2-21 11-38 25-50 13-11 31-18 51-18 22 0 40 7 52 19 13 12 20 30 20 51 0 16-4 31-11 43s-16 24-27 35c-10 11-23 21-36 32-13 10-26 21-39 34-13 11-25 25-37 39-12 15-21 31-30 51l-7-4h8v32h-8zM2390 194c0 62-12 112-34 146-23 34-58 54-100 54-28 0-52-8-70-20-17-13-31-34-38-61l-3-9 9-2 43-7 7-1 2 7c8 27 23 38 51 38 23 0 39-9 52-32s20-55 21-99h8l7 3c-7 16-20 31-37 40-17 10-36 15-56 15-33 0-61-12-81-35-20-24-31-55-31-93s12-71 33-93c22-23 53-35 91-35 41 0 73 17 94 48 21 30 32 77 32 136zM2373 194c0-57-9-99-28-127-19-27-44-40-81-40-35 0-60 9-79 29s-28 46-28 82c0 35 8 61 26 82 17 20 39 30 69 30 17 0 33-4 48-13s24-19 30-33l16-37v41c-1 46-9 82-23 108-15 26-39 40-66 40-33 0-57-18-67-50l8-3 1 8-42 8-1-9 8-2c6 25 17 41 32 52s34 16 60 16c38 0 66-15 86-46 21-31 31-75 31-136zM2325 150c0-27-5-47-17-64-12-15-26-22-45-22-20 0-34 6-45 19-11 14-16 31-16 55 0 25 5 42 16 56 12 14 25 20 44 20 12 0 22-3 32-8 10-6 17-12 23-22s8-21 8-34zM2342 150c0 15-4 30-11 42s-17 22-29 29c-12 6-26 9-40 9-23 0-42-9-56-25s-21-40-21-67 7-49 21-66c14-16 34-25 57-25s44 10 58 29c13 19 21 45 21 74zM2674 201c0 61-10 108-32 141-21 33-55 52-97 52s-75-19-97-52c-20-32-31-80-31-141 0-62 10-110 30-141 21-33 56-50 99-50s77 17 98 50c20 32 30 80 30 141zM2658 201c0-59-9-102-28-132-18-29-45-42-84-42-40 0-67 13-85 42-19 29-28 72-28 132 0 59 10 102 29 132 19 29 45 43 83 43s65-14 84-43c19-30 29-73 29-132zM2613 201c0-50-5-85-17-107-10-21-25-30-50-30s-40 9-51 29c-11 22-17 57-17 108 0 50 6 85 17 107s26 31 50 31 39-10 51-31c11-23 17-58 17-107zM2629 201c0 51-6 89-19 114-13 26-36 41-65 41-28 0-51-14-64-40-13-24-19-63-19-115s6-92 19-116c12-24 36-38 65-38s52 14 65 39c12 24 18 64 18 115z">
          <text:p/>
        </draw:path>
        <draw:path draw:style-name="gr24" draw:text-style-name="P4" draw:layer="layout" svg:width="1.211cm" svg:height="0.379cm" svg:x="34.943cm" svg:y="28.275cm" svg:viewBox="0 0 1212 380" svg:d="M0 375v-32c9-21 19-38 31-53 12-16 25-29 38-41 13-13 27-24 40-34 13-11 24-21 35-32 10-10 19-21 25-32 7-12 10-25 10-39 0-20-6-35-17-46-11-10-26-16-46-16-19 0-35 5-47 16-12 10-19 25-21 44l-46-4c4-29 15-51 36-68 20-17 46-25 78-25 35 0 62 8 80 25 19 17 29 41 29 72 0 14-3 28-10 41-6 14-15 28-27 41-12 14-35 35-70 64-19 15-34 30-45 42-11 13-19 25-24 37h181v40zM655 237c0 48-11 83-31 108-21 23-50 35-90 35-38 0-68-13-88-37-20-25-30-60-30-106 0-94 40-142 120-142 41 0 71 12 90 35s29 59 29 107zM608 237c0-38-5-65-16-82s-30-26-55-26c-26 0-45 9-57 26-11 18-17 45-17 82 0 36 6 63 17 81 12 18 30 28 54 28 27 0 46-9 57-27s17-45 17-82zM766 134v241h-46v-241h-37v-33h37v-31c0-25 6-43 16-54 11-11 28-16 50-16 13 0 23 1 32 3v34c-8-1-14-2-20-2-11 0-20 3-25 9s-7 17-7 32v25h52v33zM982 375v-32c9-21 19-38 31-53 12-16 25-29 38-41 13-13 27-24 40-34 13-11 24-21 35-32 10-10 19-21 25-32 7-12 10-25 10-39 0-20-6-35-17-46-11-10-26-16-46-16-19 0-35 5-47 16-12 10-19 25-21 44l-46-4c4-29 15-51 36-68 20-17 46-25 78-25 35 0 61 8 80 25s29 41 29 72c0 14-4 28-10 41-6 14-15 28-27 41-12 14-36 35-70 64-19 15-34 30-45 42-11 13-19 25-24 37h181v40z">
          <text:p/>
        </draw:path>
        <draw:path draw:style-name="gr24" draw:text-style-name="P4" draw:layer="layout" svg:width="1.227cm" svg:height="0.396cm" svg:x="34.935cm" svg:y="28.266cm" svg:viewBox="0 0 1228 397" svg:d="M0 384v-33-2l1-2c8-20 19-38 32-54 13-15 26-29 40-42 13-12 26-23 40-34 13-10 24-20 34-31 10-10 18-20 24-31 6-10 9-21 9-34 0-18-4-30-14-40-10-9-23-14-41-14s-31 5-42 14c-11 10-16 22-18 39l-1 8h-8l-46-5-9-1 1-8c4-30 17-56 39-73 22-18 51-27 84-27 36 0 66 9 86 27s31 45 31 78c0 15-4 30-10 45-7 14-16 29-29 43s-36 35-71 64c-18 16-33 30-44 42-10 12-18 23-22 34l-8-3v-8h181 8v8 40 8h-8-231-8zM8 375h231v9h-8v-40h8v8h-181-12l5-11c5-13 14-26 25-39s27-28 46-44l5 7-5-7c34-28 57-49 69-62 12-14 20-26 26-39s8-25 8-38c0-29-8-50-25-66-18-15-42-23-75-23-31 0-54 8-73 24-20 15-30 35-34 62l-8-1 1-8 46 4v8l-8-1c2-20 10-38 24-50 13-11 32-17 52-17 21 0 39 6 52 18 12 12 19 31 19 52 0 15-4 30-11 43-6 12-15 23-26 34s-23 22-36 32c-13 11-26 22-39 34-14 12-26 25-38 40-12 14-22 31-30 50l-8-3h8v33h-8zM672 246c0 49-11 87-33 112-22 26-55 39-96 39-40 0-73-14-94-40s-32-64-32-111c0-97 45-150 128-150 42 0 75 13 96 38 20 24 31 63 31 112zM656 246c0-47-9-80-27-102-18-21-45-31-84-31-76 0-111 42-111 133 0 45 9 77 28 100 18 23 44 34 81 34 38 0 65-11 84-33s29-55 29-101zM609 246c0-37-5-62-15-78-10-15-24-22-48-22s-40 7-50 23c-11 16-16 41-16 77 0 35 5 60 16 77 10 16 24 23 47 23 25 0 40-7 50-23 11-16 16-41 16-77zM625 246c0 38-6 68-18 87-13 19-36 30-64 30-26 0-48-11-61-31-12-20-18-49-18-86 0-38 6-68 19-86 13-20 35-30 63-30 27 0 49 10 62 29 11 19 17 48 17 87zM782 143v241 8h-8-45-8v-8-241h8v8h-37-8v-8-33-9h8 37v9h-8v-31c0-26 6-47 19-60 12-12 31-19 54-19 13 0 24 1 33 4l7 1v7 34 10l-10-1c-7-2-13-2-18-2-10 0-15 1-19 6-3 4-5 12-5 26v25h-8v-9h52 8v9 33 8h-8-52v-8zM774 134h52v9h-9v-33h9v8h-52-8v-8-25c0-16 3-30 9-37 7-8 18-12 31-12 6 0 13 1 21 2l-1 8h-9v-34h9l-2 8c-8-2-18-3-30-3-20 0-34 4-43 14-9 9-14 24-14 48v31 8h-8-37v-8h8v33h-8v-9h37 8v9 241h-8v-9h45v9h-8v-241-9zM982 384v-33-2l1-2c8-20 19-38 32-54 12-15 25-29 39-42 13-12 26-23 40-34 12-10 24-20 34-31 10-10 18-20 24-31 6-10 9-21 9-34 0-18-5-30-14-40-10-9-23-14-41-14s-31 5-42 14c-11 10-16 22-18 39l-1 8h-8l-45-5-9-1 1-8c4-30 17-56 38-73 22-18 51-27 84-27 36 0 66 9 86 27s31 45 31 78c0 15-4 30-10 45-7 14-17 29-29 43-13 14-36 35-71 64-18 16-33 30-44 42s-18 23-22 34l-8-3v-8h181 8v8 40 8h-8-230-8zM990 375h230v9h-8v-40h8v8h-181-12l5-11c5-13 14-26 25-39s27-28 46-44l5 7-5-7c34-28 57-49 69-62 12-14 20-26 26-39s8-25 8-38c0-29-8-50-25-66-18-15-42-23-75-23-31 0-54 8-73 24-19 15-30 35-33 62l-8-1 1-8 45 4v8l-8-1c2-20 10-38 24-50 13-11 32-17 52-17 21 0 39 6 52 18 12 12 19 31 19 52 0 15-4 30-11 43-6 12-16 23-26 34-11 11-23 22-36 32-13 11-26 22-40 34-13 12-25 25-37 40-12 14-21 31-29 50l-8-3h8v33h-8z">
          <text:p/>
        </draw:path>
        <draw:path draw:style-name="gr26" draw:text-style-name="P2" draw:layer="layout" svg:width="36.782cm" svg:height="28.029cm" svg:x="0.954cm" svg:y="0.808cm" svg:viewBox="0 0 36783 28030" svg:d="M0 28030h36779M0 0h36779M0 28030v-28030M36779 28030v-28030M31973 28023l-5-897M22871 27116l13908 8M26120 28025v-909M35607 27100v-1136M22857 25948l13911 18M24178 27089l4-1130M22862 24279h13921">
          <text:p/>
        </draw:path>
        <draw:path draw:style-name="gr26" draw:text-style-name="P2" draw:layer="layout" svg:width="8.945cm" svg:height="0.638cm" svg:x="0.957cm" svg:y="0.824cm" svg:viewBox="0 0 8946 639" svg:d="M0 639h8946M8946 639v-639">
          <text:p/>
        </draw:path>
        <draw:path draw:style-name="gr24" draw:text-style-name="P4" draw:layer="layout" svg:width="8.254cm" svg:height="0.342cm" svg:x="1.114cm" svg:y="1.016cm" svg:viewBox="0 0 8255 343" svg:d="M199 30v37c-11-11-23-19-36-25-12-5-26-8-40-8-28 0-50 9-65 27s-22 44-22 78 7 61 22 79 37 27 65 27c14 0 28-2 40-8 13-5 25-13 36-24v36c-11 9-24 15-37 19s-26 6-41 6c-37 0-67-12-88-36-22-24-33-56-33-99 0-41 11-74 33-98 21-23 51-35 88-35 15 0 29 2 42 6s25 10 36 18zM321 97c-16 0-29 7-39 20-9 13-14 31-14 55s5 42 14 55c10 14 23 20 39 20s29-6 39-20c9-13 14-31 14-55 0-23-5-41-14-55-10-13-23-20-39-20zM321 70c27 0 47 9 62 27 16 18 23 43 23 75s-7 57-23 75c-15 18-35 27-62 27-26 0-47-9-62-27s-23-43-23-75 8-57 23-75 36-27 62-27zM486 240v103h-31v-268h31v29c6-11 14-20 24-26 10-5 21-8 35-8 22 0 41 9 55 28s21 43 21 74-7 55-21 74-33 28-55 28c-14 0-25-3-35-8-10-6-18-14-24-26zM589 172c0-24-4-42-14-55-9-14-21-20-37-20-17 0-29 6-38 20-10 13-14 31-14 55s4 42 14 56c9 13 21 20 38 20 16 0 28-7 37-20 10-14 14-32 14-56zM748 287c-9 23-17 38-25 45s-19 11-33 11h-24v-27h18c8 0 15-2 19-6 5-4 10-14 16-30l5-14-75-191h33l57 152 58-152h32zM979 104c-4-2-8-3-12-4s-8-2-13-2c-17 0-30 6-40 18-9 12-13 28-13 50v103h-31v-194h31v30c6-12 14-21 25-26 10-6 22-9 37-9 2 0 4 0 7 1 2 0 5 0 8 1zM1010 75h30v194h-30zM1010 0h30v40h-30zM1226 169c0-23-5-41-14-53-9-13-22-19-38-19s-29 6-38 19c-9 12-14 30-14 53 0 24 5 42 14 55 9 12 22 19 38 19s29-7 38-19c9-13 14-31 14-55zM1256 245c0 33-7 57-21 74-14 16-35 24-64 24-11 0-21-1-30-3-10-1-19-4-28-7v-32c9 6 18 9 27 12 8 2 17 3 26 3 20 0 35-5 45-16s15-27 15-49v-16c-6 12-14 20-24 26-10 5-22 8-35 8-23 0-41-9-55-27s-21-42-21-73c0-30 7-54 21-72s32-27 55-27c13 0 25 3 35 9 10 5 18 14 24 25v-29h30zM1473 151v118h-31v-117c0-18-3-32-10-41s-17-13-31-13c-16 0-29 5-39 16-9 11-14 26-14 45v110h-30v-269h30v105c7-12 16-21 26-26 10-6 21-9 34-9 21 0 37 7 48 21 11 13 17 34 17 60zM1563 20v55h63v24h-63v106c0 16 2 26 6 31 4 4 13 7 26 7h31v26h-31c-24 0-40-4-49-14-9-9-13-25-13-50v-106h-23v-24h23v-55zM1806 240h116v29h-156v-29c12-14 30-32 52-55 21-25 35-39 41-46 11-13 18-23 22-32s7-17 7-25c0-14-5-25-14-34s-21-13-36-13c-11 0-22 2-33 6-12 3-24 9-38 17v-35c14-6 26-10 38-13s22-4 32-4c26 0 46 6 61 20 15 13 23 31 23 53 0 11-2 21-6 30-3 10-10 21-20 34-3 3-12 13-27 29-14 17-35 39-62 68zM2064 33c-17 0-30 9-39 27-9 17-13 44-13 79 0 36 4 63 13 81s22 26 39 26 30-8 39-26c8-18 13-45 13-81 0-35-5-62-13-79-9-18-22-27-39-27zM2064 6c27 0 49 11 63 34 15 23 22 56 22 99 0 45-7 78-22 101-14 23-36 34-63 34-28 0-49-11-63-34-15-23-22-56-22-101 0-43 7-76 22-99 14-23 35-34 63-34zM2213 240h55v-198l-59 13v-32l59-13h33v230h54v29h-142zM2424 264v-32c8 4 17 7 25 9 9 3 17 4 26 4 21 0 38-8 50-24 12-15 18-38 20-71-6 10-14 18-24 23s-21 9-33 9c-25 0-44-9-58-25-15-15-22-37-22-64 0-26 8-47 22-63 15-16 35-24 60-24 29 0 50 11 66 34 15 23 22 56 22 99 0 41-9 75-27 99-19 24-44 36-75 36-8 0-17-1-25-3-9-1-18-4-27-7zM2490 153c15 0 27-5 36-16 9-10 13-25 13-44 0-18-4-33-13-44-9-10-21-16-36-16s-27 6-35 16c-9 11-13 26-13 44 0 19 4 34 13 44 8 11 20 16 35 16zM2642 225h34v30l-27 55h-21l14-55zM2932 45l-45 128h91zM2914 10h38l94 259h-35l-23-66h-111l-22 66h-35zM3081 0h30v269h-30zM3333 163v16h-140c2 23 8 40 19 51 12 12 27 17 48 17 11 0 22-1 33-4s22-8 33-14v30c-11 5-22 9-33 11-12 3-23 4-35 4-30 0-53-9-70-27-18-18-26-42-26-74 0-31 8-57 24-75 17-19 39-28 66-28 25 0 45 8 59 25 15 17 22 40 22 68zM3303 154c0-17-5-31-14-41-9-11-21-16-36-16-17 0-31 5-41 15s-16 24-18 42zM3412 240v103h-30v-268h30v29c7-11 15-20 25-26 9-5 21-8 34-8 23 0 41 9 55 28s21 43 21 74-7 55-21 74-32 28-55 28c-13 0-25-3-34-8-10-6-18-14-25-26zM3516 172c0-24-5-42-14-55-9-14-22-20-38-20s-29 6-38 20c-9 13-14 31-14 55s5 42 14 56c9 13 22 20 38 20s29-7 38-20c9-14 14-32 14-56zM3751 151v118h-30v-117c0-18-3-32-10-41s-17-13-31-13c-16 0-29 5-39 16-9 11-14 26-14 45v110h-31v-269h31v105c7-12 16-21 26-26 9-6 21-9 34-9 21 0 37 7 48 21 11 13 16 34 16 60zM4021 34c-25 0-44 9-58 28s-21 45-21 77c0 33 7 60 21 78 14 19 33 29 58 29 24 0 43-10 57-29 15-18 22-45 22-78 0-32-7-58-22-77-14-19-33-28-57-28zM4021 6c34 0 62 12 83 36 20 24 31 57 31 97 0 41-11 75-31 99-21 24-49 36-83 36-35 0-63-12-84-36-20-24-31-58-31-99 0-40 11-73 31-97 21-24 49-36 84-36zM4318 172c0-24-4-42-14-55-9-14-21-20-38-20-16 0-28 6-38 20-9 13-13 31-13 55s4 42 13 56c10 13 22 20 38 20 17 0 29-7 38-20 10-14 14-32 14-56zM4215 104c6-11 14-20 24-26 10-5 21-8 35-8 22 0 41 9 55 28s21 43 21 74-7 55-21 74-33 28-55 28c-14 0-25-3-35-8-10-6-18-14-24-26v29h-31v-269h31zM4400 75h30v198c0 24-4 42-13 53s-23 17-43 17h-12v-27h8c12 0 20-3 24-9 4-5 6-17 6-34zM4400 0h30v40h-30zM4652 163v16h-140c2 23 8 40 19 51 12 12 27 17 48 17 11 0 22-1 33-4s22-8 33-14v30c-11 5-22 9-33 11-12 3-23 4-35 4-30 0-53-9-70-27-18-18-26-42-26-74 0-31 8-57 24-75 17-19 39-28 66-28 25 0 45 8 59 25 15 17 22 40 22 68zM4622 154c0-17-5-31-14-41-9-11-21-16-36-16-17 0-31 5-41 15s-16 24-18 42zM4835 82v30c-9-5-17-9-26-11-9-3-17-4-26-4-20 0-35 7-46 20s-16 31-16 55 5 43 16 56 26 19 46 19c9 0 17-1 26-4 9-2 17-6 26-11v30c-8 4-17 7-26 9s-19 3-29 3c-28 0-50-9-67-27-16-19-24-43-24-75s8-57 25-75c16-18 39-27 68-27 9 0 18 1 27 3s18 5 26 9zM4918 20v55h62v24h-62v106c0 16 2 26 6 31 4 4 12 7 25 7h31v26h-31c-23 0-40-4-48-14-9-9-14-25-14-50v-106h-22v-24h22v-55zM5138 81v30c-9-5-18-8-27-11-9-2-19-3-28-3-16 0-27 2-34 7-8 5-12 12-12 22 0 7 3 13 8 17 6 4 17 8 33 12l10 2c22 5 37 12 46 21 9 10 14 22 14 38 0 18-7 32-20 42-14 11-33 16-57 16-9 0-20-1-30-3-11-2-23-5-34-9v-33c11 6 22 11 33 14s21 5 32 5c14 0 26-3 33-8 8-5 12-12 12-22 0-9-3-15-9-20-5-4-17-9-36-13l-11-2c-19-6-32-12-41-21-8-8-12-20-12-35 0-18 6-32 18-42 13-10 30-15 53-15 11 0 22 1 32 3 9 1 19 4 27 8zM5204 225h35v30l-27 55h-21l13-55zM5413 10h33v259h-33zM5665 151v118h-31v-117c0-18-3-32-10-41s-17-13-31-13c-16 0-29 5-39 16-9 11-14 26-14 45v110h-30v-194h30v30c8-12 16-21 26-26 10-6 21-9 34-9 21 0 38 7 48 21 11 13 17 34 17 60zM5858 82v30c-8-5-17-9-26-11-8-3-17-4-26-4-20 0-35 7-46 20s-16 31-16 55 5 43 16 56 26 19 46 19c9 0 18-1 26-4 9-2 18-6 26-11v30c-8 4-17 7-26 9s-19 3-29 3c-28 0-50-9-66-27-17-19-25-43-25-75s8-57 25-75c16-18 39-27 68-27 9 0 18 1 27 3s18 5 26 9zM5915 225h35v44h-35zM6312 30v37c-11-11-23-19-36-25-13-5-26-8-41-8-28 0-49 9-64 27s-23 44-23 78 8 61 23 79 36 27 64 27c15 0 28-2 41-8 13-5 25-13 36-24v36c-12 9-24 15-37 19s-27 6-42 6c-37 0-66-12-88-36-21-24-32-56-32-99 0-41 11-74 32-98 22-23 51-35 88-35 15 0 29 2 42 6s25 10 37 18zM6548 30v37c-11-11-23-19-36-25-13-5-26-8-40-8-29 0-50 9-65 27s-23 44-23 78 8 61 23 79 36 27 65 27c14 0 27-2 40-8 13-5 25-13 36-24v36c-12 9-24 15-37 19s-27 6-41 6c-38 0-67-12-89-36-21-24-32-56-32-99 0-41 11-74 32-98 22-23 51-35 89-35 14 0 28 2 41 6s25 10 37 18zM6740 145v95h54c18 0 31-3 40-11 8-8 13-20 13-36 0-17-5-29-13-37-9-7-22-11-40-11zM6740 39v78h50c16 0 28-4 36-10s12-16 12-29-4-23-12-29c-8-7-20-10-36-10zM6707 10h85c26 0 45 6 59 17s21 27 21 47c0 16-4 28-11 38-7 9-17 15-31 17 16 4 29 12 38 23 9 12 14 26 14 45 0 23-8 41-23 53-15 13-36 19-63 19h-89zM6889 10h36l68 106 68-106h36l-87 135v124h-34v-124zM7080 157h89v30h-89zM7367 19v34c-13-6-25-11-36-14s-22-5-33-5c-18 0-32 4-42 11s-14 18-14 32c0 11 3 20 9 25 7 6 19 11 38 14l20 5c25 5 43 13 55 26 12 12 18 29 18 51 0 25-9 44-25 57s-39 19-70 19c-12 0-24-1-37-4s-27-7-41-12v-36c14 8 27 14 40 18s26 6 38 6c19 0 34-4 44-12 11-8 16-19 16-34 0-12-4-23-11-30-8-7-20-13-37-16l-20-4c-25-6-43-14-54-25s-17-26-17-46c0-23 8-41 23-54s37-19 63-19c12 0 24 1 36 3s24 5 37 10zM7516 45l-45 128h90zM7497 10h38l94 259h-35l-22-66h-111l-23 66h-35zM7867 41l-84 137h84zM7858 10h42v168h36v30h-36v61h-33v-61h-111v-34zM7991 225h34v44h-34zM8169 33c-17 0-30 9-38 27-9 17-13 44-13 79 0 36 4 63 13 81 8 18 21 26 38 26 18 0 31-8 39-26 9-18 13-45 13-81 0-35-4-62-13-79-8-18-21-27-39-27zM8169 6c28 0 49 11 64 34 14 23 22 56 22 99 0 45-8 78-22 101-15 23-36 34-64 34-27 0-48-11-63-34-14-23-22-56-22-101 0-43 8-76 22-99 15-23 36-34 63-34z">
          <text:p/>
        </draw:path>
        <draw:path draw:style-name="gr24" draw:text-style-name="P4" draw:layer="layout" svg:width="8.27cm" svg:height="0.359cm" svg:x="1.106cm" svg:y="1.007cm" svg:viewBox="0 0 8271 360" svg:d="M216 39v37 19l-14-13c-11-10-22-18-34-23s-24-7-37-7c-27 0-45 7-59 24s-20 40-20 72c0 33 6 56 20 73 14 16 32 24 59 24 13 0 25-2 37-8 12-5 23-12 34-22l14-13v19 37 5l-4 2c-12 9-26 16-39 20-14 4-29 7-44 7-39 0-72-14-94-39-23-26-35-62-35-105 0-42 12-78 35-103 22-26 55-39 94-39 15 0 30 2 44 7 14 4 27 11 39 19l4 3zM203 46c-11-8-22-13-35-17-12-4-25-6-39-6-36 0-62 11-83 33-20 23-30 52-30 92s10 70 30 93c21 23 47 34 83 34 14 0 27-2 39-6s24-10 35-18l4 7h-8v-37h8l6 6c-12 11-25 20-38 27-14 6-29 9-44 9-30 0-55-10-71-31-16-19-24-48-24-84 0-35 8-64 24-83 16-20 41-30 71-30 15 0 30 3 44 9 13 5 26 14 38 26l-6 6h-8v-37h8zM329 115c-14 0-24 4-32 16-9 12-13 28-13 50s4 37 13 49c8 12 18 17 32 17s24-5 32-17c9-12 13-28 13-49 0-22-4-38-13-50-8-12-18-16-32-16zM329 98c18 0 35 8 45 23 11 15 16 36 16 60s-5 44-16 59c-10 16-27 25-45 25s-34-9-45-25c-10-14-16-35-16-59 0-25 6-46 16-60 11-15 27-23 45-23zM329 71c28 0 52 10 69 29 16 20 24 48 24 81s-8 60-24 81c-17 19-41 30-69 30s-52-11-68-30c-16-21-25-48-25-81s9-61 25-81c16-19 40-29 68-29zM329 87c-25 0-42 8-56 25-14 16-21 38-21 69 0 30 7 52 21 70 14 16 31 24 56 24s43-8 56-24c14-18 21-40 21-70 0-31-7-53-21-69-13-17-31-25-56-25zM502 248v104 8h-8-31-8v-8-268-9h8 31 8v9 29h-8l-7-4c7-13 16-23 27-29s24-9 39-9c24 0 46 11 61 31s23 47 23 79c0 31-8 58-23 79-15 20-37 32-61 32-15 0-28-4-39-10s-20-16-27-29l7-5zM501 244c6 11 12 18 21 23s18 8 31 8c20 0 35-8 48-26 14-18 20-39 20-68 0-30-6-51-20-69-13-17-28-25-48-25-13 0-22 3-31 8s-15 12-21 23l-15 26v-31-29h8v8h-31v-8h8v268h-8v-9h31v9h-8v-104-30zM589 181c0-23-4-38-12-51-8-11-17-16-31-16-15 0-24 5-32 17s-12 27-12 50c0 22 4 38 12 50 8 11 17 16 32 16 14 0 23-5 31-16 8-12 12-28 12-50zM605 181c0 24-5 45-15 59-10 16-26 25-44 25s-35-9-45-25c-10-14-15-35-15-59 0-25 5-46 15-60 10-15 27-24 45-24s34 9 44 24c10 14 15 35 15 60zM763 299c-8 24-18 41-27 49s-23 12-38 12h-24-8v-8-27-8h8 18c7 0 11-1 14-4 4-4 8-12 13-27l8 3-8-3 6-14 7 3-7 3-75-191-5-12h12 33 5l2 6 58 151-8 3-7-3 58-151 2-6h5 32 12l-4 12-82 212-7-3zM749 293l81-212 7 3v8h-32v-8l8 3-58 151-8 21-7-21-58-151 8-3v8h-33v-8l8-3 75 191 1 3-1 3-6 14c-6 16-12 28-17 33-6 6-16 9-25 9h-18v-9h8v27h-8v-9h24c13 0 21-2 28-8s14-20 22-42zM983 121c-3-2-6-3-10-4-3-1-7-1-11-1-16 0-25 4-33 14-9 11-12 25-12 45v103 9h-8-31-8v-9-194-9h8 31 8v9 30h-8l-7-4c7-13 17-24 28-30s25-9 41-9c2 0 5 0 8 0 3 1 6 1 9 2l6 1v7l1 32v15zM978 114v-33h8l-1 8c-3 0-6-1-8-1-3 0-4-1-6-1-14 0-24 3-34 8-9 5-16 12-22 23l-15 27v-31-30h9v8h-31v-8h8v194h-8v-8h31v8h-9v-103c0-23 6-42 16-55 11-14 27-21 46-21 5 0 11 1 15 2 5 1 10 3 14 5l-4 7zM1018 75h30 9v9 194 9h-9-30-8v-9-194-9zM1026 84v194h-8v-8h30v8h-8v-194h8v8h-30v-8zM1018 0h30 9v9 40 8h-9-30-8v-8-40-9zM1026 9v40h-8v-9h30v9h-8v-40h8v8h-30v-8zM1226 178c0-22-4-37-12-48s-17-16-32-16-24 5-32 16-12 26-12 48 4 37 12 49c8 11 17 15 32 15s24-4 32-15c8-12 12-27 12-49zM1242 178c0 24-5 45-15 59-11 15-27 23-45 23s-34-8-45-23c-10-14-15-35-15-59s5-44 15-58c11-15 27-23 45-23s34 8 45 23c10 14 15 34 15 58zM1272 254c0 34-8 62-23 79-15 18-40 27-70 27-11 0-22-1-32-2-9-2-19-5-29-9l-5-2v-5-32-14l12 7c9 5 17 8 25 11 8 2 16 3 24 3 19 0 30-4 39-14 9-9 13-23 13-43v-17h8l7 4c-7 14-17 24-27 30-11 6-25 10-39 10-25 0-46-11-62-31-14-20-22-47-22-78s8-58 22-77c16-20 37-30 62-30 14 0 28 3 39 9 10 7 20 17 27 29l-7 4h-8v-29-9h8 30 8v9zM1256 254v-170h8v8h-30v-8h8v29 32l-15-28c-6-10-12-17-21-22s-19-8-31-8c-21 0-36 8-49 24-13 17-19 38-19 67s6 50 19 67 28 25 49 25c12 0 22-3 31-8s15-13 21-23l15-28v32 17c0 23-6 43-17 55-12 12-30 19-51 19-9 0-19-2-28-4-10-3-19-7-29-12l4-8h8v32h-8l3-8c9 3 17 5 26 7s19 2 29 2c27 0 46-7 58-21 13-15 19-36 19-68zM1489 160v118 9h-8-31-8v-9-117c0-17-3-28-8-36-6-7-13-10-25-10-15 0-24 4-33 14-8 9-12 21-12 39v110 9h-8-30-8v-9-269-9h8 30 8v9 105h-8l-7-5c8-12 18-22 29-29 11-6 24-9 38-9 23 0 42 8 55 23 12 15 18 38 18 66zM1473 160c0-25-5-43-15-55s-22-18-42-18c-12 0-21 3-30 8s-16 13-23 23l-15 24v-28-105h8v8h-30v-8h8v269h-8v-8h30v8h-8v-110c0-20 6-38 16-51 11-12 27-19 45-19 16 0 29 6 37 17s12 27 12 46v117h-8v-8h31v8h-8zM1579 29v55h-8v-9h63 8v9 24 9h-8-63v-9h8v105c0 15 2 22 4 25 3 3 8 4 20 4h31 8v10 26 9h-8-31c-25 0-44-6-55-17-10-10-15-31-15-57v-105h8v9h-23-8v-9-24-9h8 23v9h-8v-55-9h8 30 8zM1571 37h-30v-8h8v55 8h-8-23v-8h8v24h-8v-8h23 8v8 105c0 23 3 38 11 45 7 8 20 12 43 12h31v8h-8v-26h8v8h-31c-14 0-26-3-32-9-5-8-8-21-8-38v-105-8h8 63v8h-8v-24h8v8h-63-8v-8-55h8zM1814 239h116 9v9 30 9h-9-156-8v-9-30-4l2-2c13-14 30-32 52-55s35-38 41-45c10-12 17-22 21-30s5-14 5-21c0-13-3-20-11-28-8-7-17-11-30-11-10 0-20 2-31 6-11 3-23 9-36 16l-12 7v-14-35-6l5-2c14-6 27-10 39-13s24-5 34-5c27 0 50 8 66 22 17 15 26 36 26 60 0 12-2 23-6 34-4 10-12 22-22 35-3 4-12 14-27 30s-35 38-62 68l-6-7zM1808 242c27-29 48-51 63-67 14-16 23-25 25-29l7 6-7-5c10-13 16-23 20-32 3-9 5-17 5-27 0-20-6-35-20-47s-32-18-56-18c-9 0-19 1-30 4s-23 7-37 12l-3-7h8v35h-8l-3-7c13-8 26-14 38-18s25-6 36-6c16 0 31 5 41 15 11 10 17 24 17 40 0 9-3 19-8 29-4 9-12 21-23 34l-6-6 6 6c-6 6-20 21-42 44-22 24-39 42-52 57l-5-7h8v30h-8v-8h156v8h-8v-30h8v9h-116-19zM2072 51c-15 0-24 6-32 22s-12 41-12 75c0 35 4 60 12 76s17 22 32 22 24-6 31-22c9-16 13-41 13-76 0-34-4-59-13-75-7-16-16-22-31-22zM2072 34c19 0 36 11 46 31 9 19 14 47 14 83 0 37-5 65-14 84-10 21-27 32-46 32-20 0-36-12-46-32-9-19-14-47-14-84 0-36 5-64 14-83 10-20 26-31 46-31zM2072 6c29 0 54 14 70 38 15 24 23 60 23 104 0 45-8 80-23 105-16 25-41 39-70 39-30 0-54-14-70-39s-23-60-23-105c0-44 7-80 23-104s40-38 70-38zM2072 23c-26 0-43 9-57 31-14 21-20 52-20 94 0 43 6 73 20 95s31 32 57 32c25 0 43-10 56-32 14-22 21-52 21-95 0-42-7-73-21-94-13-22-31-31-56-31zM2221 239h55v9h-8v-197h8l1 8-59 13-9 2v-10-32-7l6-2 59-12h1 1 33 8v8 229h-8v-9h54 9v9 30 9h-9-142-8v-9-30-9zM2230 248v30h-9v-8h142v8h-8v-30h8v9h-54-8v-9-229h8v9h-33v-9l1 9-59 12-1-8h8v32h-8l-2-9 59-12 10-2v10 197 9h-8-55v-9zM2424 273v-33-13l11 5c8 4 16 7 24 9s16 3 24 3c20 0 33-6 44-20 10-14 16-35 18-65h8l7 5c-7 11-17 20-28 25-10 6-23 9-36 9-26 0-49-9-64-26-16-17-24-41-24-70 0-28 9-52 25-69 16-18 39-27 65-27 31 0 56 13 72 38 16 24 24 60 24 104 0 42-10 78-29 104-20 26-48 40-81 40-9 0-18-1-27-3s-18-5-28-8l-5-2zM2435 265c9 3 17 6 25 7 8 2 16 3 24 3 29 0 51-11 68-34 18-23 26-53 26-93 0-42-7-73-21-94s-32-31-59-31c-23 0-40 7-54 22-13 14-20 32-20 57 0 26 6 44 19 59 13 14 30 20 53 20 11 0 20-2 29-7 9-4 15-11 21-20l17-25-2 30c-2 33-9 59-22 76-13 18-33 27-56 27-9 0-19-1-28-3-8-3-18-6-27-11l4-8h8v33h-8zM2498 154c14 0 22-4 30-13 7-9 11-21 11-39 0-17-4-29-11-38-8-9-16-13-30-13-13 0-22 4-29 13-8 9-11 21-11 38 0 18 3 30 11 39 7 9 16 13 29 13zM2498 171c-16 0-32-7-41-19-10-12-16-30-16-50 0-19 6-37 15-49 10-12 26-19 42-19 17 0 32 7 42 19s15 30 15 49c0 20-5 38-15 50s-25 19-42 19zM2650 225h34 8v8 31 2 2l-28 55-2 5h-5-21-10l2-11 14-55 8 2h-8v-31-8zM2658 233v31 1l-1 1-13 55-8-2v-8h21v8l-7-4 27-55 7 4h-8v-31h8v9h-34v-9zM2948 57l-45 128-8-3v-9h91v9l-8 3-45-128 7-3zM2948 51l46 128 4 11h-12-91-11l4-11 45-128 7-22zM2922 11h38 5l2 5 95 259 4 12h-12-35-6l-2-6-22-67 7-3v8h-111v-8l8 3-23 67-2 6h-5-35-12l4-12 94-259 2-5zM2929 22l-94 259-7-3v-8h35v8l-8-3 23-67 2-5h5 111 6l2 5 22 67-7 3v-8h35v8l-7 3-95-259 8-3v9h-38v-9zM3089 0h30 8v9 269 9h-8-30-8v-9-269-9zM3097 9v269h-8v-8h30v8h-8v-269h8v8h-30v-8zM3349 172v16 8h-8-140v-8l8-1c2 21 7 35 17 45s23 15 42 15c11 0 21-2 31-4 11-3 21-7 31-13l12-7v14 31 6l-5 2c-11 5-23 9-35 12-12 2-24 4-36 4-31 0-58-11-76-30-19-20-28-48-28-80 0-33 9-61 26-81 18-20 43-30 72-30 27 0 50 9 65 28 16 18 24 43 24 73zM3333 172c0-27-6-47-20-62-13-16-29-23-53-23-26 0-45 8-60 26-15 17-22 39-22 69 0 29 7 50 23 67 16 18 37 26 65 26 11 0 22-1 33-4 11-2 21-6 32-10l3 7h-8v-31h8l4 8c-11 7-23 12-35 15-11 3-23 5-35 5-22 0-41-7-53-21-13-13-20-32-22-56v-8h8 140v8h-8zM3303 163c0-16-4-27-12-36s-17-12-30-12c-16 0-26 3-35 12s-14 20-16 37l-8-1v-8h109v8zM3311 172h-109-8v-9c2-20 9-37 21-48 11-11 27-17 46-17 16 0 31 6 42 18 10 12 16 28 16 47v9zM3428 248v104 8h-8-30-8v-8-268-9h8 30 8v9 29h-8l-7-4c7-13 17-23 28-29 10-6 24-9 38-9 25 0 46 11 62 31 15 20 22 47 22 79 0 31-7 58-22 79-16 20-37 32-62 32-14 0-28-4-38-10-11-6-21-16-28-29l7-5zM3427 244c6 11 13 18 21 23 9 5 19 8 31 8 21 0 36-8 49-26s19-39 19-68c0-30-6-51-19-69-13-17-28-25-49-25-12 0-22 3-31 8-8 5-15 12-21 23l-15 26v-31-29h8v8h-30v-8h8v268h-8v-9h30v9h-8v-104-30zM3516 181c0-23-4-38-13-51-8-11-17-16-31-16s-23 5-31 17c-9 12-13 27-13 50 0 22 4 38 13 50 8 11 17 16 31 16s23-5 31-16c9-12 13-28 13-50zM3532 181c0 24-6 45-16 59-10 16-26 25-44 25s-34-9-45-25c-10-14-15-35-15-59 0-25 5-46 15-60 11-15 27-24 45-24s34 9 44 24c10 14 16 35 16 60zM3768 160v118 9h-9-30-8v-9-117c0-17-3-28-9-36-5-7-12-10-24-10-15 0-25 4-33 14-8 9-12 21-12 39v110 9h-8-31-8v-9-269-9h8 31 8v9 105h-8l-7-5c8-12 18-22 29-29 11-6 24-9 38-9 23 0 42 8 54 23s19 38 19 66zM3751 160c0-25-4-43-14-55s-22-18-42-18c-12 0-22 3-30 8-9 5-17 13-23 23l-15 24v-28-105h8v8h-31v-8h8v269h-8v-8h31v8h-8v-110c0-20 6-38 16-51 11-12 27-19 45-19 15 0 29 6 37 17s12 27 12 46v117h-8v-8h30v8h-8zM4029 51c-23 0-39 8-52 25-13 18-19 41-19 72 0 32 6 55 19 72s29 25 52 25c22 0 38-8 51-25s20-40 20-72c0-31-7-54-20-72-13-17-29-25-51-25zM4029 35c26 0 48 11 64 31 15 20 23 49 23 82 0 34-8 62-23 83-16 21-38 32-64 32s-49-11-64-32c-16-21-24-49-24-83 0-33 8-62 24-82 15-20 38-31 64-31zM4029 6c36 0 67 14 89 39 21 26 33 61 33 103 0 43-12 78-33 104-22 26-53 40-89 40-37 0-67-14-89-40s-34-61-34-104c0-42 12-77 33-103 23-25 53-39 90-39zM4029 23c-33 0-58 11-78 34-19 23-29 52-29 91 0 40 10 69 29 92 20 24 45 35 78 35s57-11 77-35c19-23 29-52 29-92 0-39-10-68-29-91-20-23-44-34-77-34zM4318 181c0-23-4-38-12-51-8-11-17-16-32-16-14 0-23 5-31 17s-12 27-12 50c0 22 4 38 12 50 8 11 17 16 31 16 15 0 24-5 32-16 8-12 12-28 12-50zM4334 181c0 24-5 45-15 59-10 16-26 25-45 25-18 0-34-9-44-25-10-14-15-35-15-59 0-25 5-46 15-60 10-15 26-24 44-24 19 0 35 9 45 24 10 14 15 35 15 60zM4216 109c7-13 16-23 27-29s24-9 39-9c24 0 46 11 61 31s23 47 23 79c0 31-8 58-23 79-15 20-37 32-61 32-15 0-28-4-39-10s-20-16-27-29l7-5h8v30 9h-8-31-8v-9-269-9h8 31 8v9 104h-8zM4215 113v-104h8v8h-31v-8h8v269h-8v-8h31v8h-8v-30-30l15 26c6 11 12 18 21 23s18 8 31 8c20 0 35-8 48-26s20-39 20-68c0-30-7-51-20-69-13-17-28-25-48-25-13 0-22 3-31 8s-15 12-21 23l-15 26zM4408 75h30 8v9 198c0 25-5 46-15 59-10 12-28 19-49 19h-12-8v-8-27-9h8 8c10 0 15-1 18-5s4-13 4-29v-198-9zM4416 84v198c0 18-2 32-8 40-6 7-17 11-30 11h-8v-8h8v27h-8v-9h12c18 0 29-4 37-13 8-10 11-25 11-48v-198h8v8h-30v-8zM4408 0h30 8v9 40 8h-8-30-8v-8-40-9zM4416 9v40h-8v-9h30v9h-8v-40h8v8h-30v-8zM4668 172v16 8h-8-140v-8l8-1c2 21 7 35 17 45s23 15 42 15c11 0 21-2 31-4 11-3 21-7 31-13l12-7v14 31 6l-5 2c-11 5-23 9-35 12-12 2-24 4-36 4-31 0-58-11-76-30-19-20-28-48-28-80 0-33 9-61 26-81 18-20 43-30 72-30 27 0 50 9 65 28 16 18 24 43 24 73zM4652 172c0-27-6-47-20-62-13-16-29-23-53-23-26 0-45 8-60 26-15 17-22 39-22 69 0 29 7 50 23 67 16 18 37 26 65 26 11 0 22-1 33-4 11-2 21-6 32-10l3 7h-8v-31h8l4 8c-11 7-23 12-34 15-12 3-24 5-36 5-22 0-41-7-53-21-13-13-20-32-22-56v-8h8 140v8h-8zM4622 163c0-16-4-27-12-36s-17-12-30-12c-16 0-26 3-35 12s-14 20-16 37l-8-1v-8h109v8zM4630 172h-109-8v-9c2-20 9-37 21-48 11-11 28-17 46-17 16 0 31 6 42 18 10 12 16 28 16 47v9zM4851 91v30 14l-12-7c-8-4-16-8-24-10s-16-3-24-3c-18 0-30 5-40 16-10 12-14 27-14 50 0 22 4 37 14 49s22 17 40 17c8 0 16-1 24-4 8-2 16-5 24-10l12-7v14 31 5l-5 2c-8 5-18 8-28 10-9 2-20 4-30 4-30 0-55-11-73-31-17-20-26-48-26-80 0-33 9-61 27-81 18-19 43-29 74-29 9 0 19 1 29 3 9 2 19 5 27 9l5 3zM4840 99c-8-4-16-7-25-9-8-2-16-3-25-3-28 0-47 8-63 25-15 17-22 38-22 69 0 29 7 51 22 68 15 18 34 26 61 26 10 0 18-1 27-3s17-5 25-9l3 8h-8v-31h8l4 8c-9 6-19 10-28 13-9 2-19 4-28 4-21 0-40-8-52-24-12-14-18-35-18-60s6-46 18-61c12-14 31-22 52-22 9 0 19 1 28 4 9 2 19 6 28 11l-4 8h-8v-30h8zM4934 29v55h-8v-9h62 8v9 24 9h-8-62v-9h8v105c0 15 1 22 4 25 2 3 7 4 19 4h31 8v10 26 9h-8-31c-24 0-44-6-54-17-11-10-16-31-16-57v-105h8v9h-22-8v-9-24-9h8 22v9h-8v-55-9h8 31 8zM4926 37h-31v-8h8v55 8h-8-22v-8h8v24h-8v-8h22 8v8 105c0 23 4 38 11 45 8 8 21 12 43 12h31v8h-8v-26h8v8h-31c-14 0-25-3-31-9-6-8-8-21-8-38v-105-8h8 62v8h-8v-24h8v8h-62-8v-8-55h8zM5154 90v30 13l-12-6c-8-4-16-7-25-10-8-2-17-3-26-3-15 0-24 2-30 6s-8 7-8 15c0 5 1 7 5 10 4 4 14 7 30 11l-2 8 1-8 11 2c22 5 40 13 50 23s16 25 16 43c0 20-8 39-24 50-14 12-36 18-61 18-10 0-21-2-32-4s-23-5-35-9l-6-2v-6-34-14l12 7c11 6 21 10 32 13 10 3 20 4 30 4 14 0 22-2 29-6 6-4 8-8 8-15s-2-10-6-13c-4-4-15-8-33-12l2-8-2 8-11-2c-19-5-35-12-44-22-10-10-15-24-15-41 0-20 7-38 21-49s34-16 58-16c11 0 23 1 33 2 10 2 20 5 29 9l5 2zM5143 97c-8-3-16-5-26-7-9-2-19-3-30-3-22 0-37 5-48 14-11 8-15 19-15 35 0 13 3 22 10 29 7 8 19 13 37 17l10 3c20 4 34 9 40 15 8 6 12 16 12 26 0 12-6 23-15 30-9 6-23 9-38 9-11 0-23-2-34-5-12-3-24-8-35-15l4-8h8v34h-8l2-8c12 4 23 7 33 9s20 3 29 3c23 0 39-5 52-14 12-10 17-21 17-37 0-14-3-23-11-31s-22-14-42-18l1-9-1 9-11-3c-17-4-29-8-35-13-7-6-12-15-12-24 0-12 6-23 15-29s23-9 39-9c10 0 20 1 30 4 10 2 20 6 29 11l-4 8h-8v-30h8zM5212 225h35 8v8 31 2l-1 2-27 55-2 5h-5-21-11l3-11 13-55 8 2h-8v-31-8zM5220 233v31 1 1l-14 55-7-2v-8h21v8l-7-4 27-55 7 4h-8v-31h8v9h-35v-9zM5421 11h33 8v8 259 9h-8-33-8v-9-259-8zM5429 19v259h-8v-8h33v8h-8v-259h8v9h-33v-9zM5681 160v118 9h-8-31-8v-9-117c0-17-2-28-8-36-6-7-13-10-25-10-15 0-24 4-33 14-8 9-12 21-12 39v110 9h-8-30-8v-9-194-9h8 30 8v9 30h-8l-7-5c8-12 18-22 29-29 11-6 24-9 38-9 23 0 42 8 55 23 12 15 18 38 18 66zM5665 160c0-25-5-43-15-55-9-12-22-18-42-18-12 0-21 3-30 8s-16 13-23 23l-15 24v-28-30h8v8h-30v-8h8v194h-8v-8h30v8h-8v-110c0-20 6-38 16-51 11-12 27-19 45-19 16 0 29 6 37 17s12 27 12 46v117h-8v-8h31v8h-8zM5874 91v30 14l-11-7c-9-4-17-8-25-10s-16-3-24-3c-18 0-30 5-40 16-10 12-14 27-14 50 0 22 4 37 14 49s22 17 40 17c8 0 16-1 24-4 8-2 16-5 25-10l11-7v14 31 5l-4 2c-9 5-19 8-28 10-10 2-20 4-31 4-29 0-55-11-72-31-18-20-27-48-27-80 0-33 9-61 27-81 18-19 44-29 74-29 10 0 20 1 29 3s19 5 28 9l4 3zM5863 99c-8-4-16-7-24-9-9-2-17-3-26-3-27 0-47 8-62 25-16 17-23 38-23 69 0 29 7 51 22 68 16 18 35 26 61 26 10 0 19-1 27-3 9-2 17-5 25-9l3 8h-8v-31h8l4 8c-9 6-18 10-28 13-9 2-18 4-28 4-21 0-40-8-52-24-12-14-18-35-18-60s6-46 18-61c12-14 31-22 52-22 10 0 19 1 28 4 10 2 19 6 28 11l-4 8h-8v-30h8zM5923 225h35 8v8 45 9h-8-35-8v-9-45-8zM5931 233v45h-8v-8h35v8h-8v-45h8v9h-35v-9zM6328 39v37 19l-14-13c-10-10-21-18-33-23s-24-7-38-7c-26 0-45 7-58 24-14 17-21 40-21 72 0 33 7 56 21 73 13 16 32 24 58 24 14 0 26-2 38-8 12-5 23-12 33-22l14-13v19 37 5l-4 2c-12 9-25 16-39 20-13 4-28 7-44 7-39 0-71-14-94-39-22-26-34-62-34-105 0-42 12-78 34-103 23-26 55-39 94-39 16 0 31 2 44 7 14 4 27 11 39 19l4 3zM6315 46c-11-8-22-13-34-17-13-4-25-6-40-6-35 0-62 11-82 33-20 23-30 52-30 92s10 70 30 93 47 34 82 34c14 0 27-2 39-6 13-4 24-10 35-18l5 7h-8v-37h8l5 6c-11 11-25 20-38 27-13 6-29 9-44 9-29 0-54-10-70-31-17-19-25-48-25-84 0-35 8-64 25-83 16-20 41-30 70-30 15 0 31 3 44 9 13 5 27 14 38 26l-5 6h-8v-37h8zM6564 39v37 19l-13-13c-11-10-22-18-34-23s-24-7-37-7c-27 0-45 7-59 24s-21 40-21 72c0 33 7 56 21 73 14 16 32 24 59 24 13 0 25-2 37-8 12-5 23-12 34-22l13-13v19 37 5l-3 2c-13 9-26 16-40 20-13 4-28 7-43 7-39 0-72-14-95-39-22-26-34-62-34-105 0-42 12-78 34-103 23-26 56-39 95-39 15 0 30 2 44 7 13 4 27 11 39 19l3 3zM6552 46c-12-8-23-13-35-17-13-4-25-6-39-6-36 0-63 11-83 33-20 23-30 52-30 92s10 70 30 93 47 34 83 34c14 0 26-2 39-6 12-4 23-10 35-18l4 7h-8v-37h8l6 6c-12 11-25 20-39 27-13 6-28 9-43 9-30 0-55-10-71-31-16-19-25-48-25-84 0-35 8-64 25-83 16-20 41-30 71-30 15 0 30 3 43 9 14 5 27 14 39 26l-6 6h-8v-37h8zM6756 154v94h-8v-8h54c17 0 27-3 34-10 7-6 11-15 11-29 0-15-4-23-11-29-7-7-17-10-34-10h-54v-8zM6748 146h54c19 0 35 4 45 13s16 24 16 42-6 33-16 42c-10 10-26 15-45 15h-54-8v-10-94-8zM6756 48v78h-8v-9h50c15 0 25-2 31-8 7-5 9-11 9-22s-3-17-9-23c-7-5-16-8-31-8h-50v-8zM6748 40h50c17 0 32 4 41 11 10 8 15 21 15 36s-5 28-15 36c-9 7-24 11-41 11h-50-8v-8-78-8zM6715 11h85c27 0 49 6 64 18 15 13 24 32 24 54 0 17-5 32-13 43s-21 18-36 21l-1-9 2-8c17 4 33 13 43 26s15 30 15 49c0 25-9 47-26 61-16 13-40 21-68 21h-89-8v-9-259-8zM6723 19v259h-8v-8h89c26 0 45-6 58-17 14-13 20-27 20-48 0-16-4-28-12-38-8-11-18-17-34-21l-42-9 43-7c12-2 20-6 26-14 6-9 8-18 8-33 0-19-5-31-17-40-13-10-29-15-54-15h-85v-9zM6897 11h36 4l3 4 68 106-7 4-7-4 68-106 3-4h4 36 15l-8 13-88 135-6-5h8v124 9h-8-34-8v-9-124h8l-6 5-88-135-8-13zM6904 15l87 135 1 2v2 124h-8v-8h34v8h-8v-124-2l1-2 87-135 7 4v9h-36v-9l7 5-68 106-7 10-7-10-68-106 7-5v9h-36v-9zM7088 158h89 8v8 29 8h-8-89-8v-8-29-8zM7097 166v29h-9v-9h89v9h-8v-29h8v9h-89v-9zM7383 28v34 13l-12-5c-12-7-23-11-34-14s-21-5-31-5c-17 0-28 3-37 10-8 6-11 13-11 25 0 9 2 15 7 19 5 5 15 9 33 12l20 5-1 8 1-8c26 5 47 14 59 28 14 14 21 34 21 56 0 27-10 50-28 64-17 14-43 22-75 22-12 0-25-2-39-5-13-3-27-7-42-12l-5-2v-6-37-15l12 7c13 8 25 14 38 18 12 3 24 5 36 5 18 0 30-3 39-10 9-6 13-14 13-27 0-11-3-17-9-23s-16-10-33-14l2-8-2 8-20-4c-26-5-46-15-58-27s-19-31-19-52c0-24 9-46 26-60s40-22 68-22c12 0 25 1 37 4 12 2 25 5 38 10l6 2zM7372 36c-12-5-24-8-36-10-11-2-22-3-34-3-25 0-44 6-58 18s-20 26-20 47c0 18 5 30 14 40 10 10 26 17 50 22l-1 9 1-9 21 5c17 3 31 10 40 18s14 21 14 35c0 17-7 32-19 41-12 10-29 14-49 14-13 0-27-2-41-6-13-4-27-12-41-20l4-7h8v37h-8l3-8c14 5 27 9 39 12 13 2 25 4 36 4 30 0 51-6 66-18 14-12 20-28 20-51 0-19-4-33-15-44-11-12-27-19-51-24l-20-4 2-9-2 9c-19-4-33-9-41-16s-12-19-12-32c0-16 6-30 18-39 11-8 27-12 46-12 11 0 23 1 35 5 12 3 24 8 37 14l-3 8h-8v-34h8zM7531 57l-45 128-7-3v-9h90v9l-7 3-46-128 8-3zM7531 51l46 128 4 11h-12-90-12l4-11 45-128 8-22zM7505 11h38 6l2 5 93 259 5 12h-12-35-5l-2-6-23-67 8-3v8h-111v-8l7 3-22 67-2 6h-6-35-12l5-12 94-259 2-5zM7513 22l-94 259-8-3v-8h35v8l-7-3 22-67 2-5h6 111 6l1 5 23 67-8 3v-8h35v8l-8 3-93-259 7-3v9h-38v-9zM7882 54l-84 138-7-5v-8h84v8h-8v-137h8zM7883 50v137 9h-8-84-15l8-13 84-138 15-24zM7866 11h42 8v8 168h-8v-8h36 8v8 29 9h-8-36v-9h8v62 9h-8-33-8v-9-62h8v9h-111-8v-9-33-3l1-2 103-163 2-4zM7873 24l-102 163-7-4h8v33h-8v-8h111 8v8 62h-8v-8h33v8h-8v-62-8h8 36v8h-9v-29h9v9h-36-8v-9-168h8v9h-42v-9zM7999 225h34 8v8 45 9h-8-34-8v-9-45-8zM8007 233v45h-8v-8h34v8h-8v-45h8v9h-34v-9zM8177 51c-14 0-23 6-31 22s-12 41-12 75c0 35 4 60 12 76s17 22 31 22c15 0 24-6 32-22s12-41 12-76c0-34-4-59-12-75s-17-22-32-22zM8177 34c20 0 37 11 46 31 10 19 14 47 14 83 0 37-4 65-14 84-9 21-26 32-46 32-19 0-36-12-45-32-10-19-14-47-14-84 0-36 4-64 14-83 9-20 26-31 45-31zM8177 6c30 0 55 14 71 38 15 24 23 60 23 104 0 45-8 80-23 105-16 25-41 39-71 39-29 0-54-14-69-39-16-25-24-60-24-105 0-44 8-80 24-104 15-24 40-38 69-38zM8177 23c-25 0-43 9-56 31-14 21-21 52-21 94 0 43 7 73 21 95 13 22 31 32 56 32 26 0 44-10 57-32 14-22 21-52 21-95 0-42-7-73-21-94-13-22-31-31-57-31z">
          <text:p/>
        </draw:path>
        <draw:polygon draw:style-name="gr24" draw:text-style-name="P4" draw:layer="layout" svg:width="0cm" svg:height="0cm" svg:x="0.038cm" svg:y="0.038cm" svg:viewBox="0 0 0 0" draw:points="0,0">
          <text:p/>
        </draw:polygon>
        <draw:line draw:style-name="gr26" draw:text-style-name="P2" draw:layer="layout" svg:x1="23.815cm" svg:y1="28.829cm" svg:x2="23.816cm" svg:y2="25.08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office:styles>
  <office:automatic-styles>
    <style:page-layout style:name="PM0">
      <style:page-layout-properties fo:margin-top="0cm" fo:margin-bottom="1cm" fo:margin-left="0cm" fo:margin-right="0cm" fo:page-width="42.015cm" fo:page-height="29.70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0-08T14:56:07.828872429</dc:date>
    <meta:editing-duration>PT15S</meta:editing-duration>
    <meta:editing-cycles>1</meta:editing-cycles>
    <meta:document-statistic meta:object-count="1050"/>
    <meta:generator>LibreOffice/6.1.5.2$Linux_X86_64 LibreOffice_project/10$Build-2</meta:generator>
  </office:meta>
</office:document-meta>
</file>